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6mm" svg:y="1mm">
            <loext:p draw:notify-on-update-of-ranges="Sheet1.A1:Sheet1.A1 Sheet1.A2:Sheet1.A327 Sheet1.C1:Sheet1.C1 Sheet1.C2:Sheet1.C327 Sheet1.A1:Sheet1.A1 Sheet1.A2:Sheet1.A327 Sheet1.D1:Sheet1.D1 Sheet1.D2:Sheet1.D327 Sheet1.A1:Sheet1.A1 Sheet1.A2:Sheet1.A327 Sheet1.F1:Sheet1.F1 Sheet1.F2:Sheet1.F327 Sheet1.A1:Sheet1.A1 Sheet1.A2:Sheet1.A327 Sheet1.G1:Sheet1.G1 Sheet1.G2:Sheet1.G327 Sheet1.A1:Sheet1.A1 Sheet1.A2:Sheet1.A327 Sheet1.I1:Sheet1.I1 Sheet1.I2:Sheet1.I327 Sheet1.A1:Sheet1.A1 Sheet1.A2:Sheet1.A327 Sheet1.J1:Sheet1.J1 Sheet1.J2:Sheet1.J327 Sheet1.A1:Sheet1.A1 Sheet1.A2:Sheet1.A327 Sheet1.L1:Sheet1.L1 Sheet1.L2:Sheet1.L327 Sheet1.A1:Sheet1.A1 Sheet1.A2:Sheet1.A327 Sheet1.M1:Sheet1.M1 Sheet1.M2:Sheet1.M327 Sheet1.A1:Sheet1.A1 Sheet1.A2:Sheet1.A327 Sheet1.O1:Sheet1.O1 Sheet1.O2:Sheet1.O327 Sheet1.A1:Sheet1.A1 Sheet1.A2:Sheet1.A327 Sheet1.P1:Sheet1.P1 Sheet1.P2:Sheet1.P327 Sheet1.A1:Sheet1.A1 Sheet1.A2:Sheet1.A327 Sheet1.R1:Sheet1.R1 Sheet1.R2:Sheet1.R327 Sheet1.A1:Sheet1.A1 Sheet1.A2:Sheet1.A327 Sheet1.S1:Sheet1.S1 Sheet1.S2:Sheet1.S327 Sheet1.A1:Sheet1.A1 Sheet1.A2:Sheet1.A327 Sheet1.U1:Sheet1.U1 Sheet1.U2:Sheet1.U327 Sheet1.A1:Sheet1.A1 Sheet1.A2:Sheet1.A327 Sheet1.V1:Sheet1.V1 Sheet1.V2:Sheet1.V3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pp 1.7</text:p>
          </table:table-cell>
          <table:table-cell office:value-type="string" calcext:value-type="string">
            <text:p>Pow 1.7</text:p>
          </table:table-cell>
          <table:table-cell/>
          <table:table-cell office:value-type="string" calcext:value-type="string">
            <text:p>Fpp 1.8</text:p>
          </table:table-cell>
          <table:table-cell office:value-type="string" calcext:value-type="string">
            <text:p>Pow 1.8</text:p>
          </table:table-cell>
          <table:table-cell/>
          <table:table-cell office:value-type="string" calcext:value-type="string">
            <text:p>Fpp 1.9</text:p>
          </table:table-cell>
          <table:table-cell office:value-type="string" calcext:value-type="string">
            <text:p>Pow 1.9</text:p>
          </table:table-cell>
          <table:table-cell/>
          <table:table-cell office:value-type="string" calcext:value-type="string">
            <text:p>Fpp 2.0</text:p>
          </table:table-cell>
          <table:table-cell office:value-type="string" calcext:value-type="string">
            <text:p>Pow 2.0</text:p>
          </table:table-cell>
          <table:table-cell/>
          <table:table-cell office:value-type="string" calcext:value-type="string">
            <text:p>Fpp 2.1</text:p>
          </table:table-cell>
          <table:table-cell office:value-type="string" calcext:value-type="string">
            <text:p>Pow 2.1</text:p>
          </table:table-cell>
          <table:table-cell/>
          <table:table-cell office:value-type="string" calcext:value-type="string">
            <text:p>Fpp 2.2</text:p>
          </table:table-cell>
          <table:table-cell office:value-type="string" calcext:value-type="string">
            <text:p>Pow 2.2</text:p>
          </table:table-cell>
          <table:table-cell/>
          <table:table-cell office:value-type="string" calcext:value-type="string">
            <text:p>Fpp 2.3</text:p>
          </table:table-cell>
          <table:table-cell office:value-type="string" calcext:value-type="string">
            <text:p>Pow 2.3</text:p>
          </table:table-cell>
        </table:table-row>
        <table:table-row table:style-name="ro1">
          <table:table-cell office:value-type="float" office:value="0.251404" calcext:value-type="float">
            <text:p>0.251404</text:p>
          </table:table-cell>
          <table:table-cell/>
          <table:table-cell office:value-type="float" office:value="38.4654" calcext:value-type="float">
            <text:p>38.4654</text:p>
          </table:table-cell>
          <table:table-cell office:value-type="float" office:value="36.8927" calcext:value-type="float">
            <text:p>36.8927</text:p>
          </table:table-cell>
          <table:table-cell/>
          <table:table-cell office:value-type="float" office:value="33.7706" calcext:value-type="float">
            <text:p>33.7706</text:p>
          </table:table-cell>
          <table:table-cell office:value-type="float" office:value="32.135" calcext:value-type="float">
            <text:p>32.135</text:p>
          </table:table-cell>
          <table:table-cell/>
          <table:table-cell office:value-type="float" office:value="29.0758" calcext:value-type="float">
            <text:p>29.0758</text:p>
          </table:table-cell>
          <table:table-cell office:value-type="float" office:value="27.9908" calcext:value-type="float">
            <text:p>27.9908</text:p>
          </table:table-cell>
          <table:table-cell/>
          <table:table-cell office:value-type="float" office:value="23.6742" calcext:value-type="float">
            <text:p>23.6742</text:p>
          </table:table-cell>
          <table:table-cell office:value-type="float" office:value="24.3811" calcext:value-type="float">
            <text:p>24.3811</text:p>
          </table:table-cell>
          <table:table-cell/>
          <table:table-cell office:value-type="float" office:value="21.3136" calcext:value-type="float">
            <text:p>21.3136</text:p>
          </table:table-cell>
          <table:table-cell office:value-type="float" office:value="21.2368" calcext:value-type="float">
            <text:p>21.2368</text:p>
          </table:table-cell>
          <table:table-cell/>
          <table:table-cell office:value-type="float" office:value="18.953" calcext:value-type="float">
            <text:p>18.953</text:p>
          </table:table-cell>
          <table:table-cell office:value-type="float" office:value="18.4981" calcext:value-type="float">
            <text:p>18.4981</text:p>
          </table:table-cell>
          <table:table-cell/>
          <table:table-cell office:value-type="float" office:value="16.5925" calcext:value-type="float">
            <text:p>16.5925</text:p>
          </table:table-cell>
          <table:table-cell office:value-type="float" office:value="16.1125" calcext:value-type="float">
            <text:p>16.1125</text:p>
          </table:table-cell>
        </table:table-row>
        <table:table-row table:style-name="ro1">
          <table:table-cell office:value-type="float" office:value="0.251572" calcext:value-type="float">
            <text:p>0.251572</text:p>
          </table:table-cell>
          <table:table-cell/>
          <table:table-cell office:value-type="float" office:value="38.4112" calcext:value-type="float">
            <text:p>38.4112</text:p>
          </table:table-cell>
          <table:table-cell office:value-type="float" office:value="36.8471" calcext:value-type="float">
            <text:p>36.8471</text:p>
          </table:table-cell>
          <table:table-cell/>
          <table:table-cell office:value-type="float" office:value="33.726" calcext:value-type="float">
            <text:p>33.726</text:p>
          </table:table-cell>
          <table:table-cell office:value-type="float" office:value="32.0973" calcext:value-type="float">
            <text:p>32.0973</text:p>
          </table:table-cell>
          <table:table-cell/>
          <table:table-cell office:value-type="float" office:value="29.0409" calcext:value-type="float">
            <text:p>29.0409</text:p>
          </table:table-cell>
          <table:table-cell office:value-type="float" office:value="27.9599" calcext:value-type="float">
            <text:p>27.9599</text:p>
          </table:table-cell>
          <table:table-cell/>
          <table:table-cell office:value-type="float" office:value="23.6496" calcext:value-type="float">
            <text:p>23.6496</text:p>
          </table:table-cell>
          <table:table-cell office:value-type="float" office:value="24.3558" calcext:value-type="float">
            <text:p>24.3558</text:p>
          </table:table-cell>
          <table:table-cell/>
          <table:table-cell office:value-type="float" office:value="21.2923" calcext:value-type="float">
            <text:p>21.2923</text:p>
          </table:table-cell>
          <table:table-cell office:value-type="float" office:value="21.2162" calcext:value-type="float">
            <text:p>21.2162</text:p>
          </table:table-cell>
          <table:table-cell/>
          <table:table-cell office:value-type="float" office:value="18.935" calcext:value-type="float">
            <text:p>18.935</text:p>
          </table:table-cell>
          <table:table-cell office:value-type="float" office:value="18.4814" calcext:value-type="float">
            <text:p>18.4814</text:p>
          </table:table-cell>
          <table:table-cell/>
          <table:table-cell office:value-type="float" office:value="16.5777" calcext:value-type="float">
            <text:p>16.5777</text:p>
          </table:table-cell>
          <table:table-cell office:value-type="float" office:value="16.0991" calcext:value-type="float">
            <text:p>16.0991</text:p>
          </table:table-cell>
        </table:table-row>
        <table:table-row table:style-name="ro1">
          <table:table-cell office:value-type="float" office:value="0.251827" calcext:value-type="float">
            <text:p>0.251827</text:p>
          </table:table-cell>
          <table:table-cell/>
          <table:table-cell office:value-type="float" office:value="38.41" calcext:value-type="float">
            <text:p>38.41</text:p>
          </table:table-cell>
          <table:table-cell office:value-type="float" office:value="36.8555" calcext:value-type="float">
            <text:p>36.8555</text:p>
          </table:table-cell>
          <table:table-cell/>
          <table:table-cell office:value-type="float" office:value="33.7296" calcext:value-type="float">
            <text:p>33.7296</text:p>
          </table:table-cell>
          <table:table-cell office:value-type="float" office:value="32.1079" calcext:value-type="float">
            <text:p>32.1079</text:p>
          </table:table-cell>
          <table:table-cell/>
          <table:table-cell office:value-type="float" office:value="29.0491" calcext:value-type="float">
            <text:p>29.0491</text:p>
          </table:table-cell>
          <table:table-cell office:value-type="float" office:value="27.9719" calcext:value-type="float">
            <text:p>27.9719</text:p>
          </table:table-cell>
          <table:table-cell/>
          <table:table-cell office:value-type="float" office:value="23.6622" calcext:value-type="float">
            <text:p>23.6622</text:p>
          </table:table-cell>
          <table:table-cell office:value-type="float" office:value="24.3687" calcext:value-type="float">
            <text:p>24.3687</text:p>
          </table:table-cell>
          <table:table-cell/>
          <table:table-cell office:value-type="float" office:value="21.3049" calcext:value-type="float">
            <text:p>21.3049</text:p>
          </table:table-cell>
          <table:table-cell office:value-type="float" office:value="21.2296" calcext:value-type="float">
            <text:p>21.2296</text:p>
          </table:table-cell>
          <table:table-cell/>
          <table:table-cell office:value-type="float" office:value="18.9476" calcext:value-type="float">
            <text:p>18.9476</text:p>
          </table:table-cell>
          <table:table-cell office:value-type="float" office:value="18.4949" calcext:value-type="float">
            <text:p>18.4949</text:p>
          </table:table-cell>
          <table:table-cell/>
          <table:table-cell office:value-type="float" office:value="16.5902" calcext:value-type="float">
            <text:p>16.5902</text:p>
          </table:table-cell>
          <table:table-cell office:value-type="float" office:value="16.1125" calcext:value-type="float">
            <text:p>16.1125</text:p>
          </table:table-cell>
        </table:table-row>
        <table:table-row table:style-name="ro1">
          <table:table-cell office:value-type="float" office:value="0.2517" calcext:value-type="float">
            <text:p>0.2517</text:p>
          </table:table-cell>
          <table:table-cell/>
          <table:table-cell office:value-type="float" office:value="38.3183" calcext:value-type="float">
            <text:p>38.3183</text:p>
          </table:table-cell>
          <table:table-cell office:value-type="float" office:value="36.7628" calcext:value-type="float">
            <text:p>36.7628</text:p>
          </table:table-cell>
          <table:table-cell/>
          <table:table-cell office:value-type="float" office:value="33.6468" calcext:value-type="float">
            <text:p>33.6468</text:p>
          </table:table-cell>
          <table:table-cell office:value-type="float" office:value="32.0255" calcext:value-type="float">
            <text:p>32.0255</text:p>
          </table:table-cell>
          <table:table-cell/>
          <table:table-cell office:value-type="float" office:value="28.9752" calcext:value-type="float">
            <text:p>28.9752</text:p>
          </table:table-cell>
          <table:table-cell office:value-type="float" office:value="27.8987" calcext:value-type="float">
            <text:p>27.8987</text:p>
          </table:table-cell>
          <table:table-cell/>
          <table:table-cell office:value-type="float" office:value="23.5991" calcext:value-type="float">
            <text:p>23.5991</text:p>
          </table:table-cell>
          <table:table-cell office:value-type="float" office:value="24.3037" calcext:value-type="float">
            <text:p>24.3037</text:p>
          </table:table-cell>
          <table:table-cell/>
          <table:table-cell office:value-type="float" office:value="21.2475" calcext:value-type="float">
            <text:p>21.2475</text:p>
          </table:table-cell>
          <table:table-cell office:value-type="float" office:value="21.172" calcext:value-type="float">
            <text:p>21.172</text:p>
          </table:table-cell>
          <table:table-cell/>
          <table:table-cell office:value-type="float" office:value="18.8958" calcext:value-type="float">
            <text:p>18.8958</text:p>
          </table:table-cell>
          <table:table-cell office:value-type="float" office:value="18.4438" calcext:value-type="float">
            <text:p>18.4438</text:p>
          </table:table-cell>
          <table:table-cell/>
          <table:table-cell office:value-type="float" office:value="16.5442" calcext:value-type="float">
            <text:p>16.5442</text:p>
          </table:table-cell>
          <table:table-cell office:value-type="float" office:value="16.0671" calcext:value-type="float">
            <text:p>16.0671</text:p>
          </table:table-cell>
        </table:table-row>
        <table:table-row table:style-name="ro1">
          <table:table-cell office:value-type="float" office:value="0.252284" calcext:value-type="float">
            <text:p>0.252284</text:p>
          </table:table-cell>
          <table:table-cell/>
          <table:table-cell office:value-type="float" office:value="38.4982" calcext:value-type="float">
            <text:p>38.4982</text:p>
          </table:table-cell>
          <table:table-cell office:value-type="float" office:value="36.9572" calcext:value-type="float">
            <text:p>36.9572</text:p>
          </table:table-cell>
          <table:table-cell/>
          <table:table-cell office:value-type="float" office:value="33.8152" calcext:value-type="float">
            <text:p>33.8152</text:p>
          </table:table-cell>
          <table:table-cell office:value-type="float" office:value="32.2024" calcext:value-type="float">
            <text:p>32.2024</text:p>
          </table:table-cell>
          <table:table-cell/>
          <table:table-cell office:value-type="float" office:value="29.1322" calcext:value-type="float">
            <text:p>29.1322</text:p>
          </table:table-cell>
          <table:table-cell office:value-type="float" office:value="28.0593" calcext:value-type="float">
            <text:p>28.0593</text:p>
          </table:table-cell>
          <table:table-cell/>
          <table:table-cell office:value-type="float" office:value="23.7404" calcext:value-type="float">
            <text:p>23.7404</text:p>
          </table:table-cell>
          <table:table-cell office:value-type="float" office:value="24.4493" calcext:value-type="float">
            <text:p>24.4493</text:p>
          </table:table-cell>
          <table:table-cell/>
          <table:table-cell office:value-type="float" office:value="21.3776" calcext:value-type="float">
            <text:p>21.3776</text:p>
          </table:table-cell>
          <table:table-cell office:value-type="float" office:value="21.3037" calcext:value-type="float">
            <text:p>21.3037</text:p>
          </table:table-cell>
          <table:table-cell/>
          <table:table-cell office:value-type="float" office:value="19.0147" calcext:value-type="float">
            <text:p>19.0147</text:p>
          </table:table-cell>
          <table:table-cell office:value-type="float" office:value="18.5628" calcext:value-type="float">
            <text:p>18.5628</text:p>
          </table:table-cell>
          <table:table-cell/>
          <table:table-cell office:value-type="float" office:value="16.6518" calcext:value-type="float">
            <text:p>16.6518</text:p>
          </table:table-cell>
          <table:table-cell office:value-type="float" office:value="16.1746" calcext:value-type="float">
            <text:p>16.1746</text:p>
          </table:table-cell>
        </table:table-row>
        <table:table-row table:style-name="ro1">
          <table:table-cell office:value-type="float" office:value="0.253193" calcext:value-type="float">
            <text:p>0.253193</text:p>
          </table:table-cell>
          <table:table-cell/>
          <table:table-cell office:value-type="float" office:value="38.2792" calcext:value-type="float">
            <text:p>38.2792</text:p>
          </table:table-cell>
          <table:table-cell office:value-type="float" office:value="36.7807" calcext:value-type="float">
            <text:p>36.7807</text:p>
          </table:table-cell>
          <table:table-cell/>
          <table:table-cell office:value-type="float" office:value="33.6391" calcext:value-type="float">
            <text:p>33.6391</text:p>
          </table:table-cell>
          <table:table-cell office:value-type="float" office:value="32.0602" calcext:value-type="float">
            <text:p>32.0602</text:p>
          </table:table-cell>
          <table:table-cell/>
          <table:table-cell office:value-type="float" office:value="28.9989" calcext:value-type="float">
            <text:p>28.9989</text:p>
          </table:table-cell>
          <table:table-cell office:value-type="float" office:value="27.9454" calcext:value-type="float">
            <text:p>27.9454</text:p>
          </table:table-cell>
          <table:table-cell/>
          <table:table-cell office:value-type="float" office:value="23.6526" calcext:value-type="float">
            <text:p>23.6526</text:p>
          </table:table-cell>
          <table:table-cell office:value-type="float" office:value="24.3588" calcext:value-type="float">
            <text:p>24.3588</text:p>
          </table:table-cell>
          <table:table-cell/>
          <table:table-cell office:value-type="float" office:value="21.3029" calcext:value-type="float">
            <text:p>21.3029</text:p>
          </table:table-cell>
          <table:table-cell office:value-type="float" office:value="21.2325" calcext:value-type="float">
            <text:p>21.2325</text:p>
          </table:table-cell>
          <table:table-cell/>
          <table:table-cell office:value-type="float" office:value="18.9532" calcext:value-type="float">
            <text:p>18.9532</text:p>
          </table:table-cell>
          <table:table-cell office:value-type="float" office:value="18.5074" calcext:value-type="float">
            <text:p>18.5074</text:p>
          </table:table-cell>
          <table:table-cell/>
          <table:table-cell office:value-type="float" office:value="16.6035" calcext:value-type="float">
            <text:p>16.6035</text:p>
          </table:table-cell>
          <table:table-cell office:value-type="float" office:value="16.1321" calcext:value-type="float">
            <text:p>16.1321</text:p>
          </table:table-cell>
        </table:table-row>
        <table:table-row table:style-name="ro1">
          <table:table-cell office:value-type="float" office:value="0.254272" calcext:value-type="float">
            <text:p>0.254272</text:p>
          </table:table-cell>
          <table:table-cell/>
          <table:table-cell office:value-type="float" office:value="38.4478" calcext:value-type="float">
            <text:p>38.4478</text:p>
          </table:table-cell>
          <table:table-cell office:value-type="float" office:value="36.9826" calcext:value-type="float">
            <text:p>36.9826</text:p>
          </table:table-cell>
          <table:table-cell/>
          <table:table-cell office:value-type="float" office:value="33.8064" calcext:value-type="float">
            <text:p>33.8064</text:p>
          </table:table-cell>
          <table:table-cell office:value-type="float" office:value="32.2499" calcext:value-type="float">
            <text:p>32.2499</text:p>
          </table:table-cell>
          <table:table-cell/>
          <table:table-cell office:value-type="float" office:value="29.1651" calcext:value-type="float">
            <text:p>29.1651</text:p>
          </table:table-cell>
          <table:table-cell office:value-type="float" office:value="28.1227" calcext:value-type="float">
            <text:p>28.1227</text:p>
          </table:table-cell>
          <table:table-cell/>
          <table:table-cell office:value-type="float" office:value="23.8128" calcext:value-type="float">
            <text:p>23.8128</text:p>
          </table:table-cell>
          <table:table-cell office:value-type="float" office:value="24.5238" calcext:value-type="float">
            <text:p>24.5238</text:p>
          </table:table-cell>
          <table:table-cell/>
          <table:table-cell office:value-type="float" office:value="21.4525" calcext:value-type="float">
            <text:p>21.4525</text:p>
          </table:table-cell>
          <table:table-cell office:value-type="float" office:value="21.3854" calcext:value-type="float">
            <text:p>21.3854</text:p>
          </table:table-cell>
          <table:table-cell/>
          <table:table-cell office:value-type="float" office:value="19.0921" calcext:value-type="float">
            <text:p>19.0921</text:p>
          </table:table-cell>
          <table:table-cell office:value-type="float" office:value="18.6487" calcext:value-type="float">
            <text:p>18.6487</text:p>
          </table:table-cell>
          <table:table-cell/>
          <table:table-cell office:value-type="float" office:value="16.7318" calcext:value-type="float">
            <text:p>16.7318</text:p>
          </table:table-cell>
          <table:table-cell office:value-type="float" office:value="16.2621" calcext:value-type="float">
            <text:p>16.2621</text:p>
          </table:table-cell>
        </table:table-row>
        <table:table-row table:style-name="ro1">
          <table:table-cell office:value-type="float" office:value="0.255124" calcext:value-type="float">
            <text:p>0.255124</text:p>
          </table:table-cell>
          <table:table-cell/>
          <table:table-cell office:value-type="float" office:value="38.3865" calcext:value-type="float">
            <text:p>38.3865</text:p>
          </table:table-cell>
          <table:table-cell office:value-type="float" office:value="36.955" calcext:value-type="float">
            <text:p>36.955</text:p>
          </table:table-cell>
          <table:table-cell/>
          <table:table-cell office:value-type="float" office:value="33.7677" calcext:value-type="float">
            <text:p>33.7677</text:p>
          </table:table-cell>
          <table:table-cell office:value-type="float" office:value="32.2365" calcext:value-type="float">
            <text:p>32.2365</text:p>
          </table:table-cell>
          <table:table-cell/>
          <table:table-cell office:value-type="float" office:value="29.1489" calcext:value-type="float">
            <text:p>29.1489</text:p>
          </table:table-cell>
          <table:table-cell office:value-type="float" office:value="28.1205" calcext:value-type="float">
            <text:p>28.1205</text:p>
          </table:table-cell>
          <table:table-cell/>
          <table:table-cell office:value-type="float" office:value="23.8189" calcext:value-type="float">
            <text:p>23.8189</text:p>
          </table:table-cell>
          <table:table-cell office:value-type="float" office:value="24.53" calcext:value-type="float">
            <text:p>24.53</text:p>
          </table:table-cell>
          <table:table-cell/>
          <table:table-cell office:value-type="float" office:value="21.4621" calcext:value-type="float">
            <text:p>21.4621</text:p>
          </table:table-cell>
          <table:table-cell office:value-type="float" office:value="21.398" calcext:value-type="float">
            <text:p>21.398</text:p>
          </table:table-cell>
          <table:table-cell/>
          <table:table-cell office:value-type="float" office:value="19.1053" calcext:value-type="float">
            <text:p>19.1053</text:p>
          </table:table-cell>
          <table:table-cell office:value-type="float" office:value="18.6659" calcext:value-type="float">
            <text:p>18.6659</text:p>
          </table:table-cell>
          <table:table-cell/>
          <table:table-cell office:value-type="float" office:value="16.7486" calcext:value-type="float">
            <text:p>16.7486</text:p>
          </table:table-cell>
          <table:table-cell office:value-type="float" office:value="16.2826" calcext:value-type="float">
            <text:p>16.2826</text:p>
          </table:table-cell>
        </table:table-row>
        <table:table-row table:style-name="ro1">
          <table:table-cell office:value-type="float" office:value="0.257906" calcext:value-type="float">
            <text:p>0.257906</text:p>
          </table:table-cell>
          <table:table-cell/>
          <table:table-cell office:value-type="float" office:value="38.4826" calcext:value-type="float">
            <text:p>38.4826</text:p>
          </table:table-cell>
          <table:table-cell office:value-type="float" office:value="37.1486" calcext:value-type="float">
            <text:p>37.1486</text:p>
          </table:table-cell>
          <table:table-cell/>
          <table:table-cell office:value-type="float" office:value="33.9014" calcext:value-type="float">
            <text:p>33.9014</text:p>
          </table:table-cell>
          <table:table-cell office:value-type="float" office:value="32.4406" calcext:value-type="float">
            <text:p>32.4406</text:p>
          </table:table-cell>
          <table:table-cell/>
          <table:table-cell office:value-type="float" office:value="29.3202" calcext:value-type="float">
            <text:p>29.3202</text:p>
          </table:table-cell>
          <table:table-cell office:value-type="float" office:value="28.3293" calcext:value-type="float">
            <text:p>28.3293</text:p>
          </table:table-cell>
          <table:table-cell/>
          <table:table-cell office:value-type="float" office:value="24.0217" calcext:value-type="float">
            <text:p>24.0217</text:p>
          </table:table-cell>
          <table:table-cell office:value-type="float" office:value="24.739" calcext:value-type="float">
            <text:p>24.739</text:p>
          </table:table-cell>
          <table:table-cell/>
          <table:table-cell office:value-type="float" office:value="21.6587" calcext:value-type="float">
            <text:p>21.6587</text:p>
          </table:table-cell>
          <table:table-cell office:value-type="float" office:value="21.6037" calcext:value-type="float">
            <text:p>21.6037</text:p>
          </table:table-cell>
          <table:table-cell/>
          <table:table-cell office:value-type="float" office:value="19.2956" calcext:value-type="float">
            <text:p>19.2956</text:p>
          </table:table-cell>
          <table:table-cell office:value-type="float" office:value="18.8657" calcext:value-type="float">
            <text:p>18.8657</text:p>
          </table:table-cell>
          <table:table-cell/>
          <table:table-cell office:value-type="float" office:value="16.9326" calcext:value-type="float">
            <text:p>16.9326</text:p>
          </table:table-cell>
          <table:table-cell office:value-type="float" office:value="16.4748" calcext:value-type="float">
            <text:p>16.4748</text:p>
          </table:table-cell>
        </table:table-row>
        <table:table-row table:style-name="ro1">
          <table:table-cell office:value-type="float" office:value="0.259316" calcext:value-type="float">
            <text:p>0.259316</text:p>
          </table:table-cell>
          <table:table-cell/>
          <table:table-cell office:value-type="float" office:value="38.2059" calcext:value-type="float">
            <text:p>38.2059</text:p>
          </table:table-cell>
          <table:table-cell office:value-type="float" office:value="36.9317" calcext:value-type="float">
            <text:p>36.9317</text:p>
          </table:table-cell>
          <table:table-cell/>
          <table:table-cell office:value-type="float" office:value="33.6822" calcext:value-type="float">
            <text:p>33.6822</text:p>
          </table:table-cell>
          <table:table-cell office:value-type="float" office:value="32.2688" calcext:value-type="float">
            <text:p>32.2688</text:p>
          </table:table-cell>
          <table:table-cell/>
          <table:table-cell office:value-type="float" office:value="29.1585" calcext:value-type="float">
            <text:p>29.1585</text:p>
          </table:table-cell>
          <table:table-cell office:value-type="float" office:value="28.1946" calcext:value-type="float">
            <text:p>28.1946</text:p>
          </table:table-cell>
          <table:table-cell/>
          <table:table-cell office:value-type="float" office:value="23.9205" calcext:value-type="float">
            <text:p>23.9205</text:p>
          </table:table-cell>
          <table:table-cell office:value-type="float" office:value="24.6348" calcext:value-type="float">
            <text:p>24.6348</text:p>
          </table:table-cell>
          <table:table-cell/>
          <table:table-cell office:value-type="float" office:value="21.5744" calcext:value-type="float">
            <text:p>21.5744</text:p>
          </table:table-cell>
          <table:table-cell office:value-type="float" office:value="21.5244" calcext:value-type="float">
            <text:p>21.5244</text:p>
          </table:table-cell>
          <table:table-cell/>
          <table:table-cell office:value-type="float" office:value="19.2282" calcext:value-type="float">
            <text:p>19.2282</text:p>
          </table:table-cell>
          <table:table-cell office:value-type="float" office:value="18.8068" calcext:value-type="float">
            <text:p>18.8068</text:p>
          </table:table-cell>
          <table:table-cell/>
          <table:table-cell office:value-type="float" office:value="16.8821" calcext:value-type="float">
            <text:p>16.8821</text:p>
          </table:table-cell>
          <table:table-cell office:value-type="float" office:value="16.4323" calcext:value-type="float">
            <text:p>16.4323</text:p>
          </table:table-cell>
        </table:table-row>
        <table:table-row table:style-name="ro1">
          <table:table-cell office:value-type="float" office:value="0.26063" calcext:value-type="float">
            <text:p>0.26063</text:p>
          </table:table-cell>
          <table:table-cell/>
          <table:table-cell office:value-type="float" office:value="38.2129" calcext:value-type="float">
            <text:p>38.2129</text:p>
          </table:table-cell>
          <table:table-cell office:value-type="float" office:value="36.9848" calcext:value-type="float">
            <text:p>36.9848</text:p>
          </table:table-cell>
          <table:table-cell/>
          <table:table-cell office:value-type="float" office:value="33.7111" calcext:value-type="float">
            <text:p>33.7111</text:p>
          </table:table-cell>
          <table:table-cell office:value-type="float" office:value="32.3315" calcext:value-type="float">
            <text:p>32.3315</text:p>
          </table:table-cell>
          <table:table-cell/>
          <table:table-cell office:value-type="float" office:value="29.2094" calcext:value-type="float">
            <text:p>29.2094</text:p>
          </table:table-cell>
          <table:table-cell office:value-type="float" office:value="28.2636" calcext:value-type="float">
            <text:p>28.2636</text:p>
          </table:table-cell>
          <table:table-cell/>
          <table:table-cell office:value-type="float" office:value="23.9913" calcext:value-type="float">
            <text:p>23.9913</text:p>
          </table:table-cell>
          <table:table-cell office:value-type="float" office:value="24.7076" calcext:value-type="float">
            <text:p>24.7076</text:p>
          </table:table-cell>
          <table:table-cell/>
          <table:table-cell office:value-type="float" office:value="21.6447" calcext:value-type="float">
            <text:p>21.6447</text:p>
          </table:table-cell>
          <table:table-cell office:value-type="float" office:value="21.599" calcext:value-type="float">
            <text:p>21.599</text:p>
          </table:table-cell>
          <table:table-cell/>
          <table:table-cell office:value-type="float" office:value="19.2981" calcext:value-type="float">
            <text:p>19.2981</text:p>
          </table:table-cell>
          <table:table-cell office:value-type="float" office:value="18.8814" calcext:value-type="float">
            <text:p>18.8814</text:p>
          </table:table-cell>
          <table:table-cell/>
          <table:table-cell office:value-type="float" office:value="16.9515" calcext:value-type="float">
            <text:p>16.9515</text:p>
          </table:table-cell>
          <table:table-cell office:value-type="float" office:value="16.5058" calcext:value-type="float">
            <text:p>16.5058</text:p>
          </table:table-cell>
        </table:table-row>
        <table:table-row table:style-name="ro1">
          <table:table-cell office:value-type="float" office:value="0.262714" calcext:value-type="float">
            <text:p>0.262714</text:p>
          </table:table-cell>
          <table:table-cell/>
          <table:table-cell office:value-type="float" office:value="37.9791" calcext:value-type="float">
            <text:p>37.9791</text:p>
          </table:table-cell>
          <table:table-cell office:value-type="float" office:value="36.8307" calcext:value-type="float">
            <text:p>36.8307</text:p>
          </table:table-cell>
          <table:table-cell/>
          <table:table-cell office:value-type="float" office:value="33.5405" calcext:value-type="float">
            <text:p>33.5405</text:p>
          </table:table-cell>
          <table:table-cell office:value-type="float" office:value="32.2224" calcext:value-type="float">
            <text:p>32.2224</text:p>
          </table:table-cell>
          <table:table-cell/>
          <table:table-cell office:value-type="float" office:value="29.102" calcext:value-type="float">
            <text:p>29.102</text:p>
          </table:table-cell>
          <table:table-cell office:value-type="float" office:value="28.1907" calcext:value-type="float">
            <text:p>28.1907</text:p>
          </table:table-cell>
          <table:table-cell/>
          <table:table-cell office:value-type="float" office:value="23.9485" calcext:value-type="float">
            <text:p>23.9485</text:p>
          </table:table-cell>
          <table:table-cell office:value-type="float" office:value="24.6635" calcext:value-type="float">
            <text:p>24.6635</text:p>
          </table:table-cell>
          <table:table-cell/>
          <table:table-cell office:value-type="float" office:value="21.6163" calcext:value-type="float">
            <text:p>21.6163</text:p>
          </table:table-cell>
          <table:table-cell office:value-type="float" office:value="21.5776" calcext:value-type="float">
            <text:p>21.5776</text:p>
          </table:table-cell>
          <table:table-cell/>
          <table:table-cell office:value-type="float" office:value="19.2842" calcext:value-type="float">
            <text:p>19.2842</text:p>
          </table:table-cell>
          <table:table-cell office:value-type="float" office:value="18.8778" calcext:value-type="float">
            <text:p>18.8778</text:p>
          </table:table-cell>
          <table:table-cell/>
          <table:table-cell office:value-type="float" office:value="16.9521" calcext:value-type="float">
            <text:p>16.9521</text:p>
          </table:table-cell>
          <table:table-cell office:value-type="float" office:value="16.5158" calcext:value-type="float">
            <text:p>16.5158</text:p>
          </table:table-cell>
        </table:table-row>
        <table:table-row table:style-name="ro1">
          <table:table-cell office:value-type="float" office:value="0.263527" calcext:value-type="float">
            <text:p>0.263527</text:p>
          </table:table-cell>
          <table:table-cell/>
          <table:table-cell office:value-type="float" office:value="38.0579" calcext:value-type="float">
            <text:p>38.0579</text:p>
          </table:table-cell>
          <table:table-cell office:value-type="float" office:value="36.9351" calcext:value-type="float">
            <text:p>36.9351</text:p>
          </table:table-cell>
          <table:table-cell/>
          <table:table-cell office:value-type="float" office:value="33.624" calcext:value-type="float">
            <text:p>33.624</text:p>
          </table:table-cell>
          <table:table-cell office:value-type="float" office:value="32.3237" calcext:value-type="float">
            <text:p>32.3237</text:p>
          </table:table-cell>
          <table:table-cell/>
          <table:table-cell office:value-type="float" office:value="29.1902" calcext:value-type="float">
            <text:p>29.1902</text:p>
          </table:table-cell>
          <table:table-cell office:value-type="float" office:value="28.2881" calcext:value-type="float">
            <text:p>28.2881</text:p>
          </table:table-cell>
          <table:table-cell/>
          <table:table-cell office:value-type="float" office:value="24.0386" calcext:value-type="float">
            <text:p>24.0386</text:p>
          </table:table-cell>
          <table:table-cell office:value-type="float" office:value="24.7563" calcext:value-type="float">
            <text:p>24.7563</text:p>
          </table:table-cell>
          <table:table-cell/>
          <table:table-cell office:value-type="float" office:value="21.7017" calcext:value-type="float">
            <text:p>21.7017</text:p>
          </table:table-cell>
          <table:table-cell office:value-type="float" office:value="21.6655" calcext:value-type="float">
            <text:p>21.6655</text:p>
          </table:table-cell>
          <table:table-cell/>
          <table:table-cell office:value-type="float" office:value="19.3648" calcext:value-type="float">
            <text:p>19.3648</text:p>
          </table:table-cell>
          <table:table-cell office:value-type="float" office:value="18.9606" calcext:value-type="float">
            <text:p>18.9606</text:p>
          </table:table-cell>
          <table:table-cell/>
          <table:table-cell office:value-type="float" office:value="17.0279" calcext:value-type="float">
            <text:p>17.0279</text:p>
          </table:table-cell>
          <table:table-cell office:value-type="float" office:value="16.5934" calcext:value-type="float">
            <text:p>16.5934</text:p>
          </table:table-cell>
        </table:table-row>
        <table:table-row table:style-name="ro1">
          <table:table-cell office:value-type="float" office:value="0.264525" calcext:value-type="float">
            <text:p>0.264525</text:p>
          </table:table-cell>
          <table:table-cell/>
          <table:table-cell office:value-type="float" office:value="37.5925" calcext:value-type="float">
            <text:p>37.5925</text:p>
          </table:table-cell>
          <table:table-cell office:value-type="float" office:value="36.5171" calcext:value-type="float">
            <text:p>36.5171</text:p>
          </table:table-cell>
          <table:table-cell/>
          <table:table-cell office:value-type="float" office:value="33.2297" calcext:value-type="float">
            <text:p>33.2297</text:p>
          </table:table-cell>
          <table:table-cell office:value-type="float" office:value="31.97" calcext:value-type="float">
            <text:p>31.97</text:p>
          </table:table-cell>
          <table:table-cell/>
          <table:table-cell office:value-type="float" office:value="28.8668" calcext:value-type="float">
            <text:p>28.8668</text:p>
          </table:table-cell>
          <table:table-cell office:value-type="float" office:value="27.9892" calcext:value-type="float">
            <text:p>27.9892</text:p>
          </table:table-cell>
          <table:table-cell/>
          <table:table-cell office:value-type="float" office:value="23.7935" calcext:value-type="float">
            <text:p>23.7935</text:p>
          </table:table-cell>
          <table:table-cell office:value-type="float" office:value="24.504" calcext:value-type="float">
            <text:p>24.504</text:p>
          </table:table-cell>
          <table:table-cell/>
          <table:table-cell office:value-type="float" office:value="21.4854" calcext:value-type="float">
            <text:p>21.4854</text:p>
          </table:table-cell>
          <table:table-cell office:value-type="float" office:value="21.4528" calcext:value-type="float">
            <text:p>21.4528</text:p>
          </table:table-cell>
          <table:table-cell/>
          <table:table-cell office:value-type="float" office:value="19.1772" calcext:value-type="float">
            <text:p>19.1772</text:p>
          </table:table-cell>
          <table:table-cell office:value-type="float" office:value="18.7815" calcext:value-type="float">
            <text:p>18.7815</text:p>
          </table:table-cell>
          <table:table-cell/>
          <table:table-cell office:value-type="float" office:value="16.869" calcext:value-type="float">
            <text:p>16.869</text:p>
          </table:table-cell>
          <table:table-cell office:value-type="float" office:value="16.4428" calcext:value-type="float">
            <text:p>16.4428</text:p>
          </table:table-cell>
        </table:table-row>
        <table:table-row table:style-name="ro1">
          <table:table-cell office:value-type="float" office:value="0.265317" calcext:value-type="float">
            <text:p>0.265317</text:p>
          </table:table-cell>
          <table:table-cell/>
          <table:table-cell office:value-type="float" office:value="37.6042" calcext:value-type="float">
            <text:p>37.6042</text:p>
          </table:table-cell>
          <table:table-cell office:value-type="float" office:value="36.5551" calcext:value-type="float">
            <text:p>36.5551</text:p>
          </table:table-cell>
          <table:table-cell/>
          <table:table-cell office:value-type="float" office:value="33.2533" calcext:value-type="float">
            <text:p>33.2533</text:p>
          </table:table-cell>
          <table:table-cell office:value-type="float" office:value="32.0128" calcext:value-type="float">
            <text:p>32.0128</text:p>
          </table:table-cell>
          <table:table-cell/>
          <table:table-cell office:value-type="float" office:value="28.9024" calcext:value-type="float">
            <text:p>28.9024</text:p>
          </table:table-cell>
          <table:table-cell office:value-type="float" office:value="28.035" calcext:value-type="float">
            <text:p>28.035</text:p>
          </table:table-cell>
          <table:table-cell/>
          <table:table-cell office:value-type="float" office:value="23.8396" calcext:value-type="float">
            <text:p>23.8396</text:p>
          </table:table-cell>
          <table:table-cell office:value-type="float" office:value="24.5514" calcext:value-type="float">
            <text:p>24.5514</text:p>
          </table:table-cell>
          <table:table-cell/>
          <table:table-cell office:value-type="float" office:value="21.5309" calcext:value-type="float">
            <text:p>21.5309</text:p>
          </table:table-cell>
          <table:table-cell office:value-type="float" office:value="21.5007" calcext:value-type="float">
            <text:p>21.5007</text:p>
          </table:table-cell>
          <table:table-cell/>
          <table:table-cell office:value-type="float" office:value="19.2221" calcext:value-type="float">
            <text:p>19.2221</text:p>
          </table:table-cell>
          <table:table-cell office:value-type="float" office:value="18.8291" calcext:value-type="float">
            <text:p>18.8291</text:p>
          </table:table-cell>
          <table:table-cell/>
          <table:table-cell office:value-type="float" office:value="16.9134" calcext:value-type="float">
            <text:p>16.9134</text:p>
          </table:table-cell>
          <table:table-cell office:value-type="float" office:value="16.4895" calcext:value-type="float">
            <text:p>16.4895</text:p>
          </table:table-cell>
        </table:table-row>
        <table:table-row table:style-name="ro1">
          <table:table-cell office:value-type="float" office:value="0.266401" calcext:value-type="float">
            <text:p>0.266401</text:p>
          </table:table-cell>
          <table:table-cell/>
          <table:table-cell office:value-type="float" office:value="37.5504" calcext:value-type="float">
            <text:p>37.5504</text:p>
          </table:table-cell>
          <table:table-cell office:value-type="float" office:value="36.5389" calcext:value-type="float">
            <text:p>36.5389</text:p>
          </table:table-cell>
          <table:table-cell/>
          <table:table-cell office:value-type="float" office:value="33.2238" calcext:value-type="float">
            <text:p>33.2238</text:p>
          </table:table-cell>
          <table:table-cell office:value-type="float" office:value="32.0117" calcext:value-type="float">
            <text:p>32.0117</text:p>
          </table:table-cell>
          <table:table-cell/>
          <table:table-cell office:value-type="float" office:value="28.8972" calcext:value-type="float">
            <text:p>28.8972</text:p>
          </table:table-cell>
          <table:table-cell office:value-type="float" office:value="28.0454" calcext:value-type="float">
            <text:p>28.0454</text:p>
          </table:table-cell>
          <table:table-cell/>
          <table:table-cell office:value-type="float" office:value="23.8583" calcext:value-type="float">
            <text:p>23.8583</text:p>
          </table:table-cell>
          <table:table-cell office:value-type="float" office:value="24.5706" calcext:value-type="float">
            <text:p>24.5706</text:p>
          </table:table-cell>
          <table:table-cell/>
          <table:table-cell office:value-type="float" office:value="21.553" calcext:value-type="float">
            <text:p>21.553</text:p>
          </table:table-cell>
          <table:table-cell office:value-type="float" office:value="21.5263" calcext:value-type="float">
            <text:p>21.5263</text:p>
          </table:table-cell>
          <table:table-cell/>
          <table:table-cell office:value-type="float" office:value="19.2478" calcext:value-type="float">
            <text:p>19.2478</text:p>
          </table:table-cell>
          <table:table-cell office:value-type="float" office:value="18.8592" calcext:value-type="float">
            <text:p>18.8592</text:p>
          </table:table-cell>
          <table:table-cell/>
          <table:table-cell office:value-type="float" office:value="16.9426" calcext:value-type="float">
            <text:p>16.9426</text:p>
          </table:table-cell>
          <table:table-cell office:value-type="float" office:value="16.5225" calcext:value-type="float">
            <text:p>16.5225</text:p>
          </table:table-cell>
        </table:table-row>
        <table:table-row table:style-name="ro1">
          <table:table-cell office:value-type="float" office:value="0.268245" calcext:value-type="float">
            <text:p>0.268245</text:p>
          </table:table-cell>
          <table:table-cell/>
          <table:table-cell office:value-type="float" office:value="37.4146" calcext:value-type="float">
            <text:p>37.4146</text:p>
          </table:table-cell>
          <table:table-cell office:value-type="float" office:value="36.4673" calcext:value-type="float">
            <text:p>36.4673</text:p>
          </table:table-cell>
          <table:table-cell/>
          <table:table-cell office:value-type="float" office:value="33.1342" calcext:value-type="float">
            <text:p>33.1342</text:p>
          </table:table-cell>
          <table:table-cell office:value-type="float" office:value="31.971" calcext:value-type="float">
            <text:p>31.971</text:p>
          </table:table-cell>
          <table:table-cell/>
          <table:table-cell office:value-type="float" office:value="28.8537" calcext:value-type="float">
            <text:p>28.8537</text:p>
          </table:table-cell>
          <table:table-cell office:value-type="float" office:value="28.0291" calcext:value-type="float">
            <text:p>28.0291</text:p>
          </table:table-cell>
          <table:table-cell/>
          <table:table-cell office:value-type="float" office:value="23.8608" calcext:value-type="float">
            <text:p>23.8608</text:p>
          </table:table-cell>
          <table:table-cell office:value-type="float" office:value="24.5733" calcext:value-type="float">
            <text:p>24.5733</text:p>
          </table:table-cell>
          <table:table-cell/>
          <table:table-cell office:value-type="float" office:value="21.5644" calcext:value-type="float">
            <text:p>21.5644</text:p>
          </table:table-cell>
          <table:table-cell office:value-type="float" office:value="21.5435" calcext:value-type="float">
            <text:p>21.5435</text:p>
          </table:table-cell>
          <table:table-cell/>
          <table:table-cell office:value-type="float" office:value="19.268" calcext:value-type="float">
            <text:p>19.268</text:p>
          </table:table-cell>
          <table:table-cell office:value-type="float" office:value="18.8873" calcext:value-type="float">
            <text:p>18.8873</text:p>
          </table:table-cell>
          <table:table-cell/>
          <table:table-cell office:value-type="float" office:value="16.9716" calcext:value-type="float">
            <text:p>16.9716</text:p>
          </table:table-cell>
          <table:table-cell office:value-type="float" office:value="16.5585" calcext:value-type="float">
            <text:p>16.5585</text:p>
          </table:table-cell>
        </table:table-row>
        <table:table-row table:style-name="ro1">
          <table:table-cell office:value-type="float" office:value="0.268872" calcext:value-type="float">
            <text:p>0.268872</text:p>
          </table:table-cell>
          <table:table-cell/>
          <table:table-cell office:value-type="float" office:value="37.1598" calcext:value-type="float">
            <text:p>37.1598</text:p>
          </table:table-cell>
          <table:table-cell office:value-type="float" office:value="36.2393" calcext:value-type="float">
            <text:p>36.2393</text:p>
          </table:table-cell>
          <table:table-cell/>
          <table:table-cell office:value-type="float" office:value="32.9188" calcext:value-type="float">
            <text:p>32.9188</text:p>
          </table:table-cell>
          <table:table-cell office:value-type="float" office:value="31.7785" calcext:value-type="float">
            <text:p>31.7785</text:p>
          </table:table-cell>
          <table:table-cell/>
          <table:table-cell office:value-type="float" office:value="28.6777" calcext:value-type="float">
            <text:p>28.6777</text:p>
          </table:table-cell>
          <table:table-cell office:value-type="float" office:value="27.8669" calcext:value-type="float">
            <text:p>27.8669</text:p>
          </table:table-cell>
          <table:table-cell/>
          <table:table-cell office:value-type="float" office:value="23.7283" calcext:value-type="float">
            <text:p>23.7283</text:p>
          </table:table-cell>
          <table:table-cell office:value-type="float" office:value="24.4367" calcext:value-type="float">
            <text:p>24.4367</text:p>
          </table:table-cell>
          <table:table-cell/>
          <table:table-cell office:value-type="float" office:value="21.4477" calcext:value-type="float">
            <text:p>21.4477</text:p>
          </table:table-cell>
          <table:table-cell office:value-type="float" office:value="21.4288" calcext:value-type="float">
            <text:p>21.4288</text:p>
          </table:table-cell>
          <table:table-cell/>
          <table:table-cell office:value-type="float" office:value="19.1671" calcext:value-type="float">
            <text:p>19.1671</text:p>
          </table:table-cell>
          <table:table-cell office:value-type="float" office:value="18.7911" calcext:value-type="float">
            <text:p>18.7911</text:p>
          </table:table-cell>
          <table:table-cell/>
          <table:table-cell office:value-type="float" office:value="16.8865" calcext:value-type="float">
            <text:p>16.8865</text:p>
          </table:table-cell>
          <table:table-cell office:value-type="float" office:value="16.4781" calcext:value-type="float">
            <text:p>16.4781</text:p>
          </table:table-cell>
        </table:table-row>
        <table:table-row table:style-name="ro1">
          <table:table-cell office:value-type="float" office:value="0.270239" calcext:value-type="float">
            <text:p>0.270239</text:p>
          </table:table-cell>
          <table:table-cell/>
          <table:table-cell office:value-type="float" office:value="37.2211" calcext:value-type="float">
            <text:p>37.2211</text:p>
          </table:table-cell>
          <table:table-cell office:value-type="float" office:value="36.3431" calcext:value-type="float">
            <text:p>36.3431</text:p>
          </table:table-cell>
          <table:table-cell/>
          <table:table-cell office:value-type="float" office:value="32.9954" calcext:value-type="float">
            <text:p>32.9954</text:p>
          </table:table-cell>
          <table:table-cell office:value-type="float" office:value="31.8857" calcext:value-type="float">
            <text:p>31.8857</text:p>
          </table:table-cell>
          <table:table-cell/>
          <table:table-cell office:value-type="float" office:value="28.7697" calcext:value-type="float">
            <text:p>28.7697</text:p>
          </table:table-cell>
          <table:table-cell office:value-type="float" office:value="27.9751" calcext:value-type="float">
            <text:p>27.9751</text:p>
          </table:table-cell>
          <table:table-cell/>
          <table:table-cell office:value-type="float" office:value="23.8324" calcext:value-type="float">
            <text:p>23.8324</text:p>
          </table:table-cell>
          <table:table-cell office:value-type="float" office:value="24.544" calcext:value-type="float">
            <text:p>24.544</text:p>
          </table:table-cell>
          <table:table-cell/>
          <table:table-cell office:value-type="float" office:value="21.5485" calcext:value-type="float">
            <text:p>21.5485</text:p>
          </table:table-cell>
          <table:table-cell office:value-type="float" office:value="21.5338" calcext:value-type="float">
            <text:p>21.5338</text:p>
          </table:table-cell>
          <table:table-cell/>
          <table:table-cell office:value-type="float" office:value="19.2646" calcext:value-type="float">
            <text:p>19.2646</text:p>
          </table:table-cell>
          <table:table-cell office:value-type="float" office:value="18.8928" calcext:value-type="float">
            <text:p>18.8928</text:p>
          </table:table-cell>
          <table:table-cell/>
          <table:table-cell office:value-type="float" office:value="16.9807" calcext:value-type="float">
            <text:p>16.9807</text:p>
          </table:table-cell>
          <table:table-cell office:value-type="float" office:value="16.5756" calcext:value-type="float">
            <text:p>16.5756</text:p>
          </table:table-cell>
        </table:table-row>
        <table:table-row table:style-name="ro1">
          <table:table-cell office:value-type="float" office:value="0.27293" calcext:value-type="float">
            <text:p>0.27293</text:p>
          </table:table-cell>
          <table:table-cell/>
          <table:table-cell office:value-type="float" office:value="37.0539" calcext:value-type="float">
            <text:p>37.0539</text:p>
          </table:table-cell>
          <table:table-cell office:value-type="float" office:value="36.2649" calcext:value-type="float">
            <text:p>36.2649</text:p>
          </table:table-cell>
          <table:table-cell/>
          <table:table-cell office:value-type="float" office:value="32.8906" calcext:value-type="float">
            <text:p>32.8906</text:p>
          </table:table-cell>
          <table:table-cell office:value-type="float" office:value="31.8487" calcext:value-type="float">
            <text:p>31.8487</text:p>
          </table:table-cell>
          <table:table-cell/>
          <table:table-cell office:value-type="float" office:value="28.7274" calcext:value-type="float">
            <text:p>28.7274</text:p>
          </table:table-cell>
          <table:table-cell office:value-type="float" office:value="27.9703" calcext:value-type="float">
            <text:p>27.9703</text:p>
          </table:table-cell>
          <table:table-cell/>
          <table:table-cell office:value-type="float" office:value="23.852" calcext:value-type="float">
            <text:p>23.852</text:p>
          </table:table-cell>
          <table:table-cell office:value-type="float" office:value="24.5641" calcext:value-type="float">
            <text:p>24.5641</text:p>
          </table:table-cell>
          <table:table-cell/>
          <table:table-cell office:value-type="float" office:value="21.5794" calcext:value-type="float">
            <text:p>21.5794</text:p>
          </table:table-cell>
          <table:table-cell office:value-type="float" office:value="21.5728" calcext:value-type="float">
            <text:p>21.5728</text:p>
          </table:table-cell>
          <table:table-cell/>
          <table:table-cell office:value-type="float" office:value="19.3069" calcext:value-type="float">
            <text:p>19.3069</text:p>
          </table:table-cell>
          <table:table-cell office:value-type="float" office:value="18.9457" calcext:value-type="float">
            <text:p>18.9457</text:p>
          </table:table-cell>
          <table:table-cell/>
          <table:table-cell office:value-type="float" office:value="17.0343" calcext:value-type="float">
            <text:p>17.0343</text:p>
          </table:table-cell>
          <table:table-cell office:value-type="float" office:value="16.6386" calcext:value-type="float">
            <text:p>16.6386</text:p>
          </table:table-cell>
        </table:table-row>
        <table:table-row table:style-name="ro1">
          <table:table-cell office:value-type="float" office:value="0.274129" calcext:value-type="float">
            <text:p>0.274129</text:p>
          </table:table-cell>
          <table:table-cell/>
          <table:table-cell office:value-type="float" office:value="36.9736" calcext:value-type="float">
            <text:p>36.9736</text:p>
          </table:table-cell>
          <table:table-cell office:value-type="float" office:value="36.2237" calcext:value-type="float">
            <text:p>36.2237</text:p>
          </table:table-cell>
          <table:table-cell/>
          <table:table-cell office:value-type="float" office:value="32.8386" calcext:value-type="float">
            <text:p>32.8386</text:p>
          </table:table-cell>
          <table:table-cell office:value-type="float" office:value="31.8265" calcext:value-type="float">
            <text:p>31.8265</text:p>
          </table:table-cell>
          <table:table-cell/>
          <table:table-cell office:value-type="float" office:value="28.7035" calcext:value-type="float">
            <text:p>28.7035</text:p>
          </table:table-cell>
          <table:table-cell office:value-type="float" office:value="27.963" calcext:value-type="float">
            <text:p>27.963</text:p>
          </table:table-cell>
          <table:table-cell/>
          <table:table-cell office:value-type="float" office:value="23.8562" calcext:value-type="float">
            <text:p>23.8562</text:p>
          </table:table-cell>
          <table:table-cell office:value-type="float" office:value="24.5685" calcext:value-type="float">
            <text:p>24.5685</text:p>
          </table:table-cell>
          <table:table-cell/>
          <table:table-cell office:value-type="float" office:value="21.5892" calcext:value-type="float">
            <text:p>21.5892</text:p>
          </table:table-cell>
          <table:table-cell office:value-type="float" office:value="21.5861" calcext:value-type="float">
            <text:p>21.5861</text:p>
          </table:table-cell>
          <table:table-cell/>
          <table:table-cell office:value-type="float" office:value="19.3221" calcext:value-type="float">
            <text:p>19.3221</text:p>
          </table:table-cell>
          <table:table-cell office:value-type="float" office:value="18.9658" calcext:value-type="float">
            <text:p>18.9658</text:p>
          </table:table-cell>
          <table:table-cell/>
          <table:table-cell office:value-type="float" office:value="17.055" calcext:value-type="float">
            <text:p>17.055</text:p>
          </table:table-cell>
          <table:table-cell office:value-type="float" office:value="16.6635" calcext:value-type="float">
            <text:p>16.6635</text:p>
          </table:table-cell>
        </table:table-row>
        <table:table-row table:style-name="ro1">
          <table:table-cell office:value-type="float" office:value="0.276019" calcext:value-type="float">
            <text:p>0.276019</text:p>
          </table:table-cell>
          <table:table-cell/>
          <table:table-cell office:value-type="float" office:value="36.8046" calcext:value-type="float">
            <text:p>36.8046</text:p>
          </table:table-cell>
          <table:table-cell office:value-type="float" office:value="36.1161" calcext:value-type="float">
            <text:p>36.1161</text:p>
          </table:table-cell>
          <table:table-cell/>
          <table:table-cell office:value-type="float" office:value="32.7184" calcext:value-type="float">
            <text:p>32.7184</text:p>
          </table:table-cell>
          <table:table-cell office:value-type="float" office:value="31.7538" calcext:value-type="float">
            <text:p>31.7538</text:p>
          </table:table-cell>
          <table:table-cell/>
          <table:table-cell office:value-type="float" office:value="28.6323" calcext:value-type="float">
            <text:p>28.6323</text:p>
          </table:table-cell>
          <table:table-cell office:value-type="float" office:value="27.9183" calcext:value-type="float">
            <text:p>27.9183</text:p>
          </table:table-cell>
          <table:table-cell/>
          <table:table-cell office:value-type="float" office:value="23.8345" calcext:value-type="float">
            <text:p>23.8345</text:p>
          </table:table-cell>
          <table:table-cell office:value-type="float" office:value="24.5461" calcext:value-type="float">
            <text:p>24.5461</text:p>
          </table:table-cell>
          <table:table-cell/>
          <table:table-cell office:value-type="float" office:value="21.5788" calcext:value-type="float">
            <text:p>21.5788</text:p>
          </table:table-cell>
          <table:table-cell office:value-type="float" office:value="21.5813" calcext:value-type="float">
            <text:p>21.5813</text:p>
          </table:table-cell>
          <table:table-cell/>
          <table:table-cell office:value-type="float" office:value="19.3231" calcext:value-type="float">
            <text:p>19.3231</text:p>
          </table:table-cell>
          <table:table-cell office:value-type="float" office:value="18.9745" calcext:value-type="float">
            <text:p>18.9745</text:p>
          </table:table-cell>
          <table:table-cell/>
          <table:table-cell office:value-type="float" office:value="17.0673" calcext:value-type="float">
            <text:p>17.0673</text:p>
          </table:table-cell>
          <table:table-cell office:value-type="float" office:value="16.6827" calcext:value-type="float">
            <text:p>16.6827</text:p>
          </table:table-cell>
        </table:table-row>
        <table:table-row table:style-name="ro1">
          <table:table-cell office:value-type="float" office:value="0.276606" calcext:value-type="float">
            <text:p>0.276606</text:p>
          </table:table-cell>
          <table:table-cell/>
          <table:table-cell office:value-type="float" office:value="36.6878" calcext:value-type="float">
            <text:p>36.6878</text:p>
          </table:table-cell>
          <table:table-cell office:value-type="float" office:value="36.0193" calcext:value-type="float">
            <text:p>36.0193</text:p>
          </table:table-cell>
          <table:table-cell/>
          <table:table-cell office:value-type="float" office:value="32.6238" calcext:value-type="float">
            <text:p>32.6238</text:p>
          </table:table-cell>
          <table:table-cell office:value-type="float" office:value="31.6754" calcext:value-type="float">
            <text:p>31.6754</text:p>
          </table:table-cell>
          <table:table-cell/>
          <table:table-cell office:value-type="float" office:value="28.5598" calcext:value-type="float">
            <text:p>28.5598</text:p>
          </table:table-cell>
          <table:table-cell office:value-type="float" office:value="27.8553" calcext:value-type="float">
            <text:p>27.8553</text:p>
          </table:table-cell>
          <table:table-cell/>
          <table:table-cell office:value-type="float" office:value="23.7857" calcext:value-type="float">
            <text:p>23.7857</text:p>
          </table:table-cell>
          <table:table-cell office:value-type="float" office:value="24.4959" calcext:value-type="float">
            <text:p>24.4959</text:p>
          </table:table-cell>
          <table:table-cell/>
          <table:table-cell office:value-type="float" office:value="21.5375" calcext:value-type="float">
            <text:p>21.5375</text:p>
          </table:table-cell>
          <table:table-cell office:value-type="float" office:value="21.5417" calcext:value-type="float">
            <text:p>21.5417</text:p>
          </table:table-cell>
          <table:table-cell/>
          <table:table-cell office:value-type="float" office:value="19.2893" calcext:value-type="float">
            <text:p>19.2893</text:p>
          </table:table-cell>
          <table:table-cell office:value-type="float" office:value="18.9438" calcext:value-type="float">
            <text:p>18.9438</text:p>
          </table:table-cell>
          <table:table-cell/>
          <table:table-cell office:value-type="float" office:value="17.041" calcext:value-type="float">
            <text:p>17.041</text:p>
          </table:table-cell>
          <table:table-cell office:value-type="float" office:value="16.6591" calcext:value-type="float">
            <text:p>16.6591</text:p>
          </table:table-cell>
        </table:table-row>
        <table:table-row table:style-name="ro1">
          <table:table-cell office:value-type="float" office:value="0.277671" calcext:value-type="float">
            <text:p>0.277671</text:p>
          </table:table-cell>
          <table:table-cell/>
          <table:table-cell office:value-type="float" office:value="36.76" calcext:value-type="float">
            <text:p>36.76</text:p>
          </table:table-cell>
          <table:table-cell office:value-type="float" office:value="36.1225" calcext:value-type="float">
            <text:p>36.1225</text:p>
          </table:table-cell>
          <table:table-cell/>
          <table:table-cell office:value-type="float" office:value="32.7048" calcext:value-type="float">
            <text:p>32.7048</text:p>
          </table:table-cell>
          <table:table-cell office:value-type="float" office:value="31.7783" calcext:value-type="float">
            <text:p>31.7783</text:p>
          </table:table-cell>
          <table:table-cell/>
          <table:table-cell office:value-type="float" office:value="28.6496" calcext:value-type="float">
            <text:p>28.6496</text:p>
          </table:table-cell>
          <table:table-cell office:value-type="float" office:value="27.9565" calcext:value-type="float">
            <text:p>27.9565</text:p>
          </table:table-cell>
          <table:table-cell/>
          <table:table-cell office:value-type="float" office:value="23.8814" calcext:value-type="float">
            <text:p>23.8814</text:p>
          </table:table-cell>
          <table:table-cell office:value-type="float" office:value="24.5944" calcext:value-type="float">
            <text:p>24.5944</text:p>
          </table:table-cell>
          <table:table-cell/>
          <table:table-cell office:value-type="float" office:value="21.6294" calcext:value-type="float">
            <text:p>21.6294</text:p>
          </table:table-cell>
          <table:table-cell office:value-type="float" office:value="21.6366" calcext:value-type="float">
            <text:p>21.6366</text:p>
          </table:table-cell>
          <table:table-cell/>
          <table:table-cell office:value-type="float" office:value="19.3773" calcext:value-type="float">
            <text:p>19.3773</text:p>
          </table:table-cell>
          <table:table-cell office:value-type="float" office:value="19.0346" calcext:value-type="float">
            <text:p>19.0346</text:p>
          </table:table-cell>
          <table:table-cell/>
          <table:table-cell office:value-type="float" office:value="17.1253" calcext:value-type="float">
            <text:p>17.1253</text:p>
          </table:table-cell>
          <table:table-cell office:value-type="float" office:value="16.7454" calcext:value-type="float">
            <text:p>16.7454</text:p>
          </table:table-cell>
        </table:table-row>
        <table:table-row table:style-name="ro1">
          <table:table-cell office:value-type="float" office:value="0.278541" calcext:value-type="float">
            <text:p>0.278541</text:p>
          </table:table-cell>
          <table:table-cell/>
          <table:table-cell office:value-type="float" office:value="36.8916" calcext:value-type="float">
            <text:p>36.8916</text:p>
          </table:table-cell>
          <table:table-cell office:value-type="float" office:value="36.278" calcext:value-type="float">
            <text:p>36.278</text:p>
          </table:table-cell>
          <table:table-cell/>
          <table:table-cell office:value-type="float" office:value="32.8356" calcext:value-type="float">
            <text:p>32.8356</text:p>
          </table:table-cell>
          <table:table-cell office:value-type="float" office:value="31.9251" calcext:value-type="float">
            <text:p>31.9251</text:p>
          </table:table-cell>
          <table:table-cell/>
          <table:table-cell office:value-type="float" office:value="28.7795" calcext:value-type="float">
            <text:p>28.7795</text:p>
          </table:table-cell>
          <table:table-cell office:value-type="float" office:value="28.0945" calcext:value-type="float">
            <text:p>28.0945</text:p>
          </table:table-cell>
          <table:table-cell/>
          <table:table-cell office:value-type="float" office:value="24.0067" calcext:value-type="float">
            <text:p>24.0067</text:p>
          </table:table-cell>
          <table:table-cell office:value-type="float" office:value="24.7235" calcext:value-type="float">
            <text:p>24.7235</text:p>
          </table:table-cell>
          <table:table-cell/>
          <table:table-cell office:value-type="float" office:value="21.7472" calcext:value-type="float">
            <text:p>21.7472</text:p>
          </table:table-cell>
          <table:table-cell office:value-type="float" office:value="21.757" calcext:value-type="float">
            <text:p>21.757</text:p>
          </table:table-cell>
          <table:table-cell/>
          <table:table-cell office:value-type="float" office:value="19.4876" calcext:value-type="float">
            <text:p>19.4876</text:p>
          </table:table-cell>
          <table:table-cell office:value-type="float" office:value="19.1464" calcext:value-type="float">
            <text:p>19.1464</text:p>
          </table:table-cell>
          <table:table-cell/>
          <table:table-cell office:value-type="float" office:value="17.2281" calcext:value-type="float">
            <text:p>17.2281</text:p>
          </table:table-cell>
          <table:table-cell office:value-type="float" office:value="16.8491" calcext:value-type="float">
            <text:p>16.8491</text:p>
          </table:table-cell>
        </table:table-row>
        <table:table-row table:style-name="ro1">
          <table:table-cell office:value-type="float" office:value="0.27877" calcext:value-type="float">
            <text:p>0.27877</text:p>
          </table:table-cell>
          <table:table-cell/>
          <table:table-cell office:value-type="float" office:value="36.7339" calcext:value-type="float">
            <text:p>36.7339</text:p>
          </table:table-cell>
          <table:table-cell office:value-type="float" office:value="36.1298" calcext:value-type="float">
            <text:p>36.1298</text:p>
          </table:table-cell>
          <table:table-cell/>
          <table:table-cell office:value-type="float" office:value="32.6988" calcext:value-type="float">
            <text:p>32.6988</text:p>
          </table:table-cell>
          <table:table-cell office:value-type="float" office:value="31.7973" calcext:value-type="float">
            <text:p>31.7973</text:p>
          </table:table-cell>
          <table:table-cell/>
          <table:table-cell office:value-type="float" office:value="28.6637" calcext:value-type="float">
            <text:p>28.6637</text:p>
          </table:table-cell>
          <table:table-cell office:value-type="float" office:value="27.9843" calcext:value-type="float">
            <text:p>27.9843</text:p>
          </table:table-cell>
          <table:table-cell/>
          <table:table-cell office:value-type="float" office:value="23.9145" calcext:value-type="float">
            <text:p>23.9145</text:p>
          </table:table-cell>
          <table:table-cell office:value-type="float" office:value="24.6286" calcext:value-type="float">
            <text:p>24.6286</text:p>
          </table:table-cell>
          <table:table-cell/>
          <table:table-cell office:value-type="float" office:value="21.6648" calcext:value-type="float">
            <text:p>21.6648</text:p>
          </table:table-cell>
          <table:table-cell office:value-type="float" office:value="21.6752" calcext:value-type="float">
            <text:p>21.6752</text:p>
          </table:table-cell>
          <table:table-cell/>
          <table:table-cell office:value-type="float" office:value="19.415" calcext:value-type="float">
            <text:p>19.415</text:p>
          </table:table-cell>
          <table:table-cell office:value-type="float" office:value="19.076" calcext:value-type="float">
            <text:p>19.076</text:p>
          </table:table-cell>
          <table:table-cell/>
          <table:table-cell office:value-type="float" office:value="17.1653" calcext:value-type="float">
            <text:p>17.1653</text:p>
          </table:table-cell>
          <table:table-cell office:value-type="float" office:value="16.7885" calcext:value-type="float">
            <text:p>16.7885</text:p>
          </table:table-cell>
        </table:table-row>
        <table:table-row table:style-name="ro1">
          <table:table-cell office:value-type="float" office:value="0.279647" calcext:value-type="float">
            <text:p>0.279647</text:p>
          </table:table-cell>
          <table:table-cell/>
          <table:table-cell office:value-type="float" office:value="36.5328" calcext:value-type="float">
            <text:p>36.5328</text:p>
          </table:table-cell>
          <table:table-cell office:value-type="float" office:value="35.9579" calcext:value-type="float">
            <text:p>35.9579</text:p>
          </table:table-cell>
          <table:table-cell/>
          <table:table-cell office:value-type="float" office:value="32.5334" calcext:value-type="float">
            <text:p>32.5334</text:p>
          </table:table-cell>
          <table:table-cell office:value-type="float" office:value="31.656" calcext:value-type="float">
            <text:p>31.656</text:p>
          </table:table-cell>
          <table:table-cell/>
          <table:table-cell office:value-type="float" office:value="28.5339" calcext:value-type="float">
            <text:p>28.5339</text:p>
          </table:table-cell>
          <table:table-cell office:value-type="float" office:value="27.8687" calcext:value-type="float">
            <text:p>27.8687</text:p>
          </table:table-cell>
          <table:table-cell/>
          <table:table-cell office:value-type="float" office:value="23.8232" calcext:value-type="float">
            <text:p>23.8232</text:p>
          </table:table-cell>
          <table:table-cell office:value-type="float" office:value="24.5345" calcext:value-type="float">
            <text:p>24.5345</text:p>
          </table:table-cell>
          <table:table-cell/>
          <table:table-cell office:value-type="float" office:value="21.5864" calcext:value-type="float">
            <text:p>21.5864</text:p>
          </table:table-cell>
          <table:table-cell office:value-type="float" office:value="21.5992" calcext:value-type="float">
            <text:p>21.5992</text:p>
          </table:table-cell>
          <table:table-cell/>
          <table:table-cell office:value-type="float" office:value="19.3495" calcext:value-type="float">
            <text:p>19.3495</text:p>
          </table:table-cell>
          <table:table-cell office:value-type="float" office:value="19.0151" calcext:value-type="float">
            <text:p>19.0151</text:p>
          </table:table-cell>
          <table:table-cell/>
          <table:table-cell office:value-type="float" office:value="17.1127" calcext:value-type="float">
            <text:p>17.1127</text:p>
          </table:table-cell>
          <table:table-cell office:value-type="float" office:value="16.7402" calcext:value-type="float">
            <text:p>16.7402</text:p>
          </table:table-cell>
        </table:table-row>
        <table:table-row table:style-name="ro1">
          <table:table-cell office:value-type="float" office:value="0.280463" calcext:value-type="float">
            <text:p>0.280463</text:p>
          </table:table-cell>
          <table:table-cell/>
          <table:table-cell office:value-type="float" office:value="36.5261" calcext:value-type="float">
            <text:p>36.5261</text:p>
          </table:table-cell>
          <table:table-cell office:value-type="float" office:value="35.9755" calcext:value-type="float">
            <text:p>35.9755</text:p>
          </table:table-cell>
          <table:table-cell/>
          <table:table-cell office:value-type="float" office:value="32.5401" calcext:value-type="float">
            <text:p>32.5401</text:p>
          </table:table-cell>
          <table:table-cell office:value-type="float" office:value="31.6807" calcext:value-type="float">
            <text:p>31.6807</text:p>
          </table:table-cell>
          <table:table-cell/>
          <table:table-cell office:value-type="float" office:value="28.554" calcext:value-type="float">
            <text:p>28.554</text:p>
          </table:table-cell>
          <table:table-cell office:value-type="float" office:value="27.8986" calcext:value-type="float">
            <text:p>27.8986</text:p>
          </table:table-cell>
          <table:table-cell/>
          <table:table-cell office:value-type="float" office:value="23.8557" calcext:value-type="float">
            <text:p>23.8557</text:p>
          </table:table-cell>
          <table:table-cell office:value-type="float" office:value="24.568" calcext:value-type="float">
            <text:p>24.568</text:p>
          </table:table-cell>
          <table:table-cell/>
          <table:table-cell office:value-type="float" office:value="21.6198" calcext:value-type="float">
            <text:p>21.6198</text:p>
          </table:table-cell>
          <table:table-cell office:value-type="float" office:value="21.635" calcext:value-type="float">
            <text:p>21.635</text:p>
          </table:table-cell>
          <table:table-cell/>
          <table:table-cell office:value-type="float" office:value="19.3839" calcext:value-type="float">
            <text:p>19.3839</text:p>
          </table:table-cell>
          <table:table-cell office:value-type="float" office:value="19.0522" calcext:value-type="float">
            <text:p>19.0522</text:p>
          </table:table-cell>
          <table:table-cell/>
          <table:table-cell office:value-type="float" office:value="17.1481" calcext:value-type="float">
            <text:p>17.1481</text:p>
          </table:table-cell>
          <table:table-cell office:value-type="float" office:value="16.7777" calcext:value-type="float">
            <text:p>16.7777</text:p>
          </table:table-cell>
        </table:table-row>
        <table:table-row table:style-name="ro1">
          <table:table-cell office:value-type="float" office:value="0.281533" calcext:value-type="float">
            <text:p>0.281533</text:p>
          </table:table-cell>
          <table:table-cell/>
          <table:table-cell office:value-type="float" office:value="36.3614" calcext:value-type="float">
            <text:p>36.3614</text:p>
          </table:table-cell>
          <table:table-cell office:value-type="float" office:value="35.8444" calcext:value-type="float">
            <text:p>35.8444</text:p>
          </table:table-cell>
          <table:table-cell/>
          <table:table-cell office:value-type="float" office:value="32.4098" calcext:value-type="float">
            <text:p>32.4098</text:p>
          </table:table-cell>
          <table:table-cell office:value-type="float" office:value="31.5773" calcext:value-type="float">
            <text:p>31.5773</text:p>
          </table:table-cell>
          <table:table-cell/>
          <table:table-cell office:value-type="float" office:value="28.4581" calcext:value-type="float">
            <text:p>28.4581</text:p>
          </table:table-cell>
          <table:table-cell office:value-type="float" office:value="27.8181" calcext:value-type="float">
            <text:p>27.8181</text:p>
          </table:table-cell>
          <table:table-cell/>
          <table:table-cell office:value-type="float" office:value="23.796" calcext:value-type="float">
            <text:p>23.796</text:p>
          </table:table-cell>
          <table:table-cell office:value-type="float" office:value="24.5065" calcext:value-type="float">
            <text:p>24.5065</text:p>
          </table:table-cell>
          <table:table-cell/>
          <table:table-cell office:value-type="float" office:value="21.5709" calcext:value-type="float">
            <text:p>21.5709</text:p>
          </table:table-cell>
          <table:table-cell office:value-type="float" office:value="21.5891" calcext:value-type="float">
            <text:p>21.5891</text:p>
          </table:table-cell>
          <table:table-cell/>
          <table:table-cell office:value-type="float" office:value="19.3459" calcext:value-type="float">
            <text:p>19.3459</text:p>
          </table:table-cell>
          <table:table-cell office:value-type="float" office:value="19.019" calcext:value-type="float">
            <text:p>19.019</text:p>
          </table:table-cell>
          <table:table-cell/>
          <table:table-cell office:value-type="float" office:value="17.1208" calcext:value-type="float">
            <text:p>17.1208</text:p>
          </table:table-cell>
          <table:table-cell office:value-type="float" office:value="16.7548" calcext:value-type="float">
            <text:p>16.7548</text:p>
          </table:table-cell>
        </table:table-row>
        <table:table-row table:style-name="ro1">
          <table:table-cell office:value-type="float" office:value="0.284229" calcext:value-type="float">
            <text:p>0.284229</text:p>
          </table:table-cell>
          <table:table-cell/>
          <table:table-cell office:value-type="float" office:value="36.2479" calcext:value-type="float">
            <text:p>36.2479</text:p>
          </table:table-cell>
          <table:table-cell office:value-type="float" office:value="35.8099" calcext:value-type="float">
            <text:p>35.8099</text:p>
          </table:table-cell>
          <table:table-cell/>
          <table:table-cell office:value-type="float" office:value="32.3496" calcext:value-type="float">
            <text:p>32.3496</text:p>
          </table:table-cell>
          <table:table-cell office:value-type="float" office:value="31.5769" calcext:value-type="float">
            <text:p>31.5769</text:p>
          </table:table-cell>
          <table:table-cell/>
          <table:table-cell office:value-type="float" office:value="28.4512" calcext:value-type="float">
            <text:p>28.4512</text:p>
          </table:table-cell>
          <table:table-cell office:value-type="float" office:value="27.8443" calcext:value-type="float">
            <text:p>27.8443</text:p>
          </table:table-cell>
          <table:table-cell/>
          <table:table-cell office:value-type="float" office:value="23.8411" calcext:value-type="float">
            <text:p>23.8411</text:p>
          </table:table-cell>
          <table:table-cell office:value-type="float" office:value="24.5529" calcext:value-type="float">
            <text:p>24.5529</text:p>
          </table:table-cell>
          <table:table-cell/>
          <table:table-cell office:value-type="float" office:value="21.6251" calcext:value-type="float">
            <text:p>21.6251</text:p>
          </table:table-cell>
          <table:table-cell office:value-type="float" office:value="21.6506" calcext:value-type="float">
            <text:p>21.6506</text:p>
          </table:table-cell>
          <table:table-cell/>
          <table:table-cell office:value-type="float" office:value="19.409" calcext:value-type="float">
            <text:p>19.409</text:p>
          </table:table-cell>
          <table:table-cell office:value-type="float" office:value="19.0914" calcext:value-type="float">
            <text:p>19.0914</text:p>
          </table:table-cell>
          <table:table-cell/>
          <table:table-cell office:value-type="float" office:value="17.193" calcext:value-type="float">
            <text:p>17.193</text:p>
          </table:table-cell>
          <table:table-cell office:value-type="float" office:value="16.8347" calcext:value-type="float">
            <text:p>16.8347</text:p>
          </table:table-cell>
        </table:table-row>
        <table:table-row table:style-name="ro1">
          <table:table-cell office:value-type="float" office:value="0.285395" calcext:value-type="float">
            <text:p>0.285395</text:p>
          </table:table-cell>
          <table:table-cell/>
          <table:table-cell office:value-type="float" office:value="36.2575" calcext:value-type="float">
            <text:p>36.2575</text:p>
          </table:table-cell>
          <table:table-cell office:value-type="float" office:value="35.8525" calcext:value-type="float">
            <text:p>35.8525</text:p>
          </table:table-cell>
          <table:table-cell/>
          <table:table-cell office:value-type="float" office:value="32.3758" calcext:value-type="float">
            <text:p>32.3758</text:p>
          </table:table-cell>
          <table:table-cell office:value-type="float" office:value="31.6274" calcext:value-type="float">
            <text:p>31.6274</text:p>
          </table:table-cell>
          <table:table-cell/>
          <table:table-cell office:value-type="float" office:value="28.494" calcext:value-type="float">
            <text:p>28.494</text:p>
          </table:table-cell>
          <table:table-cell office:value-type="float" office:value="27.9003" calcext:value-type="float">
            <text:p>27.9003</text:p>
          </table:table-cell>
          <table:table-cell/>
          <table:table-cell office:value-type="float" office:value="23.8988" calcext:value-type="float">
            <text:p>23.8988</text:p>
          </table:table-cell>
          <table:table-cell office:value-type="float" office:value="24.6123" calcext:value-type="float">
            <text:p>24.6123</text:p>
          </table:table-cell>
          <table:table-cell/>
          <table:table-cell office:value-type="float" office:value="21.6831" calcext:value-type="float">
            <text:p>21.6831</text:p>
          </table:table-cell>
          <table:table-cell office:value-type="float" office:value="21.7119" calcext:value-type="float">
            <text:p>21.7119</text:p>
          </table:table-cell>
          <table:table-cell/>
          <table:table-cell office:value-type="float" office:value="19.4675" calcext:value-type="float">
            <text:p>19.4675</text:p>
          </table:table-cell>
          <table:table-cell office:value-type="float" office:value="19.1532" calcext:value-type="float">
            <text:p>19.1532</text:p>
          </table:table-cell>
          <table:table-cell/>
          <table:table-cell office:value-type="float" office:value="17.2518" calcext:value-type="float">
            <text:p>17.2518</text:p>
          </table:table-cell>
          <table:table-cell office:value-type="float" office:value="16.8961" calcext:value-type="float">
            <text:p>16.8961</text:p>
          </table:table-cell>
        </table:table-row>
        <table:table-row table:style-name="ro1">
          <table:table-cell office:value-type="float" office:value="0.286495" calcext:value-type="float">
            <text:p>0.286495</text:p>
          </table:table-cell>
          <table:table-cell/>
          <table:table-cell office:value-type="float" office:value="36.3013" calcext:value-type="float">
            <text:p>36.3013</text:p>
          </table:table-cell>
          <table:table-cell office:value-type="float" office:value="35.9268" calcext:value-type="float">
            <text:p>35.9268</text:p>
          </table:table-cell>
          <table:table-cell/>
          <table:table-cell office:value-type="float" office:value="32.4315" calcext:value-type="float">
            <text:p>32.4315</text:p>
          </table:table-cell>
          <table:table-cell office:value-type="float" office:value="31.7051" calcext:value-type="float">
            <text:p>31.7051</text:p>
          </table:table-cell>
          <table:table-cell/>
          <table:table-cell office:value-type="float" office:value="28.5616" calcext:value-type="float">
            <text:p>28.5616</text:p>
          </table:table-cell>
          <table:table-cell office:value-type="float" office:value="27.9796" calcext:value-type="float">
            <text:p>27.9796</text:p>
          </table:table-cell>
          <table:table-cell/>
          <table:table-cell office:value-type="float" office:value="23.9759" calcext:value-type="float">
            <text:p>23.9759</text:p>
          </table:table-cell>
          <table:table-cell office:value-type="float" office:value="24.6918" calcext:value-type="float">
            <text:p>24.6918</text:p>
          </table:table-cell>
          <table:table-cell/>
          <table:table-cell office:value-type="float" office:value="21.7586" calcext:value-type="float">
            <text:p>21.7586</text:p>
          </table:table-cell>
          <table:table-cell office:value-type="float" office:value="21.7904" calcext:value-type="float">
            <text:p>21.7904</text:p>
          </table:table-cell>
          <table:table-cell/>
          <table:table-cell office:value-type="float" office:value="19.5412" calcext:value-type="float">
            <text:p>19.5412</text:p>
          </table:table-cell>
          <table:table-cell office:value-type="float" office:value="19.2299" calcext:value-type="float">
            <text:p>19.2299</text:p>
          </table:table-cell>
          <table:table-cell/>
          <table:table-cell office:value-type="float" office:value="17.3238" calcext:value-type="float">
            <text:p>17.3238</text:p>
          </table:table-cell>
          <table:table-cell office:value-type="float" office:value="16.9702" calcext:value-type="float">
            <text:p>16.970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/>
          <table:table-cell office:value-type="float" office:value="36.0223" calcext:value-type="float">
            <text:p>36.0223</text:p>
          </table:table-cell>
          <table:table-cell office:value-type="float" office:value="35.6923" calcext:value-type="float">
            <text:p>35.6923</text:p>
          </table:table-cell>
          <table:table-cell/>
          <table:table-cell office:value-type="float" office:value="32.2046" calcext:value-type="float">
            <text:p>32.2046</text:p>
          </table:table-cell>
          <table:table-cell office:value-type="float" office:value="31.5148" calcext:value-type="float">
            <text:p>31.5148</text:p>
          </table:table-cell>
          <table:table-cell/>
          <table:table-cell office:value-type="float" office:value="28.3869" calcext:value-type="float">
            <text:p>28.3869</text:p>
          </table:table-cell>
          <table:table-cell office:value-type="float" office:value="27.8262" calcext:value-type="float">
            <text:p>27.8262</text:p>
          </table:table-cell>
          <table:table-cell/>
          <table:table-cell office:value-type="float" office:value="23.857" calcext:value-type="float">
            <text:p>23.857</text:p>
          </table:table-cell>
          <table:table-cell office:value-type="float" office:value="24.5693" calcext:value-type="float">
            <text:p>24.5693</text:p>
          </table:table-cell>
          <table:table-cell/>
          <table:table-cell office:value-type="float" office:value="21.658" calcext:value-type="float">
            <text:p>21.658</text:p>
          </table:table-cell>
          <table:table-cell office:value-type="float" office:value="21.6936" calcext:value-type="float">
            <text:p>21.6936</text:p>
          </table:table-cell>
          <table:table-cell/>
          <table:table-cell office:value-type="float" office:value="19.459" calcext:value-type="float">
            <text:p>19.459</text:p>
          </table:table-cell>
          <table:table-cell office:value-type="float" office:value="19.1545" calcext:value-type="float">
            <text:p>19.1545</text:p>
          </table:table-cell>
          <table:table-cell/>
          <table:table-cell office:value-type="float" office:value="17.2601" calcext:value-type="float">
            <text:p>17.2601</text:p>
          </table:table-cell>
          <table:table-cell office:value-type="float" office:value="16.9126" calcext:value-type="float">
            <text:p>16.9126</text:p>
          </table:table-cell>
        </table:table-row>
        <table:table-row table:style-name="ro1">
          <table:table-cell office:value-type="float" office:value="0.289068" calcext:value-type="float">
            <text:p>0.289068</text:p>
          </table:table-cell>
          <table:table-cell/>
          <table:table-cell office:value-type="float" office:value="35.9683" calcext:value-type="float">
            <text:p>35.9683</text:p>
          </table:table-cell>
          <table:table-cell office:value-type="float" office:value="35.6682" calcext:value-type="float">
            <text:p>35.6682</text:p>
          </table:table-cell>
          <table:table-cell/>
          <table:table-cell office:value-type="float" office:value="32.1722" calcext:value-type="float">
            <text:p>32.1722</text:p>
          </table:table-cell>
          <table:table-cell office:value-type="float" office:value="31.5051" calcext:value-type="float">
            <text:p>31.5051</text:p>
          </table:table-cell>
          <table:table-cell/>
          <table:table-cell office:value-type="float" office:value="28.376" calcext:value-type="float">
            <text:p>28.376</text:p>
          </table:table-cell>
          <table:table-cell office:value-type="float" office:value="27.8279" calcext:value-type="float">
            <text:p>27.8279</text:p>
          </table:table-cell>
          <table:table-cell/>
          <table:table-cell office:value-type="float" office:value="23.8673" calcext:value-type="float">
            <text:p>23.8673</text:p>
          </table:table-cell>
          <table:table-cell office:value-type="float" office:value="24.58" calcext:value-type="float">
            <text:p>24.58</text:p>
          </table:table-cell>
          <table:table-cell/>
          <table:table-cell office:value-type="float" office:value="21.6727" calcext:value-type="float">
            <text:p>21.6727</text:p>
          </table:table-cell>
          <table:table-cell office:value-type="float" office:value="21.7111" calcext:value-type="float">
            <text:p>21.7111</text:p>
          </table:table-cell>
          <table:table-cell/>
          <table:table-cell office:value-type="float" office:value="19.478" calcext:value-type="float">
            <text:p>19.478</text:p>
          </table:table-cell>
          <table:table-cell office:value-type="float" office:value="19.177" calcext:value-type="float">
            <text:p>19.177</text:p>
          </table:table-cell>
          <table:table-cell/>
          <table:table-cell office:value-type="float" office:value="17.2833" calcext:value-type="float">
            <text:p>17.2833</text:p>
          </table:table-cell>
          <table:table-cell office:value-type="float" office:value="16.9388" calcext:value-type="float">
            <text:p>16.9388</text:p>
          </table:table-cell>
        </table:table-row>
        <table:table-row table:style-name="ro1">
          <table:table-cell office:value-type="float" office:value="0.291503" calcext:value-type="float">
            <text:p>0.291503</text:p>
          </table:table-cell>
          <table:table-cell/>
          <table:table-cell office:value-type="float" office:value="35.9252" calcext:value-type="float">
            <text:p>35.9252</text:p>
          </table:table-cell>
          <table:table-cell office:value-type="float" office:value="35.6914" calcext:value-type="float">
            <text:p>35.6914</text:p>
          </table:table-cell>
          <table:table-cell/>
          <table:table-cell office:value-type="float" office:value="32.1694" calcext:value-type="float">
            <text:p>32.1694</text:p>
          </table:table-cell>
          <table:table-cell office:value-type="float" office:value="31.5521" calcext:value-type="float">
            <text:p>31.5521</text:p>
          </table:table-cell>
          <table:table-cell/>
          <table:table-cell office:value-type="float" office:value="28.4137" calcext:value-type="float">
            <text:p>28.4137</text:p>
          </table:table-cell>
          <table:table-cell office:value-type="float" office:value="27.8928" calcext:value-type="float">
            <text:p>27.8928</text:p>
          </table:table-cell>
          <table:table-cell/>
          <table:table-cell office:value-type="float" office:value="23.9431" calcext:value-type="float">
            <text:p>23.9431</text:p>
          </table:table-cell>
          <table:table-cell office:value-type="float" office:value="24.6579" calcext:value-type="float">
            <text:p>24.6579</text:p>
          </table:table-cell>
          <table:table-cell/>
          <table:table-cell office:value-type="float" office:value="21.7534" calcext:value-type="float">
            <text:p>21.7534</text:p>
          </table:table-cell>
          <table:table-cell office:value-type="float" office:value="21.7982" calcext:value-type="float">
            <text:p>21.7982</text:p>
          </table:table-cell>
          <table:table-cell/>
          <table:table-cell office:value-type="float" office:value="19.5638" calcext:value-type="float">
            <text:p>19.5638</text:p>
          </table:table-cell>
          <table:table-cell office:value-type="float" office:value="19.2702" calcext:value-type="float">
            <text:p>19.2702</text:p>
          </table:table-cell>
          <table:table-cell/>
          <table:table-cell office:value-type="float" office:value="17.3742" calcext:value-type="float">
            <text:p>17.3742</text:p>
          </table:table-cell>
          <table:table-cell office:value-type="float" office:value="17.0353" calcext:value-type="float">
            <text:p>17.0353</text:p>
          </table:table-cell>
        </table:table-row>
        <table:table-row table:style-name="ro1">
          <table:table-cell office:value-type="float" office:value="0.29256" calcext:value-type="float">
            <text:p>0.29256</text:p>
          </table:table-cell>
          <table:table-cell/>
          <table:table-cell office:value-type="float" office:value="35.868" calcext:value-type="float">
            <text:p>35.868</text:p>
          </table:table-cell>
          <table:table-cell office:value-type="float" office:value="35.6629" calcext:value-type="float">
            <text:p>35.6629</text:p>
          </table:table-cell>
          <table:table-cell/>
          <table:table-cell office:value-type="float" office:value="32.1337" calcext:value-type="float">
            <text:p>32.1337</text:p>
          </table:table-cell>
          <table:table-cell office:value-type="float" office:value="31.5383" calcext:value-type="float">
            <text:p>31.5383</text:p>
          </table:table-cell>
          <table:table-cell/>
          <table:table-cell office:value-type="float" office:value="28.3994" calcext:value-type="float">
            <text:p>28.3994</text:p>
          </table:table-cell>
          <table:table-cell office:value-type="float" office:value="27.8907" calcext:value-type="float">
            <text:p>27.8907</text:p>
          </table:table-cell>
          <table:table-cell/>
          <table:table-cell office:value-type="float" office:value="23.9499" calcext:value-type="float">
            <text:p>23.9499</text:p>
          </table:table-cell>
          <table:table-cell office:value-type="float" office:value="24.665" calcext:value-type="float">
            <text:p>24.665</text:p>
          </table:table-cell>
          <table:table-cell/>
          <table:table-cell office:value-type="float" office:value="21.7649" calcext:value-type="float">
            <text:p>21.7649</text:p>
          </table:table-cell>
          <table:table-cell office:value-type="float" office:value="21.8124" calcext:value-type="float">
            <text:p>21.8124</text:p>
          </table:table-cell>
          <table:table-cell/>
          <table:table-cell office:value-type="float" office:value="19.5798" calcext:value-type="float">
            <text:p>19.5798</text:p>
          </table:table-cell>
          <table:table-cell office:value-type="float" office:value="19.2897" calcext:value-type="float">
            <text:p>19.2897</text:p>
          </table:table-cell>
          <table:table-cell/>
          <table:table-cell office:value-type="float" office:value="17.3948" calcext:value-type="float">
            <text:p>17.3948</text:p>
          </table:table-cell>
          <table:table-cell office:value-type="float" office:value="17.0587" calcext:value-type="float">
            <text:p>17.0587</text:p>
          </table:table-cell>
        </table:table-row>
        <table:table-row table:style-name="ro1">
          <table:table-cell office:value-type="float" office:value="0.294384" calcext:value-type="float">
            <text:p>0.294384</text:p>
          </table:table-cell>
          <table:table-cell/>
          <table:table-cell office:value-type="float" office:value="36.0681" calcext:value-type="float">
            <text:p>36.0681</text:p>
          </table:table-cell>
          <table:table-cell office:value-type="float" office:value="35.9104" calcext:value-type="float">
            <text:p>35.9104</text:p>
          </table:table-cell>
          <table:table-cell/>
          <table:table-cell office:value-type="float" office:value="32.3395" calcext:value-type="float">
            <text:p>32.3395</text:p>
          </table:table-cell>
          <table:table-cell office:value-type="float" office:value="31.7769" calcext:value-type="float">
            <text:p>31.7769</text:p>
          </table:table-cell>
          <table:table-cell/>
          <table:table-cell office:value-type="float" office:value="28.611" calcext:value-type="float">
            <text:p>28.611</text:p>
          </table:table-cell>
          <table:table-cell office:value-type="float" office:value="28.1192" calcext:value-type="float">
            <text:p>28.1192</text:p>
          </table:table-cell>
          <table:table-cell/>
          <table:table-cell office:value-type="float" office:value="24.1611" calcext:value-type="float">
            <text:p>24.1611</text:p>
          </table:table-cell>
          <table:table-cell office:value-type="float" office:value="24.8825" calcext:value-type="float">
            <text:p>24.8825</text:p>
          </table:table-cell>
          <table:table-cell/>
          <table:table-cell office:value-type="float" office:value="21.9659" calcext:value-type="float">
            <text:p>21.9659</text:p>
          </table:table-cell>
          <table:table-cell office:value-type="float" office:value="22.0184" calcext:value-type="float">
            <text:p>22.0184</text:p>
          </table:table-cell>
          <table:table-cell/>
          <table:table-cell office:value-type="float" office:value="19.7706" calcext:value-type="float">
            <text:p>19.7706</text:p>
          </table:table-cell>
          <table:table-cell office:value-type="float" office:value="19.4839" calcext:value-type="float">
            <text:p>19.4839</text:p>
          </table:table-cell>
          <table:table-cell/>
          <table:table-cell office:value-type="float" office:value="17.5754" calcext:value-type="float">
            <text:p>17.5754</text:p>
          </table:table-cell>
          <table:table-cell office:value-type="float" office:value="17.2412" calcext:value-type="float">
            <text:p>17.2412</text:p>
          </table:table-cell>
        </table:table-row>
        <table:table-row table:style-name="ro1">
          <table:table-cell office:value-type="float" office:value="0.297609" calcext:value-type="float">
            <text:p>0.297609</text:p>
          </table:table-cell>
          <table:table-cell/>
          <table:table-cell office:value-type="float" office:value="35.5541" calcext:value-type="float">
            <text:p>35.5541</text:p>
          </table:table-cell>
          <table:table-cell office:value-type="float" office:value="35.482" calcext:value-type="float">
            <text:p>35.482</text:p>
          </table:table-cell>
          <table:table-cell/>
          <table:table-cell office:value-type="float" office:value="31.9248" calcext:value-type="float">
            <text:p>31.9248</text:p>
          </table:table-cell>
          <table:table-cell office:value-type="float" office:value="31.4321" calcext:value-type="float">
            <text:p>31.4321</text:p>
          </table:table-cell>
          <table:table-cell/>
          <table:table-cell office:value-type="float" office:value="28.2955" calcext:value-type="float">
            <text:p>28.2955</text:p>
          </table:table-cell>
          <table:table-cell office:value-type="float" office:value="27.8444" calcext:value-type="float">
            <text:p>27.8444</text:p>
          </table:table-cell>
          <table:table-cell/>
          <table:table-cell office:value-type="float" office:value="23.9511" calcext:value-type="float">
            <text:p>23.9511</text:p>
          </table:table-cell>
          <table:table-cell office:value-type="float" office:value="24.6662" calcext:value-type="float">
            <text:p>24.6662</text:p>
          </table:table-cell>
          <table:table-cell/>
          <table:table-cell office:value-type="float" office:value="21.7908" calcext:value-type="float">
            <text:p>21.7908</text:p>
          </table:table-cell>
          <table:table-cell office:value-type="float" office:value="21.8508" calcext:value-type="float">
            <text:p>21.8508</text:p>
          </table:table-cell>
          <table:table-cell/>
          <table:table-cell office:value-type="float" office:value="19.6306" calcext:value-type="float">
            <text:p>19.6306</text:p>
          </table:table-cell>
          <table:table-cell office:value-type="float" office:value="19.3567" calcext:value-type="float">
            <text:p>19.3567</text:p>
          </table:table-cell>
          <table:table-cell/>
          <table:table-cell office:value-type="float" office:value="17.4703" calcext:value-type="float">
            <text:p>17.4703</text:p>
          </table:table-cell>
          <table:table-cell office:value-type="float" office:value="17.1473" calcext:value-type="float">
            <text:p>17.1473</text:p>
          </table:table-cell>
        </table:table-row>
        <table:table-row table:style-name="ro1">
          <table:table-cell office:value-type="float" office:value="0.29882" calcext:value-type="float">
            <text:p>0.29882</text:p>
          </table:table-cell>
          <table:table-cell/>
          <table:table-cell office:value-type="float" office:value="35.5397" calcext:value-type="float">
            <text:p>35.5397</text:p>
          </table:table-cell>
          <table:table-cell office:value-type="float" office:value="35.4984" calcext:value-type="float">
            <text:p>35.4984</text:p>
          </table:table-cell>
          <table:table-cell/>
          <table:table-cell office:value-type="float" office:value="31.929" calcext:value-type="float">
            <text:p>31.929</text:p>
          </table:table-cell>
          <table:table-cell office:value-type="float" office:value="31.4593" calcext:value-type="float">
            <text:p>31.4593</text:p>
          </table:table-cell>
          <table:table-cell/>
          <table:table-cell office:value-type="float" office:value="28.3183" calcext:value-type="float">
            <text:p>28.3183</text:p>
          </table:table-cell>
          <table:table-cell office:value-type="float" office:value="27.8799" calcext:value-type="float">
            <text:p>27.8799</text:p>
          </table:table-cell>
          <table:table-cell/>
          <table:table-cell office:value-type="float" office:value="23.9913" calcext:value-type="float">
            <text:p>23.9913</text:p>
          </table:table-cell>
          <table:table-cell office:value-type="float" office:value="24.7077" calcext:value-type="float">
            <text:p>24.7077</text:p>
          </table:table-cell>
          <table:table-cell/>
          <table:table-cell office:value-type="float" office:value="21.8334" calcext:value-type="float">
            <text:p>21.8334</text:p>
          </table:table-cell>
          <table:table-cell office:value-type="float" office:value="21.8964" calcext:value-type="float">
            <text:p>21.8964</text:p>
          </table:table-cell>
          <table:table-cell/>
          <table:table-cell office:value-type="float" office:value="19.6756" calcext:value-type="float">
            <text:p>19.6756</text:p>
          </table:table-cell>
          <table:table-cell office:value-type="float" office:value="19.405" calcext:value-type="float">
            <text:p>19.405</text:p>
          </table:table-cell>
          <table:table-cell/>
          <table:table-cell office:value-type="float" office:value="17.5177" calcext:value-type="float">
            <text:p>17.5177</text:p>
          </table:table-cell>
          <table:table-cell office:value-type="float" office:value="17.1971" calcext:value-type="float">
            <text:p>17.1971</text:p>
          </table:table-cell>
        </table:table-row>
        <table:table-row table:style-name="ro1">
          <table:table-cell office:value-type="float" office:value="0.300149" calcext:value-type="float">
            <text:p>0.300149</text:p>
          </table:table-cell>
          <table:table-cell/>
          <table:table-cell office:value-type="float" office:value="35.2237" calcext:value-type="float">
            <text:p>35.2237</text:p>
          </table:table-cell>
          <table:table-cell office:value-type="float" office:value="35.216" calcext:value-type="float">
            <text:p>35.216</text:p>
          </table:table-cell>
          <table:table-cell/>
          <table:table-cell office:value-type="float" office:value="31.6637" calcext:value-type="float">
            <text:p>31.6637</text:p>
          </table:table-cell>
          <table:table-cell office:value-type="float" office:value="31.2229" calcext:value-type="float">
            <text:p>31.2229</text:p>
          </table:table-cell>
          <table:table-cell/>
          <table:table-cell office:value-type="float" office:value="28.1037" calcext:value-type="float">
            <text:p>28.1037</text:p>
          </table:table-cell>
          <table:table-cell office:value-type="float" office:value="27.6826" calcext:value-type="float">
            <text:p>27.6826</text:p>
          </table:table-cell>
          <table:table-cell/>
          <table:table-cell office:value-type="float" office:value="23.8322" calcext:value-type="float">
            <text:p>23.8322</text:p>
          </table:table-cell>
          <table:table-cell office:value-type="float" office:value="24.5437" calcext:value-type="float">
            <text:p>24.5437</text:p>
          </table:table-cell>
          <table:table-cell/>
          <table:table-cell office:value-type="float" office:value="21.6951" calcext:value-type="float">
            <text:p>21.6951</text:p>
          </table:table-cell>
          <table:table-cell office:value-type="float" office:value="21.7608" calcext:value-type="float">
            <text:p>21.7608</text:p>
          </table:table-cell>
          <table:table-cell/>
          <table:table-cell office:value-type="float" office:value="19.5581" calcext:value-type="float">
            <text:p>19.5581</text:p>
          </table:table-cell>
          <table:table-cell office:value-type="float" office:value="19.2934" calcext:value-type="float">
            <text:p>19.2934</text:p>
          </table:table-cell>
          <table:table-cell/>
          <table:table-cell office:value-type="float" office:value="17.421" calcext:value-type="float">
            <text:p>17.421</text:p>
          </table:table-cell>
          <table:table-cell office:value-type="float" office:value="17.1057" calcext:value-type="float">
            <text:p>17.1057</text:p>
          </table:table-cell>
        </table:table-row>
        <table:table-row table:style-name="ro1">
          <table:table-cell office:value-type="float" office:value="0.300503" calcext:value-type="float">
            <text:p>0.300503</text:p>
          </table:table-cell>
          <table:table-cell/>
          <table:table-cell office:value-type="float" office:value="35.2836" calcext:value-type="float">
            <text:p>35.2836</text:p>
          </table:table-cell>
          <table:table-cell office:value-type="float" office:value="35.2847" calcext:value-type="float">
            <text:p>35.2847</text:p>
          </table:table-cell>
          <table:table-cell/>
          <table:table-cell office:value-type="float" office:value="31.7225" calcext:value-type="float">
            <text:p>31.7225</text:p>
          </table:table-cell>
          <table:table-cell office:value-type="float" office:value="31.2875" calcext:value-type="float">
            <text:p>31.2875</text:p>
          </table:table-cell>
          <table:table-cell/>
          <table:table-cell office:value-type="float" office:value="28.1614" calcext:value-type="float">
            <text:p>28.1614</text:p>
          </table:table-cell>
          <table:table-cell office:value-type="float" office:value="27.7432" calcext:value-type="float">
            <text:p>27.7432</text:p>
          </table:table-cell>
          <table:table-cell/>
          <table:table-cell office:value-type="float" office:value="23.8871" calcext:value-type="float">
            <text:p>23.8871</text:p>
          </table:table-cell>
          <table:table-cell office:value-type="float" office:value="24.6003" calcext:value-type="float">
            <text:p>24.6003</text:p>
          </table:table-cell>
          <table:table-cell/>
          <table:table-cell office:value-type="float" office:value="21.7469" calcext:value-type="float">
            <text:p>21.7469</text:p>
          </table:table-cell>
          <table:table-cell office:value-type="float" office:value="21.8135" calcext:value-type="float">
            <text:p>21.8135</text:p>
          </table:table-cell>
          <table:table-cell/>
          <table:table-cell office:value-type="float" office:value="19.6066" calcext:value-type="float">
            <text:p>19.6066</text:p>
          </table:table-cell>
          <table:table-cell office:value-type="float" office:value="19.3424" calcext:value-type="float">
            <text:p>19.3424</text:p>
          </table:table-cell>
          <table:table-cell/>
          <table:table-cell office:value-type="float" office:value="17.4664" calcext:value-type="float">
            <text:p>17.4664</text:p>
          </table:table-cell>
          <table:table-cell office:value-type="float" office:value="17.1512" calcext:value-type="float">
            <text:p>17.1512</text:p>
          </table:table-cell>
        </table:table-row>
        <table:table-row table:style-name="ro1">
          <table:table-cell office:value-type="float" office:value="0.30137" calcext:value-type="float">
            <text:p>0.30137</text:p>
          </table:table-cell>
          <table:table-cell/>
          <table:table-cell office:value-type="float" office:value="35.2247" calcext:value-type="float">
            <text:p>35.2247</text:p>
          </table:table-cell>
          <table:table-cell office:value-type="float" office:value="35.2473" calcext:value-type="float">
            <text:p>35.2473</text:p>
          </table:table-cell>
          <table:table-cell/>
          <table:table-cell office:value-type="float" office:value="31.6817" calcext:value-type="float">
            <text:p>31.6817</text:p>
          </table:table-cell>
          <table:table-cell office:value-type="float" office:value="31.2634" calcext:value-type="float">
            <text:p>31.2634</text:p>
          </table:table-cell>
          <table:table-cell/>
          <table:table-cell office:value-type="float" office:value="28.1386" calcext:value-type="float">
            <text:p>28.1386</text:p>
          </table:table-cell>
          <table:table-cell office:value-type="float" office:value="27.7298" calcext:value-type="float">
            <text:p>27.7298</text:p>
          </table:table-cell>
          <table:table-cell/>
          <table:table-cell office:value-type="float" office:value="23.8825" calcext:value-type="float">
            <text:p>23.8825</text:p>
          </table:table-cell>
          <table:table-cell office:value-type="float" office:value="24.5955" calcext:value-type="float">
            <text:p>24.5955</text:p>
          </table:table-cell>
          <table:table-cell/>
          <table:table-cell office:value-type="float" office:value="21.7469" calcext:value-type="float">
            <text:p>21.7469</text:p>
          </table:table-cell>
          <table:table-cell office:value-type="float" office:value="21.8156" calcext:value-type="float">
            <text:p>21.8156</text:p>
          </table:table-cell>
          <table:table-cell/>
          <table:table-cell office:value-type="float" office:value="19.6113" calcext:value-type="float">
            <text:p>19.6113</text:p>
          </table:table-cell>
          <table:table-cell office:value-type="float" office:value="19.3498" calcext:value-type="float">
            <text:p>19.3498</text:p>
          </table:table-cell>
          <table:table-cell/>
          <table:table-cell office:value-type="float" office:value="17.4758" calcext:value-type="float">
            <text:p>17.4758</text:p>
          </table:table-cell>
          <table:table-cell office:value-type="float" office:value="17.1627" calcext:value-type="float">
            <text:p>17.1627</text:p>
          </table:table-cell>
        </table:table-row>
        <table:table-row table:style-name="ro1">
          <table:table-cell office:value-type="float" office:value="0.303474" calcext:value-type="float">
            <text:p>0.303474</text:p>
          </table:table-cell>
          <table:table-cell/>
          <table:table-cell office:value-type="float" office:value="34.9856" calcext:value-type="float">
            <text:p>34.9856</text:p>
          </table:table-cell>
          <table:table-cell office:value-type="float" office:value="35.0593" calcext:value-type="float">
            <text:p>35.0593</text:p>
          </table:table-cell>
          <table:table-cell/>
          <table:table-cell office:value-type="float" office:value="31.4956" calcext:value-type="float">
            <text:p>31.4956</text:p>
          </table:table-cell>
          <table:table-cell office:value-type="float" office:value="31.1183" calcext:value-type="float">
            <text:p>31.1183</text:p>
          </table:table-cell>
          <table:table-cell/>
          <table:table-cell office:value-type="float" office:value="28.0055" calcext:value-type="float">
            <text:p>28.0055</text:p>
          </table:table-cell>
          <table:table-cell office:value-type="float" office:value="27.6203" calcext:value-type="float">
            <text:p>27.6203</text:p>
          </table:table-cell>
          <table:table-cell/>
          <table:table-cell office:value-type="float" office:value="23.8047" calcext:value-type="float">
            <text:p>23.8047</text:p>
          </table:table-cell>
          <table:table-cell office:value-type="float" office:value="24.5155" calcext:value-type="float">
            <text:p>24.5155</text:p>
          </table:table-cell>
          <table:table-cell/>
          <table:table-cell office:value-type="float" office:value="21.6864" calcext:value-type="float">
            <text:p>21.6864</text:p>
          </table:table-cell>
          <table:table-cell office:value-type="float" office:value="21.7597" calcext:value-type="float">
            <text:p>21.7597</text:p>
          </table:table-cell>
          <table:table-cell/>
          <table:table-cell office:value-type="float" office:value="19.5681" calcext:value-type="float">
            <text:p>19.5681</text:p>
          </table:table-cell>
          <table:table-cell office:value-type="float" office:value="19.3137" calcext:value-type="float">
            <text:p>19.3137</text:p>
          </table:table-cell>
          <table:table-cell/>
          <table:table-cell office:value-type="float" office:value="17.4499" calcext:value-type="float">
            <text:p>17.4499</text:p>
          </table:table-cell>
          <table:table-cell office:value-type="float" office:value="17.1426" calcext:value-type="float">
            <text:p>17.1426</text:p>
          </table:table-cell>
        </table:table-row>
        <table:table-row table:style-name="ro1">
          <table:table-cell office:value-type="float" office:value="0.304431" calcext:value-type="float">
            <text:p>0.304431</text:p>
          </table:table-cell>
          <table:table-cell/>
          <table:table-cell office:value-type="float" office:value="34.7716" calcext:value-type="float">
            <text:p>34.7716</text:p>
          </table:table-cell>
          <table:table-cell office:value-type="float" office:value="34.8679" calcext:value-type="float">
            <text:p>34.8679</text:p>
          </table:table-cell>
          <table:table-cell/>
          <table:table-cell office:value-type="float" office:value="31.316" calcext:value-type="float">
            <text:p>31.316</text:p>
          </table:table-cell>
          <table:table-cell office:value-type="float" office:value="30.9581" calcext:value-type="float">
            <text:p>30.9581</text:p>
          </table:table-cell>
          <table:table-cell/>
          <table:table-cell office:value-type="float" office:value="27.8603" calcext:value-type="float">
            <text:p>27.8603</text:p>
          </table:table-cell>
          <table:table-cell office:value-type="float" office:value="27.4867" calcext:value-type="float">
            <text:p>27.4867</text:p>
          </table:table-cell>
          <table:table-cell/>
          <table:table-cell office:value-type="float" office:value="23.6971" calcext:value-type="float">
            <text:p>23.6971</text:p>
          </table:table-cell>
          <table:table-cell office:value-type="float" office:value="24.4046" calcext:value-type="float">
            <text:p>24.4046</text:p>
          </table:table-cell>
          <table:table-cell/>
          <table:table-cell office:value-type="float" office:value="21.593" calcext:value-type="float">
            <text:p>21.593</text:p>
          </table:table-cell>
          <table:table-cell office:value-type="float" office:value="21.6681" calcext:value-type="float">
            <text:p>21.6681</text:p>
          </table:table-cell>
          <table:table-cell/>
          <table:table-cell office:value-type="float" office:value="19.489" calcext:value-type="float">
            <text:p>19.489</text:p>
          </table:table-cell>
          <table:table-cell office:value-type="float" office:value="19.2384" calcext:value-type="float">
            <text:p>19.2384</text:p>
          </table:table-cell>
          <table:table-cell/>
          <table:table-cell office:value-type="float" office:value="17.385" calcext:value-type="float">
            <text:p>17.385</text:p>
          </table:table-cell>
          <table:table-cell office:value-type="float" office:value="17.0812" calcext:value-type="float">
            <text:p>17.0812</text:p>
          </table:table-cell>
        </table:table-row>
        <table:table-row table:style-name="ro1">
          <table:table-cell office:value-type="float" office:value="0.307225" calcext:value-type="float">
            <text:p>0.307225</text:p>
          </table:table-cell>
          <table:table-cell/>
          <table:table-cell office:value-type="float" office:value="34.6754" calcext:value-type="float">
            <text:p>34.6754</text:p>
          </table:table-cell>
          <table:table-cell office:value-type="float" office:value="34.8373" calcext:value-type="float">
            <text:p>34.8373</text:p>
          </table:table-cell>
          <table:table-cell/>
          <table:table-cell office:value-type="float" office:value="31.267" calcext:value-type="float">
            <text:p>31.267</text:p>
          </table:table-cell>
          <table:table-cell office:value-type="float" office:value="30.9592" calcext:value-type="float">
            <text:p>30.9592</text:p>
          </table:table-cell>
          <table:table-cell/>
          <table:table-cell office:value-type="float" office:value="27.8586" calcext:value-type="float">
            <text:p>27.8586</text:p>
          </table:table-cell>
          <table:table-cell office:value-type="float" office:value="27.5129" calcext:value-type="float">
            <text:p>27.5129</text:p>
          </table:table-cell>
          <table:table-cell/>
          <table:table-cell office:value-type="float" office:value="23.7413" calcext:value-type="float">
            <text:p>23.7413</text:p>
          </table:table-cell>
          <table:table-cell office:value-type="float" office:value="24.4502" calcext:value-type="float">
            <text:p>24.4502</text:p>
          </table:table-cell>
          <table:table-cell/>
          <table:table-cell office:value-type="float" office:value="21.647" calcext:value-type="float">
            <text:p>21.647</text:p>
          </table:table-cell>
          <table:table-cell office:value-type="float" office:value="21.7284" calcext:value-type="float">
            <text:p>21.7284</text:p>
          </table:table-cell>
          <table:table-cell/>
          <table:table-cell office:value-type="float" office:value="19.5527" calcext:value-type="float">
            <text:p>19.5527</text:p>
          </table:table-cell>
          <table:table-cell office:value-type="float" office:value="19.3096" calcext:value-type="float">
            <text:p>19.3096</text:p>
          </table:table-cell>
          <table:table-cell/>
          <table:table-cell office:value-type="float" office:value="17.4584" calcext:value-type="float">
            <text:p>17.4584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float" office:value="0.307979" calcext:value-type="float">
            <text:p>0.307979</text:p>
          </table:table-cell>
          <table:table-cell/>
          <table:table-cell office:value-type="float" office:value="34.5206" calcext:value-type="float">
            <text:p>34.5206</text:p>
          </table:table-cell>
          <table:table-cell office:value-type="float" office:value="34.6994" calcext:value-type="float">
            <text:p>34.6994</text:p>
          </table:table-cell>
          <table:table-cell/>
          <table:table-cell office:value-type="float" office:value="31.1375" calcext:value-type="float">
            <text:p>31.1375</text:p>
          </table:table-cell>
          <table:table-cell office:value-type="float" office:value="30.8442" calcext:value-type="float">
            <text:p>30.8442</text:p>
          </table:table-cell>
          <table:table-cell/>
          <table:table-cell office:value-type="float" office:value="27.7543" calcext:value-type="float">
            <text:p>27.7543</text:p>
          </table:table-cell>
          <table:table-cell office:value-type="float" office:value="27.4174" calcext:value-type="float">
            <text:p>27.4174</text:p>
          </table:table-cell>
          <table:table-cell/>
          <table:table-cell office:value-type="float" office:value="23.6647" calcext:value-type="float">
            <text:p>23.6647</text:p>
          </table:table-cell>
          <table:table-cell office:value-type="float" office:value="24.3713" calcext:value-type="float">
            <text:p>24.3713</text:p>
          </table:table-cell>
          <table:table-cell/>
          <table:table-cell office:value-type="float" office:value="21.5808" calcext:value-type="float">
            <text:p>21.5808</text:p>
          </table:table-cell>
          <table:table-cell office:value-type="float" office:value="21.6636" calcext:value-type="float">
            <text:p>21.6636</text:p>
          </table:table-cell>
          <table:table-cell/>
          <table:table-cell office:value-type="float" office:value="19.497" calcext:value-type="float">
            <text:p>19.497</text:p>
          </table:table-cell>
          <table:table-cell office:value-type="float" office:value="19.2567" calcext:value-type="float">
            <text:p>19.2567</text:p>
          </table:table-cell>
          <table:table-cell/>
          <table:table-cell office:value-type="float" office:value="17.4131" calcext:value-type="float">
            <text:p>17.4131</text:p>
          </table:table-cell>
          <table:table-cell office:value-type="float" office:value="17.1173" calcext:value-type="float">
            <text:p>17.1173</text:p>
          </table:table-cell>
        </table:table-row>
        <table:table-row table:style-name="ro1">
          <table:table-cell office:value-type="float" office:value="0.310481" calcext:value-type="float">
            <text:p>0.310481</text:p>
          </table:table-cell>
          <table:table-cell/>
          <table:table-cell office:value-type="float" office:value="34.6144" calcext:value-type="float">
            <text:p>34.6144</text:p>
          </table:table-cell>
          <table:table-cell office:value-type="float" office:value="34.8513" calcext:value-type="float">
            <text:p>34.8513</text:p>
          </table:table-cell>
          <table:table-cell/>
          <table:table-cell office:value-type="float" office:value="31.2554" calcext:value-type="float">
            <text:p>31.2554</text:p>
          </table:table-cell>
          <table:table-cell office:value-type="float" office:value="31.0043" calcext:value-type="float">
            <text:p>31.0043</text:p>
          </table:table-cell>
          <table:table-cell/>
          <table:table-cell office:value-type="float" office:value="27.8964" calcext:value-type="float">
            <text:p>27.8964</text:p>
          </table:table-cell>
          <table:table-cell office:value-type="float" office:value="27.582" calcext:value-type="float">
            <text:p>27.582</text:p>
          </table:table-cell>
          <table:table-cell/>
          <table:table-cell office:value-type="float" office:value="23.8261" calcext:value-type="float">
            <text:p>23.8261</text:p>
          </table:table-cell>
          <table:table-cell office:value-type="float" office:value="24.5375" calcext:value-type="float">
            <text:p>24.5375</text:p>
          </table:table-cell>
          <table:table-cell/>
          <table:table-cell office:value-type="float" office:value="21.7403" calcext:value-type="float">
            <text:p>21.7403</text:p>
          </table:table-cell>
          <table:table-cell office:value-type="float" office:value="21.829" calcext:value-type="float">
            <text:p>21.829</text:p>
          </table:table-cell>
          <table:table-cell/>
          <table:table-cell office:value-type="float" office:value="19.6545" calcext:value-type="float">
            <text:p>19.6545</text:p>
          </table:table-cell>
          <table:table-cell office:value-type="float" office:value="19.4194" calcext:value-type="float">
            <text:p>19.4194</text:p>
          </table:table-cell>
          <table:table-cell/>
          <table:table-cell office:value-type="float" office:value="17.5687" calcext:value-type="float">
            <text:p>17.5687</text:p>
          </table:table-cell>
          <table:table-cell office:value-type="float" office:value="17.2759" calcext:value-type="float">
            <text:p>17.2759</text:p>
          </table:table-cell>
        </table:table-row>
        <table:table-row table:style-name="ro1">
          <table:table-cell office:value-type="float" office:value="0.311477" calcext:value-type="float">
            <text:p>0.311477</text:p>
          </table:table-cell>
          <table:table-cell/>
          <table:table-cell office:value-type="float" office:value="34.5837" calcext:value-type="float">
            <text:p>34.5837</text:p>
          </table:table-cell>
          <table:table-cell office:value-type="float" office:value="34.8431" calcext:value-type="float">
            <text:p>34.8431</text:p>
          </table:table-cell>
          <table:table-cell/>
          <table:table-cell office:value-type="float" office:value="31.2408" calcext:value-type="float">
            <text:p>31.2408</text:p>
          </table:table-cell>
          <table:table-cell office:value-type="float" office:value="31.007" calcext:value-type="float">
            <text:p>31.007</text:p>
          </table:table-cell>
          <table:table-cell/>
          <table:table-cell office:value-type="float" office:value="27.898" calcext:value-type="float">
            <text:p>27.898</text:p>
          </table:table-cell>
          <table:table-cell office:value-type="float" office:value="27.5932" calcext:value-type="float">
            <text:p>27.5932</text:p>
          </table:table-cell>
          <table:table-cell/>
          <table:table-cell office:value-type="float" office:value="23.8433" calcext:value-type="float">
            <text:p>23.8433</text:p>
          </table:table-cell>
          <table:table-cell office:value-type="float" office:value="24.5552" calcext:value-type="float">
            <text:p>24.5552</text:p>
          </table:table-cell>
          <table:table-cell/>
          <table:table-cell office:value-type="float" office:value="21.7609" calcext:value-type="float">
            <text:p>21.7609</text:p>
          </table:table-cell>
          <table:table-cell office:value-type="float" office:value="21.8518" calcext:value-type="float">
            <text:p>21.8518</text:p>
          </table:table-cell>
          <table:table-cell/>
          <table:table-cell office:value-type="float" office:value="19.6785" calcext:value-type="float">
            <text:p>19.6785</text:p>
          </table:table-cell>
          <table:table-cell office:value-type="float" office:value="19.446" calcext:value-type="float">
            <text:p>19.446</text:p>
          </table:table-cell>
          <table:table-cell/>
          <table:table-cell office:value-type="float" office:value="17.5961" calcext:value-type="float">
            <text:p>17.5961</text:p>
          </table:table-cell>
          <table:table-cell office:value-type="float" office:value="17.305" calcext:value-type="float">
            <text:p>17.305</text:p>
          </table:table-cell>
        </table:table-row>
        <table:table-row table:style-name="ro1">
          <table:table-cell office:value-type="float" office:value="0.313565" calcext:value-type="float">
            <text:p>0.313565</text:p>
          </table:table-cell>
          <table:table-cell/>
          <table:table-cell office:value-type="float" office:value="34.2813" calcext:value-type="float">
            <text:p>34.2813</text:p>
          </table:table-cell>
          <table:table-cell office:value-type="float" office:value="34.5851" calcext:value-type="float">
            <text:p>34.5851</text:p>
          </table:table-cell>
          <table:table-cell/>
          <table:table-cell office:value-type="float" office:value="30.995" calcext:value-type="float">
            <text:p>30.995</text:p>
          </table:table-cell>
          <table:table-cell office:value-type="float" office:value="30.798" calcext:value-type="float">
            <text:p>30.798</text:p>
          </table:table-cell>
          <table:table-cell/>
          <table:table-cell office:value-type="float" office:value="27.7086" calcext:value-type="float">
            <text:p>27.7086</text:p>
          </table:table-cell>
          <table:table-cell office:value-type="float" office:value="27.4255" calcext:value-type="float">
            <text:p>27.4255</text:p>
          </table:table-cell>
          <table:table-cell/>
          <table:table-cell office:value-type="float" office:value="23.7143" calcext:value-type="float">
            <text:p>23.7143</text:p>
          </table:table-cell>
          <table:table-cell office:value-type="float" office:value="24.4223" calcext:value-type="float">
            <text:p>24.4223</text:p>
          </table:table-cell>
          <table:table-cell/>
          <table:table-cell office:value-type="float" office:value="21.6533" calcext:value-type="float">
            <text:p>21.6533</text:p>
          </table:table-cell>
          <table:table-cell office:value-type="float" office:value="21.748" calcext:value-type="float">
            <text:p>21.748</text:p>
          </table:table-cell>
          <table:table-cell/>
          <table:table-cell office:value-type="float" office:value="19.5924" calcext:value-type="float">
            <text:p>19.5924</text:p>
          </table:table-cell>
          <table:table-cell office:value-type="float" office:value="19.3666" calcext:value-type="float">
            <text:p>19.3666</text:p>
          </table:table-cell>
          <table:table-cell/>
          <table:table-cell office:value-type="float" office:value="17.5314" calcext:value-type="float">
            <text:p>17.5314</text:p>
          </table:table-cell>
          <table:table-cell office:value-type="float" office:value="17.2459" calcext:value-type="float">
            <text:p>17.2459</text:p>
          </table:table-cell>
        </table:table-row>
        <table:table-row table:style-name="ro1">
          <table:table-cell office:value-type="float" office:value="0.314742" calcext:value-type="float">
            <text:p>0.314742</text:p>
          </table:table-cell>
          <table:table-cell/>
          <table:table-cell office:value-type="float" office:value="34.1864" calcext:value-type="float">
            <text:p>34.1864</text:p>
          </table:table-cell>
          <table:table-cell office:value-type="float" office:value="34.5154" calcext:value-type="float">
            <text:p>34.5154</text:p>
          </table:table-cell>
          <table:table-cell/>
          <table:table-cell office:value-type="float" office:value="30.9245" calcext:value-type="float">
            <text:p>30.9245</text:p>
          </table:table-cell>
          <table:table-cell office:value-type="float" office:value="30.7474" calcext:value-type="float">
            <text:p>30.7474</text:p>
          </table:table-cell>
          <table:table-cell/>
          <table:table-cell office:value-type="float" office:value="27.6625" calcext:value-type="float">
            <text:p>27.6625</text:p>
          </table:table-cell>
          <table:table-cell office:value-type="float" office:value="27.3907" calcext:value-type="float">
            <text:p>27.3907</text:p>
          </table:table-cell>
          <table:table-cell/>
          <table:table-cell office:value-type="float" office:value="23.6931" calcext:value-type="float">
            <text:p>23.6931</text:p>
          </table:table-cell>
          <table:table-cell office:value-type="float" office:value="24.4005" calcext:value-type="float">
            <text:p>24.4005</text:p>
          </table:table-cell>
          <table:table-cell/>
          <table:table-cell office:value-type="float" office:value="21.6397" calcext:value-type="float">
            <text:p>21.6397</text:p>
          </table:table-cell>
          <table:table-cell office:value-type="float" office:value="21.7367" calcext:value-type="float">
            <text:p>21.7367</text:p>
          </table:table-cell>
          <table:table-cell/>
          <table:table-cell office:value-type="float" office:value="19.5864" calcext:value-type="float">
            <text:p>19.5864</text:p>
          </table:table-cell>
          <table:table-cell office:value-type="float" office:value="19.3638" calcext:value-type="float">
            <text:p>19.3638</text:p>
          </table:table-cell>
          <table:table-cell/>
          <table:table-cell office:value-type="float" office:value="17.533" calcext:value-type="float">
            <text:p>17.533</text:p>
          </table:table-cell>
          <table:table-cell office:value-type="float" office:value="17.2499" calcext:value-type="float">
            <text:p>17.2499</text:p>
          </table:table-cell>
        </table:table-row>
        <table:table-row table:style-name="ro1">
          <table:table-cell office:value-type="float" office:value="0.31721" calcext:value-type="float">
            <text:p>0.31721</text:p>
          </table:table-cell>
          <table:table-cell/>
          <table:table-cell office:value-type="float" office:value="34.1752" calcext:value-type="float">
            <text:p>34.1752</text:p>
          </table:table-cell>
          <table:table-cell office:value-type="float" office:value="34.5578" calcext:value-type="float">
            <text:p>34.5578</text:p>
          </table:table-cell>
          <table:table-cell/>
          <table:table-cell office:value-type="float" office:value="30.946" calcext:value-type="float">
            <text:p>30.946</text:p>
          </table:table-cell>
          <table:table-cell office:value-type="float" office:value="30.8092" calcext:value-type="float">
            <text:p>30.8092</text:p>
          </table:table-cell>
          <table:table-cell/>
          <table:table-cell office:value-type="float" office:value="27.7169" calcext:value-type="float">
            <text:p>27.7169</text:p>
          </table:table-cell>
          <table:table-cell office:value-type="float" office:value="27.4673" calcext:value-type="float">
            <text:p>27.4673</text:p>
          </table:table-cell>
          <table:table-cell/>
          <table:table-cell office:value-type="float" office:value="23.7779" calcext:value-type="float">
            <text:p>23.7779</text:p>
          </table:table-cell>
          <table:table-cell office:value-type="float" office:value="24.4878" calcext:value-type="float">
            <text:p>24.4878</text:p>
          </table:table-cell>
          <table:table-cell/>
          <table:table-cell office:value-type="float" office:value="21.7292" calcext:value-type="float">
            <text:p>21.7292</text:p>
          </table:table-cell>
          <table:table-cell office:value-type="float" office:value="21.8316" calcext:value-type="float">
            <text:p>21.8316</text:p>
          </table:table-cell>
          <table:table-cell/>
          <table:table-cell office:value-type="float" office:value="19.6806" calcext:value-type="float">
            <text:p>19.6806</text:p>
          </table:table-cell>
          <table:table-cell office:value-type="float" office:value="19.4634" calcext:value-type="float">
            <text:p>19.4634</text:p>
          </table:table-cell>
          <table:table-cell/>
          <table:table-cell office:value-type="float" office:value="17.632" calcext:value-type="float">
            <text:p>17.632</text:p>
          </table:table-cell>
          <table:table-cell office:value-type="float" office:value="17.3522" calcext:value-type="float">
            <text:p>17.3522</text:p>
          </table:table-cell>
        </table:table-row>
        <table:table-row table:style-name="ro1">
          <table:table-cell office:value-type="float" office:value="0.31834" calcext:value-type="float">
            <text:p>0.31834</text:p>
          </table:table-cell>
          <table:table-cell/>
          <table:table-cell office:value-type="float" office:value="34.0133" calcext:value-type="float">
            <text:p>34.0133</text:p>
          </table:table-cell>
          <table:table-cell office:value-type="float" office:value="34.4184" calcext:value-type="float">
            <text:p>34.4184</text:p>
          </table:table-cell>
          <table:table-cell/>
          <table:table-cell office:value-type="float" office:value="30.8139" calcext:value-type="float">
            <text:p>30.8139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float" office:value="27.6145" calcext:value-type="float">
            <text:p>27.6145</text:p>
          </table:table-cell>
          <table:table-cell office:value-type="float" office:value="27.3759" calcext:value-type="float">
            <text:p>27.3759</text:p>
          </table:table-cell>
          <table:table-cell/>
          <table:table-cell office:value-type="float" office:value="23.7072" calcext:value-type="float">
            <text:p>23.7072</text:p>
          </table:table-cell>
          <table:table-cell office:value-type="float" office:value="24.415" calcext:value-type="float">
            <text:p>24.415</text:p>
          </table:table-cell>
          <table:table-cell/>
          <table:table-cell office:value-type="float" office:value="21.6702" calcext:value-type="float">
            <text:p>21.6702</text:p>
          </table:table-cell>
          <table:table-cell office:value-type="float" office:value="21.7744" calcext:value-type="float">
            <text:p>21.7744</text:p>
          </table:table-cell>
          <table:table-cell/>
          <table:table-cell office:value-type="float" office:value="19.6332" calcext:value-type="float">
            <text:p>19.6332</text:p>
          </table:table-cell>
          <table:table-cell office:value-type="float" office:value="19.4194" calcext:value-type="float">
            <text:p>19.4194</text:p>
          </table:table-cell>
          <table:table-cell/>
          <table:table-cell office:value-type="float" office:value="17.5961" calcext:value-type="float">
            <text:p>17.5961</text:p>
          </table:table-cell>
          <table:table-cell office:value-type="float" office:value="17.3191" calcext:value-type="float">
            <text:p>17.3191</text:p>
          </table:table-cell>
        </table:table-row>
        <table:table-row table:style-name="ro1">
          <table:table-cell office:value-type="float" office:value="0.321212" calcext:value-type="float">
            <text:p>0.321212</text:p>
          </table:table-cell>
          <table:table-cell/>
          <table:table-cell office:value-type="float" office:value="34.0406" calcext:value-type="float">
            <text:p>34.0406</text:p>
          </table:table-cell>
          <table:table-cell office:value-type="float" office:value="34.5067" calcext:value-type="float">
            <text:p>34.5067</text:p>
          </table:table-cell>
          <table:table-cell/>
          <table:table-cell office:value-type="float" office:value="30.875" calcext:value-type="float">
            <text:p>30.875</text:p>
          </table:table-cell>
          <table:table-cell office:value-type="float" office:value="30.8023" calcext:value-type="float">
            <text:p>30.8023</text:p>
          </table:table-cell>
          <table:table-cell/>
          <table:table-cell office:value-type="float" office:value="27.7094" calcext:value-type="float">
            <text:p>27.7094</text:p>
          </table:table-cell>
          <table:table-cell office:value-type="float" office:value="27.4955" calcext:value-type="float">
            <text:p>27.4955</text:p>
          </table:table-cell>
          <table:table-cell/>
          <table:table-cell office:value-type="float" office:value="23.8322" calcext:value-type="float">
            <text:p>23.8322</text:p>
          </table:table-cell>
          <table:table-cell office:value-type="float" office:value="24.5438" calcext:value-type="float">
            <text:p>24.5438</text:p>
          </table:table-cell>
          <table:table-cell/>
          <table:table-cell office:value-type="float" office:value="21.7985" calcext:value-type="float">
            <text:p>21.7985</text:p>
          </table:table-cell>
          <table:table-cell office:value-type="float" office:value="21.9089" calcext:value-type="float">
            <text:p>21.9089</text:p>
          </table:table-cell>
          <table:table-cell/>
          <table:table-cell office:value-type="float" office:value="19.7649" calcext:value-type="float">
            <text:p>19.7649</text:p>
          </table:table-cell>
          <table:table-cell office:value-type="float" office:value="19.5569" calcext:value-type="float">
            <text:p>19.5569</text:p>
          </table:table-cell>
          <table:table-cell/>
          <table:table-cell office:value-type="float" office:value="17.7312" calcext:value-type="float">
            <text:p>17.7312</text:p>
          </table:table-cell>
          <table:table-cell office:value-type="float" office:value="17.4574" calcext:value-type="float">
            <text:p>17.4574</text:p>
          </table:table-cell>
        </table:table-row>
        <table:table-row table:style-name="ro1">
          <table:table-cell office:value-type="float" office:value="0.322382" calcext:value-type="float">
            <text:p>0.322382</text:p>
          </table:table-cell>
          <table:table-cell/>
          <table:table-cell office:value-type="float" office:value="33.9944" calcext:value-type="float">
            <text:p>33.9944</text:p>
          </table:table-cell>
          <table:table-cell office:value-type="float" office:value="34.4843" calcext:value-type="float">
            <text:p>34.4843</text:p>
          </table:table-cell>
          <table:table-cell/>
          <table:table-cell office:value-type="float" office:value="30.8478" calcext:value-type="float">
            <text:p>30.8478</text:p>
          </table:table-cell>
          <table:table-cell office:value-type="float" office:value="30.7935" calcext:value-type="float">
            <text:p>30.7935</text:p>
          </table:table-cell>
          <table:table-cell/>
          <table:table-cell office:value-type="float" office:value="27.7012" calcext:value-type="float">
            <text:p>27.7012</text:p>
          </table:table-cell>
          <table:table-cell office:value-type="float" office:value="27.4977" calcext:value-type="float">
            <text:p>27.4977</text:p>
          </table:table-cell>
          <table:table-cell/>
          <table:table-cell office:value-type="float" office:value="23.8427" calcext:value-type="float">
            <text:p>23.8427</text:p>
          </table:table-cell>
          <table:table-cell office:value-type="float" office:value="24.5546" calcext:value-type="float">
            <text:p>24.5546</text:p>
          </table:table-cell>
          <table:table-cell/>
          <table:table-cell office:value-type="float" office:value="21.8139" calcext:value-type="float">
            <text:p>21.8139</text:p>
          </table:table-cell>
          <table:table-cell office:value-type="float" office:value="21.9265" calcext:value-type="float">
            <text:p>21.9265</text:p>
          </table:table-cell>
          <table:table-cell/>
          <table:table-cell office:value-type="float" office:value="19.7851" calcext:value-type="float">
            <text:p>19.7851</text:p>
          </table:table-cell>
          <table:table-cell office:value-type="float" office:value="19.5797" calcext:value-type="float">
            <text:p>19.5797</text:p>
          </table:table-cell>
          <table:table-cell/>
          <table:table-cell office:value-type="float" office:value="17.7563" calcext:value-type="float">
            <text:p>17.7563</text:p>
          </table:table-cell>
          <table:table-cell office:value-type="float" office:value="17.4841" calcext:value-type="float">
            <text:p>17.4841</text:p>
          </table:table-cell>
        </table:table-row>
        <table:table-row table:style-name="ro1">
          <table:table-cell office:value-type="float" office:value="0.324742" calcext:value-type="float">
            <text:p>0.324742</text:p>
          </table:table-cell>
          <table:table-cell/>
          <table:table-cell office:value-type="float" office:value="33.994" calcext:value-type="float">
            <text:p>33.994</text:p>
          </table:table-cell>
          <table:table-cell office:value-type="float" office:value="34.5326" calcext:value-type="float">
            <text:p>34.5326</text:p>
          </table:table-cell>
          <table:table-cell/>
          <table:table-cell office:value-type="float" office:value="30.8769" calcext:value-type="float">
            <text:p>30.8769</text:p>
          </table:table-cell>
          <table:table-cell office:value-type="float" office:value="30.8591" calcext:value-type="float">
            <text:p>30.8591</text:p>
          </table:table-cell>
          <table:table-cell/>
          <table:table-cell office:value-type="float" office:value="27.7599" calcext:value-type="float">
            <text:p>27.7599</text:p>
          </table:table-cell>
          <table:table-cell office:value-type="float" office:value="27.5764" calcext:value-type="float">
            <text:p>27.5764</text:p>
          </table:table-cell>
          <table:table-cell/>
          <table:table-cell office:value-type="float" office:value="23.9284" calcext:value-type="float">
            <text:p>23.9284</text:p>
          </table:table-cell>
          <table:table-cell office:value-type="float" office:value="24.6429" calcext:value-type="float">
            <text:p>24.6429</text:p>
          </table:table-cell>
          <table:table-cell/>
          <table:table-cell office:value-type="float" office:value="21.9039" calcext:value-type="float">
            <text:p>21.9039</text:p>
          </table:table-cell>
          <table:table-cell office:value-type="float" office:value="22.0214" calcext:value-type="float">
            <text:p>22.0214</text:p>
          </table:table-cell>
          <table:table-cell/>
          <table:table-cell office:value-type="float" office:value="19.8795" calcext:value-type="float">
            <text:p>19.8795</text:p>
          </table:table-cell>
          <table:table-cell office:value-type="float" office:value="19.6788" calcext:value-type="float">
            <text:p>19.6788</text:p>
          </table:table-cell>
          <table:table-cell/>
          <table:table-cell office:value-type="float" office:value="17.855" calcext:value-type="float">
            <text:p>17.855</text:p>
          </table:table-cell>
          <table:table-cell office:value-type="float" office:value="17.5854" calcext:value-type="float">
            <text:p>17.5854</text:p>
          </table:table-cell>
        </table:table-row>
        <table:table-row table:style-name="ro1">
          <table:table-cell office:value-type="float" office:value="0.325518" calcext:value-type="float">
            <text:p>0.325518</text:p>
          </table:table-cell>
          <table:table-cell/>
          <table:table-cell office:value-type="float" office:value="33.9857" calcext:value-type="float">
            <text:p>33.9857</text:p>
          </table:table-cell>
          <table:table-cell office:value-type="float" office:value="34.5401" calcext:value-type="float">
            <text:p>34.5401</text:p>
          </table:table-cell>
          <table:table-cell/>
          <table:table-cell office:value-type="float" office:value="30.8791" calcext:value-type="float">
            <text:p>30.8791</text:p>
          </table:table-cell>
          <table:table-cell office:value-type="float" office:value="30.8731" calcext:value-type="float">
            <text:p>30.8731</text:p>
          </table:table-cell>
          <table:table-cell/>
          <table:table-cell office:value-type="float" office:value="27.7724" calcext:value-type="float">
            <text:p>27.7724</text:p>
          </table:table-cell>
          <table:table-cell office:value-type="float" office:value="27.5955" calcext:value-type="float">
            <text:p>27.5955</text:p>
          </table:table-cell>
          <table:table-cell/>
          <table:table-cell office:value-type="float" office:value="23.9507" calcext:value-type="float">
            <text:p>23.9507</text:p>
          </table:table-cell>
          <table:table-cell office:value-type="float" office:value="24.6658" calcext:value-type="float">
            <text:p>24.6658</text:p>
          </table:table-cell>
          <table:table-cell/>
          <table:table-cell office:value-type="float" office:value="21.9282" calcext:value-type="float">
            <text:p>21.9282</text:p>
          </table:table-cell>
          <table:table-cell office:value-type="float" office:value="22.0472" calcext:value-type="float">
            <text:p>22.0472</text:p>
          </table:table-cell>
          <table:table-cell/>
          <table:table-cell office:value-type="float" office:value="19.9057" calcext:value-type="float">
            <text:p>19.9057</text:p>
          </table:table-cell>
          <table:table-cell office:value-type="float" office:value="19.7066" calcext:value-type="float">
            <text:p>19.7066</text:p>
          </table:table-cell>
          <table:table-cell/>
          <table:table-cell office:value-type="float" office:value="17.8831" calcext:value-type="float">
            <text:p>17.8831</text:p>
          </table:table-cell>
          <table:table-cell office:value-type="float" office:value="17.6144" calcext:value-type="float">
            <text:p>17.6144</text:p>
          </table:table-cell>
        </table:table-row>
        <table:table-row table:style-name="ro1">
          <table:table-cell office:value-type="float" office:value="0.326373" calcext:value-type="float">
            <text:p>0.326373</text:p>
          </table:table-cell>
          <table:table-cell/>
          <table:table-cell office:value-type="float" office:value="33.8886" calcext:value-type="float">
            <text:p>33.8886</text:p>
          </table:table-cell>
          <table:table-cell office:value-type="float" office:value="34.4587" calcext:value-type="float">
            <text:p>34.4587</text:p>
          </table:table-cell>
          <table:table-cell/>
          <table:table-cell office:value-type="float" office:value="30.8014" calcext:value-type="float">
            <text:p>30.8014</text:p>
          </table:table-cell>
          <table:table-cell office:value-type="float" office:value="30.8085" calcext:value-type="float">
            <text:p>30.8085</text:p>
          </table:table-cell>
          <table:table-cell/>
          <table:table-cell office:value-type="float" office:value="27.7142" calcext:value-type="float">
            <text:p>27.7142</text:p>
          </table:table-cell>
          <table:table-cell office:value-type="float" office:value="27.5449" calcext:value-type="float">
            <text:p>27.5449</text:p>
          </table:table-cell>
          <table:table-cell/>
          <table:table-cell office:value-type="float" office:value="23.9131" calcext:value-type="float">
            <text:p>23.9131</text:p>
          </table:table-cell>
          <table:table-cell office:value-type="float" office:value="24.6271" calcext:value-type="float">
            <text:p>24.6271</text:p>
          </table:table-cell>
          <table:table-cell/>
          <table:table-cell office:value-type="float" office:value="21.8979" calcext:value-type="float">
            <text:p>21.8979</text:p>
          </table:table-cell>
          <table:table-cell office:value-type="float" office:value="22.0183" calcext:value-type="float">
            <text:p>22.0183</text:p>
          </table:table-cell>
          <table:table-cell/>
          <table:table-cell office:value-type="float" office:value="19.8828" calcext:value-type="float">
            <text:p>19.8828</text:p>
          </table:table-cell>
          <table:table-cell office:value-type="float" office:value="19.6859" calcext:value-type="float">
            <text:p>19.6859</text:p>
          </table:table-cell>
          <table:table-cell/>
          <table:table-cell office:value-type="float" office:value="17.8677" calcext:value-type="float">
            <text:p>17.8677</text:p>
          </table:table-cell>
          <table:table-cell office:value-type="float" office:value="17.6006" calcext:value-type="float">
            <text:p>17.6006</text:p>
          </table:table-cell>
        </table:table-row>
        <table:table-row table:style-name="ro1">
          <table:table-cell office:value-type="float" office:value="0.328996" calcext:value-type="float">
            <text:p>0.328996</text:p>
          </table:table-cell>
          <table:table-cell/>
          <table:table-cell office:value-type="float" office:value="33.6824" calcext:value-type="float">
            <text:p>33.6824</text:p>
          </table:table-cell>
          <table:table-cell office:value-type="float" office:value="34.3013" calcext:value-type="float">
            <text:p>34.3013</text:p>
          </table:table-cell>
          <table:table-cell/>
          <table:table-cell office:value-type="float" office:value="30.6461" calcext:value-type="float">
            <text:p>30.6461</text:p>
          </table:table-cell>
          <table:table-cell office:value-type="float" office:value="30.6923" calcext:value-type="float">
            <text:p>30.6923</text:p>
          </table:table-cell>
          <table:table-cell/>
          <table:table-cell office:value-type="float" office:value="27.6098" calcext:value-type="float">
            <text:p>27.6098</text:p>
          </table:table-cell>
          <table:table-cell office:value-type="float" office:value="27.463" calcext:value-type="float">
            <text:p>27.463</text:p>
          </table:table-cell>
          <table:table-cell/>
          <table:table-cell office:value-type="float" office:value="23.8611" calcext:value-type="float">
            <text:p>23.8611</text:p>
          </table:table-cell>
          <table:table-cell office:value-type="float" office:value="24.5735" calcext:value-type="float">
            <text:p>24.5735</text:p>
          </table:table-cell>
          <table:table-cell/>
          <table:table-cell office:value-type="float" office:value="21.8632" calcext:value-type="float">
            <text:p>21.8632</text:p>
          </table:table-cell>
          <table:table-cell office:value-type="float" office:value="21.988" calcext:value-type="float">
            <text:p>21.988</text:p>
          </table:table-cell>
          <table:table-cell/>
          <table:table-cell office:value-type="float" office:value="19.8653" calcext:value-type="float">
            <text:p>19.8653</text:p>
          </table:table-cell>
          <table:table-cell office:value-type="float" office:value="19.6746" calcext:value-type="float">
            <text:p>19.6746</text:p>
          </table:table-cell>
          <table:table-cell/>
          <table:table-cell office:value-type="float" office:value="17.8675" calcext:value-type="float">
            <text:p>17.8675</text:p>
          </table:table-cell>
          <table:table-cell office:value-type="float" office:value="17.6045" calcext:value-type="float">
            <text:p>17.6045</text:p>
          </table:table-cell>
        </table:table-row>
        <table:table-row table:style-name="ro1">
          <table:table-cell office:value-type="float" office:value="0.330941" calcext:value-type="float">
            <text:p>0.330941</text:p>
          </table:table-cell>
          <table:table-cell/>
          <table:table-cell office:value-type="float" office:value="33.5847" calcext:value-type="float">
            <text:p>33.5847</text:p>
          </table:table-cell>
          <table:table-cell office:value-type="float" office:value="34.2398" calcext:value-type="float">
            <text:p>34.2398</text:p>
          </table:table-cell>
          <table:table-cell/>
          <table:table-cell office:value-type="float" office:value="30.5808" calcext:value-type="float">
            <text:p>30.5808</text:p>
          </table:table-cell>
          <table:table-cell office:value-type="float" office:value="30.6554" calcext:value-type="float">
            <text:p>30.6554</text:p>
          </table:table-cell>
          <table:table-cell/>
          <table:table-cell office:value-type="float" office:value="27.5769" calcext:value-type="float">
            <text:p>27.5769</text:p>
          </table:table-cell>
          <table:table-cell office:value-type="float" office:value="27.4462" calcext:value-type="float">
            <text:p>27.4462</text:p>
          </table:table-cell>
          <table:table-cell/>
          <table:table-cell office:value-type="float" office:value="23.8605" calcext:value-type="float">
            <text:p>23.8605</text:p>
          </table:table-cell>
          <table:table-cell office:value-type="float" office:value="24.5729" calcext:value-type="float">
            <text:p>24.5729</text:p>
          </table:table-cell>
          <table:table-cell/>
          <table:table-cell office:value-type="float" office:value="21.8722" calcext:value-type="float">
            <text:p>21.8722</text:p>
          </table:table-cell>
          <table:table-cell office:value-type="float" office:value="22.0005" calcext:value-type="float">
            <text:p>22.0005</text:p>
          </table:table-cell>
          <table:table-cell/>
          <table:table-cell office:value-type="float" office:value="19.884" calcext:value-type="float">
            <text:p>19.884</text:p>
          </table:table-cell>
          <table:table-cell office:value-type="float" office:value="19.6973" calcext:value-type="float">
            <text:p>19.6973</text:p>
          </table:table-cell>
          <table:table-cell/>
          <table:table-cell office:value-type="float" office:value="17.8957" calcext:value-type="float">
            <text:p>17.8957</text:p>
          </table:table-cell>
          <table:table-cell office:value-type="float" office:value="17.6353" calcext:value-type="float">
            <text:p>17.6353</text:p>
          </table:table-cell>
        </table:table-row>
        <table:table-row table:style-name="ro1">
          <table:table-cell office:value-type="float" office:value="0.3348" calcext:value-type="float">
            <text:p>0.3348</text:p>
          </table:table-cell>
          <table:table-cell/>
          <table:table-cell office:value-type="float" office:value="33.0395" calcext:value-type="float">
            <text:p>33.0395</text:p>
          </table:table-cell>
          <table:table-cell office:value-type="float" office:value="33.7568" calcext:value-type="float">
            <text:p>33.7568</text:p>
          </table:table-cell>
          <table:table-cell/>
          <table:table-cell office:value-type="float" office:value="30.1298" calcext:value-type="float">
            <text:p>30.1298</text:p>
          </table:table-cell>
          <table:table-cell office:value-type="float" office:value="30.2579" calcext:value-type="float">
            <text:p>30.2579</text:p>
          </table:table-cell>
          <table:table-cell/>
          <table:table-cell office:value-type="float" office:value="27.2202" calcext:value-type="float">
            <text:p>27.2202</text:p>
          </table:table-cell>
          <table:table-cell office:value-type="float" office:value="27.1217" calcext:value-type="float">
            <text:p>27.1217</text:p>
          </table:table-cell>
          <table:table-cell/>
          <table:table-cell office:value-type="float" office:value="23.6058" calcext:value-type="float">
            <text:p>23.6058</text:p>
          </table:table-cell>
          <table:table-cell office:value-type="float" office:value="24.3106" calcext:value-type="float">
            <text:p>24.3106</text:p>
          </table:table-cell>
          <table:table-cell/>
          <table:table-cell office:value-type="float" office:value="21.6575" calcext:value-type="float">
            <text:p>21.6575</text:p>
          </table:table-cell>
          <table:table-cell office:value-type="float" office:value="21.7909" calcext:value-type="float">
            <text:p>21.7909</text:p>
          </table:table-cell>
          <table:table-cell/>
          <table:table-cell office:value-type="float" office:value="19.7092" calcext:value-type="float">
            <text:p>19.7092</text:p>
          </table:table-cell>
          <table:table-cell office:value-type="float" office:value="19.5323" calcext:value-type="float">
            <text:p>19.5323</text:p>
          </table:table-cell>
          <table:table-cell/>
          <table:table-cell office:value-type="float" office:value="17.761" calcext:value-type="float">
            <text:p>17.761</text:p>
          </table:table-cell>
          <table:table-cell office:value-type="float" office:value="17.5078" calcext:value-type="float">
            <text:p>17.5078</text:p>
          </table:table-cell>
        </table:table-row>
        <table:table-row table:style-name="ro1">
          <table:table-cell office:value-type="float" office:value="0.337026" calcext:value-type="float">
            <text:p>0.337026</text:p>
          </table:table-cell>
          <table:table-cell/>
          <table:table-cell office:value-type="float" office:value="33.3653" calcext:value-type="float">
            <text:p>33.3653</text:p>
          </table:table-cell>
          <table:table-cell office:value-type="float" office:value="34.1313" calcext:value-type="float">
            <text:p>34.1313</text:p>
          </table:table-cell>
          <table:table-cell/>
          <table:table-cell office:value-type="float" office:value="30.4533" calcext:value-type="float">
            <text:p>30.4533</text:p>
          </table:table-cell>
          <table:table-cell office:value-type="float" office:value="30.6139" calcext:value-type="float">
            <text:p>30.6139</text:p>
          </table:table-cell>
          <table:table-cell/>
          <table:table-cell office:value-type="float" office:value="27.5413" calcext:value-type="float">
            <text:p>27.5413</text:p>
          </table:table-cell>
          <table:table-cell office:value-type="float" office:value="27.459" calcext:value-type="float">
            <text:p>27.459</text:p>
          </table:table-cell>
          <table:table-cell/>
          <table:table-cell office:value-type="float" office:value="23.9152" calcext:value-type="float">
            <text:p>23.9152</text:p>
          </table:table-cell>
          <table:table-cell office:value-type="float" office:value="24.6293" calcext:value-type="float">
            <text:p>24.6293</text:p>
          </table:table-cell>
          <table:table-cell/>
          <table:table-cell office:value-type="float" office:value="21.9524" calcext:value-type="float">
            <text:p>21.9524</text:p>
          </table:table-cell>
          <table:table-cell office:value-type="float" office:value="22.0911" calcext:value-type="float">
            <text:p>22.0911</text:p>
          </table:table-cell>
          <table:table-cell/>
          <table:table-cell office:value-type="float" office:value="19.9895" calcext:value-type="float">
            <text:p>19.9895</text:p>
          </table:table-cell>
          <table:table-cell office:value-type="float" office:value="19.8146" calcext:value-type="float">
            <text:p>19.8146</text:p>
          </table:table-cell>
          <table:table-cell/>
          <table:table-cell office:value-type="float" office:value="18.0267" calcext:value-type="float">
            <text:p>18.0267</text:p>
          </table:table-cell>
          <table:table-cell office:value-type="float" office:value="17.7726" calcext:value-type="float">
            <text:p>17.7726</text:p>
          </table:table-cell>
        </table:table-row>
        <table:table-row table:style-name="ro1">
          <table:table-cell office:value-type="float" office:value="0.340469" calcext:value-type="float">
            <text:p>0.340469</text:p>
          </table:table-cell>
          <table:table-cell/>
          <table:table-cell office:value-type="float" office:value="33.1104" calcext:value-type="float">
            <text:p>33.1104</text:p>
          </table:table-cell>
          <table:table-cell office:value-type="float" office:value="33.9333" calcext:value-type="float">
            <text:p>33.9333</text:p>
          </table:table-cell>
          <table:table-cell/>
          <table:table-cell office:value-type="float" office:value="30.2607" calcext:value-type="float">
            <text:p>30.2607</text:p>
          </table:table-cell>
          <table:table-cell office:value-type="float" office:value="30.4673" calcext:value-type="float">
            <text:p>30.4673</text:p>
          </table:table-cell>
          <table:table-cell/>
          <table:table-cell office:value-type="float" office:value="27.4109" calcext:value-type="float">
            <text:p>27.4109</text:p>
          </table:table-cell>
          <table:table-cell office:value-type="float" office:value="27.3553" calcext:value-type="float">
            <text:p>27.3553</text:p>
          </table:table-cell>
          <table:table-cell/>
          <table:table-cell office:value-type="float" office:value="23.8491" calcext:value-type="float">
            <text:p>23.8491</text:p>
          </table:table-cell>
          <table:table-cell office:value-type="float" office:value="24.5612" calcext:value-type="float">
            <text:p>24.5612</text:p>
          </table:table-cell>
          <table:table-cell/>
          <table:table-cell office:value-type="float" office:value="21.9086" calcext:value-type="float">
            <text:p>21.9086</text:p>
          </table:table-cell>
          <table:table-cell office:value-type="float" office:value="22.0525" calcext:value-type="float">
            <text:p>22.0525</text:p>
          </table:table-cell>
          <table:table-cell/>
          <table:table-cell office:value-type="float" office:value="19.9681" calcext:value-type="float">
            <text:p>19.9681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18.0276" calcext:value-type="float">
            <text:p>18.0276</text:p>
          </table:table-cell>
          <table:table-cell office:value-type="float" office:value="17.7776" calcext:value-type="float">
            <text:p>17.7776</text:p>
          </table:table-cell>
        </table:table-row>
        <table:table-row table:style-name="ro1">
          <table:table-cell office:value-type="float" office:value="0.34263" calcext:value-type="float">
            <text:p>0.34263</text:p>
          </table:table-cell>
          <table:table-cell/>
          <table:table-cell office:value-type="float" office:value="33.1648" calcext:value-type="float">
            <text:p>33.1648</text:p>
          </table:table-cell>
          <table:table-cell office:value-type="float" office:value="34.0278" calcext:value-type="float">
            <text:p>34.0278</text:p>
          </table:table-cell>
          <table:table-cell/>
          <table:table-cell office:value-type="float" office:value="30.3354" calcext:value-type="float">
            <text:p>30.3354</text:p>
          </table:table-cell>
          <table:table-cell office:value-type="float" office:value="30.5715" calcext:value-type="float">
            <text:p>30.5715</text:p>
          </table:table-cell>
          <table:table-cell/>
          <table:table-cell office:value-type="float" office:value="27.5059" calcext:value-type="float">
            <text:p>27.5059</text:p>
          </table:table-cell>
          <table:table-cell office:value-type="float" office:value="27.4662" calcext:value-type="float">
            <text:p>27.4662</text:p>
          </table:table-cell>
          <table:table-cell/>
          <table:table-cell office:value-type="float" office:value="23.961" calcext:value-type="float">
            <text:p>23.961</text:p>
          </table:table-cell>
          <table:table-cell office:value-type="float" office:value="24.6764" calcext:value-type="float">
            <text:p>24.6764</text:p>
          </table:table-cell>
          <table:table-cell/>
          <table:table-cell office:value-type="float" office:value="22.022" calcext:value-type="float">
            <text:p>22.022</text:p>
          </table:table-cell>
          <table:table-cell office:value-type="float" office:value="22.1699" calcext:value-type="float">
            <text:p>22.1699</text:p>
          </table:table-cell>
          <table:table-cell/>
          <table:table-cell office:value-type="float" office:value="20.0831" calcext:value-type="float">
            <text:p>20.0831</text:p>
          </table:table-cell>
          <table:table-cell office:value-type="float" office:value="19.918" calcext:value-type="float">
            <text:p>19.918</text:p>
          </table:table-cell>
          <table:table-cell/>
          <table:table-cell office:value-type="float" office:value="18.1441" calcext:value-type="float">
            <text:p>18.1441</text:p>
          </table:table-cell>
          <table:table-cell office:value-type="float" office:value="17.8949" calcext:value-type="float">
            <text:p>17.8949</text:p>
          </table:table-cell>
        </table:table-row>
        <table:table-row table:style-name="ro1">
          <table:table-cell office:value-type="float" office:value="0.346412" calcext:value-type="float">
            <text:p>0.346412</text:p>
          </table:table-cell>
          <table:table-cell/>
          <table:table-cell office:value-type="float" office:value="32.7942" calcext:value-type="float">
            <text:p>32.7942</text:p>
          </table:table-cell>
          <table:table-cell office:value-type="float" office:value="33.7132" calcext:value-type="float">
            <text:p>33.7132</text:p>
          </table:table-cell>
          <table:table-cell/>
          <table:table-cell office:value-type="float" office:value="30.0391" calcext:value-type="float">
            <text:p>30.0391</text:p>
          </table:table-cell>
          <table:table-cell office:value-type="float" office:value="30.3221" calcext:value-type="float">
            <text:p>30.3221</text:p>
          </table:table-cell>
          <table:table-cell/>
          <table:table-cell office:value-type="float" office:value="27.284" calcext:value-type="float">
            <text:p>27.284</text:p>
          </table:table-cell>
          <table:table-cell office:value-type="float" office:value="27.2721" calcext:value-type="float">
            <text:p>27.2721</text:p>
          </table:table-cell>
          <table:table-cell/>
          <table:table-cell office:value-type="float" office:value="23.8178" calcext:value-type="float">
            <text:p>23.8178</text:p>
          </table:table-cell>
          <table:table-cell office:value-type="float" office:value="24.5289" calcext:value-type="float">
            <text:p>24.5289</text:p>
          </table:table-cell>
          <table:table-cell/>
          <table:table-cell office:value-type="float" office:value="21.909" calcext:value-type="float">
            <text:p>21.909</text:p>
          </table:table-cell>
          <table:table-cell office:value-type="float" office:value="22.0616" calcext:value-type="float">
            <text:p>22.0616</text:p>
          </table:table-cell>
          <table:table-cell/>
          <table:table-cell office:value-type="float" office:value="20.0002" calcext:value-type="float">
            <text:p>20.0002</text:p>
          </table:table-cell>
          <table:table-cell office:value-type="float" office:value="19.8425" calcext:value-type="float">
            <text:p>19.8425</text:p>
          </table:table-cell>
          <table:table-cell/>
          <table:table-cell office:value-type="float" office:value="18.0914" calcext:value-type="float">
            <text:p>18.0914</text:p>
          </table:table-cell>
          <table:table-cell office:value-type="float" office:value="17.8466" calcext:value-type="float">
            <text:p>17.8466</text:p>
          </table:table-cell>
        </table:table-row>
        <table:table-row table:style-name="ro1">
          <table:table-cell office:value-type="float" office:value="0.348798" calcext:value-type="float">
            <text:p>0.348798</text:p>
          </table:table-cell>
          <table:table-cell/>
          <table:table-cell office:value-type="float" office:value="32.7759" calcext:value-type="float">
            <text:p>32.7759</text:p>
          </table:table-cell>
          <table:table-cell office:value-type="float" office:value="33.735" calcext:value-type="float">
            <text:p>33.735</text:p>
          </table:table-cell>
          <table:table-cell/>
          <table:table-cell office:value-type="float" office:value="30.0491" calcext:value-type="float">
            <text:p>30.0491</text:p>
          </table:table-cell>
          <table:table-cell office:value-type="float" office:value="30.3626" calcext:value-type="float">
            <text:p>30.3626</text:p>
          </table:table-cell>
          <table:table-cell/>
          <table:table-cell office:value-type="float" office:value="27.3222" calcext:value-type="float">
            <text:p>27.3222</text:p>
          </table:table-cell>
          <table:table-cell office:value-type="float" office:value="27.3273" calcext:value-type="float">
            <text:p>27.3273</text:p>
          </table:table-cell>
          <table:table-cell/>
          <table:table-cell office:value-type="float" office:value="23.8823" calcext:value-type="float">
            <text:p>23.8823</text:p>
          </table:table-cell>
          <table:table-cell office:value-type="float" office:value="24.5954" calcext:value-type="float">
            <text:p>24.5954</text:p>
          </table:table-cell>
          <table:table-cell/>
          <table:table-cell office:value-type="float" office:value="21.9801" calcext:value-type="float">
            <text:p>21.9801</text:p>
          </table:table-cell>
          <table:table-cell office:value-type="float" office:value="22.1366" calcext:value-type="float">
            <text:p>22.1366</text:p>
          </table:table-cell>
          <table:table-cell/>
          <table:table-cell office:value-type="float" office:value="20.0778" calcext:value-type="float">
            <text:p>20.0778</text:p>
          </table:table-cell>
          <table:table-cell office:value-type="float" office:value="19.9236" calcext:value-type="float">
            <text:p>19.9236</text:p>
          </table:table-cell>
          <table:table-cell/>
          <table:table-cell office:value-type="float" office:value="18.1756" calcext:value-type="float">
            <text:p>18.1756</text:p>
          </table:table-cell>
          <table:table-cell office:value-type="float" office:value="17.9319" calcext:value-type="float">
            <text:p>17.9319</text:p>
          </table:table-cell>
        </table:table-row>
        <table:table-row table:style-name="ro1">
          <table:table-cell office:value-type="float" office:value="0.351903" calcext:value-type="float">
            <text:p>0.351903</text:p>
          </table:table-cell>
          <table:table-cell/>
          <table:table-cell office:value-type="float" office:value="32.3744" calcext:value-type="float">
            <text:p>32.3744</text:p>
          </table:table-cell>
          <table:table-cell office:value-type="float" office:value="33.3731" calcext:value-type="float">
            <text:p>33.3731</text:p>
          </table:table-cell>
          <table:table-cell/>
          <table:table-cell office:value-type="float" office:value="29.7151" calcext:value-type="float">
            <text:p>29.7151</text:p>
          </table:table-cell>
          <table:table-cell office:value-type="float" office:value="30.0635" calcext:value-type="float">
            <text:p>30.0635</text:p>
          </table:table-cell>
          <table:table-cell/>
          <table:table-cell office:value-type="float" office:value="27.0557" calcext:value-type="float">
            <text:p>27.0557</text:p>
          </table:table-cell>
          <table:table-cell office:value-type="float" office:value="27.0821" calcext:value-type="float">
            <text:p>27.0821</text:p>
          </table:table-cell>
          <table:table-cell/>
          <table:table-cell office:value-type="float" office:value="23.689" calcext:value-type="float">
            <text:p>23.689</text:p>
          </table:table-cell>
          <table:table-cell office:value-type="float" office:value="24.3963" calcext:value-type="float">
            <text:p>24.3963</text:p>
          </table:table-cell>
          <table:table-cell/>
          <table:table-cell office:value-type="float" office:value="21.8173" calcext:value-type="float">
            <text:p>21.8173</text:p>
          </table:table-cell>
          <table:table-cell office:value-type="float" office:value="21.9769" calcext:value-type="float">
            <text:p>21.9769</text:p>
          </table:table-cell>
          <table:table-cell/>
          <table:table-cell office:value-type="float" office:value="19.9456" calcext:value-type="float">
            <text:p>19.9456</text:p>
          </table:table-cell>
          <table:table-cell office:value-type="float" office:value="19.7974" calcext:value-type="float">
            <text:p>19.7974</text:p>
          </table:table-cell>
          <table:table-cell/>
          <table:table-cell office:value-type="float" office:value="18.0739" calcext:value-type="float">
            <text:p>18.0739</text:p>
          </table:table-cell>
          <table:table-cell office:value-type="float" office:value="17.8341" calcext:value-type="float">
            <text:p>17.8341</text:p>
          </table:table-cell>
        </table:table-row>
        <table:table-row table:style-name="ro1">
          <table:table-cell office:value-type="float" office:value="0.353611" calcext:value-type="float">
            <text:p>0.353611</text:p>
          </table:table-cell>
          <table:table-cell/>
          <table:table-cell office:value-type="float" office:value="32.447" calcext:value-type="float">
            <text:p>32.447</text:p>
          </table:table-cell>
          <table:table-cell office:value-type="float" office:value="33.4758" calcext:value-type="float">
            <text:p>33.4758</text:p>
          </table:table-cell>
          <table:table-cell/>
          <table:table-cell office:value-type="float" office:value="29.8003" calcext:value-type="float">
            <text:p>29.8003</text:p>
          </table:table-cell>
          <table:table-cell office:value-type="float" office:value="30.1706" calcext:value-type="float">
            <text:p>30.1706</text:p>
          </table:table-cell>
          <table:table-cell/>
          <table:table-cell office:value-type="float" office:value="27.1536" calcext:value-type="float">
            <text:p>27.1536</text:p>
          </table:table-cell>
          <table:table-cell office:value-type="float" office:value="27.1917" calcext:value-type="float">
            <text:p>27.1917</text:p>
          </table:table-cell>
          <table:table-cell/>
          <table:table-cell office:value-type="float" office:value="23.7964" calcext:value-type="float">
            <text:p>23.7964</text:p>
          </table:table-cell>
          <table:table-cell office:value-type="float" office:value="24.5069" calcext:value-type="float">
            <text:p>24.5069</text:p>
          </table:table-cell>
          <table:table-cell/>
          <table:table-cell office:value-type="float" office:value="21.9246" calcext:value-type="float">
            <text:p>21.9246</text:p>
          </table:table-cell>
          <table:table-cell office:value-type="float" office:value="22.0872" calcext:value-type="float">
            <text:p>22.0872</text:p>
          </table:table-cell>
          <table:table-cell/>
          <table:table-cell office:value-type="float" office:value="20.0528" calcext:value-type="float">
            <text:p>20.0528</text:p>
          </table:table-cell>
          <table:table-cell office:value-type="float" office:value="19.9064" calcext:value-type="float">
            <text:p>19.9064</text:p>
          </table:table-cell>
          <table:table-cell/>
          <table:table-cell office:value-type="float" office:value="18.181" calcext:value-type="float">
            <text:p>18.181</text:p>
          </table:table-cell>
          <table:table-cell office:value-type="float" office:value="17.941" calcext:value-type="float">
            <text:p>17.941</text:p>
          </table:table-cell>
        </table:table-row>
        <table:table-row table:style-name="ro1">
          <table:table-cell office:value-type="float" office:value="0.354259" calcext:value-type="float">
            <text:p>0.354259</text:p>
          </table:table-cell>
          <table:table-cell/>
          <table:table-cell office:value-type="float" office:value="32.2422" calcext:value-type="float">
            <text:p>32.2422</text:p>
          </table:table-cell>
          <table:table-cell office:value-type="float" office:value="33.2749" calcext:value-type="float">
            <text:p>33.2749</text:p>
          </table:table-cell>
          <table:table-cell/>
          <table:table-cell office:value-type="float" office:value="29.6192" calcext:value-type="float">
            <text:p>29.6192</text:p>
          </table:table-cell>
          <table:table-cell office:value-type="float" office:value="29.995" calcext:value-type="float">
            <text:p>29.995</text:p>
          </table:table-cell>
          <table:table-cell/>
          <table:table-cell office:value-type="float" office:value="26.9962" calcext:value-type="float">
            <text:p>26.9962</text:p>
          </table:table-cell>
          <table:table-cell office:value-type="float" office:value="27.0384" calcext:value-type="float">
            <text:p>27.0384</text:p>
          </table:table-cell>
          <table:table-cell/>
          <table:table-cell office:value-type="float" office:value="23.6666" calcext:value-type="float">
            <text:p>23.6666</text:p>
          </table:table-cell>
          <table:table-cell office:value-type="float" office:value="24.3732" calcext:value-type="float">
            <text:p>24.3732</text:p>
          </table:table-cell>
          <table:table-cell/>
          <table:table-cell office:value-type="float" office:value="21.8081" calcext:value-type="float">
            <text:p>21.8081</text:p>
          </table:table-cell>
          <table:table-cell office:value-type="float" office:value="21.9707" calcext:value-type="float">
            <text:p>21.9707</text:p>
          </table:table-cell>
          <table:table-cell/>
          <table:table-cell office:value-type="float" office:value="19.9497" calcext:value-type="float">
            <text:p>19.9497</text:p>
          </table:table-cell>
          <table:table-cell office:value-type="float" office:value="19.8051" calcext:value-type="float">
            <text:p>19.8051</text:p>
          </table:table-cell>
          <table:table-cell/>
          <table:table-cell office:value-type="float" office:value="18.0913" calcext:value-type="float">
            <text:p>18.0913</text:p>
          </table:table-cell>
          <table:table-cell office:value-type="float" office:value="17.8529" calcext:value-type="float">
            <text:p>17.8529</text:p>
          </table:table-cell>
        </table:table-row>
        <table:table-row table:style-name="ro1">
          <table:table-cell office:value-type="float" office:value="0.356539" calcext:value-type="float">
            <text:p>0.356539</text:p>
          </table:table-cell>
          <table:table-cell/>
          <table:table-cell office:value-type="float" office:value="32.4919" calcext:value-type="float">
            <text:p>32.4919</text:p>
          </table:table-cell>
          <table:table-cell office:value-type="float" office:value="33.5692" calcext:value-type="float">
            <text:p>33.5692</text:p>
          </table:table-cell>
          <table:table-cell/>
          <table:table-cell office:value-type="float" office:value="29.8733" calcext:value-type="float">
            <text:p>29.8733</text:p>
          </table:table-cell>
          <table:table-cell office:value-type="float" office:value="30.2797" calcext:value-type="float">
            <text:p>30.2797</text:p>
          </table:table-cell>
          <table:table-cell/>
          <table:table-cell office:value-type="float" office:value="27.2547" calcext:value-type="float">
            <text:p>27.2547</text:p>
          </table:table-cell>
          <table:table-cell office:value-type="float" office:value="27.3126" calcext:value-type="float">
            <text:p>27.3126</text:p>
          </table:table-cell>
          <table:table-cell/>
          <table:table-cell office:value-type="float" office:value="23.9219" calcext:value-type="float">
            <text:p>23.9219</text:p>
          </table:table-cell>
          <table:table-cell office:value-type="float" office:value="24.6362" calcext:value-type="float">
            <text:p>24.6362</text:p>
          </table:table-cell>
          <table:table-cell/>
          <table:table-cell office:value-type="float" office:value="22.0547" calcext:value-type="float">
            <text:p>22.0547</text:p>
          </table:table-cell>
          <table:table-cell office:value-type="float" office:value="22.222" calcext:value-type="float">
            <text:p>22.222</text:p>
          </table:table-cell>
          <table:table-cell/>
          <table:table-cell office:value-type="float" office:value="20.1874" calcext:value-type="float">
            <text:p>20.1874</text:p>
          </table:table-cell>
          <table:table-cell office:value-type="float" office:value="20.0445" calcext:value-type="float">
            <text:p>20.0445</text:p>
          </table:table-cell>
          <table:table-cell/>
          <table:table-cell office:value-type="float" office:value="18.3202" calcext:value-type="float">
            <text:p>18.3202</text:p>
          </table:table-cell>
          <table:table-cell office:value-type="float" office:value="18.0803" calcext:value-type="float">
            <text:p>18.0803</text:p>
          </table:table-cell>
        </table:table-row>
        <table:table-row table:style-name="ro1">
          <table:table-cell office:value-type="float" office:value="0.356529" calcext:value-type="float">
            <text:p>0.356529</text:p>
          </table:table-cell>
          <table:table-cell/>
          <table:table-cell office:value-type="float" office:value="32.2504" calcext:value-type="float">
            <text:p>32.2504</text:p>
          </table:table-cell>
          <table:table-cell office:value-type="float" office:value="33.3196" calcext:value-type="float">
            <text:p>33.3196</text:p>
          </table:table-cell>
          <table:table-cell/>
          <table:table-cell office:value-type="float" office:value="29.6512" calcext:value-type="float">
            <text:p>29.6512</text:p>
          </table:table-cell>
          <table:table-cell office:value-type="float" office:value="30.0545" calcext:value-type="float">
            <text:p>30.0545</text:p>
          </table:table-cell>
          <table:table-cell/>
          <table:table-cell office:value-type="float" office:value="27.052" calcext:value-type="float">
            <text:p>27.052</text:p>
          </table:table-cell>
          <table:table-cell office:value-type="float" office:value="27.1093" calcext:value-type="float">
            <text:p>27.1093</text:p>
          </table:table-cell>
          <table:table-cell/>
          <table:table-cell office:value-type="float" office:value="23.7438" calcext:value-type="float">
            <text:p>23.7438</text:p>
          </table:table-cell>
          <table:table-cell office:value-type="float" office:value="24.4528" calcext:value-type="float">
            <text:p>24.4528</text:p>
          </table:table-cell>
          <table:table-cell/>
          <table:table-cell office:value-type="float" office:value="21.8904" calcext:value-type="float">
            <text:p>21.8904</text:p>
          </table:table-cell>
          <table:table-cell office:value-type="float" office:value="22.0565" calcext:value-type="float">
            <text:p>22.0565</text:p>
          </table:table-cell>
          <table:table-cell/>
          <table:table-cell office:value-type="float" office:value="20.037" calcext:value-type="float">
            <text:p>20.037</text:p>
          </table:table-cell>
          <table:table-cell office:value-type="float" office:value="19.8951" calcext:value-type="float">
            <text:p>19.8951</text:p>
          </table:table-cell>
          <table:table-cell/>
          <table:table-cell office:value-type="float" office:value="18.1836" calcext:value-type="float">
            <text:p>18.1836</text:p>
          </table:table-cell>
          <table:table-cell office:value-type="float" office:value="17.9455" calcext:value-type="float">
            <text:p>17.9455</text:p>
          </table:table-cell>
        </table:table-row>
        <table:table-row table:style-name="ro1">
          <table:table-cell office:value-type="float" office:value="0.358212" calcext:value-type="float">
            <text:p>0.358212</text:p>
          </table:table-cell>
          <table:table-cell/>
          <table:table-cell office:value-type="float" office:value="32.2335" calcext:value-type="float">
            <text:p>32.2335</text:p>
          </table:table-cell>
          <table:table-cell office:value-type="float" office:value="33.3286" calcext:value-type="float">
            <text:p>33.3286</text:p>
          </table:table-cell>
          <table:table-cell/>
          <table:table-cell office:value-type="float" office:value="29.6537" calcext:value-type="float">
            <text:p>29.6537</text:p>
          </table:table-cell>
          <table:table-cell office:value-type="float" office:value="30.0767" calcext:value-type="float">
            <text:p>30.0767</text:p>
          </table:table-cell>
          <table:table-cell/>
          <table:table-cell office:value-type="float" office:value="27.0738" calcext:value-type="float">
            <text:p>27.0738</text:p>
          </table:table-cell>
          <table:table-cell office:value-type="float" office:value="27.1422" calcext:value-type="float">
            <text:p>27.1422</text:p>
          </table:table-cell>
          <table:table-cell/>
          <table:table-cell office:value-type="float" office:value="23.7838" calcext:value-type="float">
            <text:p>23.7838</text:p>
          </table:table-cell>
          <table:table-cell office:value-type="float" office:value="24.494" calcext:value-type="float">
            <text:p>24.494</text:p>
          </table:table-cell>
          <table:table-cell/>
          <table:table-cell office:value-type="float" office:value="21.9355" calcext:value-type="float">
            <text:p>21.9355</text:p>
          </table:table-cell>
          <table:table-cell office:value-type="float" office:value="22.1041" calcext:value-type="float">
            <text:p>22.1041</text:p>
          </table:table-cell>
          <table:table-cell/>
          <table:table-cell office:value-type="float" office:value="20.0873" calcext:value-type="float">
            <text:p>20.0873</text:p>
          </table:table-cell>
          <table:table-cell office:value-type="float" office:value="19.9474" calcext:value-type="float">
            <text:p>19.9474</text:p>
          </table:table-cell>
          <table:table-cell/>
          <table:table-cell office:value-type="float" office:value="18.239" calcext:value-type="float">
            <text:p>18.239</text:p>
          </table:table-cell>
          <table:table-cell office:value-type="float" office:value="18.0012" calcext:value-type="float">
            <text:p>18.0012</text:p>
          </table:table-cell>
        </table:table-row>
        <table:table-row table:style-name="ro1">
          <table:table-cell office:value-type="float" office:value="0.359234" calcext:value-type="float">
            <text:p>0.359234</text:p>
          </table:table-cell>
          <table:table-cell/>
          <table:table-cell office:value-type="float" office:value="32.1779" calcext:value-type="float">
            <text:p>32.1779</text:p>
          </table:table-cell>
          <table:table-cell office:value-type="float" office:value="33.287" calcext:value-type="float">
            <text:p>33.287</text:p>
          </table:table-cell>
          <table:table-cell/>
          <table:table-cell office:value-type="float" office:value="29.6134" calcext:value-type="float">
            <text:p>29.6134</text:p>
          </table:table-cell>
          <table:table-cell office:value-type="float" office:value="30.0477" calcext:value-type="float">
            <text:p>30.0477</text:p>
          </table:table-cell>
          <table:table-cell/>
          <table:table-cell office:value-type="float" office:value="27.0488" calcext:value-type="float">
            <text:p>27.0488</text:p>
          </table:table-cell>
          <table:table-cell office:value-type="float" office:value="27.1237" calcext:value-type="float">
            <text:p>27.1237</text:p>
          </table:table-cell>
          <table:table-cell/>
          <table:table-cell office:value-type="float" office:value="23.7744" calcext:value-type="float">
            <text:p>23.7744</text:p>
          </table:table-cell>
          <table:table-cell office:value-type="float" office:value="24.4843" calcext:value-type="float">
            <text:p>24.4843</text:p>
          </table:table-cell>
          <table:table-cell/>
          <table:table-cell office:value-type="float" office:value="21.9319" calcext:value-type="float">
            <text:p>21.9319</text:p>
          </table:table-cell>
          <table:table-cell office:value-type="float" office:value="22.1017" calcext:value-type="float">
            <text:p>22.1017</text:p>
          </table:table-cell>
          <table:table-cell/>
          <table:table-cell office:value-type="float" office:value="20.0893" calcext:value-type="float">
            <text:p>20.0893</text:p>
          </table:table-cell>
          <table:table-cell office:value-type="float" office:value="19.9509" calcext:value-type="float">
            <text:p>19.9509</text:p>
          </table:table-cell>
          <table:table-cell/>
          <table:table-cell office:value-type="float" office:value="18.2468" calcext:value-type="float">
            <text:p>18.2468</text:p>
          </table:table-cell>
          <table:table-cell office:value-type="float" office:value="18.0094" calcext:value-type="float">
            <text:p>18.0094</text:p>
          </table:table-cell>
        </table:table-row>
        <table:table-row table:style-name="ro1">
          <table:table-cell office:value-type="float" office:value="0.360509" calcext:value-type="float">
            <text:p>0.360509</text:p>
          </table:table-cell>
          <table:table-cell/>
          <table:table-cell office:value-type="float" office:value="32.3291" calcext:value-type="float">
            <text:p>32.3291</text:p>
          </table:table-cell>
          <table:table-cell office:value-type="float" office:value="33.4631" calcext:value-type="float">
            <text:p>33.4631</text:p>
          </table:table-cell>
          <table:table-cell/>
          <table:table-cell office:value-type="float" office:value="29.7661" calcext:value-type="float">
            <text:p>29.7661</text:p>
          </table:table-cell>
          <table:table-cell office:value-type="float" office:value="30.2175" calcext:value-type="float">
            <text:p>30.2175</text:p>
          </table:table-cell>
          <table:table-cell/>
          <table:table-cell office:value-type="float" office:value="27.203" calcext:value-type="float">
            <text:p>27.203</text:p>
          </table:table-cell>
          <table:table-cell office:value-type="float" office:value="27.2866" calcext:value-type="float">
            <text:p>27.2866</text:p>
          </table:table-cell>
          <table:table-cell/>
          <table:table-cell office:value-type="float" office:value="23.9257" calcext:value-type="float">
            <text:p>23.9257</text:p>
          </table:table-cell>
          <table:table-cell office:value-type="float" office:value="24.64" calcext:value-type="float">
            <text:p>24.64</text:p>
          </table:table-cell>
          <table:table-cell/>
          <table:table-cell office:value-type="float" office:value="22.0777" calcext:value-type="float">
            <text:p>22.0777</text:p>
          </table:table-cell>
          <table:table-cell office:value-type="float" office:value="22.2502" calcext:value-type="float">
            <text:p>22.2502</text:p>
          </table:table-cell>
          <table:table-cell/>
          <table:table-cell office:value-type="float" office:value="20.2297" calcext:value-type="float">
            <text:p>20.2297</text:p>
          </table:table-cell>
          <table:table-cell office:value-type="float" office:value="20.0921" calcext:value-type="float">
            <text:p>20.0921</text:p>
          </table:table-cell>
          <table:table-cell/>
          <table:table-cell office:value-type="float" office:value="18.3817" calcext:value-type="float">
            <text:p>18.3817</text:p>
          </table:table-cell>
          <table:table-cell office:value-type="float" office:value="18.1433" calcext:value-type="float">
            <text:p>18.1433</text:p>
          </table:table-cell>
        </table:table-row>
        <table:table-row table:style-name="ro1">
          <table:table-cell office:value-type="float" office:value="0.361476" calcext:value-type="float">
            <text:p>0.361476</text:p>
          </table:table-cell>
          <table:table-cell/>
          <table:table-cell office:value-type="float" office:value="32.0692" calcext:value-type="float">
            <text:p>32.0692</text:p>
          </table:table-cell>
          <table:table-cell office:value-type="float" office:value="33.209" calcext:value-type="float">
            <text:p>33.209</text:p>
          </table:table-cell>
          <table:table-cell/>
          <table:table-cell office:value-type="float" office:value="29.537" calcext:value-type="float">
            <text:p>29.537</text:p>
          </table:table-cell>
          <table:table-cell office:value-type="float" office:value="29.996" calcext:value-type="float">
            <text:p>29.996</text:p>
          </table:table-cell>
          <table:table-cell/>
          <table:table-cell office:value-type="float" office:value="27.0048" calcext:value-type="float">
            <text:p>27.0048</text:p>
          </table:table-cell>
          <table:table-cell office:value-type="float" office:value="27.0939" calcext:value-type="float">
            <text:p>27.0939</text:p>
          </table:table-cell>
          <table:table-cell/>
          <table:table-cell office:value-type="float" office:value="23.763" calcext:value-type="float">
            <text:p>23.763</text:p>
          </table:table-cell>
          <table:table-cell office:value-type="float" office:value="24.4725" calcext:value-type="float">
            <text:p>24.4725</text:p>
          </table:table-cell>
          <table:table-cell/>
          <table:table-cell office:value-type="float" office:value="21.9323" calcext:value-type="float">
            <text:p>21.9323</text:p>
          </table:table-cell>
          <table:table-cell office:value-type="float" office:value="22.1048" calcext:value-type="float">
            <text:p>22.1048</text:p>
          </table:table-cell>
          <table:table-cell/>
          <table:table-cell office:value-type="float" office:value="20.1017" calcext:value-type="float">
            <text:p>20.1017</text:p>
          </table:table-cell>
          <table:table-cell office:value-type="float" office:value="19.9662" calcext:value-type="float">
            <text:p>19.9662</text:p>
          </table:table-cell>
          <table:table-cell/>
          <table:table-cell office:value-type="float" office:value="18.271" calcext:value-type="float">
            <text:p>18.271</text:p>
          </table:table-cell>
          <table:table-cell office:value-type="float" office:value="18.0345" calcext:value-type="float">
            <text:p>18.0345</text:p>
          </table:table-cell>
        </table:table-row>
        <table:table-row table:style-name="ro1">
          <table:table-cell office:value-type="float" office:value="0.36233" calcext:value-type="float">
            <text:p>0.36233</text:p>
          </table:table-cell>
          <table:table-cell/>
          <table:table-cell office:value-type="float" office:value="31.9597" calcext:value-type="float">
            <text:p>31.9597</text:p>
          </table:table-cell>
          <table:table-cell office:value-type="float" office:value="33.1084" calcext:value-type="float">
            <text:p>33.1084</text:p>
          </table:table-cell>
          <table:table-cell/>
          <table:table-cell office:value-type="float" office:value="29.445" calcext:value-type="float">
            <text:p>29.445</text:p>
          </table:table-cell>
          <table:table-cell office:value-type="float" office:value="29.9122" calcext:value-type="float">
            <text:p>29.9122</text:p>
          </table:table-cell>
          <table:table-cell/>
          <table:table-cell office:value-type="float" office:value="26.9304" calcext:value-type="float">
            <text:p>26.9304</text:p>
          </table:table-cell>
          <table:table-cell office:value-type="float" office:value="27.0246" calcext:value-type="float">
            <text:p>27.0246</text:p>
          </table:table-cell>
          <table:table-cell/>
          <table:table-cell office:value-type="float" office:value="23.7079" calcext:value-type="float">
            <text:p>23.7079</text:p>
          </table:table-cell>
          <table:table-cell office:value-type="float" office:value="24.4157" calcext:value-type="float">
            <text:p>24.4157</text:p>
          </table:table-cell>
          <table:table-cell/>
          <table:table-cell office:value-type="float" office:value="21.8856" calcext:value-type="float">
            <text:p>21.8856</text:p>
          </table:table-cell>
          <table:table-cell office:value-type="float" office:value="22.0587" calcext:value-type="float">
            <text:p>22.0587</text:p>
          </table:table-cell>
          <table:table-cell/>
          <table:table-cell office:value-type="float" office:value="20.0633" calcext:value-type="float">
            <text:p>20.0633</text:p>
          </table:table-cell>
          <table:table-cell office:value-type="float" office:value="19.9292" calcext:value-type="float">
            <text:p>19.9292</text:p>
          </table:table-cell>
          <table:table-cell/>
          <table:table-cell office:value-type="float" office:value="18.2411" calcext:value-type="float">
            <text:p>18.2411</text:p>
          </table:table-cell>
          <table:table-cell office:value-type="float" office:value="18.0053" calcext:value-type="float">
            <text:p>18.0053</text:p>
          </table:table-cell>
        </table:table-row>
        <table:table-row table:style-name="ro1">
          <table:table-cell office:value-type="float" office:value="0.365057" calcext:value-type="float">
            <text:p>0.365057</text:p>
          </table:table-cell>
          <table:table-cell/>
          <table:table-cell office:value-type="float" office:value="32.0556" calcext:value-type="float">
            <text:p>32.0556</text:p>
          </table:table-cell>
          <table:table-cell office:value-type="float" office:value="33.2488" calcext:value-type="float">
            <text:p>33.2488</text:p>
          </table:table-cell>
          <table:table-cell/>
          <table:table-cell office:value-type="float" office:value="29.5619" calcext:value-type="float">
            <text:p>29.5619</text:p>
          </table:table-cell>
          <table:table-cell office:value-type="float" office:value="30.0616" calcext:value-type="float">
            <text:p>30.0616</text:p>
          </table:table-cell>
          <table:table-cell/>
          <table:table-cell office:value-type="float" office:value="27.0682" calcext:value-type="float">
            <text:p>27.0682</text:p>
          </table:table-cell>
          <table:table-cell office:value-type="float" office:value="27.1799" calcext:value-type="float">
            <text:p>27.1799</text:p>
          </table:table-cell>
          <table:table-cell/>
          <table:table-cell office:value-type="float" office:value="23.862" calcext:value-type="float">
            <text:p>23.862</text:p>
          </table:table-cell>
          <table:table-cell office:value-type="float" office:value="24.5745" calcext:value-type="float">
            <text:p>24.5745</text:p>
          </table:table-cell>
          <table:table-cell/>
          <table:table-cell office:value-type="float" office:value="22.0413" calcext:value-type="float">
            <text:p>22.0413</text:p>
          </table:table-cell>
          <table:table-cell office:value-type="float" office:value="22.2188" calcext:value-type="float">
            <text:p>22.2188</text:p>
          </table:table-cell>
          <table:table-cell/>
          <table:table-cell office:value-type="float" office:value="20.2206" calcext:value-type="float">
            <text:p>20.2206</text:p>
          </table:table-cell>
          <table:table-cell office:value-type="float" office:value="20.0889" calcext:value-type="float">
            <text:p>20.0889</text:p>
          </table:table-cell>
          <table:table-cell/>
          <table:table-cell office:value-type="float" office:value="18.3999" calcext:value-type="float">
            <text:p>18.3999</text:p>
          </table:table-cell>
          <table:table-cell office:value-type="float" office:value="18.1632" calcext:value-type="float">
            <text:p>18.1632</text:p>
          </table:table-cell>
        </table:table-row>
        <table:table-row table:style-name="ro1">
          <table:table-cell office:value-type="float" office:value="0.366351" calcext:value-type="float">
            <text:p>0.366351</text:p>
          </table:table-cell>
          <table:table-cell/>
          <table:table-cell office:value-type="float" office:value="31.7794" calcext:value-type="float">
            <text:p>31.7794</text:p>
          </table:table-cell>
          <table:table-cell office:value-type="float" office:value="32.9813" calcext:value-type="float">
            <text:p>32.9813</text:p>
          </table:table-cell>
          <table:table-cell/>
          <table:table-cell office:value-type="float" office:value="29.3205" calcext:value-type="float">
            <text:p>29.3205</text:p>
          </table:table-cell>
          <table:table-cell office:value-type="float" office:value="29.8303" calcext:value-type="float">
            <text:p>29.8303</text:p>
          </table:table-cell>
          <table:table-cell/>
          <table:table-cell office:value-type="float" office:value="26.8616" calcext:value-type="float">
            <text:p>26.8616</text:p>
          </table:table-cell>
          <table:table-cell office:value-type="float" office:value="26.9803" calcext:value-type="float">
            <text:p>26.9803</text:p>
          </table:table-cell>
          <table:table-cell/>
          <table:table-cell office:value-type="float" office:value="23.6952" calcext:value-type="float">
            <text:p>23.6952</text:p>
          </table:table-cell>
          <table:table-cell office:value-type="float" office:value="24.4027" calcext:value-type="float">
            <text:p>24.4027</text:p>
          </table:table-cell>
          <table:table-cell/>
          <table:table-cell office:value-type="float" office:value="21.8935" calcext:value-type="float">
            <text:p>21.8935</text:p>
          </table:table-cell>
          <table:table-cell office:value-type="float" office:value="22.0713" calcext:value-type="float">
            <text:p>22.0713</text:p>
          </table:table-cell>
          <table:table-cell/>
          <table:table-cell office:value-type="float" office:value="20.0918" calcext:value-type="float">
            <text:p>20.0918</text:p>
          </table:table-cell>
          <table:table-cell office:value-type="float" office:value="19.9626" calcext:value-type="float">
            <text:p>19.9626</text:p>
          </table:table-cell>
          <table:table-cell/>
          <table:table-cell office:value-type="float" office:value="18.2902" calcext:value-type="float">
            <text:p>18.2902</text:p>
          </table:table-cell>
          <table:table-cell office:value-type="float" office:value="18.0554" calcext:value-type="float">
            <text:p>18.0554</text:p>
          </table:table-cell>
        </table:table-row>
        <table:table-row table:style-name="ro1">
          <table:table-cell office:value-type="float" office:value="0.36766" calcext:value-type="float">
            <text:p>0.36766</text:p>
          </table:table-cell>
          <table:table-cell/>
          <table:table-cell office:value-type="float" office:value="31.6063" calcext:value-type="float">
            <text:p>31.6063</text:p>
          </table:table-cell>
          <table:table-cell office:value-type="float" office:value="32.8206" calcext:value-type="float">
            <text:p>32.8206</text:p>
          </table:table-cell>
          <table:table-cell/>
          <table:table-cell office:value-type="float" office:value="29.1741" calcext:value-type="float">
            <text:p>29.1741</text:p>
          </table:table-cell>
          <table:table-cell office:value-type="float" office:value="29.6955" calcext:value-type="float">
            <text:p>29.6955</text:p>
          </table:table-cell>
          <table:table-cell/>
          <table:table-cell office:value-type="float" office:value="26.7419" calcext:value-type="float">
            <text:p>26.7419</text:p>
          </table:table-cell>
          <table:table-cell office:value-type="float" office:value="26.868" calcext:value-type="float">
            <text:p>26.868</text:p>
          </table:table-cell>
          <table:table-cell/>
          <table:table-cell office:value-type="float" office:value="23.6049" calcext:value-type="float">
            <text:p>23.6049</text:p>
          </table:table-cell>
          <table:table-cell office:value-type="float" office:value="24.3097" calcext:value-type="float">
            <text:p>24.3097</text:p>
          </table:table-cell>
          <table:table-cell/>
          <table:table-cell office:value-type="float" office:value="21.8165" calcext:value-type="float">
            <text:p>21.8165</text:p>
          </table:table-cell>
          <table:table-cell office:value-type="float" office:value="21.995" calcext:value-type="float">
            <text:p>21.995</text:p>
          </table:table-cell>
          <table:table-cell/>
          <table:table-cell office:value-type="float" office:value="20.028" calcext:value-type="float">
            <text:p>20.028</text:p>
          </table:table-cell>
          <table:table-cell office:value-type="float" office:value="19.9007" calcext:value-type="float">
            <text:p>19.9007</text:p>
          </table:table-cell>
          <table:table-cell/>
          <table:table-cell office:value-type="float" office:value="18.2396" calcext:value-type="float">
            <text:p>18.2396</text:p>
          </table:table-cell>
          <table:table-cell office:value-type="float" office:value="18.0059" calcext:value-type="float">
            <text:p>18.0059</text:p>
          </table:table-cell>
        </table:table-row>
        <table:table-row table:style-name="ro1">
          <table:table-cell office:value-type="float" office:value="0.371547" calcext:value-type="float">
            <text:p>0.371547</text:p>
          </table:table-cell>
          <table:table-cell/>
          <table:table-cell office:value-type="float" office:value="31.6771" calcext:value-type="float">
            <text:p>31.6771</text:p>
          </table:table-cell>
          <table:table-cell office:value-type="float" office:value="32.9496" calcext:value-type="float">
            <text:p>32.9496</text:p>
          </table:table-cell>
          <table:table-cell/>
          <table:table-cell office:value-type="float" office:value="29.2788" calcext:value-type="float">
            <text:p>29.2788</text:p>
          </table:table-cell>
          <table:table-cell office:value-type="float" office:value="29.8436" calcext:value-type="float">
            <text:p>29.8436</text:p>
          </table:table-cell>
          <table:table-cell/>
          <table:table-cell office:value-type="float" office:value="26.8806" calcext:value-type="float">
            <text:p>26.8806</text:p>
          </table:table-cell>
          <table:table-cell office:value-type="float" office:value="27.0304" calcext:value-type="float">
            <text:p>27.0304</text:p>
          </table:table-cell>
          <table:table-cell/>
          <table:table-cell office:value-type="float" office:value="23.7726" calcext:value-type="float">
            <text:p>23.7726</text:p>
          </table:table-cell>
          <table:table-cell office:value-type="float" office:value="24.4824" calcext:value-type="float">
            <text:p>24.4824</text:p>
          </table:table-cell>
          <table:table-cell/>
          <table:table-cell office:value-type="float" office:value="21.9905" calcext:value-type="float">
            <text:p>21.9905</text:p>
          </table:table-cell>
          <table:table-cell office:value-type="float" office:value="22.1746" calcext:value-type="float">
            <text:p>22.1746</text:p>
          </table:table-cell>
          <table:table-cell/>
          <table:table-cell office:value-type="float" office:value="20.2084" calcext:value-type="float">
            <text:p>20.2084</text:p>
          </table:table-cell>
          <table:table-cell office:value-type="float" office:value="20.0843" calcext:value-type="float">
            <text:p>20.0843</text:p>
          </table:table-cell>
          <table:table-cell/>
          <table:table-cell office:value-type="float" office:value="18.4263" calcext:value-type="float">
            <text:p>18.4263</text:p>
          </table:table-cell>
          <table:table-cell office:value-type="float" office:value="18.1911" calcext:value-type="float">
            <text:p>18.1911</text:p>
          </table:table-cell>
        </table:table-row>
        <table:table-row table:style-name="ro1">
          <table:table-cell office:value-type="float" office:value="0.373137" calcext:value-type="float">
            <text:p>0.373137</text:p>
          </table:table-cell>
          <table:table-cell/>
          <table:table-cell office:value-type="float" office:value="31.6114" calcext:value-type="float">
            <text:p>31.6114</text:p>
          </table:table-cell>
          <table:table-cell office:value-type="float" office:value="32.9035" calcext:value-type="float">
            <text:p>32.9035</text:p>
          </table:table-cell>
          <table:table-cell/>
          <table:table-cell office:value-type="float" office:value="29.2341" calcext:value-type="float">
            <text:p>29.2341</text:p>
          </table:table-cell>
          <table:table-cell office:value-type="float" office:value="29.8146" calcext:value-type="float">
            <text:p>29.8146</text:p>
          </table:table-cell>
          <table:table-cell/>
          <table:table-cell office:value-type="float" office:value="26.8568" calcext:value-type="float">
            <text:p>26.8568</text:p>
          </table:table-cell>
          <table:table-cell office:value-type="float" office:value="27.0156" calcext:value-type="float">
            <text:p>27.0156</text:p>
          </table:table-cell>
          <table:table-cell/>
          <table:table-cell office:value-type="float" office:value="23.7698" calcext:value-type="float">
            <text:p>23.7698</text:p>
          </table:table-cell>
          <table:table-cell office:value-type="float" office:value="24.4795" calcext:value-type="float">
            <text:p>24.4795</text:p>
          </table:table-cell>
          <table:table-cell/>
          <table:table-cell office:value-type="float" office:value="21.9957" calcext:value-type="float">
            <text:p>21.9957</text:p>
          </table:table-cell>
          <table:table-cell office:value-type="float" office:value="22.1814" calcext:value-type="float">
            <text:p>22.1814</text:p>
          </table:table-cell>
          <table:table-cell/>
          <table:table-cell office:value-type="float" office:value="20.2215" calcext:value-type="float">
            <text:p>20.2215</text:p>
          </table:table-cell>
          <table:table-cell office:value-type="float" office:value="20.0991" calcext:value-type="float">
            <text:p>20.0991</text:p>
          </table:table-cell>
          <table:table-cell/>
          <table:table-cell office:value-type="float" office:value="18.4474" calcext:value-type="float">
            <text:p>18.4474</text:p>
          </table:table-cell>
          <table:table-cell office:value-type="float" office:value="18.2122" calcext:value-type="float">
            <text:p>18.2122</text:p>
          </table:table-cell>
        </table:table-row>
        <table:table-row table:style-name="ro1">
          <table:table-cell office:value-type="float" office:value="0.376829" calcext:value-type="float">
            <text:p>0.376829</text:p>
          </table:table-cell>
          <table:table-cell/>
          <table:table-cell office:value-type="float" office:value="31.558" calcext:value-type="float">
            <text:p>31.558</text:p>
          </table:table-cell>
          <table:table-cell office:value-type="float" office:value="32.8987" calcext:value-type="float">
            <text:p>32.8987</text:p>
          </table:table-cell>
          <table:table-cell/>
          <table:table-cell office:value-type="float" office:value="29.2214" calcext:value-type="float">
            <text:p>29.2214</text:p>
          </table:table-cell>
          <table:table-cell office:value-type="float" office:value="29.8396" calcext:value-type="float">
            <text:p>29.8396</text:p>
          </table:table-cell>
          <table:table-cell/>
          <table:table-cell office:value-type="float" office:value="26.8849" calcext:value-type="float">
            <text:p>26.8849</text:p>
          </table:table-cell>
          <table:table-cell office:value-type="float" office:value="27.065" calcext:value-type="float">
            <text:p>27.065</text:p>
          </table:table-cell>
          <table:table-cell/>
          <table:table-cell office:value-type="float" office:value="23.8366" calcext:value-type="float">
            <text:p>23.8366</text:p>
          </table:table-cell>
          <table:table-cell office:value-type="float" office:value="24.5483" calcext:value-type="float">
            <text:p>24.5483</text:p>
          </table:table-cell>
          <table:table-cell/>
          <table:table-cell office:value-type="float" office:value="22.0756" calcext:value-type="float">
            <text:p>22.0756</text:p>
          </table:table-cell>
          <table:table-cell office:value-type="float" office:value="22.2657" calcext:value-type="float">
            <text:p>22.2657</text:p>
          </table:table-cell>
          <table:table-cell/>
          <table:table-cell office:value-type="float" office:value="20.3147" calcext:value-type="float">
            <text:p>20.3147</text:p>
          </table:table-cell>
          <table:table-cell office:value-type="float" office:value="20.1953" calcext:value-type="float">
            <text:p>20.1953</text:p>
          </table:table-cell>
          <table:table-cell/>
          <table:table-cell office:value-type="float" office:value="18.5537" calcext:value-type="float">
            <text:p>18.5537</text:p>
          </table:table-cell>
          <table:table-cell office:value-type="float" office:value="18.3175" calcext:value-type="float">
            <text:p>18.3175</text:p>
          </table:table-cell>
        </table:table-row>
        <table:table-row table:style-name="ro1">
          <table:table-cell office:value-type="float" office:value="0.378612" calcext:value-type="float">
            <text:p>0.378612</text:p>
          </table:table-cell>
          <table:table-cell/>
          <table:table-cell office:value-type="float" office:value="31.4982" calcext:value-type="float">
            <text:p>31.4982</text:p>
          </table:table-cell>
          <table:table-cell office:value-type="float" office:value="32.8604" calcext:value-type="float">
            <text:p>32.8604</text:p>
          </table:table-cell>
          <table:table-cell/>
          <table:table-cell office:value-type="float" office:value="29.1836" calcext:value-type="float">
            <text:p>29.1836</text:p>
          </table:table-cell>
          <table:table-cell office:value-type="float" office:value="29.8189" calcext:value-type="float">
            <text:p>29.8189</text:p>
          </table:table-cell>
          <table:table-cell/>
          <table:table-cell office:value-type="float" office:value="26.869" calcext:value-type="float">
            <text:p>26.869</text:p>
          </table:table-cell>
          <table:table-cell office:value-type="float" office:value="27.059" calcext:value-type="float">
            <text:p>27.059</text:p>
          </table:table-cell>
          <table:table-cell/>
          <table:table-cell office:value-type="float" office:value="23.8426" calcext:value-type="float">
            <text:p>23.8426</text:p>
          </table:table-cell>
          <table:table-cell office:value-type="float" office:value="24.5545" calcext:value-type="float">
            <text:p>24.5545</text:p>
          </table:table-cell>
          <table:table-cell/>
          <table:table-cell office:value-type="float" office:value="22.0899" calcext:value-type="float">
            <text:p>22.0899</text:p>
          </table:table-cell>
          <table:table-cell office:value-type="float" office:value="22.2818" calcext:value-type="float">
            <text:p>22.2818</text:p>
          </table:table-cell>
          <table:table-cell/>
          <table:table-cell office:value-type="float" office:value="20.3373" calcext:value-type="float">
            <text:p>20.3373</text:p>
          </table:table-cell>
          <table:table-cell office:value-type="float" office:value="20.2195" calcext:value-type="float">
            <text:p>20.2195</text:p>
          </table:table-cell>
          <table:table-cell/>
          <table:table-cell office:value-type="float" office:value="18.5846" calcext:value-type="float">
            <text:p>18.5846</text:p>
          </table:table-cell>
          <table:table-cell office:value-type="float" office:value="18.348" calcext:value-type="float">
            <text:p>18.348</text:p>
          </table:table-cell>
        </table:table-row>
        <table:table-row table:style-name="ro1">
          <table:table-cell office:value-type="float" office:value="0.381117" calcext:value-type="float">
            <text:p>0.381117</text:p>
          </table:table-cell>
          <table:table-cell/>
          <table:table-cell office:value-type="float" office:value="31.439" calcext:value-type="float">
            <text:p>31.439</text:p>
          </table:table-cell>
          <table:table-cell office:value-type="float" office:value="32.8318" calcext:value-type="float">
            <text:p>32.8318</text:p>
          </table:table-cell>
          <table:table-cell/>
          <table:table-cell office:value-type="float" office:value="29.1533" calcext:value-type="float">
            <text:p>29.1533</text:p>
          </table:table-cell>
          <table:table-cell office:value-type="float" office:value="29.8127" calcext:value-type="float">
            <text:p>29.8127</text:p>
          </table:table-cell>
          <table:table-cell/>
          <table:table-cell office:value-type="float" office:value="26.8675" calcext:value-type="float">
            <text:p>26.8675</text:p>
          </table:table-cell>
          <table:table-cell office:value-type="float" office:value="27.0712" calcext:value-type="float">
            <text:p>27.0712</text:p>
          </table:table-cell>
          <table:table-cell/>
          <table:table-cell office:value-type="float" office:value="23.8691" calcext:value-type="float">
            <text:p>23.8691</text:p>
          </table:table-cell>
          <table:table-cell office:value-type="float" office:value="24.5817" calcext:value-type="float">
            <text:p>24.5817</text:p>
          </table:table-cell>
          <table:table-cell/>
          <table:table-cell office:value-type="float" office:value="22.1268" calcext:value-type="float">
            <text:p>22.1268</text:p>
          </table:table-cell>
          <table:table-cell office:value-type="float" office:value="22.3213" calcext:value-type="float">
            <text:p>22.3213</text:p>
          </table:table-cell>
          <table:table-cell/>
          <table:table-cell office:value-type="float" office:value="20.3845" calcext:value-type="float">
            <text:p>20.3845</text:p>
          </table:table-cell>
          <table:table-cell office:value-type="float" office:value="20.2686" calcext:value-type="float">
            <text:p>20.2686</text:p>
          </table:table-cell>
          <table:table-cell/>
          <table:table-cell office:value-type="float" office:value="18.6422" calcext:value-type="float">
            <text:p>18.6422</text:p>
          </table:table-cell>
          <table:table-cell office:value-type="float" office:value="18.4048" calcext:value-type="float">
            <text:p>18.4048</text:p>
          </table:table-cell>
        </table:table-row>
        <table:table-row table:style-name="ro1">
          <table:table-cell office:value-type="float" office:value="0.382863" calcext:value-type="float">
            <text:p>0.382863</text:p>
          </table:table-cell>
          <table:table-cell/>
          <table:table-cell office:value-type="float" office:value="31.097" calcext:value-type="float">
            <text:p>31.097</text:p>
          </table:table-cell>
          <table:table-cell office:value-type="float" office:value="32.4972" calcext:value-type="float">
            <text:p>32.4972</text:p>
          </table:table-cell>
          <table:table-cell/>
          <table:table-cell office:value-type="float" office:value="28.8528" calcext:value-type="float">
            <text:p>28.8528</text:p>
          </table:table-cell>
          <table:table-cell office:value-type="float" office:value="29.5223" calcext:value-type="float">
            <text:p>29.5223</text:p>
          </table:table-cell>
          <table:table-cell/>
          <table:table-cell office:value-type="float" office:value="26.6087" calcext:value-type="float">
            <text:p>26.6087</text:p>
          </table:table-cell>
          <table:table-cell office:value-type="float" office:value="26.8198" calcext:value-type="float">
            <text:p>26.8198</text:p>
          </table:table-cell>
          <table:table-cell/>
          <table:table-cell office:value-type="float" office:value="23.6582" calcext:value-type="float">
            <text:p>23.6582</text:p>
          </table:table-cell>
          <table:table-cell office:value-type="float" office:value="24.3646" calcext:value-type="float">
            <text:p>24.3646</text:p>
          </table:table-cell>
          <table:table-cell/>
          <table:table-cell office:value-type="float" office:value="21.9398" calcext:value-type="float">
            <text:p>21.9398</text:p>
          </table:table-cell>
          <table:table-cell office:value-type="float" office:value="22.1342" calcext:value-type="float">
            <text:p>22.1342</text:p>
          </table:table-cell>
          <table:table-cell/>
          <table:table-cell office:value-type="float" office:value="20.2214" calcext:value-type="float">
            <text:p>20.2214</text:p>
          </table:table-cell>
          <table:table-cell office:value-type="float" office:value="20.1079" calcext:value-type="float">
            <text:p>20.1079</text:p>
          </table:table-cell>
          <table:table-cell/>
          <table:table-cell office:value-type="float" office:value="18.503" calcext:value-type="float">
            <text:p>18.503</text:p>
          </table:table-cell>
          <table:table-cell office:value-type="float" office:value="18.2672" calcext:value-type="float">
            <text:p>18.2672</text:p>
          </table:table-cell>
        </table:table-row>
        <table:table-row table:style-name="ro1">
          <table:table-cell office:value-type="float" office:value="0.383418" calcext:value-type="float">
            <text:p>0.383418</text:p>
          </table:table-cell>
          <table:table-cell/>
          <table:table-cell office:value-type="float" office:value="31.2189" calcext:value-type="float">
            <text:p>31.2189</text:p>
          </table:table-cell>
          <table:table-cell office:value-type="float" office:value="32.6318" calcext:value-type="float">
            <text:p>32.6318</text:p>
          </table:table-cell>
          <table:table-cell/>
          <table:table-cell office:value-type="float" office:value="28.9713" calcext:value-type="float">
            <text:p>28.9713</text:p>
          </table:table-cell>
          <table:table-cell office:value-type="float" office:value="29.6488" calcext:value-type="float">
            <text:p>29.6488</text:p>
          </table:table-cell>
          <table:table-cell/>
          <table:table-cell office:value-type="float" office:value="26.7237" calcext:value-type="float">
            <text:p>26.7237</text:p>
          </table:table-cell>
          <table:table-cell office:value-type="float" office:value="26.9386" calcext:value-type="float">
            <text:p>26.9386</text:p>
          </table:table-cell>
          <table:table-cell/>
          <table:table-cell office:value-type="float" office:value="23.7665" calcext:value-type="float">
            <text:p>23.7665</text:p>
          </table:table-cell>
          <table:table-cell office:value-type="float" office:value="24.4761" calcext:value-type="float">
            <text:p>24.4761</text:p>
          </table:table-cell>
          <table:table-cell/>
          <table:table-cell office:value-type="float" office:value="22.0429" calcext:value-type="float">
            <text:p>22.0429</text:p>
          </table:table-cell>
          <table:table-cell office:value-type="float" office:value="22.2387" calcext:value-type="float">
            <text:p>22.2387</text:p>
          </table:table-cell>
          <table:table-cell/>
          <table:table-cell office:value-type="float" office:value="20.3194" calcext:value-type="float">
            <text:p>20.3194</text:p>
          </table:table-cell>
          <table:table-cell office:value-type="float" office:value="20.2058" calcext:value-type="float">
            <text:p>20.2058</text:p>
          </table:table-cell>
          <table:table-cell/>
          <table:table-cell office:value-type="float" office:value="18.5959" calcext:value-type="float">
            <text:p>18.5959</text:p>
          </table:table-cell>
          <table:table-cell office:value-type="float" office:value="18.3588" calcext:value-type="float">
            <text:p>18.3588</text:p>
          </table:table-cell>
        </table:table-row>
        <table:table-row table:style-name="ro1">
          <table:table-cell office:value-type="float" office:value="0.383936" calcext:value-type="float">
            <text:p>0.383936</text:p>
          </table:table-cell>
          <table:table-cell/>
          <table:table-cell office:value-type="float" office:value="31.0552" calcext:value-type="float">
            <text:p>31.0552</text:p>
          </table:table-cell>
          <table:table-cell office:value-type="float" office:value="32.4673" calcext:value-type="float">
            <text:p>32.4673</text:p>
          </table:table-cell>
          <table:table-cell/>
          <table:table-cell office:value-type="float" office:value="28.8243" calcext:value-type="float">
            <text:p>28.8243</text:p>
          </table:table-cell>
          <table:table-cell office:value-type="float" office:value="29.5034" calcext:value-type="float">
            <text:p>29.5034</text:p>
          </table:table-cell>
          <table:table-cell/>
          <table:table-cell office:value-type="float" office:value="26.5935" calcext:value-type="float">
            <text:p>26.5935</text:p>
          </table:table-cell>
          <table:table-cell office:value-type="float" office:value="26.8101" calcext:value-type="float">
            <text:p>26.8101</text:p>
          </table:table-cell>
          <table:table-cell/>
          <table:table-cell office:value-type="float" office:value="23.6563" calcext:value-type="float">
            <text:p>23.6563</text:p>
          </table:table-cell>
          <table:table-cell office:value-type="float" office:value="24.3626" calcext:value-type="float">
            <text:p>24.3626</text:p>
          </table:table-cell>
          <table:table-cell/>
          <table:table-cell office:value-type="float" office:value="21.9433" calcext:value-type="float">
            <text:p>21.9433</text:p>
          </table:table-cell>
          <table:table-cell office:value-type="float" office:value="22.1386" calcext:value-type="float">
            <text:p>22.1386</text:p>
          </table:table-cell>
          <table:table-cell/>
          <table:table-cell office:value-type="float" office:value="20.2302" calcext:value-type="float">
            <text:p>20.2302</text:p>
          </table:table-cell>
          <table:table-cell office:value-type="float" office:value="20.1176" calcext:value-type="float">
            <text:p>20.1176</text:p>
          </table:table-cell>
          <table:table-cell/>
          <table:table-cell office:value-type="float" office:value="18.5172" calcext:value-type="float">
            <text:p>18.5172</text:p>
          </table:table-cell>
          <table:table-cell office:value-type="float" office:value="18.2811" calcext:value-type="float">
            <text:p>18.2811</text:p>
          </table:table-cell>
        </table:table-row>
        <table:table-row table:style-name="ro1">
          <table:table-cell office:value-type="float" office:value="0.385398" calcext:value-type="float">
            <text:p>0.385398</text:p>
          </table:table-cell>
          <table:table-cell/>
          <table:table-cell office:value-type="float" office:value="31.2871" calcext:value-type="float">
            <text:p>31.2871</text:p>
          </table:table-cell>
          <table:table-cell office:value-type="float" office:value="32.7284" calcext:value-type="float">
            <text:p>32.7284</text:p>
          </table:table-cell>
          <table:table-cell/>
          <table:table-cell office:value-type="float" office:value="29.0536" calcext:value-type="float">
            <text:p>29.0536</text:p>
          </table:table-cell>
          <table:table-cell office:value-type="float" office:value="29.752" calcext:value-type="float">
            <text:p>29.752</text:p>
          </table:table-cell>
          <table:table-cell/>
          <table:table-cell office:value-type="float" office:value="26.8201" calcext:value-type="float">
            <text:p>26.8201</text:p>
          </table:table-cell>
          <table:table-cell office:value-type="float" office:value="27.0462" calcext:value-type="float">
            <text:p>27.0462</text:p>
          </table:table-cell>
          <table:table-cell/>
          <table:table-cell office:value-type="float" office:value="23.8737" calcext:value-type="float">
            <text:p>23.8737</text:p>
          </table:table-cell>
          <table:table-cell office:value-type="float" office:value="24.5866" calcext:value-type="float">
            <text:p>24.5866</text:p>
          </table:table-cell>
          <table:table-cell/>
          <table:table-cell office:value-type="float" office:value="22.1522" calcext:value-type="float">
            <text:p>22.1522</text:p>
          </table:table-cell>
          <table:table-cell office:value-type="float" office:value="22.3506" calcext:value-type="float">
            <text:p>22.3506</text:p>
          </table:table-cell>
          <table:table-cell/>
          <table:table-cell office:value-type="float" office:value="20.4306" calcext:value-type="float">
            <text:p>20.4306</text:p>
          </table:table-cell>
          <table:table-cell office:value-type="float" office:value="20.3179" calcext:value-type="float">
            <text:p>20.3179</text:p>
          </table:table-cell>
          <table:table-cell/>
          <table:table-cell office:value-type="float" office:value="18.709" calcext:value-type="float">
            <text:p>18.709</text:p>
          </table:table-cell>
          <table:table-cell office:value-type="float" office:value="18.4702" calcext:value-type="float">
            <text:p>18.4702</text:p>
          </table:table-cell>
        </table:table-row>
        <table:table-row table:style-name="ro1">
          <table:table-cell office:value-type="float" office:value="0.386578" calcext:value-type="float">
            <text:p>0.386578</text:p>
          </table:table-cell>
          <table:table-cell/>
          <table:table-cell office:value-type="float" office:value="30.8459" calcext:value-type="float">
            <text:p>30.8459</text:p>
          </table:table-cell>
          <table:table-cell office:value-type="float" office:value="32.2816" calcext:value-type="float">
            <text:p>32.2816</text:p>
          </table:table-cell>
          <table:table-cell/>
          <table:table-cell office:value-type="float" office:value="28.655" calcext:value-type="float">
            <text:p>28.655</text:p>
          </table:table-cell>
          <table:table-cell office:value-type="float" office:value="29.3548" calcext:value-type="float">
            <text:p>29.3548</text:p>
          </table:table-cell>
          <table:table-cell/>
          <table:table-cell office:value-type="float" office:value="26.4641" calcext:value-type="float">
            <text:p>26.4641</text:p>
          </table:table-cell>
          <table:table-cell office:value-type="float" office:value="26.6933" calcext:value-type="float">
            <text:p>26.6933</text:p>
          </table:table-cell>
          <table:table-cell/>
          <table:table-cell office:value-type="float" office:value="23.5694" calcext:value-type="float">
            <text:p>23.5694</text:p>
          </table:table-cell>
          <table:table-cell office:value-type="float" office:value="24.2732" calcext:value-type="float">
            <text:p>24.2732</text:p>
          </table:table-cell>
          <table:table-cell/>
          <table:table-cell office:value-type="float" office:value="21.8755" calcext:value-type="float">
            <text:p>21.8755</text:p>
          </table:table-cell>
          <table:table-cell office:value-type="float" office:value="22.0724" calcext:value-type="float">
            <text:p>22.0724</text:p>
          </table:table-cell>
          <table:table-cell/>
          <table:table-cell office:value-type="float" office:value="20.1816" calcext:value-type="float">
            <text:p>20.1816</text:p>
          </table:table-cell>
          <table:table-cell office:value-type="float" office:value="20.0712" calcext:value-type="float">
            <text:p>20.0712</text:p>
          </table:table-cell>
          <table:table-cell/>
          <table:table-cell office:value-type="float" office:value="18.4877" calcext:value-type="float">
            <text:p>18.4877</text:p>
          </table:table-cell>
          <table:table-cell office:value-type="float" office:value="18.2514" calcext:value-type="float">
            <text:p>18.2514</text:p>
          </table:table-cell>
        </table:table-row>
        <table:table-row table:style-name="ro1">
          <table:table-cell office:value-type="float" office:value="0.387885" calcext:value-type="float">
            <text:p>0.387885</text:p>
          </table:table-cell>
          <table:table-cell/>
          <table:table-cell office:value-type="float" office:value="30.8291" calcext:value-type="float">
            <text:p>30.8291</text:p>
          </table:table-cell>
          <table:table-cell office:value-type="float" office:value="32.2803" calcext:value-type="float">
            <text:p>32.2803</text:p>
          </table:table-cell>
          <table:table-cell/>
          <table:table-cell office:value-type="float" office:value="28.6517" calcext:value-type="float">
            <text:p>28.6517</text:p>
          </table:table-cell>
          <table:table-cell office:value-type="float" office:value="29.3635" calcext:value-type="float">
            <text:p>29.3635</text:p>
          </table:table-cell>
          <table:table-cell/>
          <table:table-cell office:value-type="float" office:value="26.4742" calcext:value-type="float">
            <text:p>26.4742</text:p>
          </table:table-cell>
          <table:table-cell office:value-type="float" office:value="26.7103" calcext:value-type="float">
            <text:p>26.7103</text:p>
          </table:table-cell>
          <table:table-cell/>
          <table:table-cell office:value-type="float" office:value="23.5924" calcext:value-type="float">
            <text:p>23.5924</text:p>
          </table:table-cell>
          <table:table-cell office:value-type="float" office:value="24.2968" calcext:value-type="float">
            <text:p>24.2968</text:p>
          </table:table-cell>
          <table:table-cell/>
          <table:table-cell office:value-type="float" office:value="21.9032" calcext:value-type="float">
            <text:p>21.9032</text:p>
          </table:table-cell>
          <table:table-cell office:value-type="float" office:value="22.1014" calcext:value-type="float">
            <text:p>22.1014</text:p>
          </table:table-cell>
          <table:table-cell/>
          <table:table-cell office:value-type="float" office:value="20.214" calcext:value-type="float">
            <text:p>20.214</text:p>
          </table:table-cell>
          <table:table-cell office:value-type="float" office:value="20.1043" calcext:value-type="float">
            <text:p>20.1043</text:p>
          </table:table-cell>
          <table:table-cell/>
          <table:table-cell office:value-type="float" office:value="18.5248" calcext:value-type="float">
            <text:p>18.5248</text:p>
          </table:table-cell>
          <table:table-cell office:value-type="float" office:value="18.2877" calcext:value-type="float">
            <text:p>18.2877</text:p>
          </table:table-cell>
        </table:table-row>
        <table:table-row table:style-name="ro1">
          <table:table-cell office:value-type="float" office:value="0.390383" calcext:value-type="float">
            <text:p>0.390383</text:p>
          </table:table-cell>
          <table:table-cell/>
          <table:table-cell office:value-type="float" office:value="30.9433" calcext:value-type="float">
            <text:p>30.9433</text:p>
          </table:table-cell>
          <table:table-cell office:value-type="float" office:value="32.4306" calcext:value-type="float">
            <text:p>32.4306</text:p>
          </table:table-cell>
          <table:table-cell/>
          <table:table-cell office:value-type="float" office:value="28.7812" calcext:value-type="float">
            <text:p>28.7812</text:p>
          </table:table-cell>
          <table:table-cell office:value-type="float" office:value="29.5192" calcext:value-type="float">
            <text:p>29.5192</text:p>
          </table:table-cell>
          <table:table-cell/>
          <table:table-cell office:value-type="float" office:value="26.6191" calcext:value-type="float">
            <text:p>26.6191</text:p>
          </table:table-cell>
          <table:table-cell office:value-type="float" office:value="26.8691" calcext:value-type="float">
            <text:p>26.8691</text:p>
          </table:table-cell>
          <table:table-cell/>
          <table:table-cell office:value-type="float" office:value="23.7479" calcext:value-type="float">
            <text:p>23.7479</text:p>
          </table:table-cell>
          <table:table-cell office:value-type="float" office:value="24.457" calcext:value-type="float">
            <text:p>24.457</text:p>
          </table:table-cell>
          <table:table-cell/>
          <table:table-cell office:value-type="float" office:value="22.0598" calcext:value-type="float">
            <text:p>22.0598</text:p>
          </table:table-cell>
          <table:table-cell office:value-type="float" office:value="22.2614" calcext:value-type="float">
            <text:p>22.2614</text:p>
          </table:table-cell>
          <table:table-cell/>
          <table:table-cell office:value-type="float" office:value="20.3716" calcext:value-type="float">
            <text:p>20.3716</text:p>
          </table:table-cell>
          <table:table-cell office:value-type="float" office:value="20.2629" calcext:value-type="float">
            <text:p>20.2629</text:p>
          </table:table-cell>
          <table:table-cell/>
          <table:table-cell office:value-type="float" office:value="18.6835" calcext:value-type="float">
            <text:p>18.6835</text:p>
          </table:table-cell>
          <table:table-cell office:value-type="float" office:value="18.4438" calcext:value-type="float">
            <text:p>18.4438</text:p>
          </table:table-cell>
        </table:table-row>
        <table:table-row table:style-name="ro1">
          <table:table-cell office:value-type="float" office:value="0.393827" calcext:value-type="float">
            <text:p>0.393827</text:p>
          </table:table-cell>
          <table:table-cell/>
          <table:table-cell office:value-type="float" office:value="30.7386" calcext:value-type="float">
            <text:p>30.7386</text:p>
          </table:table-cell>
          <table:table-cell office:value-type="float" office:value="32.2573" calcext:value-type="float">
            <text:p>32.2573</text:p>
          </table:table-cell>
          <table:table-cell/>
          <table:table-cell office:value-type="float" office:value="28.6225" calcext:value-type="float">
            <text:p>28.6225</text:p>
          </table:table-cell>
          <table:table-cell office:value-type="float" office:value="29.3872" calcext:value-type="float">
            <text:p>29.3872</text:p>
          </table:table-cell>
          <table:table-cell/>
          <table:table-cell office:value-type="float" office:value="26.5065" calcext:value-type="float">
            <text:p>26.5065</text:p>
          </table:table-cell>
          <table:table-cell office:value-type="float" office:value="26.7725" calcext:value-type="float">
            <text:p>26.7725</text:p>
          </table:table-cell>
          <table:table-cell/>
          <table:table-cell office:value-type="float" office:value="23.6833" calcext:value-type="float">
            <text:p>23.6833</text:p>
          </table:table-cell>
          <table:table-cell office:value-type="float" office:value="24.3904" calcext:value-type="float">
            <text:p>24.3904</text:p>
          </table:table-cell>
          <table:table-cell/>
          <table:table-cell office:value-type="float" office:value="22.0166" calcext:value-type="float">
            <text:p>22.0166</text:p>
          </table:table-cell>
          <table:table-cell office:value-type="float" office:value="22.2203" calcext:value-type="float">
            <text:p>22.2203</text:p>
          </table:table-cell>
          <table:table-cell/>
          <table:table-cell office:value-type="float" office:value="20.3498" calcext:value-type="float">
            <text:p>20.3498</text:p>
          </table:table-cell>
          <table:table-cell office:value-type="float" office:value="20.2433" calcext:value-type="float">
            <text:p>20.2433</text:p>
          </table:table-cell>
          <table:table-cell/>
          <table:table-cell office:value-type="float" office:value="18.6831" calcext:value-type="float">
            <text:p>18.6831</text:p>
          </table:table-cell>
          <table:table-cell office:value-type="float" office:value="18.4421" calcext:value-type="float">
            <text:p>18.4421</text:p>
          </table:table-cell>
        </table:table-row>
        <table:table-row table:style-name="ro1">
          <table:table-cell office:value-type="float" office:value="0.395598" calcext:value-type="float">
            <text:p>0.395598</text:p>
          </table:table-cell>
          <table:table-cell/>
          <table:table-cell office:value-type="float" office:value="30.8249" calcext:value-type="float">
            <text:p>30.8249</text:p>
          </table:table-cell>
          <table:table-cell office:value-type="float" office:value="32.3688" calcext:value-type="float">
            <text:p>32.3688</text:p>
          </table:table-cell>
          <table:table-cell/>
          <table:table-cell office:value-type="float" office:value="28.7192" calcext:value-type="float">
            <text:p>28.7192</text:p>
          </table:table-cell>
          <table:table-cell office:value-type="float" office:value="29.502" calcext:value-type="float">
            <text:p>29.502</text:p>
          </table:table-cell>
          <table:table-cell/>
          <table:table-cell office:value-type="float" office:value="26.6134" calcext:value-type="float">
            <text:p>26.6134</text:p>
          </table:table-cell>
          <table:table-cell office:value-type="float" office:value="26.8891" calcext:value-type="float">
            <text:p>26.8891</text:p>
          </table:table-cell>
          <table:table-cell/>
          <table:table-cell office:value-type="float" office:value="23.7972" calcext:value-type="float">
            <text:p>23.7972</text:p>
          </table:table-cell>
          <table:table-cell office:value-type="float" office:value="24.5077" calcext:value-type="float">
            <text:p>24.5077</text:p>
          </table:table-cell>
          <table:table-cell/>
          <table:table-cell office:value-type="float" office:value="22.1311" calcext:value-type="float">
            <text:p>22.1311</text:p>
          </table:table-cell>
          <table:table-cell office:value-type="float" office:value="22.3372" calcext:value-type="float">
            <text:p>22.3372</text:p>
          </table:table-cell>
          <table:table-cell/>
          <table:table-cell office:value-type="float" office:value="20.465" calcext:value-type="float">
            <text:p>20.465</text:p>
          </table:table-cell>
          <table:table-cell office:value-type="float" office:value="20.3588" calcext:value-type="float">
            <text:p>20.3588</text:p>
          </table:table-cell>
          <table:table-cell/>
          <table:table-cell office:value-type="float" office:value="18.799" calcext:value-type="float">
            <text:p>18.799</text:p>
          </table:table-cell>
          <table:table-cell office:value-type="float" office:value="18.5558" calcext:value-type="float">
            <text:p>18.5558</text:p>
          </table:table-cell>
        </table:table-row>
        <table:table-row table:style-name="ro1">
          <table:table-cell office:value-type="float" office:value="0.399846" calcext:value-type="float">
            <text:p>0.399846</text:p>
          </table:table-cell>
          <table:table-cell/>
          <table:table-cell office:value-type="float" office:value="30.5472" calcext:value-type="float">
            <text:p>30.5472</text:p>
          </table:table-cell>
          <table:table-cell office:value-type="float" office:value="32.0911" calcext:value-type="float">
            <text:p>32.0911</text:p>
          </table:table-cell>
          <table:table-cell/>
          <table:table-cell office:value-type="float" office:value="28.4679" calcext:value-type="float">
            <text:p>28.4679</text:p>
          </table:table-cell>
          <table:table-cell office:value-type="float" office:value="29.2802" calcext:value-type="float">
            <text:p>29.2802</text:p>
          </table:table-cell>
          <table:table-cell/>
          <table:table-cell office:value-type="float" office:value="26.4216" calcext:value-type="float">
            <text:p>26.4216</text:p>
          </table:table-cell>
          <table:table-cell office:value-type="float" office:value="26.7155" calcext:value-type="float">
            <text:p>26.7155</text:p>
          </table:table-cell>
          <table:table-cell/>
          <table:table-cell office:value-type="float" office:value="23.6687" calcext:value-type="float">
            <text:p>23.6687</text:p>
          </table:table-cell>
          <table:table-cell office:value-type="float" office:value="24.3754" calcext:value-type="float">
            <text:p>24.3754</text:p>
          </table:table-cell>
          <table:table-cell/>
          <table:table-cell office:value-type="float" office:value="22.0324" calcext:value-type="float">
            <text:p>22.0324</text:p>
          </table:table-cell>
          <table:table-cell office:value-type="float" office:value="22.2403" calcext:value-type="float">
            <text:p>22.2403</text:p>
          </table:table-cell>
          <table:table-cell/>
          <table:table-cell office:value-type="float" office:value="20.396" calcext:value-type="float">
            <text:p>20.396</text:p>
          </table:table-cell>
          <table:table-cell office:value-type="float" office:value="20.2923" calcext:value-type="float">
            <text:p>20.2923</text:p>
          </table:table-cell>
          <table:table-cell/>
          <table:table-cell office:value-type="float" office:value="18.7596" calcext:value-type="float">
            <text:p>18.7596</text:p>
          </table:table-cell>
          <table:table-cell office:value-type="float" office:value="18.5148" calcext:value-type="float">
            <text:p>18.5148</text:p>
          </table:table-cell>
        </table:table-row>
        <table:table-row table:style-name="ro1">
          <table:table-cell office:value-type="float" office:value="0.402396" calcext:value-type="float">
            <text:p>0.402396</text:p>
          </table:table-cell>
          <table:table-cell/>
          <table:table-cell office:value-type="float" office:value="30.4945" calcext:value-type="float">
            <text:p>30.4945</text:p>
          </table:table-cell>
          <table:table-cell office:value-type="float" office:value="31.9509" calcext:value-type="float">
            <text:p>31.9509</text:p>
          </table:table-cell>
          <table:table-cell/>
          <table:table-cell office:value-type="float" office:value="28.341" calcext:value-type="float">
            <text:p>28.341</text:p>
          </table:table-cell>
          <table:table-cell office:value-type="float" office:value="29.1708" calcext:value-type="float">
            <text:p>29.1708</text:p>
          </table:table-cell>
          <table:table-cell/>
          <table:table-cell office:value-type="float" office:value="26.3281" calcext:value-type="float">
            <text:p>26.3281</text:p>
          </table:table-cell>
          <table:table-cell office:value-type="float" office:value="26.6327" calcext:value-type="float">
            <text:p>26.6327</text:p>
          </table:table-cell>
          <table:table-cell/>
          <table:table-cell office:value-type="float" office:value="23.6104" calcext:value-type="float">
            <text:p>23.6104</text:p>
          </table:table-cell>
          <table:table-cell office:value-type="float" office:value="24.3153" calcext:value-type="float">
            <text:p>24.3153</text:p>
          </table:table-cell>
          <table:table-cell/>
          <table:table-cell office:value-type="float" office:value="21.9904" calcext:value-type="float">
            <text:p>21.9904</text:p>
          </table:table-cell>
          <table:table-cell office:value-type="float" office:value="22.1996" calcext:value-type="float">
            <text:p>22.1996</text:p>
          </table:table-cell>
          <table:table-cell/>
          <table:table-cell office:value-type="float" office:value="20.3705" calcext:value-type="float">
            <text:p>20.3705</text:p>
          </table:table-cell>
          <table:table-cell office:value-type="float" office:value="20.268" calcext:value-type="float">
            <text:p>20.268</text:p>
          </table:table-cell>
          <table:table-cell/>
          <table:table-cell office:value-type="float" office:value="18.7506" calcext:value-type="float">
            <text:p>18.7506</text:p>
          </table:table-cell>
          <table:table-cell office:value-type="float" office:value="18.5044" calcext:value-type="float">
            <text:p>18.5044</text:p>
          </table:table-cell>
        </table:table-row>
        <table:table-row table:style-name="ro1">
          <table:table-cell office:value-type="float" office:value="0.407434" calcext:value-type="float">
            <text:p>0.407434</text:p>
          </table:table-cell>
          <table:table-cell/>
          <table:table-cell office:value-type="float" office:value="30.8311" calcext:value-type="float">
            <text:p>30.8311</text:p>
          </table:table-cell>
          <table:table-cell office:value-type="float" office:value="32.137" calcext:value-type="float">
            <text:p>32.137</text:p>
          </table:table-cell>
          <table:table-cell/>
          <table:table-cell office:value-type="float" office:value="28.5017" calcext:value-type="float">
            <text:p>28.5017</text:p>
          </table:table-cell>
          <table:table-cell office:value-type="float" office:value="29.3773" calcext:value-type="float">
            <text:p>29.3773</text:p>
          </table:table-cell>
          <table:table-cell/>
          <table:table-cell office:value-type="float" office:value="26.525" calcext:value-type="float">
            <text:p>26.525</text:p>
          </table:table-cell>
          <table:table-cell office:value-type="float" office:value="26.8545" calcext:value-type="float">
            <text:p>26.8545</text:p>
          </table:table-cell>
          <table:table-cell/>
          <table:table-cell office:value-type="float" office:value="23.8367" calcext:value-type="float">
            <text:p>23.8367</text:p>
          </table:table-cell>
          <table:table-cell office:value-type="float" office:value="24.5484" calcext:value-type="float">
            <text:p>24.5484</text:p>
          </table:table-cell>
          <table:table-cell/>
          <table:table-cell office:value-type="float" office:value="22.226" calcext:value-type="float">
            <text:p>22.226</text:p>
          </table:table-cell>
          <table:table-cell office:value-type="float" office:value="22.4403" calcext:value-type="float">
            <text:p>22.4403</text:p>
          </table:table-cell>
          <table:table-cell/>
          <table:table-cell office:value-type="float" office:value="20.6152" calcext:value-type="float">
            <text:p>20.6152</text:p>
          </table:table-cell>
          <table:table-cell office:value-type="float" office:value="20.5132" calcext:value-type="float">
            <text:p>20.5132</text:p>
          </table:table-cell>
          <table:table-cell/>
          <table:table-cell office:value-type="float" office:value="19.0045" calcext:value-type="float">
            <text:p>19.0045</text:p>
          </table:table-cell>
          <table:table-cell office:value-type="float" office:value="18.7517" calcext:value-type="float">
            <text:p>18.7517</text:p>
          </table:table-cell>
        </table:table-row>
        <table:table-row table:style-name="ro1">
          <table:table-cell office:value-type="float" office:value="0.409271" calcext:value-type="float">
            <text:p>0.409271</text:p>
          </table:table-cell>
          <table:table-cell/>
          <table:table-cell office:value-type="float" office:value="30.7649" calcext:value-type="float">
            <text:p>30.7649</text:p>
          </table:table-cell>
          <table:table-cell office:value-type="float" office:value="32.0083" calcext:value-type="float">
            <text:p>32.0083</text:p>
          </table:table-cell>
          <table:table-cell/>
          <table:table-cell office:value-type="float" office:value="28.3862" calcext:value-type="float">
            <text:p>28.3862</text:p>
          </table:table-cell>
          <table:table-cell office:value-type="float" office:value="29.2728" calcext:value-type="float">
            <text:p>29.2728</text:p>
          </table:table-cell>
          <table:table-cell/>
          <table:table-cell office:value-type="float" office:value="26.4346" calcext:value-type="float">
            <text:p>26.4346</text:p>
          </table:table-cell>
          <table:table-cell office:value-type="float" office:value="26.771" calcext:value-type="float">
            <text:p>26.771</text:p>
          </table:table-cell>
          <table:table-cell/>
          <table:table-cell office:value-type="float" office:value="23.7733" calcext:value-type="float">
            <text:p>23.7733</text:p>
          </table:table-cell>
          <table:table-cell office:value-type="float" office:value="24.4831" calcext:value-type="float">
            <text:p>24.4831</text:p>
          </table:table-cell>
          <table:table-cell/>
          <table:table-cell office:value-type="float" office:value="22.1758" calcext:value-type="float">
            <text:p>22.1758</text:p>
          </table:table-cell>
          <table:table-cell office:value-type="float" office:value="22.3907" calcext:value-type="float">
            <text:p>22.3907</text:p>
          </table:table-cell>
          <table:table-cell/>
          <table:table-cell office:value-type="float" office:value="20.5784" calcext:value-type="float">
            <text:p>20.5784</text:p>
          </table:table-cell>
          <table:table-cell office:value-type="float" office:value="20.4771" calcext:value-type="float">
            <text:p>20.4771</text:p>
          </table:table-cell>
          <table:table-cell/>
          <table:table-cell office:value-type="float" office:value="18.981" calcext:value-type="float">
            <text:p>18.981</text:p>
          </table:table-cell>
          <table:table-cell office:value-type="float" office:value="18.7271" calcext:value-type="float">
            <text:p>18.7271</text:p>
          </table:table-cell>
        </table:table-row>
        <table:table-row table:style-name="ro1">
          <table:table-cell office:value-type="float" office:value="0.41236" calcext:value-type="float">
            <text:p>0.41236</text:p>
          </table:table-cell>
          <table:table-cell/>
          <table:table-cell office:value-type="float" office:value="30.7254" calcext:value-type="float">
            <text:p>30.7254</text:p>
          </table:table-cell>
          <table:table-cell office:value-type="float" office:value="31.868" calcext:value-type="float">
            <text:p>31.868</text:p>
          </table:table-cell>
          <table:table-cell/>
          <table:table-cell office:value-type="float" office:value="28.2598" calcext:value-type="float">
            <text:p>28.2598</text:p>
          </table:table-cell>
          <table:table-cell office:value-type="float" office:value="29.1663" calcext:value-type="float">
            <text:p>29.1663</text:p>
          </table:table-cell>
          <table:table-cell/>
          <table:table-cell office:value-type="float" office:value="26.3453" calcext:value-type="float">
            <text:p>26.3453</text:p>
          </table:table-cell>
          <table:table-cell office:value-type="float" office:value="26.6937" calcext:value-type="float">
            <text:p>26.6937</text:p>
          </table:table-cell>
          <table:table-cell/>
          <table:table-cell office:value-type="float" office:value="23.7225" calcext:value-type="float">
            <text:p>23.7225</text:p>
          </table:table-cell>
          <table:table-cell office:value-type="float" office:value="24.4308" calcext:value-type="float">
            <text:p>24.4308</text:p>
          </table:table-cell>
          <table:table-cell/>
          <table:table-cell office:value-type="float" office:value="22.1435" calcext:value-type="float">
            <text:p>22.1435</text:p>
          </table:table-cell>
          <table:table-cell office:value-type="float" office:value="22.3596" calcext:value-type="float">
            <text:p>22.3596</text:p>
          </table:table-cell>
          <table:table-cell/>
          <table:table-cell office:value-type="float" office:value="20.5646" calcext:value-type="float">
            <text:p>20.5646</text:p>
          </table:table-cell>
          <table:table-cell office:value-type="float" office:value="20.4641" calcext:value-type="float">
            <text:p>20.4641</text:p>
          </table:table-cell>
          <table:table-cell/>
          <table:table-cell office:value-type="float" office:value="18.9857" calcext:value-type="float">
            <text:p>18.9857</text:p>
          </table:table-cell>
          <table:table-cell office:value-type="float" office:value="18.7292" calcext:value-type="float">
            <text:p>18.7292</text:p>
          </table:table-cell>
        </table:table-row>
        <table:table-row table:style-name="ro1">
          <table:table-cell office:value-type="float" office:value="0.413633" calcext:value-type="float">
            <text:p>0.413633</text:p>
          </table:table-cell>
          <table:table-cell/>
          <table:table-cell office:value-type="float" office:value="30.8083" calcext:value-type="float">
            <text:p>30.8083</text:p>
          </table:table-cell>
          <table:table-cell office:value-type="float" office:value="31.9132" calcext:value-type="float">
            <text:p>31.9132</text:p>
          </table:table-cell>
          <table:table-cell/>
          <table:table-cell office:value-type="float" office:value="28.2992" calcext:value-type="float">
            <text:p>28.2992</text:p>
          </table:table-cell>
          <table:table-cell office:value-type="float" office:value="29.2168" calcext:value-type="float">
            <text:p>29.2168</text:p>
          </table:table-cell>
          <table:table-cell/>
          <table:table-cell office:value-type="float" office:value="26.3936" calcext:value-type="float">
            <text:p>26.3936</text:p>
          </table:table-cell>
          <table:table-cell office:value-type="float" office:value="26.7481" calcext:value-type="float">
            <text:p>26.7481</text:p>
          </table:table-cell>
          <table:table-cell/>
          <table:table-cell office:value-type="float" office:value="23.7781" calcext:value-type="float">
            <text:p>23.7781</text:p>
          </table:table-cell>
          <table:table-cell office:value-type="float" office:value="24.4881" calcext:value-type="float">
            <text:p>24.4881</text:p>
          </table:table-cell>
          <table:table-cell/>
          <table:table-cell office:value-type="float" office:value="22.2017" calcext:value-type="float">
            <text:p>22.2017</text:p>
          </table:table-cell>
          <table:table-cell office:value-type="float" office:value="22.419" calcext:value-type="float">
            <text:p>22.419</text:p>
          </table:table-cell>
          <table:table-cell/>
          <table:table-cell office:value-type="float" office:value="20.6253" calcext:value-type="float">
            <text:p>20.6253</text:p>
          </table:table-cell>
          <table:table-cell office:value-type="float" office:value="20.5248" calcext:value-type="float">
            <text:p>20.5248</text:p>
          </table:table-cell>
          <table:table-cell/>
          <table:table-cell office:value-type="float" office:value="19.0489" calcext:value-type="float">
            <text:p>19.0489</text:p>
          </table:table-cell>
          <table:table-cell office:value-type="float" office:value="18.7906" calcext:value-type="float">
            <text:p>18.7906</text:p>
          </table:table-cell>
        </table:table-row>
        <table:table-row table:style-name="ro1">
          <table:table-cell office:value-type="float" office:value="0.415917" calcext:value-type="float">
            <text:p>0.415917</text:p>
          </table:table-cell>
          <table:table-cell/>
          <table:table-cell office:value-type="float" office:value="30.8197" calcext:value-type="float">
            <text:p>30.8197</text:p>
          </table:table-cell>
          <table:table-cell office:value-type="float" office:value="31.8526" calcext:value-type="float">
            <text:p>31.8526</text:p>
          </table:table-cell>
          <table:table-cell/>
          <table:table-cell office:value-type="float" office:value="28.2444" calcext:value-type="float">
            <text:p>28.2444</text:p>
          </table:table-cell>
          <table:table-cell office:value-type="float" office:value="29.1774" calcext:value-type="float">
            <text:p>29.1774</text:p>
          </table:table-cell>
          <table:table-cell/>
          <table:table-cell office:value-type="float" office:value="26.3632" calcext:value-type="float">
            <text:p>26.3632</text:p>
          </table:table-cell>
          <table:table-cell office:value-type="float" office:value="26.7268" calcext:value-type="float">
            <text:p>26.7268</text:p>
          </table:table-cell>
          <table:table-cell/>
          <table:table-cell office:value-type="float" office:value="23.7723" calcext:value-type="float">
            <text:p>23.7723</text:p>
          </table:table-cell>
          <table:table-cell office:value-type="float" office:value="24.482" calcext:value-type="float">
            <text:p>24.482</text:p>
          </table:table-cell>
          <table:table-cell/>
          <table:table-cell office:value-type="float" office:value="22.2074" calcext:value-type="float">
            <text:p>22.2074</text:p>
          </table:table-cell>
          <table:table-cell office:value-type="float" office:value="22.4258" calcext:value-type="float">
            <text:p>22.4258</text:p>
          </table:table-cell>
          <table:table-cell/>
          <table:table-cell office:value-type="float" office:value="20.6426" calcext:value-type="float">
            <text:p>20.6426</text:p>
          </table:table-cell>
          <table:table-cell office:value-type="float" office:value="20.5423" calcext:value-type="float">
            <text:p>20.5423</text:p>
          </table:table-cell>
          <table:table-cell/>
          <table:table-cell office:value-type="float" office:value="19.0778" calcext:value-type="float">
            <text:p>19.0778</text:p>
          </table:table-cell>
          <table:table-cell office:value-type="float" office:value="18.817" calcext:value-type="float">
            <text:p>18.817</text:p>
          </table:table-cell>
        </table:table-row>
        <table:table-row table:style-name="ro1">
          <table:table-cell office:value-type="float" office:value="0.417142" calcext:value-type="float">
            <text:p>0.417142</text:p>
          </table:table-cell>
          <table:table-cell/>
          <table:table-cell office:value-type="float" office:value="30.5244" calcext:value-type="float">
            <text:p>30.5244</text:p>
          </table:table-cell>
          <table:table-cell office:value-type="float" office:value="31.5092" calcext:value-type="float">
            <text:p>31.5092</text:p>
          </table:table-cell>
          <table:table-cell/>
          <table:table-cell office:value-type="float" office:value="27.9393" calcext:value-type="float">
            <text:p>27.9393</text:p>
          </table:table-cell>
          <table:table-cell office:value-type="float" office:value="28.8713" calcext:value-type="float">
            <text:p>28.8713</text:p>
          </table:table-cell>
          <table:table-cell/>
          <table:table-cell office:value-type="float" office:value="26.0894" calcext:value-type="float">
            <text:p>26.0894</text:p>
          </table:table-cell>
          <table:table-cell office:value-type="float" office:value="26.4542" calcext:value-type="float">
            <text:p>26.4542</text:p>
          </table:table-cell>
          <table:table-cell/>
          <table:table-cell office:value-type="float" office:value="23.5367" calcext:value-type="float">
            <text:p>23.5367</text:p>
          </table:table-cell>
          <table:table-cell office:value-type="float" office:value="24.2394" calcext:value-type="float">
            <text:p>24.2394</text:p>
          </table:table-cell>
          <table:table-cell/>
          <table:table-cell office:value-type="float" office:value="21.9933" calcext:value-type="float">
            <text:p>21.9933</text:p>
          </table:table-cell>
          <table:table-cell office:value-type="float" office:value="22.2101" calcext:value-type="float">
            <text:p>22.2101</text:p>
          </table:table-cell>
          <table:table-cell/>
          <table:table-cell office:value-type="float" office:value="20.4499" calcext:value-type="float">
            <text:p>20.4499</text:p>
          </table:table-cell>
          <table:table-cell office:value-type="float" office:value="20.3507" calcext:value-type="float">
            <text:p>20.3507</text:p>
          </table:table-cell>
          <table:table-cell/>
          <table:table-cell office:value-type="float" office:value="18.9065" calcext:value-type="float">
            <text:p>18.9065</text:p>
          </table:table-cell>
          <table:table-cell office:value-type="float" office:value="18.6469" calcext:value-type="float">
            <text:p>18.6469</text:p>
          </table:table-cell>
        </table:table-row>
        <table:table-row table:style-name="ro1">
          <table:table-cell office:value-type="float" office:value="0.420191" calcext:value-type="float">
            <text:p>0.420191</text:p>
          </table:table-cell>
          <table:table-cell/>
          <table:table-cell office:value-type="float" office:value="30.8521" calcext:value-type="float">
            <text:p>30.8521</text:p>
          </table:table-cell>
          <table:table-cell office:value-type="float" office:value="31.7522" calcext:value-type="float">
            <text:p>31.7522</text:p>
          </table:table-cell>
          <table:table-cell/>
          <table:table-cell office:value-type="float" office:value="28.1537" calcext:value-type="float">
            <text:p>28.1537</text:p>
          </table:table-cell>
          <table:table-cell office:value-type="float" office:value="29.1151" calcext:value-type="float">
            <text:p>29.1151</text:p>
          </table:table-cell>
          <table:table-cell/>
          <table:table-cell office:value-type="float" office:value="26.3168" calcext:value-type="float">
            <text:p>26.3168</text:p>
          </table:table-cell>
          <table:table-cell office:value-type="float" office:value="26.6971" calcext:value-type="float">
            <text:p>26.6971</text:p>
          </table:table-cell>
          <table:table-cell/>
          <table:table-cell office:value-type="float" office:value="23.7701" calcext:value-type="float">
            <text:p>23.7701</text:p>
          </table:table-cell>
          <table:table-cell office:value-type="float" office:value="24.4798" calcext:value-type="float">
            <text:p>24.4798</text:p>
          </table:table-cell>
          <table:table-cell/>
          <table:table-cell office:value-type="float" office:value="22.2263" calcext:value-type="float">
            <text:p>22.2263</text:p>
          </table:table-cell>
          <table:table-cell office:value-type="float" office:value="22.4467" calcext:value-type="float">
            <text:p>22.4467</text:p>
          </table:table-cell>
          <table:table-cell/>
          <table:table-cell office:value-type="float" office:value="20.6826" calcext:value-type="float">
            <text:p>20.6826</text:p>
          </table:table-cell>
          <table:table-cell office:value-type="float" office:value="20.5825" calcext:value-type="float">
            <text:p>20.5825</text:p>
          </table:table-cell>
          <table:table-cell/>
          <table:table-cell office:value-type="float" office:value="19.1388" calcext:value-type="float">
            <text:p>19.1388</text:p>
          </table:table-cell>
          <table:table-cell office:value-type="float" office:value="18.8731" calcext:value-type="float">
            <text:p>18.8731</text:p>
          </table:table-cell>
        </table:table-row>
        <table:table-row table:style-name="ro1">
          <table:table-cell office:value-type="float" office:value="0.425057" calcext:value-type="float">
            <text:p>0.425057</text:p>
          </table:table-cell>
          <table:table-cell/>
          <table:table-cell office:value-type="float" office:value="30.8434" calcext:value-type="float">
            <text:p>30.8434</text:p>
          </table:table-cell>
          <table:table-cell office:value-type="float" office:value="31.5938" calcext:value-type="float">
            <text:p>31.5938</text:p>
          </table:table-cell>
          <table:table-cell/>
          <table:table-cell office:value-type="float" office:value="28.0122" calcext:value-type="float">
            <text:p>28.0122</text:p>
          </table:table-cell>
          <table:table-cell office:value-type="float" office:value="29.0032" calcext:value-type="float">
            <text:p>29.0032</text:p>
          </table:table-cell>
          <table:table-cell/>
          <table:table-cell office:value-type="float" office:value="26.2271" calcext:value-type="float">
            <text:p>26.2271</text:p>
          </table:table-cell>
          <table:table-cell office:value-type="float" office:value="26.6251" calcext:value-type="float">
            <text:p>26.6251</text:p>
          </table:table-cell>
          <table:table-cell/>
          <table:table-cell office:value-type="float" office:value="23.7333" calcext:value-type="float">
            <text:p>23.7333</text:p>
          </table:table-cell>
          <table:table-cell office:value-type="float" office:value="24.4419" calcext:value-type="float">
            <text:p>24.4419</text:p>
          </table:table-cell>
          <table:table-cell/>
          <table:table-cell office:value-type="float" office:value="22.2157" calcext:value-type="float">
            <text:p>22.2157</text:p>
          </table:table-cell>
          <table:table-cell office:value-type="float" office:value="22.4378" calcext:value-type="float">
            <text:p>22.4378</text:p>
          </table:table-cell>
          <table:table-cell/>
          <table:table-cell office:value-type="float" office:value="20.6981" calcext:value-type="float">
            <text:p>20.6981</text:p>
          </table:table-cell>
          <table:table-cell office:value-type="float" office:value="20.598" calcext:value-type="float">
            <text:p>20.598</text:p>
          </table:table-cell>
          <table:table-cell/>
          <table:table-cell office:value-type="float" office:value="19.1805" calcext:value-type="float">
            <text:p>19.1805</text:p>
          </table:table-cell>
          <table:table-cell office:value-type="float" office:value="18.909" calcext:value-type="float">
            <text:p>18.909</text:p>
          </table:table-cell>
        </table:table-row>
        <table:table-row table:style-name="ro1">
          <table:table-cell office:value-type="float" office:value="0.427688" calcext:value-type="float">
            <text:p>0.427688</text:p>
          </table:table-cell>
          <table:table-cell/>
          <table:table-cell office:value-type="float" office:value="31.5152" calcext:value-type="float">
            <text:p>31.5152</text:p>
          </table:table-cell>
          <table:table-cell office:value-type="float" office:value="32.2005" calcext:value-type="float">
            <text:p>32.2005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29.5784" calcext:value-type="float">
            <text:p>29.5784</text:p>
          </table:table-cell>
          <table:table-cell/>
          <table:table-cell office:value-type="float" office:value="26.7537" calcext:value-type="float">
            <text:p>26.7537</text:p>
          </table:table-cell>
          <table:table-cell office:value-type="float" office:value="27.1699" calcext:value-type="float">
            <text:p>27.1699</text:p>
          </table:table-cell>
          <table:table-cell/>
          <table:table-cell office:value-type="float" office:value="24.2339" calcext:value-type="float">
            <text:p>24.2339</text:p>
          </table:table-cell>
          <table:table-cell office:value-type="float" office:value="24.9575" calcext:value-type="float">
            <text:p>24.9575</text:p>
          </table:table-cell>
          <table:table-cell/>
          <table:table-cell office:value-type="float" office:value="22.6974" calcext:value-type="float">
            <text:p>22.6974</text:p>
          </table:table-cell>
          <table:table-cell office:value-type="float" office:value="22.9252" calcext:value-type="float">
            <text:p>22.9252</text:p>
          </table:table-cell>
          <table:table-cell/>
          <table:table-cell office:value-type="float" office:value="21.161" calcext:value-type="float">
            <text:p>21.161</text:p>
          </table:table-cell>
          <table:table-cell office:value-type="float" office:value="21.0584" calcext:value-type="float">
            <text:p>21.0584</text:p>
          </table:table-cell>
          <table:table-cell/>
          <table:table-cell office:value-type="float" office:value="19.6245" calcext:value-type="float">
            <text:p>19.6245</text:p>
          </table:table-cell>
          <table:table-cell office:value-type="float" office:value="19.3437" calcext:value-type="float">
            <text:p>19.3437</text:p>
          </table:table-cell>
        </table:table-row>
        <table:table-row table:style-name="ro1">
          <table:table-cell office:value-type="float" office:value="0.432186" calcext:value-type="float">
            <text:p>0.432186</text:p>
          </table:table-cell>
          <table:table-cell/>
          <table:table-cell office:value-type="float" office:value="31.5641" calcext:value-type="float">
            <text:p>31.5641</text:p>
          </table:table-cell>
          <table:table-cell office:value-type="float" office:value="32.1131" calcext:value-type="float">
            <text:p>32.1131</text:p>
          </table:table-cell>
          <table:table-cell/>
          <table:table-cell office:value-type="float" office:value="28.4725" calcext:value-type="float">
            <text:p>28.4725</text:p>
          </table:table-cell>
          <table:table-cell office:value-type="float" office:value="29.529" calcext:value-type="float">
            <text:p>29.529</text:p>
          </table:table-cell>
          <table:table-cell/>
          <table:table-cell office:value-type="float" office:value="26.7202" calcext:value-type="float">
            <text:p>26.7202</text:p>
          </table:table-cell>
          <table:table-cell office:value-type="float" office:value="27.1529" calcext:value-type="float">
            <text:p>27.1529</text:p>
          </table:table-cell>
          <table:table-cell/>
          <table:table-cell office:value-type="float" office:value="24.2441" calcext:value-type="float">
            <text:p>24.2441</text:p>
          </table:table-cell>
          <table:table-cell office:value-type="float" office:value="24.9679" calcext:value-type="float">
            <text:p>24.9679</text:p>
          </table:table-cell>
          <table:table-cell/>
          <table:table-cell office:value-type="float" office:value="22.7294" calcext:value-type="float">
            <text:p>22.7294</text:p>
          </table:table-cell>
          <table:table-cell office:value-type="float" office:value="22.9588" calcext:value-type="float">
            <text:p>22.9588</text:p>
          </table:table-cell>
          <table:table-cell/>
          <table:table-cell office:value-type="float" office:value="21.2148" calcext:value-type="float">
            <text:p>21.2148</text:p>
          </table:table-cell>
          <table:table-cell office:value-type="float" office:value="21.1114" calcext:value-type="float">
            <text:p>21.1114</text:p>
          </table:table-cell>
          <table:table-cell/>
          <table:table-cell office:value-type="float" office:value="19.7001" calcext:value-type="float">
            <text:p>19.7001</text:p>
          </table:table-cell>
          <table:table-cell office:value-type="float" office:value="19.4126" calcext:value-type="float">
            <text:p>19.4126</text:p>
          </table:table-cell>
        </table:table-row>
        <table:table-row table:style-name="ro1">
          <table:table-cell office:value-type="float" office:value="0.433495" calcext:value-type="float">
            <text:p>0.433495</text:p>
          </table:table-cell>
          <table:table-cell/>
          <table:table-cell office:value-type="float" office:value="31.353" calcext:value-type="float">
            <text:p>31.353</text:p>
          </table:table-cell>
          <table:table-cell office:value-type="float" office:value="31.8591" calcext:value-type="float">
            <text:p>31.8591</text:p>
          </table:table-cell>
          <table:table-cell/>
          <table:table-cell office:value-type="float" office:value="28.2475" calcext:value-type="float">
            <text:p>28.2475</text:p>
          </table:table-cell>
          <table:table-cell office:value-type="float" office:value="29.3043" calcext:value-type="float">
            <text:p>29.3043</text:p>
          </table:table-cell>
          <table:table-cell/>
          <table:table-cell office:value-type="float" office:value="26.5202" calcext:value-type="float">
            <text:p>26.5202</text:p>
          </table:table-cell>
          <table:table-cell office:value-type="float" office:value="26.9544" calcext:value-type="float">
            <text:p>26.9544</text:p>
          </table:table-cell>
          <table:table-cell/>
          <table:table-cell office:value-type="float" office:value="24.0742" calcext:value-type="float">
            <text:p>24.0742</text:p>
          </table:table-cell>
          <table:table-cell office:value-type="float" office:value="24.793" calcext:value-type="float">
            <text:p>24.793</text:p>
          </table:table-cell>
          <table:table-cell/>
          <table:table-cell office:value-type="float" office:value="22.5766" calcext:value-type="float">
            <text:p>22.5766</text:p>
          </table:table-cell>
          <table:table-cell office:value-type="float" office:value="22.8048" calcext:value-type="float">
            <text:p>22.8048</text:p>
          </table:table-cell>
          <table:table-cell/>
          <table:table-cell office:value-type="float" office:value="21.0791" calcext:value-type="float">
            <text:p>21.0791</text:p>
          </table:table-cell>
          <table:table-cell office:value-type="float" office:value="20.9761" calcext:value-type="float">
            <text:p>20.9761</text:p>
          </table:table-cell>
          <table:table-cell/>
          <table:table-cell office:value-type="float" office:value="19.5815" calcext:value-type="float">
            <text:p>19.5815</text:p>
          </table:table-cell>
          <table:table-cell office:value-type="float" office:value="19.2941" calcext:value-type="float">
            <text:p>19.2941</text:p>
          </table:table-cell>
        </table:table-row>
        <table:table-row table:style-name="ro1">
          <table:table-cell office:value-type="float" office:value="0.437499" calcext:value-type="float">
            <text:p>0.437499</text:p>
          </table:table-cell>
          <table:table-cell/>
          <table:table-cell office:value-type="float" office:value="31.1228" calcext:value-type="float">
            <text:p>31.1228</text:p>
          </table:table-cell>
          <table:table-cell office:value-type="float" office:value="31.5071" calcext:value-type="float">
            <text:p>31.5071</text:p>
          </table:table-cell>
          <table:table-cell/>
          <table:table-cell office:value-type="float" office:value="27.9363" calcext:value-type="float">
            <text:p>27.9363</text:p>
          </table:table-cell>
          <table:table-cell office:value-type="float" office:value="29.0073" calcext:value-type="float">
            <text:p>29.0073</text:p>
          </table:table-cell>
          <table:table-cell/>
          <table:table-cell office:value-type="float" office:value="26.2615" calcext:value-type="float">
            <text:p>26.2615</text:p>
          </table:table-cell>
          <table:table-cell office:value-type="float" office:value="26.7057" calcext:value-type="float">
            <text:p>26.7057</text:p>
          </table:table-cell>
          <table:table-cell/>
          <table:table-cell office:value-type="float" office:value="23.874" calcext:value-type="float">
            <text:p>23.874</text:p>
          </table:table-cell>
          <table:table-cell office:value-type="float" office:value="24.5868" calcext:value-type="float">
            <text:p>24.5868</text:p>
          </table:table-cell>
          <table:table-cell/>
          <table:table-cell office:value-type="float" office:value="22.4086" calcext:value-type="float">
            <text:p>22.4086</text:p>
          </table:table-cell>
          <table:table-cell office:value-type="float" office:value="22.636" calcext:value-type="float">
            <text:p>22.636</text:p>
          </table:table-cell>
          <table:table-cell/>
          <table:table-cell office:value-type="float" office:value="20.9432" calcext:value-type="float">
            <text:p>20.9432</text:p>
          </table:table-cell>
          <table:table-cell office:value-type="float" office:value="20.84" calcext:value-type="float">
            <text:p>20.84</text:p>
          </table:table-cell>
          <table:table-cell/>
          <table:table-cell office:value-type="float" office:value="19.4778" calcext:value-type="float">
            <text:p>19.4778</text:p>
          </table:table-cell>
          <table:table-cell office:value-type="float" office:value="19.1865" calcext:value-type="float">
            <text:p>19.1865</text:p>
          </table:table-cell>
        </table:table-row>
        <table:table-row table:style-name="ro1">
          <table:table-cell office:value-type="float" office:value="0.43907" calcext:value-type="float">
            <text:p>0.43907</text:p>
          </table:table-cell>
          <table:table-cell/>
          <table:table-cell office:value-type="float" office:value="31.066" calcext:value-type="float">
            <text:p>31.066</text:p>
          </table:table-cell>
          <table:table-cell office:value-type="float" office:value="31.404" calcext:value-type="float">
            <text:p>31.404</text:p>
          </table:table-cell>
          <table:table-cell/>
          <table:table-cell office:value-type="float" office:value="27.8453" calcext:value-type="float">
            <text:p>27.8453</text:p>
          </table:table-cell>
          <table:table-cell office:value-type="float" office:value="28.9227" calcext:value-type="float">
            <text:p>28.9227</text:p>
          </table:table-cell>
          <table:table-cell/>
          <table:table-cell office:value-type="float" office:value="26.189" calcext:value-type="float">
            <text:p>26.189</text:p>
          </table:table-cell>
          <table:table-cell office:value-type="float" office:value="26.6374" calcext:value-type="float">
            <text:p>26.6374</text:p>
          </table:table-cell>
          <table:table-cell/>
          <table:table-cell office:value-type="float" office:value="23.8214" calcext:value-type="float">
            <text:p>23.8214</text:p>
          </table:table-cell>
          <table:table-cell office:value-type="float" office:value="24.5327" calcext:value-type="float">
            <text:p>24.5327</text:p>
          </table:table-cell>
          <table:table-cell/>
          <table:table-cell office:value-type="float" office:value="22.367" calcext:value-type="float">
            <text:p>22.367</text:p>
          </table:table-cell>
          <table:table-cell office:value-type="float" office:value="22.5943" calcext:value-type="float">
            <text:p>22.5943</text:p>
          </table:table-cell>
          <table:table-cell/>
          <table:table-cell office:value-type="float" office:value="20.9125" calcext:value-type="float">
            <text:p>20.9125</text:p>
          </table:table-cell>
          <table:table-cell office:value-type="float" office:value="20.809" calcext:value-type="float">
            <text:p>20.809</text:p>
          </table:table-cell>
          <table:table-cell/>
          <table:table-cell office:value-type="float" office:value="19.458" calcext:value-type="float">
            <text:p>19.458</text:p>
          </table:table-cell>
          <table:table-cell office:value-type="float" office:value="19.1648" calcext:value-type="float">
            <text:p>19.1648</text:p>
          </table:table-cell>
        </table:table-row>
        <table:table-row table:style-name="ro1">
          <table:table-cell office:value-type="float" office:value="0.440411" calcext:value-type="float">
            <text:p>0.440411</text:p>
          </table:table-cell>
          <table:table-cell/>
          <table:table-cell office:value-type="float" office:value="30.8005" calcext:value-type="float">
            <text:p>30.8005</text:p>
          </table:table-cell>
          <table:table-cell office:value-type="float" office:value="31.0971" calcext:value-type="float">
            <text:p>31.0971</text:p>
          </table:table-cell>
          <table:table-cell/>
          <table:table-cell office:value-type="float" office:value="27.5736" calcext:value-type="float">
            <text:p>27.5736</text:p>
          </table:table-cell>
          <table:table-cell office:value-type="float" office:value="28.6488" calcext:value-type="float">
            <text:p>28.6488</text:p>
          </table:table-cell>
          <table:table-cell/>
          <table:table-cell office:value-type="float" office:value="25.9444" calcext:value-type="float">
            <text:p>25.9444</text:p>
          </table:table-cell>
          <table:table-cell office:value-type="float" office:value="26.3932" calcext:value-type="float">
            <text:p>26.3932</text:p>
          </table:table-cell>
          <table:table-cell/>
          <table:table-cell office:value-type="float" office:value="23.6102" calcext:value-type="float">
            <text:p>23.6102</text:p>
          </table:table-cell>
          <table:table-cell office:value-type="float" office:value="24.3152" calcext:value-type="float">
            <text:p>24.3152</text:p>
          </table:table-cell>
          <table:table-cell/>
          <table:table-cell office:value-type="float" office:value="22.1752" calcext:value-type="float">
            <text:p>22.1752</text:p>
          </table:table-cell>
          <table:table-cell office:value-type="float" office:value="22.4008" calcext:value-type="float">
            <text:p>22.4008</text:p>
          </table:table-cell>
          <table:table-cell/>
          <table:table-cell office:value-type="float" office:value="20.7401" calcext:value-type="float">
            <text:p>20.7401</text:p>
          </table:table-cell>
          <table:table-cell office:value-type="float" office:value="20.6371" calcext:value-type="float">
            <text:p>20.6371</text:p>
          </table:table-cell>
          <table:table-cell/>
          <table:table-cell office:value-type="float" office:value="19.3051" calcext:value-type="float">
            <text:p>19.3051</text:p>
          </table:table-cell>
          <table:table-cell office:value-type="float" office:value="19.0123" calcext:value-type="float">
            <text:p>19.0123</text:p>
          </table:table-cell>
        </table:table-row>
        <table:table-row table:style-name="ro1">
          <table:table-cell office:value-type="float" office:value="0.44367" calcext:value-type="float">
            <text:p>0.44367</text:p>
          </table:table-cell>
          <table:table-cell/>
          <table:table-cell office:value-type="float" office:value="30.9861" calcext:value-type="float">
            <text:p>30.9861</text:p>
          </table:table-cell>
          <table:table-cell office:value-type="float" office:value="31.1912" calcext:value-type="float">
            <text:p>31.1912</text:p>
          </table:table-cell>
          <table:table-cell/>
          <table:table-cell office:value-type="float" office:value="27.7705" calcext:value-type="float">
            <text:p>27.7705</text:p>
          </table:table-cell>
          <table:table-cell office:value-type="float" office:value="28.7567" calcext:value-type="float">
            <text:p>28.7567</text:p>
          </table:table-cell>
          <table:table-cell/>
          <table:table-cell office:value-type="float" office:value="26.0506" calcext:value-type="float">
            <text:p>26.0506</text:p>
          </table:table-cell>
          <table:table-cell office:value-type="float" office:value="26.5121" calcext:value-type="float">
            <text:p>26.5121</text:p>
          </table:table-cell>
          <table:table-cell/>
          <table:table-cell office:value-type="float" office:value="23.7341" calcext:value-type="float">
            <text:p>23.7341</text:p>
          </table:table-cell>
          <table:table-cell office:value-type="float" office:value="24.4428" calcext:value-type="float">
            <text:p>24.4428</text:p>
          </table:table-cell>
          <table:table-cell/>
          <table:table-cell office:value-type="float" office:value="22.3075" calcext:value-type="float">
            <text:p>22.3075</text:p>
          </table:table-cell>
          <table:table-cell office:value-type="float" office:value="22.535" calcext:value-type="float">
            <text:p>22.535</text:p>
          </table:table-cell>
          <table:table-cell/>
          <table:table-cell office:value-type="float" office:value="20.8808" calcext:value-type="float">
            <text:p>20.8808</text:p>
          </table:table-cell>
          <table:table-cell office:value-type="float" office:value="20.776" calcext:value-type="float">
            <text:p>20.776</text:p>
          </table:table-cell>
          <table:table-cell/>
          <table:table-cell office:value-type="float" office:value="19.4542" calcext:value-type="float">
            <text:p>19.4542</text:p>
          </table:table-cell>
          <table:table-cell office:value-type="float" office:value="19.1544" calcext:value-type="float">
            <text:p>19.1544</text:p>
          </table:table-cell>
        </table:table-row>
        <table:table-row table:style-name="ro1">
          <table:table-cell office:value-type="float" office:value="0.444853" calcext:value-type="float">
            <text:p>0.444853</text:p>
          </table:table-cell>
          <table:table-cell/>
          <table:table-cell office:value-type="float" office:value="31.07" calcext:value-type="float">
            <text:p>31.07</text:p>
          </table:table-cell>
          <table:table-cell office:value-type="float" office:value="31.242" calcext:value-type="float">
            <text:p>31.242</text:p>
          </table:table-cell>
          <table:table-cell/>
          <table:table-cell office:value-type="float" office:value="27.8682" calcext:value-type="float">
            <text:p>27.8682</text:p>
          </table:table-cell>
          <table:table-cell office:value-type="float" office:value="28.8112" calcext:value-type="float">
            <text:p>28.8112</text:p>
          </table:table-cell>
          <table:table-cell/>
          <table:table-cell office:value-type="float" office:value="26.103" calcext:value-type="float">
            <text:p>26.103</text:p>
          </table:table-cell>
          <table:table-cell office:value-type="float" office:value="26.5695" calcext:value-type="float">
            <text:p>26.5695</text:p>
          </table:table-cell>
          <table:table-cell/>
          <table:table-cell office:value-type="float" office:value="23.7918" calcext:value-type="float">
            <text:p>23.7918</text:p>
          </table:table-cell>
          <table:table-cell office:value-type="float" office:value="24.5022" calcext:value-type="float">
            <text:p>24.5022</text:p>
          </table:table-cell>
          <table:table-cell/>
          <table:table-cell office:value-type="float" office:value="22.3675" calcext:value-type="float">
            <text:p>22.3675</text:p>
          </table:table-cell>
          <table:table-cell office:value-type="float" office:value="22.5957" calcext:value-type="float">
            <text:p>22.5957</text:p>
          </table:table-cell>
          <table:table-cell/>
          <table:table-cell office:value-type="float" office:value="20.9431" calcext:value-type="float">
            <text:p>20.9431</text:p>
          </table:table-cell>
          <table:table-cell office:value-type="float" office:value="20.8376" calcext:value-type="float">
            <text:p>20.8376</text:p>
          </table:table-cell>
          <table:table-cell/>
          <table:table-cell office:value-type="float" office:value="19.5188" calcext:value-type="float">
            <text:p>19.5188</text:p>
          </table:table-cell>
          <table:table-cell office:value-type="float" office:value="19.2163" calcext:value-type="float">
            <text:p>19.2163</text:p>
          </table:table-cell>
        </table:table-row>
        <table:table-row table:style-name="ro1">
          <table:table-cell office:value-type="float" office:value="0.446809" calcext:value-type="float">
            <text:p>0.446809</text:p>
          </table:table-cell>
          <table:table-cell/>
          <table:table-cell office:value-type="float" office:value="31.176" calcext:value-type="float">
            <text:p>31.176</text:p>
          </table:table-cell>
          <table:table-cell office:value-type="float" office:value="31.2931" calcext:value-type="float">
            <text:p>31.2931</text:p>
          </table:table-cell>
          <table:table-cell/>
          <table:table-cell office:value-type="float" office:value="28.0003" calcext:value-type="float">
            <text:p>28.0003</text:p>
          </table:table-cell>
          <table:table-cell office:value-type="float" office:value="28.871" calcext:value-type="float">
            <text:p>28.871</text:p>
          </table:table-cell>
          <table:table-cell/>
          <table:table-cell office:value-type="float" office:value="26.1624" calcext:value-type="float">
            <text:p>26.1624</text:p>
          </table:table-cell>
          <table:table-cell office:value-type="float" office:value="26.6363" calcext:value-type="float">
            <text:p>26.6363</text:p>
          </table:table-cell>
          <table:table-cell/>
          <table:table-cell office:value-type="float" office:value="23.8621" calcext:value-type="float">
            <text:p>23.8621</text:p>
          </table:table-cell>
          <table:table-cell office:value-type="float" office:value="24.5745" calcext:value-type="float">
            <text:p>24.5745</text:p>
          </table:table-cell>
          <table:table-cell/>
          <table:table-cell office:value-type="float" office:value="22.4432" calcext:value-type="float">
            <text:p>22.4432</text:p>
          </table:table-cell>
          <table:table-cell office:value-type="float" office:value="22.6724" calcext:value-type="float">
            <text:p>22.6724</text:p>
          </table:table-cell>
          <table:table-cell/>
          <table:table-cell office:value-type="float" office:value="21.0242" calcext:value-type="float">
            <text:p>21.0242</text:p>
          </table:table-cell>
          <table:table-cell office:value-type="float" office:value="20.9175" calcext:value-type="float">
            <text:p>20.9175</text:p>
          </table:table-cell>
          <table:table-cell/>
          <table:table-cell office:value-type="float" office:value="19.6053" calcext:value-type="float">
            <text:p>19.6053</text:p>
          </table:table-cell>
          <table:table-cell office:value-type="float" office:value="19.2984" calcext:value-type="float">
            <text:p>19.2984</text:p>
          </table:table-cell>
        </table:table-row>
        <table:table-row table:style-name="ro1">
          <table:table-cell office:value-type="float" office:value="0.448127" calcext:value-type="float">
            <text:p>0.448127</text:p>
          </table:table-cell>
          <table:table-cell/>
          <table:table-cell office:value-type="float" office:value="31.3029" calcext:value-type="float">
            <text:p>31.3029</text:p>
          </table:table-cell>
          <table:table-cell office:value-type="float" office:value="31.3832" calcext:value-type="float">
            <text:p>31.3832</text:p>
          </table:table-cell>
          <table:table-cell/>
          <table:table-cell office:value-type="float" office:value="28.1392" calcext:value-type="float">
            <text:p>28.1392</text:p>
          </table:table-cell>
          <table:table-cell office:value-type="float" office:value="28.9626" calcext:value-type="float">
            <text:p>28.9626</text:p>
          </table:table-cell>
          <table:table-cell/>
          <table:table-cell office:value-type="float" office:value="26.249" calcext:value-type="float">
            <text:p>26.249</text:p>
          </table:table-cell>
          <table:table-cell office:value-type="float" office:value="26.7287" calcext:value-type="float">
            <text:p>26.7287</text:p>
          </table:table-cell>
          <table:table-cell/>
          <table:table-cell office:value-type="float" office:value="23.952" calcext:value-type="float">
            <text:p>23.952</text:p>
          </table:table-cell>
          <table:table-cell office:value-type="float" office:value="24.6671" calcext:value-type="float">
            <text:p>24.6671</text:p>
          </table:table-cell>
          <table:table-cell/>
          <table:table-cell office:value-type="float" office:value="22.5342" calcext:value-type="float">
            <text:p>22.5342</text:p>
          </table:table-cell>
          <table:table-cell office:value-type="float" office:value="22.7645" calcext:value-type="float">
            <text:p>22.7645</text:p>
          </table:table-cell>
          <table:table-cell/>
          <table:table-cell office:value-type="float" office:value="21.1165" calcext:value-type="float">
            <text:p>21.1165</text:p>
          </table:table-cell>
          <table:table-cell office:value-type="float" office:value="21.0087" calcext:value-type="float">
            <text:p>21.0087</text:p>
          </table:table-cell>
          <table:table-cell/>
          <table:table-cell office:value-type="float" office:value="19.6987" calcext:value-type="float">
            <text:p>19.6987</text:p>
          </table:table-cell>
          <table:table-cell office:value-type="float" office:value="19.3883" calcext:value-type="float">
            <text:p>19.3883</text:p>
          </table:table-cell>
        </table:table-row>
        <table:table-row table:style-name="ro1">
          <table:table-cell office:value-type="float" office:value="0.449296" calcext:value-type="float">
            <text:p>0.449296</text:p>
          </table:table-cell>
          <table:table-cell/>
          <table:table-cell office:value-type="float" office:value="31.1262" calcext:value-type="float">
            <text:p>31.1262</text:p>
          </table:table-cell>
          <table:table-cell office:value-type="float" office:value="31.1733" calcext:value-type="float">
            <text:p>31.1733</text:p>
          </table:table-cell>
          <table:table-cell/>
          <table:table-cell office:value-type="float" office:value="28.0021" calcext:value-type="float">
            <text:p>28.0021</text:p>
          </table:table-cell>
          <table:table-cell office:value-type="float" office:value="28.7763" calcext:value-type="float">
            <text:p>28.7763</text:p>
          </table:table-cell>
          <table:table-cell/>
          <table:table-cell office:value-type="float" office:value="26.0833" calcext:value-type="float">
            <text:p>26.0833</text:p>
          </table:table-cell>
          <table:table-cell office:value-type="float" office:value="26.5637" calcext:value-type="float">
            <text:p>26.5637</text:p>
          </table:table-cell>
          <table:table-cell/>
          <table:table-cell office:value-type="float" office:value="23.8103" calcext:value-type="float">
            <text:p>23.8103</text:p>
          </table:table-cell>
          <table:table-cell office:value-type="float" office:value="24.5212" calcext:value-type="float">
            <text:p>24.5212</text:p>
          </table:table-cell>
          <table:table-cell/>
          <table:table-cell office:value-type="float" office:value="22.4067" calcext:value-type="float">
            <text:p>22.4067</text:p>
          </table:table-cell>
          <table:table-cell office:value-type="float" office:value="22.6358" calcext:value-type="float">
            <text:p>22.6358</text:p>
          </table:table-cell>
          <table:table-cell/>
          <table:table-cell office:value-type="float" office:value="21.003" calcext:value-type="float">
            <text:p>21.003</text:p>
          </table:table-cell>
          <table:table-cell office:value-type="float" office:value="20.8953" calcext:value-type="float">
            <text:p>20.8953</text:p>
          </table:table-cell>
          <table:table-cell/>
          <table:table-cell office:value-type="float" office:value="19.5994" calcext:value-type="float">
            <text:p>19.5994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float" office:value="0.451225" calcext:value-type="float">
            <text:p>0.451225</text:p>
          </table:table-cell>
          <table:table-cell/>
          <table:table-cell office:value-type="float" office:value="30.9299" calcext:value-type="float">
            <text:p>30.9299</text:p>
          </table:table-cell>
          <table:table-cell office:value-type="float" office:value="30.9233" calcext:value-type="float">
            <text:p>30.9233</text:p>
          </table:table-cell>
          <table:table-cell/>
          <table:table-cell office:value-type="float" office:value="27.861" calcext:value-type="float">
            <text:p>27.861</text:p>
          </table:table-cell>
          <table:table-cell office:value-type="float" office:value="28.5579" calcext:value-type="float">
            <text:p>28.5579</text:p>
          </table:table-cell>
          <table:table-cell/>
          <table:table-cell office:value-type="float" office:value="25.8904" calcext:value-type="float">
            <text:p>25.8904</text:p>
          </table:table-cell>
          <table:table-cell office:value-type="float" office:value="26.3733" calcext:value-type="float">
            <text:p>26.3733</text:p>
          </table:table-cell>
          <table:table-cell/>
          <table:table-cell office:value-type="float" office:value="23.6498" calcext:value-type="float">
            <text:p>23.6498</text:p>
          </table:table-cell>
          <table:table-cell office:value-type="float" office:value="24.3559" calcext:value-type="float">
            <text:p>24.3559</text:p>
          </table:table-cell>
          <table:table-cell/>
          <table:table-cell office:value-type="float" office:value="22.265" calcext:value-type="float">
            <text:p>22.265</text:p>
          </table:table-cell>
          <table:table-cell office:value-type="float" office:value="22.4928" calcext:value-type="float">
            <text:p>22.4928</text:p>
          </table:table-cell>
          <table:table-cell/>
          <table:table-cell office:value-type="float" office:value="20.8802" calcext:value-type="float">
            <text:p>20.8802</text:p>
          </table:table-cell>
          <table:table-cell office:value-type="float" office:value="20.7722" calcext:value-type="float">
            <text:p>20.7722</text:p>
          </table:table-cell>
          <table:table-cell/>
          <table:table-cell office:value-type="float" office:value="19.4954" calcext:value-type="float">
            <text:p>19.4954</text:p>
          </table:table-cell>
          <table:table-cell office:value-type="float" office:value="19.1833" calcext:value-type="float">
            <text:p>19.1833</text:p>
          </table:table-cell>
        </table:table-row>
        <table:table-row table:style-name="ro1">
          <table:table-cell office:value-type="float" office:value="0.452287" calcext:value-type="float">
            <text:p>0.452287</text:p>
          </table:table-cell>
          <table:table-cell/>
          <table:table-cell office:value-type="float" office:value="31.145" calcext:value-type="float">
            <text:p>31.145</text:p>
          </table:table-cell>
          <table:table-cell office:value-type="float" office:value="31.1089" calcext:value-type="float">
            <text:p>31.1089</text:p>
          </table:table-cell>
          <table:table-cell/>
          <table:table-cell office:value-type="float" office:value="28.0742" calcext:value-type="float">
            <text:p>28.0742</text:p>
          </table:table-cell>
          <table:table-cell office:value-type="float" office:value="28.736" calcext:value-type="float">
            <text:p>28.736</text:p>
          </table:table-cell>
          <table:table-cell/>
          <table:table-cell office:value-type="float" office:value="26.0547" calcext:value-type="float">
            <text:p>26.0547</text:p>
          </table:table-cell>
          <table:table-cell office:value-type="float" office:value="26.5441" calcext:value-type="float">
            <text:p>26.5441</text:p>
          </table:table-cell>
          <table:table-cell/>
          <table:table-cell office:value-type="float" office:value="23.8085" calcext:value-type="float">
            <text:p>23.8085</text:p>
          </table:table-cell>
          <table:table-cell office:value-type="float" office:value="24.5194" calcext:value-type="float">
            <text:p>24.5194</text:p>
          </table:table-cell>
          <table:table-cell/>
          <table:table-cell office:value-type="float" office:value="22.4196" calcext:value-type="float">
            <text:p>22.4196</text:p>
          </table:table-cell>
          <table:table-cell office:value-type="float" office:value="22.6491" calcext:value-type="float">
            <text:p>22.6491</text:p>
          </table:table-cell>
          <table:table-cell/>
          <table:table-cell office:value-type="float" office:value="21.0308" calcext:value-type="float">
            <text:p>21.0308</text:p>
          </table:table-cell>
          <table:table-cell office:value-type="float" office:value="20.9215" calcext:value-type="float">
            <text:p>20.9215</text:p>
          </table:table-cell>
          <table:table-cell/>
          <table:table-cell office:value-type="float" office:value="19.6419" calcext:value-type="float">
            <text:p>19.6419</text:p>
          </table:table-cell>
          <table:table-cell office:value-type="float" office:value="19.3256" calcext:value-type="float">
            <text:p>19.3256</text:p>
          </table:table-cell>
        </table:table-row>
        <table:table-row table:style-name="ro1">
          <table:table-cell office:value-type="float" office:value="0.454457" calcext:value-type="float">
            <text:p>0.454457</text:p>
          </table:table-cell>
          <table:table-cell/>
          <table:table-cell office:value-type="float" office:value="31.672" calcext:value-type="float">
            <text:p>31.672</text:p>
          </table:table-cell>
          <table:table-cell office:value-type="float" office:value="31.5745" calcext:value-type="float">
            <text:p>31.5745</text:p>
          </table:table-cell>
          <table:table-cell/>
          <table:table-cell office:value-type="float" office:value="28.5895" calcext:value-type="float">
            <text:p>28.5895</text:p>
          </table:table-cell>
          <table:table-cell office:value-type="float" office:value="29.18" calcext:value-type="float">
            <text:p>29.18</text:p>
          </table:table-cell>
          <table:table-cell/>
          <table:table-cell office:value-type="float" office:value="26.4633" calcext:value-type="float">
            <text:p>26.4633</text:p>
          </table:table-cell>
          <table:table-cell office:value-type="float" office:value="26.9672" calcext:value-type="float">
            <text:p>26.9672</text:p>
          </table:table-cell>
          <table:table-cell/>
          <table:table-cell office:value-type="float" office:value="24.1995" calcext:value-type="float">
            <text:p>24.1995</text:p>
          </table:table-cell>
          <table:table-cell office:value-type="float" office:value="24.9221" calcext:value-type="float">
            <text:p>24.9221</text:p>
          </table:table-cell>
          <table:table-cell/>
          <table:table-cell office:value-type="float" office:value="22.7987" calcext:value-type="float">
            <text:p>22.7987</text:p>
          </table:table-cell>
          <table:table-cell office:value-type="float" office:value="23.0321" calcext:value-type="float">
            <text:p>23.0321</text:p>
          </table:table-cell>
          <table:table-cell/>
          <table:table-cell office:value-type="float" office:value="21.3978" calcext:value-type="float">
            <text:p>21.3978</text:p>
          </table:table-cell>
          <table:table-cell office:value-type="float" office:value="21.2855" calcext:value-type="float">
            <text:p>21.2855</text:p>
          </table:table-cell>
          <table:table-cell/>
          <table:table-cell office:value-type="float" office:value="19.997" calcext:value-type="float">
            <text:p>19.997</text:p>
          </table:table-cell>
          <table:table-cell office:value-type="float" office:value="19.6713" calcext:value-type="float">
            <text:p>19.6713</text:p>
          </table:table-cell>
        </table:table-row>
        <table:table-row table:style-name="ro1">
          <table:table-cell office:value-type="float" office:value="0.454746" calcext:value-type="float">
            <text:p>0.454746</text:p>
          </table:table-cell>
          <table:table-cell/>
          <table:table-cell office:value-type="float" office:value="31.7619" calcext:value-type="float">
            <text:p>31.7619</text:p>
          </table:table-cell>
          <table:table-cell office:value-type="float" office:value="31.6561" calcext:value-type="float">
            <text:p>31.6561</text:p>
          </table:table-cell>
          <table:table-cell/>
          <table:table-cell office:value-type="float" office:value="28.676" calcext:value-type="float">
            <text:p>28.676</text:p>
          </table:table-cell>
          <table:table-cell office:value-type="float" office:value="29.2573" calcext:value-type="float">
            <text:p>29.2573</text:p>
          </table:table-cell>
          <table:table-cell/>
          <table:table-cell office:value-type="float" office:value="26.5342" calcext:value-type="float">
            <text:p>26.5342</text:p>
          </table:table-cell>
          <table:table-cell office:value-type="float" office:value="27.0403" calcext:value-type="float">
            <text:p>27.0403</text:p>
          </table:table-cell>
          <table:table-cell/>
          <table:table-cell office:value-type="float" office:value="24.2667" calcext:value-type="float">
            <text:p>24.2667</text:p>
          </table:table-cell>
          <table:table-cell office:value-type="float" office:value="24.9913" calcext:value-type="float">
            <text:p>24.9913</text:p>
          </table:table-cell>
          <table:table-cell/>
          <table:table-cell office:value-type="float" office:value="22.8634" calcext:value-type="float">
            <text:p>22.8634</text:p>
          </table:table-cell>
          <table:table-cell office:value-type="float" office:value="23.0975" calcext:value-type="float">
            <text:p>23.0975</text:p>
          </table:table-cell>
          <table:table-cell/>
          <table:table-cell office:value-type="float" office:value="21.4601" calcext:value-type="float">
            <text:p>21.4601</text:p>
          </table:table-cell>
          <table:table-cell office:value-type="float" office:value="21.3472" calcext:value-type="float">
            <text:p>21.3472</text:p>
          </table:table-cell>
          <table:table-cell/>
          <table:table-cell office:value-type="float" office:value="20.0568" calcext:value-type="float">
            <text:p>20.0568</text:p>
          </table:table-cell>
          <table:table-cell office:value-type="float" office:value="19.7296" calcext:value-type="float">
            <text:p>19.7296</text:p>
          </table:table-cell>
        </table:table-row>
        <table:table-row table:style-name="ro1">
          <table:table-cell office:value-type="float" office:value="0.454413" calcext:value-type="float">
            <text:p>0.454413</text:p>
          </table:table-cell>
          <table:table-cell/>
          <table:table-cell office:value-type="float" office:value="31.3465" calcext:value-type="float">
            <text:p>31.3465</text:p>
          </table:table-cell>
          <table:table-cell office:value-type="float" office:value="31.2512" calcext:value-type="float">
            <text:p>31.2512</text:p>
          </table:table-cell>
          <table:table-cell/>
          <table:table-cell office:value-type="float" office:value="28.2949" calcext:value-type="float">
            <text:p>28.2949</text:p>
          </table:table-cell>
          <table:table-cell office:value-type="float" office:value="28.881" calcext:value-type="float">
            <text:p>28.881</text:p>
          </table:table-cell>
          <table:table-cell/>
          <table:table-cell office:value-type="float" office:value="26.192" calcext:value-type="float">
            <text:p>26.192</text:p>
          </table:table-cell>
          <table:table-cell office:value-type="float" office:value="26.6905" calcext:value-type="float">
            <text:p>26.6905</text:p>
          </table:table-cell>
          <table:table-cell/>
          <table:table-cell office:value-type="float" office:value="23.9511" calcext:value-type="float">
            <text:p>23.9511</text:p>
          </table:table-cell>
          <table:table-cell office:value-type="float" office:value="24.6662" calcext:value-type="float">
            <text:p>24.6662</text:p>
          </table:table-cell>
          <table:table-cell/>
          <table:table-cell office:value-type="float" office:value="22.5644" calcext:value-type="float">
            <text:p>22.5644</text:p>
          </table:table-cell>
          <table:table-cell office:value-type="float" office:value="22.7954" calcext:value-type="float">
            <text:p>22.7954</text:p>
          </table:table-cell>
          <table:table-cell/>
          <table:table-cell office:value-type="float" office:value="21.1777" calcext:value-type="float">
            <text:p>21.1777</text:p>
          </table:table-cell>
          <table:table-cell office:value-type="float" office:value="21.0665" calcext:value-type="float">
            <text:p>21.0665</text:p>
          </table:table-cell>
          <table:table-cell/>
          <table:table-cell office:value-type="float" office:value="19.791" calcext:value-type="float">
            <text:p>19.791</text:p>
          </table:table-cell>
          <table:table-cell office:value-type="float" office:value="19.4687" calcext:value-type="float">
            <text:p>19.4687</text:p>
          </table:table-cell>
        </table:table-row>
        <table:table-row table:style-name="ro1">
          <table:table-cell office:value-type="float" office:value="0.4552" calcext:value-type="float">
            <text:p>0.4552</text:p>
          </table:table-cell>
          <table:table-cell/>
          <table:table-cell office:value-type="float" office:value="31.4639" calcext:value-type="float">
            <text:p>31.4639</text:p>
          </table:table-cell>
          <table:table-cell office:value-type="float" office:value="31.3465" calcext:value-type="float">
            <text:p>31.3465</text:p>
          </table:table-cell>
          <table:table-cell/>
          <table:table-cell office:value-type="float" office:value="28.4153" calcext:value-type="float">
            <text:p>28.4153</text:p>
          </table:table-cell>
          <table:table-cell office:value-type="float" office:value="28.9741" calcext:value-type="float">
            <text:p>28.9741</text:p>
          </table:table-cell>
          <table:table-cell/>
          <table:table-cell office:value-type="float" office:value="26.2786" calcext:value-type="float">
            <text:p>26.2786</text:p>
          </table:table-cell>
          <table:table-cell office:value-type="float" office:value="26.7812" calcext:value-type="float">
            <text:p>26.7812</text:p>
          </table:table-cell>
          <table:table-cell/>
          <table:table-cell office:value-type="float" office:value="24.0366" calcext:value-type="float">
            <text:p>24.0366</text:p>
          </table:table-cell>
          <table:table-cell office:value-type="float" office:value="24.7543" calcext:value-type="float">
            <text:p>24.7543</text:p>
          </table:table-cell>
          <table:table-cell/>
          <table:table-cell office:value-type="float" office:value="22.6488" calcext:value-type="float">
            <text:p>22.6488</text:p>
          </table:table-cell>
          <table:table-cell office:value-type="float" office:value="22.8807" calcext:value-type="float">
            <text:p>22.8807</text:p>
          </table:table-cell>
          <table:table-cell/>
          <table:table-cell office:value-type="float" office:value="21.2611" calcext:value-type="float">
            <text:p>21.2611</text:p>
          </table:table-cell>
          <table:table-cell office:value-type="float" office:value="21.149" calcext:value-type="float">
            <text:p>21.149</text:p>
          </table:table-cell>
          <table:table-cell/>
          <table:table-cell office:value-type="float" office:value="19.8733" calcext:value-type="float">
            <text:p>19.8733</text:p>
          </table:table-cell>
          <table:table-cell office:value-type="float" office:value="19.5484" calcext:value-type="float">
            <text:p>19.5484</text:p>
          </table:table-cell>
        </table:table-row>
        <table:table-row table:style-name="ro1">
          <table:table-cell office:value-type="float" office:value="0.457207" calcext:value-type="float">
            <text:p>0.457207</text:p>
          </table:table-cell>
          <table:table-cell/>
          <table:table-cell office:value-type="float" office:value="31.3994" calcext:value-type="float">
            <text:p>31.3994</text:p>
          </table:table-cell>
          <table:table-cell office:value-type="float" office:value="31.2271" calcext:value-type="float">
            <text:p>31.2271</text:p>
          </table:table-cell>
          <table:table-cell/>
          <table:table-cell office:value-type="float" office:value="28.3934" calcext:value-type="float">
            <text:p>28.3934</text:p>
          </table:table-cell>
          <table:table-cell office:value-type="float" office:value="28.8764" calcext:value-type="float">
            <text:p>28.8764</text:p>
          </table:table-cell>
          <table:table-cell/>
          <table:table-cell office:value-type="float" office:value="26.1955" calcext:value-type="float">
            <text:p>26.1955</text:p>
          </table:table-cell>
          <table:table-cell office:value-type="float" office:value="26.7026" calcext:value-type="float">
            <text:p>26.7026</text:p>
          </table:table-cell>
          <table:table-cell/>
          <table:table-cell office:value-type="float" office:value="23.9766" calcext:value-type="float">
            <text:p>23.9766</text:p>
          </table:table-cell>
          <table:table-cell office:value-type="float" office:value="24.6925" calcext:value-type="float">
            <text:p>24.6925</text:p>
          </table:table-cell>
          <table:table-cell/>
          <table:table-cell office:value-type="float" office:value="22.6022" calcext:value-type="float">
            <text:p>22.6022</text:p>
          </table:table-cell>
          <table:table-cell office:value-type="float" office:value="22.8337" calcext:value-type="float">
            <text:p>22.8337</text:p>
          </table:table-cell>
          <table:table-cell/>
          <table:table-cell office:value-type="float" office:value="21.2279" calcext:value-type="float">
            <text:p>21.2279</text:p>
          </table:table-cell>
          <table:table-cell office:value-type="float" office:value="21.1148" calcext:value-type="float">
            <text:p>21.1148</text:p>
          </table:table-cell>
          <table:table-cell/>
          <table:table-cell office:value-type="float" office:value="19.8535" calcext:value-type="float">
            <text:p>19.8535</text:p>
          </table:table-cell>
          <table:table-cell office:value-type="float" office:value="19.5254" calcext:value-type="float">
            <text:p>19.5254</text:p>
          </table:table-cell>
        </table:table-row>
        <table:table-row table:style-name="ro1">
          <table:table-cell office:value-type="float" office:value="0.458137" calcext:value-type="float">
            <text:p>0.458137</text:p>
          </table:table-cell>
          <table:table-cell/>
          <table:table-cell office:value-type="float" office:value="31.2362" calcext:value-type="float">
            <text:p>31.2362</text:p>
          </table:table-cell>
          <table:table-cell office:value-type="float" office:value="31.0396" calcext:value-type="float">
            <text:p>31.0396</text:p>
          </table:table-cell>
          <table:table-cell/>
          <table:table-cell office:value-type="float" office:value="28.2625" calcext:value-type="float">
            <text:p>28.2625</text:p>
          </table:table-cell>
          <table:table-cell office:value-type="float" office:value="28.7088" calcext:value-type="float">
            <text:p>28.7088</text:p>
          </table:table-cell>
          <table:table-cell/>
          <table:table-cell office:value-type="float" office:value="26.0461" calcext:value-type="float">
            <text:p>26.0461</text:p>
          </table:table-cell>
          <table:table-cell office:value-type="float" office:value="26.5531" calcext:value-type="float">
            <text:p>26.5531</text:p>
          </table:table-cell>
          <table:table-cell/>
          <table:table-cell office:value-type="float" office:value="23.8472" calcext:value-type="float">
            <text:p>23.8472</text:p>
          </table:table-cell>
          <table:table-cell office:value-type="float" office:value="24.5592" calcext:value-type="float">
            <text:p>24.5592</text:p>
          </table:table-cell>
          <table:table-cell/>
          <table:table-cell office:value-type="float" office:value="22.4848" calcext:value-type="float">
            <text:p>22.4848</text:p>
          </table:table-cell>
          <table:table-cell office:value-type="float" office:value="22.715" calcext:value-type="float">
            <text:p>22.715</text:p>
          </table:table-cell>
          <table:table-cell/>
          <table:table-cell office:value-type="float" office:value="21.1224" calcext:value-type="float">
            <text:p>21.1224</text:p>
          </table:table-cell>
          <table:table-cell office:value-type="float" office:value="21.0094" calcext:value-type="float">
            <text:p>21.0094</text:p>
          </table:table-cell>
          <table:table-cell/>
          <table:table-cell office:value-type="float" office:value="19.76" calcext:value-type="float">
            <text:p>19.76</text:p>
          </table:table-cell>
          <table:table-cell office:value-type="float" office:value="19.4318" calcext:value-type="float">
            <text:p>19.4318</text:p>
          </table:table-cell>
        </table:table-row>
        <table:table-row table:style-name="ro1">
          <table:table-cell office:value-type="float" office:value="0.459663" calcext:value-type="float">
            <text:p>0.459663</text:p>
          </table:table-cell>
          <table:table-cell/>
          <table:table-cell office:value-type="float" office:value="31.1937" calcext:value-type="float">
            <text:p>31.1937</text:p>
          </table:table-cell>
          <table:table-cell office:value-type="float" office:value="30.956" calcext:value-type="float">
            <text:p>30.956</text:p>
          </table:table-cell>
          <table:table-cell/>
          <table:table-cell office:value-type="float" office:value="28.2511" calcext:value-type="float">
            <text:p>28.2511</text:p>
          </table:table-cell>
          <table:table-cell office:value-type="float" office:value="28.641" calcext:value-type="float">
            <text:p>28.641</text:p>
          </table:table-cell>
          <table:table-cell/>
          <table:table-cell office:value-type="float" office:value="25.9888" calcext:value-type="float">
            <text:p>25.9888</text:p>
          </table:table-cell>
          <table:table-cell office:value-type="float" office:value="26.4992" calcext:value-type="float">
            <text:p>26.4992</text:p>
          </table:table-cell>
          <table:table-cell/>
          <table:table-cell office:value-type="float" office:value="23.8067" calcext:value-type="float">
            <text:p>23.8067</text:p>
          </table:table-cell>
          <table:table-cell office:value-type="float" office:value="24.5175" calcext:value-type="float">
            <text:p>24.5175</text:p>
          </table:table-cell>
          <table:table-cell/>
          <table:table-cell office:value-type="float" office:value="22.4541" calcext:value-type="float">
            <text:p>22.4541</text:p>
          </table:table-cell>
          <table:table-cell office:value-type="float" office:value="22.684" calcext:value-type="float">
            <text:p>22.684</text:p>
          </table:table-cell>
          <table:table-cell/>
          <table:table-cell office:value-type="float" office:value="21.1015" calcext:value-type="float">
            <text:p>21.1015</text:p>
          </table:table-cell>
          <table:table-cell office:value-type="float" office:value="20.9877" calcext:value-type="float">
            <text:p>20.9877</text:p>
          </table:table-cell>
          <table:table-cell/>
          <table:table-cell office:value-type="float" office:value="19.7489" calcext:value-type="float">
            <text:p>19.7489</text:p>
          </table:table-cell>
          <table:table-cell office:value-type="float" office:value="19.4182" calcext:value-type="float">
            <text:p>19.4182</text:p>
          </table:table-cell>
        </table:table-row>
        <table:table-row table:style-name="ro1">
          <table:table-cell office:value-type="float" office:value="0.465113" calcext:value-type="float">
            <text:p>0.465113</text:p>
          </table:table-cell>
          <table:table-cell/>
          <table:table-cell office:value-type="float" office:value="31.1472" calcext:value-type="float">
            <text:p>31.1472</text:p>
          </table:table-cell>
          <table:table-cell office:value-type="float" office:value="30.7645" calcext:value-type="float">
            <text:p>30.7645</text:p>
          </table:table-cell>
          <table:table-cell/>
          <table:table-cell office:value-type="float" office:value="28.3041" calcext:value-type="float">
            <text:p>28.3041</text:p>
          </table:table-cell>
          <table:table-cell office:value-type="float" office:value="28.4975" calcext:value-type="float">
            <text:p>28.4975</text:p>
          </table:table-cell>
          <table:table-cell/>
          <table:table-cell office:value-type="float" office:value="25.8737" calcext:value-type="float">
            <text:p>25.8737</text:p>
          </table:table-cell>
          <table:table-cell office:value-type="float" office:value="26.3975" calcext:value-type="float">
            <text:p>26.3975</text:p>
          </table:table-cell>
          <table:table-cell/>
          <table:table-cell office:value-type="float" office:value="23.7433" calcext:value-type="float">
            <text:p>23.7433</text:p>
          </table:table-cell>
          <table:table-cell office:value-type="float" office:value="24.4522" calcext:value-type="float">
            <text:p>24.4522</text:p>
          </table:table-cell>
          <table:table-cell/>
          <table:table-cell office:value-type="float" office:value="22.4209" calcext:value-type="float">
            <text:p>22.4209</text:p>
          </table:table-cell>
          <table:table-cell office:value-type="float" office:value="22.6503" calcext:value-type="float">
            <text:p>22.6503</text:p>
          </table:table-cell>
          <table:table-cell/>
          <table:table-cell office:value-type="float" office:value="21.0986" calcext:value-type="float">
            <text:p>21.0986</text:p>
          </table:table-cell>
          <table:table-cell office:value-type="float" office:value="20.9812" calcext:value-type="float">
            <text:p>20.9812</text:p>
          </table:table-cell>
          <table:table-cell/>
          <table:table-cell office:value-type="float" office:value="19.7763" calcext:value-type="float">
            <text:p>19.7763</text:p>
          </table:table-cell>
          <table:table-cell office:value-type="float" office:value="19.435" calcext:value-type="float">
            <text:p>19.435</text:p>
          </table:table-cell>
        </table:table-row>
        <table:table-row table:style-name="ro1">
          <table:table-cell office:value-type="float" office:value="0.468065" calcext:value-type="float">
            <text:p>0.468065</text:p>
          </table:table-cell>
          <table:table-cell/>
          <table:table-cell office:value-type="float" office:value="31.1918" calcext:value-type="float">
            <text:p>31.1918</text:p>
          </table:table-cell>
          <table:table-cell office:value-type="float" office:value="30.731" calcext:value-type="float">
            <text:p>30.731</text:p>
          </table:table-cell>
          <table:table-cell/>
          <table:table-cell office:value-type="float" office:value="28.3953" calcext:value-type="float">
            <text:p>28.3953</text:p>
          </table:table-cell>
          <table:table-cell office:value-type="float" office:value="28.4844" calcext:value-type="float">
            <text:p>28.4844</text:p>
          </table:table-cell>
          <table:table-cell/>
          <table:table-cell office:value-type="float" office:value="25.8702" calcext:value-type="float">
            <text:p>25.8702</text:p>
          </table:table-cell>
          <table:table-cell office:value-type="float" office:value="26.4021" calcext:value-type="float">
            <text:p>26.4021</text:p>
          </table:table-cell>
          <table:table-cell/>
          <table:table-cell office:value-type="float" office:value="23.7625" calcext:value-type="float">
            <text:p>23.7625</text:p>
          </table:table-cell>
          <table:table-cell office:value-type="float" office:value="24.472" calcext:value-type="float">
            <text:p>24.472</text:p>
          </table:table-cell>
          <table:table-cell/>
          <table:table-cell office:value-type="float" office:value="22.4535" calcext:value-type="float">
            <text:p>22.4535</text:p>
          </table:table-cell>
          <table:table-cell office:value-type="float" office:value="22.6829" calcext:value-type="float">
            <text:p>22.6829</text:p>
          </table:table-cell>
          <table:table-cell/>
          <table:table-cell office:value-type="float" office:value="21.1446" calcext:value-type="float">
            <text:p>21.1446</text:p>
          </table:table-cell>
          <table:table-cell office:value-type="float" office:value="21.0247" calcext:value-type="float">
            <text:p>21.0247</text:p>
          </table:table-cell>
          <table:table-cell/>
          <table:table-cell office:value-type="float" office:value="19.8356" calcext:value-type="float">
            <text:p>19.8356</text:p>
          </table:table-cell>
          <table:table-cell office:value-type="float" office:value="19.4877" calcext:value-type="float">
            <text:p>19.4877</text:p>
          </table:table-cell>
        </table:table-row>
        <table:table-row table:style-name="ro1">
          <table:table-cell office:value-type="float" office:value="0.47451" calcext:value-type="float">
            <text:p>0.47451</text:p>
          </table:table-cell>
          <table:table-cell/>
          <table:table-cell office:value-type="float" office:value="31.6673" calcext:value-type="float">
            <text:p>31.6673</text:p>
          </table:table-cell>
          <table:table-cell office:value-type="float" office:value="31.0302" calcext:value-type="float">
            <text:p>31.0302</text:p>
          </table:table-cell>
          <table:table-cell/>
          <table:table-cell office:value-type="float" office:value="28.9378" calcext:value-type="float">
            <text:p>28.9378</text:p>
          </table:table-cell>
          <table:table-cell office:value-type="float" office:value="28.8011" calcext:value-type="float">
            <text:p>28.8011</text:p>
          </table:table-cell>
          <table:table-cell/>
          <table:table-cell office:value-type="float" office:value="26.2084" calcext:value-type="float">
            <text:p>26.2084</text:p>
          </table:table-cell>
          <table:table-cell office:value-type="float" office:value="26.7322" calcext:value-type="float">
            <text:p>26.7322</text:p>
          </table:table-cell>
          <table:table-cell/>
          <table:table-cell office:value-type="float" office:value="24.0925" calcext:value-type="float">
            <text:p>24.0925</text:p>
          </table:table-cell>
          <table:table-cell office:value-type="float" office:value="24.8118" calcext:value-type="float">
            <text:p>24.8118</text:p>
          </table:table-cell>
          <table:table-cell/>
          <table:table-cell office:value-type="float" office:value="22.7973" calcext:value-type="float">
            <text:p>22.7973</text:p>
          </table:table-cell>
          <table:table-cell office:value-type="float" office:value="23.0294" calcext:value-type="float">
            <text:p>23.0294</text:p>
          </table:table-cell>
          <table:table-cell/>
          <table:table-cell office:value-type="float" office:value="21.5022" calcext:value-type="float">
            <text:p>21.5022</text:p>
          </table:table-cell>
          <table:table-cell office:value-type="float" office:value="21.3751" calcext:value-type="float">
            <text:p>21.3751</text:p>
          </table:table-cell>
          <table:table-cell/>
          <table:table-cell office:value-type="float" office:value="20.207" calcext:value-type="float">
            <text:p>20.207</text:p>
          </table:table-cell>
          <table:table-cell office:value-type="float" office:value="19.8396" calcext:value-type="float">
            <text:p>19.8396</text:p>
          </table:table-cell>
        </table:table-row>
        <table:table-row table:style-name="ro1">
          <table:table-cell office:value-type="float" office:value="0.477016" calcext:value-type="float">
            <text:p>0.477016</text:p>
          </table:table-cell>
          <table:table-cell/>
          <table:table-cell office:value-type="float" office:value="31.4247" calcext:value-type="float">
            <text:p>31.4247</text:p>
          </table:table-cell>
          <table:table-cell office:value-type="float" office:value="30.7283" calcext:value-type="float">
            <text:p>30.7283</text:p>
          </table:table-cell>
          <table:table-cell/>
          <table:table-cell office:value-type="float" office:value="28.7576" calcext:value-type="float">
            <text:p>28.7576</text:p>
          </table:table-cell>
          <table:table-cell office:value-type="float" office:value="28.5359" calcext:value-type="float">
            <text:p>28.5359</text:p>
          </table:table-cell>
          <table:table-cell/>
          <table:table-cell office:value-type="float" office:value="26.0905" calcext:value-type="float">
            <text:p>26.0905</text:p>
          </table:table-cell>
          <table:table-cell office:value-type="float" office:value="26.4999" calcext:value-type="float">
            <text:p>26.4999</text:p>
          </table:table-cell>
          <table:table-cell/>
          <table:table-cell office:value-type="float" office:value="23.8957" calcext:value-type="float">
            <text:p>23.8957</text:p>
          </table:table-cell>
          <table:table-cell office:value-type="float" office:value="24.6092" calcext:value-type="float">
            <text:p>24.6092</text:p>
          </table:table-cell>
          <table:table-cell/>
          <table:table-cell office:value-type="float" office:value="22.6235" calcext:value-type="float">
            <text:p>22.6235</text:p>
          </table:table-cell>
          <table:table-cell office:value-type="float" office:value="22.8534" calcext:value-type="float">
            <text:p>22.8534</text:p>
          </table:table-cell>
          <table:table-cell/>
          <table:table-cell office:value-type="float" office:value="21.3513" calcext:value-type="float">
            <text:p>21.3513</text:p>
          </table:table-cell>
          <table:table-cell office:value-type="float" office:value="21.2229" calcext:value-type="float">
            <text:p>21.2229</text:p>
          </table:table-cell>
          <table:table-cell/>
          <table:table-cell office:value-type="float" office:value="20.079" calcext:value-type="float">
            <text:p>20.079</text:p>
          </table:table-cell>
          <table:table-cell office:value-type="float" office:value="19.7087" calcext:value-type="float">
            <text:p>19.7087</text:p>
          </table:table-cell>
        </table:table-row>
        <table:table-row table:style-name="ro1">
          <table:table-cell office:value-type="float" office:value="0.482894" calcext:value-type="float">
            <text:p>0.482894</text:p>
          </table:table-cell>
          <table:table-cell/>
          <table:table-cell office:value-type="float" office:value="31.7961" calcext:value-type="float">
            <text:p>31.7961</text:p>
          </table:table-cell>
          <table:table-cell office:value-type="float" office:value="30.9412" calcext:value-type="float">
            <text:p>30.9412</text:p>
          </table:table-cell>
          <table:table-cell/>
          <table:table-cell office:value-type="float" office:value="29.1941" calcext:value-type="float">
            <text:p>29.1941</text:p>
          </table:table-cell>
          <table:table-cell office:value-type="float" office:value="28.7688" calcext:value-type="float">
            <text:p>28.7688</text:p>
          </table:table-cell>
          <table:table-cell/>
          <table:table-cell office:value-type="float" office:value="26.592" calcext:value-type="float">
            <text:p>26.592</text:p>
          </table:table-cell>
          <table:table-cell office:value-type="float" office:value="26.749" calcext:value-type="float">
            <text:p>26.749</text:p>
          </table:table-cell>
          <table:table-cell/>
          <table:table-cell office:value-type="float" office:value="24.1499" calcext:value-type="float">
            <text:p>24.1499</text:p>
          </table:table-cell>
          <table:table-cell office:value-type="float" office:value="24.871" calcext:value-type="float">
            <text:p>24.871</text:p>
          </table:table-cell>
          <table:table-cell/>
          <table:table-cell office:value-type="float" office:value="22.8933" calcext:value-type="float">
            <text:p>22.8933</text:p>
          </table:table-cell>
          <table:table-cell office:value-type="float" office:value="23.1248" calcext:value-type="float">
            <text:p>23.1248</text:p>
          </table:table-cell>
          <table:table-cell/>
          <table:table-cell office:value-type="float" office:value="21.6368" calcext:value-type="float">
            <text:p>21.6368</text:p>
          </table:table-cell>
          <table:table-cell office:value-type="float" office:value="21.5012" calcext:value-type="float">
            <text:p>21.5012</text:p>
          </table:table-cell>
          <table:table-cell/>
          <table:table-cell office:value-type="float" office:value="20.3803" calcext:value-type="float">
            <text:p>20.3803</text:p>
          </table:table-cell>
          <table:table-cell office:value-type="float" office:value="19.9916" calcext:value-type="float">
            <text:p>19.9916</text:p>
          </table:table-cell>
        </table:table-row>
        <table:table-row table:style-name="ro1">
          <table:table-cell office:value-type="float" office:value="0.485609" calcext:value-type="float">
            <text:p>0.485609</text:p>
          </table:table-cell>
          <table:table-cell/>
          <table:table-cell office:value-type="float" office:value="31.8099" calcext:value-type="float">
            <text:p>31.8099</text:p>
          </table:table-cell>
          <table:table-cell office:value-type="float" office:value="30.8861" calcext:value-type="float">
            <text:p>30.8861</text:p>
          </table:table-cell>
          <table:table-cell/>
          <table:table-cell office:value-type="float" office:value="29.2504" calcext:value-type="float">
            <text:p>29.2504</text:p>
          </table:table-cell>
          <table:table-cell office:value-type="float" office:value="28.7337" calcext:value-type="float">
            <text:p>28.7337</text:p>
          </table:table-cell>
          <table:table-cell/>
          <table:table-cell office:value-type="float" office:value="26.691" calcext:value-type="float">
            <text:p>26.691</text:p>
          </table:table-cell>
          <table:table-cell office:value-type="float" office:value="26.7313" calcext:value-type="float">
            <text:p>26.7313</text:p>
          </table:table-cell>
          <table:table-cell/>
          <table:table-cell office:value-type="float" office:value="24.1475" calcext:value-type="float">
            <text:p>24.1475</text:p>
          </table:table-cell>
          <table:table-cell office:value-type="float" office:value="24.8685" calcext:value-type="float">
            <text:p>24.8685</text:p>
          </table:table-cell>
          <table:table-cell/>
          <table:table-cell office:value-type="float" office:value="22.9046" calcext:value-type="float">
            <text:p>22.9046</text:p>
          </table:table-cell>
          <table:table-cell office:value-type="float" office:value="23.1354" calcext:value-type="float">
            <text:p>23.1354</text:p>
          </table:table-cell>
          <table:table-cell/>
          <table:table-cell office:value-type="float" office:value="21.6617" calcext:value-type="float">
            <text:p>21.6617</text:p>
          </table:table-cell>
          <table:table-cell office:value-type="float" office:value="21.5232" calcext:value-type="float">
            <text:p>21.5232</text:p>
          </table:table-cell>
          <table:table-cell/>
          <table:table-cell office:value-type="float" office:value="20.4188" calcext:value-type="float">
            <text:p>20.4188</text:p>
          </table:table-cell>
          <table:table-cell office:value-type="float" office:value="20.0233" calcext:value-type="float">
            <text:p>20.0233</text:p>
          </table:table-cell>
        </table:table-row>
        <table:table-row table:style-name="ro1">
          <table:table-cell office:value-type="float" office:value="0.490522" calcext:value-type="float">
            <text:p>0.490522</text:p>
          </table:table-cell>
          <table:table-cell/>
          <table:table-cell office:value-type="float" office:value="32.1483" calcext:value-type="float">
            <text:p>32.1483</text:p>
          </table:table-cell>
          <table:table-cell office:value-type="float" office:value="31.0911" calcext:value-type="float">
            <text:p>31.0911</text:p>
          </table:table-cell>
          <table:table-cell/>
          <table:table-cell office:value-type="float" office:value="29.6402" calcext:value-type="float">
            <text:p>29.6402</text:p>
          </table:table-cell>
          <table:table-cell office:value-type="float" office:value="28.9536" calcext:value-type="float">
            <text:p>28.9536</text:p>
          </table:table-cell>
          <table:table-cell/>
          <table:table-cell office:value-type="float" office:value="27.1322" calcext:value-type="float">
            <text:p>27.1322</text:p>
          </table:table-cell>
          <table:table-cell office:value-type="float" office:value="26.963" calcext:value-type="float">
            <text:p>26.963</text:p>
          </table:table-cell>
          <table:table-cell/>
          <table:table-cell office:value-type="float" office:value="24.3813" calcext:value-type="float">
            <text:p>24.3813</text:p>
          </table:table-cell>
          <table:table-cell office:value-type="float" office:value="25.1093" calcext:value-type="float">
            <text:p>25.1093</text:p>
          </table:table-cell>
          <table:table-cell/>
          <table:table-cell office:value-type="float" office:value="23.151" calcext:value-type="float">
            <text:p>23.151</text:p>
          </table:table-cell>
          <table:table-cell office:value-type="float" office:value="23.383" calcext:value-type="float">
            <text:p>23.383</text:p>
          </table:table-cell>
          <table:table-cell/>
          <table:table-cell office:value-type="float" office:value="21.9208" calcext:value-type="float">
            <text:p>21.9208</text:p>
          </table:table-cell>
          <table:table-cell office:value-type="float" office:value="21.7754" calcext:value-type="float">
            <text:p>21.7754</text:p>
          </table:table-cell>
          <table:table-cell/>
          <table:table-cell office:value-type="float" office:value="20.6905" calcext:value-type="float">
            <text:p>20.6905</text:p>
          </table:table-cell>
          <table:table-cell office:value-type="float" office:value="20.2783" calcext:value-type="float">
            <text:p>20.2783</text:p>
          </table:table-cell>
        </table:table-row>
        <table:table-row table:style-name="ro1">
          <table:table-cell office:value-type="float" office:value="0.493038" calcext:value-type="float">
            <text:p>0.493038</text:p>
          </table:table-cell>
          <table:table-cell/>
          <table:table-cell office:value-type="float" office:value="32.0447" calcext:value-type="float">
            <text:p>32.0447</text:p>
          </table:table-cell>
          <table:table-cell office:value-type="float" office:value="30.9286" calcext:value-type="float">
            <text:p>30.9286</text:p>
          </table:table-cell>
          <table:table-cell/>
          <table:table-cell office:value-type="float" office:value="29.5842" calcext:value-type="float">
            <text:p>29.5842</text:p>
          </table:table-cell>
          <table:table-cell office:value-type="float" office:value="28.817" calcext:value-type="float">
            <text:p>28.817</text:p>
          </table:table-cell>
          <table:table-cell/>
          <table:table-cell office:value-type="float" office:value="27.1236" calcext:value-type="float">
            <text:p>27.1236</text:p>
          </table:table-cell>
          <table:table-cell office:value-type="float" office:value="26.8495" calcext:value-type="float">
            <text:p>26.8495</text:p>
          </table:table-cell>
          <table:table-cell/>
          <table:table-cell office:value-type="float" office:value="24.2911" calcext:value-type="float">
            <text:p>24.2911</text:p>
          </table:table-cell>
          <table:table-cell office:value-type="float" office:value="25.0164" calcext:value-type="float">
            <text:p>25.0164</text:p>
          </table:table-cell>
          <table:table-cell/>
          <table:table-cell office:value-type="float" office:value="23.078" calcext:value-type="float">
            <text:p>23.078</text:p>
          </table:table-cell>
          <table:table-cell office:value-type="float" office:value="23.3084" calcext:value-type="float">
            <text:p>23.3084</text:p>
          </table:table-cell>
          <table:table-cell/>
          <table:table-cell office:value-type="float" office:value="21.8649" calcext:value-type="float">
            <text:p>21.8649</text:p>
          </table:table-cell>
          <table:table-cell office:value-type="float" office:value="21.7171" calcext:value-type="float">
            <text:p>21.7171</text:p>
          </table:table-cell>
          <table:table-cell/>
          <table:table-cell office:value-type="float" office:value="20.6517" calcext:value-type="float">
            <text:p>20.6517</text:p>
          </table:table-cell>
          <table:table-cell office:value-type="float" office:value="20.2343" calcext:value-type="float">
            <text:p>20.2343</text:p>
          </table:table-cell>
        </table:table-row>
        <table:table-row table:style-name="ro1">
          <table:table-cell office:value-type="float" office:value="0.495581" calcext:value-type="float">
            <text:p>0.495581</text:p>
          </table:table-cell>
          <table:table-cell/>
          <table:table-cell office:value-type="float" office:value="32.0003" calcext:value-type="float">
            <text:p>32.0003</text:p>
          </table:table-cell>
          <table:table-cell office:value-type="float" office:value="30.8234" calcext:value-type="float">
            <text:p>30.8234</text:p>
          </table:table-cell>
          <table:table-cell/>
          <table:table-cell office:value-type="float" office:value="29.5826" calcext:value-type="float">
            <text:p>29.5826</text:p>
          </table:table-cell>
          <table:table-cell office:value-type="float" office:value="28.7338" calcext:value-type="float">
            <text:p>28.7338</text:p>
          </table:table-cell>
          <table:table-cell/>
          <table:table-cell office:value-type="float" office:value="27.1649" calcext:value-type="float">
            <text:p>27.1649</text:p>
          </table:table-cell>
          <table:table-cell office:value-type="float" office:value="26.7858" calcext:value-type="float">
            <text:p>26.7858</text:p>
          </table:table-cell>
          <table:table-cell/>
          <table:table-cell office:value-type="float" office:value="24.2459" calcext:value-type="float">
            <text:p>24.2459</text:p>
          </table:table-cell>
          <table:table-cell office:value-type="float" office:value="24.9698" calcext:value-type="float">
            <text:p>24.9698</text:p>
          </table:table-cell>
          <table:table-cell/>
          <table:table-cell office:value-type="float" office:value="23.0477" calcext:value-type="float">
            <text:p>23.0477</text:p>
          </table:table-cell>
          <table:table-cell office:value-type="float" office:value="23.277" calcext:value-type="float">
            <text:p>23.277</text:p>
          </table:table-cell>
          <table:table-cell/>
          <table:table-cell office:value-type="float" office:value="21.8496" calcext:value-type="float">
            <text:p>21.8496</text:p>
          </table:table-cell>
          <table:table-cell office:value-type="float" office:value="21.6989" calcext:value-type="float">
            <text:p>21.6989</text:p>
          </table:table-cell>
          <table:table-cell/>
          <table:table-cell office:value-type="float" office:value="20.6514" calcext:value-type="float">
            <text:p>20.6514</text:p>
          </table:table-cell>
          <table:table-cell office:value-type="float" office:value="20.2279" calcext:value-type="float">
            <text:p>20.2279</text:p>
          </table:table-cell>
        </table:table-row>
        <table:table-row table:style-name="ro1">
          <table:table-cell office:value-type="float" office:value="0.498335" calcext:value-type="float">
            <text:p>0.498335</text:p>
          </table:table-cell>
          <table:table-cell/>
          <table:table-cell office:value-type="float" office:value="31.826" calcext:value-type="float">
            <text:p>31.826</text:p>
          </table:table-cell>
          <table:table-cell office:value-type="float" office:value="30.589" calcext:value-type="float">
            <text:p>30.589</text:p>
          </table:table-cell>
          <table:table-cell/>
          <table:table-cell office:value-type="float" office:value="29.4634" calcext:value-type="float">
            <text:p>29.4634</text:p>
          </table:table-cell>
          <table:table-cell office:value-type="float" office:value="28.5311" calcext:value-type="float">
            <text:p>28.5311</text:p>
          </table:table-cell>
          <table:table-cell/>
          <table:table-cell office:value-type="float" office:value="27.1008" calcext:value-type="float">
            <text:p>27.1008</text:p>
          </table:table-cell>
          <table:table-cell office:value-type="float" office:value="26.6115" calcext:value-type="float">
            <text:p>26.6115</text:p>
          </table:table-cell>
          <table:table-cell/>
          <table:table-cell office:value-type="float" office:value="24.1016" calcext:value-type="float">
            <text:p>24.1016</text:p>
          </table:table-cell>
          <table:table-cell office:value-type="float" office:value="24.8212" calcext:value-type="float">
            <text:p>24.8212</text:p>
          </table:table-cell>
          <table:table-cell/>
          <table:table-cell office:value-type="float" office:value="22.9242" calcext:value-type="float">
            <text:p>22.9242</text:p>
          </table:table-cell>
          <table:table-cell office:value-type="float" office:value="23.1512" calcext:value-type="float">
            <text:p>23.1512</text:p>
          </table:table-cell>
          <table:table-cell/>
          <table:table-cell office:value-type="float" office:value="21.7468" calcext:value-type="float">
            <text:p>21.7468</text:p>
          </table:table-cell>
          <table:table-cell office:value-type="float" office:value="21.5937" calcext:value-type="float">
            <text:p>21.5937</text:p>
          </table:table-cell>
          <table:table-cell/>
          <table:table-cell office:value-type="float" office:value="20.5695" calcext:value-type="float">
            <text:p>20.5695</text:p>
          </table:table-cell>
          <table:table-cell office:value-type="float" office:value="20.1409" calcext:value-type="float">
            <text:p>20.1409</text:p>
          </table:table-cell>
        </table:table-row>
        <table:table-row table:style-name="ro1">
          <table:table-cell office:value-type="float" office:value="0.501049" calcext:value-type="float">
            <text:p>0.501049</text:p>
          </table:table-cell>
          <table:table-cell/>
          <table:table-cell office:value-type="float" office:value="32.0322" calcext:value-type="float">
            <text:p>32.0322</text:p>
          </table:table-cell>
          <table:table-cell office:value-type="float" office:value="30.757" calcext:value-type="float">
            <text:p>30.757</text:p>
          </table:table-cell>
          <table:table-cell/>
          <table:table-cell office:value-type="float" office:value="29.6875" calcext:value-type="float">
            <text:p>29.6875</text:p>
          </table:table-cell>
          <table:table-cell office:value-type="float" office:value="28.7033" calcext:value-type="float">
            <text:p>28.7033</text:p>
          </table:table-cell>
          <table:table-cell/>
          <table:table-cell office:value-type="float" office:value="27.3428" calcext:value-type="float">
            <text:p>27.3428</text:p>
          </table:table-cell>
          <table:table-cell office:value-type="float" office:value="26.7867" calcext:value-type="float">
            <text:p>26.7867</text:p>
          </table:table-cell>
          <table:table-cell/>
          <table:table-cell office:value-type="float" office:value="24.2734" calcext:value-type="float">
            <text:p>24.2734</text:p>
          </table:table-cell>
          <table:table-cell office:value-type="float" office:value="24.9981" calcext:value-type="float">
            <text:p>24.9981</text:p>
          </table:table-cell>
          <table:table-cell/>
          <table:table-cell office:value-type="float" office:value="23.0986" calcext:value-type="float">
            <text:p>23.0986</text:p>
          </table:table-cell>
          <table:table-cell office:value-type="float" office:value="23.329" calcext:value-type="float">
            <text:p>23.329</text:p>
          </table:table-cell>
          <table:table-cell/>
          <table:table-cell office:value-type="float" office:value="21.9238" calcext:value-type="float">
            <text:p>21.9238</text:p>
          </table:table-cell>
          <table:table-cell office:value-type="float" office:value="21.7713" calcext:value-type="float">
            <text:p>21.7713</text:p>
          </table:table-cell>
          <table:table-cell/>
          <table:table-cell office:value-type="float" office:value="20.7489" calcext:value-type="float">
            <text:p>20.7489</text:p>
          </table:table-cell>
          <table:table-cell office:value-type="float" office:value="20.3176" calcext:value-type="float">
            <text:p>20.3176</text:p>
          </table:table-cell>
        </table:table-row>
        <table:table-row table:style-name="ro1">
          <table:table-cell office:value-type="float" office:value="0.503101" calcext:value-type="float">
            <text:p>0.503101</text:p>
          </table:table-cell>
          <table:table-cell/>
          <table:table-cell office:value-type="float" office:value="32.0658" calcext:value-type="float">
            <text:p>32.0658</text:p>
          </table:table-cell>
          <table:table-cell office:value-type="float" office:value="30.8085" calcext:value-type="float">
            <text:p>30.8085</text:p>
          </table:table-cell>
          <table:table-cell/>
          <table:table-cell office:value-type="float" office:value="29.7341" calcext:value-type="float">
            <text:p>29.7341</text:p>
          </table:table-cell>
          <table:table-cell office:value-type="float" office:value="28.7631" calcext:value-type="float">
            <text:p>28.7631</text:p>
          </table:table-cell>
          <table:table-cell/>
          <table:table-cell office:value-type="float" office:value="27.4024" calcext:value-type="float">
            <text:p>27.4024</text:p>
          </table:table-cell>
          <table:table-cell office:value-type="float" office:value="26.8536" calcext:value-type="float">
            <text:p>26.8536</text:p>
          </table:table-cell>
          <table:table-cell/>
          <table:table-cell office:value-type="float" office:value="24.3439" calcext:value-type="float">
            <text:p>24.3439</text:p>
          </table:table-cell>
          <table:table-cell office:value-type="float" office:value="25.0708" calcext:value-type="float">
            <text:p>25.0708</text:p>
          </table:table-cell>
          <table:table-cell/>
          <table:table-cell office:value-type="float" office:value="23.1708" calcext:value-type="float">
            <text:p>23.1708</text:p>
          </table:table-cell>
          <table:table-cell office:value-type="float" office:value="23.4063" calcext:value-type="float">
            <text:p>23.4063</text:p>
          </table:table-cell>
          <table:table-cell/>
          <table:table-cell office:value-type="float" office:value="21.9977" calcext:value-type="float">
            <text:p>21.9977</text:p>
          </table:table-cell>
          <table:table-cell office:value-type="float" office:value="21.8524" calcext:value-type="float">
            <text:p>21.8524</text:p>
          </table:table-cell>
          <table:table-cell/>
          <table:table-cell office:value-type="float" office:value="20.8247" calcext:value-type="float">
            <text:p>20.8247</text:p>
          </table:table-cell>
          <table:table-cell office:value-type="float" office:value="20.4016" calcext:value-type="float">
            <text:p>20.4016</text:p>
          </table:table-cell>
        </table:table-row>
        <table:table-row table:style-name="ro1">
          <table:table-cell office:value-type="float" office:value="0.505985" calcext:value-type="float">
            <text:p>0.505985</text:p>
          </table:table-cell>
          <table:table-cell/>
          <table:table-cell office:value-type="float" office:value="31.782" calcext:value-type="float">
            <text:p>31.782</text:p>
          </table:table-cell>
          <table:table-cell office:value-type="float" office:value="30.5623" calcext:value-type="float">
            <text:p>30.5623</text:p>
          </table:table-cell>
          <table:table-cell/>
          <table:table-cell office:value-type="float" office:value="29.4923" calcext:value-type="float">
            <text:p>29.4923</text:p>
          </table:table-cell>
          <table:table-cell office:value-type="float" office:value="28.5496" calcext:value-type="float">
            <text:p>28.5496</text:p>
          </table:table-cell>
          <table:table-cell/>
          <table:table-cell office:value-type="float" office:value="27.2027" calcext:value-type="float">
            <text:p>27.2027</text:p>
          </table:table-cell>
          <table:table-cell office:value-type="float" office:value="26.6694" calcext:value-type="float">
            <text:p>26.6694</text:p>
          </table:table-cell>
          <table:table-cell/>
          <table:table-cell office:value-type="float" office:value="24.1908" calcext:value-type="float">
            <text:p>24.1908</text:p>
          </table:table-cell>
          <table:table-cell office:value-type="float" office:value="24.9131" calcext:value-type="float">
            <text:p>24.9131</text:p>
          </table:table-cell>
          <table:table-cell/>
          <table:table-cell office:value-type="float" office:value="23.0323" calcext:value-type="float">
            <text:p>23.0323</text:p>
          </table:table-cell>
          <table:table-cell office:value-type="float" office:value="23.2724" calcext:value-type="float">
            <text:p>23.2724</text:p>
          </table:table-cell>
          <table:table-cell/>
          <table:table-cell office:value-type="float" office:value="21.8738" calcext:value-type="float">
            <text:p>21.8738</text:p>
          </table:table-cell>
          <table:table-cell office:value-type="float" office:value="21.7398" calcext:value-type="float">
            <text:p>21.7398</text:p>
          </table:table-cell>
          <table:table-cell/>
          <table:table-cell office:value-type="float" office:value="20.7152" calcext:value-type="float">
            <text:p>20.7152</text:p>
          </table:table-cell>
          <table:table-cell office:value-type="float" office:value="20.3081" calcext:value-type="float">
            <text:p>20.3081</text:p>
          </table:table-cell>
        </table:table-row>
        <table:table-row table:style-name="ro1">
          <table:table-cell office:value-type="float" office:value="0.507752" calcext:value-type="float">
            <text:p>0.507752</text:p>
          </table:table-cell>
          <table:table-cell/>
          <table:table-cell office:value-type="float" office:value="31.5157" calcext:value-type="float">
            <text:p>31.5157</text:p>
          </table:table-cell>
          <table:table-cell office:value-type="float" office:value="30.3223" calcext:value-type="float">
            <text:p>30.3223</text:p>
          </table:table-cell>
          <table:table-cell/>
          <table:table-cell office:value-type="float" office:value="29.2582" calcext:value-type="float">
            <text:p>29.2582</text:p>
          </table:table-cell>
          <table:table-cell office:value-type="float" office:value="28.3353" calcext:value-type="float">
            <text:p>28.3353</text:p>
          </table:table-cell>
          <table:table-cell/>
          <table:table-cell office:value-type="float" office:value="27.0007" calcext:value-type="float">
            <text:p>27.0007</text:p>
          </table:table-cell>
          <table:table-cell office:value-type="float" office:value="26.4784" calcext:value-type="float">
            <text:p>26.4784</text:p>
          </table:table-cell>
          <table:table-cell/>
          <table:table-cell office:value-type="float" office:value="24.0259" calcext:value-type="float">
            <text:p>24.0259</text:p>
          </table:table-cell>
          <table:table-cell office:value-type="float" office:value="24.7433" calcext:value-type="float">
            <text:p>24.7433</text:p>
          </table:table-cell>
          <table:table-cell/>
          <table:table-cell office:value-type="float" office:value="22.8797" calcext:value-type="float">
            <text:p>22.8797</text:p>
          </table:table-cell>
          <table:table-cell office:value-type="float" office:value="23.1218" calcext:value-type="float">
            <text:p>23.1218</text:p>
          </table:table-cell>
          <table:table-cell/>
          <table:table-cell office:value-type="float" office:value="21.7334" calcext:value-type="float">
            <text:p>21.7334</text:p>
          </table:table-cell>
          <table:table-cell office:value-type="float" office:value="21.6067" calcext:value-type="float">
            <text:p>21.6067</text:p>
          </table:table-cell>
          <table:table-cell/>
          <table:table-cell office:value-type="float" office:value="20.5872" calcext:value-type="float">
            <text:p>20.5872</text:p>
          </table:table-cell>
          <table:table-cell office:value-type="float" office:value="20.1908" calcext:value-type="float">
            <text:p>20.1908</text:p>
          </table:table-cell>
        </table:table-row>
        <table:table-row table:style-name="ro1">
          <table:table-cell office:value-type="float" office:value="0.512414" calcext:value-type="float">
            <text:p>0.512414</text:p>
          </table:table-cell>
          <table:table-cell/>
          <table:table-cell office:value-type="float" office:value="31.8107" calcext:value-type="float">
            <text:p>31.8107</text:p>
          </table:table-cell>
          <table:table-cell office:value-type="float" office:value="30.6479" calcext:value-type="float">
            <text:p>30.6479</text:p>
          </table:table-cell>
          <table:table-cell/>
          <table:table-cell office:value-type="float" office:value="29.5663" calcext:value-type="float">
            <text:p>29.5663</text:p>
          </table:table-cell>
          <table:table-cell office:value-type="float" office:value="28.6657" calcext:value-type="float">
            <text:p>28.6657</text:p>
          </table:table-cell>
          <table:table-cell/>
          <table:table-cell office:value-type="float" office:value="27.322" calcext:value-type="float">
            <text:p>27.322</text:p>
          </table:table-cell>
          <table:table-cell office:value-type="float" office:value="26.8117" calcext:value-type="float">
            <text:p>26.8117</text:p>
          </table:table-cell>
          <table:table-cell/>
          <table:table-cell office:value-type="float" office:value="24.3506" calcext:value-type="float">
            <text:p>24.3506</text:p>
          </table:table-cell>
          <table:table-cell office:value-type="float" office:value="25.0776" calcext:value-type="float">
            <text:p>25.0776</text:p>
          </table:table-cell>
          <table:table-cell/>
          <table:table-cell office:value-type="float" office:value="23.2005" calcext:value-type="float">
            <text:p>23.2005</text:p>
          </table:table-cell>
          <table:table-cell office:value-type="float" office:value="23.4557" calcext:value-type="float">
            <text:p>23.4557</text:p>
          </table:table-cell>
          <table:table-cell/>
          <table:table-cell office:value-type="float" office:value="22.0505" calcext:value-type="float">
            <text:p>22.0505</text:p>
          </table:table-cell>
          <table:table-cell office:value-type="float" office:value="21.9387" calcext:value-type="float">
            <text:p>21.9387</text:p>
          </table:table-cell>
          <table:table-cell/>
          <table:table-cell office:value-type="float" office:value="20.9004" calcext:value-type="float">
            <text:p>20.9004</text:p>
          </table:table-cell>
          <table:table-cell office:value-type="float" office:value="20.5198" calcext:value-type="float">
            <text:p>20.5198</text:p>
          </table:table-cell>
        </table:table-row>
        <table:table-row table:style-name="ro1">
          <table:table-cell office:value-type="float" office:value="0.514007" calcext:value-type="float">
            <text:p>0.514007</text:p>
          </table:table-cell>
          <table:table-cell/>
          <table:table-cell office:value-type="float" office:value="31.5703" calcext:value-type="float">
            <text:p>31.5703</text:p>
          </table:table-cell>
          <table:table-cell office:value-type="float" office:value="30.4302" calcext:value-type="float">
            <text:p>30.4302</text:p>
          </table:table-cell>
          <table:table-cell/>
          <table:table-cell office:value-type="float" office:value="29.3545" calcext:value-type="float">
            <text:p>29.3545</text:p>
          </table:table-cell>
          <table:table-cell office:value-type="float" office:value="28.4709" calcext:value-type="float">
            <text:p>28.4709</text:p>
          </table:table-cell>
          <table:table-cell/>
          <table:table-cell office:value-type="float" office:value="27.1386" calcext:value-type="float">
            <text:p>27.1386</text:p>
          </table:table-cell>
          <table:table-cell office:value-type="float" office:value="26.6378" calcext:value-type="float">
            <text:p>26.6378</text:p>
          </table:table-cell>
          <table:table-cell/>
          <table:table-cell office:value-type="float" office:value="24.2002" calcext:value-type="float">
            <text:p>24.2002</text:p>
          </table:table-cell>
          <table:table-cell office:value-type="float" office:value="24.9227" calcext:value-type="float">
            <text:p>24.9227</text:p>
          </table:table-cell>
          <table:table-cell/>
          <table:table-cell office:value-type="float" office:value="23.0612" calcext:value-type="float">
            <text:p>23.0612</text:p>
          </table:table-cell>
          <table:table-cell office:value-type="float" office:value="23.3181" calcext:value-type="float">
            <text:p>23.3181</text:p>
          </table:table-cell>
          <table:table-cell/>
          <table:table-cell office:value-type="float" office:value="21.9222" calcext:value-type="float">
            <text:p>21.9222</text:p>
          </table:table-cell>
          <table:table-cell office:value-type="float" office:value="21.8167" calcext:value-type="float">
            <text:p>21.8167</text:p>
          </table:table-cell>
          <table:table-cell/>
          <table:table-cell office:value-type="float" office:value="20.7833" calcext:value-type="float">
            <text:p>20.7833</text:p>
          </table:table-cell>
          <table:table-cell office:value-type="float" office:value="20.412" calcext:value-type="float">
            <text:p>20.412</text:p>
          </table:table-cell>
        </table:table-row>
        <table:table-row table:style-name="ro1">
          <table:table-cell office:value-type="float" office:value="0.519583" calcext:value-type="float">
            <text:p>0.519583</text:p>
          </table:table-cell>
          <table:table-cell/>
          <table:table-cell office:value-type="float" office:value="31.5196" calcext:value-type="float">
            <text:p>31.5196</text:p>
          </table:table-cell>
          <table:table-cell office:value-type="float" office:value="30.4292" calcext:value-type="float">
            <text:p>30.4292</text:p>
          </table:table-cell>
          <table:table-cell/>
          <table:table-cell office:value-type="float" office:value="29.3473" calcext:value-type="float">
            <text:p>29.3473</text:p>
          </table:table-cell>
          <table:table-cell office:value-type="float" office:value="28.5008" calcext:value-type="float">
            <text:p>28.5008</text:p>
          </table:table-cell>
          <table:table-cell/>
          <table:table-cell office:value-type="float" office:value="27.175" calcext:value-type="float">
            <text:p>27.175</text:p>
          </table:table-cell>
          <table:table-cell office:value-type="float" office:value="26.6945" calcext:value-type="float">
            <text:p>26.6945</text:p>
          </table:table-cell>
          <table:table-cell/>
          <table:table-cell office:value-type="float" office:value="24.2779" calcext:value-type="float">
            <text:p>24.2779</text:p>
          </table:table-cell>
          <table:table-cell office:value-type="float" office:value="25.0027" calcext:value-type="float">
            <text:p>25.0027</text:p>
          </table:table-cell>
          <table:table-cell/>
          <table:table-cell office:value-type="float" office:value="23.1492" calcext:value-type="float">
            <text:p>23.1492</text:p>
          </table:table-cell>
          <table:table-cell office:value-type="float" office:value="23.4182" calcext:value-type="float">
            <text:p>23.4182</text:p>
          </table:table-cell>
          <table:table-cell/>
          <table:table-cell office:value-type="float" office:value="22.0205" calcext:value-type="float">
            <text:p>22.0205</text:p>
          </table:table-cell>
          <table:table-cell office:value-type="float" office:value="21.934" calcext:value-type="float">
            <text:p>21.934</text:p>
          </table:table-cell>
          <table:table-cell/>
          <table:table-cell office:value-type="float" office:value="20.8918" calcext:value-type="float">
            <text:p>20.8918</text:p>
          </table:table-cell>
          <table:table-cell office:value-type="float" office:value="20.544" calcext:value-type="float">
            <text:p>20.544</text:p>
          </table:table-cell>
        </table:table-row>
        <table:table-row table:style-name="ro1">
          <table:table-cell office:value-type="float" office:value="0.52202" calcext:value-type="float">
            <text:p>0.52202</text:p>
          </table:table-cell>
          <table:table-cell/>
          <table:table-cell office:value-type="float" office:value="31.6092" calcext:value-type="float">
            <text:p>31.6092</text:p>
          </table:table-cell>
          <table:table-cell office:value-type="float" office:value="30.5363" calcext:value-type="float">
            <text:p>30.5363</text:p>
          </table:table-cell>
          <table:table-cell/>
          <table:table-cell office:value-type="float" office:value="29.4481" calcext:value-type="float">
            <text:p>29.4481</text:p>
          </table:table-cell>
          <table:table-cell office:value-type="float" office:value="28.6144" calcext:value-type="float">
            <text:p>28.6144</text:p>
          </table:table-cell>
          <table:table-cell/>
          <table:table-cell office:value-type="float" office:value="27.287" calcext:value-type="float">
            <text:p>27.287</text:p>
          </table:table-cell>
          <table:table-cell office:value-type="float" office:value="26.8135" calcext:value-type="float">
            <text:p>26.8135</text:p>
          </table:table-cell>
          <table:table-cell/>
          <table:table-cell office:value-type="float" office:value="24.3975" calcext:value-type="float">
            <text:p>24.3975</text:p>
          </table:table-cell>
          <table:table-cell office:value-type="float" office:value="25.126" calcext:value-type="float">
            <text:p>25.126</text:p>
          </table:table-cell>
          <table:table-cell/>
          <table:table-cell office:value-type="float" office:value="23.2694" calcext:value-type="float">
            <text:p>23.2694</text:p>
          </table:table-cell>
          <table:table-cell office:value-type="float" office:value="23.5446" calcext:value-type="float">
            <text:p>23.5446</text:p>
          </table:table-cell>
          <table:table-cell/>
          <table:table-cell office:value-type="float" office:value="22.1412" calcext:value-type="float">
            <text:p>22.1412</text:p>
          </table:table-cell>
          <table:table-cell office:value-type="float" office:value="22.0628" calcext:value-type="float">
            <text:p>22.0628</text:p>
          </table:table-cell>
          <table:table-cell/>
          <table:table-cell office:value-type="float" office:value="21.0131" calcext:value-type="float">
            <text:p>21.0131</text:p>
          </table:table-cell>
          <table:table-cell office:value-type="float" office:value="20.6742" calcext:value-type="float">
            <text:p>20.6742</text:p>
          </table:table-cell>
        </table:table-row>
        <table:table-row table:style-name="ro1">
          <table:table-cell office:value-type="float" office:value="0.523335" calcext:value-type="float">
            <text:p>0.523335</text:p>
          </table:table-cell>
          <table:table-cell/>
          <table:table-cell office:value-type="float" office:value="31.2709" calcext:value-type="float">
            <text:p>31.2709</text:p>
          </table:table-cell>
          <table:table-cell office:value-type="float" office:value="30.2204" calcext:value-type="float">
            <text:p>30.2204</text:p>
          </table:table-cell>
          <table:table-cell/>
          <table:table-cell office:value-type="float" office:value="29.1422" calcext:value-type="float">
            <text:p>29.1422</text:p>
          </table:table-cell>
          <table:table-cell office:value-type="float" office:value="28.3256" calcext:value-type="float">
            <text:p>28.3256</text:p>
          </table:table-cell>
          <table:table-cell/>
          <table:table-cell office:value-type="float" office:value="27.0135" calcext:value-type="float">
            <text:p>27.0135</text:p>
          </table:table-cell>
          <table:table-cell office:value-type="float" office:value="26.5495" calcext:value-type="float">
            <text:p>26.5495</text:p>
          </table:table-cell>
          <table:table-cell/>
          <table:table-cell office:value-type="float" office:value="24.1634" calcext:value-type="float">
            <text:p>24.1634</text:p>
          </table:table-cell>
          <table:table-cell office:value-type="float" office:value="24.8848" calcext:value-type="float">
            <text:p>24.8848</text:p>
          </table:table-cell>
          <table:table-cell/>
          <table:table-cell office:value-type="float" office:value="23.0493" calcext:value-type="float">
            <text:p>23.0493</text:p>
          </table:table-cell>
          <table:table-cell office:value-type="float" office:value="23.3245" calcext:value-type="float">
            <text:p>23.3245</text:p>
          </table:table-cell>
          <table:table-cell/>
          <table:table-cell office:value-type="float" office:value="21.9353" calcext:value-type="float">
            <text:p>21.9353</text:p>
          </table:table-cell>
          <table:table-cell office:value-type="float" office:value="21.862" calcext:value-type="float">
            <text:p>21.862</text:p>
          </table:table-cell>
          <table:table-cell/>
          <table:table-cell office:value-type="float" office:value="20.8213" calcext:value-type="float">
            <text:p>20.8213</text:p>
          </table:table-cell>
          <table:table-cell office:value-type="float" office:value="20.4912" calcext:value-type="float">
            <text:p>20.4912</text:p>
          </table:table-cell>
        </table:table-row>
        <table:table-row table:style-name="ro1">
          <table:table-cell office:value-type="float" office:value="0.525767" calcext:value-type="float">
            <text:p>0.525767</text:p>
          </table:table-cell>
          <table:table-cell/>
          <table:table-cell office:value-type="float" office:value="31.5832" calcext:value-type="float">
            <text:p>31.5832</text:p>
          </table:table-cell>
          <table:table-cell office:value-type="float" office:value="30.5424" calcext:value-type="float">
            <text:p>30.5424</text:p>
          </table:table-cell>
          <table:table-cell/>
          <table:table-cell office:value-type="float" office:value="29.4505" calcext:value-type="float">
            <text:p>29.4505</text:p>
          </table:table-cell>
          <table:table-cell office:value-type="float" office:value="28.6406" calcext:value-type="float">
            <text:p>28.6406</text:p>
          </table:table-cell>
          <table:table-cell/>
          <table:table-cell office:value-type="float" office:value="27.3177" calcext:value-type="float">
            <text:p>27.3177</text:p>
          </table:table-cell>
          <table:table-cell office:value-type="float" office:value="26.8573" calcext:value-type="float">
            <text:p>26.8573</text:p>
          </table:table-cell>
          <table:table-cell/>
          <table:table-cell office:value-type="float" office:value="24.4548" calcext:value-type="float">
            <text:p>24.4548</text:p>
          </table:table-cell>
          <table:table-cell office:value-type="float" office:value="25.185" calcext:value-type="float">
            <text:p>25.185</text:p>
          </table:table-cell>
          <table:table-cell/>
          <table:table-cell office:value-type="float" office:value="23.3335" calcext:value-type="float">
            <text:p>23.3335</text:p>
          </table:table-cell>
          <table:table-cell office:value-type="float" office:value="23.6168" calcext:value-type="float">
            <text:p>23.6168</text:p>
          </table:table-cell>
          <table:table-cell/>
          <table:table-cell office:value-type="float" office:value="22.2121" calcext:value-type="float">
            <text:p>22.2121</text:p>
          </table:table-cell>
          <table:table-cell office:value-type="float" office:value="22.1462" calcext:value-type="float">
            <text:p>22.1462</text:p>
          </table:table-cell>
          <table:table-cell/>
          <table:table-cell office:value-type="float" office:value="21.0908" calcext:value-type="float">
            <text:p>21.0908</text:p>
          </table:table-cell>
          <table:table-cell office:value-type="float" office:value="20.7673" calcext:value-type="float">
            <text:p>20.7673</text:p>
          </table:table-cell>
        </table:table-row>
        <table:table-row table:style-name="ro1">
          <table:table-cell office:value-type="float" office:value="0.526263" calcext:value-type="float">
            <text:p>0.526263</text:p>
          </table:table-cell>
          <table:table-cell/>
          <table:table-cell office:value-type="float" office:value="31.2831" calcext:value-type="float">
            <text:p>31.2831</text:p>
          </table:table-cell>
          <table:table-cell office:value-type="float" office:value="30.2562" calcext:value-type="float">
            <text:p>30.2562</text:p>
          </table:table-cell>
          <table:table-cell/>
          <table:table-cell office:value-type="float" office:value="29.174" calcext:value-type="float">
            <text:p>29.174</text:p>
          </table:table-cell>
          <table:table-cell office:value-type="float" office:value="28.3749" calcext:value-type="float">
            <text:p>28.3749</text:p>
          </table:table-cell>
          <table:table-cell/>
          <table:table-cell office:value-type="float" office:value="27.065" calcext:value-type="float">
            <text:p>27.065</text:p>
          </table:table-cell>
          <table:table-cell office:value-type="float" office:value="26.6106" calcext:value-type="float">
            <text:p>26.6106</text:p>
          </table:table-cell>
          <table:table-cell/>
          <table:table-cell office:value-type="float" office:value="24.2325" calcext:value-type="float">
            <text:p>24.2325</text:p>
          </table:table-cell>
          <table:table-cell office:value-type="float" office:value="24.956" calcext:value-type="float">
            <text:p>24.956</text:p>
          </table:table-cell>
          <table:table-cell/>
          <table:table-cell office:value-type="float" office:value="23.1226" calcext:value-type="float">
            <text:p>23.1226</text:p>
          </table:table-cell>
          <table:table-cell office:value-type="float" office:value="23.4043" calcext:value-type="float">
            <text:p>23.4043</text:p>
          </table:table-cell>
          <table:table-cell/>
          <table:table-cell office:value-type="float" office:value="22.0127" calcext:value-type="float">
            <text:p>22.0127</text:p>
          </table:table-cell>
          <table:table-cell office:value-type="float" office:value="21.949" calcext:value-type="float">
            <text:p>21.949</text:p>
          </table:table-cell>
          <table:table-cell/>
          <table:table-cell office:value-type="float" office:value="20.9027" calcext:value-type="float">
            <text:p>20.9027</text:p>
          </table:table-cell>
          <table:table-cell office:value-type="float" office:value="20.5843" calcext:value-type="float">
            <text:p>20.5843</text:p>
          </table:table-cell>
        </table:table-row>
        <table:table-row table:style-name="ro1">
          <table:table-cell office:value-type="float" office:value="0.528442" calcext:value-type="float">
            <text:p>0.528442</text:p>
          </table:table-cell>
          <table:table-cell/>
          <table:table-cell office:value-type="float" office:value="31.7162" calcext:value-type="float">
            <text:p>31.7162</text:p>
          </table:table-cell>
          <table:table-cell office:value-type="float" office:value="30.6929" calcext:value-type="float">
            <text:p>30.6929</text:p>
          </table:table-cell>
          <table:table-cell/>
          <table:table-cell office:value-type="float" office:value="29.5933" calcext:value-type="float">
            <text:p>29.5933</text:p>
          </table:table-cell>
          <table:table-cell office:value-type="float" office:value="28.7964" calcext:value-type="float">
            <text:p>28.7964</text:p>
          </table:table-cell>
          <table:table-cell/>
          <table:table-cell office:value-type="float" office:value="27.4705" calcext:value-type="float">
            <text:p>27.4705</text:p>
          </table:table-cell>
          <table:table-cell office:value-type="float" office:value="27.017" calcext:value-type="float">
            <text:p>27.017</text:p>
          </table:table-cell>
          <table:table-cell/>
          <table:table-cell office:value-type="float" office:value="24.6128" calcext:value-type="float">
            <text:p>24.6128</text:p>
          </table:table-cell>
          <table:table-cell office:value-type="float" office:value="25.3476" calcext:value-type="float">
            <text:p>25.3476</text:p>
          </table:table-cell>
          <table:table-cell/>
          <table:table-cell office:value-type="float" office:value="23.491" calcext:value-type="float">
            <text:p>23.491</text:p>
          </table:table-cell>
          <table:table-cell office:value-type="float" office:value="23.7814" calcext:value-type="float">
            <text:p>23.7814</text:p>
          </table:table-cell>
          <table:table-cell/>
          <table:table-cell office:value-type="float" office:value="22.3691" calcext:value-type="float">
            <text:p>22.3691</text:p>
          </table:table-cell>
          <table:table-cell office:value-type="float" office:value="22.3119" calcext:value-type="float">
            <text:p>22.3119</text:p>
          </table:table-cell>
          <table:table-cell/>
          <table:table-cell office:value-type="float" office:value="21.2473" calcext:value-type="float">
            <text:p>21.2473</text:p>
          </table:table-cell>
          <table:table-cell office:value-type="float" office:value="20.9332" calcext:value-type="float">
            <text:p>20.9332</text:p>
          </table:table-cell>
        </table:table-row>
        <table:table-row table:style-name="ro1">
          <table:table-cell office:value-type="float" office:value="0.531374" calcext:value-type="float">
            <text:p>0.531374</text:p>
          </table:table-cell>
          <table:table-cell/>
          <table:table-cell office:value-type="float" office:value="31.4473" calcext:value-type="float">
            <text:p>31.4473</text:p>
          </table:table-cell>
          <table:table-cell office:value-type="float" office:value="30.4563" calcext:value-type="float">
            <text:p>30.4563</text:p>
          </table:table-cell>
          <table:table-cell/>
          <table:table-cell office:value-type="float" office:value="29.3628" calcext:value-type="float">
            <text:p>29.3628</text:p>
          </table:table-cell>
          <table:table-cell office:value-type="float" office:value="28.5902" calcext:value-type="float">
            <text:p>28.5902</text:p>
          </table:table-cell>
          <table:table-cell/>
          <table:table-cell office:value-type="float" office:value="27.2784" calcext:value-type="float">
            <text:p>27.2784</text:p>
          </table:table-cell>
          <table:table-cell office:value-type="float" office:value="26.8384" calcext:value-type="float">
            <text:p>26.8384</text:p>
          </table:table-cell>
          <table:table-cell/>
          <table:table-cell office:value-type="float" office:value="24.4636" calcext:value-type="float">
            <text:p>24.4636</text:p>
          </table:table-cell>
          <table:table-cell office:value-type="float" office:value="25.194" calcext:value-type="float">
            <text:p>25.194</text:p>
          </table:table-cell>
          <table:table-cell/>
          <table:table-cell office:value-type="float" office:value="23.356" calcext:value-type="float">
            <text:p>23.356</text:p>
          </table:table-cell>
          <table:table-cell office:value-type="float" office:value="23.6503" calcext:value-type="float">
            <text:p>23.6503</text:p>
          </table:table-cell>
          <table:table-cell/>
          <table:table-cell office:value-type="float" office:value="22.2483" calcext:value-type="float">
            <text:p>22.2483</text:p>
          </table:table-cell>
          <table:table-cell office:value-type="float" office:value="22.2012" calcext:value-type="float">
            <text:p>22.2012</text:p>
          </table:table-cell>
          <table:table-cell/>
          <table:table-cell office:value-type="float" office:value="21.1407" calcext:value-type="float">
            <text:p>21.1407</text:p>
          </table:table-cell>
          <table:table-cell office:value-type="float" office:value="20.8409" calcext:value-type="float">
            <text:p>20.8409</text:p>
          </table:table-cell>
        </table:table-row>
        <table:table-row table:style-name="ro1">
          <table:table-cell office:value-type="float" office:value="0.532692" calcext:value-type="float">
            <text:p>0.532692</text:p>
          </table:table-cell>
          <table:table-cell/>
          <table:table-cell office:value-type="float" office:value="31.0798" calcext:value-type="float">
            <text:p>31.0798</text:p>
          </table:table-cell>
          <table:table-cell office:value-type="float" office:value="30.1108" calcext:value-type="float">
            <text:p>30.1108</text:p>
          </table:table-cell>
          <table:table-cell/>
          <table:table-cell office:value-type="float" office:value="29.0288" calcext:value-type="float">
            <text:p>29.0288</text:p>
          </table:table-cell>
          <table:table-cell office:value-type="float" office:value="28.2728" calcext:value-type="float">
            <text:p>28.2728</text:p>
          </table:table-cell>
          <table:table-cell/>
          <table:table-cell office:value-type="float" office:value="26.9777" calcext:value-type="float">
            <text:p>26.9777</text:p>
          </table:table-cell>
          <table:table-cell office:value-type="float" office:value="26.5471" calcext:value-type="float">
            <text:p>26.5471</text:p>
          </table:table-cell>
          <table:table-cell/>
          <table:table-cell office:value-type="float" office:value="24.204" calcext:value-type="float">
            <text:p>24.204</text:p>
          </table:table-cell>
          <table:table-cell office:value-type="float" office:value="24.9267" calcext:value-type="float">
            <text:p>24.9267</text:p>
          </table:table-cell>
          <table:table-cell/>
          <table:table-cell office:value-type="float" office:value="23.1114" calcext:value-type="float">
            <text:p>23.1114</text:p>
          </table:table-cell>
          <table:table-cell office:value-type="float" office:value="23.4052" calcext:value-type="float">
            <text:p>23.4052</text:p>
          </table:table-cell>
          <table:table-cell/>
          <table:table-cell office:value-type="float" office:value="22.0188" calcext:value-type="float">
            <text:p>22.0188</text:p>
          </table:table-cell>
          <table:table-cell office:value-type="float" office:value="21.9766" calcext:value-type="float">
            <text:p>21.9766</text:p>
          </table:table-cell>
          <table:table-cell/>
          <table:table-cell office:value-type="float" office:value="20.9263" calcext:value-type="float">
            <text:p>20.9263</text:p>
          </table:table-cell>
          <table:table-cell office:value-type="float" office:value="20.6351" calcext:value-type="float">
            <text:p>20.6351</text:p>
          </table:table-cell>
        </table:table-row>
        <table:table-row table:style-name="ro1">
          <table:table-cell office:value-type="float" office:value="0.536998" calcext:value-type="float">
            <text:p>0.536998</text:p>
          </table:table-cell>
          <table:table-cell/>
          <table:table-cell office:value-type="float" office:value="30.7685" calcext:value-type="float">
            <text:p>30.7685</text:p>
          </table:table-cell>
          <table:table-cell office:value-type="float" office:value="29.8422" calcext:value-type="float">
            <text:p>29.8422</text:p>
          </table:table-cell>
          <table:table-cell/>
          <table:table-cell office:value-type="float" office:value="28.767" calcext:value-type="float">
            <text:p>28.767</text:p>
          </table:table-cell>
          <table:table-cell office:value-type="float" office:value="28.0432" calcext:value-type="float">
            <text:p>28.0432</text:p>
          </table:table-cell>
          <table:table-cell/>
          <table:table-cell office:value-type="float" office:value="26.7656" calcext:value-type="float">
            <text:p>26.7656</text:p>
          </table:table-cell>
          <table:table-cell office:value-type="float" office:value="26.3527" calcext:value-type="float">
            <text:p>26.3527</text:p>
          </table:table-cell>
          <table:table-cell/>
          <table:table-cell office:value-type="float" office:value="24.0461" calcext:value-type="float">
            <text:p>24.0461</text:p>
          </table:table-cell>
          <table:table-cell office:value-type="float" office:value="24.7641" calcext:value-type="float">
            <text:p>24.7641</text:p>
          </table:table-cell>
          <table:table-cell/>
          <table:table-cell office:value-type="float" office:value="22.9713" calcext:value-type="float">
            <text:p>22.9713</text:p>
          </table:table-cell>
          <table:table-cell office:value-type="float" office:value="23.2713" calcext:value-type="float">
            <text:p>23.2713</text:p>
          </table:table-cell>
          <table:table-cell/>
          <table:table-cell office:value-type="float" office:value="21.8966" calcext:value-type="float">
            <text:p>21.8966</text:p>
          </table:table-cell>
          <table:table-cell office:value-type="float" office:value="21.8684" calcext:value-type="float">
            <text:p>21.8684</text:p>
          </table:table-cell>
          <table:table-cell/>
          <table:table-cell office:value-type="float" office:value="20.8218" calcext:value-type="float">
            <text:p>20.8218</text:p>
          </table:table-cell>
          <table:table-cell office:value-type="float" office:value="20.5501" calcext:value-type="float">
            <text:p>20.5501</text:p>
          </table:table-cell>
        </table:table-row>
        <table:table-row table:style-name="ro1">
          <table:table-cell office:value-type="float" office:value="0.539955" calcext:value-type="float">
            <text:p>0.539955</text:p>
          </table:table-cell>
          <table:table-cell/>
          <table:table-cell office:value-type="float" office:value="31.3172" calcext:value-type="float">
            <text:p>31.3172</text:p>
          </table:table-cell>
          <table:table-cell office:value-type="float" office:value="30.397" calcext:value-type="float">
            <text:p>30.397</text:p>
          </table:table-cell>
          <table:table-cell/>
          <table:table-cell office:value-type="float" office:value="29.3001" calcext:value-type="float">
            <text:p>29.3001</text:p>
          </table:table-cell>
          <table:table-cell office:value-type="float" office:value="28.5803" calcext:value-type="float">
            <text:p>28.5803</text:p>
          </table:table-cell>
          <table:table-cell/>
          <table:table-cell office:value-type="float" office:value="27.2831" calcext:value-type="float">
            <text:p>27.2831</text:p>
          </table:table-cell>
          <table:table-cell office:value-type="float" office:value="26.8722" calcext:value-type="float">
            <text:p>26.8722</text:p>
          </table:table-cell>
          <table:table-cell/>
          <table:table-cell office:value-type="float" office:value="24.5336" calcext:value-type="float">
            <text:p>24.5336</text:p>
          </table:table-cell>
          <table:table-cell office:value-type="float" office:value="25.2661" calcext:value-type="float">
            <text:p>25.2661</text:p>
          </table:table-cell>
          <table:table-cell/>
          <table:table-cell office:value-type="float" office:value="23.4445" calcext:value-type="float">
            <text:p>23.4445</text:p>
          </table:table-cell>
          <table:table-cell office:value-type="float" office:value="23.756" calcext:value-type="float">
            <text:p>23.756</text:p>
          </table:table-cell>
          <table:table-cell/>
          <table:table-cell office:value-type="float" office:value="22.3554" calcext:value-type="float">
            <text:p>22.3554</text:p>
          </table:table-cell>
          <table:table-cell office:value-type="float" office:value="22.3362" calcext:value-type="float">
            <text:p>22.3362</text:p>
          </table:table-cell>
          <table:table-cell/>
          <table:table-cell office:value-type="float" office:value="21.2663" calcext:value-type="float">
            <text:p>21.2663</text:p>
          </table:table-cell>
          <table:table-cell office:value-type="float" office:value="21.0013" calcext:value-type="float">
            <text:p>21.0013</text:p>
          </table:table-cell>
        </table:table-row>
        <table:table-row table:style-name="ro1">
          <table:table-cell office:value-type="float" office:value="0.545172" calcext:value-type="float">
            <text:p>0.545172</text:p>
          </table:table-cell>
          <table:table-cell/>
          <table:table-cell office:value-type="float" office:value="30.9293" calcext:value-type="float">
            <text:p>30.9293</text:p>
          </table:table-cell>
          <table:table-cell office:value-type="float" office:value="30.0593" calcext:value-type="float">
            <text:p>30.0593</text:p>
          </table:table-cell>
          <table:table-cell/>
          <table:table-cell office:value-type="float" office:value="28.9721" calcext:value-type="float">
            <text:p>28.9721</text:p>
          </table:table-cell>
          <table:table-cell office:value-type="float" office:value="28.29" calcext:value-type="float">
            <text:p>28.29</text:p>
          </table:table-cell>
          <table:table-cell/>
          <table:table-cell office:value-type="float" office:value="27.0148" calcext:value-type="float">
            <text:p>27.0148</text:p>
          </table:table-cell>
          <table:table-cell office:value-type="float" office:value="26.6248" calcext:value-type="float">
            <text:p>26.6248</text:p>
          </table:table-cell>
          <table:table-cell/>
          <table:table-cell office:value-type="float" office:value="24.3311" calcext:value-type="float">
            <text:p>24.3311</text:p>
          </table:table-cell>
          <table:table-cell office:value-type="float" office:value="25.0576" calcext:value-type="float">
            <text:p>25.0576</text:p>
          </table:table-cell>
          <table:table-cell/>
          <table:table-cell office:value-type="float" office:value="23.2641" calcext:value-type="float">
            <text:p>23.2641</text:p>
          </table:table-cell>
          <table:table-cell office:value-type="float" office:value="23.5827" calcext:value-type="float">
            <text:p>23.5827</text:p>
          </table:table-cell>
          <table:table-cell/>
          <table:table-cell office:value-type="float" office:value="22.197" calcext:value-type="float">
            <text:p>22.197</text:p>
          </table:table-cell>
          <table:table-cell office:value-type="float" office:value="22.1945" calcext:value-type="float">
            <text:p>22.1945</text:p>
          </table:table-cell>
          <table:table-cell/>
          <table:table-cell office:value-type="float" office:value="21.13" calcext:value-type="float">
            <text:p>21.13</text:p>
          </table:table-cell>
          <table:table-cell office:value-type="float" office:value="20.8881" calcext:value-type="float">
            <text:p>20.8881</text:p>
          </table:table-cell>
        </table:table-row>
        <table:table-row table:style-name="ro1">
          <table:table-cell office:value-type="float" office:value="0.548673" calcext:value-type="float">
            <text:p>0.548673</text:p>
          </table:table-cell>
          <table:table-cell/>
          <table:table-cell office:value-type="float" office:value="31.162" calcext:value-type="float">
            <text:p>31.162</text:p>
          </table:table-cell>
          <table:table-cell office:value-type="float" office:value="30.3111" calcext:value-type="float">
            <text:p>30.3111</text:p>
          </table:table-cell>
          <table:table-cell/>
          <table:table-cell office:value-type="float" office:value="29.2134" calcext:value-type="float">
            <text:p>29.2134</text:p>
          </table:table-cell>
          <table:table-cell office:value-type="float" office:value="28.5452" calcext:value-type="float">
            <text:p>28.5452</text:p>
          </table:table-cell>
          <table:table-cell/>
          <table:table-cell office:value-type="float" office:value="27.2647" calcext:value-type="float">
            <text:p>27.2647</text:p>
          </table:table-cell>
          <table:table-cell office:value-type="float" office:value="26.8822" calcext:value-type="float">
            <text:p>26.8822</text:p>
          </table:table-cell>
          <table:table-cell/>
          <table:table-cell office:value-type="float" office:value="24.5821" calcext:value-type="float">
            <text:p>24.5821</text:p>
          </table:table-cell>
          <table:table-cell office:value-type="float" office:value="25.316" calcext:value-type="float">
            <text:p>25.316</text:p>
          </table:table-cell>
          <table:table-cell/>
          <table:table-cell office:value-type="float" office:value="23.5129" calcext:value-type="float">
            <text:p>23.5129</text:p>
          </table:table-cell>
          <table:table-cell office:value-type="float" office:value="23.8411" calcext:value-type="float">
            <text:p>23.8411</text:p>
          </table:table-cell>
          <table:table-cell/>
          <table:table-cell office:value-type="float" office:value="22.4437" calcext:value-type="float">
            <text:p>22.4437</text:p>
          </table:table-cell>
          <table:table-cell office:value-type="float" office:value="22.4522" calcext:value-type="float">
            <text:p>22.4522</text:p>
          </table:table-cell>
          <table:table-cell/>
          <table:table-cell office:value-type="float" office:value="21.3745" calcext:value-type="float">
            <text:p>21.3745</text:p>
          </table:table-cell>
          <table:table-cell office:value-type="float" office:value="21.1441" calcext:value-type="float">
            <text:p>21.1441</text:p>
          </table:table-cell>
        </table:table-row>
        <table:table-row table:style-name="ro1">
          <table:table-cell office:value-type="float" office:value="0.553284" calcext:value-type="float">
            <text:p>0.553284</text:p>
          </table:table-cell>
          <table:table-cell/>
          <table:table-cell office:value-type="float" office:value="31.1443" calcext:value-type="float">
            <text:p>31.1443</text:p>
          </table:table-cell>
          <table:table-cell office:value-type="float" office:value="30.3268" calcext:value-type="float">
            <text:p>30.3268</text:p>
          </table:table-cell>
          <table:table-cell/>
          <table:table-cell office:value-type="float" office:value="29.2271" calcext:value-type="float">
            <text:p>29.2271</text:p>
          </table:table-cell>
          <table:table-cell office:value-type="float" office:value="28.5839" calcext:value-type="float">
            <text:p>28.5839</text:p>
          </table:table-cell>
          <table:table-cell/>
          <table:table-cell office:value-type="float" office:value="27.31" calcext:value-type="float">
            <text:p>27.31</text:p>
          </table:table-cell>
          <table:table-cell office:value-type="float" office:value="26.9412" calcext:value-type="float">
            <text:p>26.9412</text:p>
          </table:table-cell>
          <table:table-cell/>
          <table:table-cell office:value-type="float" office:value="24.6567" calcext:value-type="float">
            <text:p>24.6567</text:p>
          </table:table-cell>
          <table:table-cell office:value-type="float" office:value="25.3929" calcext:value-type="float">
            <text:p>25.3929</text:p>
          </table:table-cell>
          <table:table-cell/>
          <table:table-cell office:value-type="float" office:value="23.5959" calcext:value-type="float">
            <text:p>23.5959</text:p>
          </table:table-cell>
          <table:table-cell office:value-type="float" office:value="23.9335" calcext:value-type="float">
            <text:p>23.9335</text:p>
          </table:table-cell>
          <table:table-cell/>
          <table:table-cell office:value-type="float" office:value="22.5352" calcext:value-type="float">
            <text:p>22.5352</text:p>
          </table:table-cell>
          <table:table-cell office:value-type="float" office:value="22.558" calcext:value-type="float">
            <text:p>22.558</text:p>
          </table:table-cell>
          <table:table-cell/>
          <table:table-cell office:value-type="float" office:value="21.4745" calcext:value-type="float">
            <text:p>21.4745</text:p>
          </table:table-cell>
          <table:table-cell office:value-type="float" office:value="21.2616" calcext:value-type="float">
            <text:p>21.2616</text:p>
          </table:table-cell>
        </table:table-row>
        <table:table-row table:style-name="ro1">
          <table:table-cell office:value-type="float" office:value="0.556362" calcext:value-type="float">
            <text:p>0.556362</text:p>
          </table:table-cell>
          <table:table-cell/>
          <table:table-cell office:value-type="float" office:value="31.1913" calcext:value-type="float">
            <text:p>31.1913</text:p>
          </table:table-cell>
          <table:table-cell office:value-type="float" office:value="30.3943" calcext:value-type="float">
            <text:p>30.3943</text:p>
          </table:table-cell>
          <table:table-cell/>
          <table:table-cell office:value-type="float" office:value="29.2915" calcext:value-type="float">
            <text:p>29.2915</text:p>
          </table:table-cell>
          <table:table-cell office:value-type="float" office:value="28.6635" calcext:value-type="float">
            <text:p>28.6635</text:p>
          </table:table-cell>
          <table:table-cell/>
          <table:table-cell office:value-type="float" office:value="27.3916" calcext:value-type="float">
            <text:p>27.3916</text:p>
          </table:table-cell>
          <table:table-cell office:value-type="float" office:value="27.0311" calcext:value-type="float">
            <text:p>27.0311</text:p>
          </table:table-cell>
          <table:table-cell/>
          <table:table-cell office:value-type="float" office:value="24.7527" calcext:value-type="float">
            <text:p>24.7527</text:p>
          </table:table-cell>
          <table:table-cell office:value-type="float" office:value="25.4918" calcext:value-type="float">
            <text:p>25.4918</text:p>
          </table:table-cell>
          <table:table-cell/>
          <table:table-cell office:value-type="float" office:value="23.6957" calcext:value-type="float">
            <text:p>23.6957</text:p>
          </table:table-cell>
          <table:table-cell office:value-type="float" office:value="24.0401" calcext:value-type="float">
            <text:p>24.0401</text:p>
          </table:table-cell>
          <table:table-cell/>
          <table:table-cell office:value-type="float" office:value="22.6387" calcext:value-type="float">
            <text:p>22.6387</text:p>
          </table:table-cell>
          <table:table-cell office:value-type="float" office:value="22.671" calcext:value-type="float">
            <text:p>22.671</text:p>
          </table:table-cell>
          <table:table-cell/>
          <table:table-cell office:value-type="float" office:value="21.5817" calcext:value-type="float">
            <text:p>21.5817</text:p>
          </table:table-cell>
          <table:table-cell office:value-type="float" office:value="21.38" calcext:value-type="float">
            <text:p>21.38</text:p>
          </table:table-cell>
        </table:table-row>
        <table:table-row table:style-name="ro1">
          <table:table-cell office:value-type="float" office:value="0.55781" calcext:value-type="float">
            <text:p>0.55781</text:p>
          </table:table-cell>
          <table:table-cell/>
          <table:table-cell office:value-type="float" office:value="30.9038" calcext:value-type="float">
            <text:p>30.9038</text:p>
          </table:table-cell>
          <table:table-cell office:value-type="float" office:value="30.1242" calcext:value-type="float">
            <text:p>30.1242</text:p>
          </table:table-cell>
          <table:table-cell/>
          <table:table-cell office:value-type="float" office:value="29.0309" calcext:value-type="float">
            <text:p>29.0309</text:p>
          </table:table-cell>
          <table:table-cell office:value-type="float" office:value="28.4161" calcext:value-type="float">
            <text:p>28.4161</text:p>
          </table:table-cell>
          <table:table-cell/>
          <table:table-cell office:value-type="float" office:value="27.1579" calcext:value-type="float">
            <text:p>27.1579</text:p>
          </table:table-cell>
          <table:table-cell office:value-type="float" office:value="26.8048" calcext:value-type="float">
            <text:p>26.8048</text:p>
          </table:table-cell>
          <table:table-cell/>
          <table:table-cell office:value-type="float" office:value="24.5519" calcext:value-type="float">
            <text:p>24.5519</text:p>
          </table:table-cell>
          <table:table-cell office:value-type="float" office:value="25.2849" calcext:value-type="float">
            <text:p>25.2849</text:p>
          </table:table-cell>
          <table:table-cell/>
          <table:table-cell office:value-type="float" office:value="23.5071" calcext:value-type="float">
            <text:p>23.5071</text:p>
          </table:table-cell>
          <table:table-cell office:value-type="float" office:value="23.8512" calcext:value-type="float">
            <text:p>23.8512</text:p>
          </table:table-cell>
          <table:table-cell/>
          <table:table-cell office:value-type="float" office:value="22.4623" calcext:value-type="float">
            <text:p>22.4623</text:p>
          </table:table-cell>
          <table:table-cell office:value-type="float" office:value="22.4988" calcext:value-type="float">
            <text:p>22.4988</text:p>
          </table:table-cell>
          <table:table-cell/>
          <table:table-cell office:value-type="float" office:value="21.4175" calcext:value-type="float">
            <text:p>21.4175</text:p>
          </table:table-cell>
          <table:table-cell office:value-type="float" office:value="21.223" calcext:value-type="float">
            <text:p>21.223</text:p>
          </table:table-cell>
        </table:table-row>
        <table:table-row table:style-name="ro1">
          <table:table-cell office:value-type="float" office:value="0.563069" calcext:value-type="float">
            <text:p>0.563069</text:p>
          </table:table-cell>
          <table:table-cell/>
          <table:table-cell office:value-type="float" office:value="30.9281" calcext:value-type="float">
            <text:p>30.9281</text:p>
          </table:table-cell>
          <table:table-cell office:value-type="float" office:value="30.1836" calcext:value-type="float">
            <text:p>30.1836</text:p>
          </table:table-cell>
          <table:table-cell/>
          <table:table-cell office:value-type="float" office:value="29.0875" calcext:value-type="float">
            <text:p>29.0875</text:p>
          </table:table-cell>
          <table:table-cell office:value-type="float" office:value="28.4988" calcext:value-type="float">
            <text:p>28.4988</text:p>
          </table:table-cell>
          <table:table-cell/>
          <table:table-cell office:value-type="float" office:value="27.2468" calcext:value-type="float">
            <text:p>27.2468</text:p>
          </table:table-cell>
          <table:table-cell office:value-type="float" office:value="26.9081" calcext:value-type="float">
            <text:p>26.9081</text:p>
          </table:table-cell>
          <table:table-cell/>
          <table:table-cell office:value-type="float" office:value="24.6696" calcext:value-type="float">
            <text:p>24.6696</text:p>
          </table:table-cell>
          <table:table-cell office:value-type="float" office:value="25.4062" calcext:value-type="float">
            <text:p>25.4062</text:p>
          </table:table-cell>
          <table:table-cell/>
          <table:table-cell office:value-type="float" office:value="23.6332" calcext:value-type="float">
            <text:p>23.6332</text:p>
          </table:table-cell>
          <table:table-cell office:value-type="float" office:value="23.9881" calcext:value-type="float">
            <text:p>23.9881</text:p>
          </table:table-cell>
          <table:table-cell/>
          <table:table-cell office:value-type="float" office:value="22.5968" calcext:value-type="float">
            <text:p>22.5968</text:p>
          </table:table-cell>
          <table:table-cell office:value-type="float" office:value="22.6491" calcext:value-type="float">
            <text:p>22.6491</text:p>
          </table:table-cell>
          <table:table-cell/>
          <table:table-cell office:value-type="float" office:value="21.5603" calcext:value-type="float">
            <text:p>21.5603</text:p>
          </table:table-cell>
          <table:table-cell office:value-type="float" office:value="21.3849" calcext:value-type="float">
            <text:p>21.3849</text:p>
          </table:table-cell>
        </table:table-row>
        <table:table-row table:style-name="ro1">
          <table:table-cell office:value-type="float" office:value="0.566076" calcext:value-type="float">
            <text:p>0.566076</text:p>
          </table:table-cell>
          <table:table-cell/>
          <table:table-cell office:value-type="float" office:value="31.1579" calcext:value-type="float">
            <text:p>31.1579</text:p>
          </table:table-cell>
          <table:table-cell office:value-type="float" office:value="30.428" calcext:value-type="float">
            <text:p>30.428</text:p>
          </table:table-cell>
          <table:table-cell/>
          <table:table-cell office:value-type="float" office:value="29.3229" calcext:value-type="float">
            <text:p>29.3229</text:p>
          </table:table-cell>
          <table:table-cell office:value-type="float" office:value="28.7449" calcext:value-type="float">
            <text:p>28.7449</text:p>
          </table:table-cell>
          <table:table-cell/>
          <table:table-cell office:value-type="float" office:value="27.4879" calcext:value-type="float">
            <text:p>27.4879</text:p>
          </table:table-cell>
          <table:table-cell office:value-type="float" office:value="27.1549" calcext:value-type="float">
            <text:p>27.1549</text:p>
          </table:table-cell>
          <table:table-cell/>
          <table:table-cell office:value-type="float" office:value="24.9091" calcext:value-type="float">
            <text:p>24.9091</text:p>
          </table:table-cell>
          <table:table-cell office:value-type="float" office:value="25.6528" calcext:value-type="float">
            <text:p>25.6528</text:p>
          </table:table-cell>
          <table:table-cell/>
          <table:table-cell office:value-type="float" office:value="23.8703" calcext:value-type="float">
            <text:p>23.8703</text:p>
          </table:table-cell>
          <table:table-cell office:value-type="float" office:value="24.2339" calcext:value-type="float">
            <text:p>24.2339</text:p>
          </table:table-cell>
          <table:table-cell/>
          <table:table-cell office:value-type="float" office:value="22.8316" calcext:value-type="float">
            <text:p>22.8316</text:p>
          </table:table-cell>
          <table:table-cell office:value-type="float" office:value="22.8934" calcext:value-type="float">
            <text:p>22.8934</text:p>
          </table:table-cell>
          <table:table-cell/>
          <table:table-cell office:value-type="float" office:value="21.7928" calcext:value-type="float">
            <text:p>21.7928</text:p>
          </table:table-cell>
          <table:table-cell office:value-type="float" office:value="21.6271" calcext:value-type="float">
            <text:p>21.6271</text:p>
          </table:table-cell>
        </table:table-row>
        <table:table-row table:style-name="ro1">
          <table:table-cell office:value-type="float" office:value="0.571147" calcext:value-type="float">
            <text:p>0.571147</text:p>
          </table:table-cell>
          <table:table-cell/>
          <table:table-cell office:value-type="float" office:value="31.0327" calcext:value-type="float">
            <text:p>31.0327</text:p>
          </table:table-cell>
          <table:table-cell office:value-type="float" office:value="30.3389" calcext:value-type="float">
            <text:p>30.3389</text:p>
          </table:table-cell>
          <table:table-cell/>
          <table:table-cell office:value-type="float" office:value="29.2372" calcext:value-type="float">
            <text:p>29.2372</text:p>
          </table:table-cell>
          <table:table-cell office:value-type="float" office:value="28.6863" calcext:value-type="float">
            <text:p>28.6863</text:p>
          </table:table-cell>
          <table:table-cell/>
          <table:table-cell office:value-type="float" office:value="27.4417" calcext:value-type="float">
            <text:p>27.4417</text:p>
          </table:table-cell>
          <table:table-cell office:value-type="float" office:value="27.1237" calcext:value-type="float">
            <text:p>27.1237</text:p>
          </table:table-cell>
          <table:table-cell/>
          <table:table-cell office:value-type="float" office:value="24.9027" calcext:value-type="float">
            <text:p>24.9027</text:p>
          </table:table-cell>
          <table:table-cell office:value-type="float" office:value="25.6463" calcext:value-type="float">
            <text:p>25.6463</text:p>
          </table:table-cell>
          <table:table-cell/>
          <table:table-cell office:value-type="float" office:value="23.8772" calcext:value-type="float">
            <text:p>23.8772</text:p>
          </table:table-cell>
          <table:table-cell office:value-type="float" office:value="24.2493" calcext:value-type="float">
            <text:p>24.2493</text:p>
          </table:table-cell>
          <table:table-cell/>
          <table:table-cell office:value-type="float" office:value="22.8518" calcext:value-type="float">
            <text:p>22.8518</text:p>
          </table:table-cell>
          <table:table-cell office:value-type="float" office:value="22.9284" calcext:value-type="float">
            <text:p>22.9284</text:p>
          </table:table-cell>
          <table:table-cell/>
          <table:table-cell office:value-type="float" office:value="21.8263" calcext:value-type="float">
            <text:p>21.8263</text:p>
          </table:table-cell>
          <table:table-cell office:value-type="float" office:value="21.6795" calcext:value-type="float">
            <text:p>21.6795</text:p>
          </table:table-cell>
        </table:table-row>
        <table:table-row table:style-name="ro1">
          <table:table-cell office:value-type="float" office:value="0.57412" calcext:value-type="float">
            <text:p>0.57412</text:p>
          </table:table-cell>
          <table:table-cell/>
          <table:table-cell office:value-type="float" office:value="30.7716" calcext:value-type="float">
            <text:p>30.7716</text:p>
          </table:table-cell>
          <table:table-cell office:value-type="float" office:value="30.1025" calcext:value-type="float">
            <text:p>30.1025</text:p>
          </table:table-cell>
          <table:table-cell/>
          <table:table-cell office:value-type="float" office:value="29.0098" calcext:value-type="float">
            <text:p>29.0098</text:p>
          </table:table-cell>
          <table:table-cell office:value-type="float" office:value="28.4776" calcext:value-type="float">
            <text:p>28.4776</text:p>
          </table:table-cell>
          <table:table-cell/>
          <table:table-cell office:value-type="float" office:value="27.2479" calcext:value-type="float">
            <text:p>27.2479</text:p>
          </table:table-cell>
          <table:table-cell office:value-type="float" office:value="26.9404" calcext:value-type="float">
            <text:p>26.9404</text:p>
          </table:table-cell>
          <table:table-cell/>
          <table:table-cell office:value-type="float" office:value="24.7472" calcext:value-type="float">
            <text:p>24.7472</text:p>
          </table:table-cell>
          <table:table-cell office:value-type="float" office:value="25.4861" calcext:value-type="float">
            <text:p>25.4861</text:p>
          </table:table-cell>
          <table:table-cell/>
          <table:table-cell office:value-type="float" office:value="23.7357" calcext:value-type="float">
            <text:p>23.7357</text:p>
          </table:table-cell>
          <table:table-cell office:value-type="float" office:value="24.1104" calcext:value-type="float">
            <text:p>24.1104</text:p>
          </table:table-cell>
          <table:table-cell/>
          <table:table-cell office:value-type="float" office:value="22.7242" calcext:value-type="float">
            <text:p>22.7242</text:p>
          </table:table-cell>
          <table:table-cell office:value-type="float" office:value="22.8089" calcext:value-type="float">
            <text:p>22.8089</text:p>
          </table:table-cell>
          <table:table-cell/>
          <table:table-cell office:value-type="float" office:value="21.7127" calcext:value-type="float">
            <text:p>21.7127</text:p>
          </table:table-cell>
          <table:table-cell office:value-type="float" office:value="21.5777" calcext:value-type="float">
            <text:p>21.5777</text:p>
          </table:table-cell>
        </table:table-row>
        <table:table-row table:style-name="ro1">
          <table:table-cell office:value-type="float" office:value="0.578349" calcext:value-type="float">
            <text:p>0.578349</text:p>
          </table:table-cell>
          <table:table-cell/>
          <table:table-cell office:value-type="float" office:value="30.6715" calcext:value-type="float">
            <text:p>30.6715</text:p>
          </table:table-cell>
          <table:table-cell office:value-type="float" office:value="30.0308" calcext:value-type="float">
            <text:p>30.0308</text:p>
          </table:table-cell>
          <table:table-cell/>
          <table:table-cell office:value-type="float" office:value="28.9414" calcext:value-type="float">
            <text:p>28.9414</text:p>
          </table:table-cell>
          <table:table-cell office:value-type="float" office:value="28.4306" calcext:value-type="float">
            <text:p>28.4306</text:p>
          </table:table-cell>
          <table:table-cell/>
          <table:table-cell office:value-type="float" office:value="27.2114" calcext:value-type="float">
            <text:p>27.2114</text:p>
          </table:table-cell>
          <table:table-cell office:value-type="float" office:value="26.9156" calcext:value-type="float">
            <text:p>26.9156</text:p>
          </table:table-cell>
          <table:table-cell/>
          <table:table-cell office:value-type="float" office:value="24.7427" calcext:value-type="float">
            <text:p>24.7427</text:p>
          </table:table-cell>
          <table:table-cell office:value-type="float" office:value="25.4814" calcext:value-type="float">
            <text:p>25.4814</text:p>
          </table:table-cell>
          <table:table-cell/>
          <table:table-cell office:value-type="float" office:value="23.7421" calcext:value-type="float">
            <text:p>23.7421</text:p>
          </table:table-cell>
          <table:table-cell office:value-type="float" office:value="24.1236" calcext:value-type="float">
            <text:p>24.1236</text:p>
          </table:table-cell>
          <table:table-cell/>
          <table:table-cell office:value-type="float" office:value="22.7416" calcext:value-type="float">
            <text:p>22.7416</text:p>
          </table:table-cell>
          <table:table-cell office:value-type="float" office:value="22.8382" calcext:value-type="float">
            <text:p>22.8382</text:p>
          </table:table-cell>
          <table:table-cell/>
          <table:table-cell office:value-type="float" office:value="21.741" calcext:value-type="float">
            <text:p>21.741</text:p>
          </table:table-cell>
          <table:table-cell office:value-type="float" office:value="21.6212" calcext:value-type="float">
            <text:p>21.6212</text:p>
          </table:table-cell>
        </table:table-row>
        <table:table-row table:style-name="ro1">
          <table:table-cell office:value-type="float" office:value="0.581734" calcext:value-type="float">
            <text:p>0.581734</text:p>
          </table:table-cell>
          <table:table-cell/>
          <table:table-cell office:value-type="float" office:value="30.4089" calcext:value-type="float">
            <text:p>30.4089</text:p>
          </table:table-cell>
          <table:table-cell office:value-type="float" office:value="29.7942" calcext:value-type="float">
            <text:p>29.7942</text:p>
          </table:table-cell>
          <table:table-cell/>
          <table:table-cell office:value-type="float" office:value="28.7142" calcext:value-type="float">
            <text:p>28.7142</text:p>
          </table:table-cell>
          <table:table-cell office:value-type="float" office:value="28.223" calcext:value-type="float">
            <text:p>28.223</text:p>
          </table:table-cell>
          <table:table-cell/>
          <table:table-cell office:value-type="float" office:value="27.0196" calcext:value-type="float">
            <text:p>27.0196</text:p>
          </table:table-cell>
          <table:table-cell office:value-type="float" office:value="26.7348" calcext:value-type="float">
            <text:p>26.7348</text:p>
          </table:table-cell>
          <table:table-cell/>
          <table:table-cell office:value-type="float" office:value="24.5907" calcext:value-type="float">
            <text:p>24.5907</text:p>
          </table:table-cell>
          <table:table-cell office:value-type="float" office:value="25.325" calcext:value-type="float">
            <text:p>25.325</text:p>
          </table:table-cell>
          <table:table-cell/>
          <table:table-cell office:value-type="float" office:value="23.6049" calcext:value-type="float">
            <text:p>23.6049</text:p>
          </table:table-cell>
          <table:table-cell office:value-type="float" office:value="23.9895" calcext:value-type="float">
            <text:p>23.9895</text:p>
          </table:table-cell>
          <table:table-cell/>
          <table:table-cell office:value-type="float" office:value="22.6191" calcext:value-type="float">
            <text:p>22.6191</text:p>
          </table:table-cell>
          <table:table-cell office:value-type="float" office:value="22.7245" calcext:value-type="float">
            <text:p>22.7245</text:p>
          </table:table-cell>
          <table:table-cell/>
          <table:table-cell office:value-type="float" office:value="21.6332" calcext:value-type="float">
            <text:p>21.6332</text:p>
          </table:table-cell>
          <table:table-cell office:value-type="float" office:value="21.5261" calcext:value-type="float">
            <text:p>21.5261</text:p>
          </table:table-cell>
        </table:table-row>
        <table:table-row table:style-name="ro1">
          <table:table-cell office:value-type="float" office:value="0.587152" calcext:value-type="float">
            <text:p>0.587152</text:p>
          </table:table-cell>
          <table:table-cell/>
          <table:table-cell office:value-type="float" office:value="30.788" calcext:value-type="float">
            <text:p>30.788</text:p>
          </table:table-cell>
          <table:table-cell office:value-type="float" office:value="30.1981" calcext:value-type="float">
            <text:p>30.1981</text:p>
          </table:table-cell>
          <table:table-cell/>
          <table:table-cell office:value-type="float" office:value="29.1052" calcext:value-type="float">
            <text:p>29.1052</text:p>
          </table:table-cell>
          <table:table-cell office:value-type="float" office:value="28.6322" calcext:value-type="float">
            <text:p>28.6322</text:p>
          </table:table-cell>
          <table:table-cell/>
          <table:table-cell office:value-type="float" office:value="27.4225" calcext:value-type="float">
            <text:p>27.4225</text:p>
          </table:table-cell>
          <table:table-cell office:value-type="float" office:value="27.1475" calcext:value-type="float">
            <text:p>27.1475</text:p>
          </table:table-cell>
          <table:table-cell/>
          <table:table-cell office:value-type="float" office:value="24.9935" calcext:value-type="float">
            <text:p>24.9935</text:p>
          </table:table-cell>
          <table:table-cell office:value-type="float" office:value="25.7397" calcext:value-type="float">
            <text:p>25.7397</text:p>
          </table:table-cell>
          <table:table-cell/>
          <table:table-cell office:value-type="float" office:value="24.0054" calcext:value-type="float">
            <text:p>24.0054</text:p>
          </table:table-cell>
          <table:table-cell office:value-type="float" office:value="24.405" calcext:value-type="float">
            <text:p>24.405</text:p>
          </table:table-cell>
          <table:table-cell/>
          <table:table-cell office:value-type="float" office:value="23.0174" calcext:value-type="float">
            <text:p>23.0174</text:p>
          </table:table-cell>
          <table:table-cell office:value-type="float" office:value="23.1395" calcext:value-type="float">
            <text:p>23.1395</text:p>
          </table:table-cell>
          <table:table-cell/>
          <table:table-cell office:value-type="float" office:value="22.0294" calcext:value-type="float">
            <text:p>22.0294</text:p>
          </table:table-cell>
          <table:table-cell office:value-type="float" office:value="21.9396" calcext:value-type="float">
            <text:p>21.9396</text:p>
          </table:table-cell>
        </table:table-row>
        <table:table-row table:style-name="ro1">
          <table:table-cell office:value-type="float" office:value="0.588026" calcext:value-type="float">
            <text:p>0.588026</text:p>
          </table:table-cell>
          <table:table-cell/>
          <table:table-cell office:value-type="float" office:value="30.3179" calcext:value-type="float">
            <text:p>30.3179</text:p>
          </table:table-cell>
          <table:table-cell office:value-type="float" office:value="29.7421" calcext:value-type="float">
            <text:p>29.7421</text:p>
          </table:table-cell>
          <table:table-cell/>
          <table:table-cell office:value-type="float" office:value="28.6661" calcext:value-type="float">
            <text:p>28.6661</text:p>
          </table:table-cell>
          <table:table-cell office:value-type="float" office:value="28.204" calcext:value-type="float">
            <text:p>28.204</text:p>
          </table:table-cell>
          <table:table-cell/>
          <table:table-cell office:value-type="float" office:value="27.0142" calcext:value-type="float">
            <text:p>27.0142</text:p>
          </table:table-cell>
          <table:table-cell office:value-type="float" office:value="26.7455" calcext:value-type="float">
            <text:p>26.7455</text:p>
          </table:table-cell>
          <table:table-cell/>
          <table:table-cell office:value-type="float" office:value="24.6271" calcext:value-type="float">
            <text:p>24.6271</text:p>
          </table:table-cell>
          <table:table-cell office:value-type="float" office:value="25.3624" calcext:value-type="float">
            <text:p>25.3624</text:p>
          </table:table-cell>
          <table:table-cell/>
          <table:table-cell office:value-type="float" office:value="23.6557" calcext:value-type="float">
            <text:p>23.6557</text:p>
          </table:table-cell>
          <table:table-cell office:value-type="float" office:value="24.0508" calcext:value-type="float">
            <text:p>24.0508</text:p>
          </table:table-cell>
          <table:table-cell/>
          <table:table-cell office:value-type="float" office:value="22.6844" calcext:value-type="float">
            <text:p>22.6844</text:p>
          </table:table-cell>
          <table:table-cell office:value-type="float" office:value="22.8071" calcext:value-type="float">
            <text:p>22.8071</text:p>
          </table:table-cell>
          <table:table-cell/>
          <table:table-cell office:value-type="float" office:value="21.7131" calcext:value-type="float">
            <text:p>21.7131</text:p>
          </table:table-cell>
          <table:table-cell office:value-type="float" office:value="21.6276" calcext:value-type="float">
            <text:p>21.6276</text:p>
          </table:table-cell>
        </table:table-row>
        <table:table-row table:style-name="ro1">
          <table:table-cell office:value-type="float" office:value="0.594222" calcext:value-type="float">
            <text:p>0.594222</text:p>
          </table:table-cell>
          <table:table-cell/>
          <table:table-cell office:value-type="float" office:value="30.7921" calcext:value-type="float">
            <text:p>30.7921</text:p>
          </table:table-cell>
          <table:table-cell office:value-type="float" office:value="30.2431" calcext:value-type="float">
            <text:p>30.2431</text:p>
          </table:table-cell>
          <table:table-cell/>
          <table:table-cell office:value-type="float" office:value="29.1517" calcext:value-type="float">
            <text:p>29.1517</text:p>
          </table:table-cell>
          <table:table-cell office:value-type="float" office:value="28.7092" calcext:value-type="float">
            <text:p>28.7092</text:p>
          </table:table-cell>
          <table:table-cell/>
          <table:table-cell office:value-type="float" office:value="27.5113" calcext:value-type="float">
            <text:p>27.5113</text:p>
          </table:table-cell>
          <table:table-cell office:value-type="float" office:value="27.2531" calcext:value-type="float">
            <text:p>27.2531</text:p>
          </table:table-cell>
          <table:table-cell/>
          <table:table-cell office:value-type="float" office:value="25.1208" calcext:value-type="float">
            <text:p>25.1208</text:p>
          </table:table-cell>
          <table:table-cell office:value-type="float" office:value="25.8709" calcext:value-type="float">
            <text:p>25.8709</text:p>
          </table:table-cell>
          <table:table-cell/>
          <table:table-cell office:value-type="float" office:value="24.146" calcext:value-type="float">
            <text:p>24.146</text:p>
          </table:table-cell>
          <table:table-cell office:value-type="float" office:value="24.5587" calcext:value-type="float">
            <text:p>24.5587</text:p>
          </table:table-cell>
          <table:table-cell/>
          <table:table-cell office:value-type="float" office:value="23.1713" calcext:value-type="float">
            <text:p>23.1713</text:p>
          </table:table-cell>
          <table:table-cell office:value-type="float" office:value="23.3131" calcext:value-type="float">
            <text:p>23.3131</text:p>
          </table:table-cell>
          <table:table-cell/>
          <table:table-cell office:value-type="float" office:value="22.1965" calcext:value-type="float">
            <text:p>22.1965</text:p>
          </table:table-cell>
          <table:table-cell office:value-type="float" office:value="22.1307" calcext:value-type="float">
            <text:p>22.1307</text:p>
          </table:table-cell>
        </table:table-row>
        <table:table-row table:style-name="ro1">
          <table:table-cell office:value-type="float" office:value="0.595204" calcext:value-type="float">
            <text:p>0.595204</text:p>
          </table:table-cell>
          <table:table-cell/>
          <table:table-cell office:value-type="float" office:value="30.1777" calcext:value-type="float">
            <text:p>30.1777</text:p>
          </table:table-cell>
          <table:table-cell office:value-type="float" office:value="29.6451" calcext:value-type="float">
            <text:p>29.6451</text:p>
          </table:table-cell>
          <table:table-cell/>
          <table:table-cell office:value-type="float" office:value="28.5757" calcext:value-type="float">
            <text:p>28.5757</text:p>
          </table:table-cell>
          <table:table-cell office:value-type="float" office:value="28.1462" calcext:value-type="float">
            <text:p>28.1462</text:p>
          </table:table-cell>
          <table:table-cell/>
          <table:table-cell office:value-type="float" office:value="26.9738" calcext:value-type="float">
            <text:p>26.9738</text:p>
          </table:table-cell>
          <table:table-cell office:value-type="float" office:value="26.723" calcext:value-type="float">
            <text:p>26.723</text:p>
          </table:table-cell>
          <table:table-cell/>
          <table:table-cell office:value-type="float" office:value="24.6363" calcext:value-type="float">
            <text:p>24.6363</text:p>
          </table:table-cell>
          <table:table-cell office:value-type="float" office:value="25.3719" calcext:value-type="float">
            <text:p>25.3719</text:p>
          </table:table-cell>
          <table:table-cell/>
          <table:table-cell office:value-type="float" office:value="23.6828" calcext:value-type="float">
            <text:p>23.6828</text:p>
          </table:table-cell>
          <table:table-cell office:value-type="float" office:value="24.089" calcext:value-type="float">
            <text:p>24.089</text:p>
          </table:table-cell>
          <table:table-cell/>
          <table:table-cell office:value-type="float" office:value="22.7293" calcext:value-type="float">
            <text:p>22.7293</text:p>
          </table:table-cell>
          <table:table-cell office:value-type="float" office:value="22.871" calcext:value-type="float">
            <text:p>22.871</text:p>
          </table:table-cell>
          <table:table-cell/>
          <table:table-cell office:value-type="float" office:value="21.7758" calcext:value-type="float">
            <text:p>21.7758</text:p>
          </table:table-cell>
          <table:table-cell office:value-type="float" office:value="21.7146" calcext:value-type="float">
            <text:p>21.7146</text:p>
          </table:table-cell>
        </table:table-row>
        <table:table-row table:style-name="ro1">
          <table:table-cell office:value-type="float" office:value="0.598828" calcext:value-type="float">
            <text:p>0.598828</text:p>
          </table:table-cell>
          <table:table-cell/>
          <table:table-cell office:value-type="float" office:value="30.5482" calcext:value-type="float">
            <text:p>30.5482</text:p>
          </table:table-cell>
          <table:table-cell office:value-type="float" office:value="30.0292" calcext:value-type="float">
            <text:p>30.0292</text:p>
          </table:table-cell>
          <table:table-cell/>
          <table:table-cell office:value-type="float" office:value="28.9479" calcext:value-type="float">
            <text:p>28.9479</text:p>
          </table:table-cell>
          <table:table-cell office:value-type="float" office:value="28.5282" calcext:value-type="float">
            <text:p>28.5282</text:p>
          </table:table-cell>
          <table:table-cell/>
          <table:table-cell office:value-type="float" office:value="27.3477" calcext:value-type="float">
            <text:p>27.3477</text:p>
          </table:table-cell>
          <table:table-cell office:value-type="float" office:value="27.1022" calcext:value-type="float">
            <text:p>27.1022</text:p>
          </table:table-cell>
          <table:table-cell/>
          <table:table-cell office:value-type="float" office:value="25.001" calcext:value-type="float">
            <text:p>25.001</text:p>
          </table:table-cell>
          <table:table-cell office:value-type="float" office:value="25.7475" calcext:value-type="float">
            <text:p>25.7475</text:p>
          </table:table-cell>
          <table:table-cell/>
          <table:table-cell office:value-type="float" office:value="24.0427" calcext:value-type="float">
            <text:p>24.0427</text:p>
          </table:table-cell>
          <table:table-cell office:value-type="float" office:value="24.4605" calcext:value-type="float">
            <text:p>24.4605</text:p>
          </table:table-cell>
          <table:table-cell/>
          <table:table-cell office:value-type="float" office:value="23.0845" calcext:value-type="float">
            <text:p>23.0845</text:p>
          </table:table-cell>
          <table:table-cell office:value-type="float" office:value="23.2378" calcext:value-type="float">
            <text:p>23.2378</text:p>
          </table:table-cell>
          <table:table-cell/>
          <table:table-cell office:value-type="float" office:value="22.1262" calcext:value-type="float">
            <text:p>22.1262</text:p>
          </table:table-cell>
          <table:table-cell office:value-type="float" office:value="22.0762" calcext:value-type="float">
            <text:p>22.0762</text:p>
          </table:table-cell>
        </table:table-row>
        <table:table-row table:style-name="ro1">
          <table:table-cell office:value-type="float" office:value="0.599734" calcext:value-type="float">
            <text:p>0.599734</text:p>
          </table:table-cell>
          <table:table-cell/>
          <table:table-cell office:value-type="float" office:value="30.3997" calcext:value-type="float">
            <text:p>30.3997</text:p>
          </table:table-cell>
          <table:table-cell office:value-type="float" office:value="29.8882" calcext:value-type="float">
            <text:p>29.8882</text:p>
          </table:table-cell>
          <table:table-cell/>
          <table:table-cell office:value-type="float" office:value="28.8125" calcext:value-type="float">
            <text:p>28.8125</text:p>
          </table:table-cell>
          <table:table-cell office:value-type="float" office:value="28.3985" calcext:value-type="float">
            <text:p>28.3985</text:p>
          </table:table-cell>
          <table:table-cell/>
          <table:table-cell office:value-type="float" office:value="27.2254" calcext:value-type="float">
            <text:p>27.2254</text:p>
          </table:table-cell>
          <table:table-cell office:value-type="float" office:value="26.9831" calcext:value-type="float">
            <text:p>26.9831</text:p>
          </table:table-cell>
          <table:table-cell/>
          <table:table-cell office:value-type="float" office:value="24.8949" calcext:value-type="float">
            <text:p>24.8949</text:p>
          </table:table-cell>
          <table:table-cell office:value-type="float" office:value="25.6382" calcext:value-type="float">
            <text:p>25.6382</text:p>
          </table:table-cell>
          <table:table-cell/>
          <table:table-cell office:value-type="float" office:value="23.943" calcext:value-type="float">
            <text:p>23.943</text:p>
          </table:table-cell>
          <table:table-cell office:value-type="float" office:value="24.3604" calcext:value-type="float">
            <text:p>24.3604</text:p>
          </table:table-cell>
          <table:table-cell/>
          <table:table-cell office:value-type="float" office:value="22.9911" calcext:value-type="float">
            <text:p>22.9911</text:p>
          </table:table-cell>
          <table:table-cell office:value-type="float" office:value="23.1462" calcext:value-type="float">
            <text:p>23.1462</text:p>
          </table:table-cell>
          <table:table-cell/>
          <table:table-cell office:value-type="float" office:value="22.0393" calcext:value-type="float">
            <text:p>22.0393</text:p>
          </table:table-cell>
          <table:table-cell office:value-type="float" office:value="21.9925" calcext:value-type="float">
            <text:p>21.9925</text:p>
          </table:table-cell>
        </table:table-row>
        <table:table-row table:style-name="ro1">
          <table:table-cell office:value-type="float" office:value="0.602616" calcext:value-type="float">
            <text:p>0.602616</text:p>
          </table:table-cell>
          <table:table-cell/>
          <table:table-cell office:value-type="float" office:value="30.2739" calcext:value-type="float">
            <text:p>30.2739</text:p>
          </table:table-cell>
          <table:table-cell office:value-type="float" office:value="29.7801" calcext:value-type="float">
            <text:p>29.7801</text:p>
          </table:table-cell>
          <table:table-cell/>
          <table:table-cell office:value-type="float" office:value="28.71" calcext:value-type="float">
            <text:p>28.71</text:p>
          </table:table-cell>
          <table:table-cell office:value-type="float" office:value="28.3093" calcext:value-type="float">
            <text:p>28.3093</text:p>
          </table:table-cell>
          <table:table-cell/>
          <table:table-cell office:value-type="float" office:value="27.1461" calcext:value-type="float">
            <text:p>27.1461</text:p>
          </table:table-cell>
          <table:table-cell office:value-type="float" office:value="26.9113" calcext:value-type="float">
            <text:p>26.9113</text:p>
          </table:table-cell>
          <table:table-cell/>
          <table:table-cell office:value-type="float" office:value="24.8405" calcext:value-type="float">
            <text:p>24.8405</text:p>
          </table:table-cell>
          <table:table-cell office:value-type="float" office:value="25.5822" calcext:value-type="float">
            <text:p>25.5822</text:p>
          </table:table-cell>
          <table:table-cell/>
          <table:table-cell office:value-type="float" office:value="23.8981" calcext:value-type="float">
            <text:p>23.8981</text:p>
          </table:table-cell>
          <table:table-cell office:value-type="float" office:value="24.3188" calcext:value-type="float">
            <text:p>24.3188</text:p>
          </table:table-cell>
          <table:table-cell/>
          <table:table-cell office:value-type="float" office:value="22.9557" calcext:value-type="float">
            <text:p>22.9557</text:p>
          </table:table-cell>
          <table:table-cell office:value-type="float" office:value="23.1178" calcext:value-type="float">
            <text:p>23.1178</text:p>
          </table:table-cell>
          <table:table-cell/>
          <table:table-cell office:value-type="float" office:value="22.0132" calcext:value-type="float">
            <text:p>22.0132</text:p>
          </table:table-cell>
          <table:table-cell office:value-type="float" office:value="21.9761" calcext:value-type="float">
            <text:p>21.9761</text:p>
          </table:table-cell>
        </table:table-row>
        <table:table-row table:style-name="ro1">
          <table:table-cell office:value-type="float" office:value="0.605276" calcext:value-type="float">
            <text:p>0.605276</text:p>
          </table:table-cell>
          <table:table-cell/>
          <table:table-cell office:value-type="float" office:value="30.3542" calcext:value-type="float">
            <text:p>30.3542</text:p>
          </table:table-cell>
          <table:table-cell office:value-type="float" office:value="29.8733" calcext:value-type="float">
            <text:p>29.8733</text:p>
          </table:table-cell>
          <table:table-cell/>
          <table:table-cell office:value-type="float" office:value="28.8015" calcext:value-type="float">
            <text:p>28.8015</text:p>
          </table:table-cell>
          <table:table-cell office:value-type="float" office:value="28.4104" calcext:value-type="float">
            <text:p>28.4104</text:p>
          </table:table-cell>
          <table:table-cell/>
          <table:table-cell office:value-type="float" office:value="27.2488" calcext:value-type="float">
            <text:p>27.2488</text:p>
          </table:table-cell>
          <table:table-cell office:value-type="float" office:value="27.0192" calcext:value-type="float">
            <text:p>27.0192</text:p>
          </table:table-cell>
          <table:table-cell/>
          <table:table-cell office:value-type="float" office:value="24.9512" calcext:value-type="float">
            <text:p>24.9512</text:p>
          </table:table-cell>
          <table:table-cell office:value-type="float" office:value="25.6962" calcext:value-type="float">
            <text:p>25.6962</text:p>
          </table:table-cell>
          <table:table-cell/>
          <table:table-cell office:value-type="float" office:value="24.0114" calcext:value-type="float">
            <text:p>24.0114</text:p>
          </table:table-cell>
          <table:table-cell office:value-type="float" office:value="24.4379" calcext:value-type="float">
            <text:p>24.4379</text:p>
          </table:table-cell>
          <table:table-cell/>
          <table:table-cell office:value-type="float" office:value="23.0716" calcext:value-type="float">
            <text:p>23.0716</text:p>
          </table:table-cell>
          <table:table-cell office:value-type="float" office:value="23.2412" calcext:value-type="float">
            <text:p>23.2412</text:p>
          </table:table-cell>
          <table:table-cell/>
          <table:table-cell office:value-type="float" office:value="22.1318" calcext:value-type="float">
            <text:p>22.1318</text:p>
          </table:table-cell>
          <table:table-cell office:value-type="float" office:value="22.1032" calcext:value-type="float">
            <text:p>22.1032</text:p>
          </table:table-cell>
        </table:table-row>
        <table:table-row table:style-name="ro1">
          <table:table-cell office:value-type="float" office:value="0.608539" calcext:value-type="float">
            <text:p>0.608539</text:p>
          </table:table-cell>
          <table:table-cell/>
          <table:table-cell office:value-type="float" office:value="29.905" calcext:value-type="float">
            <text:p>29.905</text:p>
          </table:table-cell>
          <table:table-cell office:value-type="float" office:value="29.4481" calcext:value-type="float">
            <text:p>29.4481</text:p>
          </table:table-cell>
          <table:table-cell/>
          <table:table-cell office:value-type="float" office:value="28.3938" calcext:value-type="float">
            <text:p>28.3938</text:p>
          </table:table-cell>
          <table:table-cell office:value-type="float" office:value="28.0212" calcext:value-type="float">
            <text:p>28.0212</text:p>
          </table:table-cell>
          <table:table-cell/>
          <table:table-cell office:value-type="float" office:value="26.8826" calcext:value-type="float">
            <text:p>26.8826</text:p>
          </table:table-cell>
          <table:table-cell office:value-type="float" office:value="26.6634" calcext:value-type="float">
            <text:p>26.6634</text:p>
          </table:table-cell>
          <table:table-cell/>
          <table:table-cell office:value-type="float" office:value="24.6358" calcext:value-type="float">
            <text:p>24.6358</text:p>
          </table:table-cell>
          <table:table-cell office:value-type="float" office:value="25.3714" calcext:value-type="float">
            <text:p>25.3714</text:p>
          </table:table-cell>
          <table:table-cell/>
          <table:table-cell office:value-type="float" office:value="23.7162" calcext:value-type="float">
            <text:p>23.7162</text:p>
          </table:table-cell>
          <table:table-cell office:value-type="float" office:value="24.142" calcext:value-type="float">
            <text:p>24.142</text:p>
          </table:table-cell>
          <table:table-cell/>
          <table:table-cell office:value-type="float" office:value="22.7965" calcext:value-type="float">
            <text:p>22.7965</text:p>
          </table:table-cell>
          <table:table-cell office:value-type="float" office:value="22.9722" calcext:value-type="float">
            <text:p>22.9722</text:p>
          </table:table-cell>
          <table:table-cell/>
          <table:table-cell office:value-type="float" office:value="21.8769" calcext:value-type="float">
            <text:p>21.8769</text:p>
          </table:table-cell>
          <table:table-cell office:value-type="float" office:value="21.859" calcext:value-type="float">
            <text:p>21.859</text:p>
          </table:table-cell>
        </table:table-row>
        <table:table-row table:style-name="ro1">
          <table:table-cell office:value-type="float" office:value="0.610647" calcext:value-type="float">
            <text:p>0.610647</text:p>
          </table:table-cell>
          <table:table-cell/>
          <table:table-cell office:value-type="float" office:value="30.0847" calcext:value-type="float">
            <text:p>30.0847</text:p>
          </table:table-cell>
          <table:table-cell office:value-type="float" office:value="29.6359" calcext:value-type="float">
            <text:p>29.6359</text:p>
          </table:table-cell>
          <table:table-cell/>
          <table:table-cell office:value-type="float" office:value="28.5763" calcext:value-type="float">
            <text:p>28.5763</text:p>
          </table:table-cell>
          <table:table-cell office:value-type="float" office:value="28.2096" calcext:value-type="float">
            <text:p>28.2096</text:p>
          </table:table-cell>
          <table:table-cell/>
          <table:table-cell office:value-type="float" office:value="27.068" calcext:value-type="float">
            <text:p>27.068</text:p>
          </table:table-cell>
          <table:table-cell office:value-type="float" office:value="26.852" calcext:value-type="float">
            <text:p>26.852</text:p>
          </table:table-cell>
          <table:table-cell/>
          <table:table-cell office:value-type="float" office:value="24.8186" calcext:value-type="float">
            <text:p>24.8186</text:p>
          </table:table-cell>
          <table:table-cell office:value-type="float" office:value="25.5597" calcext:value-type="float">
            <text:p>25.5597</text:p>
          </table:table-cell>
          <table:table-cell/>
          <table:table-cell office:value-type="float" office:value="23.8976" calcext:value-type="float">
            <text:p>23.8976</text:p>
          </table:table-cell>
          <table:table-cell office:value-type="float" office:value="24.3296" calcext:value-type="float">
            <text:p>24.3296</text:p>
          </table:table-cell>
          <table:table-cell/>
          <table:table-cell office:value-type="float" office:value="22.9765" calcext:value-type="float">
            <text:p>22.9765</text:p>
          </table:table-cell>
          <table:table-cell office:value-type="float" office:value="23.1586" calcext:value-type="float">
            <text:p>23.1586</text:p>
          </table:table-cell>
          <table:table-cell/>
          <table:table-cell office:value-type="float" office:value="22.0554" calcext:value-type="float">
            <text:p>22.0554</text:p>
          </table:table-cell>
          <table:table-cell office:value-type="float" office:value="22.0441" calcext:value-type="float">
            <text:p>22.0441</text:p>
          </table:table-cell>
        </table:table-row>
        <table:table-row table:style-name="ro1">
          <table:table-cell office:value-type="float" office:value="0.612996" calcext:value-type="float">
            <text:p>0.612996</text:p>
          </table:table-cell>
          <table:table-cell/>
          <table:table-cell office:value-type="float" office:value="29.9224" calcext:value-type="float">
            <text:p>29.9224</text:p>
          </table:table-cell>
          <table:table-cell office:value-type="float" office:value="29.4879" calcext:value-type="float">
            <text:p>29.4879</text:p>
          </table:table-cell>
          <table:table-cell/>
          <table:table-cell office:value-type="float" office:value="28.4354" calcext:value-type="float">
            <text:p>28.4354</text:p>
          </table:table-cell>
          <table:table-cell office:value-type="float" office:value="28.0795" calcext:value-type="float">
            <text:p>28.0795</text:p>
          </table:table-cell>
          <table:table-cell/>
          <table:table-cell office:value-type="float" office:value="26.9484" calcext:value-type="float">
            <text:p>26.9484</text:p>
          </table:table-cell>
          <table:table-cell office:value-type="float" office:value="26.7384" calcext:value-type="float">
            <text:p>26.7384</text:p>
          </table:table-cell>
          <table:table-cell/>
          <table:table-cell office:value-type="float" office:value="24.7232" calcext:value-type="float">
            <text:p>24.7232</text:p>
          </table:table-cell>
          <table:table-cell office:value-type="float" office:value="25.4613" calcext:value-type="float">
            <text:p>25.4613</text:p>
          </table:table-cell>
          <table:table-cell/>
          <table:table-cell office:value-type="float" office:value="23.8116" calcext:value-type="float">
            <text:p>23.8116</text:p>
          </table:table-cell>
          <table:table-cell office:value-type="float" office:value="24.2453" calcext:value-type="float">
            <text:p>24.2453</text:p>
          </table:table-cell>
          <table:table-cell/>
          <table:table-cell office:value-type="float" office:value="22.9001" calcext:value-type="float">
            <text:p>22.9001</text:p>
          </table:table-cell>
          <table:table-cell office:value-type="float" office:value="23.0873" calcext:value-type="float">
            <text:p>23.0873</text:p>
          </table:table-cell>
          <table:table-cell/>
          <table:table-cell office:value-type="float" office:value="21.9885" calcext:value-type="float">
            <text:p>21.9885</text:p>
          </table:table-cell>
          <table:table-cell office:value-type="float" office:value="21.9846" calcext:value-type="float">
            <text:p>21.9846</text:p>
          </table:table-cell>
        </table:table-row>
        <table:table-row table:style-name="ro1">
          <table:table-cell office:value-type="float" office:value="0.616816" calcext:value-type="float">
            <text:p>0.616816</text:p>
          </table:table-cell>
          <table:table-cell/>
          <table:table-cell office:value-type="float" office:value="30.2332" calcext:value-type="float">
            <text:p>30.2332</text:p>
          </table:table-cell>
          <table:table-cell office:value-type="float" office:value="29.8133" calcext:value-type="float">
            <text:p>29.8133</text:p>
          </table:table-cell>
          <table:table-cell/>
          <table:table-cell office:value-type="float" office:value="28.7522" calcext:value-type="float">
            <text:p>28.7522</text:p>
          </table:table-cell>
          <table:table-cell office:value-type="float" office:value="28.407" calcext:value-type="float">
            <text:p>28.407</text:p>
          </table:table-cell>
          <table:table-cell/>
          <table:table-cell office:value-type="float" office:value="27.2713" calcext:value-type="float">
            <text:p>27.2713</text:p>
          </table:table-cell>
          <table:table-cell office:value-type="float" office:value="27.0671" calcext:value-type="float">
            <text:p>27.0671</text:p>
          </table:table-cell>
          <table:table-cell/>
          <table:table-cell office:value-type="float" office:value="25.0426" calcext:value-type="float">
            <text:p>25.0426</text:p>
          </table:table-cell>
          <table:table-cell office:value-type="float" office:value="25.7904" calcext:value-type="float">
            <text:p>25.7904</text:p>
          </table:table-cell>
          <table:table-cell/>
          <table:table-cell office:value-type="float" office:value="24.1292" calcext:value-type="float">
            <text:p>24.1292</text:p>
          </table:table-cell>
          <table:table-cell office:value-type="float" office:value="24.5738" calcext:value-type="float">
            <text:p>24.5738</text:p>
          </table:table-cell>
          <table:table-cell/>
          <table:table-cell office:value-type="float" office:value="23.2157" calcext:value-type="float">
            <text:p>23.2157</text:p>
          </table:table-cell>
          <table:table-cell office:value-type="float" office:value="23.4147" calcext:value-type="float">
            <text:p>23.4147</text:p>
          </table:table-cell>
          <table:table-cell/>
          <table:table-cell office:value-type="float" office:value="22.3022" calcext:value-type="float">
            <text:p>22.3022</text:p>
          </table:table-cell>
          <table:table-cell office:value-type="float" office:value="22.3102" calcext:value-type="float">
            <text:p>22.3102</text:p>
          </table:table-cell>
        </table:table-row>
        <table:table-row table:style-name="ro1">
          <table:table-cell office:value-type="float" office:value="0.61796" calcext:value-type="float">
            <text:p>0.61796</text:p>
          </table:table-cell>
          <table:table-cell/>
          <table:table-cell office:value-type="float" office:value="30.0375" calcext:value-type="float">
            <text:p>30.0375</text:p>
          </table:table-cell>
          <table:table-cell office:value-type="float" office:value="29.626" calcext:value-type="float">
            <text:p>29.626</text:p>
          </table:table-cell>
          <table:table-cell/>
          <table:table-cell office:value-type="float" office:value="28.5725" calcext:value-type="float">
            <text:p>28.5725</text:p>
          </table:table-cell>
          <table:table-cell office:value-type="float" office:value="28.2338" calcext:value-type="float">
            <text:p>28.2338</text:p>
          </table:table-cell>
          <table:table-cell/>
          <table:table-cell office:value-type="float" office:value="27.1075" calcext:value-type="float">
            <text:p>27.1075</text:p>
          </table:table-cell>
          <table:table-cell office:value-type="float" office:value="26.907" calcext:value-type="float">
            <text:p>26.907</text:p>
          </table:table-cell>
          <table:table-cell/>
          <table:table-cell office:value-type="float" office:value="24.8991" calcext:value-type="float">
            <text:p>24.8991</text:p>
          </table:table-cell>
          <table:table-cell office:value-type="float" office:value="25.6426" calcext:value-type="float">
            <text:p>25.6426</text:p>
          </table:table-cell>
          <table:table-cell/>
          <table:table-cell office:value-type="float" office:value="23.9938" calcext:value-type="float">
            <text:p>23.9938</text:p>
          </table:table-cell>
          <table:table-cell office:value-type="float" office:value="24.4375" calcext:value-type="float">
            <text:p>24.4375</text:p>
          </table:table-cell>
          <table:table-cell/>
          <table:table-cell office:value-type="float" office:value="23.0885" calcext:value-type="float">
            <text:p>23.0885</text:p>
          </table:table-cell>
          <table:table-cell office:value-type="float" office:value="23.2891" calcext:value-type="float">
            <text:p>23.2891</text:p>
          </table:table-cell>
          <table:table-cell/>
          <table:table-cell office:value-type="float" office:value="22.1832" calcext:value-type="float">
            <text:p>22.1832</text:p>
          </table:table-cell>
          <table:table-cell office:value-type="float" office:value="22.1947" calcext:value-type="float">
            <text:p>22.1947</text:p>
          </table:table-cell>
        </table:table-row>
        <table:table-row table:style-name="ro1">
          <table:table-cell office:value-type="float" office:value="0.623742" calcext:value-type="float">
            <text:p>0.623742</text:p>
          </table:table-cell>
          <table:table-cell/>
          <table:table-cell office:value-type="float" office:value="30.1966" calcext:value-type="float">
            <text:p>30.1966</text:p>
          </table:table-cell>
          <table:table-cell office:value-type="float" office:value="29.811" calcext:value-type="float">
            <text:p>29.811</text:p>
          </table:table-cell>
          <table:table-cell/>
          <table:table-cell office:value-type="float" office:value="28.756" calcext:value-type="float">
            <text:p>28.756</text:p>
          </table:table-cell>
          <table:table-cell office:value-type="float" office:value="28.4366" calcext:value-type="float">
            <text:p>28.4366</text:p>
          </table:table-cell>
          <table:table-cell/>
          <table:table-cell office:value-type="float" office:value="27.3154" calcext:value-type="float">
            <text:p>27.3154</text:p>
          </table:table-cell>
          <table:table-cell office:value-type="float" office:value="27.1255" calcext:value-type="float">
            <text:p>27.1255</text:p>
          </table:table-cell>
          <table:table-cell/>
          <table:table-cell office:value-type="float" office:value="25.1247" calcext:value-type="float">
            <text:p>25.1247</text:p>
          </table:table-cell>
          <table:table-cell office:value-type="float" office:value="25.8749" calcext:value-type="float">
            <text:p>25.8749</text:p>
          </table:table-cell>
          <table:table-cell/>
          <table:table-cell office:value-type="float" office:value="24.2261" calcext:value-type="float">
            <text:p>24.2261</text:p>
          </table:table-cell>
          <table:table-cell office:value-type="float" office:value="24.6819" calcext:value-type="float">
            <text:p>24.6819</text:p>
          </table:table-cell>
          <table:table-cell/>
          <table:table-cell office:value-type="float" office:value="23.3276" calcext:value-type="float">
            <text:p>23.3276</text:p>
          </table:table-cell>
          <table:table-cell office:value-type="float" office:value="23.5439" calcext:value-type="float">
            <text:p>23.5439</text:p>
          </table:table-cell>
          <table:table-cell/>
          <table:table-cell office:value-type="float" office:value="22.4291" calcext:value-type="float">
            <text:p>22.4291</text:p>
          </table:table-cell>
          <table:table-cell office:value-type="float" office:value="22.4584" calcext:value-type="float">
            <text:p>22.4584</text:p>
          </table:table-cell>
        </table:table-row>
        <table:table-row table:style-name="ro1">
          <table:table-cell office:value-type="float" office:value="0.62917" calcext:value-type="float">
            <text:p>0.62917</text:p>
          </table:table-cell>
          <table:table-cell/>
          <table:table-cell office:value-type="float" office:value="29.859" calcext:value-type="float">
            <text:p>29.859</text:p>
          </table:table-cell>
          <table:table-cell office:value-type="float" office:value="29.503" calcext:value-type="float">
            <text:p>29.503</text:p>
          </table:table-cell>
          <table:table-cell/>
          <table:table-cell office:value-type="float" office:value="28.464" calcext:value-type="float">
            <text:p>28.464</text:p>
          </table:table-cell>
          <table:table-cell office:value-type="float" office:value="28.1672" calcext:value-type="float">
            <text:p>28.1672</text:p>
          </table:table-cell>
          <table:table-cell/>
          <table:table-cell office:value-type="float" office:value="27.0691" calcext:value-type="float">
            <text:p>27.0691</text:p>
          </table:table-cell>
          <table:table-cell office:value-type="float" office:value="26.8918" calcext:value-type="float">
            <text:p>26.8918</text:p>
          </table:table-cell>
          <table:table-cell/>
          <table:table-cell office:value-type="float" office:value="24.9299" calcext:value-type="float">
            <text:p>24.9299</text:p>
          </table:table-cell>
          <table:table-cell office:value-type="float" office:value="25.6742" calcext:value-type="float">
            <text:p>25.6742</text:p>
          </table:table-cell>
          <table:table-cell/>
          <table:table-cell office:value-type="float" office:value="24.0522" calcext:value-type="float">
            <text:p>24.0522</text:p>
          </table:table-cell>
          <table:table-cell office:value-type="float" office:value="24.5117" calcext:value-type="float">
            <text:p>24.5117</text:p>
          </table:table-cell>
          <table:table-cell/>
          <table:table-cell office:value-type="float" office:value="23.1746" calcext:value-type="float">
            <text:p>23.1746</text:p>
          </table:table-cell>
          <table:table-cell office:value-type="float" office:value="23.4019" calcext:value-type="float">
            <text:p>23.4019</text:p>
          </table:table-cell>
          <table:table-cell/>
          <table:table-cell office:value-type="float" office:value="22.2969" calcext:value-type="float">
            <text:p>22.2969</text:p>
          </table:table-cell>
          <table:table-cell office:value-type="float" office:value="22.3423" calcext:value-type="float">
            <text:p>22.3423</text:p>
          </table:table-cell>
        </table:table-row>
        <table:table-row table:style-name="ro1">
          <table:table-cell office:value-type="float" office:value="0.630588" calcext:value-type="float">
            <text:p>0.630588</text:p>
          </table:table-cell>
          <table:table-cell/>
          <table:table-cell office:value-type="float" office:value="29.9755" calcext:value-type="float">
            <text:p>29.9755</text:p>
          </table:table-cell>
          <table:table-cell office:value-type="float" office:value="29.6247" calcext:value-type="float">
            <text:p>29.6247</text:p>
          </table:table-cell>
          <table:table-cell/>
          <table:table-cell office:value-type="float" office:value="28.5828" calcext:value-type="float">
            <text:p>28.5828</text:p>
          </table:table-cell>
          <table:table-cell office:value-type="float" office:value="28.2897" calcext:value-type="float">
            <text:p>28.2897</text:p>
          </table:table-cell>
          <table:table-cell/>
          <table:table-cell office:value-type="float" office:value="27.1902" calcext:value-type="float">
            <text:p>27.1902</text:p>
          </table:table-cell>
          <table:table-cell office:value-type="float" office:value="27.0149" calcext:value-type="float">
            <text:p>27.0149</text:p>
          </table:table-cell>
          <table:table-cell/>
          <table:table-cell office:value-type="float" office:value="25.0496" calcext:value-type="float">
            <text:p>25.0496</text:p>
          </table:table-cell>
          <table:table-cell office:value-type="float" office:value="25.7975" calcext:value-type="float">
            <text:p>25.7975</text:p>
          </table:table-cell>
          <table:table-cell/>
          <table:table-cell office:value-type="float" office:value="24.1714" calcext:value-type="float">
            <text:p>24.1714</text:p>
          </table:table-cell>
          <table:table-cell office:value-type="float" office:value="24.635" calcext:value-type="float">
            <text:p>24.635</text:p>
          </table:table-cell>
          <table:table-cell/>
          <table:table-cell office:value-type="float" office:value="23.2932" calcext:value-type="float">
            <text:p>23.2932</text:p>
          </table:table-cell>
          <table:table-cell office:value-type="float" office:value="23.5249" calcext:value-type="float">
            <text:p>23.5249</text:p>
          </table:table-cell>
          <table:table-cell/>
          <table:table-cell office:value-type="float" office:value="22.415" calcext:value-type="float">
            <text:p>22.415</text:p>
          </table:table-cell>
          <table:table-cell office:value-type="float" office:value="22.4648" calcext:value-type="float">
            <text:p>22.4648</text:p>
          </table:table-cell>
        </table:table-row>
        <table:table-row table:style-name="ro1">
          <table:table-cell office:value-type="float" office:value="0.63489" calcext:value-type="float">
            <text:p>0.63489</text:p>
          </table:table-cell>
          <table:table-cell/>
          <table:table-cell office:value-type="float" office:value="29.6787" calcext:value-type="float">
            <text:p>29.6787</text:p>
          </table:table-cell>
          <table:table-cell office:value-type="float" office:value="29.3507" calcext:value-type="float">
            <text:p>29.3507</text:p>
          </table:table-cell>
          <table:table-cell/>
          <table:table-cell office:value-type="float" office:value="28.3228" calcext:value-type="float">
            <text:p>28.3228</text:p>
          </table:table-cell>
          <table:table-cell office:value-type="float" office:value="28.0471" calcext:value-type="float">
            <text:p>28.0471</text:p>
          </table:table-cell>
          <table:table-cell/>
          <table:table-cell office:value-type="float" office:value="26.9669" calcext:value-type="float">
            <text:p>26.9669</text:p>
          </table:table-cell>
          <table:table-cell office:value-type="float" office:value="26.8014" calcext:value-type="float">
            <text:p>26.8014</text:p>
          </table:table-cell>
          <table:table-cell/>
          <table:table-cell office:value-type="float" office:value="24.8685" calcext:value-type="float">
            <text:p>24.8685</text:p>
          </table:table-cell>
          <table:table-cell office:value-type="float" office:value="25.611" calcext:value-type="float">
            <text:p>25.611</text:p>
          </table:table-cell>
          <table:table-cell/>
          <table:table-cell office:value-type="float" office:value="24.0077" calcext:value-type="float">
            <text:p>24.0077</text:p>
          </table:table-cell>
          <table:table-cell office:value-type="float" office:value="24.4736" calcext:value-type="float">
            <text:p>24.4736</text:p>
          </table:table-cell>
          <table:table-cell/>
          <table:table-cell office:value-type="float" office:value="23.1468" calcext:value-type="float">
            <text:p>23.1468</text:p>
          </table:table-cell>
          <table:table-cell office:value-type="float" office:value="23.3866" calcext:value-type="float">
            <text:p>23.3866</text:p>
          </table:table-cell>
          <table:table-cell/>
          <table:table-cell office:value-type="float" office:value="22.286" calcext:value-type="float">
            <text:p>22.286</text:p>
          </table:table-cell>
          <table:table-cell office:value-type="float" office:value="22.3479" calcext:value-type="float">
            <text:p>22.3479</text:p>
          </table:table-cell>
        </table:table-row>
        <table:table-row table:style-name="ro1">
          <table:table-cell office:value-type="float" office:value="0.636562" calcext:value-type="float">
            <text:p>0.636562</text:p>
          </table:table-cell>
          <table:table-cell/>
          <table:table-cell office:value-type="float" office:value="29.4314" calcext:value-type="float">
            <text:p>29.4314</text:p>
          </table:table-cell>
          <table:table-cell office:value-type="float" office:value="29.1135" calcext:value-type="float">
            <text:p>29.1135</text:p>
          </table:table-cell>
          <table:table-cell/>
          <table:table-cell office:value-type="float" office:value="28.0957" calcext:value-type="float">
            <text:p>28.0957</text:p>
          </table:table-cell>
          <table:table-cell office:value-type="float" office:value="27.8278" calcext:value-type="float">
            <text:p>27.8278</text:p>
          </table:table-cell>
          <table:table-cell/>
          <table:table-cell office:value-type="float" office:value="26.7599" calcext:value-type="float">
            <text:p>26.7599</text:p>
          </table:table-cell>
          <table:table-cell office:value-type="float" office:value="26.5988" calcext:value-type="float">
            <text:p>26.5988</text:p>
          </table:table-cell>
          <table:table-cell/>
          <table:table-cell office:value-type="float" office:value="24.687" calcext:value-type="float">
            <text:p>24.687</text:p>
          </table:table-cell>
          <table:table-cell office:value-type="float" office:value="25.4241" calcext:value-type="float">
            <text:p>25.4241</text:p>
          </table:table-cell>
          <table:table-cell/>
          <table:table-cell office:value-type="float" office:value="23.8367" calcext:value-type="float">
            <text:p>23.8367</text:p>
          </table:table-cell>
          <table:table-cell office:value-type="float" office:value="24.3014" calcext:value-type="float">
            <text:p>24.3014</text:p>
          </table:table-cell>
          <table:table-cell/>
          <table:table-cell office:value-type="float" office:value="22.9864" calcext:value-type="float">
            <text:p>22.9864</text:p>
          </table:table-cell>
          <table:table-cell office:value-type="float" office:value="23.2281" calcext:value-type="float">
            <text:p>23.2281</text:p>
          </table:table-cell>
          <table:table-cell/>
          <table:table-cell office:value-type="float" office:value="22.1361" calcext:value-type="float">
            <text:p>22.1361</text:p>
          </table:table-cell>
          <table:table-cell office:value-type="float" office:value="22.2023" calcext:value-type="float">
            <text:p>22.2023</text:p>
          </table:table-cell>
        </table:table-row>
        <table:table-row table:style-name="ro1">
          <table:table-cell office:value-type="float" office:value="0.640976" calcext:value-type="float">
            <text:p>0.640976</text:p>
          </table:table-cell>
          <table:table-cell/>
          <table:table-cell office:value-type="float" office:value="29.8892" calcext:value-type="float">
            <text:p>29.8892</text:p>
          </table:table-cell>
          <table:table-cell office:value-type="float" office:value="29.5856" calcext:value-type="float">
            <text:p>29.5856</text:p>
          </table:table-cell>
          <table:table-cell/>
          <table:table-cell office:value-type="float" office:value="28.5562" calcext:value-type="float">
            <text:p>28.5562</text:p>
          </table:table-cell>
          <table:table-cell office:value-type="float" office:value="28.2986" calcext:value-type="float">
            <text:p>28.2986</text:p>
          </table:table-cell>
          <table:table-cell/>
          <table:table-cell office:value-type="float" office:value="27.2231" calcext:value-type="float">
            <text:p>27.2231</text:p>
          </table:table-cell>
          <table:table-cell office:value-type="float" office:value="27.0676" calcext:value-type="float">
            <text:p>27.0676</text:p>
          </table:table-cell>
          <table:table-cell/>
          <table:table-cell office:value-type="float" office:value="25.1395" calcext:value-type="float">
            <text:p>25.1395</text:p>
          </table:table-cell>
          <table:table-cell office:value-type="float" office:value="25.8901" calcext:value-type="float">
            <text:p>25.8901</text:p>
          </table:table-cell>
          <table:table-cell/>
          <table:table-cell office:value-type="float" office:value="24.285" calcext:value-type="float">
            <text:p>24.285</text:p>
          </table:table-cell>
          <table:table-cell office:value-type="float" office:value="24.7638" calcext:value-type="float">
            <text:p>24.7638</text:p>
          </table:table-cell>
          <table:table-cell/>
          <table:table-cell office:value-type="float" office:value="23.4306" calcext:value-type="float">
            <text:p>23.4306</text:p>
          </table:table-cell>
          <table:table-cell office:value-type="float" office:value="23.6866" calcext:value-type="float">
            <text:p>23.6866</text:p>
          </table:table-cell>
          <table:table-cell/>
          <table:table-cell office:value-type="float" office:value="22.5761" calcext:value-type="float">
            <text:p>22.5761</text:p>
          </table:table-cell>
          <table:table-cell office:value-type="float" office:value="22.6561" calcext:value-type="float">
            <text:p>22.6561</text:p>
          </table:table-cell>
        </table:table-row>
        <table:table-row table:style-name="ro1">
          <table:table-cell office:value-type="float" office:value="0.643585" calcext:value-type="float">
            <text:p>0.643585</text:p>
          </table:table-cell>
          <table:table-cell/>
          <table:table-cell office:value-type="float" office:value="29.7269" calcext:value-type="float">
            <text:p>29.7269</text:p>
          </table:table-cell>
          <table:table-cell office:value-type="float" office:value="29.4361" calcext:value-type="float">
            <text:p>29.4361</text:p>
          </table:table-cell>
          <table:table-cell/>
          <table:table-cell office:value-type="float" office:value="28.4148" calcext:value-type="float">
            <text:p>28.4148</text:p>
          </table:table-cell>
          <table:table-cell office:value-type="float" office:value="28.167" calcext:value-type="float">
            <text:p>28.167</text:p>
          </table:table-cell>
          <table:table-cell/>
          <table:table-cell office:value-type="float" office:value="27.1027" calcext:value-type="float">
            <text:p>27.1027</text:p>
          </table:table-cell>
          <table:table-cell office:value-type="float" office:value="26.9526" calcext:value-type="float">
            <text:p>26.9526</text:p>
          </table:table-cell>
          <table:table-cell/>
          <table:table-cell office:value-type="float" office:value="25.0429" calcext:value-type="float">
            <text:p>25.0429</text:p>
          </table:table-cell>
          <table:table-cell office:value-type="float" office:value="25.7906" calcext:value-type="float">
            <text:p>25.7906</text:p>
          </table:table-cell>
          <table:table-cell/>
          <table:table-cell office:value-type="float" office:value="24.1984" calcext:value-type="float">
            <text:p>24.1984</text:p>
          </table:table-cell>
          <table:table-cell office:value-type="float" office:value="24.6787" calcext:value-type="float">
            <text:p>24.6787</text:p>
          </table:table-cell>
          <table:table-cell/>
          <table:table-cell office:value-type="float" office:value="23.354" calcext:value-type="float">
            <text:p>23.354</text:p>
          </table:table-cell>
          <table:table-cell office:value-type="float" office:value="23.6147" calcext:value-type="float">
            <text:p>23.6147</text:p>
          </table:table-cell>
          <table:table-cell/>
          <table:table-cell office:value-type="float" office:value="22.5095" calcext:value-type="float">
            <text:p>22.5095</text:p>
          </table:table-cell>
          <table:table-cell office:value-type="float" office:value="22.5966" calcext:value-type="float">
            <text:p>22.5966</text:p>
          </table:table-cell>
        </table:table-row>
        <table:table-row table:style-name="ro1">
          <table:table-cell office:value-type="float" office:value="0.645394" calcext:value-type="float">
            <text:p>0.645394</text:p>
          </table:table-cell>
          <table:table-cell/>
          <table:table-cell office:value-type="float" office:value="30.1308" calcext:value-type="float">
            <text:p>30.1308</text:p>
          </table:table-cell>
          <table:table-cell office:value-type="float" office:value="29.8437" calcext:value-type="float">
            <text:p>29.8437</text:p>
          </table:table-cell>
          <table:table-cell/>
          <table:table-cell office:value-type="float" office:value="28.8104" calcext:value-type="float">
            <text:p>28.8104</text:p>
          </table:table-cell>
          <table:table-cell office:value-type="float" office:value="28.5651" calcext:value-type="float">
            <text:p>28.5651</text:p>
          </table:table-cell>
          <table:table-cell/>
          <table:table-cell office:value-type="float" office:value="27.4901" calcext:value-type="float">
            <text:p>27.4901</text:p>
          </table:table-cell>
          <table:table-cell office:value-type="float" office:value="27.3412" calcext:value-type="float">
            <text:p>27.3412</text:p>
          </table:table-cell>
          <table:table-cell/>
          <table:table-cell office:value-type="float" office:value="25.4111" calcext:value-type="float">
            <text:p>25.4111</text:p>
          </table:table-cell>
          <table:table-cell office:value-type="float" office:value="26.1698" calcext:value-type="float">
            <text:p>26.1698</text:p>
          </table:table-cell>
          <table:table-cell/>
          <table:table-cell office:value-type="float" office:value="24.559" calcext:value-type="float">
            <text:p>24.559</text:p>
          </table:table-cell>
          <table:table-cell office:value-type="float" office:value="25.0486" calcext:value-type="float">
            <text:p>25.0486</text:p>
          </table:table-cell>
          <table:table-cell/>
          <table:table-cell office:value-type="float" office:value="23.7068" calcext:value-type="float">
            <text:p>23.7068</text:p>
          </table:table-cell>
          <table:table-cell office:value-type="float" office:value="23.9754" calcext:value-type="float">
            <text:p>23.9754</text:p>
          </table:table-cell>
          <table:table-cell/>
          <table:table-cell office:value-type="float" office:value="22.8547" calcext:value-type="float">
            <text:p>22.8547</text:p>
          </table:table-cell>
          <table:table-cell office:value-type="float" office:value="22.9482" calcext:value-type="float">
            <text:p>22.9482</text:p>
          </table:table-cell>
        </table:table-row>
        <table:table-row table:style-name="ro1">
          <table:table-cell office:value-type="float" office:value="0.647449" calcext:value-type="float">
            <text:p>0.647449</text:p>
          </table:table-cell>
          <table:table-cell/>
          <table:table-cell office:value-type="float" office:value="29.4882" calcext:value-type="float">
            <text:p>29.4882</text:p>
          </table:table-cell>
          <table:table-cell office:value-type="float" office:value="29.2159" calcext:value-type="float">
            <text:p>29.2159</text:p>
          </table:table-cell>
          <table:table-cell/>
          <table:table-cell office:value-type="float" office:value="28.2067" calcext:value-type="float">
            <text:p>28.2067</text:p>
          </table:table-cell>
          <table:table-cell office:value-type="float" office:value="27.973" calcext:value-type="float">
            <text:p>27.973</text:p>
          </table:table-cell>
          <table:table-cell/>
          <table:table-cell office:value-type="float" office:value="26.9252" calcext:value-type="float">
            <text:p>26.9252</text:p>
          </table:table-cell>
          <table:table-cell office:value-type="float" office:value="26.783" calcext:value-type="float">
            <text:p>26.783</text:p>
          </table:table-cell>
          <table:table-cell/>
          <table:table-cell office:value-type="float" office:value="24.9002" calcext:value-type="float">
            <text:p>24.9002</text:p>
          </table:table-cell>
          <table:table-cell office:value-type="float" office:value="25.6437" calcext:value-type="float">
            <text:p>25.6437</text:p>
          </table:table-cell>
          <table:table-cell/>
          <table:table-cell office:value-type="float" office:value="24.0705" calcext:value-type="float">
            <text:p>24.0705</text:p>
          </table:table-cell>
          <table:table-cell office:value-type="float" office:value="24.5528" calcext:value-type="float">
            <text:p>24.5528</text:p>
          </table:table-cell>
          <table:table-cell/>
          <table:table-cell office:value-type="float" office:value="23.2408" calcext:value-type="float">
            <text:p>23.2408</text:p>
          </table:table-cell>
          <table:table-cell office:value-type="float" office:value="23.5083" calcext:value-type="float">
            <text:p>23.5083</text:p>
          </table:table-cell>
          <table:table-cell/>
          <table:table-cell office:value-type="float" office:value="22.411" calcext:value-type="float">
            <text:p>22.411</text:p>
          </table:table-cell>
          <table:table-cell office:value-type="float" office:value="22.5083" calcext:value-type="float">
            <text:p>22.5083</text:p>
          </table:table-cell>
        </table:table-row>
        <table:table-row table:style-name="ro1">
          <table:table-cell office:value-type="float" office:value="0.648921" calcext:value-type="float">
            <text:p>0.648921</text:p>
          </table:table-cell>
          <table:table-cell/>
          <table:table-cell office:value-type="float" office:value="29.4455" calcext:value-type="float">
            <text:p>29.4455</text:p>
          </table:table-cell>
          <table:table-cell office:value-type="float" office:value="29.1796" calcext:value-type="float">
            <text:p>29.1796</text:p>
          </table:table-cell>
          <table:table-cell/>
          <table:table-cell office:value-type="float" office:value="28.1735" calcext:value-type="float">
            <text:p>28.1735</text:p>
          </table:table-cell>
          <table:table-cell office:value-type="float" office:value="27.9446" calcext:value-type="float">
            <text:p>27.9446</text:p>
          </table:table-cell>
          <table:table-cell/>
          <table:table-cell office:value-type="float" office:value="26.9014" calcext:value-type="float">
            <text:p>26.9014</text:p>
          </table:table-cell>
          <table:table-cell office:value-type="float" office:value="26.7619" calcext:value-type="float">
            <text:p>26.7619</text:p>
          </table:table-cell>
          <table:table-cell/>
          <table:table-cell office:value-type="float" office:value="24.8862" calcext:value-type="float">
            <text:p>24.8862</text:p>
          </table:table-cell>
          <table:table-cell office:value-type="float" office:value="25.6293" calcext:value-type="float">
            <text:p>25.6293</text:p>
          </table:table-cell>
          <table:table-cell/>
          <table:table-cell office:value-type="float" office:value="24.0607" calcext:value-type="float">
            <text:p>24.0607</text:p>
          </table:table-cell>
          <table:table-cell office:value-type="float" office:value="24.5446" calcext:value-type="float">
            <text:p>24.5446</text:p>
          </table:table-cell>
          <table:table-cell/>
          <table:table-cell office:value-type="float" office:value="23.2353" calcext:value-type="float">
            <text:p>23.2353</text:p>
          </table:table-cell>
          <table:table-cell office:value-type="float" office:value="23.5058" calcext:value-type="float">
            <text:p>23.5058</text:p>
          </table:table-cell>
          <table:table-cell/>
          <table:table-cell office:value-type="float" office:value="22.4098" calcext:value-type="float">
            <text:p>22.4098</text:p>
          </table:table-cell>
          <table:table-cell office:value-type="float" office:value="22.511" calcext:value-type="float">
            <text:p>22.511</text:p>
          </table:table-cell>
        </table:table-row>
        <table:table-row table:style-name="ro1">
          <table:table-cell office:value-type="float" office:value="0.651956" calcext:value-type="float">
            <text:p>0.651956</text:p>
          </table:table-cell>
          <table:table-cell/>
          <table:table-cell office:value-type="float" office:value="29.2786" calcext:value-type="float">
            <text:p>29.2786</text:p>
          </table:table-cell>
          <table:table-cell office:value-type="float" office:value="29.0264" calcext:value-type="float">
            <text:p>29.0264</text:p>
          </table:table-cell>
          <table:table-cell/>
          <table:table-cell office:value-type="float" office:value="28.0292" calcext:value-type="float">
            <text:p>28.0292</text:p>
          </table:table-cell>
          <table:table-cell office:value-type="float" office:value="27.8109" calcext:value-type="float">
            <text:p>27.8109</text:p>
          </table:table-cell>
          <table:table-cell/>
          <table:table-cell office:value-type="float" office:value="26.7798" calcext:value-type="float">
            <text:p>26.7798</text:p>
          </table:table-cell>
          <table:table-cell office:value-type="float" office:value="26.6463" calcext:value-type="float">
            <text:p>26.6463</text:p>
          </table:table-cell>
          <table:table-cell/>
          <table:table-cell office:value-type="float" office:value="24.7902" calcext:value-type="float">
            <text:p>24.7902</text:p>
          </table:table-cell>
          <table:table-cell office:value-type="float" office:value="25.5304" calcext:value-type="float">
            <text:p>25.5304</text:p>
          </table:table-cell>
          <table:table-cell/>
          <table:table-cell office:value-type="float" office:value="23.9757" calcext:value-type="float">
            <text:p>23.9757</text:p>
          </table:table-cell>
          <table:table-cell office:value-type="float" office:value="24.4613" calcext:value-type="float">
            <text:p>24.4613</text:p>
          </table:table-cell>
          <table:table-cell/>
          <table:table-cell office:value-type="float" office:value="23.1611" calcext:value-type="float">
            <text:p>23.1611</text:p>
          </table:table-cell>
          <table:table-cell office:value-type="float" office:value="23.437" calcext:value-type="float">
            <text:p>23.437</text:p>
          </table:table-cell>
          <table:table-cell/>
          <table:table-cell office:value-type="float" office:value="22.3466" calcext:value-type="float">
            <text:p>22.3466</text:p>
          </table:table-cell>
          <table:table-cell office:value-type="float" office:value="22.4555" calcext:value-type="float">
            <text:p>22.4555</text:p>
          </table:table-cell>
        </table:table-row>
        <table:table-row table:style-name="ro1">
          <table:table-cell office:value-type="float" office:value="0.654964" calcext:value-type="float">
            <text:p>0.654964</text:p>
          </table:table-cell>
          <table:table-cell/>
          <table:table-cell office:value-type="float" office:value="29.4218" calcext:value-type="float">
            <text:p>29.4218</text:p>
          </table:table-cell>
          <table:table-cell office:value-type="float" office:value="29.1803" calcext:value-type="float">
            <text:p>29.1803</text:p>
          </table:table-cell>
          <table:table-cell/>
          <table:table-cell office:value-type="float" office:value="28.1816" calcext:value-type="float">
            <text:p>28.1816</text:p>
          </table:table-cell>
          <table:table-cell office:value-type="float" office:value="27.9712" calcext:value-type="float">
            <text:p>27.9712</text:p>
          </table:table-cell>
          <table:table-cell/>
          <table:table-cell office:value-type="float" office:value="26.9414" calcext:value-type="float">
            <text:p>26.9414</text:p>
          </table:table-cell>
          <table:table-cell office:value-type="float" office:value="26.8122" calcext:value-type="float">
            <text:p>26.8122</text:p>
          </table:table-cell>
          <table:table-cell/>
          <table:table-cell office:value-type="float" office:value="24.9561" calcext:value-type="float">
            <text:p>24.9561</text:p>
          </table:table-cell>
          <table:table-cell office:value-type="float" office:value="25.7013" calcext:value-type="float">
            <text:p>25.7013</text:p>
          </table:table-cell>
          <table:table-cell/>
          <table:table-cell office:value-type="float" office:value="24.1438" calcext:value-type="float">
            <text:p>24.1438</text:p>
          </table:table-cell>
          <table:table-cell office:value-type="float" office:value="24.6363" calcext:value-type="float">
            <text:p>24.6363</text:p>
          </table:table-cell>
          <table:table-cell/>
          <table:table-cell office:value-type="float" office:value="23.3316" calcext:value-type="float">
            <text:p>23.3316</text:p>
          </table:table-cell>
          <table:table-cell office:value-type="float" office:value="23.6155" calcext:value-type="float">
            <text:p>23.6155</text:p>
          </table:table-cell>
          <table:table-cell/>
          <table:table-cell office:value-type="float" office:value="22.5193" calcext:value-type="float">
            <text:p>22.5193</text:p>
          </table:table-cell>
          <table:table-cell office:value-type="float" office:value="22.637" calcext:value-type="float">
            <text:p>22.637</text:p>
          </table:table-cell>
        </table:table-row>
        <table:table-row table:style-name="ro1">
          <table:table-cell office:value-type="float" office:value="0.658413" calcext:value-type="float">
            <text:p>0.658413</text:p>
          </table:table-cell>
          <table:table-cell/>
          <table:table-cell office:value-type="float" office:value="29.1059" calcext:value-type="float">
            <text:p>29.1059</text:p>
          </table:table-cell>
          <table:table-cell office:value-type="float" office:value="28.8803" calcext:value-type="float">
            <text:p>28.8803</text:p>
          </table:table-cell>
          <table:table-cell/>
          <table:table-cell office:value-type="float" office:value="27.8964" calcext:value-type="float">
            <text:p>27.8964</text:p>
          </table:table-cell>
          <table:table-cell office:value-type="float" office:value="27.6982" calcext:value-type="float">
            <text:p>27.6982</text:p>
          </table:table-cell>
          <table:table-cell/>
          <table:table-cell office:value-type="float" office:value="26.6868" calcext:value-type="float">
            <text:p>26.6868</text:p>
          </table:table-cell>
          <table:table-cell office:value-type="float" office:value="26.5645" calcext:value-type="float">
            <text:p>26.5645</text:p>
          </table:table-cell>
          <table:table-cell/>
          <table:table-cell office:value-type="float" office:value="24.7386" calcext:value-type="float">
            <text:p>24.7386</text:p>
          </table:table-cell>
          <table:table-cell office:value-type="float" office:value="25.4772" calcext:value-type="float">
            <text:p>25.4772</text:p>
          </table:table-cell>
          <table:table-cell/>
          <table:table-cell office:value-type="float" office:value="23.9422" calcext:value-type="float">
            <text:p>23.9422</text:p>
          </table:table-cell>
          <table:table-cell office:value-type="float" office:value="24.4344" calcext:value-type="float">
            <text:p>24.4344</text:p>
          </table:table-cell>
          <table:table-cell/>
          <table:table-cell office:value-type="float" office:value="23.1457" calcext:value-type="float">
            <text:p>23.1457</text:p>
          </table:table-cell>
          <table:table-cell office:value-type="float" office:value="23.4343" calcext:value-type="float">
            <text:p>23.4343</text:p>
          </table:table-cell>
          <table:table-cell/>
          <table:table-cell office:value-type="float" office:value="22.3493" calcext:value-type="float">
            <text:p>22.3493</text:p>
          </table:table-cell>
          <table:table-cell office:value-type="float" office:value="22.4751" calcext:value-type="float">
            <text:p>22.4751</text:p>
          </table:table-cell>
        </table:table-row>
        <table:table-row table:style-name="ro1">
          <table:table-cell office:value-type="float" office:value="0.660111" calcext:value-type="float">
            <text:p>0.660111</text:p>
          </table:table-cell>
          <table:table-cell/>
          <table:table-cell office:value-type="float" office:value="28.9882" calcext:value-type="float">
            <text:p>28.9882</text:p>
          </table:table-cell>
          <table:table-cell office:value-type="float" office:value="28.77" calcext:value-type="float">
            <text:p>28.77</text:p>
          </table:table-cell>
          <table:table-cell/>
          <table:table-cell office:value-type="float" office:value="27.792" calcext:value-type="float">
            <text:p>27.792</text:p>
          </table:table-cell>
          <table:table-cell office:value-type="float" office:value="27.5995" calcext:value-type="float">
            <text:p>27.5995</text:p>
          </table:table-cell>
          <table:table-cell/>
          <table:table-cell office:value-type="float" office:value="26.5957" calcext:value-type="float">
            <text:p>26.5957</text:p>
          </table:table-cell>
          <table:table-cell office:value-type="float" office:value="26.4766" calcext:value-type="float">
            <text:p>26.4766</text:p>
          </table:table-cell>
          <table:table-cell/>
          <table:table-cell office:value-type="float" office:value="24.6631" calcext:value-type="float">
            <text:p>24.6631</text:p>
          </table:table-cell>
          <table:table-cell office:value-type="float" office:value="25.3995" calcext:value-type="float">
            <text:p>25.3995</text:p>
          </table:table-cell>
          <table:table-cell/>
          <table:table-cell office:value-type="float" office:value="23.8734" calcext:value-type="float">
            <text:p>23.8734</text:p>
          </table:table-cell>
          <table:table-cell office:value-type="float" office:value="24.3661" calcext:value-type="float">
            <text:p>24.3661</text:p>
          </table:table-cell>
          <table:table-cell/>
          <table:table-cell office:value-type="float" office:value="23.0838" calcext:value-type="float">
            <text:p>23.0838</text:p>
          </table:table-cell>
          <table:table-cell office:value-type="float" office:value="23.3748" calcext:value-type="float">
            <text:p>23.3748</text:p>
          </table:table-cell>
          <table:table-cell/>
          <table:table-cell office:value-type="float" office:value="22.2941" calcext:value-type="float">
            <text:p>22.2941</text:p>
          </table:table-cell>
          <table:table-cell office:value-type="float" office:value="22.4238" calcext:value-type="float">
            <text:p>22.4238</text:p>
          </table:table-cell>
        </table:table-row>
        <table:table-row table:style-name="ro1">
          <table:table-cell office:value-type="float" office:value="0.664221" calcext:value-type="float">
            <text:p>0.664221</text:p>
          </table:table-cell>
          <table:table-cell/>
          <table:table-cell office:value-type="float" office:value="29.2229" calcext:value-type="float">
            <text:p>29.2229</text:p>
          </table:table-cell>
          <table:table-cell office:value-type="float" office:value="29.0183" calcext:value-type="float">
            <text:p>29.0183</text:p>
          </table:table-cell>
          <table:table-cell/>
          <table:table-cell office:value-type="float" office:value="28.0374" calcext:value-type="float">
            <text:p>28.0374</text:p>
          </table:table-cell>
          <table:table-cell office:value-type="float" office:value="27.855" calcext:value-type="float">
            <text:p>27.855</text:p>
          </table:table-cell>
          <table:table-cell/>
          <table:table-cell office:value-type="float" office:value="26.8519" calcext:value-type="float">
            <text:p>26.8519</text:p>
          </table:table-cell>
          <table:table-cell office:value-type="float" office:value="26.7384" calcext:value-type="float">
            <text:p>26.7384</text:p>
          </table:table-cell>
          <table:table-cell/>
          <table:table-cell office:value-type="float" office:value="24.9224" calcext:value-type="float">
            <text:p>24.9224</text:p>
          </table:table-cell>
          <table:table-cell office:value-type="float" office:value="25.6665" calcext:value-type="float">
            <text:p>25.6665</text:p>
          </table:table-cell>
          <table:table-cell/>
          <table:table-cell office:value-type="float" office:value="24.1349" calcext:value-type="float">
            <text:p>24.1349</text:p>
          </table:table-cell>
          <table:table-cell office:value-type="float" office:value="24.6376" calcext:value-type="float">
            <text:p>24.6376</text:p>
          </table:table-cell>
          <table:table-cell/>
          <table:table-cell office:value-type="float" office:value="23.3475" calcext:value-type="float">
            <text:p>23.3475</text:p>
          </table:table-cell>
          <table:table-cell office:value-type="float" office:value="23.6499" calcext:value-type="float">
            <text:p>23.6499</text:p>
          </table:table-cell>
          <table:table-cell/>
          <table:table-cell office:value-type="float" office:value="22.5601" calcext:value-type="float">
            <text:p>22.5601</text:p>
          </table:table-cell>
          <table:table-cell office:value-type="float" office:value="22.7018" calcext:value-type="float">
            <text:p>22.7018</text:p>
          </table:table-cell>
        </table:table-row>
        <table:table-row table:style-name="ro1">
          <table:table-cell office:value-type="float" office:value="0.665898" calcext:value-type="float">
            <text:p>0.665898</text:p>
          </table:table-cell>
          <table:table-cell/>
          <table:table-cell office:value-type="float" office:value="29.136" calcext:value-type="float">
            <text:p>29.136</text:p>
          </table:table-cell>
          <table:table-cell office:value-type="float" office:value="28.9382" calcext:value-type="float">
            <text:p>28.9382</text:p>
          </table:table-cell>
          <table:table-cell/>
          <table:table-cell office:value-type="float" office:value="27.9623" calcext:value-type="float">
            <text:p>27.9623</text:p>
          </table:table-cell>
          <table:table-cell office:value-type="float" office:value="27.7851" calcext:value-type="float">
            <text:p>27.7851</text:p>
          </table:table-cell>
          <table:table-cell/>
          <table:table-cell office:value-type="float" office:value="26.7886" calcext:value-type="float">
            <text:p>26.7886</text:p>
          </table:table-cell>
          <table:table-cell office:value-type="float" office:value="26.678" calcext:value-type="float">
            <text:p>26.678</text:p>
          </table:table-cell>
          <table:table-cell/>
          <table:table-cell office:value-type="float" office:value="24.8724" calcext:value-type="float">
            <text:p>24.8724</text:p>
          </table:table-cell>
          <table:table-cell office:value-type="float" office:value="25.615" calcext:value-type="float">
            <text:p>25.615</text:p>
          </table:table-cell>
          <table:table-cell/>
          <table:table-cell office:value-type="float" office:value="24.0908" calcext:value-type="float">
            <text:p>24.0908</text:p>
          </table:table-cell>
          <table:table-cell office:value-type="float" office:value="24.5943" calcext:value-type="float">
            <text:p>24.5943</text:p>
          </table:table-cell>
          <table:table-cell/>
          <table:table-cell office:value-type="float" office:value="23.3093" calcext:value-type="float">
            <text:p>23.3093</text:p>
          </table:table-cell>
          <table:table-cell office:value-type="float" office:value="23.6143" calcext:value-type="float">
            <text:p>23.6143</text:p>
          </table:table-cell>
          <table:table-cell/>
          <table:table-cell office:value-type="float" office:value="22.5277" calcext:value-type="float">
            <text:p>22.5277</text:p>
          </table:table-cell>
          <table:table-cell office:value-type="float" office:value="22.6734" calcext:value-type="float">
            <text:p>22.6734</text:p>
          </table:table-cell>
        </table:table-row>
        <table:table-row table:style-name="ro1">
          <table:table-cell office:value-type="float" office:value="0.669677" calcext:value-type="float">
            <text:p>0.669677</text:p>
          </table:table-cell>
          <table:table-cell/>
          <table:table-cell office:value-type="float" office:value="29.1542" calcext:value-type="float">
            <text:p>29.1542</text:p>
          </table:table-cell>
          <table:table-cell office:value-type="float" office:value="28.9701" calcext:value-type="float">
            <text:p>28.9701</text:p>
          </table:table-cell>
          <table:table-cell/>
          <table:table-cell office:value-type="float" office:value="27.9984" calcext:value-type="float">
            <text:p>27.9984</text:p>
          </table:table-cell>
          <table:table-cell office:value-type="float" office:value="27.8315" calcext:value-type="float">
            <text:p>27.8315</text:p>
          </table:table-cell>
          <table:table-cell/>
          <table:table-cell office:value-type="float" office:value="26.8426" calcext:value-type="float">
            <text:p>26.8426</text:p>
          </table:table-cell>
          <table:table-cell office:value-type="float" office:value="26.7377" calcext:value-type="float">
            <text:p>26.7377</text:p>
          </table:table-cell>
          <table:table-cell/>
          <table:table-cell office:value-type="float" office:value="24.9421" calcext:value-type="float">
            <text:p>24.9421</text:p>
          </table:table-cell>
          <table:table-cell office:value-type="float" office:value="25.6868" calcext:value-type="float">
            <text:p>25.6868</text:p>
          </table:table-cell>
          <table:table-cell/>
          <table:table-cell office:value-type="float" office:value="24.1681" calcext:value-type="float">
            <text:p>24.1681</text:p>
          </table:table-cell>
          <table:table-cell office:value-type="float" office:value="24.6772" calcext:value-type="float">
            <text:p>24.6772</text:p>
          </table:table-cell>
          <table:table-cell/>
          <table:table-cell office:value-type="float" office:value="23.394" calcext:value-type="float">
            <text:p>23.394</text:p>
          </table:table-cell>
          <table:table-cell office:value-type="float" office:value="23.7074" calcext:value-type="float">
            <text:p>23.7074</text:p>
          </table:table-cell>
          <table:table-cell/>
          <table:table-cell office:value-type="float" office:value="22.62" calcext:value-type="float">
            <text:p>22.62</text:p>
          </table:table-cell>
          <table:table-cell office:value-type="float" office:value="22.7756" calcext:value-type="float">
            <text:p>22.7756</text:p>
          </table:table-cell>
        </table:table-row>
        <table:table-row table:style-name="ro1">
          <table:table-cell office:value-type="float" office:value="0.670251" calcext:value-type="float">
            <text:p>0.670251</text:p>
          </table:table-cell>
          <table:table-cell/>
          <table:table-cell office:value-type="float" office:value="29.0264" calcext:value-type="float">
            <text:p>29.0264</text:p>
          </table:table-cell>
          <table:table-cell office:value-type="float" office:value="28.8451" calcext:value-type="float">
            <text:p>28.8451</text:p>
          </table:table-cell>
          <table:table-cell/>
          <table:table-cell office:value-type="float" office:value="27.8784" calcext:value-type="float">
            <text:p>27.8784</text:p>
          </table:table-cell>
          <table:table-cell office:value-type="float" office:value="27.7138" calcext:value-type="float">
            <text:p>27.7138</text:p>
          </table:table-cell>
          <table:table-cell/>
          <table:table-cell office:value-type="float" office:value="26.7305" calcext:value-type="float">
            <text:p>26.7305</text:p>
          </table:table-cell>
          <table:table-cell office:value-type="float" office:value="26.6269" calcext:value-type="float">
            <text:p>26.6269</text:p>
          </table:table-cell>
          <table:table-cell/>
          <table:table-cell office:value-type="float" office:value="24.8409" calcext:value-type="float">
            <text:p>24.8409</text:p>
          </table:table-cell>
          <table:table-cell office:value-type="float" office:value="25.5826" calcext:value-type="float">
            <text:p>25.5826</text:p>
          </table:table-cell>
          <table:table-cell/>
          <table:table-cell office:value-type="float" office:value="24.0714" calcext:value-type="float">
            <text:p>24.0714</text:p>
          </table:table-cell>
          <table:table-cell office:value-type="float" office:value="24.5792" calcext:value-type="float">
            <text:p>24.5792</text:p>
          </table:table-cell>
          <table:table-cell/>
          <table:table-cell office:value-type="float" office:value="23.302" calcext:value-type="float">
            <text:p>23.302</text:p>
          </table:table-cell>
          <table:table-cell office:value-type="float" office:value="23.6152" calcext:value-type="float">
            <text:p>23.6152</text:p>
          </table:table-cell>
          <table:table-cell/>
          <table:table-cell office:value-type="float" office:value="22.5326" calcext:value-type="float">
            <text:p>22.5326</text:p>
          </table:table-cell>
          <table:table-cell office:value-type="float" office:value="22.689" calcext:value-type="float">
            <text:p>22.689</text:p>
          </table:table-cell>
        </table:table-row>
        <table:table-row table:style-name="ro1">
          <table:table-cell office:value-type="float" office:value="0.671964" calcext:value-type="float">
            <text:p>0.671964</text:p>
          </table:table-cell>
          <table:table-cell/>
          <table:table-cell office:value-type="float" office:value="28.9666" calcext:value-type="float">
            <text:p>28.9666</text:p>
          </table:table-cell>
          <table:table-cell office:value-type="float" office:value="28.7918" calcext:value-type="float">
            <text:p>28.7918</text:p>
          </table:table-cell>
          <table:table-cell/>
          <table:table-cell office:value-type="float" office:value="27.8293" calcext:value-type="float">
            <text:p>27.8293</text:p>
          </table:table-cell>
          <table:table-cell office:value-type="float" office:value="27.6696" calcext:value-type="float">
            <text:p>27.6696</text:p>
          </table:table-cell>
          <table:table-cell/>
          <table:table-cell office:value-type="float" office:value="26.692" calcext:value-type="float">
            <text:p>26.692</text:p>
          </table:table-cell>
          <table:table-cell office:value-type="float" office:value="26.5912" calcext:value-type="float">
            <text:p>26.5912</text:p>
          </table:table-cell>
          <table:table-cell/>
          <table:table-cell office:value-type="float" office:value="24.8139" calcext:value-type="float">
            <text:p>24.8139</text:p>
          </table:table-cell>
          <table:table-cell office:value-type="float" office:value="25.5548" calcext:value-type="float">
            <text:p>25.5548</text:p>
          </table:table-cell>
          <table:table-cell/>
          <table:table-cell office:value-type="float" office:value="24.0497" calcext:value-type="float">
            <text:p>24.0497</text:p>
          </table:table-cell>
          <table:table-cell office:value-type="float" office:value="24.5588" calcext:value-type="float">
            <text:p>24.5588</text:p>
          </table:table-cell>
          <table:table-cell/>
          <table:table-cell office:value-type="float" office:value="23.2855" calcext:value-type="float">
            <text:p>23.2855</text:p>
          </table:table-cell>
          <table:table-cell office:value-type="float" office:value="23.6016" calcext:value-type="float">
            <text:p>23.6016</text:p>
          </table:table-cell>
          <table:table-cell/>
          <table:table-cell office:value-type="float" office:value="22.5213" calcext:value-type="float">
            <text:p>22.5213</text:p>
          </table:table-cell>
          <table:table-cell office:value-type="float" office:value="22.6817" calcext:value-type="float">
            <text:p>22.6817</text:p>
          </table:table-cell>
        </table:table-row>
        <table:table-row table:style-name="ro1">
          <table:table-cell office:value-type="float" office:value="0.673341" calcext:value-type="float">
            <text:p>0.673341</text:p>
          </table:table-cell>
          <table:table-cell/>
          <table:table-cell office:value-type="float" office:value="28.7976" calcext:value-type="float">
            <text:p>28.7976</text:p>
          </table:table-cell>
          <table:table-cell office:value-type="float" office:value="28.6287" calcext:value-type="float">
            <text:p>28.6287</text:p>
          </table:table-cell>
          <table:table-cell/>
          <table:table-cell office:value-type="float" office:value="27.6736" calcext:value-type="float">
            <text:p>27.6736</text:p>
          </table:table-cell>
          <table:table-cell office:value-type="float" office:value="27.5185" calcext:value-type="float">
            <text:p>27.5185</text:p>
          </table:table-cell>
          <table:table-cell/>
          <table:table-cell office:value-type="float" office:value="26.5496" calcext:value-type="float">
            <text:p>26.5496</text:p>
          </table:table-cell>
          <table:table-cell office:value-type="float" office:value="26.4514" calcext:value-type="float">
            <text:p>26.4514</text:p>
          </table:table-cell>
          <table:table-cell/>
          <table:table-cell office:value-type="float" office:value="24.6885" calcext:value-type="float">
            <text:p>24.6885</text:p>
          </table:table-cell>
          <table:table-cell office:value-type="float" office:value="25.4256" calcext:value-type="float">
            <text:p>25.4256</text:p>
          </table:table-cell>
          <table:table-cell/>
          <table:table-cell office:value-type="float" office:value="23.9316" calcext:value-type="float">
            <text:p>23.9316</text:p>
          </table:table-cell>
          <table:table-cell office:value-type="float" office:value="24.4397" calcext:value-type="float">
            <text:p>24.4397</text:p>
          </table:table-cell>
          <table:table-cell/>
          <table:table-cell office:value-type="float" office:value="23.1748" calcext:value-type="float">
            <text:p>23.1748</text:p>
          </table:table-cell>
          <table:table-cell office:value-type="float" office:value="23.4919" calcext:value-type="float">
            <text:p>23.4919</text:p>
          </table:table-cell>
          <table:table-cell/>
          <table:table-cell office:value-type="float" office:value="22.418" calcext:value-type="float">
            <text:p>22.418</text:p>
          </table:table-cell>
          <table:table-cell office:value-type="float" office:value="22.5809" calcext:value-type="float">
            <text:p>22.5809</text:p>
          </table:table-cell>
        </table:table-row>
        <table:table-row table:style-name="ro1">
          <table:table-cell office:value-type="float" office:value="0.676506" calcext:value-type="float">
            <text:p>0.676506</text:p>
          </table:table-cell>
          <table:table-cell/>
          <table:table-cell office:value-type="float" office:value="28.6773" calcext:value-type="float">
            <text:p>28.6773</text:p>
          </table:table-cell>
          <table:table-cell office:value-type="float" office:value="28.5199" calcext:value-type="float">
            <text:p>28.5199</text:p>
          </table:table-cell>
          <table:table-cell/>
          <table:table-cell office:value-type="float" office:value="27.573" calcext:value-type="float">
            <text:p>27.573</text:p>
          </table:table-cell>
          <table:table-cell office:value-type="float" office:value="27.4268" calcext:value-type="float">
            <text:p>27.4268</text:p>
          </table:table-cell>
          <table:table-cell/>
          <table:table-cell office:value-type="float" office:value="26.4688" calcext:value-type="float">
            <text:p>26.4688</text:p>
          </table:table-cell>
          <table:table-cell office:value-type="float" office:value="26.3756" calcext:value-type="float">
            <text:p>26.3756</text:p>
          </table:table-cell>
          <table:table-cell/>
          <table:table-cell office:value-type="float" office:value="24.6293" calcext:value-type="float">
            <text:p>24.6293</text:p>
          </table:table-cell>
          <table:table-cell office:value-type="float" office:value="25.3647" calcext:value-type="float">
            <text:p>25.3647</text:p>
          </table:table-cell>
          <table:table-cell/>
          <table:table-cell office:value-type="float" office:value="23.8823" calcext:value-type="float">
            <text:p>23.8823</text:p>
          </table:table-cell>
          <table:table-cell office:value-type="float" office:value="24.3925" calcext:value-type="float">
            <text:p>24.3925</text:p>
          </table:table-cell>
          <table:table-cell/>
          <table:table-cell office:value-type="float" office:value="23.1353" calcext:value-type="float">
            <text:p>23.1353</text:p>
          </table:table-cell>
          <table:table-cell office:value-type="float" office:value="23.4576" calcext:value-type="float">
            <text:p>23.4576</text:p>
          </table:table-cell>
          <table:table-cell/>
          <table:table-cell office:value-type="float" office:value="22.3883" calcext:value-type="float">
            <text:p>22.3883</text:p>
          </table:table-cell>
          <table:table-cell office:value-type="float" office:value="22.5585" calcext:value-type="float">
            <text:p>22.5585</text:p>
          </table:table-cell>
        </table:table-row>
        <table:table-row table:style-name="ro1">
          <table:table-cell office:value-type="float" office:value="0.678909" calcext:value-type="float">
            <text:p>0.678909</text:p>
          </table:table-cell>
          <table:table-cell/>
          <table:table-cell office:value-type="float" office:value="28.5802" calcext:value-type="float">
            <text:p>28.5802</text:p>
          </table:table-cell>
          <table:table-cell office:value-type="float" office:value="28.4315" calcext:value-type="float">
            <text:p>28.4315</text:p>
          </table:table-cell>
          <table:table-cell/>
          <table:table-cell office:value-type="float" office:value="27.4912" calcext:value-type="float">
            <text:p>27.4912</text:p>
          </table:table-cell>
          <table:table-cell office:value-type="float" office:value="27.3515" calcext:value-type="float">
            <text:p>27.3515</text:p>
          </table:table-cell>
          <table:table-cell/>
          <table:table-cell office:value-type="float" office:value="26.4021" calcext:value-type="float">
            <text:p>26.4021</text:p>
          </table:table-cell>
          <table:table-cell office:value-type="float" office:value="26.3125" calcext:value-type="float">
            <text:p>26.3125</text:p>
          </table:table-cell>
          <table:table-cell/>
          <table:table-cell office:value-type="float" office:value="24.5791" calcext:value-type="float">
            <text:p>24.5791</text:p>
          </table:table-cell>
          <table:table-cell office:value-type="float" office:value="25.313" calcext:value-type="float">
            <text:p>25.313</text:p>
          </table:table-cell>
          <table:table-cell/>
          <table:table-cell office:value-type="float" office:value="23.8397" calcext:value-type="float">
            <text:p>23.8397</text:p>
          </table:table-cell>
          <table:table-cell office:value-type="float" office:value="24.3515" calcext:value-type="float">
            <text:p>24.3515</text:p>
          </table:table-cell>
          <table:table-cell/>
          <table:table-cell office:value-type="float" office:value="23.1003" calcext:value-type="float">
            <text:p>23.1003</text:p>
          </table:table-cell>
          <table:table-cell office:value-type="float" office:value="23.4264" calcext:value-type="float">
            <text:p>23.4264</text:p>
          </table:table-cell>
          <table:table-cell/>
          <table:table-cell office:value-type="float" office:value="22.361" calcext:value-type="float">
            <text:p>22.361</text:p>
          </table:table-cell>
          <table:table-cell office:value-type="float" office:value="22.5365" calcext:value-type="float">
            <text:p>22.5365</text:p>
          </table:table-cell>
        </table:table-row>
        <table:table-row table:style-name="ro1">
          <table:table-cell office:value-type="float" office:value="0.681781" calcext:value-type="float">
            <text:p>0.681781</text:p>
          </table:table-cell>
          <table:table-cell/>
          <table:table-cell office:value-type="float" office:value="28.6805" calcext:value-type="float">
            <text:p>28.6805</text:p>
          </table:table-cell>
          <table:table-cell office:value-type="float" office:value="28.5409" calcext:value-type="float">
            <text:p>28.5409</text:p>
          </table:table-cell>
          <table:table-cell/>
          <table:table-cell office:value-type="float" office:value="27.6012" calcext:value-type="float">
            <text:p>27.6012</text:p>
          </table:table-cell>
          <table:table-cell office:value-type="float" office:value="27.4683" calcext:value-type="float">
            <text:p>27.4683</text:p>
          </table:table-cell>
          <table:table-cell/>
          <table:table-cell office:value-type="float" office:value="26.5219" calcext:value-type="float">
            <text:p>26.5219</text:p>
          </table:table-cell>
          <table:table-cell office:value-type="float" office:value="26.436" calcext:value-type="float">
            <text:p>26.436</text:p>
          </table:table-cell>
          <table:table-cell/>
          <table:table-cell office:value-type="float" office:value="24.7049" calcext:value-type="float">
            <text:p>24.7049</text:p>
          </table:table-cell>
          <table:table-cell office:value-type="float" office:value="25.4426" calcext:value-type="float">
            <text:p>25.4426</text:p>
          </table:table-cell>
          <table:table-cell/>
          <table:table-cell office:value-type="float" office:value="23.969" calcext:value-type="float">
            <text:p>23.969</text:p>
          </table:table-cell>
          <table:table-cell office:value-type="float" office:value="24.4864" calcext:value-type="float">
            <text:p>24.4864</text:p>
          </table:table-cell>
          <table:table-cell/>
          <table:table-cell office:value-type="float" office:value="23.2332" calcext:value-type="float">
            <text:p>23.2332</text:p>
          </table:table-cell>
          <table:table-cell office:value-type="float" office:value="23.5662" calcext:value-type="float">
            <text:p>23.5662</text:p>
          </table:table-cell>
          <table:table-cell/>
          <table:table-cell office:value-type="float" office:value="22.4973" calcext:value-type="float">
            <text:p>22.4973</text:p>
          </table:table-cell>
          <table:table-cell office:value-type="float" office:value="22.6806" calcext:value-type="float">
            <text:p>22.6806</text:p>
          </table:table-cell>
        </table:table-row>
        <table:table-row table:style-name="ro1">
          <table:table-cell office:value-type="float" office:value="0.684639" calcext:value-type="float">
            <text:p>0.684639</text:p>
          </table:table-cell>
          <table:table-cell/>
          <table:table-cell office:value-type="float" office:value="28.27" calcext:value-type="float">
            <text:p>28.27</text:p>
          </table:table-cell>
          <table:table-cell office:value-type="float" office:value="28.1416" calcext:value-type="float">
            <text:p>28.1416</text:p>
          </table:table-cell>
          <table:table-cell/>
          <table:table-cell office:value-type="float" office:value="27.2194" calcext:value-type="float">
            <text:p>27.2194</text:p>
          </table:table-cell>
          <table:table-cell office:value-type="float" office:value="27.0954" calcext:value-type="float">
            <text:p>27.0954</text:p>
          </table:table-cell>
          <table:table-cell/>
          <table:table-cell office:value-type="float" office:value="26.1688" calcext:value-type="float">
            <text:p>26.1688</text:p>
          </table:table-cell>
          <table:table-cell office:value-type="float" office:value="26.088" calcext:value-type="float">
            <text:p>26.088</text:p>
          </table:table-cell>
          <table:table-cell/>
          <table:table-cell office:value-type="float" office:value="24.3899" calcext:value-type="float">
            <text:p>24.3899</text:p>
          </table:table-cell>
          <table:table-cell office:value-type="float" office:value="25.1182" calcext:value-type="float">
            <text:p>25.1182</text:p>
          </table:table-cell>
          <table:table-cell/>
          <table:table-cell office:value-type="float" office:value="23.6706" calcext:value-type="float">
            <text:p>23.6706</text:p>
          </table:table-cell>
          <table:table-cell office:value-type="float" office:value="24.1843" calcext:value-type="float">
            <text:p>24.1843</text:p>
          </table:table-cell>
          <table:table-cell/>
          <table:table-cell office:value-type="float" office:value="22.9513" calcext:value-type="float">
            <text:p>22.9513</text:p>
          </table:table-cell>
          <table:table-cell office:value-type="float" office:value="23.2852" calcext:value-type="float">
            <text:p>23.2852</text:p>
          </table:table-cell>
          <table:table-cell/>
          <table:table-cell office:value-type="float" office:value="22.232" calcext:value-type="float">
            <text:p>22.232</text:p>
          </table:table-cell>
          <table:table-cell office:value-type="float" office:value="22.4195" calcext:value-type="float">
            <text:p>22.4195</text:p>
          </table:table-cell>
        </table:table-row>
        <table:table-row table:style-name="ro1">
          <table:table-cell office:value-type="float" office:value="0.687197" calcext:value-type="float">
            <text:p>0.687197</text:p>
          </table:table-cell>
          <table:table-cell/>
          <table:table-cell office:value-type="float" office:value="28.5605" calcext:value-type="float">
            <text:p>28.5605</text:p>
          </table:table-cell>
          <table:table-cell office:value-type="float" office:value="28.439" calcext:value-type="float">
            <text:p>28.439</text:p>
          </table:table-cell>
          <table:table-cell/>
          <table:table-cell office:value-type="float" office:value="27.511" calcext:value-type="float">
            <text:p>27.511</text:p>
          </table:table-cell>
          <table:table-cell office:value-type="float" office:value="27.3919" calcext:value-type="float">
            <text:p>27.3919</text:p>
          </table:table-cell>
          <table:table-cell/>
          <table:table-cell office:value-type="float" office:value="26.4615" calcext:value-type="float">
            <text:p>26.4615</text:p>
          </table:table-cell>
          <table:table-cell office:value-type="float" office:value="26.3834" calcext:value-type="float">
            <text:p>26.3834</text:p>
          </table:table-cell>
          <table:table-cell/>
          <table:table-cell office:value-type="float" office:value="24.6753" calcext:value-type="float">
            <text:p>24.6753</text:p>
          </table:table-cell>
          <table:table-cell office:value-type="float" office:value="25.412" calcext:value-type="float">
            <text:p>25.412</text:p>
          </table:table-cell>
          <table:table-cell/>
          <table:table-cell office:value-type="float" office:value="23.954" calcext:value-type="float">
            <text:p>23.954</text:p>
          </table:table-cell>
          <table:table-cell office:value-type="float" office:value="24.4764" calcext:value-type="float">
            <text:p>24.4764</text:p>
          </table:table-cell>
          <table:table-cell/>
          <table:table-cell office:value-type="float" office:value="23.2328" calcext:value-type="float">
            <text:p>23.2328</text:p>
          </table:table-cell>
          <table:table-cell office:value-type="float" office:value="23.5752" calcext:value-type="float">
            <text:p>23.5752</text:p>
          </table:table-cell>
          <table:table-cell/>
          <table:table-cell office:value-type="float" office:value="22.5116" calcext:value-type="float">
            <text:p>22.5116</text:p>
          </table:table-cell>
          <table:table-cell office:value-type="float" office:value="22.7072" calcext:value-type="float">
            <text:p>22.7072</text:p>
          </table:table-cell>
        </table:table-row>
        <table:table-row table:style-name="ro1">
          <table:table-cell office:value-type="float" office:value="0.689822" calcext:value-type="float">
            <text:p>0.689822</text:p>
          </table:table-cell>
          <table:table-cell/>
          <table:table-cell office:value-type="float" office:value="28.3611" calcext:value-type="float">
            <text:p>28.3611</text:p>
          </table:table-cell>
          <table:table-cell office:value-type="float" office:value="28.2487" calcext:value-type="float">
            <text:p>28.2487</text:p>
          </table:table-cell>
          <table:table-cell/>
          <table:table-cell office:value-type="float" office:value="27.331" calcext:value-type="float">
            <text:p>27.331</text:p>
          </table:table-cell>
          <table:table-cell office:value-type="float" office:value="27.219" calcext:value-type="float">
            <text:p>27.219</text:p>
          </table:table-cell>
          <table:table-cell/>
          <table:table-cell office:value-type="float" office:value="26.3009" calcext:value-type="float">
            <text:p>26.3009</text:p>
          </table:table-cell>
          <table:table-cell office:value-type="float" office:value="26.2268" calcext:value-type="float">
            <text:p>26.2268</text:p>
          </table:table-cell>
          <table:table-cell/>
          <table:table-cell office:value-type="float" office:value="24.5382" calcext:value-type="float">
            <text:p>24.5382</text:p>
          </table:table-cell>
          <table:table-cell office:value-type="float" office:value="25.2708" calcext:value-type="float">
            <text:p>25.2708</text:p>
          </table:table-cell>
          <table:table-cell/>
          <table:table-cell office:value-type="float" office:value="23.8276" calcext:value-type="float">
            <text:p>23.8276</text:p>
          </table:table-cell>
          <table:table-cell office:value-type="float" office:value="24.3497" calcext:value-type="float">
            <text:p>24.3497</text:p>
          </table:table-cell>
          <table:table-cell/>
          <table:table-cell office:value-type="float" office:value="23.117" calcext:value-type="float">
            <text:p>23.117</text:p>
          </table:table-cell>
          <table:table-cell office:value-type="float" office:value="23.4621" calcext:value-type="float">
            <text:p>23.4621</text:p>
          </table:table-cell>
          <table:table-cell/>
          <table:table-cell office:value-type="float" office:value="22.4064" calcext:value-type="float">
            <text:p>22.4064</text:p>
          </table:table-cell>
          <table:table-cell office:value-type="float" office:value="22.6069" calcext:value-type="float">
            <text:p>22.6069</text:p>
          </table:table-cell>
        </table:table-row>
        <table:table-row table:style-name="ro1">
          <table:table-cell office:value-type="float" office:value="0.692129" calcext:value-type="float">
            <text:p>0.692129</text:p>
          </table:table-cell>
          <table:table-cell/>
          <table:table-cell office:value-type="float" office:value="28.4946" calcext:value-type="float">
            <text:p>28.4946</text:p>
          </table:table-cell>
          <table:table-cell office:value-type="float" office:value="28.3889" calcext:value-type="float">
            <text:p>28.3889</text:p>
          </table:table-cell>
          <table:table-cell/>
          <table:table-cell office:value-type="float" office:value="27.4703" calcext:value-type="float">
            <text:p>27.4703</text:p>
          </table:table-cell>
          <table:table-cell office:value-type="float" office:value="27.3632" calcext:value-type="float">
            <text:p>27.3632</text:p>
          </table:table-cell>
          <table:table-cell/>
          <table:table-cell office:value-type="float" office:value="26.446" calcext:value-type="float">
            <text:p>26.446</text:p>
          </table:table-cell>
          <table:table-cell office:value-type="float" office:value="26.3746" calcext:value-type="float">
            <text:p>26.3746</text:p>
          </table:table-cell>
          <table:table-cell/>
          <table:table-cell office:value-type="float" office:value="24.6847" calcext:value-type="float">
            <text:p>24.6847</text:p>
          </table:table-cell>
          <table:table-cell office:value-type="float" office:value="25.4217" calcext:value-type="float">
            <text:p>25.4217</text:p>
          </table:table-cell>
          <table:table-cell/>
          <table:table-cell office:value-type="float" office:value="23.9757" calcext:value-type="float">
            <text:p>23.9757</text:p>
          </table:table-cell>
          <table:table-cell office:value-type="float" office:value="24.5032" calcext:value-type="float">
            <text:p>24.5032</text:p>
          </table:table-cell>
          <table:table-cell/>
          <table:table-cell office:value-type="float" office:value="23.2667" calcext:value-type="float">
            <text:p>23.2667</text:p>
          </table:table-cell>
          <table:table-cell office:value-type="float" office:value="23.6179" calcext:value-type="float">
            <text:p>23.6179</text:p>
          </table:table-cell>
          <table:table-cell/>
          <table:table-cell office:value-type="float" office:value="22.5578" calcext:value-type="float">
            <text:p>22.5578</text:p>
          </table:table-cell>
          <table:table-cell office:value-type="float" office:value="22.7646" calcext:value-type="float">
            <text:p>22.7646</text:p>
          </table:table-cell>
        </table:table-row>
        <table:table-row table:style-name="ro1">
          <table:table-cell office:value-type="float" office:value="0.694258" calcext:value-type="float">
            <text:p>0.694258</text:p>
          </table:table-cell>
          <table:table-cell/>
          <table:table-cell office:value-type="float" office:value="28.9142" calcext:value-type="float">
            <text:p>28.9142</text:p>
          </table:table-cell>
          <table:table-cell office:value-type="float" office:value="28.8136" calcext:value-type="float">
            <text:p>28.8136</text:p>
          </table:table-cell>
          <table:table-cell/>
          <table:table-cell office:value-type="float" office:value="27.8848" calcext:value-type="float">
            <text:p>27.8848</text:p>
          </table:table-cell>
          <table:table-cell office:value-type="float" office:value="27.7811" calcext:value-type="float">
            <text:p>27.7811</text:p>
          </table:table-cell>
          <table:table-cell/>
          <table:table-cell office:value-type="float" office:value="26.8553" calcext:value-type="float">
            <text:p>26.8553</text:p>
          </table:table-cell>
          <table:table-cell office:value-type="float" office:value="26.7856" calcext:value-type="float">
            <text:p>26.7856</text:p>
          </table:table-cell>
          <table:table-cell/>
          <table:table-cell office:value-type="float" office:value="25.077" calcext:value-type="float">
            <text:p>25.077</text:p>
          </table:table-cell>
          <table:table-cell office:value-type="float" office:value="25.8258" calcext:value-type="float">
            <text:p>25.8258</text:p>
          </table:table-cell>
          <table:table-cell/>
          <table:table-cell office:value-type="float" office:value="24.3623" calcext:value-type="float">
            <text:p>24.3623</text:p>
          </table:table-cell>
          <table:table-cell office:value-type="float" office:value="24.9004" calcext:value-type="float">
            <text:p>24.9004</text:p>
          </table:table-cell>
          <table:table-cell/>
          <table:table-cell office:value-type="float" office:value="23.6476" calcext:value-type="float">
            <text:p>23.6476</text:p>
          </table:table-cell>
          <table:table-cell office:value-type="float" office:value="24.0081" calcext:value-type="float">
            <text:p>24.0081</text:p>
          </table:table-cell>
          <table:table-cell/>
          <table:table-cell office:value-type="float" office:value="22.9328" calcext:value-type="float">
            <text:p>22.9328</text:p>
          </table:table-cell>
          <table:table-cell office:value-type="float" office:value="23.1478" calcext:value-type="float">
            <text:p>23.1478</text:p>
          </table:table-cell>
        </table:table-row>
        <table:table-row table:style-name="ro1">
          <table:table-cell office:value-type="float" office:value="0.696149" calcext:value-type="float">
            <text:p>0.696149</text:p>
          </table:table-cell>
          <table:table-cell/>
          <table:table-cell office:value-type="float" office:value="28.4208" calcext:value-type="float">
            <text:p>28.4208</text:p>
          </table:table-cell>
          <table:table-cell office:value-type="float" office:value="28.3277" calcext:value-type="float">
            <text:p>28.3277</text:p>
          </table:table-cell>
          <table:table-cell/>
          <table:table-cell office:value-type="float" office:value="27.4175" calcext:value-type="float">
            <text:p>27.4175</text:p>
          </table:table-cell>
          <table:table-cell office:value-type="float" office:value="27.32" calcext:value-type="float">
            <text:p>27.32</text:p>
          </table:table-cell>
          <table:table-cell/>
          <table:table-cell office:value-type="float" office:value="26.4143" calcext:value-type="float">
            <text:p>26.4143</text:p>
          </table:table-cell>
          <table:table-cell office:value-type="float" office:value="26.3482" calcext:value-type="float">
            <text:p>26.3482</text:p>
          </table:table-cell>
          <table:table-cell/>
          <table:table-cell office:value-type="float" office:value="24.6743" calcext:value-type="float">
            <text:p>24.6743</text:p>
          </table:table-cell>
          <table:table-cell office:value-type="float" office:value="25.411" calcext:value-type="float">
            <text:p>25.411</text:p>
          </table:table-cell>
          <table:table-cell/>
          <table:table-cell office:value-type="float" office:value="23.9758" calcext:value-type="float">
            <text:p>23.9758</text:p>
          </table:table-cell>
          <table:table-cell office:value-type="float" office:value="24.5071" calcext:value-type="float">
            <text:p>24.5071</text:p>
          </table:table-cell>
          <table:table-cell/>
          <table:table-cell office:value-type="float" office:value="23.2774" calcext:value-type="float">
            <text:p>23.2774</text:p>
          </table:table-cell>
          <table:table-cell office:value-type="float" office:value="23.6353" calcext:value-type="float">
            <text:p>23.6353</text:p>
          </table:table-cell>
          <table:table-cell/>
          <table:table-cell office:value-type="float" office:value="22.5789" calcext:value-type="float">
            <text:p>22.5789</text:p>
          </table:table-cell>
          <table:table-cell office:value-type="float" office:value="22.7946" calcext:value-type="float">
            <text:p>22.7946</text:p>
          </table:table-cell>
        </table:table-row>
        <table:table-row table:style-name="ro1">
          <table:table-cell office:value-type="float" office:value="0.697905" calcext:value-type="float">
            <text:p>0.697905</text:p>
          </table:table-cell>
          <table:table-cell/>
          <table:table-cell office:value-type="float" office:value="28.0302" calcext:value-type="float">
            <text:p>28.0302</text:p>
          </table:table-cell>
          <table:table-cell office:value-type="float" office:value="27.9435" calcext:value-type="float">
            <text:p>27.9435</text:p>
          </table:table-cell>
          <table:table-cell/>
          <table:table-cell office:value-type="float" office:value="27.0486" calcext:value-type="float">
            <text:p>27.0486</text:p>
          </table:table-cell>
          <table:table-cell office:value-type="float" office:value="26.9563" calcext:value-type="float">
            <text:p>26.9563</text:p>
          </table:table-cell>
          <table:table-cell/>
          <table:table-cell office:value-type="float" office:value="26.0669" calcext:value-type="float">
            <text:p>26.0669</text:p>
          </table:table-cell>
          <table:table-cell office:value-type="float" office:value="26.004" calcext:value-type="float">
            <text:p>26.004</text:p>
          </table:table-cell>
          <table:table-cell/>
          <table:table-cell office:value-type="float" office:value="24.3581" calcext:value-type="float">
            <text:p>24.3581</text:p>
          </table:table-cell>
          <table:table-cell office:value-type="float" office:value="25.0853" calcext:value-type="float">
            <text:p>25.0853</text:p>
          </table:table-cell>
          <table:table-cell/>
          <table:table-cell office:value-type="float" office:value="23.673" calcext:value-type="float">
            <text:p>23.673</text:p>
          </table:table-cell>
          <table:table-cell office:value-type="float" office:value="24.1991" calcext:value-type="float">
            <text:p>24.1991</text:p>
          </table:table-cell>
          <table:table-cell/>
          <table:table-cell office:value-type="float" office:value="22.9879" calcext:value-type="float">
            <text:p>22.9879</text:p>
          </table:table-cell>
          <table:table-cell office:value-type="float" office:value="23.3442" calcext:value-type="float">
            <text:p>23.3442</text:p>
          </table:table-cell>
          <table:table-cell/>
          <table:table-cell office:value-type="float" office:value="22.3028" calcext:value-type="float">
            <text:p>22.3028</text:p>
          </table:table-cell>
          <table:table-cell office:value-type="float" office:value="22.5195" calcext:value-type="float">
            <text:p>22.5195</text:p>
          </table:table-cell>
        </table:table-row>
        <table:table-row table:style-name="ro1">
          <table:table-cell office:value-type="float" office:value="0.70016" calcext:value-type="float">
            <text:p>0.70016</text:p>
          </table:table-cell>
          <table:table-cell/>
          <table:table-cell office:value-type="float" office:value="28.3329" calcext:value-type="float">
            <text:p>28.3329</text:p>
          </table:table-cell>
          <table:table-cell office:value-type="float" office:value="28.2519" calcext:value-type="float">
            <text:p>28.2519</text:p>
          </table:table-cell>
          <table:table-cell/>
          <table:table-cell office:value-type="float" office:value="27.3509" calcext:value-type="float">
            <text:p>27.3509</text:p>
          </table:table-cell>
          <table:table-cell office:value-type="float" office:value="27.2627" calcext:value-type="float">
            <text:p>27.2627</text:p>
          </table:table-cell>
          <table:table-cell/>
          <table:table-cell office:value-type="float" office:value="26.3688" calcext:value-type="float">
            <text:p>26.3688</text:p>
          </table:table-cell>
          <table:table-cell office:value-type="float" office:value="26.308" calcext:value-type="float">
            <text:p>26.308</text:p>
          </table:table-cell>
          <table:table-cell/>
          <table:table-cell office:value-type="float" office:value="24.6508" calcext:value-type="float">
            <text:p>24.6508</text:p>
          </table:table-cell>
          <table:table-cell office:value-type="float" office:value="25.3868" calcext:value-type="float">
            <text:p>25.3868</text:p>
          </table:table-cell>
          <table:table-cell/>
          <table:table-cell office:value-type="float" office:value="23.9632" calcext:value-type="float">
            <text:p>23.9632</text:p>
          </table:table-cell>
          <table:table-cell office:value-type="float" office:value="24.4978" calcext:value-type="float">
            <text:p>24.4978</text:p>
          </table:table-cell>
          <table:table-cell/>
          <table:table-cell office:value-type="float" office:value="23.2756" calcext:value-type="float">
            <text:p>23.2756</text:p>
          </table:table-cell>
          <table:table-cell office:value-type="float" office:value="23.64" calcext:value-type="float">
            <text:p>23.64</text:p>
          </table:table-cell>
          <table:table-cell/>
          <table:table-cell office:value-type="float" office:value="22.588" calcext:value-type="float">
            <text:p>22.588</text:p>
          </table:table-cell>
          <table:table-cell office:value-type="float" office:value="22.8122" calcext:value-type="float">
            <text:p>22.8122</text:p>
          </table:table-cell>
        </table:table-row>
        <table:table-row table:style-name="ro1">
          <table:table-cell office:value-type="float" office:value="0.701549" calcext:value-type="float">
            <text:p>0.701549</text:p>
          </table:table-cell>
          <table:table-cell/>
          <table:table-cell office:value-type="float" office:value="27.9578" calcext:value-type="float">
            <text:p>27.9578</text:p>
          </table:table-cell>
          <table:table-cell office:value-type="float" office:value="27.8819" calcext:value-type="float">
            <text:p>27.8819</text:p>
          </table:table-cell>
          <table:table-cell/>
          <table:table-cell office:value-type="float" office:value="26.995" calcext:value-type="float">
            <text:p>26.995</text:p>
          </table:table-cell>
          <table:table-cell office:value-type="float" office:value="26.9109" calcext:value-type="float">
            <text:p>26.9109</text:p>
          </table:table-cell>
          <table:table-cell/>
          <table:table-cell office:value-type="float" office:value="26.0321" calcext:value-type="float">
            <text:p>26.0321</text:p>
          </table:table-cell>
          <table:table-cell office:value-type="float" office:value="25.9738" calcext:value-type="float">
            <text:p>25.9738</text:p>
          </table:table-cell>
          <table:table-cell/>
          <table:table-cell office:value-type="float" office:value="24.3424" calcext:value-type="float">
            <text:p>24.3424</text:p>
          </table:table-cell>
          <table:table-cell office:value-type="float" office:value="25.0692" calcext:value-type="float">
            <text:p>25.0692</text:p>
          </table:table-cell>
          <table:table-cell/>
          <table:table-cell office:value-type="float" office:value="23.6669" calcext:value-type="float">
            <text:p>23.6669</text:p>
          </table:table-cell>
          <table:table-cell office:value-type="float" office:value="24.1962" calcext:value-type="float">
            <text:p>24.1962</text:p>
          </table:table-cell>
          <table:table-cell/>
          <table:table-cell office:value-type="float" office:value="22.9914" calcext:value-type="float">
            <text:p>22.9914</text:p>
          </table:table-cell>
          <table:table-cell office:value-type="float" office:value="23.3535" calcext:value-type="float">
            <text:p>23.3535</text:p>
          </table:table-cell>
          <table:table-cell/>
          <table:table-cell office:value-type="float" office:value="22.3159" calcext:value-type="float">
            <text:p>22.3159</text:p>
          </table:table-cell>
          <table:table-cell office:value-type="float" office:value="22.5402" calcext:value-type="float">
            <text:p>22.5402</text:p>
          </table:table-cell>
        </table:table-row>
        <table:table-row table:style-name="ro1">
          <table:table-cell office:value-type="float" office:value="0.703183" calcext:value-type="float">
            <text:p>0.703183</text:p>
          </table:table-cell>
          <table:table-cell/>
          <table:table-cell office:value-type="float" office:value="28.1381" calcext:value-type="float">
            <text:p>28.1381</text:p>
          </table:table-cell>
          <table:table-cell office:value-type="float" office:value="28.0664" calcext:value-type="float">
            <text:p>28.0664</text:p>
          </table:table-cell>
          <table:table-cell/>
          <table:table-cell office:value-type="float" office:value="27.1763" calcext:value-type="float">
            <text:p>27.1763</text:p>
          </table:table-cell>
          <table:table-cell office:value-type="float" office:value="27.0953" calcext:value-type="float">
            <text:p>27.0953</text:p>
          </table:table-cell>
          <table:table-cell/>
          <table:table-cell office:value-type="float" office:value="26.2145" calcext:value-type="float">
            <text:p>26.2145</text:p>
          </table:table-cell>
          <table:table-cell office:value-type="float" office:value="26.1578" calcext:value-type="float">
            <text:p>26.1578</text:p>
          </table:table-cell>
          <table:table-cell/>
          <table:table-cell office:value-type="float" office:value="24.5206" calcext:value-type="float">
            <text:p>24.5206</text:p>
          </table:table-cell>
          <table:table-cell office:value-type="float" office:value="25.2527" calcext:value-type="float">
            <text:p>25.2527</text:p>
          </table:table-cell>
          <table:table-cell/>
          <table:table-cell office:value-type="float" office:value="23.8442" calcext:value-type="float">
            <text:p>23.8442</text:p>
          </table:table-cell>
          <table:table-cell office:value-type="float" office:value="24.3789" calcext:value-type="float">
            <text:p>24.3789</text:p>
          </table:table-cell>
          <table:table-cell/>
          <table:table-cell office:value-type="float" office:value="23.1679" calcext:value-type="float">
            <text:p>23.1679</text:p>
          </table:table-cell>
          <table:table-cell office:value-type="float" office:value="23.5354" calcext:value-type="float">
            <text:p>23.5354</text:p>
          </table:table-cell>
          <table:table-cell/>
          <table:table-cell office:value-type="float" office:value="22.4916" calcext:value-type="float">
            <text:p>22.4916</text:p>
          </table:table-cell>
          <table:table-cell office:value-type="float" office:value="22.721" calcext:value-type="float">
            <text:p>22.721</text:p>
          </table:table-cell>
        </table:table-row>
        <table:table-row table:style-name="ro1">
          <table:table-cell office:value-type="float" office:value="0.705189" calcext:value-type="float">
            <text:p>0.705189</text:p>
          </table:table-cell>
          <table:table-cell/>
          <table:table-cell office:value-type="float" office:value="27.9598" calcext:value-type="float">
            <text:p>27.9598</text:p>
          </table:table-cell>
          <table:table-cell office:value-type="float" office:value="27.8943" calcext:value-type="float">
            <text:p>27.8943</text:p>
          </table:table-cell>
          <table:table-cell/>
          <table:table-cell office:value-type="float" office:value="27.0129" calcext:value-type="float">
            <text:p>27.0129</text:p>
          </table:table-cell>
          <table:table-cell office:value-type="float" office:value="26.9368" calcext:value-type="float">
            <text:p>26.9368</text:p>
          </table:table-cell>
          <table:table-cell/>
          <table:table-cell office:value-type="float" office:value="26.0661" calcext:value-type="float">
            <text:p>26.0661</text:p>
          </table:table-cell>
          <table:table-cell office:value-type="float" office:value="26.0121" calcext:value-type="float">
            <text:p>26.0121</text:p>
          </table:table-cell>
          <table:table-cell/>
          <table:table-cell office:value-type="float" office:value="24.391" calcext:value-type="float">
            <text:p>24.391</text:p>
          </table:table-cell>
          <table:table-cell office:value-type="float" office:value="25.1192" calcext:value-type="float">
            <text:p>25.1192</text:p>
          </table:table-cell>
          <table:table-cell/>
          <table:table-cell office:value-type="float" office:value="23.7233" calcext:value-type="float">
            <text:p>23.7233</text:p>
          </table:table-cell>
          <table:table-cell office:value-type="float" office:value="24.257" calcext:value-type="float">
            <text:p>24.257</text:p>
          </table:table-cell>
          <table:table-cell/>
          <table:table-cell office:value-type="float" office:value="23.0555" calcext:value-type="float">
            <text:p>23.0555</text:p>
          </table:table-cell>
          <table:table-cell office:value-type="float" office:value="23.4244" calcext:value-type="float">
            <text:p>23.4244</text:p>
          </table:table-cell>
          <table:table-cell/>
          <table:table-cell office:value-type="float" office:value="22.3878" calcext:value-type="float">
            <text:p>22.3878</text:p>
          </table:table-cell>
          <table:table-cell office:value-type="float" office:value="22.6203" calcext:value-type="float">
            <text:p>22.6203</text:p>
          </table:table-cell>
        </table:table-row>
        <table:table-row table:style-name="ro1">
          <table:table-cell office:value-type="float" office:value="0.706952" calcext:value-type="float">
            <text:p>0.706952</text:p>
          </table:table-cell>
          <table:table-cell/>
          <table:table-cell office:value-type="float" office:value="27.9141" calcext:value-type="float">
            <text:p>27.9141</text:p>
          </table:table-cell>
          <table:table-cell office:value-type="float" office:value="27.8536" calcext:value-type="float">
            <text:p>27.8536</text:p>
          </table:table-cell>
          <table:table-cell/>
          <table:table-cell office:value-type="float" office:value="26.9765" calcext:value-type="float">
            <text:p>26.9765</text:p>
          </table:table-cell>
          <table:table-cell office:value-type="float" office:value="26.9042" calcext:value-type="float">
            <text:p>26.9042</text:p>
          </table:table-cell>
          <table:table-cell/>
          <table:table-cell office:value-type="float" office:value="26.039" calcext:value-type="float">
            <text:p>26.039</text:p>
          </table:table-cell>
          <table:table-cell office:value-type="float" office:value="25.9872" calcext:value-type="float">
            <text:p>25.9872</text:p>
          </table:table-cell>
          <table:table-cell/>
          <table:table-cell office:value-type="float" office:value="24.3737" calcext:value-type="float">
            <text:p>24.3737</text:p>
          </table:table-cell>
          <table:table-cell office:value-type="float" office:value="25.1014" calcext:value-type="float">
            <text:p>25.1014</text:p>
          </table:table-cell>
          <table:table-cell/>
          <table:table-cell office:value-type="float" office:value="23.7108" calcext:value-type="float">
            <text:p>23.7108</text:p>
          </table:table-cell>
          <table:table-cell office:value-type="float" office:value="24.2458" calcext:value-type="float">
            <text:p>24.2458</text:p>
          </table:table-cell>
          <table:table-cell/>
          <table:table-cell office:value-type="float" office:value="23.048" calcext:value-type="float">
            <text:p>23.048</text:p>
          </table:table-cell>
          <table:table-cell office:value-type="float" office:value="23.4194" calcext:value-type="float">
            <text:p>23.4194</text:p>
          </table:table-cell>
          <table:table-cell/>
          <table:table-cell office:value-type="float" office:value="22.3852" calcext:value-type="float">
            <text:p>22.3852</text:p>
          </table:table-cell>
          <table:table-cell office:value-type="float" office:value="22.6212" calcext:value-type="float">
            <text:p>22.6212</text:p>
          </table:table-cell>
        </table:table-row>
        <table:table-row table:style-name="ro1">
          <table:table-cell office:value-type="float" office:value="0.708888" calcext:value-type="float">
            <text:p>0.708888</text:p>
          </table:table-cell>
          <table:table-cell/>
          <table:table-cell office:value-type="float" office:value="28.2536" calcext:value-type="float">
            <text:p>28.2536</text:p>
          </table:table-cell>
          <table:table-cell office:value-type="float" office:value="28.1978" calcext:value-type="float">
            <text:p>28.1978</text:p>
          </table:table-cell>
          <table:table-cell/>
          <table:table-cell office:value-type="float" office:value="27.3132" calcext:value-type="float">
            <text:p>27.3132</text:p>
          </table:table-cell>
          <table:table-cell office:value-type="float" office:value="27.2441" calcext:value-type="float">
            <text:p>27.2441</text:p>
          </table:table-cell>
          <table:table-cell/>
          <table:table-cell office:value-type="float" office:value="26.3728" calcext:value-type="float">
            <text:p>26.3728</text:p>
          </table:table-cell>
          <table:table-cell office:value-type="float" office:value="26.3227" calcext:value-type="float">
            <text:p>26.3227</text:p>
          </table:table-cell>
          <table:table-cell/>
          <table:table-cell office:value-type="float" office:value="24.6951" calcext:value-type="float">
            <text:p>24.6951</text:p>
          </table:table-cell>
          <table:table-cell office:value-type="float" office:value="25.4324" calcext:value-type="float">
            <text:p>25.4324</text:p>
          </table:table-cell>
          <table:table-cell/>
          <table:table-cell office:value-type="float" office:value="24.0284" calcext:value-type="float">
            <text:p>24.0284</text:p>
          </table:table-cell>
          <table:table-cell office:value-type="float" office:value="24.5723" calcext:value-type="float">
            <text:p>24.5723</text:p>
          </table:table-cell>
          <table:table-cell/>
          <table:table-cell office:value-type="float" office:value="23.3618" calcext:value-type="float">
            <text:p>23.3618</text:p>
          </table:table-cell>
          <table:table-cell office:value-type="float" office:value="23.7412" calcext:value-type="float">
            <text:p>23.7412</text:p>
          </table:table-cell>
          <table:table-cell/>
          <table:table-cell office:value-type="float" office:value="22.6952" calcext:value-type="float">
            <text:p>22.6952</text:p>
          </table:table-cell>
          <table:table-cell office:value-type="float" office:value="22.9383" calcext:value-type="float">
            <text:p>22.9383</text:p>
          </table:table-cell>
        </table:table-row>
        <table:table-row table:style-name="ro1">
          <table:table-cell office:value-type="float" office:value="0.711326" calcext:value-type="float">
            <text:p>0.711326</text:p>
          </table:table-cell>
          <table:table-cell/>
          <table:table-cell office:value-type="float" office:value="27.9403" calcext:value-type="float">
            <text:p>27.9403</text:p>
          </table:table-cell>
          <table:table-cell office:value-type="float" office:value="27.8918" calcext:value-type="float">
            <text:p>27.8918</text:p>
          </table:table-cell>
          <table:table-cell/>
          <table:table-cell office:value-type="float" office:value="27.021" calcext:value-type="float">
            <text:p>27.021</text:p>
          </table:table-cell>
          <table:table-cell office:value-type="float" office:value="26.9577" calcext:value-type="float">
            <text:p>26.9577</text:p>
          </table:table-cell>
          <table:table-cell/>
          <table:table-cell office:value-type="float" office:value="26.1017" calcext:value-type="float">
            <text:p>26.1017</text:p>
          </table:table-cell>
          <table:table-cell office:value-type="float" office:value="26.0549" calcext:value-type="float">
            <text:p>26.0549</text:p>
          </table:table-cell>
          <table:table-cell/>
          <table:table-cell office:value-type="float" office:value="24.4523" calcext:value-type="float">
            <text:p>24.4523</text:p>
          </table:table-cell>
          <table:table-cell office:value-type="float" office:value="25.1824" calcext:value-type="float">
            <text:p>25.1824</text:p>
          </table:table-cell>
          <table:table-cell/>
          <table:table-cell office:value-type="float" office:value="23.7983" calcext:value-type="float">
            <text:p>23.7983</text:p>
          </table:table-cell>
          <table:table-cell office:value-type="float" office:value="24.339" calcext:value-type="float">
            <text:p>24.339</text:p>
          </table:table-cell>
          <table:table-cell/>
          <table:table-cell office:value-type="float" office:value="23.1444" calcext:value-type="float">
            <text:p>23.1444</text:p>
          </table:table-cell>
          <table:table-cell office:value-type="float" office:value="23.524" calcext:value-type="float">
            <text:p>23.524</text:p>
          </table:table-cell>
          <table:table-cell/>
          <table:table-cell office:value-type="float" office:value="22.4905" calcext:value-type="float">
            <text:p>22.4905</text:p>
          </table:table-cell>
          <table:table-cell office:value-type="float" office:value="22.7362" calcext:value-type="float">
            <text:p>22.7362</text:p>
          </table:table-cell>
        </table:table-row>
        <table:table-row table:style-name="ro1">
          <table:table-cell office:value-type="float" office:value="0.71374" calcext:value-type="float">
            <text:p>0.71374</text:p>
          </table:table-cell>
          <table:table-cell/>
          <table:table-cell office:value-type="float" office:value="27.7128" calcext:value-type="float">
            <text:p>27.7128</text:p>
          </table:table-cell>
          <table:table-cell office:value-type="float" office:value="27.6711" calcext:value-type="float">
            <text:p>27.6711</text:p>
          </table:table-cell>
          <table:table-cell/>
          <table:table-cell office:value-type="float" office:value="26.8114" calcext:value-type="float">
            <text:p>26.8114</text:p>
          </table:table-cell>
          <table:table-cell office:value-type="float" office:value="26.7535" calcext:value-type="float">
            <text:p>26.7535</text:p>
          </table:table-cell>
          <table:table-cell/>
          <table:table-cell office:value-type="float" office:value="25.9099" calcext:value-type="float">
            <text:p>25.9099</text:p>
          </table:table-cell>
          <table:table-cell office:value-type="float" office:value="25.8663" calcext:value-type="float">
            <text:p>25.8663</text:p>
          </table:table-cell>
          <table:table-cell/>
          <table:table-cell office:value-type="float" office:value="24.2835" calcext:value-type="float">
            <text:p>24.2835</text:p>
          </table:table-cell>
          <table:table-cell office:value-type="float" office:value="25.0085" calcext:value-type="float">
            <text:p>25.0085</text:p>
          </table:table-cell>
          <table:table-cell/>
          <table:table-cell office:value-type="float" office:value="23.6401" calcext:value-type="float">
            <text:p>23.6401</text:p>
          </table:table-cell>
          <table:table-cell office:value-type="float" office:value="24.1792" calcext:value-type="float">
            <text:p>24.1792</text:p>
          </table:table-cell>
          <table:table-cell/>
          <table:table-cell office:value-type="float" office:value="22.9967" calcext:value-type="float">
            <text:p>22.9967</text:p>
          </table:table-cell>
          <table:table-cell office:value-type="float" office:value="23.3774" calcext:value-type="float">
            <text:p>23.3774</text:p>
          </table:table-cell>
          <table:table-cell/>
          <table:table-cell office:value-type="float" office:value="22.3533" calcext:value-type="float">
            <text:p>22.3533</text:p>
          </table:table-cell>
          <table:table-cell office:value-type="float" office:value="22.6022" calcext:value-type="float">
            <text:p>22.6022</text:p>
          </table:table-cell>
        </table:table-row>
        <table:table-row table:style-name="ro1">
          <table:table-cell office:value-type="float" office:value="0.716736" calcext:value-type="float">
            <text:p>0.716736</text:p>
          </table:table-cell>
          <table:table-cell/>
          <table:table-cell office:value-type="float" office:value="27.9907" calcext:value-type="float">
            <text:p>27.9907</text:p>
          </table:table-cell>
          <table:table-cell office:value-type="float" office:value="27.9565" calcext:value-type="float">
            <text:p>27.9565</text:p>
          </table:table-cell>
          <table:table-cell/>
          <table:table-cell office:value-type="float" office:value="27.0932" calcext:value-type="float">
            <text:p>27.0932</text:p>
          </table:table-cell>
          <table:table-cell office:value-type="float" office:value="27.0407" calcext:value-type="float">
            <text:p>27.0407</text:p>
          </table:table-cell>
          <table:table-cell/>
          <table:table-cell office:value-type="float" office:value="26.1957" calcext:value-type="float">
            <text:p>26.1957</text:p>
          </table:table-cell>
          <table:table-cell office:value-type="float" office:value="26.155" calcext:value-type="float">
            <text:p>26.155</text:p>
          </table:table-cell>
          <table:table-cell/>
          <table:table-cell office:value-type="float" office:value="24.5648" calcext:value-type="float">
            <text:p>24.5648</text:p>
          </table:table-cell>
          <table:table-cell office:value-type="float" office:value="25.2982" calcext:value-type="float">
            <text:p>25.2982</text:p>
          </table:table-cell>
          <table:table-cell/>
          <table:table-cell office:value-type="float" office:value="23.9215" calcext:value-type="float">
            <text:p>23.9215</text:p>
          </table:table-cell>
          <table:table-cell office:value-type="float" office:value="24.4696" calcext:value-type="float">
            <text:p>24.4696</text:p>
          </table:table-cell>
          <table:table-cell/>
          <table:table-cell office:value-type="float" office:value="23.2782" calcext:value-type="float">
            <text:p>23.2782</text:p>
          </table:table-cell>
          <table:table-cell office:value-type="float" office:value="23.668" calcext:value-type="float">
            <text:p>23.668</text:p>
          </table:table-cell>
          <table:table-cell/>
          <table:table-cell office:value-type="float" office:value="22.635" calcext:value-type="float">
            <text:p>22.635</text:p>
          </table:table-cell>
          <table:table-cell office:value-type="float" office:value="22.8928" calcext:value-type="float">
            <text:p>22.8928</text:p>
          </table:table-cell>
        </table:table-row>
        <table:table-row table:style-name="ro1">
          <table:table-cell office:value-type="float" office:value="0.717202" calcext:value-type="float">
            <text:p>0.717202</text:p>
          </table:table-cell>
          <table:table-cell/>
          <table:table-cell office:value-type="float" office:value="28.0145" calcext:value-type="float">
            <text:p>28.0145</text:p>
          </table:table-cell>
          <table:table-cell office:value-type="float" office:value="27.9815" calcext:value-type="float">
            <text:p>27.9815</text:p>
          </table:table-cell>
          <table:table-cell/>
          <table:table-cell office:value-type="float" office:value="27.1183" calcext:value-type="float">
            <text:p>27.1183</text:p>
          </table:table-cell>
          <table:table-cell office:value-type="float" office:value="27.0667" calcext:value-type="float">
            <text:p>27.0667</text:p>
          </table:table-cell>
          <table:table-cell/>
          <table:table-cell office:value-type="float" office:value="26.2221" calcext:value-type="float">
            <text:p>26.2221</text:p>
          </table:table-cell>
          <table:table-cell office:value-type="float" office:value="26.1818" calcext:value-type="float">
            <text:p>26.1818</text:p>
          </table:table-cell>
          <table:table-cell/>
          <table:table-cell office:value-type="float" office:value="24.5916" calcext:value-type="float">
            <text:p>24.5916</text:p>
          </table:table-cell>
          <table:table-cell office:value-type="float" office:value="25.3258" calcext:value-type="float">
            <text:p>25.3258</text:p>
          </table:table-cell>
          <table:table-cell/>
          <table:table-cell office:value-type="float" office:value="23.9488" calcext:value-type="float">
            <text:p>23.9488</text:p>
          </table:table-cell>
          <table:table-cell office:value-type="float" office:value="24.4978" calcext:value-type="float">
            <text:p>24.4978</text:p>
          </table:table-cell>
          <table:table-cell/>
          <table:table-cell office:value-type="float" office:value="23.306" calcext:value-type="float">
            <text:p>23.306</text:p>
          </table:table-cell>
          <table:table-cell office:value-type="float" office:value="23.6969" calcext:value-type="float">
            <text:p>23.6969</text:p>
          </table:table-cell>
          <table:table-cell/>
          <table:table-cell office:value-type="float" office:value="22.6632" calcext:value-type="float">
            <text:p>22.6632</text:p>
          </table:table-cell>
          <table:table-cell office:value-type="float" office:value="22.9222" calcext:value-type="float">
            <text:p>22.9222</text:p>
          </table:table-cell>
        </table:table-row>
        <table:table-row table:style-name="ro1">
          <table:table-cell office:value-type="float" office:value="0.71925" calcext:value-type="float">
            <text:p>0.71925</text:p>
          </table:table-cell>
          <table:table-cell/>
          <table:table-cell office:value-type="float" office:value="27.7131" calcext:value-type="float">
            <text:p>27.7131</text:p>
          </table:table-cell>
          <table:table-cell office:value-type="float" office:value="27.6857" calcext:value-type="float">
            <text:p>27.6857</text:p>
          </table:table-cell>
          <table:table-cell/>
          <table:table-cell office:value-type="float" office:value="26.8352" calcext:value-type="float">
            <text:p>26.8352</text:p>
          </table:table-cell>
          <table:table-cell office:value-type="float" office:value="26.7882" calcext:value-type="float">
            <text:p>26.7882</text:p>
          </table:table-cell>
          <table:table-cell/>
          <table:table-cell office:value-type="float" office:value="25.9574" calcext:value-type="float">
            <text:p>25.9574</text:p>
          </table:table-cell>
          <table:table-cell office:value-type="float" office:value="25.9198" calcext:value-type="float">
            <text:p>25.9198</text:p>
          </table:table-cell>
          <table:table-cell/>
          <table:table-cell office:value-type="float" office:value="24.3524" calcext:value-type="float">
            <text:p>24.3524</text:p>
          </table:table-cell>
          <table:table-cell office:value-type="float" office:value="25.0795" calcext:value-type="float">
            <text:p>25.0795</text:p>
          </table:table-cell>
          <table:table-cell/>
          <table:table-cell office:value-type="float" office:value="23.721" calcext:value-type="float">
            <text:p>23.721</text:p>
          </table:table-cell>
          <table:table-cell office:value-type="float" office:value="24.2665" calcext:value-type="float">
            <text:p>24.2665</text:p>
          </table:table-cell>
          <table:table-cell/>
          <table:table-cell office:value-type="float" office:value="23.0896" calcext:value-type="float">
            <text:p>23.0896</text:p>
          </table:table-cell>
          <table:table-cell office:value-type="float" office:value="23.4799" calcext:value-type="float">
            <text:p>23.4799</text:p>
          </table:table-cell>
          <table:table-cell/>
          <table:table-cell office:value-type="float" office:value="22.4582" calcext:value-type="float">
            <text:p>22.4582</text:p>
          </table:table-cell>
          <table:table-cell office:value-type="float" office:value="22.7187" calcext:value-type="float">
            <text:p>22.7187</text:p>
          </table:table-cell>
        </table:table-row>
        <table:table-row table:style-name="ro1">
          <table:table-cell office:value-type="float" office:value="0.720162" calcext:value-type="float">
            <text:p>0.720162</text:p>
          </table:table-cell>
          <table:table-cell/>
          <table:table-cell office:value-type="float" office:value="27.6807" calcext:value-type="float">
            <text:p>27.6807</text:p>
          </table:table-cell>
          <table:table-cell office:value-type="float" office:value="27.6557" calcext:value-type="float">
            <text:p>27.6557</text:p>
          </table:table-cell>
          <table:table-cell/>
          <table:table-cell office:value-type="float" office:value="26.8078" calcext:value-type="float">
            <text:p>26.8078</text:p>
          </table:table-cell>
          <table:table-cell office:value-type="float" office:value="26.7625" calcext:value-type="float">
            <text:p>26.7625</text:p>
          </table:table-cell>
          <table:table-cell/>
          <table:table-cell office:value-type="float" office:value="25.9348" calcext:value-type="float">
            <text:p>25.9348</text:p>
          </table:table-cell>
          <table:table-cell office:value-type="float" office:value="25.8983" calcext:value-type="float">
            <text:p>25.8983</text:p>
          </table:table-cell>
          <table:table-cell/>
          <table:table-cell office:value-type="float" office:value="24.3353" calcext:value-type="float">
            <text:p>24.3353</text:p>
          </table:table-cell>
          <table:table-cell office:value-type="float" office:value="25.0619" calcext:value-type="float">
            <text:p>25.0619</text:p>
          </table:table-cell>
          <table:table-cell/>
          <table:table-cell office:value-type="float" office:value="23.7066" calcext:value-type="float">
            <text:p>23.7066</text:p>
          </table:table-cell>
          <table:table-cell office:value-type="float" office:value="24.2525" calcext:value-type="float">
            <text:p>24.2525</text:p>
          </table:table-cell>
          <table:table-cell/>
          <table:table-cell office:value-type="float" office:value="23.0779" calcext:value-type="float">
            <text:p>23.0779</text:p>
          </table:table-cell>
          <table:table-cell office:value-type="float" office:value="23.4693" calcext:value-type="float">
            <text:p>23.4693</text:p>
          </table:table-cell>
          <table:table-cell/>
          <table:table-cell office:value-type="float" office:value="22.4493" calcext:value-type="float">
            <text:p>22.4493</text:p>
          </table:table-cell>
          <table:table-cell office:value-type="float" office:value="22.7113" calcext:value-type="float">
            <text:p>22.7113</text:p>
          </table:table-cell>
        </table:table-row>
        <table:table-row table:style-name="ro1">
          <table:table-cell office:value-type="float" office:value="0.720429" calcext:value-type="float">
            <text:p>0.720429</text:p>
          </table:table-cell>
          <table:table-cell/>
          <table:table-cell office:value-type="float" office:value="27.7505" calcext:value-type="float">
            <text:p>27.7505</text:p>
          </table:table-cell>
          <table:table-cell office:value-type="float" office:value="27.7261" calcext:value-type="float">
            <text:p>27.7261</text:p>
          </table:table-cell>
          <table:table-cell/>
          <table:table-cell office:value-type="float" office:value="26.8765" calcext:value-type="float">
            <text:p>26.8765</text:p>
          </table:table-cell>
          <table:table-cell office:value-type="float" office:value="26.8316" calcext:value-type="float">
            <text:p>26.8316</text:p>
          </table:table-cell>
          <table:table-cell/>
          <table:table-cell office:value-type="float" office:value="26.0024" calcext:value-type="float">
            <text:p>26.0024</text:p>
          </table:table-cell>
          <table:table-cell office:value-type="float" office:value="25.9661" calcext:value-type="float">
            <text:p>25.9661</text:p>
          </table:table-cell>
          <table:table-cell/>
          <table:table-cell office:value-type="float" office:value="24.3999" calcext:value-type="float">
            <text:p>24.3999</text:p>
          </table:table-cell>
          <table:table-cell office:value-type="float" office:value="25.1284" calcext:value-type="float">
            <text:p>25.1284</text:p>
          </table:table-cell>
          <table:table-cell/>
          <table:table-cell office:value-type="float" office:value="23.7702" calcext:value-type="float">
            <text:p>23.7702</text:p>
          </table:table-cell>
          <table:table-cell office:value-type="float" office:value="24.3178" calcext:value-type="float">
            <text:p>24.3178</text:p>
          </table:table-cell>
          <table:table-cell/>
          <table:table-cell office:value-type="float" office:value="23.1406" calcext:value-type="float">
            <text:p>23.1406</text:p>
          </table:table-cell>
          <table:table-cell office:value-type="float" office:value="23.5334" calcext:value-type="float">
            <text:p>23.5334</text:p>
          </table:table-cell>
          <table:table-cell/>
          <table:table-cell office:value-type="float" office:value="22.5109" calcext:value-type="float">
            <text:p>22.5109</text:p>
          </table:table-cell>
          <table:table-cell office:value-type="float" office:value="22.7742" calcext:value-type="float">
            <text:p>22.7742</text:p>
          </table:table-cell>
        </table:table-row>
        <table:table-row table:style-name="ro1">
          <table:table-cell office:value-type="float" office:value="0.722055" calcext:value-type="float">
            <text:p>0.722055</text:p>
          </table:table-cell>
          <table:table-cell/>
          <table:table-cell office:value-type="float" office:value="28.0022" calcext:value-type="float">
            <text:p>28.0022</text:p>
          </table:table-cell>
          <table:table-cell office:value-type="float" office:value="27.9818" calcext:value-type="float">
            <text:p>27.9818</text:p>
          </table:table-cell>
          <table:table-cell/>
          <table:table-cell office:value-type="float" office:value="27.1273" calcext:value-type="float">
            <text:p>27.1273</text:p>
          </table:table-cell>
          <table:table-cell office:value-type="float" office:value="27.0852" calcext:value-type="float">
            <text:p>27.0852</text:p>
          </table:table-cell>
          <table:table-cell/>
          <table:table-cell office:value-type="float" office:value="26.2523" calcext:value-type="float">
            <text:p>26.2523</text:p>
          </table:table-cell>
          <table:table-cell office:value-type="float" office:value="26.2174" calcext:value-type="float">
            <text:p>26.2174</text:p>
          </table:table-cell>
          <table:table-cell/>
          <table:table-cell office:value-type="float" office:value="24.6416" calcext:value-type="float">
            <text:p>24.6416</text:p>
          </table:table-cell>
          <table:table-cell office:value-type="float" office:value="25.3774" calcext:value-type="float">
            <text:p>25.3774</text:p>
          </table:table-cell>
          <table:table-cell/>
          <table:table-cell office:value-type="float" office:value="24.0098" calcext:value-type="float">
            <text:p>24.0098</text:p>
          </table:table-cell>
          <table:table-cell office:value-type="float" office:value="24.5642" calcext:value-type="float">
            <text:p>24.5642</text:p>
          </table:table-cell>
          <table:table-cell/>
          <table:table-cell office:value-type="float" office:value="23.378" calcext:value-type="float">
            <text:p>23.378</text:p>
          </table:table-cell>
          <table:table-cell office:value-type="float" office:value="23.7772" calcext:value-type="float">
            <text:p>23.7772</text:p>
          </table:table-cell>
          <table:table-cell/>
          <table:table-cell office:value-type="float" office:value="22.7463" calcext:value-type="float">
            <text:p>22.7463</text:p>
          </table:table-cell>
          <table:table-cell office:value-type="float" office:value="23.0153" calcext:value-type="float">
            <text:p>23.0153</text:p>
          </table:table-cell>
        </table:table-row>
        <table:table-row table:style-name="ro1">
          <table:table-cell office:value-type="float" office:value="0.724326" calcext:value-type="float">
            <text:p>0.724326</text:p>
          </table:table-cell>
          <table:table-cell/>
          <table:table-cell office:value-type="float" office:value="27.8858" calcext:value-type="float">
            <text:p>27.8858</text:p>
          </table:table-cell>
          <table:table-cell office:value-type="float" office:value="27.8711" calcext:value-type="float">
            <text:p>27.8711</text:p>
          </table:table-cell>
          <table:table-cell/>
          <table:table-cell office:value-type="float" office:value="27.0241" calcext:value-type="float">
            <text:p>27.0241</text:p>
          </table:table-cell>
          <table:table-cell office:value-type="float" office:value="26.9866" calcext:value-type="float">
            <text:p>26.9866</text:p>
          </table:table-cell>
          <table:table-cell/>
          <table:table-cell office:value-type="float" office:value="26.1625" calcext:value-type="float">
            <text:p>26.1625</text:p>
          </table:table-cell>
          <table:table-cell office:value-type="float" office:value="26.1301" calcext:value-type="float">
            <text:p>26.1301</text:p>
          </table:table-cell>
          <table:table-cell/>
          <table:table-cell office:value-type="float" office:value="24.5673" calcext:value-type="float">
            <text:p>24.5673</text:p>
          </table:table-cell>
          <table:table-cell office:value-type="float" office:value="25.3008" calcext:value-type="float">
            <text:p>25.3008</text:p>
          </table:table-cell>
          <table:table-cell/>
          <table:table-cell office:value-type="float" office:value="23.9432" calcext:value-type="float">
            <text:p>23.9432</text:p>
          </table:table-cell>
          <table:table-cell office:value-type="float" office:value="24.4978" calcext:value-type="float">
            <text:p>24.4978</text:p>
          </table:table-cell>
          <table:table-cell/>
          <table:table-cell office:value-type="float" office:value="23.319" calcext:value-type="float">
            <text:p>23.319</text:p>
          </table:table-cell>
          <table:table-cell office:value-type="float" office:value="23.7204" calcext:value-type="float">
            <text:p>23.7204</text:p>
          </table:table-cell>
          <table:table-cell/>
          <table:table-cell office:value-type="float" office:value="22.6949" calcext:value-type="float">
            <text:p>22.6949</text:p>
          </table:table-cell>
          <table:table-cell office:value-type="float" office:value="22.9675" calcext:value-type="float">
            <text:p>22.9675</text:p>
          </table:table-cell>
        </table:table-row>
        <table:table-row table:style-name="ro1">
          <table:table-cell office:value-type="float" office:value="0.726329" calcext:value-type="float">
            <text:p>0.726329</text:p>
          </table:table-cell>
          <table:table-cell/>
          <table:table-cell office:value-type="float" office:value="27.9042" calcext:value-type="float">
            <text:p>27.9042</text:p>
          </table:table-cell>
          <table:table-cell office:value-type="float" office:value="27.8945" calcext:value-type="float">
            <text:p>27.8945</text:p>
          </table:table-cell>
          <table:table-cell/>
          <table:table-cell office:value-type="float" office:value="27.0505" calcext:value-type="float">
            <text:p>27.0505</text:p>
          </table:table-cell>
          <table:table-cell office:value-type="float" office:value="27.0167" calcext:value-type="float">
            <text:p>27.0167</text:p>
          </table:table-cell>
          <table:table-cell/>
          <table:table-cell office:value-type="float" office:value="26.1968" calcext:value-type="float">
            <text:p>26.1968</text:p>
          </table:table-cell>
          <table:table-cell office:value-type="float" office:value="26.1665" calcext:value-type="float">
            <text:p>26.1665</text:p>
          </table:table-cell>
          <table:table-cell/>
          <table:table-cell office:value-type="float" office:value="24.6083" calcext:value-type="float">
            <text:p>24.6083</text:p>
          </table:table-cell>
          <table:table-cell office:value-type="float" office:value="25.3431" calcext:value-type="float">
            <text:p>25.3431</text:p>
          </table:table-cell>
          <table:table-cell/>
          <table:table-cell office:value-type="float" office:value="23.9882" calcext:value-type="float">
            <text:p>23.9882</text:p>
          </table:table-cell>
          <table:table-cell office:value-type="float" office:value="24.5455" calcext:value-type="float">
            <text:p>24.5455</text:p>
          </table:table-cell>
          <table:table-cell/>
          <table:table-cell office:value-type="float" office:value="23.3681" calcext:value-type="float">
            <text:p>23.3681</text:p>
          </table:table-cell>
          <table:table-cell office:value-type="float" office:value="23.7731" calcext:value-type="float">
            <text:p>23.7731</text:p>
          </table:table-cell>
          <table:table-cell/>
          <table:table-cell office:value-type="float" office:value="22.748" calcext:value-type="float">
            <text:p>22.748</text:p>
          </table:table-cell>
          <table:table-cell office:value-type="float" office:value="23.025" calcext:value-type="float">
            <text:p>23.025</text:p>
          </table:table-cell>
        </table:table-row>
        <table:table-row table:style-name="ro1">
          <table:table-cell office:value-type="float" office:value="0.728198" calcext:value-type="float">
            <text:p>0.728198</text:p>
          </table:table-cell>
          <table:table-cell/>
          <table:table-cell office:value-type="float" office:value="27.866" calcext:value-type="float">
            <text:p>27.866</text:p>
          </table:table-cell>
          <table:table-cell office:value-type="float" office:value="27.8608" calcext:value-type="float">
            <text:p>27.8608</text:p>
          </table:table-cell>
          <table:table-cell/>
          <table:table-cell office:value-type="float" office:value="27.0213" calcext:value-type="float">
            <text:p>27.0213</text:p>
          </table:table-cell>
          <table:table-cell office:value-type="float" office:value="26.991" calcext:value-type="float">
            <text:p>26.991</text:p>
          </table:table-cell>
          <table:table-cell/>
          <table:table-cell office:value-type="float" office:value="26.1766" calcext:value-type="float">
            <text:p>26.1766</text:p>
          </table:table-cell>
          <table:table-cell office:value-type="float" office:value="26.1483" calcext:value-type="float">
            <text:p>26.1483</text:p>
          </table:table-cell>
          <table:table-cell/>
          <table:table-cell office:value-type="float" office:value="24.5975" calcext:value-type="float">
            <text:p>24.5975</text:p>
          </table:table-cell>
          <table:table-cell office:value-type="float" office:value="25.332" calcext:value-type="float">
            <text:p>25.332</text:p>
          </table:table-cell>
          <table:table-cell/>
          <table:table-cell office:value-type="float" office:value="23.9825" calcext:value-type="float">
            <text:p>23.9825</text:p>
          </table:table-cell>
          <table:table-cell office:value-type="float" office:value="24.5411" calcext:value-type="float">
            <text:p>24.5411</text:p>
          </table:table-cell>
          <table:table-cell/>
          <table:table-cell office:value-type="float" office:value="23.3674" calcext:value-type="float">
            <text:p>23.3674</text:p>
          </table:table-cell>
          <table:table-cell office:value-type="float" office:value="23.7749" calcext:value-type="float">
            <text:p>23.7749</text:p>
          </table:table-cell>
          <table:table-cell/>
          <table:table-cell office:value-type="float" office:value="22.7523" calcext:value-type="float">
            <text:p>22.7523</text:p>
          </table:table-cell>
          <table:table-cell office:value-type="float" office:value="23.0326" calcext:value-type="float">
            <text:p>23.0326</text:p>
          </table:table-cell>
        </table:table-row>
        <table:table-row table:style-name="ro1">
          <table:table-cell office:value-type="float" office:value="0.729427" calcext:value-type="float">
            <text:p>0.729427</text:p>
          </table:table-cell>
          <table:table-cell/>
          <table:table-cell office:value-type="float" office:value="28.0201" calcext:value-type="float">
            <text:p>28.0201</text:p>
          </table:table-cell>
          <table:table-cell office:value-type="float" office:value="28.018" calcext:value-type="float">
            <text:p>28.018</text:p>
          </table:table-cell>
          <table:table-cell/>
          <table:table-cell office:value-type="float" office:value="27.176" calcext:value-type="float">
            <text:p>27.176</text:p>
          </table:table-cell>
          <table:table-cell office:value-type="float" office:value="27.1478" calcext:value-type="float">
            <text:p>27.1478</text:p>
          </table:table-cell>
          <table:table-cell/>
          <table:table-cell office:value-type="float" office:value="26.3319" calcext:value-type="float">
            <text:p>26.3319</text:p>
          </table:table-cell>
          <table:table-cell office:value-type="float" office:value="26.3047" calcext:value-type="float">
            <text:p>26.3047</text:p>
          </table:table-cell>
          <table:table-cell/>
          <table:table-cell office:value-type="float" office:value="24.7488" calcext:value-type="float">
            <text:p>24.7488</text:p>
          </table:table-cell>
          <table:table-cell office:value-type="float" office:value="25.4877" calcext:value-type="float">
            <text:p>25.4877</text:p>
          </table:table-cell>
          <table:table-cell/>
          <table:table-cell office:value-type="float" office:value="24.133" calcext:value-type="float">
            <text:p>24.133</text:p>
          </table:table-cell>
          <table:table-cell office:value-type="float" office:value="24.6962" calcext:value-type="float">
            <text:p>24.6962</text:p>
          </table:table-cell>
          <table:table-cell/>
          <table:table-cell office:value-type="float" office:value="23.5173" calcext:value-type="float">
            <text:p>23.5173</text:p>
          </table:table-cell>
          <table:table-cell office:value-type="float" office:value="23.9292" calcext:value-type="float">
            <text:p>23.9292</text:p>
          </table:table-cell>
          <table:table-cell/>
          <table:table-cell office:value-type="float" office:value="22.9016" calcext:value-type="float">
            <text:p>22.9016</text:p>
          </table:table-cell>
          <table:table-cell office:value-type="float" office:value="23.186" calcext:value-type="float">
            <text:p>23.186</text:p>
          </table:table-cell>
        </table:table-row>
        <table:table-row table:style-name="ro1">
          <table:table-cell office:value-type="float" office:value="0.7324" calcext:value-type="float">
            <text:p>0.7324</text:p>
          </table:table-cell>
          <table:table-cell/>
          <table:table-cell office:value-type="float" office:value="27.7628" calcext:value-type="float">
            <text:p>27.7628</text:p>
          </table:table-cell>
          <table:table-cell office:value-type="float" office:value="27.7678" calcext:value-type="float">
            <text:p>27.7678</text:p>
          </table:table-cell>
          <table:table-cell/>
          <table:table-cell office:value-type="float" office:value="26.9389" calcext:value-type="float">
            <text:p>26.9389</text:p>
          </table:table-cell>
          <table:table-cell office:value-type="float" office:value="26.9163" calcext:value-type="float">
            <text:p>26.9163</text:p>
          </table:table-cell>
          <table:table-cell/>
          <table:table-cell office:value-type="float" office:value="26.1149" calcext:value-type="float">
            <text:p>26.1149</text:p>
          </table:table-cell>
          <table:table-cell office:value-type="float" office:value="26.091" calcext:value-type="float">
            <text:p>26.091</text:p>
          </table:table-cell>
          <table:table-cell/>
          <table:table-cell office:value-type="float" office:value="24.5577" calcext:value-type="float">
            <text:p>24.5577</text:p>
          </table:table-cell>
          <table:table-cell office:value-type="float" office:value="25.291" calcext:value-type="float">
            <text:p>25.291</text:p>
          </table:table-cell>
          <table:table-cell/>
          <table:table-cell office:value-type="float" office:value="23.9543" calcext:value-type="float">
            <text:p>23.9543</text:p>
          </table:table-cell>
          <table:table-cell office:value-type="float" office:value="24.5155" calcext:value-type="float">
            <text:p>24.5155</text:p>
          </table:table-cell>
          <table:table-cell/>
          <table:table-cell office:value-type="float" office:value="23.3508" calcext:value-type="float">
            <text:p>23.3508</text:p>
          </table:table-cell>
          <table:table-cell office:value-type="float" office:value="23.7638" calcext:value-type="float">
            <text:p>23.7638</text:p>
          </table:table-cell>
          <table:table-cell/>
          <table:table-cell office:value-type="float" office:value="22.7473" calcext:value-type="float">
            <text:p>22.7473</text:p>
          </table:table-cell>
          <table:table-cell office:value-type="float" office:value="23.0351" calcext:value-type="float">
            <text:p>23.0351</text:p>
          </table:table-cell>
        </table:table-row>
        <table:table-row table:style-name="ro1">
          <table:table-cell office:value-type="float" office:value="0.734596" calcext:value-type="float">
            <text:p>0.734596</text:p>
          </table:table-cell>
          <table:table-cell/>
          <table:table-cell office:value-type="float" office:value="27.7108" calcext:value-type="float">
            <text:p>27.7108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float" office:value="26.8975" calcext:value-type="float">
            <text:p>26.8975</text:p>
          </table:table-cell>
          <table:table-cell office:value-type="float" office:value="26.8789" calcext:value-type="float">
            <text:p>26.8789</text:p>
          </table:table-cell>
          <table:table-cell/>
          <table:table-cell office:value-type="float" office:value="26.0842" calcext:value-type="float">
            <text:p>26.0842</text:p>
          </table:table-cell>
          <table:table-cell office:value-type="float" office:value="26.0625" calcext:value-type="float">
            <text:p>26.0625</text:p>
          </table:table-cell>
          <table:table-cell/>
          <table:table-cell office:value-type="float" office:value="24.5383" calcext:value-type="float">
            <text:p>24.5383</text:p>
          </table:table-cell>
          <table:table-cell office:value-type="float" office:value="25.2709" calcext:value-type="float">
            <text:p>25.2709</text:p>
          </table:table-cell>
          <table:table-cell/>
          <table:table-cell office:value-type="float" office:value="23.9408" calcext:value-type="float">
            <text:p>23.9408</text:p>
          </table:table-cell>
          <table:table-cell office:value-type="float" office:value="24.5034" calcext:value-type="float">
            <text:p>24.5034</text:p>
          </table:table-cell>
          <table:table-cell/>
          <table:table-cell office:value-type="float" office:value="23.3434" calcext:value-type="float">
            <text:p>23.3434</text:p>
          </table:table-cell>
          <table:table-cell office:value-type="float" office:value="23.7592" calcext:value-type="float">
            <text:p>23.7592</text:p>
          </table:table-cell>
          <table:table-cell/>
          <table:table-cell office:value-type="float" office:value="22.746" calcext:value-type="float">
            <text:p>22.746</text:p>
          </table:table-cell>
          <table:table-cell office:value-type="float" office:value="23.0375" calcext:value-type="float">
            <text:p>23.0375</text:p>
          </table:table-cell>
        </table:table-row>
        <table:table-row table:style-name="ro1">
          <table:table-cell office:value-type="float" office:value="0.739057" calcext:value-type="float">
            <text:p>0.739057</text:p>
          </table:table-cell>
          <table:table-cell/>
          <table:table-cell office:value-type="float" office:value="28.2548" calcext:value-type="float">
            <text:p>28.2548</text:p>
          </table:table-cell>
          <table:table-cell office:value-type="float" office:value="28.2755" calcext:value-type="float">
            <text:p>28.2755</text:p>
          </table:table-cell>
          <table:table-cell/>
          <table:table-cell office:value-type="float" office:value="27.4443" calcext:value-type="float">
            <text:p>27.4443</text:p>
          </table:table-cell>
          <table:table-cell office:value-type="float" office:value="27.4333" calcext:value-type="float">
            <text:p>27.4333</text:p>
          </table:table-cell>
          <table:table-cell/>
          <table:table-cell office:value-type="float" office:value="26.6339" calcext:value-type="float">
            <text:p>26.6339</text:p>
          </table:table-cell>
          <table:table-cell office:value-type="float" office:value="26.6162" calcext:value-type="float">
            <text:p>26.6162</text:p>
          </table:table-cell>
          <table:table-cell/>
          <table:table-cell office:value-type="float" office:value="25.0748" calcext:value-type="float">
            <text:p>25.0748</text:p>
          </table:table-cell>
          <table:table-cell office:value-type="float" office:value="25.8234" calcext:value-type="float">
            <text:p>25.8234</text:p>
          </table:table-cell>
          <table:table-cell/>
          <table:table-cell office:value-type="float" office:value="24.4758" calcext:value-type="float">
            <text:p>24.4758</text:p>
          </table:table-cell>
          <table:table-cell office:value-type="float" office:value="25.0543" calcext:value-type="float">
            <text:p>25.0543</text:p>
          </table:table-cell>
          <table:table-cell/>
          <table:table-cell office:value-type="float" office:value="23.8768" calcext:value-type="float">
            <text:p>23.8768</text:p>
          </table:table-cell>
          <table:table-cell office:value-type="float" office:value="24.308" calcext:value-type="float">
            <text:p>24.308</text:p>
          </table:table-cell>
          <table:table-cell/>
          <table:table-cell office:value-type="float" office:value="23.2778" calcext:value-type="float">
            <text:p>23.2778</text:p>
          </table:table-cell>
          <table:table-cell office:value-type="float" office:value="23.584" calcext:value-type="float">
            <text:p>23.584</text:p>
          </table:table-cell>
        </table:table-row>
        <table:table-row table:style-name="ro1">
          <table:table-cell office:value-type="float" office:value="0.73972" calcext:value-type="float">
            <text:p>0.73972</text:p>
          </table:table-cell>
          <table:table-cell/>
          <table:table-cell office:value-type="float" office:value="27.9242" calcext:value-type="float">
            <text:p>27.9242</text:p>
          </table:table-cell>
          <table:table-cell office:value-type="float" office:value="27.9462" calcext:value-type="float">
            <text:p>27.9462</text:p>
          </table:table-cell>
          <table:table-cell/>
          <table:table-cell office:value-type="float" office:value="27.1259" calcext:value-type="float">
            <text:p>27.1259</text:p>
          </table:table-cell>
          <table:table-cell office:value-type="float" office:value="27.1162" calcext:value-type="float">
            <text:p>27.1162</text:p>
          </table:table-cell>
          <table:table-cell/>
          <table:table-cell office:value-type="float" office:value="26.3277" calcext:value-type="float">
            <text:p>26.3277</text:p>
          </table:table-cell>
          <table:table-cell office:value-type="float" office:value="26.3109" calcext:value-type="float">
            <text:p>26.3109</text:p>
          </table:table-cell>
          <table:table-cell/>
          <table:table-cell office:value-type="float" office:value="24.7893" calcext:value-type="float">
            <text:p>24.7893</text:p>
          </table:table-cell>
          <table:table-cell office:value-type="float" office:value="25.5295" calcext:value-type="float">
            <text:p>25.5295</text:p>
          </table:table-cell>
          <table:table-cell/>
          <table:table-cell office:value-type="float" office:value="24.1989" calcext:value-type="float">
            <text:p>24.1989</text:p>
          </table:table-cell>
          <table:table-cell office:value-type="float" office:value="24.7713" calcext:value-type="float">
            <text:p>24.7713</text:p>
          </table:table-cell>
          <table:table-cell/>
          <table:table-cell office:value-type="float" office:value="23.6084" calcext:value-type="float">
            <text:p>23.6084</text:p>
          </table:table-cell>
          <table:table-cell office:value-type="float" office:value="24.0356" calcext:value-type="float">
            <text:p>24.0356</text:p>
          </table:table-cell>
          <table:table-cell/>
          <table:table-cell office:value-type="float" office:value="23.0179" calcext:value-type="float">
            <text:p>23.0179</text:p>
          </table:table-cell>
          <table:table-cell office:value-type="float" office:value="23.3218" calcext:value-type="float">
            <text:p>23.3218</text:p>
          </table:table-cell>
        </table:table-row>
        <table:table-row table:style-name="ro1">
          <table:table-cell office:value-type="float" office:value="0.740316" calcext:value-type="float">
            <text:p>0.740316</text:p>
          </table:table-cell>
          <table:table-cell/>
          <table:table-cell office:value-type="float" office:value="27.4782" calcext:value-type="float">
            <text:p>27.4782</text:p>
          </table:table-cell>
          <table:table-cell office:value-type="float" office:value="27.5012" calcext:value-type="float">
            <text:p>27.5012</text:p>
          </table:table-cell>
          <table:table-cell/>
          <table:table-cell office:value-type="float" office:value="26.6952" calcext:value-type="float">
            <text:p>26.6952</text:p>
          </table:table-cell>
          <table:table-cell office:value-type="float" office:value="26.6866" calcext:value-type="float">
            <text:p>26.6866</text:p>
          </table:table-cell>
          <table:table-cell/>
          <table:table-cell office:value-type="float" office:value="25.9121" calcext:value-type="float">
            <text:p>25.9121</text:p>
          </table:table-cell>
          <table:table-cell office:value-type="float" office:value="25.8961" calcext:value-type="float">
            <text:p>25.8961</text:p>
          </table:table-cell>
          <table:table-cell/>
          <table:table-cell office:value-type="float" office:value="24.4005" calcext:value-type="float">
            <text:p>24.4005</text:p>
          </table:table-cell>
          <table:table-cell office:value-type="float" office:value="25.1291" calcext:value-type="float">
            <text:p>25.1291</text:p>
          </table:table-cell>
          <table:table-cell/>
          <table:table-cell office:value-type="float" office:value="23.8208" calcext:value-type="float">
            <text:p>23.8208</text:p>
          </table:table-cell>
          <table:table-cell office:value-type="float" office:value="24.3848" calcext:value-type="float">
            <text:p>24.3848</text:p>
          </table:table-cell>
          <table:table-cell/>
          <table:table-cell office:value-type="float" office:value="23.2411" calcext:value-type="float">
            <text:p>23.2411</text:p>
          </table:table-cell>
          <table:table-cell office:value-type="float" office:value="23.6625" calcext:value-type="float">
            <text:p>23.6625</text:p>
          </table:table-cell>
          <table:table-cell/>
          <table:table-cell office:value-type="float" office:value="22.6614" calcext:value-type="float">
            <text:p>22.6614</text:p>
          </table:table-cell>
          <table:table-cell office:value-type="float" office:value="22.9616" calcext:value-type="float">
            <text:p>22.9616</text:p>
          </table:table-cell>
        </table:table-row>
        <table:table-row table:style-name="ro1">
          <table:table-cell office:value-type="float" office:value="0.740583" calcext:value-type="float">
            <text:p>0.740583</text:p>
          </table:table-cell>
          <table:table-cell/>
          <table:table-cell office:value-type="float" office:value="27.6586" calcext:value-type="float">
            <text:p>27.6586</text:p>
          </table:table-cell>
          <table:table-cell office:value-type="float" office:value="27.6823" calcext:value-type="float">
            <text:p>27.6823</text:p>
          </table:table-cell>
          <table:table-cell/>
          <table:table-cell office:value-type="float" office:value="26.8715" calcext:value-type="float">
            <text:p>26.8715</text:p>
          </table:table-cell>
          <table:table-cell office:value-type="float" office:value="26.8633" calcext:value-type="float">
            <text:p>26.8633</text:p>
          </table:table-cell>
          <table:table-cell/>
          <table:table-cell office:value-type="float" office:value="26.0843" calcext:value-type="float">
            <text:p>26.0843</text:p>
          </table:table-cell>
          <table:table-cell office:value-type="float" office:value="26.0685" calcext:value-type="float">
            <text:p>26.0685</text:p>
          </table:table-cell>
          <table:table-cell/>
          <table:table-cell office:value-type="float" office:value="24.5638" calcext:value-type="float">
            <text:p>24.5638</text:p>
          </table:table-cell>
          <table:table-cell office:value-type="float" office:value="25.2973" calcext:value-type="float">
            <text:p>25.2973</text:p>
          </table:table-cell>
          <table:table-cell/>
          <table:table-cell office:value-type="float" office:value="23.9809" calcext:value-type="float">
            <text:p>23.9809</text:p>
          </table:table-cell>
          <table:table-cell office:value-type="float" office:value="24.5488" calcext:value-type="float">
            <text:p>24.5488</text:p>
          </table:table-cell>
          <table:table-cell/>
          <table:table-cell office:value-type="float" office:value="23.398" calcext:value-type="float">
            <text:p>23.398</text:p>
          </table:table-cell>
          <table:table-cell office:value-type="float" office:value="23.8226" calcext:value-type="float">
            <text:p>23.8226</text:p>
          </table:table-cell>
          <table:table-cell/>
          <table:table-cell office:value-type="float" office:value="22.8151" calcext:value-type="float">
            <text:p>22.8151</text:p>
          </table:table-cell>
          <table:table-cell office:value-type="float" office:value="23.1178" calcext:value-type="float">
            <text:p>23.1178</text:p>
          </table:table-cell>
        </table:table-row>
        <table:table-row table:style-name="ro1">
          <table:table-cell office:value-type="float" office:value="0.742074" calcext:value-type="float">
            <text:p>0.742074</text:p>
          </table:table-cell>
          <table:table-cell/>
          <table:table-cell office:value-type="float" office:value="27.476" calcext:value-type="float">
            <text:p>27.476</text:p>
          </table:table-cell>
          <table:table-cell office:value-type="float" office:value="27.5028" calcext:value-type="float">
            <text:p>27.5028</text:p>
          </table:table-cell>
          <table:table-cell/>
          <table:table-cell office:value-type="float" office:value="26.7001" calcext:value-type="float">
            <text:p>26.7001</text:p>
          </table:table-cell>
          <table:table-cell office:value-type="float" office:value="26.6945" calcext:value-type="float">
            <text:p>26.6945</text:p>
          </table:table-cell>
          <table:table-cell/>
          <table:table-cell office:value-type="float" office:value="25.9243" calcext:value-type="float">
            <text:p>25.9243</text:p>
          </table:table-cell>
          <table:table-cell office:value-type="float" office:value="25.9099" calcext:value-type="float">
            <text:p>25.9099</text:p>
          </table:table-cell>
          <table:table-cell/>
          <table:table-cell office:value-type="float" office:value="24.4193" calcext:value-type="float">
            <text:p>24.4193</text:p>
          </table:table-cell>
          <table:table-cell office:value-type="float" office:value="25.1484" calcext:value-type="float">
            <text:p>25.1484</text:p>
          </table:table-cell>
          <table:table-cell/>
          <table:table-cell office:value-type="float" office:value="23.8436" calcext:value-type="float">
            <text:p>23.8436</text:p>
          </table:table-cell>
          <table:table-cell office:value-type="float" office:value="24.4093" calcext:value-type="float">
            <text:p>24.4093</text:p>
          </table:table-cell>
          <table:table-cell/>
          <table:table-cell office:value-type="float" office:value="23.2679" calcext:value-type="float">
            <text:p>23.2679</text:p>
          </table:table-cell>
          <table:table-cell office:value-type="float" office:value="23.6919" calcext:value-type="float">
            <text:p>23.6919</text:p>
          </table:table-cell>
          <table:table-cell/>
          <table:table-cell office:value-type="float" office:value="22.6921" calcext:value-type="float">
            <text:p>22.6921</text:p>
          </table:table-cell>
          <table:table-cell office:value-type="float" office:value="22.9956" calcext:value-type="float">
            <text:p>22.9956</text:p>
          </table:table-cell>
        </table:table-row>
        <table:table-row table:style-name="ro1">
          <table:table-cell office:value-type="float" office:value="0.743272" calcext:value-type="float">
            <text:p>0.743272</text:p>
          </table:table-cell>
          <table:table-cell/>
          <table:table-cell office:value-type="float" office:value="27.3368" calcext:value-type="float">
            <text:p>27.3368</text:p>
          </table:table-cell>
          <table:table-cell office:value-type="float" office:value="27.3661" calcext:value-type="float">
            <text:p>27.3661</text:p>
          </table:table-cell>
          <table:table-cell/>
          <table:table-cell office:value-type="float" office:value="26.5697" calcext:value-type="float">
            <text:p>26.5697</text:p>
          </table:table-cell>
          <table:table-cell office:value-type="float" office:value="26.5661" calcext:value-type="float">
            <text:p>26.5661</text:p>
          </table:table-cell>
          <table:table-cell/>
          <table:table-cell office:value-type="float" office:value="25.8026" calcext:value-type="float">
            <text:p>25.8026</text:p>
          </table:table-cell>
          <table:table-cell office:value-type="float" office:value="25.7895" calcext:value-type="float">
            <text:p>25.7895</text:p>
          </table:table-cell>
          <table:table-cell/>
          <table:table-cell office:value-type="float" office:value="24.3097" calcext:value-type="float">
            <text:p>24.3097</text:p>
          </table:table-cell>
          <table:table-cell office:value-type="float" office:value="25.0356" calcext:value-type="float">
            <text:p>25.0356</text:p>
          </table:table-cell>
          <table:table-cell/>
          <table:table-cell office:value-type="float" office:value="23.7396" calcext:value-type="float">
            <text:p>23.7396</text:p>
          </table:table-cell>
          <table:table-cell office:value-type="float" office:value="24.3037" calcext:value-type="float">
            <text:p>24.3037</text:p>
          </table:table-cell>
          <table:table-cell/>
          <table:table-cell office:value-type="float" office:value="23.1694" calcext:value-type="float">
            <text:p>23.1694</text:p>
          </table:table-cell>
          <table:table-cell office:value-type="float" office:value="23.5932" calcext:value-type="float">
            <text:p>23.5932</text:p>
          </table:table-cell>
          <table:table-cell/>
          <table:table-cell office:value-type="float" office:value="22.5993" calcext:value-type="float">
            <text:p>22.5993</text:p>
          </table:table-cell>
          <table:table-cell office:value-type="float" office:value="22.9035" calcext:value-type="float">
            <text:p>22.9035</text:p>
          </table:table-cell>
        </table:table-row>
        <table:table-row table:style-name="ro1">
          <table:table-cell office:value-type="float" office:value="0.745525" calcext:value-type="float">
            <text:p>0.745525</text:p>
          </table:table-cell>
          <table:table-cell/>
          <table:table-cell office:value-type="float" office:value="27.2231" calcext:value-type="float">
            <text:p>27.2231</text:p>
          </table:table-cell>
          <table:table-cell office:value-type="float" office:value="27.2571" calcext:value-type="float">
            <text:p>27.2571</text:p>
          </table:table-cell>
          <table:table-cell/>
          <table:table-cell office:value-type="float" office:value="26.4682" calcext:value-type="float">
            <text:p>26.4682</text:p>
          </table:table-cell>
          <table:table-cell office:value-type="float" office:value="26.4683" calcext:value-type="float">
            <text:p>26.4683</text:p>
          </table:table-cell>
          <table:table-cell/>
          <table:table-cell office:value-type="float" office:value="25.7133" calcext:value-type="float">
            <text:p>25.7133</text:p>
          </table:table-cell>
          <table:table-cell office:value-type="float" office:value="25.7023" calcext:value-type="float">
            <text:p>25.7023</text:p>
          </table:table-cell>
          <table:table-cell/>
          <table:table-cell office:value-type="float" office:value="24.2349" calcext:value-type="float">
            <text:p>24.2349</text:p>
          </table:table-cell>
          <table:table-cell office:value-type="float" office:value="24.9585" calcext:value-type="float">
            <text:p>24.9585</text:p>
          </table:table-cell>
          <table:table-cell/>
          <table:table-cell office:value-type="float" office:value="23.6721" calcext:value-type="float">
            <text:p>23.6721</text:p>
          </table:table-cell>
          <table:table-cell office:value-type="float" office:value="24.2362" calcext:value-type="float">
            <text:p>24.2362</text:p>
          </table:table-cell>
          <table:table-cell/>
          <table:table-cell office:value-type="float" office:value="23.1093" calcext:value-type="float">
            <text:p>23.1093</text:p>
          </table:table-cell>
          <table:table-cell office:value-type="float" office:value="23.5348" calcext:value-type="float">
            <text:p>23.5348</text:p>
          </table:table-cell>
          <table:table-cell/>
          <table:table-cell office:value-type="float" office:value="22.5466" calcext:value-type="float">
            <text:p>22.5466</text:p>
          </table:table-cell>
          <table:table-cell office:value-type="float" office:value="22.8537" calcext:value-type="float">
            <text:p>22.8537</text:p>
          </table:table-cell>
        </table:table-row>
        <table:table-row table:style-name="ro1">
          <table:table-cell office:value-type="float" office:value="0.746894" calcext:value-type="float">
            <text:p>0.746894</text:p>
          </table:table-cell>
          <table:table-cell/>
          <table:table-cell office:value-type="float" office:value="27.3561" calcext:value-type="float">
            <text:p>27.3561</text:p>
          </table:table-cell>
          <table:table-cell office:value-type="float" office:value="27.3932" calcext:value-type="float">
            <text:p>27.3932</text:p>
          </table:table-cell>
          <table:table-cell/>
          <table:table-cell office:value-type="float" office:value="26.603" calcext:value-type="float">
            <text:p>26.603</text:p>
          </table:table-cell>
          <table:table-cell office:value-type="float" office:value="26.6053" calcext:value-type="float">
            <text:p>26.6053</text:p>
          </table:table-cell>
          <table:table-cell/>
          <table:table-cell office:value-type="float" office:value="25.8499" calcext:value-type="float">
            <text:p>25.8499</text:p>
          </table:table-cell>
          <table:table-cell office:value-type="float" office:value="25.8401" calcext:value-type="float">
            <text:p>25.8401</text:p>
          </table:table-cell>
          <table:table-cell/>
          <table:table-cell office:value-type="float" office:value="24.3693" calcext:value-type="float">
            <text:p>24.3693</text:p>
          </table:table-cell>
          <table:table-cell office:value-type="float" office:value="25.0969" calcext:value-type="float">
            <text:p>25.0969</text:p>
          </table:table-cell>
          <table:table-cell/>
          <table:table-cell office:value-type="float" office:value="23.8068" calcext:value-type="float">
            <text:p>23.8068</text:p>
          </table:table-cell>
          <table:table-cell office:value-type="float" office:value="24.3751" calcext:value-type="float">
            <text:p>24.3751</text:p>
          </table:table-cell>
          <table:table-cell/>
          <table:table-cell office:value-type="float" office:value="23.2444" calcext:value-type="float">
            <text:p>23.2444</text:p>
          </table:table-cell>
          <table:table-cell office:value-type="float" office:value="23.674" calcext:value-type="float">
            <text:p>23.674</text:p>
          </table:table-cell>
          <table:table-cell/>
          <table:table-cell office:value-type="float" office:value="22.6819" calcext:value-type="float">
            <text:p>22.6819</text:p>
          </table:table-cell>
          <table:table-cell office:value-type="float" office:value="22.9931" calcext:value-type="float">
            <text:p>22.9931</text:p>
          </table:table-cell>
        </table:table-row>
        <table:table-row table:style-name="ro1">
          <table:table-cell office:value-type="float" office:value="0.749674" calcext:value-type="float">
            <text:p>0.749674</text:p>
          </table:table-cell>
          <table:table-cell/>
          <table:table-cell office:value-type="float" office:value="26.9937" calcext:value-type="float">
            <text:p>26.9937</text:p>
          </table:table-cell>
          <table:table-cell office:value-type="float" office:value="27.0361" calcext:value-type="float">
            <text:p>27.0361</text:p>
          </table:table-cell>
          <table:table-cell/>
          <table:table-cell office:value-type="float" office:value="26.2616" calcext:value-type="float">
            <text:p>26.2616</text:p>
          </table:table-cell>
          <table:table-cell office:value-type="float" office:value="26.2682" calcext:value-type="float">
            <text:p>26.2682</text:p>
          </table:table-cell>
          <table:table-cell/>
          <table:table-cell office:value-type="float" office:value="25.5294" calcext:value-type="float">
            <text:p>25.5294</text:p>
          </table:table-cell>
          <table:table-cell office:value-type="float" office:value="25.5222" calcext:value-type="float">
            <text:p>25.5222</text:p>
          </table:table-cell>
          <table:table-cell/>
          <table:table-cell office:value-type="float" office:value="24.0784" calcext:value-type="float">
            <text:p>24.0784</text:p>
          </table:table-cell>
          <table:table-cell office:value-type="float" office:value="24.7973" calcext:value-type="float">
            <text:p>24.7973</text:p>
          </table:table-cell>
          <table:table-cell/>
          <table:table-cell office:value-type="float" office:value="23.5295" calcext:value-type="float">
            <text:p>23.5295</text:p>
          </table:table-cell>
          <table:table-cell office:value-type="float" office:value="24.0931" calcext:value-type="float">
            <text:p>24.0931</text:p>
          </table:table-cell>
          <table:table-cell/>
          <table:table-cell office:value-type="float" office:value="22.9807" calcext:value-type="float">
            <text:p>22.9807</text:p>
          </table:table-cell>
          <table:table-cell office:value-type="float" office:value="23.4088" calcext:value-type="float">
            <text:p>23.4088</text:p>
          </table:table-cell>
          <table:table-cell/>
          <table:table-cell office:value-type="float" office:value="22.4318" calcext:value-type="float">
            <text:p>22.4318</text:p>
          </table:table-cell>
          <table:table-cell office:value-type="float" office:value="22.744" calcext:value-type="float">
            <text:p>22.744</text:p>
          </table:table-cell>
        </table:table-row>
        <table:table-row table:style-name="ro1">
          <table:table-cell office:value-type="float" office:value="0.750118" calcext:value-type="float">
            <text:p>0.750118</text:p>
          </table:table-cell>
          <table:table-cell/>
          <table:table-cell office:value-type="float" office:value="27.3833" calcext:value-type="float">
            <text:p>27.3833</text:p>
          </table:table-cell>
          <table:table-cell office:value-type="float" office:value="27.4272" calcext:value-type="float">
            <text:p>27.4272</text:p>
          </table:table-cell>
          <table:table-cell/>
          <table:table-cell office:value-type="float" office:value="26.6424" calcext:value-type="float">
            <text:p>26.6424</text:p>
          </table:table-cell>
          <table:table-cell office:value-type="float" office:value="26.6499" calcext:value-type="float">
            <text:p>26.6499</text:p>
          </table:table-cell>
          <table:table-cell/>
          <table:table-cell office:value-type="float" office:value="25.9015" calcext:value-type="float">
            <text:p>25.9015</text:p>
          </table:table-cell>
          <table:table-cell office:value-type="float" office:value="25.8945" calcext:value-type="float">
            <text:p>25.8945</text:p>
          </table:table-cell>
          <table:table-cell/>
          <table:table-cell office:value-type="float" office:value="24.4311" calcext:value-type="float">
            <text:p>24.4311</text:p>
          </table:table-cell>
          <table:table-cell office:value-type="float" office:value="25.1606" calcext:value-type="float">
            <text:p>25.1606</text:p>
          </table:table-cell>
          <table:table-cell/>
          <table:table-cell office:value-type="float" office:value="23.8754" calcext:value-type="float">
            <text:p>23.8754</text:p>
          </table:table-cell>
          <table:table-cell office:value-type="float" office:value="24.4475" calcext:value-type="float">
            <text:p>24.4475</text:p>
          </table:table-cell>
          <table:table-cell/>
          <table:table-cell office:value-type="float" office:value="23.3196" calcext:value-type="float">
            <text:p>23.3196</text:p>
          </table:table-cell>
          <table:table-cell office:value-type="float" office:value="23.7545" calcext:value-type="float">
            <text:p>23.7545</text:p>
          </table:table-cell>
          <table:table-cell/>
          <table:table-cell office:value-type="float" office:value="22.7638" calcext:value-type="float">
            <text:p>22.7638</text:p>
          </table:table-cell>
          <table:table-cell office:value-type="float" office:value="23.0813" calcext:value-type="float">
            <text:p>23.0813</text:p>
          </table:table-cell>
        </table:table-row>
        <table:table-row table:style-name="ro1">
          <table:table-cell office:value-type="float" office:value="0.749715" calcext:value-type="float">
            <text:p>0.749715</text:p>
          </table:table-cell>
          <table:table-cell/>
          <table:table-cell office:value-type="float" office:value="27.1718" calcext:value-type="float">
            <text:p>27.1718</text:p>
          </table:table-cell>
          <table:table-cell office:value-type="float" office:value="27.2145" calcext:value-type="float">
            <text:p>27.2145</text:p>
          </table:table-cell>
          <table:table-cell/>
          <table:table-cell office:value-type="float" office:value="26.435" calcext:value-type="float">
            <text:p>26.435</text:p>
          </table:table-cell>
          <table:table-cell office:value-type="float" office:value="26.4417" calcext:value-type="float">
            <text:p>26.4417</text:p>
          </table:table-cell>
          <table:table-cell/>
          <table:table-cell office:value-type="float" office:value="25.6982" calcext:value-type="float">
            <text:p>25.6982</text:p>
          </table:table-cell>
          <table:table-cell office:value-type="float" office:value="25.6909" calcext:value-type="float">
            <text:p>25.6909</text:p>
          </table:table-cell>
          <table:table-cell/>
          <table:table-cell office:value-type="float" office:value="24.2377" calcext:value-type="float">
            <text:p>24.2377</text:p>
          </table:table-cell>
          <table:table-cell office:value-type="float" office:value="24.9614" calcext:value-type="float">
            <text:p>24.9614</text:p>
          </table:table-cell>
          <table:table-cell/>
          <table:table-cell office:value-type="float" office:value="23.6854" calcext:value-type="float">
            <text:p>23.6854</text:p>
          </table:table-cell>
          <table:table-cell office:value-type="float" office:value="24.2526" calcext:value-type="float">
            <text:p>24.2526</text:p>
          </table:table-cell>
          <table:table-cell/>
          <table:table-cell office:value-type="float" office:value="23.133" calcext:value-type="float">
            <text:p>23.133</text:p>
          </table:table-cell>
          <table:table-cell office:value-type="float" office:value="23.564" calcext:value-type="float">
            <text:p>23.564</text:p>
          </table:table-cell>
          <table:table-cell/>
          <table:table-cell office:value-type="float" office:value="22.5806" calcext:value-type="float">
            <text:p>22.5806</text:p>
          </table:table-cell>
          <table:table-cell office:value-type="float" office:value="22.8949" calcext:value-type="float">
            <text:p>22.8949</text:p>
          </table:table-cell>
        </table:table-row>
        <table:table-row table:style-name="ro1">
          <table:table-cell office:value-type="float" office:value="0.753637" calcext:value-type="float">
            <text:p>0.753637</text:p>
          </table:table-cell>
          <table:table-cell/>
          <table:table-cell office:value-type="float" office:value="27.3559" calcext:value-type="float">
            <text:p>27.3559</text:p>
          </table:table-cell>
          <table:table-cell office:value-type="float" office:value="27.407" calcext:value-type="float">
            <text:p>27.407</text:p>
          </table:table-cell>
          <table:table-cell/>
          <table:table-cell office:value-type="float" office:value="26.6297" calcext:value-type="float">
            <text:p>26.6297</text:p>
          </table:table-cell>
          <table:table-cell office:value-type="float" office:value="26.6427" calcext:value-type="float">
            <text:p>26.6427</text:p>
          </table:table-cell>
          <table:table-cell/>
          <table:table-cell office:value-type="float" office:value="25.9035" calcext:value-type="float">
            <text:p>25.9035</text:p>
          </table:table-cell>
          <table:table-cell office:value-type="float" office:value="25.8996" calcext:value-type="float">
            <text:p>25.8996</text:p>
          </table:table-cell>
          <table:table-cell/>
          <table:table-cell office:value-type="float" office:value="24.4474" calcext:value-type="float">
            <text:p>24.4474</text:p>
          </table:table-cell>
          <table:table-cell office:value-type="float" office:value="25.1774" calcext:value-type="float">
            <text:p>25.1774</text:p>
          </table:table-cell>
          <table:table-cell/>
          <table:table-cell office:value-type="float" office:value="23.9001" calcext:value-type="float">
            <text:p>23.9001</text:p>
          </table:table-cell>
          <table:table-cell office:value-type="float" office:value="24.4752" calcext:value-type="float">
            <text:p>24.4752</text:p>
          </table:table-cell>
          <table:table-cell/>
          <table:table-cell office:value-type="float" office:value="23.3528" calcext:value-type="float">
            <text:p>23.3528</text:p>
          </table:table-cell>
          <table:table-cell office:value-type="float" office:value="23.7926" calcext:value-type="float">
            <text:p>23.7926</text:p>
          </table:table-cell>
          <table:table-cell/>
          <table:table-cell office:value-type="float" office:value="22.8056" calcext:value-type="float">
            <text:p>22.8056</text:p>
          </table:table-cell>
          <table:table-cell office:value-type="float" office:value="23.1291" calcext:value-type="float">
            <text:p>23.1291</text:p>
          </table:table-cell>
        </table:table-row>
        <table:table-row table:style-name="ro1">
          <table:table-cell office:value-type="float" office:value="0.755735" calcext:value-type="float">
            <text:p>0.755735</text:p>
          </table:table-cell>
          <table:table-cell/>
          <table:table-cell office:value-type="float" office:value="27.1443" calcext:value-type="float">
            <text:p>27.1443</text:p>
          </table:table-cell>
          <table:table-cell office:value-type="float" office:value="27.1991" calcext:value-type="float">
            <text:p>27.1991</text:p>
          </table:table-cell>
          <table:table-cell/>
          <table:table-cell office:value-type="float" office:value="26.4319" calcext:value-type="float">
            <text:p>26.4319</text:p>
          </table:table-cell>
          <table:table-cell office:value-type="float" office:value="26.448" calcext:value-type="float">
            <text:p>26.448</text:p>
          </table:table-cell>
          <table:table-cell/>
          <table:table-cell office:value-type="float" office:value="25.7196" calcext:value-type="float">
            <text:p>25.7196</text:p>
          </table:table-cell>
          <table:table-cell office:value-type="float" office:value="25.7175" calcext:value-type="float">
            <text:p>25.7175</text:p>
          </table:table-cell>
          <table:table-cell/>
          <table:table-cell office:value-type="float" office:value="24.2822" calcext:value-type="float">
            <text:p>24.2822</text:p>
          </table:table-cell>
          <table:table-cell office:value-type="float" office:value="25.0073" calcext:value-type="float">
            <text:p>25.0073</text:p>
          </table:table-cell>
          <table:table-cell/>
          <table:table-cell office:value-type="float" office:value="23.7439" calcext:value-type="float">
            <text:p>23.7439</text:p>
          </table:table-cell>
          <table:table-cell office:value-type="float" office:value="24.3166" calcext:value-type="float">
            <text:p>24.3166</text:p>
          </table:table-cell>
          <table:table-cell/>
          <table:table-cell office:value-type="float" office:value="23.2056" calcext:value-type="float">
            <text:p>23.2056</text:p>
          </table:table-cell>
          <table:table-cell office:value-type="float" office:value="23.645" calcext:value-type="float">
            <text:p>23.645</text:p>
          </table:table-cell>
          <table:table-cell/>
          <table:table-cell office:value-type="float" office:value="22.6672" calcext:value-type="float">
            <text:p>22.6672</text:p>
          </table:table-cell>
          <table:table-cell office:value-type="float" office:value="22.992" calcext:value-type="float">
            <text:p>22.992</text:p>
          </table:table-cell>
        </table:table-row>
        <table:table-row table:style-name="ro1">
          <table:table-cell office:value-type="float" office:value="0.758015" calcext:value-type="float">
            <text:p>0.758015</text:p>
          </table:table-cell>
          <table:table-cell/>
          <table:table-cell office:value-type="float" office:value="27.1249" calcext:value-type="float">
            <text:p>27.1249</text:p>
          </table:table-cell>
          <table:table-cell office:value-type="float" office:value="27.1842" calcext:value-type="float">
            <text:p>27.1842</text:p>
          </table:table-cell>
          <table:table-cell/>
          <table:table-cell office:value-type="float" office:value="26.422" calcext:value-type="float">
            <text:p>26.422</text:p>
          </table:table-cell>
          <table:table-cell office:value-type="float" office:value="26.4414" calcext:value-type="float">
            <text:p>26.4414</text:p>
          </table:table-cell>
          <table:table-cell/>
          <table:table-cell office:value-type="float" office:value="25.719" calcext:value-type="float">
            <text:p>25.719</text:p>
          </table:table-cell>
          <table:table-cell office:value-type="float" office:value="25.7189" calcext:value-type="float">
            <text:p>25.7189</text:p>
          </table:table-cell>
          <table:table-cell/>
          <table:table-cell office:value-type="float" office:value="24.2909" calcext:value-type="float">
            <text:p>24.2909</text:p>
          </table:table-cell>
          <table:table-cell office:value-type="float" office:value="25.0161" calcext:value-type="float">
            <text:p>25.0161</text:p>
          </table:table-cell>
          <table:table-cell/>
          <table:table-cell office:value-type="float" office:value="23.758" calcext:value-type="float">
            <text:p>23.758</text:p>
          </table:table-cell>
          <table:table-cell office:value-type="float" office:value="24.3326" calcext:value-type="float">
            <text:p>24.3326</text:p>
          </table:table-cell>
          <table:table-cell/>
          <table:table-cell office:value-type="float" office:value="23.2252" calcext:value-type="float">
            <text:p>23.2252</text:p>
          </table:table-cell>
          <table:table-cell office:value-type="float" office:value="23.6677" calcext:value-type="float">
            <text:p>23.6677</text:p>
          </table:table-cell>
          <table:table-cell/>
          <table:table-cell office:value-type="float" office:value="22.6924" calcext:value-type="float">
            <text:p>22.6924</text:p>
          </table:table-cell>
          <table:table-cell office:value-type="float" office:value="23.021" calcext:value-type="float">
            <text:p>23.021</text:p>
          </table:table-cell>
        </table:table-row>
        <table:table-row table:style-name="ro1">
          <table:table-cell office:value-type="float" office:value="0.760768" calcext:value-type="float">
            <text:p>0.760768</text:p>
          </table:table-cell>
          <table:table-cell/>
          <table:table-cell office:value-type="float" office:value="26.8975" calcext:value-type="float">
            <text:p>26.8975</text:p>
          </table:table-cell>
          <table:table-cell office:value-type="float" office:value="26.9616" calcext:value-type="float">
            <text:p>26.9616</text:p>
          </table:table-cell>
          <table:table-cell/>
          <table:table-cell office:value-type="float" office:value="26.2111" calcext:value-type="float">
            <text:p>26.2111</text:p>
          </table:table-cell>
          <table:table-cell office:value-type="float" office:value="26.2344" calcext:value-type="float">
            <text:p>26.2344</text:p>
          </table:table-cell>
          <table:table-cell/>
          <table:table-cell office:value-type="float" office:value="25.5247" calcext:value-type="float">
            <text:p>25.5247</text:p>
          </table:table-cell>
          <table:table-cell office:value-type="float" office:value="25.5268" calcext:value-type="float">
            <text:p>25.5268</text:p>
          </table:table-cell>
          <table:table-cell/>
          <table:table-cell office:value-type="float" office:value="24.1182" calcext:value-type="float">
            <text:p>24.1182</text:p>
          </table:table-cell>
          <table:table-cell office:value-type="float" office:value="24.8383" calcext:value-type="float">
            <text:p>24.8383</text:p>
          </table:table-cell>
          <table:table-cell/>
          <table:table-cell office:value-type="float" office:value="23.596" calcext:value-type="float">
            <text:p>23.596</text:p>
          </table:table-cell>
          <table:table-cell office:value-type="float" office:value="24.1683" calcext:value-type="float">
            <text:p>24.1683</text:p>
          </table:table-cell>
          <table:table-cell/>
          <table:table-cell office:value-type="float" office:value="23.0738" calcext:value-type="float">
            <text:p>23.0738</text:p>
          </table:table-cell>
          <table:table-cell office:value-type="float" office:value="23.5165" calcext:value-type="float">
            <text:p>23.5165</text:p>
          </table:table-cell>
          <table:table-cell/>
          <table:table-cell office:value-type="float" office:value="22.5516" calcext:value-type="float">
            <text:p>22.5516</text:p>
          </table:table-cell>
          <table:table-cell office:value-type="float" office:value="22.8822" calcext:value-type="float">
            <text:p>22.8822</text:p>
          </table:table-cell>
        </table:table-row>
        <table:table-row table:style-name="ro1">
          <table:table-cell office:value-type="float" office:value="0.762098" calcext:value-type="float">
            <text:p>0.762098</text:p>
          </table:table-cell>
          <table:table-cell/>
          <table:table-cell office:value-type="float" office:value="27.0329" calcext:value-type="float">
            <text:p>27.0329</text:p>
          </table:table-cell>
          <table:table-cell office:value-type="float" office:value="27.0999" calcext:value-type="float">
            <text:p>27.0999</text:p>
          </table:table-cell>
          <table:table-cell/>
          <table:table-cell office:value-type="float" office:value="26.3482" calcext:value-type="float">
            <text:p>26.3482</text:p>
          </table:table-cell>
          <table:table-cell office:value-type="float" office:value="26.3735" calcext:value-type="float">
            <text:p>26.3735</text:p>
          </table:table-cell>
          <table:table-cell/>
          <table:table-cell office:value-type="float" office:value="25.6635" calcext:value-type="float">
            <text:p>25.6635</text:p>
          </table:table-cell>
          <table:table-cell office:value-type="float" office:value="25.6667" calcext:value-type="float">
            <text:p>25.6667</text:p>
          </table:table-cell>
          <table:table-cell/>
          <table:table-cell office:value-type="float" office:value="24.2545" calcext:value-type="float">
            <text:p>24.2545</text:p>
          </table:table-cell>
          <table:table-cell office:value-type="float" office:value="24.9787" calcext:value-type="float">
            <text:p>24.9787</text:p>
          </table:table-cell>
          <table:table-cell/>
          <table:table-cell office:value-type="float" office:value="23.7327" calcext:value-type="float">
            <text:p>23.7327</text:p>
          </table:table-cell>
          <table:table-cell office:value-type="float" office:value="24.3093" calcext:value-type="float">
            <text:p>24.3093</text:p>
          </table:table-cell>
          <table:table-cell/>
          <table:table-cell office:value-type="float" office:value="23.2109" calcext:value-type="float">
            <text:p>23.2109</text:p>
          </table:table-cell>
          <table:table-cell office:value-type="float" office:value="23.6577" calcext:value-type="float">
            <text:p>23.6577</text:p>
          </table:table-cell>
          <table:table-cell/>
          <table:table-cell office:value-type="float" office:value="22.6891" calcext:value-type="float">
            <text:p>22.6891</text:p>
          </table:table-cell>
          <table:table-cell office:value-type="float" office:value="23.0236" calcext:value-type="float">
            <text:p>23.0236</text:p>
          </table:table-cell>
        </table:table-row>
        <table:table-row table:style-name="ro1">
          <table:table-cell office:value-type="float" office:value="0.763947" calcext:value-type="float">
            <text:p>0.763947</text:p>
          </table:table-cell>
          <table:table-cell/>
          <table:table-cell office:value-type="float" office:value="27.0463" calcext:value-type="float">
            <text:p>27.0463</text:p>
          </table:table-cell>
          <table:table-cell office:value-type="float" office:value="27.1168" calcext:value-type="float">
            <text:p>27.1168</text:p>
          </table:table-cell>
          <table:table-cell/>
          <table:table-cell office:value-type="float" office:value="26.3684" calcext:value-type="float">
            <text:p>26.3684</text:p>
          </table:table-cell>
          <table:table-cell office:value-type="float" office:value="26.3964" calcext:value-type="float">
            <text:p>26.3964</text:p>
          </table:table-cell>
          <table:table-cell/>
          <table:table-cell office:value-type="float" office:value="25.6904" calcext:value-type="float">
            <text:p>25.6904</text:p>
          </table:table-cell>
          <table:table-cell office:value-type="float" office:value="25.6951" calcext:value-type="float">
            <text:p>25.6951</text:p>
          </table:table-cell>
          <table:table-cell/>
          <table:table-cell office:value-type="float" office:value="24.2873" calcext:value-type="float">
            <text:p>24.2873</text:p>
          </table:table-cell>
          <table:table-cell office:value-type="float" office:value="25.0125" calcext:value-type="float">
            <text:p>25.0125</text:p>
          </table:table-cell>
          <table:table-cell/>
          <table:table-cell office:value-type="float" office:value="23.7694" calcext:value-type="float">
            <text:p>23.7694</text:p>
          </table:table-cell>
          <table:table-cell office:value-type="float" office:value="24.348" calcext:value-type="float">
            <text:p>24.348</text:p>
          </table:table-cell>
          <table:table-cell/>
          <table:table-cell office:value-type="float" office:value="23.2515" calcext:value-type="float">
            <text:p>23.2515</text:p>
          </table:table-cell>
          <table:table-cell office:value-type="float" office:value="23.7012" calcext:value-type="float">
            <text:p>23.7012</text:p>
          </table:table-cell>
          <table:table-cell/>
          <table:table-cell office:value-type="float" office:value="22.7336" calcext:value-type="float">
            <text:p>22.7336</text:p>
          </table:table-cell>
          <table:table-cell office:value-type="float" office:value="23.0715" calcext:value-type="float">
            <text:p>23.0715</text:p>
          </table:table-cell>
        </table:table-row>
        <table:table-row table:style-name="ro1">
          <table:table-cell office:value-type="float" office:value="0.765882" calcext:value-type="float">
            <text:p>0.765882</text:p>
          </table:table-cell>
          <table:table-cell/>
          <table:table-cell office:value-type="float" office:value="27.0796" calcext:value-type="float">
            <text:p>27.0796</text:p>
          </table:table-cell>
          <table:table-cell office:value-type="float" office:value="27.1537" calcext:value-type="float">
            <text:p>27.1537</text:p>
          </table:table-cell>
          <table:table-cell/>
          <table:table-cell office:value-type="float" office:value="26.4083" calcext:value-type="float">
            <text:p>26.4083</text:p>
          </table:table-cell>
          <table:table-cell office:value-type="float" office:value="26.439" calcext:value-type="float">
            <text:p>26.439</text:p>
          </table:table-cell>
          <table:table-cell/>
          <table:table-cell office:value-type="float" office:value="25.7369" calcext:value-type="float">
            <text:p>25.7369</text:p>
          </table:table-cell>
          <table:table-cell office:value-type="float" office:value="25.7432" calcext:value-type="float">
            <text:p>25.7432</text:p>
          </table:table-cell>
          <table:table-cell/>
          <table:table-cell office:value-type="float" office:value="24.3389" calcext:value-type="float">
            <text:p>24.3389</text:p>
          </table:table-cell>
          <table:table-cell office:value-type="float" office:value="25.0656" calcext:value-type="float">
            <text:p>25.0656</text:p>
          </table:table-cell>
          <table:table-cell/>
          <table:table-cell office:value-type="float" office:value="23.8247" calcext:value-type="float">
            <text:p>23.8247</text:p>
          </table:table-cell>
          <table:table-cell office:value-type="float" office:value="24.4059" calcext:value-type="float">
            <text:p>24.4059</text:p>
          </table:table-cell>
          <table:table-cell/>
          <table:table-cell office:value-type="float" office:value="23.3106" calcext:value-type="float">
            <text:p>23.3106</text:p>
          </table:table-cell>
          <table:table-cell office:value-type="float" office:value="23.7635" calcext:value-type="float">
            <text:p>23.7635</text:p>
          </table:table-cell>
          <table:table-cell/>
          <table:table-cell office:value-type="float" office:value="22.7964" calcext:value-type="float">
            <text:p>22.7964</text:p>
          </table:table-cell>
          <table:table-cell office:value-type="float" office:value="23.1381" calcext:value-type="float">
            <text:p>23.1381</text:p>
          </table:table-cell>
        </table:table-row>
        <table:table-row table:style-name="ro1">
          <table:table-cell office:value-type="float" office:value="0.767106" calcext:value-type="float">
            <text:p>0.767106</text:p>
          </table:table-cell>
          <table:table-cell/>
          <table:table-cell office:value-type="float" office:value="26.7756" calcext:value-type="float">
            <text:p>26.7756</text:p>
          </table:table-cell>
          <table:table-cell office:value-type="float" office:value="26.8512" calcext:value-type="float">
            <text:p>26.8512</text:p>
          </table:table-cell>
          <table:table-cell/>
          <table:table-cell office:value-type="float" office:value="26.1165" calcext:value-type="float">
            <text:p>26.1165</text:p>
          </table:table-cell>
          <table:table-cell office:value-type="float" office:value="26.1486" calcext:value-type="float">
            <text:p>26.1486</text:p>
          </table:table-cell>
          <table:table-cell/>
          <table:table-cell office:value-type="float" office:value="25.4573" calcext:value-type="float">
            <text:p>25.4573</text:p>
          </table:table-cell>
          <table:table-cell office:value-type="float" office:value="25.4645" calcext:value-type="float">
            <text:p>25.4645</text:p>
          </table:table-cell>
          <table:table-cell/>
          <table:table-cell office:value-type="float" office:value="24.0792" calcext:value-type="float">
            <text:p>24.0792</text:p>
          </table:table-cell>
          <table:table-cell office:value-type="float" office:value="24.7982" calcext:value-type="float">
            <text:p>24.7982</text:p>
          </table:table-cell>
          <table:table-cell/>
          <table:table-cell office:value-type="float" office:value="23.5736" calcext:value-type="float">
            <text:p>23.5736</text:p>
          </table:table-cell>
          <table:table-cell office:value-type="float" office:value="24.1494" calcext:value-type="float">
            <text:p>24.1494</text:p>
          </table:table-cell>
          <table:table-cell/>
          <table:table-cell office:value-type="float" office:value="23.068" calcext:value-type="float">
            <text:p>23.068</text:p>
          </table:table-cell>
          <table:table-cell office:value-type="float" office:value="23.5175" calcext:value-type="float">
            <text:p>23.5175</text:p>
          </table:table-cell>
          <table:table-cell/>
          <table:table-cell office:value-type="float" office:value="22.5623" calcext:value-type="float">
            <text:p>22.5623</text:p>
          </table:table-cell>
          <table:table-cell office:value-type="float" office:value="22.9022" calcext:value-type="float">
            <text:p>22.9022</text:p>
          </table:table-cell>
        </table:table-row>
        <table:table-row table:style-name="ro1">
          <table:table-cell office:value-type="float" office:value="0.769491" calcext:value-type="float">
            <text:p>0.769491</text:p>
          </table:table-cell>
          <table:table-cell/>
          <table:table-cell office:value-type="float" office:value="27.3547" calcext:value-type="float">
            <text:p>27.3547</text:p>
          </table:table-cell>
          <table:table-cell office:value-type="float" office:value="27.4362" calcext:value-type="float">
            <text:p>27.4362</text:p>
          </table:table-cell>
          <table:table-cell/>
          <table:table-cell office:value-type="float" office:value="26.6905" calcext:value-type="float">
            <text:p>26.6905</text:p>
          </table:table-cell>
          <table:table-cell office:value-type="float" office:value="26.7267" calcext:value-type="float">
            <text:p>26.7267</text:p>
          </table:table-cell>
          <table:table-cell/>
          <table:table-cell office:value-type="float" office:value="26.0263" calcext:value-type="float">
            <text:p>26.0263</text:p>
          </table:table-cell>
          <table:table-cell office:value-type="float" office:value="26.0354" calcext:value-type="float">
            <text:p>26.0354</text:p>
          </table:table-cell>
          <table:table-cell/>
          <table:table-cell office:value-type="float" office:value="24.6268" calcext:value-type="float">
            <text:p>24.6268</text:p>
          </table:table-cell>
          <table:table-cell office:value-type="float" office:value="25.3621" calcext:value-type="float">
            <text:p>25.3621</text:p>
          </table:table-cell>
          <table:table-cell/>
          <table:table-cell office:value-type="float" office:value="24.1157" calcext:value-type="float">
            <text:p>24.1157</text:p>
          </table:table-cell>
          <table:table-cell office:value-type="float" office:value="24.7062" calcext:value-type="float">
            <text:p>24.7062</text:p>
          </table:table-cell>
          <table:table-cell/>
          <table:table-cell office:value-type="float" office:value="23.6046" calcext:value-type="float">
            <text:p>23.6046</text:p>
          </table:table-cell>
          <table:table-cell office:value-type="float" office:value="24.0672" calcext:value-type="float">
            <text:p>24.0672</text:p>
          </table:table-cell>
          <table:table-cell/>
          <table:table-cell office:value-type="float" office:value="23.0935" calcext:value-type="float">
            <text:p>23.0935</text:p>
          </table:table-cell>
          <table:table-cell office:value-type="float" office:value="23.4448" calcext:value-type="float">
            <text:p>23.4448</text:p>
          </table:table-cell>
        </table:table-row>
        <table:table-row table:style-name="ro1">
          <table:table-cell office:value-type="float" office:value="0.770412" calcext:value-type="float">
            <text:p>0.770412</text:p>
          </table:table-cell>
          <table:table-cell/>
          <table:table-cell office:value-type="float" office:value="27.0078" calcext:value-type="float">
            <text:p>27.0078</text:p>
          </table:table-cell>
          <table:table-cell office:value-type="float" office:value="27.09" calcext:value-type="float">
            <text:p>27.09</text:p>
          </table:table-cell>
          <table:table-cell/>
          <table:table-cell office:value-type="float" office:value="26.3556" calcext:value-type="float">
            <text:p>26.3556</text:p>
          </table:table-cell>
          <table:table-cell office:value-type="float" office:value="26.3925" calcext:value-type="float">
            <text:p>26.3925</text:p>
          </table:table-cell>
          <table:table-cell/>
          <table:table-cell office:value-type="float" office:value="25.7033" calcext:value-type="float">
            <text:p>25.7033</text:p>
          </table:table-cell>
          <table:table-cell office:value-type="float" office:value="25.713" calcext:value-type="float">
            <text:p>25.713</text:p>
          </table:table-cell>
          <table:table-cell/>
          <table:table-cell office:value-type="float" office:value="24.3247" calcext:value-type="float">
            <text:p>24.3247</text:p>
          </table:table-cell>
          <table:table-cell office:value-type="float" office:value="25.051" calcext:value-type="float">
            <text:p>25.051</text:p>
          </table:table-cell>
          <table:table-cell/>
          <table:table-cell office:value-type="float" office:value="23.8222" calcext:value-type="float">
            <text:p>23.8222</text:p>
          </table:table-cell>
          <table:table-cell office:value-type="float" office:value="24.4061" calcext:value-type="float">
            <text:p>24.4061</text:p>
          </table:table-cell>
          <table:table-cell/>
          <table:table-cell office:value-type="float" office:value="23.3197" calcext:value-type="float">
            <text:p>23.3197</text:p>
          </table:table-cell>
          <table:table-cell office:value-type="float" office:value="23.7777" calcext:value-type="float">
            <text:p>23.7777</text:p>
          </table:table-cell>
          <table:table-cell/>
          <table:table-cell office:value-type="float" office:value="22.8172" calcext:value-type="float">
            <text:p>22.8172</text:p>
          </table:table-cell>
          <table:table-cell office:value-type="float" office:value="23.1655" calcext:value-type="float">
            <text:p>23.1655</text:p>
          </table:table-cell>
        </table:table-row>
        <table:table-row table:style-name="ro1">
          <table:table-cell office:value-type="float" office:value="0.77296" calcext:value-type="float">
            <text:p>0.77296</text:p>
          </table:table-cell>
          <table:table-cell/>
          <table:table-cell office:value-type="float" office:value="26.7773" calcext:value-type="float">
            <text:p>26.7773</text:p>
          </table:table-cell>
          <table:table-cell office:value-type="float" office:value="26.8632" calcext:value-type="float">
            <text:p>26.8632</text:p>
          </table:table-cell>
          <table:table-cell/>
          <table:table-cell office:value-type="float" office:value="26.1401" calcext:value-type="float">
            <text:p>26.1401</text:p>
          </table:table-cell>
          <table:table-cell office:value-type="float" office:value="26.1802" calcext:value-type="float">
            <text:p>26.1802</text:p>
          </table:table-cell>
          <table:table-cell/>
          <table:table-cell office:value-type="float" office:value="25.503" calcext:value-type="float">
            <text:p>25.503</text:p>
          </table:table-cell>
          <table:table-cell office:value-type="float" office:value="25.5146" calcext:value-type="float">
            <text:p>25.5146</text:p>
          </table:table-cell>
          <table:table-cell/>
          <table:table-cell office:value-type="float" office:value="24.145" calcext:value-type="float">
            <text:p>24.145</text:p>
          </table:table-cell>
          <table:table-cell office:value-type="float" office:value="24.8659" calcext:value-type="float">
            <text:p>24.8659</text:p>
          </table:table-cell>
          <table:table-cell/>
          <table:table-cell office:value-type="float" office:value="23.6525" calcext:value-type="float">
            <text:p>23.6525</text:p>
          </table:table-cell>
          <table:table-cell office:value-type="float" office:value="24.2337" calcext:value-type="float">
            <text:p>24.2337</text:p>
          </table:table-cell>
          <table:table-cell/>
          <table:table-cell office:value-type="float" office:value="23.1601" calcext:value-type="float">
            <text:p>23.1601</text:p>
          </table:table-cell>
          <table:table-cell office:value-type="float" office:value="23.6176" calcext:value-type="float">
            <text:p>23.6176</text:p>
          </table:table-cell>
          <table:table-cell/>
          <table:table-cell office:value-type="float" office:value="22.6676" calcext:value-type="float">
            <text:p>22.6676</text:p>
          </table:table-cell>
          <table:table-cell office:value-type="float" office:value="23.0172" calcext:value-type="float">
            <text:p>23.0172</text:p>
          </table:table-cell>
        </table:table-row>
        <table:table-row table:style-name="ro1">
          <table:table-cell office:value-type="float" office:value="0.773644" calcext:value-type="float">
            <text:p>0.773644</text:p>
          </table:table-cell>
          <table:table-cell/>
          <table:table-cell office:value-type="float" office:value="26.8803" calcext:value-type="float">
            <text:p>26.8803</text:p>
          </table:table-cell>
          <table:table-cell office:value-type="float" office:value="26.9678" calcext:value-type="float">
            <text:p>26.9678</text:p>
          </table:table-cell>
          <table:table-cell/>
          <table:table-cell office:value-type="float" office:value="26.2433" calcext:value-type="float">
            <text:p>26.2433</text:p>
          </table:table-cell>
          <table:table-cell office:value-type="float" office:value="26.2845" calcext:value-type="float">
            <text:p>26.2845</text:p>
          </table:table-cell>
          <table:table-cell/>
          <table:table-cell office:value-type="float" office:value="25.6063" calcext:value-type="float">
            <text:p>25.6063</text:p>
          </table:table-cell>
          <table:table-cell office:value-type="float" office:value="25.6185" calcext:value-type="float">
            <text:p>25.6185</text:p>
          </table:table-cell>
          <table:table-cell/>
          <table:table-cell office:value-type="float" office:value="24.2454" calcext:value-type="float">
            <text:p>24.2454</text:p>
          </table:table-cell>
          <table:table-cell office:value-type="float" office:value="24.9693" calcext:value-type="float">
            <text:p>24.9693</text:p>
          </table:table-cell>
          <table:table-cell/>
          <table:table-cell office:value-type="float" office:value="23.7526" calcext:value-type="float">
            <text:p>23.7526</text:p>
          </table:table-cell>
          <table:table-cell office:value-type="float" office:value="24.3367" calcext:value-type="float">
            <text:p>24.3367</text:p>
          </table:table-cell>
          <table:table-cell/>
          <table:table-cell office:value-type="float" office:value="23.2598" calcext:value-type="float">
            <text:p>23.2598</text:p>
          </table:table-cell>
          <table:table-cell office:value-type="float" office:value="23.72" calcext:value-type="float">
            <text:p>23.72</text:p>
          </table:table-cell>
          <table:table-cell/>
          <table:table-cell office:value-type="float" office:value="22.767" calcext:value-type="float">
            <text:p>22.767</text:p>
          </table:table-cell>
          <table:table-cell office:value-type="float" office:value="23.119" calcext:value-type="float">
            <text:p>23.119</text:p>
          </table:table-cell>
        </table:table-row>
        <table:table-row table:style-name="ro1">
          <table:table-cell office:value-type="float" office:value="0.773668" calcext:value-type="float">
            <text:p>0.773668</text:p>
          </table:table-cell>
          <table:table-cell/>
          <table:table-cell office:value-type="float" office:value="26.8619" calcext:value-type="float">
            <text:p>26.8619</text:p>
          </table:table-cell>
          <table:table-cell office:value-type="float" office:value="26.9493" calcext:value-type="float">
            <text:p>26.9493</text:p>
          </table:table-cell>
          <table:table-cell/>
          <table:table-cell office:value-type="float" office:value="26.2254" calcext:value-type="float">
            <text:p>26.2254</text:p>
          </table:table-cell>
          <table:table-cell office:value-type="float" office:value="26.2665" calcext:value-type="float">
            <text:p>26.2665</text:p>
          </table:table-cell>
          <table:table-cell/>
          <table:table-cell office:value-type="float" office:value="25.5889" calcext:value-type="float">
            <text:p>25.5889</text:p>
          </table:table-cell>
          <table:table-cell office:value-type="float" office:value="25.6011" calcext:value-type="float">
            <text:p>25.6011</text:p>
          </table:table-cell>
          <table:table-cell/>
          <table:table-cell office:value-type="float" office:value="24.229" calcext:value-type="float">
            <text:p>24.229</text:p>
          </table:table-cell>
          <table:table-cell office:value-type="float" office:value="24.9525" calcext:value-type="float">
            <text:p>24.9525</text:p>
          </table:table-cell>
          <table:table-cell/>
          <table:table-cell office:value-type="float" office:value="23.7366" calcext:value-type="float">
            <text:p>23.7366</text:p>
          </table:table-cell>
          <table:table-cell office:value-type="float" office:value="24.3203" calcext:value-type="float">
            <text:p>24.3203</text:p>
          </table:table-cell>
          <table:table-cell/>
          <table:table-cell office:value-type="float" office:value="23.2442" calcext:value-type="float">
            <text:p>23.2442</text:p>
          </table:table-cell>
          <table:table-cell office:value-type="float" office:value="23.7042" calcext:value-type="float">
            <text:p>23.7042</text:p>
          </table:table-cell>
          <table:table-cell/>
          <table:table-cell office:value-type="float" office:value="22.7518" calcext:value-type="float">
            <text:p>22.7518</text:p>
          </table:table-cell>
          <table:table-cell office:value-type="float" office:value="23.1036" calcext:value-type="float">
            <text:p>23.1036</text:p>
          </table:table-cell>
        </table:table-row>
        <table:table-row table:style-name="ro1">
          <table:table-cell office:value-type="float" office:value="0.776102" calcext:value-type="float">
            <text:p>0.776102</text:p>
          </table:table-cell>
          <table:table-cell/>
          <table:table-cell office:value-type="float" office:value="26.8271" calcext:value-type="float">
            <text:p>26.8271</text:p>
          </table:table-cell>
          <table:table-cell office:value-type="float" office:value="26.9186" calcext:value-type="float">
            <text:p>26.9186</text:p>
          </table:table-cell>
          <table:table-cell/>
          <table:table-cell office:value-type="float" office:value="26.2006" calcext:value-type="float">
            <text:p>26.2006</text:p>
          </table:table-cell>
          <table:table-cell office:value-type="float" office:value="26.2449" calcext:value-type="float">
            <text:p>26.2449</text:p>
          </table:table-cell>
          <table:table-cell/>
          <table:table-cell office:value-type="float" office:value="25.5741" calcext:value-type="float">
            <text:p>25.5741</text:p>
          </table:table-cell>
          <table:table-cell office:value-type="float" office:value="25.588" calcext:value-type="float">
            <text:p>25.588</text:p>
          </table:table-cell>
          <table:table-cell/>
          <table:table-cell office:value-type="float" office:value="24.2243" calcext:value-type="float">
            <text:p>24.2243</text:p>
          </table:table-cell>
          <table:table-cell office:value-type="float" office:value="24.9476" calcext:value-type="float">
            <text:p>24.9476</text:p>
          </table:table-cell>
          <table:table-cell/>
          <table:table-cell office:value-type="float" office:value="23.7381" calcext:value-type="float">
            <text:p>23.7381</text:p>
          </table:table-cell>
          <table:table-cell office:value-type="float" office:value="24.3232" calcext:value-type="float">
            <text:p>24.3232</text:p>
          </table:table-cell>
          <table:table-cell/>
          <table:table-cell office:value-type="float" office:value="23.2518" calcext:value-type="float">
            <text:p>23.2518</text:p>
          </table:table-cell>
          <table:table-cell office:value-type="float" office:value="23.7144" calcext:value-type="float">
            <text:p>23.7144</text:p>
          </table:table-cell>
          <table:table-cell/>
          <table:table-cell office:value-type="float" office:value="22.7656" calcext:value-type="float">
            <text:p>22.7656</text:p>
          </table:table-cell>
          <table:table-cell office:value-type="float" office:value="23.1209" calcext:value-type="float">
            <text:p>23.1209</text:p>
          </table:table-cell>
        </table:table-row>
        <table:table-row table:style-name="ro1">
          <table:table-cell office:value-type="float" office:value="0.777573" calcext:value-type="float">
            <text:p>0.777573</text:p>
          </table:table-cell>
          <table:table-cell/>
          <table:table-cell office:value-type="float" office:value="26.5548" calcext:value-type="float">
            <text:p>26.5548</text:p>
          </table:table-cell>
          <table:table-cell office:value-type="float" office:value="26.6478" calcext:value-type="float">
            <text:p>26.6478</text:p>
          </table:table-cell>
          <table:table-cell/>
          <table:table-cell office:value-type="float" office:value="25.9401" calcext:value-type="float">
            <text:p>25.9401</text:p>
          </table:table-cell>
          <table:table-cell office:value-type="float" office:value="25.9858" calcext:value-type="float">
            <text:p>25.9858</text:p>
          </table:table-cell>
          <table:table-cell/>
          <table:table-cell office:value-type="float" office:value="25.3253" calcext:value-type="float">
            <text:p>25.3253</text:p>
          </table:table-cell>
          <table:table-cell office:value-type="float" office:value="25.3402" calcext:value-type="float">
            <text:p>25.3402</text:p>
          </table:table-cell>
          <table:table-cell/>
          <table:table-cell office:value-type="float" office:value="23.9942" calcext:value-type="float">
            <text:p>23.9942</text:p>
          </table:table-cell>
          <table:table-cell office:value-type="float" office:value="24.7106" calcext:value-type="float">
            <text:p>24.7106</text:p>
          </table:table-cell>
          <table:table-cell/>
          <table:table-cell office:value-type="float" office:value="23.5162" calcext:value-type="float">
            <text:p>23.5162</text:p>
          </table:table-cell>
          <table:table-cell office:value-type="float" office:value="24.0967" calcext:value-type="float">
            <text:p>24.0967</text:p>
          </table:table-cell>
          <table:table-cell/>
          <table:table-cell office:value-type="float" office:value="23.0382" calcext:value-type="float">
            <text:p>23.0382</text:p>
          </table:table-cell>
          <table:table-cell office:value-type="float" office:value="23.4981" calcext:value-type="float">
            <text:p>23.4981</text:p>
          </table:table-cell>
          <table:table-cell/>
          <table:table-cell office:value-type="float" office:value="22.5602" calcext:value-type="float">
            <text:p>22.5602</text:p>
          </table:table-cell>
          <table:table-cell office:value-type="float" office:value="22.9143" calcext:value-type="float">
            <text:p>22.9143</text:p>
          </table:table-cell>
        </table:table-row>
        <table:table-row table:style-name="ro1">
          <table:table-cell office:value-type="float" office:value="0.782015" calcext:value-type="float">
            <text:p>0.782015</text:p>
          </table:table-cell>
          <table:table-cell/>
          <table:table-cell office:value-type="float" office:value="26.7603" calcext:value-type="float">
            <text:p>26.7603</text:p>
          </table:table-cell>
          <table:table-cell office:value-type="float" office:value="26.8614" calcext:value-type="float">
            <text:p>26.8614</text:p>
          </table:table-cell>
          <table:table-cell/>
          <table:table-cell office:value-type="float" office:value="26.1573" calcext:value-type="float">
            <text:p>26.1573</text:p>
          </table:table-cell>
          <table:table-cell office:value-type="float" office:value="26.2089" calcext:value-type="float">
            <text:p>26.2089</text:p>
          </table:table-cell>
          <table:table-cell/>
          <table:table-cell office:value-type="float" office:value="25.5542" calcext:value-type="float">
            <text:p>25.5542</text:p>
          </table:table-cell>
          <table:table-cell office:value-type="float" office:value="25.5724" calcext:value-type="float">
            <text:p>25.5724</text:p>
          </table:table-cell>
          <table:table-cell/>
          <table:table-cell office:value-type="float" office:value="24.2279" calcext:value-type="float">
            <text:p>24.2279</text:p>
          </table:table-cell>
          <table:table-cell office:value-type="float" office:value="24.9513" calcext:value-type="float">
            <text:p>24.9513</text:p>
          </table:table-cell>
          <table:table-cell/>
          <table:table-cell office:value-type="float" office:value="23.7563" calcext:value-type="float">
            <text:p>23.7563</text:p>
          </table:table-cell>
          <table:table-cell office:value-type="float" office:value="24.3452" calcext:value-type="float">
            <text:p>24.3452</text:p>
          </table:table-cell>
          <table:table-cell/>
          <table:table-cell office:value-type="float" office:value="23.2847" calcext:value-type="float">
            <text:p>23.2847</text:p>
          </table:table-cell>
          <table:table-cell office:value-type="float" office:value="23.7539" calcext:value-type="float">
            <text:p>23.7539</text:p>
          </table:table-cell>
          <table:table-cell/>
          <table:table-cell office:value-type="float" office:value="22.8132" calcext:value-type="float">
            <text:p>22.8132</text:p>
          </table:table-cell>
          <table:table-cell office:value-type="float" office:value="23.177" calcext:value-type="float">
            <text:p>23.177</text:p>
          </table:table-cell>
        </table:table-row>
        <table:table-row table:style-name="ro1">
          <table:table-cell office:value-type="float" office:value="0.783908" calcext:value-type="float">
            <text:p>0.783908</text:p>
          </table:table-cell>
          <table:table-cell/>
          <table:table-cell office:value-type="float" office:value="26.3412" calcext:value-type="float">
            <text:p>26.3412</text:p>
          </table:table-cell>
          <table:table-cell office:value-type="float" office:value="26.4437" calcext:value-type="float">
            <text:p>26.4437</text:p>
          </table:table-cell>
          <table:table-cell/>
          <table:table-cell office:value-type="float" office:value="25.7545" calcext:value-type="float">
            <text:p>25.7545</text:p>
          </table:table-cell>
          <table:table-cell office:value-type="float" office:value="25.8076" calcext:value-type="float">
            <text:p>25.8076</text:p>
          </table:table-cell>
          <table:table-cell/>
          <table:table-cell office:value-type="float" office:value="25.1678" calcext:value-type="float">
            <text:p>25.1678</text:p>
          </table:table-cell>
          <table:table-cell office:value-type="float" office:value="25.1869" calcext:value-type="float">
            <text:p>25.1869</text:p>
          </table:table-cell>
          <table:table-cell/>
          <table:table-cell office:value-type="float" office:value="23.8684" calcext:value-type="float">
            <text:p>23.8684</text:p>
          </table:table-cell>
          <table:table-cell office:value-type="float" office:value="24.5811" calcext:value-type="float">
            <text:p>24.5811</text:p>
          </table:table-cell>
          <table:table-cell/>
          <table:table-cell office:value-type="float" office:value="23.4085" calcext:value-type="float">
            <text:p>23.4085</text:p>
          </table:table-cell>
          <table:table-cell office:value-type="float" office:value="23.9899" calcext:value-type="float">
            <text:p>23.9899</text:p>
          </table:table-cell>
          <table:table-cell/>
          <table:table-cell office:value-type="float" office:value="22.9486" calcext:value-type="float">
            <text:p>22.9486</text:p>
          </table:table-cell>
          <table:table-cell office:value-type="float" office:value="23.4129" calcext:value-type="float">
            <text:p>23.4129</text:p>
          </table:table-cell>
          <table:table-cell/>
          <table:table-cell office:value-type="float" office:value="22.4887" calcext:value-type="float">
            <text:p>22.4887</text:p>
          </table:table-cell>
          <table:table-cell office:value-type="float" office:value="22.8497" calcext:value-type="float">
            <text:p>22.8497</text:p>
          </table:table-cell>
        </table:table-row>
        <table:table-row table:style-name="ro1">
          <table:table-cell office:value-type="float" office:value="0.786234" calcext:value-type="float">
            <text:p>0.786234</text:p>
          </table:table-cell>
          <table:table-cell/>
          <table:table-cell office:value-type="float" office:value="26.8798" calcext:value-type="float">
            <text:p>26.8798</text:p>
          </table:table-cell>
          <table:table-cell office:value-type="float" office:value="26.9881" calcext:value-type="float">
            <text:p>26.9881</text:p>
          </table:table-cell>
          <table:table-cell/>
          <table:table-cell office:value-type="float" office:value="26.2897" calcext:value-type="float">
            <text:p>26.2897</text:p>
          </table:table-cell>
          <table:table-cell office:value-type="float" office:value="26.3468" calcext:value-type="float">
            <text:p>26.3468</text:p>
          </table:table-cell>
          <table:table-cell/>
          <table:table-cell office:value-type="float" office:value="25.6996" calcext:value-type="float">
            <text:p>25.6996</text:p>
          </table:table-cell>
          <table:table-cell office:value-type="float" office:value="25.7207" calcext:value-type="float">
            <text:p>25.7207</text:p>
          </table:table-cell>
          <table:table-cell/>
          <table:table-cell office:value-type="float" office:value="24.3815" calcext:value-type="float">
            <text:p>24.3815</text:p>
          </table:table-cell>
          <table:table-cell office:value-type="float" office:value="25.1095" calcext:value-type="float">
            <text:p>25.1095</text:p>
          </table:table-cell>
          <table:table-cell/>
          <table:table-cell office:value-type="float" office:value="23.9176" calcext:value-type="float">
            <text:p>23.9176</text:p>
          </table:table-cell>
          <table:table-cell office:value-type="float" office:value="24.5128" calcext:value-type="float">
            <text:p>24.5128</text:p>
          </table:table-cell>
          <table:table-cell/>
          <table:table-cell office:value-type="float" office:value="23.4536" calcext:value-type="float">
            <text:p>23.4536</text:p>
          </table:table-cell>
          <table:table-cell office:value-type="float" office:value="23.9303" calcext:value-type="float">
            <text:p>23.9303</text:p>
          </table:table-cell>
          <table:table-cell/>
          <table:table-cell office:value-type="float" office:value="22.9896" calcext:value-type="float">
            <text:p>22.9896</text:p>
          </table:table-cell>
          <table:table-cell office:value-type="float" office:value="23.3617" calcext:value-type="float">
            <text:p>23.3617</text:p>
          </table:table-cell>
        </table:table-row>
        <table:table-row table:style-name="ro1">
          <table:table-cell office:value-type="float" office:value="0.788301" calcext:value-type="float">
            <text:p>0.788301</text:p>
          </table:table-cell>
          <table:table-cell/>
          <table:table-cell office:value-type="float" office:value="26.5406" calcext:value-type="float">
            <text:p>26.5406</text:p>
          </table:table-cell>
          <table:table-cell office:value-type="float" office:value="26.6507" calcext:value-type="float">
            <text:p>26.6507</text:p>
          </table:table-cell>
          <table:table-cell/>
          <table:table-cell office:value-type="float" office:value="25.9654" calcext:value-type="float">
            <text:p>25.9654</text:p>
          </table:table-cell>
          <table:table-cell office:value-type="float" office:value="26.0242" calcext:value-type="float">
            <text:p>26.0242</text:p>
          </table:table-cell>
          <table:table-cell/>
          <table:table-cell office:value-type="float" office:value="25.3903" calcext:value-type="float">
            <text:p>25.3903</text:p>
          </table:table-cell>
          <table:table-cell office:value-type="float" office:value="25.4125" calcext:value-type="float">
            <text:p>25.4125</text:p>
          </table:table-cell>
          <table:table-cell/>
          <table:table-cell office:value-type="float" office:value="24.0957" calcext:value-type="float">
            <text:p>24.0957</text:p>
          </table:table-cell>
          <table:table-cell office:value-type="float" office:value="24.8151" calcext:value-type="float">
            <text:p>24.8151</text:p>
          </table:table-cell>
          <table:table-cell/>
          <table:table-cell office:value-type="float" office:value="23.6423" calcext:value-type="float">
            <text:p>23.6423</text:p>
          </table:table-cell>
          <table:table-cell office:value-type="float" office:value="24.2318" calcext:value-type="float">
            <text:p>24.2318</text:p>
          </table:table-cell>
          <table:table-cell/>
          <table:table-cell office:value-type="float" office:value="23.1889" calcext:value-type="float">
            <text:p>23.1889</text:p>
          </table:table-cell>
          <table:table-cell office:value-type="float" office:value="23.6622" calcext:value-type="float">
            <text:p>23.6622</text:p>
          </table:table-cell>
          <table:table-cell/>
          <table:table-cell office:value-type="float" office:value="22.7355" calcext:value-type="float">
            <text:p>22.7355</text:p>
          </table:table-cell>
          <table:table-cell office:value-type="float" office:value="23.106" calcext:value-type="float">
            <text:p>23.106</text:p>
          </table:table-cell>
        </table:table-row>
        <table:table-row table:style-name="ro1">
          <table:table-cell office:value-type="float" office:value="0.791253" calcext:value-type="float">
            <text:p>0.791253</text:p>
          </table:table-cell>
          <table:table-cell/>
          <table:table-cell office:value-type="float" office:value="26.89" calcext:value-type="float">
            <text:p>26.89</text:p>
          </table:table-cell>
          <table:table-cell office:value-type="float" office:value="27.0061" calcext:value-type="float">
            <text:p>27.0061</text:p>
          </table:table-cell>
          <table:table-cell/>
          <table:table-cell office:value-type="float" office:value="26.3181" calcext:value-type="float">
            <text:p>26.3181</text:p>
          </table:table-cell>
          <table:table-cell office:value-type="float" office:value="26.3812" calcext:value-type="float">
            <text:p>26.3812</text:p>
          </table:table-cell>
          <table:table-cell/>
          <table:table-cell office:value-type="float" office:value="25.7462" calcext:value-type="float">
            <text:p>25.7462</text:p>
          </table:table-cell>
          <table:table-cell office:value-type="float" office:value="25.7707" calcext:value-type="float">
            <text:p>25.7707</text:p>
          </table:table-cell>
          <table:table-cell/>
          <table:table-cell office:value-type="float" office:value="24.4444" calcext:value-type="float">
            <text:p>24.4444</text:p>
          </table:table-cell>
          <table:table-cell office:value-type="float" office:value="25.1743" calcext:value-type="float">
            <text:p>25.1743</text:p>
          </table:table-cell>
          <table:table-cell/>
          <table:table-cell office:value-type="float" office:value="23.9919" calcext:value-type="float">
            <text:p>23.9919</text:p>
          </table:table-cell>
          <table:table-cell office:value-type="float" office:value="24.5917" calcext:value-type="float">
            <text:p>24.5917</text:p>
          </table:table-cell>
          <table:table-cell/>
          <table:table-cell office:value-type="float" office:value="23.5394" calcext:value-type="float">
            <text:p>23.5394</text:p>
          </table:table-cell>
          <table:table-cell office:value-type="float" office:value="24.0226" calcext:value-type="float">
            <text:p>24.0226</text:p>
          </table:table-cell>
          <table:table-cell/>
          <table:table-cell office:value-type="float" office:value="23.0869" calcext:value-type="float">
            <text:p>23.0869</text:p>
          </table:table-cell>
          <table:table-cell office:value-type="float" office:value="23.4667" calcext:value-type="float">
            <text:p>23.4667</text:p>
          </table:table-cell>
        </table:table-row>
        <table:table-row table:style-name="ro1">
          <table:table-cell office:value-type="float" office:value="0.789921" calcext:value-type="float">
            <text:p>0.789921</text:p>
          </table:table-cell>
          <table:table-cell/>
          <table:table-cell office:value-type="float" office:value="26.5543" calcext:value-type="float">
            <text:p>26.5543</text:p>
          </table:table-cell>
          <table:table-cell office:value-type="float" office:value="26.667" calcext:value-type="float">
            <text:p>26.667</text:p>
          </table:table-cell>
          <table:table-cell/>
          <table:table-cell office:value-type="float" office:value="25.9848" calcext:value-type="float">
            <text:p>25.9848</text:p>
          </table:table-cell>
          <table:table-cell office:value-type="float" office:value="26.0455" calcext:value-type="float">
            <text:p>26.0455</text:p>
          </table:table-cell>
          <table:table-cell/>
          <table:table-cell office:value-type="float" office:value="25.4152" calcext:value-type="float">
            <text:p>25.4152</text:p>
          </table:table-cell>
          <table:table-cell office:value-type="float" office:value="25.4385" calcext:value-type="float">
            <text:p>25.4385</text:p>
          </table:table-cell>
          <table:table-cell/>
          <table:table-cell office:value-type="float" office:value="24.1253" calcext:value-type="float">
            <text:p>24.1253</text:p>
          </table:table-cell>
          <table:table-cell office:value-type="float" office:value="24.8456" calcext:value-type="float">
            <text:p>24.8456</text:p>
          </table:table-cell>
          <table:table-cell/>
          <table:table-cell office:value-type="float" office:value="23.6754" calcext:value-type="float">
            <text:p>23.6754</text:p>
          </table:table-cell>
          <table:table-cell office:value-type="float" office:value="24.2666" calcext:value-type="float">
            <text:p>24.2666</text:p>
          </table:table-cell>
          <table:table-cell/>
          <table:table-cell office:value-type="float" office:value="23.2254" calcext:value-type="float">
            <text:p>23.2254</text:p>
          </table:table-cell>
          <table:table-cell office:value-type="float" office:value="23.701" calcext:value-type="float">
            <text:p>23.701</text:p>
          </table:table-cell>
          <table:table-cell/>
          <table:table-cell office:value-type="float" office:value="22.7755" calcext:value-type="float">
            <text:p>22.7755</text:p>
          </table:table-cell>
          <table:table-cell office:value-type="float" office:value="23.1486" calcext:value-type="float">
            <text:p>23.1486</text:p>
          </table:table-cell>
        </table:table-row>
        <table:table-row table:style-name="ro1">
          <table:table-cell office:value-type="float" office:value="0.790992" calcext:value-type="float">
            <text:p>0.790992</text:p>
          </table:table-cell>
          <table:table-cell/>
          <table:table-cell office:value-type="float" office:value="26.6784" calcext:value-type="float">
            <text:p>26.6784</text:p>
          </table:table-cell>
          <table:table-cell office:value-type="float" office:value="26.7932" calcext:value-type="float">
            <text:p>26.7932</text:p>
          </table:table-cell>
          <table:table-cell/>
          <table:table-cell office:value-type="float" office:value="26.1101" calcext:value-type="float">
            <text:p>26.1101</text:p>
          </table:table-cell>
          <table:table-cell office:value-type="float" office:value="26.1723" calcext:value-type="float">
            <text:p>26.1723</text:p>
          </table:table-cell>
          <table:table-cell/>
          <table:table-cell office:value-type="float" office:value="25.5417" calcext:value-type="float">
            <text:p>25.5417</text:p>
          </table:table-cell>
          <table:table-cell office:value-type="float" office:value="25.5658" calcext:value-type="float">
            <text:p>25.5658</text:p>
          </table:table-cell>
          <table:table-cell/>
          <table:table-cell office:value-type="float" office:value="24.2493" calcext:value-type="float">
            <text:p>24.2493</text:p>
          </table:table-cell>
          <table:table-cell office:value-type="float" office:value="24.9734" calcext:value-type="float">
            <text:p>24.9734</text:p>
          </table:table-cell>
          <table:table-cell/>
          <table:table-cell office:value-type="float" office:value="23.7998" calcext:value-type="float">
            <text:p>23.7998</text:p>
          </table:table-cell>
          <table:table-cell office:value-type="float" office:value="24.3946" calcext:value-type="float">
            <text:p>24.3946</text:p>
          </table:table-cell>
          <table:table-cell/>
          <table:table-cell office:value-type="float" office:value="23.3502" calcext:value-type="float">
            <text:p>23.3502</text:p>
          </table:table-cell>
          <table:table-cell office:value-type="float" office:value="23.8293" calcext:value-type="float">
            <text:p>23.8293</text:p>
          </table:table-cell>
          <table:table-cell/>
          <table:table-cell office:value-type="float" office:value="22.9006" calcext:value-type="float">
            <text:p>22.9006</text:p>
          </table:table-cell>
          <table:table-cell office:value-type="float" office:value="23.2771" calcext:value-type="float">
            <text:p>23.2771</text:p>
          </table:table-cell>
        </table:table-row>
        <table:table-row table:style-name="ro1">
          <table:table-cell office:value-type="float" office:value="0.792224" calcext:value-type="float">
            <text:p>0.792224</text:p>
          </table:table-cell>
          <table:table-cell/>
          <table:table-cell office:value-type="float" office:value="26.8443" calcext:value-type="float">
            <text:p>26.8443</text:p>
          </table:table-cell>
          <table:table-cell office:value-type="float" office:value="26.9617" calcext:value-type="float">
            <text:p>26.9617</text:p>
          </table:table-cell>
          <table:table-cell/>
          <table:table-cell office:value-type="float" office:value="26.2769" calcext:value-type="float">
            <text:p>26.2769</text:p>
          </table:table-cell>
          <table:table-cell office:value-type="float" office:value="26.341" calcext:value-type="float">
            <text:p>26.341</text:p>
          </table:table-cell>
          <table:table-cell/>
          <table:table-cell office:value-type="float" office:value="25.7095" calcext:value-type="float">
            <text:p>25.7095</text:p>
          </table:table-cell>
          <table:table-cell office:value-type="float" office:value="25.7346" calcext:value-type="float">
            <text:p>25.7346</text:p>
          </table:table-cell>
          <table:table-cell/>
          <table:table-cell office:value-type="float" office:value="24.4132" calcext:value-type="float">
            <text:p>24.4132</text:p>
          </table:table-cell>
          <table:table-cell office:value-type="float" office:value="25.1421" calcext:value-type="float">
            <text:p>25.1421</text:p>
          </table:table-cell>
          <table:table-cell/>
          <table:table-cell office:value-type="float" office:value="23.9637" calcext:value-type="float">
            <text:p>23.9637</text:p>
          </table:table-cell>
          <table:table-cell office:value-type="float" office:value="24.5633" calcext:value-type="float">
            <text:p>24.5633</text:p>
          </table:table-cell>
          <table:table-cell/>
          <table:table-cell office:value-type="float" office:value="23.5142" calcext:value-type="float">
            <text:p>23.5142</text:p>
          </table:table-cell>
          <table:table-cell office:value-type="float" office:value="23.9978" calcext:value-type="float">
            <text:p>23.9978</text:p>
          </table:table-cell>
          <table:table-cell/>
          <table:table-cell office:value-type="float" office:value="23.0647" calcext:value-type="float">
            <text:p>23.0647</text:p>
          </table:table-cell>
          <table:table-cell office:value-type="float" office:value="23.4454" calcext:value-type="float">
            <text:p>23.4454</text:p>
          </table:table-cell>
        </table:table-row>
        <table:table-row table:style-name="ro1">
          <table:table-cell office:value-type="float" office:value="0.793833" calcext:value-type="float">
            <text:p>0.793833</text:p>
          </table:table-cell>
          <table:table-cell/>
          <table:table-cell office:value-type="float" office:value="26.4733" calcext:value-type="float">
            <text:p>26.4733</text:p>
          </table:table-cell>
          <table:table-cell office:value-type="float" office:value="26.5915" calcext:value-type="float">
            <text:p>26.5915</text:p>
          </table:table-cell>
          <table:table-cell/>
          <table:table-cell office:value-type="float" office:value="25.9195" calcext:value-type="float">
            <text:p>25.9195</text:p>
          </table:table-cell>
          <table:table-cell office:value-type="float" office:value="25.9846" calcext:value-type="float">
            <text:p>25.9846</text:p>
          </table:table-cell>
          <table:table-cell/>
          <table:table-cell office:value-type="float" office:value="25.3657" calcext:value-type="float">
            <text:p>25.3657</text:p>
          </table:table-cell>
          <table:table-cell office:value-type="float" office:value="25.3915" calcext:value-type="float">
            <text:p>25.3915</text:p>
          </table:table-cell>
          <table:table-cell/>
          <table:table-cell office:value-type="float" office:value="24.0926" calcext:value-type="float">
            <text:p>24.0926</text:p>
          </table:table-cell>
          <table:table-cell office:value-type="float" office:value="24.812" calcext:value-type="float">
            <text:p>24.812</text:p>
          </table:table-cell>
          <table:table-cell/>
          <table:table-cell office:value-type="float" office:value="23.653" calcext:value-type="float">
            <text:p>23.653</text:p>
          </table:table-cell>
          <table:table-cell office:value-type="float" office:value="24.2457" calcext:value-type="float">
            <text:p>24.2457</text:p>
          </table:table-cell>
          <table:table-cell/>
          <table:table-cell office:value-type="float" office:value="23.2134" calcext:value-type="float">
            <text:p>23.2134</text:p>
          </table:table-cell>
          <table:table-cell office:value-type="float" office:value="23.6923" calcext:value-type="float">
            <text:p>23.6923</text:p>
          </table:table-cell>
          <table:table-cell/>
          <table:table-cell office:value-type="float" office:value="22.7738" calcext:value-type="float">
            <text:p>22.7738</text:p>
          </table:table-cell>
          <table:table-cell office:value-type="float" office:value="23.1516" calcext:value-type="float">
            <text:p>23.1516</text:p>
          </table:table-cell>
        </table:table-row>
        <table:table-row table:style-name="ro1">
          <table:table-cell office:value-type="float" office:value="0.794076" calcext:value-type="float">
            <text:p>0.794076</text:p>
          </table:table-cell>
          <table:table-cell/>
          <table:table-cell office:value-type="float" office:value="26.1587" calcext:value-type="float">
            <text:p>26.1587</text:p>
          </table:table-cell>
          <table:table-cell office:value-type="float" office:value="26.2758" calcext:value-type="float">
            <text:p>26.2758</text:p>
          </table:table-cell>
          <table:table-cell/>
          <table:table-cell office:value-type="float" office:value="25.6123" calcext:value-type="float">
            <text:p>25.6123</text:p>
          </table:table-cell>
          <table:table-cell office:value-type="float" office:value="25.6769" calcext:value-type="float">
            <text:p>25.6769</text:p>
          </table:table-cell>
          <table:table-cell/>
          <table:table-cell office:value-type="float" office:value="25.066" calcext:value-type="float">
            <text:p>25.066</text:p>
          </table:table-cell>
          <table:table-cell office:value-type="float" office:value="25.0916" calcext:value-type="float">
            <text:p>25.0916</text:p>
          </table:table-cell>
          <table:table-cell/>
          <table:table-cell office:value-type="float" office:value="23.8088" calcext:value-type="float">
            <text:p>23.8088</text:p>
          </table:table-cell>
          <table:table-cell office:value-type="float" office:value="24.5197" calcext:value-type="float">
            <text:p>24.5197</text:p>
          </table:table-cell>
          <table:table-cell/>
          <table:table-cell office:value-type="float" office:value="23.375" calcext:value-type="float">
            <text:p>23.375</text:p>
          </table:table-cell>
          <table:table-cell office:value-type="float" office:value="23.9608" calcext:value-type="float">
            <text:p>23.9608</text:p>
          </table:table-cell>
          <table:table-cell/>
          <table:table-cell office:value-type="float" office:value="22.9411" calcext:value-type="float">
            <text:p>22.9411</text:p>
          </table:table-cell>
          <table:table-cell office:value-type="float" office:value="23.4146" calcext:value-type="float">
            <text:p>23.4146</text:p>
          </table:table-cell>
          <table:table-cell/>
          <table:table-cell office:value-type="float" office:value="22.5073" calcext:value-type="float">
            <text:p>22.5073</text:p>
          </table:table-cell>
          <table:table-cell office:value-type="float" office:value="22.8809" calcext:value-type="float">
            <text:p>22.8809</text:p>
          </table:table-cell>
        </table:table-row>
        <table:table-row table:style-name="ro1">
          <table:table-cell office:value-type="float" office:value="0.796233" calcext:value-type="float">
            <text:p>0.796233</text:p>
          </table:table-cell>
          <table:table-cell/>
          <table:table-cell office:value-type="float" office:value="26.839" calcext:value-type="float">
            <text:p>26.839</text:p>
          </table:table-cell>
          <table:table-cell office:value-type="float" office:value="26.9624" calcext:value-type="float">
            <text:p>26.9624</text:p>
          </table:table-cell>
          <table:table-cell/>
          <table:table-cell office:value-type="float" office:value="26.2863" calcext:value-type="float">
            <text:p>26.2863</text:p>
          </table:table-cell>
          <table:table-cell office:value-type="float" office:value="26.355" calcext:value-type="float">
            <text:p>26.355</text:p>
          </table:table-cell>
          <table:table-cell/>
          <table:table-cell office:value-type="float" office:value="25.7336" calcext:value-type="float">
            <text:p>25.7336</text:p>
          </table:table-cell>
          <table:table-cell office:value-type="float" office:value="25.7612" calcext:value-type="float">
            <text:p>25.7612</text:p>
          </table:table-cell>
          <table:table-cell/>
          <table:table-cell office:value-type="float" office:value="24.4508" calcext:value-type="float">
            <text:p>24.4508</text:p>
          </table:table-cell>
          <table:table-cell office:value-type="float" office:value="25.1808" calcext:value-type="float">
            <text:p>25.1808</text:p>
          </table:table-cell>
          <table:table-cell/>
          <table:table-cell office:value-type="float" office:value="24.0107" calcext:value-type="float">
            <text:p>24.0107</text:p>
          </table:table-cell>
          <table:table-cell office:value-type="float" office:value="24.6136" calcext:value-type="float">
            <text:p>24.6136</text:p>
          </table:table-cell>
          <table:table-cell/>
          <table:table-cell office:value-type="float" office:value="23.5706" calcext:value-type="float">
            <text:p>23.5706</text:p>
          </table:table-cell>
          <table:table-cell office:value-type="float" office:value="24.059" calcext:value-type="float">
            <text:p>24.059</text:p>
          </table:table-cell>
          <table:table-cell/>
          <table:table-cell office:value-type="float" office:value="23.1305" calcext:value-type="float">
            <text:p>23.1305</text:p>
          </table:table-cell>
          <table:table-cell office:value-type="float" office:value="23.517" calcext:value-type="float">
            <text:p>23.517</text:p>
          </table:table-cell>
        </table:table-row>
        <table:table-row table:style-name="ro1">
          <table:table-cell office:value-type="float" office:value="0.7968" calcext:value-type="float">
            <text:p>0.7968</text:p>
          </table:table-cell>
          <table:table-cell/>
          <table:table-cell office:value-type="float" office:value="26.4026" calcext:value-type="float">
            <text:p>26.4026</text:p>
          </table:table-cell>
          <table:table-cell office:value-type="float" office:value="26.5248" calcext:value-type="float">
            <text:p>26.5248</text:p>
          </table:table-cell>
          <table:table-cell/>
          <table:table-cell office:value-type="float" office:value="25.8609" calcext:value-type="float">
            <text:p>25.8609</text:p>
          </table:table-cell>
          <table:table-cell office:value-type="float" office:value="25.929" calcext:value-type="float">
            <text:p>25.929</text:p>
          </table:table-cell>
          <table:table-cell/>
          <table:table-cell office:value-type="float" office:value="25.3191" calcext:value-type="float">
            <text:p>25.3191</text:p>
          </table:table-cell>
          <table:table-cell office:value-type="float" office:value="25.3467" calcext:value-type="float">
            <text:p>25.3467</text:p>
          </table:table-cell>
          <table:table-cell/>
          <table:table-cell office:value-type="float" office:value="24.0591" calcext:value-type="float">
            <text:p>24.0591</text:p>
          </table:table-cell>
          <table:table-cell office:value-type="float" office:value="24.7774" calcext:value-type="float">
            <text:p>24.7774</text:p>
          </table:table-cell>
          <table:table-cell/>
          <table:table-cell office:value-type="float" office:value="23.6274" calcext:value-type="float">
            <text:p>23.6274</text:p>
          </table:table-cell>
          <table:table-cell office:value-type="float" office:value="24.221" calcext:value-type="float">
            <text:p>24.221</text:p>
          </table:table-cell>
          <table:table-cell/>
          <table:table-cell office:value-type="float" office:value="23.1958" calcext:value-type="float">
            <text:p>23.1958</text:p>
          </table:table-cell>
          <table:table-cell office:value-type="float" office:value="23.677" calcext:value-type="float">
            <text:p>23.677</text:p>
          </table:table-cell>
          <table:table-cell/>
          <table:table-cell office:value-type="float" office:value="22.7641" calcext:value-type="float">
            <text:p>22.7641</text:p>
          </table:table-cell>
          <table:table-cell office:value-type="float" office:value="23.1452" calcext:value-type="float">
            <text:p>23.1452</text:p>
          </table:table-cell>
        </table:table-row>
        <table:table-row table:style-name="ro1">
          <table:table-cell office:value-type="float" office:value="0.799058" calcext:value-type="float">
            <text:p>0.799058</text:p>
          </table:table-cell>
          <table:table-cell/>
          <table:table-cell office:value-type="float" office:value="26.5217" calcext:value-type="float">
            <text:p>26.5217</text:p>
          </table:table-cell>
          <table:table-cell office:value-type="float" office:value="26.6477" calcext:value-type="float">
            <text:p>26.6477</text:p>
          </table:table-cell>
          <table:table-cell/>
          <table:table-cell office:value-type="float" office:value="25.9856" calcext:value-type="float">
            <text:p>25.9856</text:p>
          </table:table-cell>
          <table:table-cell office:value-type="float" office:value="26.0566" calcext:value-type="float">
            <text:p>26.0566</text:p>
          </table:table-cell>
          <table:table-cell/>
          <table:table-cell office:value-type="float" office:value="25.4495" calcext:value-type="float">
            <text:p>25.4495</text:p>
          </table:table-cell>
          <table:table-cell office:value-type="float" office:value="25.4786" calcext:value-type="float">
            <text:p>25.4786</text:p>
          </table:table-cell>
          <table:table-cell/>
          <table:table-cell office:value-type="float" office:value="24.1911" calcext:value-type="float">
            <text:p>24.1911</text:p>
          </table:table-cell>
          <table:table-cell office:value-type="float" office:value="24.9134" calcext:value-type="float">
            <text:p>24.9134</text:p>
          </table:table-cell>
          <table:table-cell/>
          <table:table-cell office:value-type="float" office:value="23.7627" calcext:value-type="float">
            <text:p>23.7627</text:p>
          </table:table-cell>
          <table:table-cell office:value-type="float" office:value="24.3608" calcext:value-type="float">
            <text:p>24.3608</text:p>
          </table:table-cell>
          <table:table-cell/>
          <table:table-cell office:value-type="float" office:value="23.3343" calcext:value-type="float">
            <text:p>23.3343</text:p>
          </table:table-cell>
          <table:table-cell office:value-type="float" office:value="23.8204" calcext:value-type="float">
            <text:p>23.8204</text:p>
          </table:table-cell>
          <table:table-cell/>
          <table:table-cell office:value-type="float" office:value="22.9059" calcext:value-type="float">
            <text:p>22.9059</text:p>
          </table:table-cell>
          <table:table-cell office:value-type="float" office:value="23.292" calcext:value-type="float">
            <text:p>23.292</text:p>
          </table:table-cell>
        </table:table-row>
        <table:table-row table:style-name="ro1">
          <table:table-cell office:value-type="float" office:value="0.802257" calcext:value-type="float">
            <text:p>0.802257</text:p>
          </table:table-cell>
          <table:table-cell/>
          <table:table-cell office:value-type="float" office:value="26.8918" calcext:value-type="float">
            <text:p>26.8918</text:p>
          </table:table-cell>
          <table:table-cell office:value-type="float" office:value="27.024" calcext:value-type="float">
            <text:p>27.024</text:p>
          </table:table-cell>
          <table:table-cell/>
          <table:table-cell office:value-type="float" office:value="26.3597" calcext:value-type="float">
            <text:p>26.3597</text:p>
          </table:table-cell>
          <table:table-cell office:value-type="float" office:value="26.4351" calcext:value-type="float">
            <text:p>26.4351</text:p>
          </table:table-cell>
          <table:table-cell/>
          <table:table-cell office:value-type="float" office:value="25.8276" calcext:value-type="float">
            <text:p>25.8276</text:p>
          </table:table-cell>
          <table:table-cell office:value-type="float" office:value="25.8591" calcext:value-type="float">
            <text:p>25.8591</text:p>
          </table:table-cell>
          <table:table-cell/>
          <table:table-cell office:value-type="float" office:value="24.5622" calcext:value-type="float">
            <text:p>24.5622</text:p>
          </table:table-cell>
          <table:table-cell office:value-type="float" office:value="25.2956" calcext:value-type="float">
            <text:p>25.2956</text:p>
          </table:table-cell>
          <table:table-cell/>
          <table:table-cell office:value-type="float" office:value="24.1353" calcext:value-type="float">
            <text:p>24.1353</text:p>
          </table:table-cell>
          <table:table-cell office:value-type="float" office:value="24.7443" calcext:value-type="float">
            <text:p>24.7443</text:p>
          </table:table-cell>
          <table:table-cell/>
          <table:table-cell office:value-type="float" office:value="23.7085" calcext:value-type="float">
            <text:p>23.7085</text:p>
          </table:table-cell>
          <table:table-cell office:value-type="float" office:value="24.2051" calcext:value-type="float">
            <text:p>24.2051</text:p>
          </table:table-cell>
          <table:table-cell/>
          <table:table-cell office:value-type="float" office:value="23.2816" calcext:value-type="float">
            <text:p>23.2816</text:p>
          </table:table-cell>
          <table:table-cell office:value-type="float" office:value="23.6776" calcext:value-type="float">
            <text:p>23.6776</text:p>
          </table:table-cell>
        </table:table-row>
        <table:table-row table:style-name="ro1">
          <table:table-cell office:value-type="float" office:value="0.80322" calcext:value-type="float">
            <text:p>0.80322</text:p>
          </table:table-cell>
          <table:table-cell/>
          <table:table-cell office:value-type="float" office:value="26.5646" calcext:value-type="float">
            <text:p>26.5646</text:p>
          </table:table-cell>
          <table:table-cell office:value-type="float" office:value="26.6966" calcext:value-type="float">
            <text:p>26.6966</text:p>
          </table:table-cell>
          <table:table-cell/>
          <table:table-cell office:value-type="float" office:value="26.0424" calcext:value-type="float">
            <text:p>26.0424</text:p>
          </table:table-cell>
          <table:table-cell office:value-type="float" office:value="26.1179" calcext:value-type="float">
            <text:p>26.1179</text:p>
          </table:table-cell>
          <table:table-cell/>
          <table:table-cell office:value-type="float" office:value="25.5202" calcext:value-type="float">
            <text:p>25.5202</text:p>
          </table:table-cell>
          <table:table-cell office:value-type="float" office:value="25.5519" calcext:value-type="float">
            <text:p>25.5519</text:p>
          </table:table-cell>
          <table:table-cell/>
          <table:table-cell office:value-type="float" office:value="24.2733" calcext:value-type="float">
            <text:p>24.2733</text:p>
          </table:table-cell>
          <table:table-cell office:value-type="float" office:value="24.998" calcext:value-type="float">
            <text:p>24.998</text:p>
          </table:table-cell>
          <table:table-cell/>
          <table:table-cell office:value-type="float" office:value="23.8538" calcext:value-type="float">
            <text:p>23.8538</text:p>
          </table:table-cell>
          <table:table-cell office:value-type="float" office:value="24.4562" calcext:value-type="float">
            <text:p>24.4562</text:p>
          </table:table-cell>
          <table:table-cell/>
          <table:table-cell office:value-type="float" office:value="23.4344" calcext:value-type="float">
            <text:p>23.4344</text:p>
          </table:table-cell>
          <table:table-cell office:value-type="float" office:value="23.9261" calcext:value-type="float">
            <text:p>23.9261</text:p>
          </table:table-cell>
          <table:table-cell/>
          <table:table-cell office:value-type="float" office:value="23.015" calcext:value-type="float">
            <text:p>23.015</text:p>
          </table:table-cell>
          <table:table-cell office:value-type="float" office:value="23.4076" calcext:value-type="float">
            <text:p>23.4076</text:p>
          </table:table-cell>
        </table:table-row>
        <table:table-row table:style-name="ro1">
          <table:table-cell office:value-type="float" office:value="0.807667" calcext:value-type="float">
            <text:p>0.807667</text:p>
          </table:table-cell>
          <table:table-cell/>
          <table:table-cell office:value-type="float" office:value="26.6426" calcext:value-type="float">
            <text:p>26.6426</text:p>
          </table:table-cell>
          <table:table-cell office:value-type="float" office:value="26.781" calcext:value-type="float">
            <text:p>26.781</text:p>
          </table:table-cell>
          <table:table-cell/>
          <table:table-cell office:value-type="float" office:value="26.1346" calcext:value-type="float">
            <text:p>26.1346</text:p>
          </table:table-cell>
          <table:table-cell office:value-type="float" office:value="26.215" calcext:value-type="float">
            <text:p>26.215</text:p>
          </table:table-cell>
          <table:table-cell/>
          <table:table-cell office:value-type="float" office:value="25.6266" calcext:value-type="float">
            <text:p>25.6266</text:p>
          </table:table-cell>
          <table:table-cell office:value-type="float" office:value="25.661" calcext:value-type="float">
            <text:p>25.661</text:p>
          </table:table-cell>
          <table:table-cell/>
          <table:table-cell office:value-type="float" office:value="24.3904" calcext:value-type="float">
            <text:p>24.3904</text:p>
          </table:table-cell>
          <table:table-cell office:value-type="float" office:value="25.1187" calcext:value-type="float">
            <text:p>25.1187</text:p>
          </table:table-cell>
          <table:table-cell/>
          <table:table-cell office:value-type="float" office:value="23.9801" calcext:value-type="float">
            <text:p>23.9801</text:p>
          </table:table-cell>
          <table:table-cell office:value-type="float" office:value="24.5878" calcext:value-type="float">
            <text:p>24.5878</text:p>
          </table:table-cell>
          <table:table-cell/>
          <table:table-cell office:value-type="float" office:value="23.5698" calcext:value-type="float">
            <text:p>23.5698</text:p>
          </table:table-cell>
          <table:table-cell office:value-type="float" office:value="24.0682" calcext:value-type="float">
            <text:p>24.0682</text:p>
          </table:table-cell>
          <table:table-cell/>
          <table:table-cell office:value-type="float" office:value="23.1595" calcext:value-type="float">
            <text:p>23.1595</text:p>
          </table:table-cell>
          <table:table-cell office:value-type="float" office:value="23.5595" calcext:value-type="float">
            <text:p>23.5595</text:p>
          </table:table-cell>
        </table:table-row>
        <table:table-row table:style-name="ro1">
          <table:table-cell office:value-type="float" office:value="0.80847" calcext:value-type="float">
            <text:p>0.80847</text:p>
          </table:table-cell>
          <table:table-cell/>
          <table:table-cell office:value-type="float" office:value="26.3492" calcext:value-type="float">
            <text:p>26.3492</text:p>
          </table:table-cell>
          <table:table-cell office:value-type="float" office:value="26.4871" calcext:value-type="float">
            <text:p>26.4871</text:p>
          </table:table-cell>
          <table:table-cell/>
          <table:table-cell office:value-type="float" office:value="25.8496" calcext:value-type="float">
            <text:p>25.8496</text:p>
          </table:table-cell>
          <table:table-cell office:value-type="float" office:value="25.9299" calcext:value-type="float">
            <text:p>25.9299</text:p>
          </table:table-cell>
          <table:table-cell/>
          <table:table-cell office:value-type="float" office:value="25.35" calcext:value-type="float">
            <text:p>25.35</text:p>
          </table:table-cell>
          <table:table-cell office:value-type="float" office:value="25.3844" calcext:value-type="float">
            <text:p>25.3844</text:p>
          </table:table-cell>
          <table:table-cell/>
          <table:table-cell office:value-type="float" office:value="24.1299" calcext:value-type="float">
            <text:p>24.1299</text:p>
          </table:table-cell>
          <table:table-cell office:value-type="float" office:value="24.8504" calcext:value-type="float">
            <text:p>24.8504</text:p>
          </table:table-cell>
          <table:table-cell/>
          <table:table-cell office:value-type="float" office:value="23.726" calcext:value-type="float">
            <text:p>23.726</text:p>
          </table:table-cell>
          <table:table-cell office:value-type="float" office:value="24.3276" calcext:value-type="float">
            <text:p>24.3276</text:p>
          </table:table-cell>
          <table:table-cell/>
          <table:table-cell office:value-type="float" office:value="23.3221" calcext:value-type="float">
            <text:p>23.3221</text:p>
          </table:table-cell>
          <table:table-cell office:value-type="float" office:value="23.8158" calcext:value-type="float">
            <text:p>23.8158</text:p>
          </table:table-cell>
          <table:table-cell/>
          <table:table-cell office:value-type="float" office:value="22.9182" calcext:value-type="float">
            <text:p>22.9182</text:p>
          </table:table-cell>
          <table:table-cell office:value-type="float" office:value="23.3148" calcext:value-type="float">
            <text:p>23.3148</text:p>
          </table:table-cell>
        </table:table-row>
        <table:table-row table:style-name="ro1">
          <table:table-cell office:value-type="float" office:value="0.811027" calcext:value-type="float">
            <text:p>0.811027</text:p>
          </table:table-cell>
          <table:table-cell/>
          <table:table-cell office:value-type="float" office:value="26.6139" calcext:value-type="float">
            <text:p>26.6139</text:p>
          </table:table-cell>
          <table:table-cell office:value-type="float" office:value="26.7565" calcext:value-type="float">
            <text:p>26.7565</text:p>
          </table:table-cell>
          <table:table-cell/>
          <table:table-cell office:value-type="float" office:value="26.1182" calcext:value-type="float">
            <text:p>26.1182</text:p>
          </table:table-cell>
          <table:table-cell office:value-type="float" office:value="26.2019" calcext:value-type="float">
            <text:p>26.2019</text:p>
          </table:table-cell>
          <table:table-cell/>
          <table:table-cell office:value-type="float" office:value="25.6226" calcext:value-type="float">
            <text:p>25.6226</text:p>
          </table:table-cell>
          <table:table-cell office:value-type="float" office:value="25.6588" calcext:value-type="float">
            <text:p>25.6588</text:p>
          </table:table-cell>
          <table:table-cell/>
          <table:table-cell office:value-type="float" office:value="24.3985" calcext:value-type="float">
            <text:p>24.3985</text:p>
          </table:table-cell>
          <table:table-cell office:value-type="float" office:value="25.1269" calcext:value-type="float">
            <text:p>25.1269</text:p>
          </table:table-cell>
          <table:table-cell/>
          <table:table-cell office:value-type="float" office:value="23.9965" calcext:value-type="float">
            <text:p>23.9965</text:p>
          </table:table-cell>
          <table:table-cell office:value-type="float" office:value="24.6061" calcext:value-type="float">
            <text:p>24.6061</text:p>
          </table:table-cell>
          <table:table-cell/>
          <table:table-cell office:value-type="float" office:value="23.5945" calcext:value-type="float">
            <text:p>23.5945</text:p>
          </table:table-cell>
          <table:table-cell office:value-type="float" office:value="24.0961" calcext:value-type="float">
            <text:p>24.0961</text:p>
          </table:table-cell>
          <table:table-cell/>
          <table:table-cell office:value-type="float" office:value="23.1925" calcext:value-type="float">
            <text:p>23.1925</text:p>
          </table:table-cell>
          <table:table-cell office:value-type="float" office:value="23.5966" calcext:value-type="float">
            <text:p>23.5966</text:p>
          </table:table-cell>
        </table:table-row>
        <table:table-row table:style-name="ro1">
          <table:table-cell office:value-type="float" office:value="0.811928" calcext:value-type="float">
            <text:p>0.811928</text:p>
          </table:table-cell>
          <table:table-cell/>
          <table:table-cell office:value-type="float" office:value="26.1987" calcext:value-type="float">
            <text:p>26.1987</text:p>
          </table:table-cell>
          <table:table-cell office:value-type="float" office:value="26.3402" calcext:value-type="float">
            <text:p>26.3402</text:p>
          </table:table-cell>
          <table:table-cell/>
          <table:table-cell office:value-type="float" office:value="25.7139" calcext:value-type="float">
            <text:p>25.7139</text:p>
          </table:table-cell>
          <table:table-cell office:value-type="float" office:value="25.7971" calcext:value-type="float">
            <text:p>25.7971</text:p>
          </table:table-cell>
          <table:table-cell/>
          <table:table-cell office:value-type="float" office:value="25.2291" calcext:value-type="float">
            <text:p>25.2291</text:p>
          </table:table-cell>
          <table:table-cell office:value-type="float" office:value="25.2652" calcext:value-type="float">
            <text:p>25.2652</text:p>
          </table:table-cell>
          <table:table-cell/>
          <table:table-cell office:value-type="float" office:value="24.0269" calcext:value-type="float">
            <text:p>24.0269</text:p>
          </table:table-cell>
          <table:table-cell office:value-type="float" office:value="24.7443" calcext:value-type="float">
            <text:p>24.7443</text:p>
          </table:table-cell>
          <table:table-cell/>
          <table:table-cell office:value-type="float" office:value="23.6333" calcext:value-type="float">
            <text:p>23.6333</text:p>
          </table:table-cell>
          <table:table-cell office:value-type="float" office:value="24.2341" calcext:value-type="float">
            <text:p>24.2341</text:p>
          </table:table-cell>
          <table:table-cell/>
          <table:table-cell office:value-type="float" office:value="23.2396" calcext:value-type="float">
            <text:p>23.2396</text:p>
          </table:table-cell>
          <table:table-cell office:value-type="float" office:value="23.7344" calcext:value-type="float">
            <text:p>23.7344</text:p>
          </table:table-cell>
          <table:table-cell/>
          <table:table-cell office:value-type="float" office:value="22.846" calcext:value-type="float">
            <text:p>22.846</text:p>
          </table:table-cell>
          <table:table-cell office:value-type="float" office:value="23.245" calcext:value-type="float">
            <text:p>23.245</text:p>
          </table:table-cell>
        </table:table-row>
        <table:table-row table:style-name="ro1">
          <table:table-cell office:value-type="float" office:value="0.815823" calcext:value-type="float">
            <text:p>0.815823</text:p>
          </table:table-cell>
          <table:table-cell/>
          <table:table-cell office:value-type="float" office:value="26.6249" calcext:value-type="float">
            <text:p>26.6249</text:p>
          </table:table-cell>
          <table:table-cell office:value-type="float" office:value="26.7737" calcext:value-type="float">
            <text:p>26.7737</text:p>
          </table:table-cell>
          <table:table-cell/>
          <table:table-cell office:value-type="float" office:value="26.1458" calcext:value-type="float">
            <text:p>26.1458</text:p>
          </table:table-cell>
          <table:table-cell office:value-type="float" office:value="26.2342" calcext:value-type="float">
            <text:p>26.2342</text:p>
          </table:table-cell>
          <table:table-cell/>
          <table:table-cell office:value-type="float" office:value="25.6667" calcext:value-type="float">
            <text:p>25.6667</text:p>
          </table:table-cell>
          <table:table-cell office:value-type="float" office:value="25.7055" calcext:value-type="float">
            <text:p>25.7055</text:p>
          </table:table-cell>
          <table:table-cell/>
          <table:table-cell office:value-type="float" office:value="24.4573" calcext:value-type="float">
            <text:p>24.4573</text:p>
          </table:table-cell>
          <table:table-cell office:value-type="float" office:value="25.1876" calcext:value-type="float">
            <text:p>25.1876</text:p>
          </table:table-cell>
          <table:table-cell/>
          <table:table-cell office:value-type="float" office:value="24.0665" calcext:value-type="float">
            <text:p>24.0665</text:p>
          </table:table-cell>
          <table:table-cell office:value-type="float" office:value="24.68" calcext:value-type="float">
            <text:p>24.68</text:p>
          </table:table-cell>
          <table:table-cell/>
          <table:table-cell office:value-type="float" office:value="23.6756" calcext:value-type="float">
            <text:p>23.6756</text:p>
          </table:table-cell>
          <table:table-cell office:value-type="float" office:value="24.1827" calcext:value-type="float">
            <text:p>24.1827</text:p>
          </table:table-cell>
          <table:table-cell/>
          <table:table-cell office:value-type="float" office:value="23.2847" calcext:value-type="float">
            <text:p>23.2847</text:p>
          </table:table-cell>
          <table:table-cell office:value-type="float" office:value="23.6955" calcext:value-type="float">
            <text:p>23.6955</text:p>
          </table:table-cell>
        </table:table-row>
        <table:table-row table:style-name="ro1">
          <table:table-cell office:value-type="float" office:value="0.816936" calcext:value-type="float">
            <text:p>0.816936</text:p>
          </table:table-cell>
          <table:table-cell/>
          <table:table-cell office:value-type="float" office:value="26.5811" calcext:value-type="float">
            <text:p>26.5811</text:p>
          </table:table-cell>
          <table:table-cell office:value-type="float" office:value="26.7309" calcext:value-type="float">
            <text:p>26.7309</text:p>
          </table:table-cell>
          <table:table-cell/>
          <table:table-cell office:value-type="float" office:value="26.1066" calcext:value-type="float">
            <text:p>26.1066</text:p>
          </table:table-cell>
          <table:table-cell office:value-type="float" office:value="26.1959" calcext:value-type="float">
            <text:p>26.1959</text:p>
          </table:table-cell>
          <table:table-cell/>
          <table:table-cell office:value-type="float" office:value="25.6321" calcext:value-type="float">
            <text:p>25.6321</text:p>
          </table:table-cell>
          <table:table-cell office:value-type="float" office:value="25.6715" calcext:value-type="float">
            <text:p>25.6715</text:p>
          </table:table-cell>
          <table:table-cell/>
          <table:table-cell office:value-type="float" office:value="24.4283" calcext:value-type="float">
            <text:p>24.4283</text:p>
          </table:table-cell>
          <table:table-cell office:value-type="float" office:value="25.1577" calcext:value-type="float">
            <text:p>25.1577</text:p>
          </table:table-cell>
          <table:table-cell/>
          <table:table-cell office:value-type="float" office:value="24.0407" calcext:value-type="float">
            <text:p>24.0407</text:p>
          </table:table-cell>
          <table:table-cell office:value-type="float" office:value="24.6541" calcext:value-type="float">
            <text:p>24.6541</text:p>
          </table:table-cell>
          <table:table-cell/>
          <table:table-cell office:value-type="float" office:value="23.6531" calcext:value-type="float">
            <text:p>23.6531</text:p>
          </table:table-cell>
          <table:table-cell office:value-type="float" office:value="24.1606" calcext:value-type="float">
            <text:p>24.1606</text:p>
          </table:table-cell>
          <table:table-cell/>
          <table:table-cell office:value-type="float" office:value="23.2655" calcext:value-type="float">
            <text:p>23.2655</text:p>
          </table:table-cell>
          <table:table-cell office:value-type="float" office:value="23.677" calcext:value-type="float">
            <text:p>23.677</text:p>
          </table:table-cell>
        </table:table-row>
        <table:table-row table:style-name="ro1">
          <table:table-cell office:value-type="float" office:value="0.819135" calcext:value-type="float">
            <text:p>0.819135</text:p>
          </table:table-cell>
          <table:table-cell/>
          <table:table-cell office:value-type="float" office:value="26.6655" calcext:value-type="float">
            <text:p>26.6655</text:p>
          </table:table-cell>
          <table:table-cell office:value-type="float" office:value="26.8185" calcext:value-type="float">
            <text:p>26.8185</text:p>
          </table:table-cell>
          <table:table-cell/>
          <table:table-cell office:value-type="float" office:value="26.1971" calcext:value-type="float">
            <text:p>26.1971</text:p>
          </table:table-cell>
          <table:table-cell office:value-type="float" office:value="26.2888" calcext:value-type="float">
            <text:p>26.2888</text:p>
          </table:table-cell>
          <table:table-cell/>
          <table:table-cell office:value-type="float" office:value="25.7288" calcext:value-type="float">
            <text:p>25.7288</text:p>
          </table:table-cell>
          <table:table-cell office:value-type="float" office:value="25.7695" calcext:value-type="float">
            <text:p>25.7695</text:p>
          </table:table-cell>
          <table:table-cell/>
          <table:table-cell office:value-type="float" office:value="24.5281" calcext:value-type="float">
            <text:p>24.5281</text:p>
          </table:table-cell>
          <table:table-cell office:value-type="float" office:value="25.2605" calcext:value-type="float">
            <text:p>25.2605</text:p>
          </table:table-cell>
          <table:table-cell/>
          <table:table-cell office:value-type="float" office:value="24.1444" calcext:value-type="float">
            <text:p>24.1444</text:p>
          </table:table-cell>
          <table:table-cell office:value-type="float" office:value="24.7615" calcext:value-type="float">
            <text:p>24.7615</text:p>
          </table:table-cell>
          <table:table-cell/>
          <table:table-cell office:value-type="float" office:value="23.7608" calcext:value-type="float">
            <text:p>23.7608</text:p>
          </table:table-cell>
          <table:table-cell office:value-type="float" office:value="24.2724" calcext:value-type="float">
            <text:p>24.2724</text:p>
          </table:table-cell>
          <table:table-cell/>
          <table:table-cell office:value-type="float" office:value="23.3772" calcext:value-type="float">
            <text:p>23.3772</text:p>
          </table:table-cell>
          <table:table-cell office:value-type="float" office:value="23.7929" calcext:value-type="float">
            <text:p>23.7929</text:p>
          </table:table-cell>
        </table:table-row>
        <table:table-row table:style-name="ro1">
          <table:table-cell office:value-type="float" office:value="0.822587" calcext:value-type="float">
            <text:p>0.822587</text:p>
          </table:table-cell>
          <table:table-cell/>
          <table:table-cell office:value-type="float" office:value="26.8382" calcext:value-type="float">
            <text:p>26.8382</text:p>
          </table:table-cell>
          <table:table-cell office:value-type="float" office:value="26.9963" calcext:value-type="float">
            <text:p>26.9963</text:p>
          </table:table-cell>
          <table:table-cell/>
          <table:table-cell office:value-type="float" office:value="26.3788" calcext:value-type="float">
            <text:p>26.3788</text:p>
          </table:table-cell>
          <table:table-cell office:value-type="float" office:value="26.4742" calcext:value-type="float">
            <text:p>26.4742</text:p>
          </table:table-cell>
          <table:table-cell/>
          <table:table-cell office:value-type="float" office:value="25.9194" calcext:value-type="float">
            <text:p>25.9194</text:p>
          </table:table-cell>
          <table:table-cell office:value-type="float" office:value="25.9622" calcext:value-type="float">
            <text:p>25.9622</text:p>
          </table:table-cell>
          <table:table-cell/>
          <table:table-cell office:value-type="float" office:value="24.7219" calcext:value-type="float">
            <text:p>24.7219</text:p>
          </table:table-cell>
          <table:table-cell office:value-type="float" office:value="25.46" calcext:value-type="float">
            <text:p>25.46</text:p>
          </table:table-cell>
          <table:table-cell/>
          <table:table-cell office:value-type="float" office:value="24.344" calcext:value-type="float">
            <text:p>24.344</text:p>
          </table:table-cell>
          <table:table-cell office:value-type="float" office:value="24.9676" calcext:value-type="float">
            <text:p>24.9676</text:p>
          </table:table-cell>
          <table:table-cell/>
          <table:table-cell office:value-type="float" office:value="23.9661" calcext:value-type="float">
            <text:p>23.9661</text:p>
          </table:table-cell>
          <table:table-cell office:value-type="float" office:value="24.4847" calcext:value-type="float">
            <text:p>24.4847</text:p>
          </table:table-cell>
          <table:table-cell/>
          <table:table-cell office:value-type="float" office:value="23.5882" calcext:value-type="float">
            <text:p>23.5882</text:p>
          </table:table-cell>
          <table:table-cell office:value-type="float" office:value="24.0112" calcext:value-type="float">
            <text:p>24.0112</text:p>
          </table:table-cell>
        </table:table-row>
        <table:table-row table:style-name="ro1">
          <table:table-cell office:value-type="float" office:value="0.824826" calcext:value-type="float">
            <text:p>0.824826</text:p>
          </table:table-cell>
          <table:table-cell/>
          <table:table-cell office:value-type="float" office:value="26.7686" calcext:value-type="float">
            <text:p>26.7686</text:p>
          </table:table-cell>
          <table:table-cell office:value-type="float" office:value="26.9289" calcext:value-type="float">
            <text:p>26.9289</text:p>
          </table:table-cell>
          <table:table-cell/>
          <table:table-cell office:value-type="float" office:value="26.3181" calcext:value-type="float">
            <text:p>26.3181</text:p>
          </table:table-cell>
          <table:table-cell office:value-type="float" office:value="26.4153" calcext:value-type="float">
            <text:p>26.4153</text:p>
          </table:table-cell>
          <table:table-cell/>
          <table:table-cell office:value-type="float" office:value="25.8677" calcext:value-type="float">
            <text:p>25.8677</text:p>
          </table:table-cell>
          <table:table-cell office:value-type="float" office:value="25.9115" calcext:value-type="float">
            <text:p>25.9115</text:p>
          </table:table-cell>
          <table:table-cell/>
          <table:table-cell office:value-type="float" office:value="24.6803" calcext:value-type="float">
            <text:p>24.6803</text:p>
          </table:table-cell>
          <table:table-cell office:value-type="float" office:value="25.4172" calcext:value-type="float">
            <text:p>25.4172</text:p>
          </table:table-cell>
          <table:table-cell/>
          <table:table-cell office:value-type="float" office:value="24.3088" calcext:value-type="float">
            <text:p>24.3088</text:p>
          </table:table-cell>
          <table:table-cell office:value-type="float" office:value="24.9324" calcext:value-type="float">
            <text:p>24.9324</text:p>
          </table:table-cell>
          <table:table-cell/>
          <table:table-cell office:value-type="float" office:value="23.9372" calcext:value-type="float">
            <text:p>23.9372</text:p>
          </table:table-cell>
          <table:table-cell office:value-type="float" office:value="24.4569" calcext:value-type="float">
            <text:p>24.4569</text:p>
          </table:table-cell>
          <table:table-cell/>
          <table:table-cell office:value-type="float" office:value="23.5657" calcext:value-type="float">
            <text:p>23.5657</text:p>
          </table:table-cell>
          <table:table-cell office:value-type="float" office:value="23.9904" calcext:value-type="float">
            <text:p>23.9904</text:p>
          </table:table-cell>
        </table:table-row>
        <table:table-row table:style-name="ro1">
          <table:table-cell office:value-type="float" office:value="0.83099" calcext:value-type="float">
            <text:p>0.83099</text:p>
          </table:table-cell>
          <table:table-cell/>
          <table:table-cell office:value-type="float" office:value="26.9193" calcext:value-type="float">
            <text:p>26.9193</text:p>
          </table:table-cell>
          <table:table-cell office:value-type="float" office:value="27.0875" calcext:value-type="float">
            <text:p>27.0875</text:p>
          </table:table-cell>
          <table:table-cell/>
          <table:table-cell office:value-type="float" office:value="26.4876" calcext:value-type="float">
            <text:p>26.4876</text:p>
          </table:table-cell>
          <table:table-cell office:value-type="float" office:value="26.5906" calcext:value-type="float">
            <text:p>26.5906</text:p>
          </table:table-cell>
          <table:table-cell/>
          <table:table-cell office:value-type="float" office:value="26.0558" calcext:value-type="float">
            <text:p>26.0558</text:p>
          </table:table-cell>
          <table:table-cell office:value-type="float" office:value="26.1029" calcext:value-type="float">
            <text:p>26.1029</text:p>
          </table:table-cell>
          <table:table-cell/>
          <table:table-cell office:value-type="float" office:value="24.8812" calcext:value-type="float">
            <text:p>24.8812</text:p>
          </table:table-cell>
          <table:table-cell office:value-type="float" office:value="25.6241" calcext:value-type="float">
            <text:p>25.6241</text:p>
          </table:table-cell>
          <table:table-cell/>
          <table:table-cell office:value-type="float" office:value="24.5224" calcext:value-type="float">
            <text:p>24.5224</text:p>
          </table:table-cell>
          <table:table-cell office:value-type="float" office:value="25.154" calcext:value-type="float">
            <text:p>25.154</text:p>
          </table:table-cell>
          <table:table-cell/>
          <table:table-cell office:value-type="float" office:value="24.1636" calcext:value-type="float">
            <text:p>24.1636</text:p>
          </table:table-cell>
          <table:table-cell office:value-type="float" office:value="24.6926" calcext:value-type="float">
            <text:p>24.6926</text:p>
          </table:table-cell>
          <table:table-cell/>
          <table:table-cell office:value-type="float" office:value="23.8048" calcext:value-type="float">
            <text:p>23.8048</text:p>
          </table:table-cell>
          <table:table-cell office:value-type="float" office:value="24.2397" calcext:value-type="float">
            <text:p>24.2397</text:p>
          </table:table-cell>
        </table:table-row>
        <table:table-row table:style-name="ro1">
          <table:table-cell office:value-type="float" office:value="0.831453" calcext:value-type="float">
            <text:p>0.831453</text:p>
          </table:table-cell>
          <table:table-cell/>
          <table:table-cell office:value-type="float" office:value="26.5026" calcext:value-type="float">
            <text:p>26.5026</text:p>
          </table:table-cell>
          <table:table-cell office:value-type="float" office:value="26.6687" calcext:value-type="float">
            <text:p>26.6687</text:p>
          </table:table-cell>
          <table:table-cell/>
          <table:table-cell office:value-type="float" office:value="26.0791" calcext:value-type="float">
            <text:p>26.0791</text:p>
          </table:table-cell>
          <table:table-cell office:value-type="float" office:value="26.181" calcext:value-type="float">
            <text:p>26.181</text:p>
          </table:table-cell>
          <table:table-cell/>
          <table:table-cell office:value-type="float" office:value="25.6556" calcext:value-type="float">
            <text:p>25.6556</text:p>
          </table:table-cell>
          <table:table-cell office:value-type="float" office:value="25.7022" calcext:value-type="float">
            <text:p>25.7022</text:p>
          </table:table-cell>
          <table:table-cell/>
          <table:table-cell office:value-type="float" office:value="24.5006" calcext:value-type="float">
            <text:p>24.5006</text:p>
          </table:table-cell>
          <table:table-cell office:value-type="float" office:value="25.2321" calcext:value-type="float">
            <text:p>25.2321</text:p>
          </table:table-cell>
          <table:table-cell/>
          <table:table-cell office:value-type="float" office:value="24.1484" calcext:value-type="float">
            <text:p>24.1484</text:p>
          </table:table-cell>
          <table:table-cell office:value-type="float" office:value="24.7706" calcext:value-type="float">
            <text:p>24.7706</text:p>
          </table:table-cell>
          <table:table-cell/>
          <table:table-cell office:value-type="float" office:value="23.7963" calcext:value-type="float">
            <text:p>23.7963</text:p>
          </table:table-cell>
          <table:table-cell office:value-type="float" office:value="24.3176" calcext:value-type="float">
            <text:p>24.3176</text:p>
          </table:table-cell>
          <table:table-cell/>
          <table:table-cell office:value-type="float" office:value="23.4442" calcext:value-type="float">
            <text:p>23.4442</text:p>
          </table:table-cell>
          <table:table-cell office:value-type="float" office:value="23.8729" calcext:value-type="float">
            <text:p>23.8729</text:p>
          </table:table-cell>
        </table:table-row>
        <table:table-row table:style-name="ro1">
          <table:table-cell office:value-type="float" office:value="0.834251" calcext:value-type="float">
            <text:p>0.834251</text:p>
          </table:table-cell>
          <table:table-cell/>
          <table:table-cell office:value-type="float" office:value="26.789" calcext:value-type="float">
            <text:p>26.789</text:p>
          </table:table-cell>
          <table:table-cell office:value-type="float" office:value="26.9599" calcext:value-type="float">
            <text:p>26.9599</text:p>
          </table:table-cell>
          <table:table-cell/>
          <table:table-cell office:value-type="float" office:value="26.3704" calcext:value-type="float">
            <text:p>26.3704</text:p>
          </table:table-cell>
          <table:table-cell office:value-type="float" office:value="26.4757" calcext:value-type="float">
            <text:p>26.4757</text:p>
          </table:table-cell>
          <table:table-cell/>
          <table:table-cell office:value-type="float" office:value="25.9519" calcext:value-type="float">
            <text:p>25.9519</text:p>
          </table:table-cell>
          <table:table-cell office:value-type="float" office:value="26.0003" calcext:value-type="float">
            <text:p>26.0003</text:p>
          </table:table-cell>
          <table:table-cell/>
          <table:table-cell office:value-type="float" office:value="24.7931" calcext:value-type="float">
            <text:p>24.7931</text:p>
          </table:table-cell>
          <table:table-cell office:value-type="float" office:value="25.5333" calcext:value-type="float">
            <text:p>25.5333</text:p>
          </table:table-cell>
          <table:table-cell/>
          <table:table-cell office:value-type="float" office:value="24.4439" calcext:value-type="float">
            <text:p>24.4439</text:p>
          </table:table-cell>
          <table:table-cell office:value-type="float" office:value="25.0748" calcext:value-type="float">
            <text:p>25.0748</text:p>
          </table:table-cell>
          <table:table-cell/>
          <table:table-cell office:value-type="float" office:value="24.0947" calcext:value-type="float">
            <text:p>24.0947</text:p>
          </table:table-cell>
          <table:table-cell office:value-type="float" office:value="24.6245" calcext:value-type="float">
            <text:p>24.6245</text:p>
          </table:table-cell>
          <table:table-cell/>
          <table:table-cell office:value-type="float" office:value="23.7455" calcext:value-type="float">
            <text:p>23.7455</text:p>
          </table:table-cell>
          <table:table-cell office:value-type="float" office:value="24.1822" calcext:value-type="float">
            <text:p>24.1822</text:p>
          </table:table-cell>
        </table:table-row>
        <table:table-row table:style-name="ro1">
          <table:table-cell office:value-type="float" office:value="0.836638" calcext:value-type="float">
            <text:p>0.836638</text:p>
          </table:table-cell>
          <table:table-cell/>
          <table:table-cell office:value-type="float" office:value="26.7913" calcext:value-type="float">
            <text:p>26.7913</text:p>
          </table:table-cell>
          <table:table-cell office:value-type="float" office:value="26.9647" calcext:value-type="float">
            <text:p>26.9647</text:p>
          </table:table-cell>
          <table:table-cell/>
          <table:table-cell office:value-type="float" office:value="26.3808" calcext:value-type="float">
            <text:p>26.3808</text:p>
          </table:table-cell>
          <table:table-cell office:value-type="float" office:value="26.488" calcext:value-type="float">
            <text:p>26.488</text:p>
          </table:table-cell>
          <table:table-cell/>
          <table:table-cell office:value-type="float" office:value="25.9703" calcext:value-type="float">
            <text:p>25.9703</text:p>
          </table:table-cell>
          <table:table-cell office:value-type="float" office:value="26.0198" calcext:value-type="float">
            <text:p>26.0198</text:p>
          </table:table-cell>
          <table:table-cell/>
          <table:table-cell office:value-type="float" office:value="24.8187" calcext:value-type="float">
            <text:p>24.8187</text:p>
          </table:table-cell>
          <table:table-cell office:value-type="float" office:value="25.5598" calcext:value-type="float">
            <text:p>25.5598</text:p>
          </table:table-cell>
          <table:table-cell/>
          <table:table-cell office:value-type="float" office:value="24.4753" calcext:value-type="float">
            <text:p>24.4753</text:p>
          </table:table-cell>
          <table:table-cell office:value-type="float" office:value="25.1079" calcext:value-type="float">
            <text:p>25.1079</text:p>
          </table:table-cell>
          <table:table-cell/>
          <table:table-cell office:value-type="float" office:value="24.1318" calcext:value-type="float">
            <text:p>24.1318</text:p>
          </table:table-cell>
          <table:table-cell office:value-type="float" office:value="24.6641" calcext:value-type="float">
            <text:p>24.6641</text:p>
          </table:table-cell>
          <table:table-cell/>
          <table:table-cell office:value-type="float" office:value="23.7884" calcext:value-type="float">
            <text:p>23.7884</text:p>
          </table:table-cell>
          <table:table-cell office:value-type="float" office:value="24.228" calcext:value-type="float">
            <text:p>24.228</text:p>
          </table:table-cell>
        </table:table-row>
        <table:table-row table:style-name="ro1">
          <table:table-cell office:value-type="float" office:value="0.839448" calcext:value-type="float">
            <text:p>0.839448</text:p>
          </table:table-cell>
          <table:table-cell/>
          <table:table-cell office:value-type="float" office:value="26.7223" calcext:value-type="float">
            <text:p>26.7223</text:p>
          </table:table-cell>
          <table:table-cell office:value-type="float" office:value="26.8981" calcext:value-type="float">
            <text:p>26.8981</text:p>
          </table:table-cell>
          <table:table-cell/>
          <table:table-cell office:value-type="float" office:value="26.3223" calcext:value-type="float">
            <text:p>26.3223</text:p>
          </table:table-cell>
          <table:table-cell office:value-type="float" office:value="26.4315" calcext:value-type="float">
            <text:p>26.4315</text:p>
          </table:table-cell>
          <table:table-cell/>
          <table:table-cell office:value-type="float" office:value="25.9223" calcext:value-type="float">
            <text:p>25.9223</text:p>
          </table:table-cell>
          <table:table-cell office:value-type="float" office:value="25.9729" calcext:value-type="float">
            <text:p>25.9729</text:p>
          </table:table-cell>
          <table:table-cell/>
          <table:table-cell office:value-type="float" office:value="24.7824" calcext:value-type="float">
            <text:p>24.7824</text:p>
          </table:table-cell>
          <table:table-cell office:value-type="float" office:value="25.5223" calcext:value-type="float">
            <text:p>25.5223</text:p>
          </table:table-cell>
          <table:table-cell/>
          <table:table-cell office:value-type="float" office:value="24.4466" calcext:value-type="float">
            <text:p>24.4466</text:p>
          </table:table-cell>
          <table:table-cell office:value-type="float" office:value="25.0796" calcext:value-type="float">
            <text:p>25.0796</text:p>
          </table:table-cell>
          <table:table-cell/>
          <table:table-cell office:value-type="float" office:value="24.1108" calcext:value-type="float">
            <text:p>24.1108</text:p>
          </table:table-cell>
          <table:table-cell office:value-type="float" office:value="24.6445" calcext:value-type="float">
            <text:p>24.6445</text:p>
          </table:table-cell>
          <table:table-cell/>
          <table:table-cell office:value-type="float" office:value="23.7751" calcext:value-type="float">
            <text:p>23.7751</text:p>
          </table:table-cell>
          <table:table-cell office:value-type="float" office:value="24.2169" calcext:value-type="float">
            <text:p>24.2169</text:p>
          </table:table-cell>
        </table:table-row>
        <table:table-row table:style-name="ro1">
          <table:table-cell office:value-type="float" office:value="0.841571" calcext:value-type="float">
            <text:p>0.841571</text:p>
          </table:table-cell>
          <table:table-cell/>
          <table:table-cell office:value-type="float" office:value="26.4193" calcext:value-type="float">
            <text:p>26.4193</text:p>
          </table:table-cell>
          <table:table-cell office:value-type="float" office:value="26.5952" calcext:value-type="float">
            <text:p>26.5952</text:p>
          </table:table-cell>
          <table:table-cell/>
          <table:table-cell office:value-type="float" office:value="26.0309" calcext:value-type="float">
            <text:p>26.0309</text:p>
          </table:table-cell>
          <table:table-cell office:value-type="float" office:value="26.1404" calcext:value-type="float">
            <text:p>26.1404</text:p>
          </table:table-cell>
          <table:table-cell/>
          <table:table-cell office:value-type="float" office:value="25.6424" calcext:value-type="float">
            <text:p>25.6424</text:p>
          </table:table-cell>
          <table:table-cell office:value-type="float" office:value="25.6934" calcext:value-type="float">
            <text:p>25.6934</text:p>
          </table:table-cell>
          <table:table-cell/>
          <table:table-cell office:value-type="float" office:value="24.5219" calcext:value-type="float">
            <text:p>24.5219</text:p>
          </table:table-cell>
          <table:table-cell office:value-type="float" office:value="25.254" calcext:value-type="float">
            <text:p>25.254</text:p>
          </table:table-cell>
          <table:table-cell/>
          <table:table-cell office:value-type="float" office:value="24.195" calcext:value-type="float">
            <text:p>24.195</text:p>
          </table:table-cell>
          <table:table-cell office:value-type="float" office:value="24.8222" calcext:value-type="float">
            <text:p>24.8222</text:p>
          </table:table-cell>
          <table:table-cell/>
          <table:table-cell office:value-type="float" office:value="23.8681" calcext:value-type="float">
            <text:p>23.8681</text:p>
          </table:table-cell>
          <table:table-cell office:value-type="float" office:value="24.3977" calcext:value-type="float">
            <text:p>24.3977</text:p>
          </table:table-cell>
          <table:table-cell/>
          <table:table-cell office:value-type="float" office:value="23.5412" calcext:value-type="float">
            <text:p>23.5412</text:p>
          </table:table-cell>
          <table:table-cell office:value-type="float" office:value="23.9805" calcext:value-type="float">
            <text:p>23.9805</text:p>
          </table:table-cell>
        </table:table-row>
        <table:table-row table:style-name="ro1">
          <table:table-cell office:value-type="float" office:value="0.843699" calcext:value-type="float">
            <text:p>0.843699</text:p>
          </table:table-cell>
          <table:table-cell/>
          <table:table-cell office:value-type="float" office:value="26.6246" calcext:value-type="float">
            <text:p>26.6246</text:p>
          </table:table-cell>
          <table:table-cell office:value-type="float" office:value="26.804" calcext:value-type="float">
            <text:p>26.804</text:p>
          </table:table-cell>
          <table:table-cell/>
          <table:table-cell office:value-type="float" office:value="26.2403" calcext:value-type="float">
            <text:p>26.2403</text:p>
          </table:table-cell>
          <table:table-cell office:value-type="float" office:value="26.3523" calcext:value-type="float">
            <text:p>26.3523</text:p>
          </table:table-cell>
          <table:table-cell/>
          <table:table-cell office:value-type="float" office:value="25.8559" calcext:value-type="float">
            <text:p>25.8559</text:p>
          </table:table-cell>
          <table:table-cell office:value-type="float" office:value="25.9082" calcext:value-type="float">
            <text:p>25.9082</text:p>
          </table:table-cell>
          <table:table-cell/>
          <table:table-cell office:value-type="float" office:value="24.7331" calcext:value-type="float">
            <text:p>24.7331</text:p>
          </table:table-cell>
          <table:table-cell office:value-type="float" office:value="25.4716" calcext:value-type="float">
            <text:p>25.4716</text:p>
          </table:table-cell>
          <table:table-cell/>
          <table:table-cell office:value-type="float" office:value="24.4088" calcext:value-type="float">
            <text:p>24.4088</text:p>
          </table:table-cell>
          <table:table-cell office:value-type="float" office:value="25.0423" calcext:value-type="float">
            <text:p>25.0423</text:p>
          </table:table-cell>
          <table:table-cell/>
          <table:table-cell office:value-type="float" office:value="24.0845" calcext:value-type="float">
            <text:p>24.0845</text:p>
          </table:table-cell>
          <table:table-cell office:value-type="float" office:value="24.6203" calcext:value-type="float">
            <text:p>24.6203</text:p>
          </table:table-cell>
          <table:table-cell/>
          <table:table-cell office:value-type="float" office:value="23.7603" calcext:value-type="float">
            <text:p>23.7603</text:p>
          </table:table-cell>
          <table:table-cell office:value-type="float" office:value="24.2054" calcext:value-type="float">
            <text:p>24.2054</text:p>
          </table:table-cell>
        </table:table-row>
        <table:table-row table:style-name="ro1">
          <table:table-cell office:value-type="float" office:value="0.845727" calcext:value-type="float">
            <text:p>0.845727</text:p>
          </table:table-cell>
          <table:table-cell/>
          <table:table-cell office:value-type="float" office:value="27.0484" calcext:value-type="float">
            <text:p>27.0484</text:p>
          </table:table-cell>
          <table:table-cell office:value-type="float" office:value="27.2326" calcext:value-type="float">
            <text:p>27.2326</text:p>
          </table:table-cell>
          <table:table-cell/>
          <table:table-cell office:value-type="float" office:value="26.6648" calcext:value-type="float">
            <text:p>26.6648</text:p>
          </table:table-cell>
          <table:table-cell office:value-type="float" office:value="26.7801" calcext:value-type="float">
            <text:p>26.7801</text:p>
          </table:table-cell>
          <table:table-cell/>
          <table:table-cell office:value-type="float" office:value="26.2811" calcext:value-type="float">
            <text:p>26.2811</text:p>
          </table:table-cell>
          <table:table-cell office:value-type="float" office:value="26.3351" calcext:value-type="float">
            <text:p>26.3351</text:p>
          </table:table-cell>
          <table:table-cell/>
          <table:table-cell office:value-type="float" office:value="25.1467" calcext:value-type="float">
            <text:p>25.1467</text:p>
          </table:table-cell>
          <table:table-cell office:value-type="float" office:value="25.8975" calcext:value-type="float">
            <text:p>25.8975</text:p>
          </table:table-cell>
          <table:table-cell/>
          <table:table-cell office:value-type="float" office:value="24.8222" calcext:value-type="float">
            <text:p>24.8222</text:p>
          </table:table-cell>
          <table:table-cell office:value-type="float" office:value="25.4672" calcext:value-type="float">
            <text:p>25.4672</text:p>
          </table:table-cell>
          <table:table-cell/>
          <table:table-cell office:value-type="float" office:value="24.4978" calcext:value-type="float">
            <text:p>24.4978</text:p>
          </table:table-cell>
          <table:table-cell office:value-type="float" office:value="25.044" calcext:value-type="float">
            <text:p>25.044</text:p>
          </table:table-cell>
          <table:table-cell/>
          <table:table-cell office:value-type="float" office:value="24.1733" calcext:value-type="float">
            <text:p>24.1733</text:p>
          </table:table-cell>
          <table:table-cell office:value-type="float" office:value="24.6279" calcext:value-type="float">
            <text:p>24.6279</text:p>
          </table:table-cell>
        </table:table-row>
        <table:table-row table:style-name="ro1">
          <table:table-cell office:value-type="float" office:value="0.84654" calcext:value-type="float">
            <text:p>0.84654</text:p>
          </table:table-cell>
          <table:table-cell/>
          <table:table-cell office:value-type="float" office:value="26.536" calcext:value-type="float">
            <text:p>26.536</text:p>
          </table:table-cell>
          <table:table-cell office:value-type="float" office:value="26.7175" calcext:value-type="float">
            <text:p>26.7175</text:p>
          </table:table-cell>
          <table:table-cell/>
          <table:table-cell office:value-type="float" office:value="26.1623" calcext:value-type="float">
            <text:p>26.1623</text:p>
          </table:table-cell>
          <table:table-cell office:value-type="float" office:value="26.276" calcext:value-type="float">
            <text:p>26.276</text:p>
          </table:table-cell>
          <table:table-cell/>
          <table:table-cell office:value-type="float" office:value="25.7886" calcext:value-type="float">
            <text:p>25.7886</text:p>
          </table:table-cell>
          <table:table-cell office:value-type="float" office:value="25.8419" calcext:value-type="float">
            <text:p>25.8419</text:p>
          </table:table-cell>
          <table:table-cell/>
          <table:table-cell office:value-type="float" office:value="24.6781" calcext:value-type="float">
            <text:p>24.6781</text:p>
          </table:table-cell>
          <table:table-cell office:value-type="float" office:value="25.415" calcext:value-type="float">
            <text:p>25.415</text:p>
          </table:table-cell>
          <table:table-cell/>
          <table:table-cell office:value-type="float" office:value="24.3618" calcext:value-type="float">
            <text:p>24.3618</text:p>
          </table:table-cell>
          <table:table-cell office:value-type="float" office:value="24.9951" calcext:value-type="float">
            <text:p>24.9951</text:p>
          </table:table-cell>
          <table:table-cell/>
          <table:table-cell office:value-type="float" office:value="24.0455" calcext:value-type="float">
            <text:p>24.0455</text:p>
          </table:table-cell>
          <table:table-cell office:value-type="float" office:value="24.5821" calcext:value-type="float">
            <text:p>24.5821</text:p>
          </table:table-cell>
          <table:table-cell/>
          <table:table-cell office:value-type="float" office:value="23.7291" calcext:value-type="float">
            <text:p>23.7291</text:p>
          </table:table-cell>
          <table:table-cell office:value-type="float" office:value="24.176" calcext:value-type="float">
            <text:p>24.176</text:p>
          </table:table-cell>
        </table:table-row>
        <table:table-row table:style-name="ro1">
          <table:table-cell office:value-type="float" office:value="0.8499" calcext:value-type="float">
            <text:p>0.8499</text:p>
          </table:table-cell>
          <table:table-cell/>
          <table:table-cell office:value-type="float" office:value="26.695" calcext:value-type="float">
            <text:p>26.695</text:p>
          </table:table-cell>
          <table:table-cell office:value-type="float" office:value="26.8806" calcext:value-type="float">
            <text:p>26.8806</text:p>
          </table:table-cell>
          <table:table-cell/>
          <table:table-cell office:value-type="float" office:value="26.3302" calcext:value-type="float">
            <text:p>26.3302</text:p>
          </table:table-cell>
          <table:table-cell office:value-type="float" office:value="26.447" calcext:value-type="float">
            <text:p>26.447</text:p>
          </table:table-cell>
          <table:table-cell/>
          <table:table-cell office:value-type="float" office:value="25.9654" calcext:value-type="float">
            <text:p>25.9654</text:p>
          </table:table-cell>
          <table:table-cell office:value-type="float" office:value="26.0204" calcext:value-type="float">
            <text:p>26.0204</text:p>
          </table:table-cell>
          <table:table-cell/>
          <table:table-cell office:value-type="float" office:value="24.8584" calcext:value-type="float">
            <text:p>24.8584</text:p>
          </table:table-cell>
          <table:table-cell office:value-type="float" office:value="25.6006" calcext:value-type="float">
            <text:p>25.6006</text:p>
          </table:table-cell>
          <table:table-cell/>
          <table:table-cell office:value-type="float" office:value="24.5483" calcext:value-type="float">
            <text:p>24.5483</text:p>
          </table:table-cell>
          <table:table-cell office:value-type="float" office:value="25.1876" calcext:value-type="float">
            <text:p>25.1876</text:p>
          </table:table-cell>
          <table:table-cell/>
          <table:table-cell office:value-type="float" office:value="24.2383" calcext:value-type="float">
            <text:p>24.2383</text:p>
          </table:table-cell>
          <table:table-cell office:value-type="float" office:value="24.7813" calcext:value-type="float">
            <text:p>24.7813</text:p>
          </table:table-cell>
          <table:table-cell/>
          <table:table-cell office:value-type="float" office:value="23.9282" calcext:value-type="float">
            <text:p>23.9282</text:p>
          </table:table-cell>
          <table:table-cell office:value-type="float" office:value="24.3815" calcext:value-type="float">
            <text:p>24.3815</text:p>
          </table:table-cell>
        </table:table-row>
        <table:table-row table:style-name="ro1">
          <table:table-cell office:value-type="float" office:value="0.852004" calcext:value-type="float">
            <text:p>0.852004</text:p>
          </table:table-cell>
          <table:table-cell/>
          <table:table-cell office:value-type="float" office:value="27.0828" calcext:value-type="float">
            <text:p>27.0828</text:p>
          </table:table-cell>
          <table:table-cell office:value-type="float" office:value="27.2731" calcext:value-type="float">
            <text:p>27.2731</text:p>
          </table:table-cell>
          <table:table-cell/>
          <table:table-cell office:value-type="float" office:value="26.7198" calcext:value-type="float">
            <text:p>26.7198</text:p>
          </table:table-cell>
          <table:table-cell office:value-type="float" office:value="26.8398" calcext:value-type="float">
            <text:p>26.8398</text:p>
          </table:table-cell>
          <table:table-cell/>
          <table:table-cell office:value-type="float" office:value="26.3567" calcext:value-type="float">
            <text:p>26.3567</text:p>
          </table:table-cell>
          <table:table-cell office:value-type="float" office:value="26.4133" calcext:value-type="float">
            <text:p>26.4133</text:p>
          </table:table-cell>
          <table:table-cell/>
          <table:table-cell office:value-type="float" office:value="25.24" calcext:value-type="float">
            <text:p>25.24</text:p>
          </table:table-cell>
          <table:table-cell office:value-type="float" office:value="25.9937" calcext:value-type="float">
            <text:p>25.9937</text:p>
          </table:table-cell>
          <table:table-cell/>
          <table:table-cell office:value-type="float" office:value="24.9307" calcext:value-type="float">
            <text:p>24.9307</text:p>
          </table:table-cell>
          <table:table-cell office:value-type="float" office:value="25.5806" calcext:value-type="float">
            <text:p>25.5806</text:p>
          </table:table-cell>
          <table:table-cell/>
          <table:table-cell office:value-type="float" office:value="24.6214" calcext:value-type="float">
            <text:p>24.6214</text:p>
          </table:table-cell>
          <table:table-cell office:value-type="float" office:value="25.1742" calcext:value-type="float">
            <text:p>25.1742</text:p>
          </table:table-cell>
          <table:table-cell/>
          <table:table-cell office:value-type="float" office:value="24.312" calcext:value-type="float">
            <text:p>24.312</text:p>
          </table:table-cell>
          <table:table-cell office:value-type="float" office:value="24.7742" calcext:value-type="float">
            <text:p>24.7742</text:p>
          </table:table-cell>
        </table:table-row>
        <table:table-row table:style-name="ro1">
          <table:table-cell office:value-type="float" office:value="0.854453" calcext:value-type="float">
            <text:p>0.854453</text:p>
          </table:table-cell>
          <table:table-cell/>
          <table:table-cell office:value-type="float" office:value="26.9448" calcext:value-type="float">
            <text:p>26.9448</text:p>
          </table:table-cell>
          <table:table-cell office:value-type="float" office:value="27.1363" calcext:value-type="float">
            <text:p>27.1363</text:p>
          </table:table-cell>
          <table:table-cell/>
          <table:table-cell office:value-type="float" office:value="26.5917" calcext:value-type="float">
            <text:p>26.5917</text:p>
          </table:table-cell>
          <table:table-cell office:value-type="float" office:value="26.7128" calcext:value-type="float">
            <text:p>26.7128</text:p>
          </table:table-cell>
          <table:table-cell/>
          <table:table-cell office:value-type="float" office:value="26.2386" calcext:value-type="float">
            <text:p>26.2386</text:p>
          </table:table-cell>
          <table:table-cell office:value-type="float" office:value="26.2959" calcext:value-type="float">
            <text:p>26.2959</text:p>
          </table:table-cell>
          <table:table-cell/>
          <table:table-cell office:value-type="float" office:value="25.135" calcext:value-type="float">
            <text:p>25.135</text:p>
          </table:table-cell>
          <table:table-cell office:value-type="float" office:value="25.8855" calcext:value-type="float">
            <text:p>25.8855</text:p>
          </table:table-cell>
          <table:table-cell/>
          <table:table-cell office:value-type="float" office:value="24.8333" calcext:value-type="float">
            <text:p>24.8333</text:p>
          </table:table-cell>
          <table:table-cell office:value-type="float" office:value="25.4815" calcext:value-type="float">
            <text:p>25.4815</text:p>
          </table:table-cell>
          <table:table-cell/>
          <table:table-cell office:value-type="float" office:value="24.5316" calcext:value-type="float">
            <text:p>24.5316</text:p>
          </table:table-cell>
          <table:table-cell office:value-type="float" office:value="25.0839" calcext:value-type="float">
            <text:p>25.0839</text:p>
          </table:table-cell>
          <table:table-cell/>
          <table:table-cell office:value-type="float" office:value="24.2299" calcext:value-type="float">
            <text:p>24.2299</text:p>
          </table:table-cell>
          <table:table-cell office:value-type="float" office:value="24.6924" calcext:value-type="float">
            <text:p>24.6924</text:p>
          </table:table-cell>
        </table:table-row>
        <table:table-row table:style-name="ro1">
          <table:table-cell office:value-type="float" office:value="0.855536" calcext:value-type="float">
            <text:p>0.855536</text:p>
          </table:table-cell>
          <table:table-cell/>
          <table:table-cell office:value-type="float" office:value="26.7937" calcext:value-type="float">
            <text:p>26.7937</text:p>
          </table:table-cell>
          <table:table-cell office:value-type="float" office:value="26.9851" calcext:value-type="float">
            <text:p>26.9851</text:p>
          </table:table-cell>
          <table:table-cell/>
          <table:table-cell office:value-type="float" office:value="26.4462" calcext:value-type="float">
            <text:p>26.4462</text:p>
          </table:table-cell>
          <table:table-cell office:value-type="float" office:value="26.5673" calcext:value-type="float">
            <text:p>26.5673</text:p>
          </table:table-cell>
          <table:table-cell/>
          <table:table-cell office:value-type="float" office:value="26.0986" calcext:value-type="float">
            <text:p>26.0986</text:p>
          </table:table-cell>
          <table:table-cell office:value-type="float" office:value="26.156" calcext:value-type="float">
            <text:p>26.156</text:p>
          </table:table-cell>
          <table:table-cell/>
          <table:table-cell office:value-type="float" office:value="25.0045" calcext:value-type="float">
            <text:p>25.0045</text:p>
          </table:table-cell>
          <table:table-cell office:value-type="float" office:value="25.7511" calcext:value-type="float">
            <text:p>25.7511</text:p>
          </table:table-cell>
          <table:table-cell/>
          <table:table-cell office:value-type="float" office:value="24.7071" calcext:value-type="float">
            <text:p>24.7071</text:p>
          </table:table-cell>
          <table:table-cell office:value-type="float" office:value="25.3524" calcext:value-type="float">
            <text:p>25.3524</text:p>
          </table:table-cell>
          <table:table-cell/>
          <table:table-cell office:value-type="float" office:value="24.4098" calcext:value-type="float">
            <text:p>24.4098</text:p>
          </table:table-cell>
          <table:table-cell office:value-type="float" office:value="24.9599" calcext:value-type="float">
            <text:p>24.9599</text:p>
          </table:table-cell>
          <table:table-cell/>
          <table:table-cell office:value-type="float" office:value="24.1124" calcext:value-type="float">
            <text:p>24.1124</text:p>
          </table:table-cell>
          <table:table-cell office:value-type="float" office:value="24.5735" calcext:value-type="float">
            <text:p>24.5735</text:p>
          </table:table-cell>
        </table:table-row>
        <table:table-row table:style-name="ro1">
          <table:table-cell office:value-type="float" office:value="0.856046" calcext:value-type="float">
            <text:p>0.856046</text:p>
          </table:table-cell>
          <table:table-cell/>
          <table:table-cell office:value-type="float" office:value="26.7955" calcext:value-type="float">
            <text:p>26.7955</text:p>
          </table:table-cell>
          <table:table-cell office:value-type="float" office:value="26.9872" calcext:value-type="float">
            <text:p>26.9872</text:p>
          </table:table-cell>
          <table:table-cell/>
          <table:table-cell office:value-type="float" office:value="26.4495" calcext:value-type="float">
            <text:p>26.4495</text:p>
          </table:table-cell>
          <table:table-cell office:value-type="float" office:value="26.571" calcext:value-type="float">
            <text:p>26.571</text:p>
          </table:table-cell>
          <table:table-cell/>
          <table:table-cell office:value-type="float" office:value="26.1036" calcext:value-type="float">
            <text:p>26.1036</text:p>
          </table:table-cell>
          <table:table-cell office:value-type="float" office:value="26.1612" calcext:value-type="float">
            <text:p>26.1612</text:p>
          </table:table-cell>
          <table:table-cell/>
          <table:table-cell office:value-type="float" office:value="25.011" calcext:value-type="float">
            <text:p>25.011</text:p>
          </table:table-cell>
          <table:table-cell office:value-type="float" office:value="25.7577" calcext:value-type="float">
            <text:p>25.7577</text:p>
          </table:table-cell>
          <table:table-cell/>
          <table:table-cell office:value-type="float" office:value="24.7148" calcext:value-type="float">
            <text:p>24.7148</text:p>
          </table:table-cell>
          <table:table-cell office:value-type="float" office:value="25.3605" calcext:value-type="float">
            <text:p>25.3605</text:p>
          </table:table-cell>
          <table:table-cell/>
          <table:table-cell office:value-type="float" office:value="24.4187" calcext:value-type="float">
            <text:p>24.4187</text:p>
          </table:table-cell>
          <table:table-cell office:value-type="float" office:value="24.9693" calcext:value-type="float">
            <text:p>24.9693</text:p>
          </table:table-cell>
          <table:table-cell/>
          <table:table-cell office:value-type="float" office:value="24.1226" calcext:value-type="float">
            <text:p>24.1226</text:p>
          </table:table-cell>
          <table:table-cell office:value-type="float" office:value="24.5842" calcext:value-type="float">
            <text:p>24.5842</text:p>
          </table:table-cell>
        </table:table-row>
        <table:table-row table:style-name="ro1">
          <table:table-cell office:value-type="float" office:value="0.859101" calcext:value-type="float">
            <text:p>0.859101</text:p>
          </table:table-cell>
          <table:table-cell/>
          <table:table-cell office:value-type="float" office:value="26.9077" calcext:value-type="float">
            <text:p>26.9077</text:p>
          </table:table-cell>
          <table:table-cell office:value-type="float" office:value="27.1028" calcext:value-type="float">
            <text:p>27.1028</text:p>
          </table:table-cell>
          <table:table-cell/>
          <table:table-cell office:value-type="float" office:value="26.5703" calcext:value-type="float">
            <text:p>26.5703</text:p>
          </table:table-cell>
          <table:table-cell office:value-type="float" office:value="26.6943" calcext:value-type="float">
            <text:p>26.6943</text:p>
          </table:table-cell>
          <table:table-cell/>
          <table:table-cell office:value-type="float" office:value="26.233" calcext:value-type="float">
            <text:p>26.233</text:p>
          </table:table-cell>
          <table:table-cell office:value-type="float" office:value="26.292" calcext:value-type="float">
            <text:p>26.292</text:p>
          </table:table-cell>
          <table:table-cell/>
          <table:table-cell office:value-type="float" office:value="25.1449" calcext:value-type="float">
            <text:p>25.1449</text:p>
          </table:table-cell>
          <table:table-cell office:value-type="float" office:value="25.8957" calcext:value-type="float">
            <text:p>25.8957</text:p>
          </table:table-cell>
          <table:table-cell/>
          <table:table-cell office:value-type="float" office:value="24.8551" calcext:value-type="float">
            <text:p>24.8551</text:p>
          </table:table-cell>
          <table:table-cell office:value-type="float" office:value="25.5054" calcext:value-type="float">
            <text:p>25.5054</text:p>
          </table:table-cell>
          <table:table-cell/>
          <table:table-cell office:value-type="float" office:value="24.5653" calcext:value-type="float">
            <text:p>24.5653</text:p>
          </table:table-cell>
          <table:table-cell office:value-type="float" office:value="25.121" calcext:value-type="float">
            <text:p>25.121</text:p>
          </table:table-cell>
          <table:table-cell/>
          <table:table-cell office:value-type="float" office:value="24.2756" calcext:value-type="float">
            <text:p>24.2756</text:p>
          </table:table-cell>
          <table:table-cell office:value-type="float" office:value="24.7424" calcext:value-type="float">
            <text:p>24.7424</text:p>
          </table:table-cell>
        </table:table-row>
        <table:table-row table:style-name="ro1">
          <table:table-cell office:value-type="float" office:value="0.860843" calcext:value-type="float">
            <text:p>0.860843</text:p>
          </table:table-cell>
          <table:table-cell/>
          <table:table-cell office:value-type="float" office:value="26.9628" calcext:value-type="float">
            <text:p>26.9628</text:p>
          </table:table-cell>
          <table:table-cell office:value-type="float" office:value="27.1598" calcext:value-type="float">
            <text:p>27.1598</text:p>
          </table:table-cell>
          <table:table-cell/>
          <table:table-cell office:value-type="float" office:value="26.6305" calcext:value-type="float">
            <text:p>26.6305</text:p>
          </table:table-cell>
          <table:table-cell office:value-type="float" office:value="26.7559" calcext:value-type="float">
            <text:p>26.7559</text:p>
          </table:table-cell>
          <table:table-cell/>
          <table:table-cell office:value-type="float" office:value="26.2982" calcext:value-type="float">
            <text:p>26.2982</text:p>
          </table:table-cell>
          <table:table-cell office:value-type="float" office:value="26.358" calcext:value-type="float">
            <text:p>26.358</text:p>
          </table:table-cell>
          <table:table-cell/>
          <table:table-cell office:value-type="float" office:value="25.2131" calcext:value-type="float">
            <text:p>25.2131</text:p>
          </table:table-cell>
          <table:table-cell office:value-type="float" office:value="25.9659" calcext:value-type="float">
            <text:p>25.9659</text:p>
          </table:table-cell>
          <table:table-cell/>
          <table:table-cell office:value-type="float" office:value="24.9271" calcext:value-type="float">
            <text:p>24.9271</text:p>
          </table:table-cell>
          <table:table-cell office:value-type="float" office:value="25.5798" calcext:value-type="float">
            <text:p>25.5798</text:p>
          </table:table-cell>
          <table:table-cell/>
          <table:table-cell office:value-type="float" office:value="24.641" calcext:value-type="float">
            <text:p>24.641</text:p>
          </table:table-cell>
          <table:table-cell office:value-type="float" office:value="25.1993" calcext:value-type="float">
            <text:p>25.1993</text:p>
          </table:table-cell>
          <table:table-cell/>
          <table:table-cell office:value-type="float" office:value="24.355" calcext:value-type="float">
            <text:p>24.355</text:p>
          </table:table-cell>
          <table:table-cell office:value-type="float" office:value="24.8245" calcext:value-type="float">
            <text:p>24.8245</text:p>
          </table:table-cell>
        </table:table-row>
        <table:table-row table:style-name="ro1">
          <table:table-cell office:value-type="float" office:value="0.861481" calcext:value-type="float">
            <text:p>0.861481</text:p>
          </table:table-cell>
          <table:table-cell/>
          <table:table-cell office:value-type="float" office:value="26.7628" calcext:value-type="float">
            <text:p>26.7628</text:p>
          </table:table-cell>
          <table:table-cell office:value-type="float" office:value="26.9589" calcext:value-type="float">
            <text:p>26.9589</text:p>
          </table:table-cell>
          <table:table-cell/>
          <table:table-cell office:value-type="float" office:value="26.4351" calcext:value-type="float">
            <text:p>26.4351</text:p>
          </table:table-cell>
          <table:table-cell office:value-type="float" office:value="26.5599" calcext:value-type="float">
            <text:p>26.5599</text:p>
          </table:table-cell>
          <table:table-cell/>
          <table:table-cell office:value-type="float" office:value="26.1073" calcext:value-type="float">
            <text:p>26.1073</text:p>
          </table:table-cell>
          <table:table-cell office:value-type="float" office:value="26.1668" calcext:value-type="float">
            <text:p>26.1668</text:p>
          </table:table-cell>
          <table:table-cell/>
          <table:table-cell office:value-type="float" office:value="25.0322" calcext:value-type="float">
            <text:p>25.0322</text:p>
          </table:table-cell>
          <table:table-cell office:value-type="float" office:value="25.7796" calcext:value-type="float">
            <text:p>25.7796</text:p>
          </table:table-cell>
          <table:table-cell/>
          <table:table-cell office:value-type="float" office:value="24.7498" calcext:value-type="float">
            <text:p>24.7498</text:p>
          </table:table-cell>
          <table:table-cell office:value-type="float" office:value="25.398" calcext:value-type="float">
            <text:p>25.398</text:p>
          </table:table-cell>
          <table:table-cell/>
          <table:table-cell office:value-type="float" office:value="24.4674" calcext:value-type="float">
            <text:p>24.4674</text:p>
          </table:table-cell>
          <table:table-cell office:value-type="float" office:value="25.0222" calcext:value-type="float">
            <text:p>25.0222</text:p>
          </table:table-cell>
          <table:table-cell/>
          <table:table-cell office:value-type="float" office:value="24.1851" calcext:value-type="float">
            <text:p>24.1851</text:p>
          </table:table-cell>
          <table:table-cell office:value-type="float" office:value="24.6518" calcext:value-type="float">
            <text:p>24.6518</text:p>
          </table:table-cell>
        </table:table-row>
        <table:table-row table:style-name="ro1">
          <table:table-cell office:value-type="float" office:value="0.862969" calcext:value-type="float">
            <text:p>0.862969</text:p>
          </table:table-cell>
          <table:table-cell/>
          <table:table-cell office:value-type="float" office:value="26.7642" calcext:value-type="float">
            <text:p>26.7642</text:p>
          </table:table-cell>
          <table:table-cell office:value-type="float" office:value="26.9614" calcext:value-type="float">
            <text:p>26.9614</text:p>
          </table:table-cell>
          <table:table-cell/>
          <table:table-cell office:value-type="float" office:value="26.4412" calcext:value-type="float">
            <text:p>26.4412</text:p>
          </table:table-cell>
          <table:table-cell office:value-type="float" office:value="26.567" calcext:value-type="float">
            <text:p>26.567</text:p>
          </table:table-cell>
          <table:table-cell/>
          <table:table-cell office:value-type="float" office:value="26.1183" calcext:value-type="float">
            <text:p>26.1183</text:p>
          </table:table-cell>
          <table:table-cell office:value-type="float" office:value="26.1783" calcext:value-type="float">
            <text:p>26.1783</text:p>
          </table:table-cell>
          <table:table-cell/>
          <table:table-cell office:value-type="float" office:value="25.0475" calcext:value-type="float">
            <text:p>25.0475</text:p>
          </table:table-cell>
          <table:table-cell office:value-type="float" office:value="25.7953" calcext:value-type="float">
            <text:p>25.7953</text:p>
          </table:table-cell>
          <table:table-cell/>
          <table:table-cell office:value-type="float" office:value="24.7688" calcext:value-type="float">
            <text:p>24.7688</text:p>
          </table:table-cell>
          <table:table-cell office:value-type="float" office:value="25.418" calcext:value-type="float">
            <text:p>25.418</text:p>
          </table:table-cell>
          <table:table-cell/>
          <table:table-cell office:value-type="float" office:value="24.4901" calcext:value-type="float">
            <text:p>24.4901</text:p>
          </table:table-cell>
          <table:table-cell office:value-type="float" office:value="25.0461" calcext:value-type="float">
            <text:p>25.0461</text:p>
          </table:table-cell>
          <table:table-cell/>
          <table:table-cell office:value-type="float" office:value="24.2114" calcext:value-type="float">
            <text:p>24.2114</text:p>
          </table:table-cell>
          <table:table-cell office:value-type="float" office:value="24.6797" calcext:value-type="float">
            <text:p>24.6797</text:p>
          </table:table-cell>
        </table:table-row>
        <table:table-row table:style-name="ro1">
          <table:table-cell office:value-type="float" office:value="0.867924" calcext:value-type="float">
            <text:p>0.867924</text:p>
          </table:table-cell>
          <table:table-cell/>
          <table:table-cell office:value-type="float" office:value="26.924" calcext:value-type="float">
            <text:p>26.924</text:p>
          </table:table-cell>
          <table:table-cell office:value-type="float" office:value="27.1263" calcext:value-type="float">
            <text:p>27.1263</text:p>
          </table:table-cell>
          <table:table-cell/>
          <table:table-cell office:value-type="float" office:value="26.6152" calcext:value-type="float">
            <text:p>26.6152</text:p>
          </table:table-cell>
          <table:table-cell office:value-type="float" office:value="26.7447" calcext:value-type="float">
            <text:p>26.7447</text:p>
          </table:table-cell>
          <table:table-cell/>
          <table:table-cell office:value-type="float" office:value="26.3065" calcext:value-type="float">
            <text:p>26.3065</text:p>
          </table:table-cell>
          <table:table-cell office:value-type="float" office:value="26.3686" calcext:value-type="float">
            <text:p>26.3686</text:p>
          </table:table-cell>
          <table:table-cell/>
          <table:table-cell office:value-type="float" office:value="25.244" calcext:value-type="float">
            <text:p>25.244</text:p>
          </table:table-cell>
          <table:table-cell office:value-type="float" office:value="25.9977" calcext:value-type="float">
            <text:p>25.9977</text:p>
          </table:table-cell>
          <table:table-cell/>
          <table:table-cell office:value-type="float" office:value="24.976" calcext:value-type="float">
            <text:p>24.976</text:p>
          </table:table-cell>
          <table:table-cell office:value-type="float" office:value="25.632" calcext:value-type="float">
            <text:p>25.632</text:p>
          </table:table-cell>
          <table:table-cell/>
          <table:table-cell office:value-type="float" office:value="24.708" calcext:value-type="float">
            <text:p>24.708</text:p>
          </table:table-cell>
          <table:table-cell office:value-type="float" office:value="25.2715" calcext:value-type="float">
            <text:p>25.2715</text:p>
          </table:table-cell>
          <table:table-cell/>
          <table:table-cell office:value-type="float" office:value="24.44" calcext:value-type="float">
            <text:p>24.44</text:p>
          </table:table-cell>
          <table:table-cell office:value-type="float" office:value="24.9161" calcext:value-type="float">
            <text:p>24.9161</text:p>
          </table:table-cell>
        </table:table-row>
        <table:table-row table:style-name="ro1">
          <table:table-cell office:value-type="float" office:value="0.86865" calcext:value-type="float">
            <text:p>0.86865</text:p>
          </table:table-cell>
          <table:table-cell/>
          <table:table-cell office:value-type="float" office:value="26.8921" calcext:value-type="float">
            <text:p>26.8921</text:p>
          </table:table-cell>
          <table:table-cell office:value-type="float" office:value="27.0947" calcext:value-type="float">
            <text:p>27.0947</text:p>
          </table:table-cell>
          <table:table-cell/>
          <table:table-cell office:value-type="float" office:value="26.586" calcext:value-type="float">
            <text:p>26.586</text:p>
          </table:table-cell>
          <table:table-cell office:value-type="float" office:value="26.7158" calcext:value-type="float">
            <text:p>26.7158</text:p>
          </table:table-cell>
          <table:table-cell/>
          <table:table-cell office:value-type="float" office:value="26.28" calcext:value-type="float">
            <text:p>26.28</text:p>
          </table:table-cell>
          <table:table-cell office:value-type="float" office:value="26.3422" calcext:value-type="float">
            <text:p>26.3422</text:p>
          </table:table-cell>
          <table:table-cell/>
          <table:table-cell office:value-type="float" office:value="25.2209" calcext:value-type="float">
            <text:p>25.2209</text:p>
          </table:table-cell>
          <table:table-cell office:value-type="float" office:value="25.9739" calcext:value-type="float">
            <text:p>25.9739</text:p>
          </table:table-cell>
          <table:table-cell/>
          <table:table-cell office:value-type="float" office:value="24.955" calcext:value-type="float">
            <text:p>24.955</text:p>
          </table:table-cell>
          <table:table-cell office:value-type="float" office:value="25.6107" calcext:value-type="float">
            <text:p>25.6107</text:p>
          </table:table-cell>
          <table:table-cell/>
          <table:table-cell office:value-type="float" office:value="24.6891" calcext:value-type="float">
            <text:p>24.6891</text:p>
          </table:table-cell>
          <table:table-cell office:value-type="float" office:value="25.2526" calcext:value-type="float">
            <text:p>25.2526</text:p>
          </table:table-cell>
          <table:table-cell/>
          <table:table-cell office:value-type="float" office:value="24.4232" calcext:value-type="float">
            <text:p>24.4232</text:p>
          </table:table-cell>
          <table:table-cell office:value-type="float" office:value="24.8995" calcext:value-type="float">
            <text:p>24.8995</text:p>
          </table:table-cell>
        </table:table-row>
        <table:table-row table:style-name="ro1">
          <table:table-cell office:value-type="float" office:value="0.871447" calcext:value-type="float">
            <text:p>0.871447</text:p>
          </table:table-cell>
          <table:table-cell/>
          <table:table-cell office:value-type="float" office:value="27.0759" calcext:value-type="float">
            <text:p>27.0759</text:p>
          </table:table-cell>
          <table:table-cell office:value-type="float" office:value="27.282" calcext:value-type="float">
            <text:p>27.282</text:p>
          </table:table-cell>
          <table:table-cell/>
          <table:table-cell office:value-type="float" office:value="26.7769" calcext:value-type="float">
            <text:p>26.7769</text:p>
          </table:table-cell>
          <table:table-cell office:value-type="float" office:value="26.9091" calcext:value-type="float">
            <text:p>26.9091</text:p>
          </table:table-cell>
          <table:table-cell/>
          <table:table-cell office:value-type="float" office:value="26.4778" calcext:value-type="float">
            <text:p>26.4778</text:p>
          </table:table-cell>
          <table:table-cell office:value-type="float" office:value="26.5414" calcext:value-type="float">
            <text:p>26.5414</text:p>
          </table:table-cell>
          <table:table-cell/>
          <table:table-cell office:value-type="float" office:value="25.4197" calcext:value-type="float">
            <text:p>25.4197</text:p>
          </table:table-cell>
          <table:table-cell office:value-type="float" office:value="26.1787" calcext:value-type="float">
            <text:p>26.1787</text:p>
          </table:table-cell>
          <table:table-cell/>
          <table:table-cell office:value-type="float" office:value="25.1591" calcext:value-type="float">
            <text:p>25.1591</text:p>
          </table:table-cell>
          <table:table-cell office:value-type="float" office:value="25.8209" calcext:value-type="float">
            <text:p>25.8209</text:p>
          </table:table-cell>
          <table:table-cell/>
          <table:table-cell office:value-type="float" office:value="24.8984" calcext:value-type="float">
            <text:p>24.8984</text:p>
          </table:table-cell>
          <table:table-cell office:value-type="float" office:value="25.4681" calcext:value-type="float">
            <text:p>25.4681</text:p>
          </table:table-cell>
          <table:table-cell/>
          <table:table-cell office:value-type="float" office:value="24.6378" calcext:value-type="float">
            <text:p>24.6378</text:p>
          </table:table-cell>
          <table:table-cell office:value-type="float" office:value="25.12" calcext:value-type="float">
            <text:p>25.12</text:p>
          </table:table-cell>
        </table:table-row>
        <table:table-row table:style-name="ro1">
          <table:table-cell office:value-type="float" office:value="0.873534" calcext:value-type="float">
            <text:p>0.873534</text:p>
          </table:table-cell>
          <table:table-cell/>
          <table:table-cell office:value-type="float" office:value="26.7538" calcext:value-type="float">
            <text:p>26.7538</text:p>
          </table:table-cell>
          <table:table-cell office:value-type="float" office:value="26.9588" calcext:value-type="float">
            <text:p>26.9588</text:p>
          </table:table-cell>
          <table:table-cell/>
          <table:table-cell office:value-type="float" office:value="26.4649" calcext:value-type="float">
            <text:p>26.4649</text:p>
          </table:table-cell>
          <table:table-cell office:value-type="float" office:value="26.5968" calcext:value-type="float">
            <text:p>26.5968</text:p>
          </table:table-cell>
          <table:table-cell/>
          <table:table-cell office:value-type="float" office:value="26.176" calcext:value-type="float">
            <text:p>26.176</text:p>
          </table:table-cell>
          <table:table-cell office:value-type="float" office:value="26.2396" calcext:value-type="float">
            <text:p>26.2396</text:p>
          </table:table-cell>
          <table:table-cell/>
          <table:table-cell office:value-type="float" office:value="25.1367" calcext:value-type="float">
            <text:p>25.1367</text:p>
          </table:table-cell>
          <table:table-cell office:value-type="float" office:value="25.8872" calcext:value-type="float">
            <text:p>25.8872</text:p>
          </table:table-cell>
          <table:table-cell/>
          <table:table-cell office:value-type="float" office:value="24.8843" calcext:value-type="float">
            <text:p>24.8843</text:p>
          </table:table-cell>
          <table:table-cell office:value-type="float" office:value="25.5395" calcext:value-type="float">
            <text:p>25.5395</text:p>
          </table:table-cell>
          <table:table-cell/>
          <table:table-cell office:value-type="float" office:value="24.632" calcext:value-type="float">
            <text:p>24.632</text:p>
          </table:table-cell>
          <table:table-cell office:value-type="float" office:value="25.1965" calcext:value-type="float">
            <text:p>25.1965</text:p>
          </table:table-cell>
          <table:table-cell/>
          <table:table-cell office:value-type="float" office:value="24.3797" calcext:value-type="float">
            <text:p>24.3797</text:p>
          </table:table-cell>
          <table:table-cell office:value-type="float" office:value="24.8582" calcext:value-type="float">
            <text:p>24.8582</text:p>
          </table:table-cell>
        </table:table-row>
        <table:table-row table:style-name="ro1">
          <table:table-cell office:value-type="float" office:value="0.87777" calcext:value-type="float">
            <text:p>0.87777</text:p>
          </table:table-cell>
          <table:table-cell/>
          <table:table-cell office:value-type="float" office:value="26.7503" calcext:value-type="float">
            <text:p>26.7503</text:p>
          </table:table-cell>
          <table:table-cell office:value-type="float" office:value="26.9582" calcext:value-type="float">
            <text:p>26.9582</text:p>
          </table:table-cell>
          <table:table-cell/>
          <table:table-cell office:value-type="float" office:value="26.4749" calcext:value-type="float">
            <text:p>26.4749</text:p>
          </table:table-cell>
          <table:table-cell office:value-type="float" office:value="26.6091" calcext:value-type="float">
            <text:p>26.6091</text:p>
          </table:table-cell>
          <table:table-cell/>
          <table:table-cell office:value-type="float" office:value="26.1996" calcext:value-type="float">
            <text:p>26.1996</text:p>
          </table:table-cell>
          <table:table-cell office:value-type="float" office:value="26.2644" calcext:value-type="float">
            <text:p>26.2644</text:p>
          </table:table-cell>
          <table:table-cell/>
          <table:table-cell office:value-type="float" office:value="25.1726" calcext:value-type="float">
            <text:p>25.1726</text:p>
          </table:table-cell>
          <table:table-cell office:value-type="float" office:value="25.9242" calcext:value-type="float">
            <text:p>25.9242</text:p>
          </table:table-cell>
          <table:table-cell/>
          <table:table-cell office:value-type="float" office:value="24.9309" calcext:value-type="float">
            <text:p>24.9309</text:p>
          </table:table-cell>
          <table:table-cell office:value-type="float" office:value="25.5884" calcext:value-type="float">
            <text:p>25.5884</text:p>
          </table:table-cell>
          <table:table-cell/>
          <table:table-cell office:value-type="float" office:value="24.6892" calcext:value-type="float">
            <text:p>24.6892</text:p>
          </table:table-cell>
          <table:table-cell office:value-type="float" office:value="25.257" calcext:value-type="float">
            <text:p>25.257</text:p>
          </table:table-cell>
          <table:table-cell/>
          <table:table-cell office:value-type="float" office:value="24.4475" calcext:value-type="float">
            <text:p>24.4475</text:p>
          </table:table-cell>
          <table:table-cell office:value-type="float" office:value="24.9299" calcext:value-type="float">
            <text:p>24.9299</text:p>
          </table:table-cell>
        </table:table-row>
        <table:table-row table:style-name="ro1">
          <table:table-cell office:value-type="float" office:value="0.880769" calcext:value-type="float">
            <text:p>0.880769</text:p>
          </table:table-cell>
          <table:table-cell/>
          <table:table-cell office:value-type="float" office:value="27.3071" calcext:value-type="float">
            <text:p>27.3071</text:p>
          </table:table-cell>
          <table:table-cell office:value-type="float" office:value="27.5214" calcext:value-type="float">
            <text:p>27.5214</text:p>
          </table:table-cell>
          <table:table-cell/>
          <table:table-cell office:value-type="float" office:value="27.0357" calcext:value-type="float">
            <text:p>27.0357</text:p>
          </table:table-cell>
          <table:table-cell office:value-type="float" office:value="27.1742" calcext:value-type="float">
            <text:p>27.1742</text:p>
          </table:table-cell>
          <table:table-cell/>
          <table:table-cell office:value-type="float" office:value="26.7643" calcext:value-type="float">
            <text:p>26.7643</text:p>
          </table:table-cell>
          <table:table-cell office:value-type="float" office:value="26.8314" calcext:value-type="float">
            <text:p>26.8314</text:p>
          </table:table-cell>
          <table:table-cell/>
          <table:table-cell office:value-type="float" office:value="25.7248" calcext:value-type="float">
            <text:p>25.7248</text:p>
          </table:table-cell>
          <table:table-cell office:value-type="float" office:value="26.4929" calcext:value-type="float">
            <text:p>26.4929</text:p>
          </table:table-cell>
          <table:table-cell/>
          <table:table-cell office:value-type="float" office:value="25.4857" calcext:value-type="float">
            <text:p>25.4857</text:p>
          </table:table-cell>
          <table:table-cell office:value-type="float" office:value="26.1586" calcext:value-type="float">
            <text:p>26.1586</text:p>
          </table:table-cell>
          <table:table-cell/>
          <table:table-cell office:value-type="float" office:value="25.2466" calcext:value-type="float">
            <text:p>25.2466</text:p>
          </table:table-cell>
          <table:table-cell office:value-type="float" office:value="25.8286" calcext:value-type="float">
            <text:p>25.8286</text:p>
          </table:table-cell>
          <table:table-cell/>
          <table:table-cell office:value-type="float" office:value="25.0076" calcext:value-type="float">
            <text:p>25.0076</text:p>
          </table:table-cell>
          <table:table-cell office:value-type="float" office:value="25.5028" calcext:value-type="float">
            <text:p>25.5028</text:p>
          </table:table-cell>
        </table:table-row>
        <table:table-row table:style-name="ro1">
          <table:table-cell office:value-type="float" office:value="0.883078" calcext:value-type="float">
            <text:p>0.883078</text:p>
          </table:table-cell>
          <table:table-cell/>
          <table:table-cell office:value-type="float" office:value="26.8487" calcext:value-type="float">
            <text:p>26.8487</text:p>
          </table:table-cell>
          <table:table-cell office:value-type="float" office:value="27.0608" calcext:value-type="float">
            <text:p>27.0608</text:p>
          </table:table-cell>
          <table:table-cell/>
          <table:table-cell office:value-type="float" office:value="26.5891" calcext:value-type="float">
            <text:p>26.5891</text:p>
          </table:table-cell>
          <table:table-cell office:value-type="float" office:value="26.7264" calcext:value-type="float">
            <text:p>26.7264</text:p>
          </table:table-cell>
          <table:table-cell/>
          <table:table-cell office:value-type="float" office:value="26.3295" calcext:value-type="float">
            <text:p>26.3295</text:p>
          </table:table-cell>
          <table:table-cell office:value-type="float" office:value="26.3961" calcext:value-type="float">
            <text:p>26.3961</text:p>
          </table:table-cell>
          <table:table-cell/>
          <table:table-cell office:value-type="float" office:value="25.3141" calcext:value-type="float">
            <text:p>25.3141</text:p>
          </table:table-cell>
          <table:table-cell office:value-type="float" office:value="26.0699" calcext:value-type="float">
            <text:p>26.0699</text:p>
          </table:table-cell>
          <table:table-cell/>
          <table:table-cell office:value-type="float" office:value="25.0849" calcext:value-type="float">
            <text:p>25.0849</text:p>
          </table:table-cell>
          <table:table-cell office:value-type="float" office:value="25.7478" calcext:value-type="float">
            <text:p>25.7478</text:p>
          </table:table-cell>
          <table:table-cell/>
          <table:table-cell office:value-type="float" office:value="24.8556" calcext:value-type="float">
            <text:p>24.8556</text:p>
          </table:table-cell>
          <table:table-cell office:value-type="float" office:value="25.4296" calcext:value-type="float">
            <text:p>25.4296</text:p>
          </table:table-cell>
          <table:table-cell/>
          <table:table-cell office:value-type="float" office:value="24.6264" calcext:value-type="float">
            <text:p>24.6264</text:p>
          </table:table-cell>
          <table:table-cell office:value-type="float" office:value="25.1154" calcext:value-type="float">
            <text:p>25.1154</text:p>
          </table:table-cell>
        </table:table-row>
        <table:table-row table:style-name="ro1">
          <table:table-cell office:value-type="float" office:value="0.884844" calcext:value-type="float">
            <text:p>0.884844</text:p>
          </table:table-cell>
          <table:table-cell/>
          <table:table-cell office:value-type="float" office:value="27.1497" calcext:value-type="float">
            <text:p>27.1497</text:p>
          </table:table-cell>
          <table:table-cell office:value-type="float" office:value="27.3653" calcext:value-type="float">
            <text:p>27.3653</text:p>
          </table:table-cell>
          <table:table-cell/>
          <table:table-cell office:value-type="float" office:value="26.8928" calcext:value-type="float">
            <text:p>26.8928</text:p>
          </table:table-cell>
          <table:table-cell office:value-type="float" office:value="27.0325" calcext:value-type="float">
            <text:p>27.0325</text:p>
          </table:table-cell>
          <table:table-cell/>
          <table:table-cell office:value-type="float" office:value="26.636" calcext:value-type="float">
            <text:p>26.636</text:p>
          </table:table-cell>
          <table:table-cell office:value-type="float" office:value="26.7038" calcext:value-type="float">
            <text:p>26.7038</text:p>
          </table:table-cell>
          <table:table-cell/>
          <table:table-cell office:value-type="float" office:value="25.6143" calcext:value-type="float">
            <text:p>25.6143</text:p>
          </table:table-cell>
          <table:table-cell office:value-type="float" office:value="26.3791" calcext:value-type="float">
            <text:p>26.3791</text:p>
          </table:table-cell>
          <table:table-cell/>
          <table:table-cell office:value-type="float" office:value="25.387" calcext:value-type="float">
            <text:p>25.387</text:p>
          </table:table-cell>
          <table:table-cell office:value-type="float" office:value="26.0583" calcext:value-type="float">
            <text:p>26.0583</text:p>
          </table:table-cell>
          <table:table-cell/>
          <table:table-cell office:value-type="float" office:value="25.1597" calcext:value-type="float">
            <text:p>25.1597</text:p>
          </table:table-cell>
          <table:table-cell office:value-type="float" office:value="25.7415" calcext:value-type="float">
            <text:p>25.7415</text:p>
          </table:table-cell>
          <table:table-cell/>
          <table:table-cell office:value-type="float" office:value="24.9324" calcext:value-type="float">
            <text:p>24.9324</text:p>
          </table:table-cell>
          <table:table-cell office:value-type="float" office:value="25.4284" calcext:value-type="float">
            <text:p>25.4284</text:p>
          </table:table-cell>
        </table:table-row>
        <table:table-row table:style-name="ro1">
          <table:table-cell office:value-type="float" office:value="0.886918" calcext:value-type="float">
            <text:p>0.886918</text:p>
          </table:table-cell>
          <table:table-cell/>
          <table:table-cell office:value-type="float" office:value="26.8052" calcext:value-type="float">
            <text:p>26.8052</text:p>
          </table:table-cell>
          <table:table-cell office:value-type="float" office:value="27.0193" calcext:value-type="float">
            <text:p>27.0193</text:p>
          </table:table-cell>
          <table:table-cell/>
          <table:table-cell office:value-type="float" office:value="26.5581" calcext:value-type="float">
            <text:p>26.5581</text:p>
          </table:table-cell>
          <table:table-cell office:value-type="float" office:value="26.697" calcext:value-type="float">
            <text:p>26.697</text:p>
          </table:table-cell>
          <table:table-cell/>
          <table:table-cell office:value-type="float" office:value="26.311" calcext:value-type="float">
            <text:p>26.311</text:p>
          </table:table-cell>
          <table:table-cell office:value-type="float" office:value="26.3785" calcext:value-type="float">
            <text:p>26.3785</text:p>
          </table:table-cell>
          <table:table-cell/>
          <table:table-cell office:value-type="float" office:value="25.3082" calcext:value-type="float">
            <text:p>25.3082</text:p>
          </table:table-cell>
          <table:table-cell office:value-type="float" office:value="26.0639" calcext:value-type="float">
            <text:p>26.0639</text:p>
          </table:table-cell>
          <table:table-cell/>
          <table:table-cell office:value-type="float" office:value="25.0891" calcext:value-type="float">
            <text:p>25.0891</text:p>
          </table:table-cell>
          <table:table-cell office:value-type="float" office:value="25.753" calcext:value-type="float">
            <text:p>25.753</text:p>
          </table:table-cell>
          <table:table-cell/>
          <table:table-cell office:value-type="float" office:value="24.8699" calcext:value-type="float">
            <text:p>24.8699</text:p>
          </table:table-cell>
          <table:table-cell office:value-type="float" office:value="25.4458" calcext:value-type="float">
            <text:p>25.4458</text:p>
          </table:table-cell>
          <table:table-cell/>
          <table:table-cell office:value-type="float" office:value="24.6507" calcext:value-type="float">
            <text:p>24.6507</text:p>
          </table:table-cell>
          <table:table-cell office:value-type="float" office:value="25.1422" calcext:value-type="float">
            <text:p>25.1422</text:p>
          </table:table-cell>
        </table:table-row>
        <table:table-row table:style-name="ro1">
          <table:table-cell office:value-type="float" office:value="0.89011" calcext:value-type="float">
            <text:p>0.89011</text:p>
          </table:table-cell>
          <table:table-cell/>
          <table:table-cell office:value-type="float" office:value="27.2556" calcext:value-type="float">
            <text:p>27.2556</text:p>
          </table:table-cell>
          <table:table-cell office:value-type="float" office:value="27.4751" calcext:value-type="float">
            <text:p>27.4751</text:p>
          </table:table-cell>
          <table:table-cell/>
          <table:table-cell office:value-type="float" office:value="27.0144" calcext:value-type="float">
            <text:p>27.0144</text:p>
          </table:table-cell>
          <table:table-cell office:value-type="float" office:value="27.1571" calcext:value-type="float">
            <text:p>27.1571</text:p>
          </table:table-cell>
          <table:table-cell/>
          <table:table-cell office:value-type="float" office:value="26.7733" calcext:value-type="float">
            <text:p>26.7733</text:p>
          </table:table-cell>
          <table:table-cell office:value-type="float" office:value="26.8428" calcext:value-type="float">
            <text:p>26.8428</text:p>
          </table:table-cell>
          <table:table-cell/>
          <table:table-cell office:value-type="float" office:value="25.7629" calcext:value-type="float">
            <text:p>25.7629</text:p>
          </table:table-cell>
          <table:table-cell office:value-type="float" office:value="26.5322" calcext:value-type="float">
            <text:p>26.5322</text:p>
          </table:table-cell>
          <table:table-cell/>
          <table:table-cell office:value-type="float" office:value="25.5483" calcext:value-type="float">
            <text:p>25.5483</text:p>
          </table:table-cell>
          <table:table-cell office:value-type="float" office:value="26.2251" calcext:value-type="float">
            <text:p>26.2251</text:p>
          </table:table-cell>
          <table:table-cell/>
          <table:table-cell office:value-type="float" office:value="25.3337" calcext:value-type="float">
            <text:p>25.3337</text:p>
          </table:table-cell>
          <table:table-cell office:value-type="float" office:value="25.9216" calcext:value-type="float">
            <text:p>25.9216</text:p>
          </table:table-cell>
          <table:table-cell/>
          <table:table-cell office:value-type="float" office:value="25.119" calcext:value-type="float">
            <text:p>25.119</text:p>
          </table:table-cell>
          <table:table-cell office:value-type="float" office:value="25.6216" calcext:value-type="float">
            <text:p>25.6216</text:p>
          </table:table-cell>
        </table:table-row>
        <table:table-row table:style-name="ro1">
          <table:table-cell office:value-type="float" office:value="0.893016" calcext:value-type="float">
            <text:p>0.893016</text:p>
          </table:table-cell>
          <table:table-cell/>
          <table:table-cell office:value-type="float" office:value="26.9726" calcext:value-type="float">
            <text:p>26.9726</text:p>
          </table:table-cell>
          <table:table-cell office:value-type="float" office:value="27.1915" calcext:value-type="float">
            <text:p>27.1915</text:p>
          </table:table-cell>
          <table:table-cell/>
          <table:table-cell office:value-type="float" office:value="26.7431" calcext:value-type="float">
            <text:p>26.7431</text:p>
          </table:table-cell>
          <table:table-cell office:value-type="float" office:value="26.8856" calcext:value-type="float">
            <text:p>26.8856</text:p>
          </table:table-cell>
          <table:table-cell/>
          <table:table-cell office:value-type="float" office:value="26.5135" calcext:value-type="float">
            <text:p>26.5135</text:p>
          </table:table-cell>
          <table:table-cell office:value-type="float" office:value="26.5831" calcext:value-type="float">
            <text:p>26.5831</text:p>
          </table:table-cell>
          <table:table-cell/>
          <table:table-cell office:value-type="float" office:value="25.5219" calcext:value-type="float">
            <text:p>25.5219</text:p>
          </table:table-cell>
          <table:table-cell office:value-type="float" office:value="26.284" calcext:value-type="float">
            <text:p>26.284</text:p>
          </table:table-cell>
          <table:table-cell/>
          <table:table-cell office:value-type="float" office:value="25.3169" calcext:value-type="float">
            <text:p>25.3169</text:p>
          </table:table-cell>
          <table:table-cell office:value-type="float" office:value="25.9882" calcext:value-type="float">
            <text:p>25.9882</text:p>
          </table:table-cell>
          <table:table-cell/>
          <table:table-cell office:value-type="float" office:value="25.1119" calcext:value-type="float">
            <text:p>25.1119</text:p>
          </table:table-cell>
          <table:table-cell office:value-type="float" office:value="25.6958" calcext:value-type="float">
            <text:p>25.6958</text:p>
          </table:table-cell>
          <table:table-cell/>
          <table:table-cell office:value-type="float" office:value="24.907" calcext:value-type="float">
            <text:p>24.907</text:p>
          </table:table-cell>
          <table:table-cell office:value-type="float" office:value="25.4067" calcext:value-type="float">
            <text:p>25.4067</text:p>
          </table:table-cell>
        </table:table-row>
        <table:table-row table:style-name="ro1">
          <table:table-cell office:value-type="float" office:value="0.898385" calcext:value-type="float">
            <text:p>0.898385</text:p>
          </table:table-cell>
          <table:table-cell/>
          <table:table-cell office:value-type="float" office:value="27.4608" calcext:value-type="float">
            <text:p>27.4608</text:p>
          </table:table-cell>
          <table:table-cell office:value-type="float" office:value="27.6865" calcext:value-type="float">
            <text:p>27.6865</text:p>
          </table:table-cell>
          <table:table-cell/>
          <table:table-cell office:value-type="float" office:value="27.244" calcext:value-type="float">
            <text:p>27.244</text:p>
          </table:table-cell>
          <table:table-cell office:value-type="float" office:value="27.3914" calcext:value-type="float">
            <text:p>27.3914</text:p>
          </table:table-cell>
          <table:table-cell/>
          <table:table-cell office:value-type="float" office:value="27.0273" calcext:value-type="float">
            <text:p>27.0273</text:p>
          </table:table-cell>
          <table:table-cell office:value-type="float" office:value="27.0994" calcext:value-type="float">
            <text:p>27.0994</text:p>
          </table:table-cell>
          <table:table-cell/>
          <table:table-cell office:value-type="float" office:value="26.0333" calcext:value-type="float">
            <text:p>26.0333</text:p>
          </table:table-cell>
          <table:table-cell office:value-type="float" office:value="26.8106" calcext:value-type="float">
            <text:p>26.8106</text:p>
          </table:table-cell>
          <table:table-cell/>
          <table:table-cell office:value-type="float" office:value="25.8386" calcext:value-type="float">
            <text:p>25.8386</text:p>
          </table:table-cell>
          <table:table-cell office:value-type="float" office:value="26.5248" calcext:value-type="float">
            <text:p>26.5248</text:p>
          </table:table-cell>
          <table:table-cell/>
          <table:table-cell office:value-type="float" office:value="25.6439" calcext:value-type="float">
            <text:p>25.6439</text:p>
          </table:table-cell>
          <table:table-cell office:value-type="float" office:value="26.2421" calcext:value-type="float">
            <text:p>26.2421</text:p>
          </table:table-cell>
          <table:table-cell/>
          <table:table-cell office:value-type="float" office:value="25.4492" calcext:value-type="float">
            <text:p>25.4492</text:p>
          </table:table-cell>
          <table:table-cell office:value-type="float" office:value="25.9624" calcext:value-type="float">
            <text:p>25.9624</text:p>
          </table:table-cell>
        </table:table-row>
        <table:table-row table:style-name="ro1">
          <table:table-cell office:value-type="float" office:value="0.901391" calcext:value-type="float">
            <text:p>0.901391</text:p>
          </table:table-cell>
          <table:table-cell/>
          <table:table-cell office:value-type="float" office:value="27.53" calcext:value-type="float">
            <text:p>27.53</text:p>
          </table:table-cell>
          <table:table-cell office:value-type="float" office:value="27.7578" calcext:value-type="float">
            <text:p>27.7578</text:p>
          </table:table-cell>
          <table:table-cell/>
          <table:table-cell office:value-type="float" office:value="27.3222" calcext:value-type="float">
            <text:p>27.3222</text:p>
          </table:table-cell>
          <table:table-cell office:value-type="float" office:value="27.4711" calcext:value-type="float">
            <text:p>27.4711</text:p>
          </table:table-cell>
          <table:table-cell/>
          <table:table-cell office:value-type="float" office:value="27.1144" calcext:value-type="float">
            <text:p>27.1144</text:p>
          </table:table-cell>
          <table:table-cell office:value-type="float" office:value="27.1874" calcext:value-type="float">
            <text:p>27.1874</text:p>
          </table:table-cell>
          <table:table-cell/>
          <table:table-cell office:value-type="float" office:value="26.1265" calcext:value-type="float">
            <text:p>26.1265</text:p>
          </table:table-cell>
          <table:table-cell office:value-type="float" office:value="26.9066" calcext:value-type="float">
            <text:p>26.9066</text:p>
          </table:table-cell>
          <table:table-cell/>
          <table:table-cell office:value-type="float" office:value="25.9392" calcext:value-type="float">
            <text:p>25.9392</text:p>
          </table:table-cell>
          <table:table-cell office:value-type="float" office:value="26.6287" calcext:value-type="float">
            <text:p>26.6287</text:p>
          </table:table-cell>
          <table:table-cell/>
          <table:table-cell office:value-type="float" office:value="25.7519" calcext:value-type="float">
            <text:p>25.7519</text:p>
          </table:table-cell>
          <table:table-cell office:value-type="float" office:value="26.3537" calcext:value-type="float">
            <text:p>26.3537</text:p>
          </table:table-cell>
          <table:table-cell/>
          <table:table-cell office:value-type="float" office:value="25.5645" calcext:value-type="float">
            <text:p>25.5645</text:p>
          </table:table-cell>
          <table:table-cell office:value-type="float" office:value="26.0815" calcext:value-type="float">
            <text:p>26.0815</text:p>
          </table:table-cell>
        </table:table-row>
        <table:table-row table:style-name="ro1">
          <table:table-cell office:value-type="float" office:value="0.901989" calcext:value-type="float">
            <text:p>0.901989</text:p>
          </table:table-cell>
          <table:table-cell/>
          <table:table-cell office:value-type="float" office:value="27.354" calcext:value-type="float">
            <text:p>27.354</text:p>
          </table:table-cell>
          <table:table-cell office:value-type="float" office:value="27.5806" calcext:value-type="float">
            <text:p>27.5806</text:p>
          </table:table-cell>
          <table:table-cell/>
          <table:table-cell office:value-type="float" office:value="27.1494" calcext:value-type="float">
            <text:p>27.1494</text:p>
          </table:table-cell>
          <table:table-cell office:value-type="float" office:value="27.2976" calcext:value-type="float">
            <text:p>27.2976</text:p>
          </table:table-cell>
          <table:table-cell/>
          <table:table-cell office:value-type="float" office:value="26.9448" calcext:value-type="float">
            <text:p>26.9448</text:p>
          </table:table-cell>
          <table:table-cell office:value-type="float" office:value="27.0174" calcext:value-type="float">
            <text:p>27.0174</text:p>
          </table:table-cell>
          <table:table-cell/>
          <table:table-cell office:value-type="float" office:value="25.9649" calcext:value-type="float">
            <text:p>25.9649</text:p>
          </table:table-cell>
          <table:table-cell office:value-type="float" office:value="26.7402" calcext:value-type="float">
            <text:p>26.7402</text:p>
          </table:table-cell>
          <table:table-cell/>
          <table:table-cell office:value-type="float" office:value="25.7803" calcext:value-type="float">
            <text:p>25.7803</text:p>
          </table:table-cell>
          <table:table-cell office:value-type="float" office:value="26.4657" calcext:value-type="float">
            <text:p>26.4657</text:p>
          </table:table-cell>
          <table:table-cell/>
          <table:table-cell office:value-type="float" office:value="25.5958" calcext:value-type="float">
            <text:p>25.5958</text:p>
          </table:table-cell>
          <table:table-cell office:value-type="float" office:value="26.1941" calcext:value-type="float">
            <text:p>26.1941</text:p>
          </table:table-cell>
          <table:table-cell/>
          <table:table-cell office:value-type="float" office:value="25.4112" calcext:value-type="float">
            <text:p>25.4112</text:p>
          </table:table-cell>
          <table:table-cell office:value-type="float" office:value="25.9253" calcext:value-type="float">
            <text:p>25.9253</text:p>
          </table:table-cell>
        </table:table-row>
        <table:table-row table:style-name="ro1">
          <table:table-cell office:value-type="float" office:value="0.907135" calcext:value-type="float">
            <text:p>0.907135</text:p>
          </table:table-cell>
          <table:table-cell/>
          <table:table-cell office:value-type="float" office:value="27.2716" calcext:value-type="float">
            <text:p>27.2716</text:p>
          </table:table-cell>
          <table:table-cell office:value-type="float" office:value="27.4999" calcext:value-type="float">
            <text:p>27.4999</text:p>
          </table:table-cell>
          <table:table-cell/>
          <table:table-cell office:value-type="float" office:value="27.0836" calcext:value-type="float">
            <text:p>27.0836</text:p>
          </table:table-cell>
          <table:table-cell office:value-type="float" office:value="27.2332" calcext:value-type="float">
            <text:p>27.2332</text:p>
          </table:table-cell>
          <table:table-cell/>
          <table:table-cell office:value-type="float" office:value="26.8955" calcext:value-type="float">
            <text:p>26.8955</text:p>
          </table:table-cell>
          <table:table-cell office:value-type="float" office:value="26.9691" calcext:value-type="float">
            <text:p>26.9691</text:p>
          </table:table-cell>
          <table:table-cell/>
          <table:table-cell office:value-type="float" office:value="25.9332" calcext:value-type="float">
            <text:p>25.9332</text:p>
          </table:table-cell>
          <table:table-cell office:value-type="float" office:value="26.7075" calcext:value-type="float">
            <text:p>26.7075</text:p>
          </table:table-cell>
          <table:table-cell/>
          <table:table-cell office:value-type="float" office:value="25.7626" calcext:value-type="float">
            <text:p>25.7626</text:p>
          </table:table-cell>
          <table:table-cell office:value-type="float" office:value="26.4485" calcext:value-type="float">
            <text:p>26.4485</text:p>
          </table:table-cell>
          <table:table-cell/>
          <table:table-cell office:value-type="float" office:value="25.592" calcext:value-type="float">
            <text:p>25.592</text:p>
          </table:table-cell>
          <table:table-cell office:value-type="float" office:value="26.1919" calcext:value-type="float">
            <text:p>26.1919</text:p>
          </table:table-cell>
          <table:table-cell/>
          <table:table-cell office:value-type="float" office:value="25.4214" calcext:value-type="float">
            <text:p>25.4214</text:p>
          </table:table-cell>
          <table:table-cell office:value-type="float" office:value="25.9379" calcext:value-type="float">
            <text:p>25.9379</text:p>
          </table:table-cell>
        </table:table-row>
        <table:table-row table:style-name="ro1">
          <table:table-cell office:value-type="float" office:value="0.908665" calcext:value-type="float">
            <text:p>0.908665</text:p>
          </table:table-cell>
          <table:table-cell/>
          <table:table-cell office:value-type="float" office:value="27.3028" calcext:value-type="float">
            <text:p>27.3028</text:p>
          </table:table-cell>
          <table:table-cell office:value-type="float" office:value="27.532" calcext:value-type="float">
            <text:p>27.532</text:p>
          </table:table-cell>
          <table:table-cell/>
          <table:table-cell office:value-type="float" office:value="27.1193" calcext:value-type="float">
            <text:p>27.1193</text:p>
          </table:table-cell>
          <table:table-cell office:value-type="float" office:value="27.2696" calcext:value-type="float">
            <text:p>27.2696</text:p>
          </table:table-cell>
          <table:table-cell/>
          <table:table-cell office:value-type="float" office:value="26.9357" calcext:value-type="float">
            <text:p>26.9357</text:p>
          </table:table-cell>
          <table:table-cell office:value-type="float" office:value="27.0097" calcext:value-type="float">
            <text:p>27.0097</text:p>
          </table:table-cell>
          <table:table-cell/>
          <table:table-cell office:value-type="float" office:value="25.9766" calcext:value-type="float">
            <text:p>25.9766</text:p>
          </table:table-cell>
          <table:table-cell office:value-type="float" office:value="26.7522" calcext:value-type="float">
            <text:p>26.7522</text:p>
          </table:table-cell>
          <table:table-cell/>
          <table:table-cell office:value-type="float" office:value="25.8098" calcext:value-type="float">
            <text:p>25.8098</text:p>
          </table:table-cell>
          <table:table-cell office:value-type="float" office:value="26.4972" calcext:value-type="float">
            <text:p>26.4972</text:p>
          </table:table-cell>
          <table:table-cell/>
          <table:table-cell office:value-type="float" office:value="25.643" calcext:value-type="float">
            <text:p>25.643</text:p>
          </table:table-cell>
          <table:table-cell office:value-type="float" office:value="26.2446" calcext:value-type="float">
            <text:p>26.2446</text:p>
          </table:table-cell>
          <table:table-cell/>
          <table:table-cell office:value-type="float" office:value="25.4762" calcext:value-type="float">
            <text:p>25.4762</text:p>
          </table:table-cell>
          <table:table-cell office:value-type="float" office:value="25.9944" calcext:value-type="float">
            <text:p>25.9944</text:p>
          </table:table-cell>
        </table:table-row>
        <table:table-row table:style-name="ro1">
          <table:table-cell office:value-type="float" office:value="0.906889" calcext:value-type="float">
            <text:p>0.906889</text:p>
          </table:table-cell>
          <table:table-cell/>
          <table:table-cell office:value-type="float" office:value="27.136" calcext:value-type="float">
            <text:p>27.136</text:p>
          </table:table-cell>
          <table:table-cell office:value-type="float" office:value="27.363" calcext:value-type="float">
            <text:p>27.363</text:p>
          </table:table-cell>
          <table:table-cell/>
          <table:table-cell office:value-type="float" office:value="26.9481" calcext:value-type="float">
            <text:p>26.9481</text:p>
          </table:table-cell>
          <table:table-cell office:value-type="float" office:value="27.0969" calcext:value-type="float">
            <text:p>27.0969</text:p>
          </table:table-cell>
          <table:table-cell/>
          <table:table-cell office:value-type="float" office:value="26.7602" calcext:value-type="float">
            <text:p>26.7602</text:p>
          </table:table-cell>
          <table:table-cell office:value-type="float" office:value="26.8333" calcext:value-type="float">
            <text:p>26.8333</text:p>
          </table:table-cell>
          <table:table-cell/>
          <table:table-cell office:value-type="float" office:value="25.802" calcext:value-type="float">
            <text:p>25.802</text:p>
          </table:table-cell>
          <table:table-cell office:value-type="float" office:value="26.5724" calcext:value-type="float">
            <text:p>26.5724</text:p>
          </table:table-cell>
          <table:table-cell/>
          <table:table-cell office:value-type="float" office:value="25.6316" calcext:value-type="float">
            <text:p>25.6316</text:p>
          </table:table-cell>
          <table:table-cell office:value-type="float" office:value="26.3139" calcext:value-type="float">
            <text:p>26.3139</text:p>
          </table:table-cell>
          <table:table-cell/>
          <table:table-cell office:value-type="float" office:value="25.4612" calcext:value-type="float">
            <text:p>25.4612</text:p>
          </table:table-cell>
          <table:table-cell office:value-type="float" office:value="26.058" calcext:value-type="float">
            <text:p>26.058</text:p>
          </table:table-cell>
          <table:table-cell/>
          <table:table-cell office:value-type="float" office:value="25.2908" calcext:value-type="float">
            <text:p>25.2908</text:p>
          </table:table-cell>
          <table:table-cell office:value-type="float" office:value="25.8046" calcext:value-type="float">
            <text:p>25.8046</text:p>
          </table:table-cell>
        </table:table-row>
        <table:table-row table:style-name="ro1">
          <table:table-cell office:value-type="float" office:value="0.913995" calcext:value-type="float">
            <text:p>0.913995</text:p>
          </table:table-cell>
          <table:table-cell/>
          <table:table-cell office:value-type="float" office:value="27.3913" calcext:value-type="float">
            <text:p>27.3913</text:p>
          </table:table-cell>
          <table:table-cell office:value-type="float" office:value="27.6235" calcext:value-type="float">
            <text:p>27.6235</text:p>
          </table:table-cell>
          <table:table-cell/>
          <table:table-cell office:value-type="float" office:value="27.2236" calcext:value-type="float">
            <text:p>27.2236</text:p>
          </table:table-cell>
          <table:table-cell office:value-type="float" office:value="27.3761" calcext:value-type="float">
            <text:p>27.3761</text:p>
          </table:table-cell>
          <table:table-cell/>
          <table:table-cell office:value-type="float" office:value="27.0559" calcext:value-type="float">
            <text:p>27.0559</text:p>
          </table:table-cell>
          <table:table-cell office:value-type="float" office:value="27.1311" calcext:value-type="float">
            <text:p>27.1311</text:p>
          </table:table-cell>
          <table:table-cell/>
          <table:table-cell office:value-type="float" office:value="26.1086" calcext:value-type="float">
            <text:p>26.1086</text:p>
          </table:table-cell>
          <table:table-cell office:value-type="float" office:value="26.8882" calcext:value-type="float">
            <text:p>26.8882</text:p>
          </table:table-cell>
          <table:table-cell/>
          <table:table-cell office:value-type="float" office:value="25.9553" calcext:value-type="float">
            <text:p>25.9553</text:p>
          </table:table-cell>
          <table:table-cell office:value-type="float" office:value="26.6474" calcext:value-type="float">
            <text:p>26.6474</text:p>
          </table:table-cell>
          <table:table-cell/>
          <table:table-cell office:value-type="float" office:value="25.802" calcext:value-type="float">
            <text:p>25.802</text:p>
          </table:table-cell>
          <table:table-cell office:value-type="float" office:value="26.4089" calcext:value-type="float">
            <text:p>26.4089</text:p>
          </table:table-cell>
          <table:table-cell/>
          <table:table-cell office:value-type="float" office:value="25.6487" calcext:value-type="float">
            <text:p>25.6487</text:p>
          </table:table-cell>
          <table:table-cell office:value-type="float" office:value="26.1724" calcext:value-type="float">
            <text:p>26.1724</text:p>
          </table:table-cell>
        </table:table-row>
        <table:table-row table:style-name="ro1">
          <table:table-cell office:value-type="float" office:value="0.914493" calcext:value-type="float">
            <text:p>0.914493</text:p>
          </table:table-cell>
          <table:table-cell/>
          <table:table-cell office:value-type="float" office:value="27.7005" calcext:value-type="float">
            <text:p>27.7005</text:p>
          </table:table-cell>
          <table:table-cell office:value-type="float" office:value="27.9355" calcext:value-type="float">
            <text:p>27.9355</text:p>
          </table:table-cell>
          <table:table-cell/>
          <table:table-cell office:value-type="float" office:value="27.5324" calcext:value-type="float">
            <text:p>27.5324</text:p>
          </table:table-cell>
          <table:table-cell office:value-type="float" office:value="27.6869" calcext:value-type="float">
            <text:p>27.6869</text:p>
          </table:table-cell>
          <table:table-cell/>
          <table:table-cell office:value-type="float" office:value="27.3644" calcext:value-type="float">
            <text:p>27.3644</text:p>
          </table:table-cell>
          <table:table-cell office:value-type="float" office:value="27.4405" calcext:value-type="float">
            <text:p>27.4405</text:p>
          </table:table-cell>
          <table:table-cell/>
          <table:table-cell office:value-type="float" office:value="26.4078" calcext:value-type="float">
            <text:p>26.4078</text:p>
          </table:table-cell>
          <table:table-cell office:value-type="float" office:value="27.1963" calcext:value-type="float">
            <text:p>27.1963</text:p>
          </table:table-cell>
          <table:table-cell/>
          <table:table-cell office:value-type="float" office:value="26.2541" calcext:value-type="float">
            <text:p>26.2541</text:p>
          </table:table-cell>
          <table:table-cell office:value-type="float" office:value="26.9543" calcext:value-type="float">
            <text:p>26.9543</text:p>
          </table:table-cell>
          <table:table-cell/>
          <table:table-cell office:value-type="float" office:value="26.1004" calcext:value-type="float">
            <text:p>26.1004</text:p>
          </table:table-cell>
          <table:table-cell office:value-type="float" office:value="26.7144" calcext:value-type="float">
            <text:p>26.7144</text:p>
          </table:table-cell>
          <table:table-cell/>
          <table:table-cell office:value-type="float" office:value="25.9467" calcext:value-type="float">
            <text:p>25.9467</text:p>
          </table:table-cell>
          <table:table-cell office:value-type="float" office:value="26.4767" calcext:value-type="float">
            <text:p>26.4767</text:p>
          </table:table-cell>
        </table:table-row>
        <table:table-row table:style-name="ro1">
          <table:table-cell office:value-type="float" office:value="0.915836" calcext:value-type="float">
            <text:p>0.915836</text:p>
          </table:table-cell>
          <table:table-cell/>
          <table:table-cell office:value-type="float" office:value="27.4963" calcext:value-type="float">
            <text:p>27.4963</text:p>
          </table:table-cell>
          <table:table-cell office:value-type="float" office:value="27.73" calcext:value-type="float">
            <text:p>27.73</text:p>
          </table:table-cell>
          <table:table-cell/>
          <table:table-cell office:value-type="float" office:value="27.3336" calcext:value-type="float">
            <text:p>27.3336</text:p>
          </table:table-cell>
          <table:table-cell office:value-type="float" office:value="27.4873" calcext:value-type="float">
            <text:p>27.4873</text:p>
          </table:table-cell>
          <table:table-cell/>
          <table:table-cell office:value-type="float" office:value="27.1709" calcext:value-type="float">
            <text:p>27.1709</text:p>
          </table:table-cell>
          <table:table-cell office:value-type="float" office:value="27.2467" calcext:value-type="float">
            <text:p>27.2467</text:p>
          </table:table-cell>
          <table:table-cell/>
          <table:table-cell office:value-type="float" office:value="26.2252" calcext:value-type="float">
            <text:p>26.2252</text:p>
          </table:table-cell>
          <table:table-cell office:value-type="float" office:value="27.0082" calcext:value-type="float">
            <text:p>27.0082</text:p>
          </table:table-cell>
          <table:table-cell/>
          <table:table-cell office:value-type="float" office:value="26.0761" calcext:value-type="float">
            <text:p>26.0761</text:p>
          </table:table-cell>
          <table:table-cell office:value-type="float" office:value="26.7718" calcext:value-type="float">
            <text:p>26.7718</text:p>
          </table:table-cell>
          <table:table-cell/>
          <table:table-cell office:value-type="float" office:value="25.9271" calcext:value-type="float">
            <text:p>25.9271</text:p>
          </table:table-cell>
          <table:table-cell office:value-type="float" office:value="26.5374" calcext:value-type="float">
            <text:p>26.5374</text:p>
          </table:table-cell>
          <table:table-cell/>
          <table:table-cell office:value-type="float" office:value="25.7781" calcext:value-type="float">
            <text:p>25.7781</text:p>
          </table:table-cell>
          <table:table-cell office:value-type="float" office:value="26.3051" calcext:value-type="float">
            <text:p>26.3051</text:p>
          </table:table-cell>
        </table:table-row>
        <table:table-row table:style-name="ro1">
          <table:table-cell office:value-type="float" office:value="0.919858" calcext:value-type="float">
            <text:p>0.919858</text:p>
          </table:table-cell>
          <table:table-cell/>
          <table:table-cell office:value-type="float" office:value="27.3176" calcext:value-type="float">
            <text:p>27.3176</text:p>
          </table:table-cell>
          <table:table-cell office:value-type="float" office:value="27.5512" calcext:value-type="float">
            <text:p>27.5512</text:p>
          </table:table-cell>
          <table:table-cell/>
          <table:table-cell office:value-type="float" office:value="27.1682" calcext:value-type="float">
            <text:p>27.1682</text:p>
          </table:table-cell>
          <table:table-cell office:value-type="float" office:value="27.322" calcext:value-type="float">
            <text:p>27.322</text:p>
          </table:table-cell>
          <table:table-cell/>
          <table:table-cell office:value-type="float" office:value="27.0187" calcext:value-type="float">
            <text:p>27.0187</text:p>
          </table:table-cell>
          <table:table-cell office:value-type="float" office:value="27.0947" calcext:value-type="float">
            <text:p>27.0947</text:p>
          </table:table-cell>
          <table:table-cell/>
          <table:table-cell office:value-type="float" office:value="26.0903" calcext:value-type="float">
            <text:p>26.0903</text:p>
          </table:table-cell>
          <table:table-cell office:value-type="float" office:value="26.8693" calcext:value-type="float">
            <text:p>26.8693</text:p>
          </table:table-cell>
          <table:table-cell/>
          <table:table-cell office:value-type="float" office:value="25.9529" calcext:value-type="float">
            <text:p>25.9529</text:p>
          </table:table-cell>
          <table:table-cell office:value-type="float" office:value="26.6458" calcext:value-type="float">
            <text:p>26.6458</text:p>
          </table:table-cell>
          <table:table-cell/>
          <table:table-cell office:value-type="float" office:value="25.8155" calcext:value-type="float">
            <text:p>25.8155</text:p>
          </table:table-cell>
          <table:table-cell office:value-type="float" office:value="26.4242" calcext:value-type="float">
            <text:p>26.4242</text:p>
          </table:table-cell>
          <table:table-cell/>
          <table:table-cell office:value-type="float" office:value="25.678" calcext:value-type="float">
            <text:p>25.678</text:p>
          </table:table-cell>
          <table:table-cell office:value-type="float" office:value="26.2043" calcext:value-type="float">
            <text:p>26.2043</text:p>
          </table:table-cell>
        </table:table-row>
        <table:table-row table:style-name="ro1">
          <table:table-cell office:value-type="float" office:value="0.922761" calcext:value-type="float">
            <text:p>0.922761</text:p>
          </table:table-cell>
          <table:table-cell/>
          <table:table-cell office:value-type="float" office:value="27.8246" calcext:value-type="float">
            <text:p>27.8246</text:p>
          </table:table-cell>
          <table:table-cell office:value-type="float" office:value="28.0635" calcext:value-type="float">
            <text:p>28.0635</text:p>
          </table:table-cell>
          <table:table-cell/>
          <table:table-cell office:value-type="float" office:value="27.6813" calcext:value-type="float">
            <text:p>27.6813</text:p>
          </table:table-cell>
          <table:table-cell office:value-type="float" office:value="27.8389" calcext:value-type="float">
            <text:p>27.8389</text:p>
          </table:table-cell>
          <table:table-cell/>
          <table:table-cell office:value-type="float" office:value="27.5381" calcext:value-type="float">
            <text:p>27.5381</text:p>
          </table:table-cell>
          <table:table-cell office:value-type="float" office:value="27.616" calcext:value-type="float">
            <text:p>27.616</text:p>
          </table:table-cell>
          <table:table-cell/>
          <table:table-cell office:value-type="float" office:value="26.6006" calcext:value-type="float">
            <text:p>26.6006</text:p>
          </table:table-cell>
          <table:table-cell office:value-type="float" office:value="27.3949" calcext:value-type="float">
            <text:p>27.3949</text:p>
          </table:table-cell>
          <table:table-cell/>
          <table:table-cell office:value-type="float" office:value="26.4684" calcext:value-type="float">
            <text:p>26.4684</text:p>
          </table:table-cell>
          <table:table-cell office:value-type="float" office:value="27.1755" calcext:value-type="float">
            <text:p>27.1755</text:p>
          </table:table-cell>
          <table:table-cell/>
          <table:table-cell office:value-type="float" office:value="26.3363" calcext:value-type="float">
            <text:p>26.3363</text:p>
          </table:table-cell>
          <table:table-cell office:value-type="float" office:value="26.958" calcext:value-type="float">
            <text:p>26.958</text:p>
          </table:table-cell>
          <table:table-cell/>
          <table:table-cell office:value-type="float" office:value="26.2041" calcext:value-type="float">
            <text:p>26.2041</text:p>
          </table:table-cell>
          <table:table-cell office:value-type="float" office:value="26.7421" calcext:value-type="float">
            <text:p>26.7421</text:p>
          </table:table-cell>
        </table:table-row>
        <table:table-row table:style-name="ro1">
          <table:table-cell office:value-type="float" office:value="0.925885" calcext:value-type="float">
            <text:p>0.925885</text:p>
          </table:table-cell>
          <table:table-cell/>
          <table:table-cell office:value-type="float" office:value="27.925" calcext:value-type="float">
            <text:p>27.925</text:p>
          </table:table-cell>
          <table:table-cell office:value-type="float" office:value="28.1658" calcext:value-type="float">
            <text:p>28.1658</text:p>
          </table:table-cell>
          <table:table-cell/>
          <table:table-cell office:value-type="float" office:value="27.7908" calcext:value-type="float">
            <text:p>27.7908</text:p>
          </table:table-cell>
          <table:table-cell office:value-type="float" office:value="27.9498" calcext:value-type="float">
            <text:p>27.9498</text:p>
          </table:table-cell>
          <table:table-cell/>
          <table:table-cell office:value-type="float" office:value="27.6567" calcext:value-type="float">
            <text:p>27.6567</text:p>
          </table:table-cell>
          <table:table-cell office:value-type="float" office:value="27.7353" calcext:value-type="float">
            <text:p>27.7353</text:p>
          </table:table-cell>
          <table:table-cell/>
          <table:table-cell office:value-type="float" office:value="26.7247" calcext:value-type="float">
            <text:p>26.7247</text:p>
          </table:table-cell>
          <table:table-cell office:value-type="float" office:value="27.5226" calcext:value-type="float">
            <text:p>27.5226</text:p>
          </table:table-cell>
          <table:table-cell/>
          <table:table-cell office:value-type="float" office:value="26.6005" calcext:value-type="float">
            <text:p>26.6005</text:p>
          </table:table-cell>
          <table:table-cell office:value-type="float" office:value="27.3115" calcext:value-type="float">
            <text:p>27.3115</text:p>
          </table:table-cell>
          <table:table-cell/>
          <table:table-cell office:value-type="float" office:value="26.4763" calcext:value-type="float">
            <text:p>26.4763</text:p>
          </table:table-cell>
          <table:table-cell office:value-type="float" office:value="27.102" calcext:value-type="float">
            <text:p>27.102</text:p>
          </table:table-cell>
          <table:table-cell/>
          <table:table-cell office:value-type="float" office:value="26.3521" calcext:value-type="float">
            <text:p>26.3521</text:p>
          </table:table-cell>
          <table:table-cell office:value-type="float" office:value="26.8941" calcext:value-type="float">
            <text:p>26.8941</text:p>
          </table:table-cell>
        </table:table-row>
        <table:table-row table:style-name="ro1">
          <table:table-cell office:value-type="float" office:value="0.93207" calcext:value-type="float">
            <text:p>0.93207</text:p>
          </table:table-cell>
          <table:table-cell/>
          <table:table-cell office:value-type="float" office:value="27.939" calcext:value-type="float">
            <text:p>27.939</text:p>
          </table:table-cell>
          <table:table-cell office:value-type="float" office:value="28.1817" calcext:value-type="float">
            <text:p>28.1817</text:p>
          </table:table-cell>
          <table:table-cell/>
          <table:table-cell office:value-type="float" office:value="27.8237" calcext:value-type="float">
            <text:p>27.8237</text:p>
          </table:table-cell>
          <table:table-cell office:value-type="float" office:value="27.9841" calcext:value-type="float">
            <text:p>27.9841</text:p>
          </table:table-cell>
          <table:table-cell/>
          <table:table-cell office:value-type="float" office:value="27.7084" calcext:value-type="float">
            <text:p>27.7084</text:p>
          </table:table-cell>
          <table:table-cell office:value-type="float" office:value="27.788" calcext:value-type="float">
            <text:p>27.788</text:p>
          </table:table-cell>
          <table:table-cell/>
          <table:table-cell office:value-type="float" office:value="26.7932" calcext:value-type="float">
            <text:p>26.7932</text:p>
          </table:table-cell>
          <table:table-cell office:value-type="float" office:value="27.5932" calcext:value-type="float">
            <text:p>27.5932</text:p>
          </table:table-cell>
          <table:table-cell/>
          <table:table-cell office:value-type="float" office:value="26.6857" calcext:value-type="float">
            <text:p>26.6857</text:p>
          </table:table-cell>
          <table:table-cell office:value-type="float" office:value="27.3997" calcext:value-type="float">
            <text:p>27.3997</text:p>
          </table:table-cell>
          <table:table-cell/>
          <table:table-cell office:value-type="float" office:value="26.5783" calcext:value-type="float">
            <text:p>26.5783</text:p>
          </table:table-cell>
          <table:table-cell office:value-type="float" office:value="27.2077" calcext:value-type="float">
            <text:p>27.2077</text:p>
          </table:table-cell>
          <table:table-cell/>
          <table:table-cell office:value-type="float" office:value="26.4708" calcext:value-type="float">
            <text:p>26.4708</text:p>
          </table:table-cell>
          <table:table-cell office:value-type="float" office:value="27.0169" calcext:value-type="float">
            <text:p>27.0169</text:p>
          </table:table-cell>
        </table:table-row>
        <table:table-row table:style-name="ro1">
          <table:table-cell office:value-type="float" office:value="0.933064" calcext:value-type="float">
            <text:p>0.933064</text:p>
          </table:table-cell>
          <table:table-cell/>
          <table:table-cell office:value-type="float" office:value="27.8204" calcext:value-type="float">
            <text:p>27.8204</text:p>
          </table:table-cell>
          <table:table-cell office:value-type="float" office:value="28.0623" calcext:value-type="float">
            <text:p>28.0623</text:p>
          </table:table-cell>
          <table:table-cell/>
          <table:table-cell office:value-type="float" office:value="27.7086" calcext:value-type="float">
            <text:p>27.7086</text:p>
          </table:table-cell>
          <table:table-cell office:value-type="float" office:value="27.8686" calcext:value-type="float">
            <text:p>27.8686</text:p>
          </table:table-cell>
          <table:table-cell/>
          <table:table-cell office:value-type="float" office:value="27.5968" calcext:value-type="float">
            <text:p>27.5968</text:p>
          </table:table-cell>
          <table:table-cell office:value-type="float" office:value="27.6761" calcext:value-type="float">
            <text:p>27.6761</text:p>
          </table:table-cell>
          <table:table-cell/>
          <table:table-cell office:value-type="float" office:value="26.6882" calcext:value-type="float">
            <text:p>26.6882</text:p>
          </table:table-cell>
          <table:table-cell office:value-type="float" office:value="27.4851" calcext:value-type="float">
            <text:p>27.4851</text:p>
          </table:table-cell>
          <table:table-cell/>
          <table:table-cell office:value-type="float" office:value="26.5839" calcext:value-type="float">
            <text:p>26.5839</text:p>
          </table:table-cell>
          <table:table-cell office:value-type="float" office:value="27.2953" calcext:value-type="float">
            <text:p>27.2953</text:p>
          </table:table-cell>
          <table:table-cell/>
          <table:table-cell office:value-type="float" office:value="26.4796" calcext:value-type="float">
            <text:p>26.4796</text:p>
          </table:table-cell>
          <table:table-cell office:value-type="float" office:value="27.1068" calcext:value-type="float">
            <text:p>27.1068</text:p>
          </table:table-cell>
          <table:table-cell/>
          <table:table-cell office:value-type="float" office:value="26.3753" calcext:value-type="float">
            <text:p>26.3753</text:p>
          </table:table-cell>
          <table:table-cell office:value-type="float" office:value="26.9197" calcext:value-type="float">
            <text:p>26.9197</text:p>
          </table:table-cell>
        </table:table-row>
        <table:table-row table:style-name="ro1">
          <table:table-cell office:value-type="float" office:value="0.934826" calcext:value-type="float">
            <text:p>0.934826</text:p>
          </table:table-cell>
          <table:table-cell/>
          <table:table-cell office:value-type="float" office:value="27.6828" calcext:value-type="float">
            <text:p>27.6828</text:p>
          </table:table-cell>
          <table:table-cell office:value-type="float" office:value="27.924" calcext:value-type="float">
            <text:p>27.924</text:p>
          </table:table-cell>
          <table:table-cell/>
          <table:table-cell office:value-type="float" office:value="27.5769" calcext:value-type="float">
            <text:p>27.5769</text:p>
          </table:table-cell>
          <table:table-cell office:value-type="float" office:value="27.7365" calcext:value-type="float">
            <text:p>27.7365</text:p>
          </table:table-cell>
          <table:table-cell/>
          <table:table-cell office:value-type="float" office:value="27.471" calcext:value-type="float">
            <text:p>27.471</text:p>
          </table:table-cell>
          <table:table-cell office:value-type="float" office:value="27.5502" calcext:value-type="float">
            <text:p>27.5502</text:p>
          </table:table-cell>
          <table:table-cell/>
          <table:table-cell office:value-type="float" office:value="26.5717" calcext:value-type="float">
            <text:p>26.5717</text:p>
          </table:table-cell>
          <table:table-cell office:value-type="float" office:value="27.3651" calcext:value-type="float">
            <text:p>27.3651</text:p>
          </table:table-cell>
          <table:table-cell/>
          <table:table-cell office:value-type="float" office:value="26.4727" calcext:value-type="float">
            <text:p>26.4727</text:p>
          </table:table-cell>
          <table:table-cell office:value-type="float" office:value="27.1813" calcext:value-type="float">
            <text:p>27.1813</text:p>
          </table:table-cell>
          <table:table-cell/>
          <table:table-cell office:value-type="float" office:value="26.3737" calcext:value-type="float">
            <text:p>26.3737</text:p>
          </table:table-cell>
          <table:table-cell office:value-type="float" office:value="26.9987" calcext:value-type="float">
            <text:p>26.9987</text:p>
          </table:table-cell>
          <table:table-cell/>
          <table:table-cell office:value-type="float" office:value="26.2747" calcext:value-type="float">
            <text:p>26.2747</text:p>
          </table:table-cell>
          <table:table-cell office:value-type="float" office:value="26.8174" calcext:value-type="float">
            <text:p>26.8174</text:p>
          </table:table-cell>
        </table:table-row>
        <table:table-row table:style-name="ro1">
          <table:table-cell office:value-type="float" office:value="0.937028" calcext:value-type="float">
            <text:p>0.937028</text:p>
          </table:table-cell>
          <table:table-cell/>
          <table:table-cell office:value-type="float" office:value="27.6458" calcext:value-type="float">
            <text:p>27.6458</text:p>
          </table:table-cell>
          <table:table-cell office:value-type="float" office:value="27.8872" calcext:value-type="float">
            <text:p>27.8872</text:p>
          </table:table-cell>
          <table:table-cell/>
          <table:table-cell office:value-type="float" office:value="27.5466" calcext:value-type="float">
            <text:p>27.5466</text:p>
          </table:table-cell>
          <table:table-cell office:value-type="float" office:value="27.7064" calcext:value-type="float">
            <text:p>27.7064</text:p>
          </table:table-cell>
          <table:table-cell/>
          <table:table-cell office:value-type="float" office:value="27.4475" calcext:value-type="float">
            <text:p>27.4475</text:p>
          </table:table-cell>
          <table:table-cell office:value-type="float" office:value="27.5268" calcext:value-type="float">
            <text:p>27.5268</text:p>
          </table:table-cell>
          <table:table-cell/>
          <table:table-cell office:value-type="float" office:value="26.5554" calcext:value-type="float">
            <text:p>26.5554</text:p>
          </table:table-cell>
          <table:table-cell office:value-type="float" office:value="27.3483" calcext:value-type="float">
            <text:p>27.3483</text:p>
          </table:table-cell>
          <table:table-cell/>
          <table:table-cell office:value-type="float" office:value="26.4625" calcext:value-type="float">
            <text:p>26.4625</text:p>
          </table:table-cell>
          <table:table-cell office:value-type="float" office:value="27.171" calcext:value-type="float">
            <text:p>27.171</text:p>
          </table:table-cell>
          <table:table-cell/>
          <table:table-cell office:value-type="float" office:value="26.3695" calcext:value-type="float">
            <text:p>26.3695</text:p>
          </table:table-cell>
          <table:table-cell office:value-type="float" office:value="26.9948" calcext:value-type="float">
            <text:p>26.9948</text:p>
          </table:table-cell>
          <table:table-cell/>
          <table:table-cell office:value-type="float" office:value="26.2766" calcext:value-type="float">
            <text:p>26.2766</text:p>
          </table:table-cell>
          <table:table-cell office:value-type="float" office:value="26.8198" calcext:value-type="float">
            <text:p>26.8198</text:p>
          </table:table-cell>
        </table:table-row>
        <table:table-row table:style-name="ro1">
          <table:table-cell office:value-type="float" office:value="0.939593" calcext:value-type="float">
            <text:p>0.939593</text:p>
          </table:table-cell>
          <table:table-cell/>
          <table:table-cell office:value-type="float" office:value="28.0612" calcext:value-type="float">
            <text:p>28.0612</text:p>
          </table:table-cell>
          <table:table-cell office:value-type="float" office:value="28.3068" calcext:value-type="float">
            <text:p>28.3068</text:p>
          </table:table-cell>
          <table:table-cell/>
          <table:table-cell office:value-type="float" office:value="27.9683" calcext:value-type="float">
            <text:p>27.9683</text:p>
          </table:table-cell>
          <table:table-cell office:value-type="float" office:value="28.131" calcext:value-type="float">
            <text:p>28.131</text:p>
          </table:table-cell>
          <table:table-cell/>
          <table:table-cell office:value-type="float" office:value="27.8755" calcext:value-type="float">
            <text:p>27.8755</text:p>
          </table:table-cell>
          <table:table-cell office:value-type="float" office:value="27.9562" calcext:value-type="float">
            <text:p>27.9562</text:p>
          </table:table-cell>
          <table:table-cell/>
          <table:table-cell office:value-type="float" office:value="26.9771" calcext:value-type="float">
            <text:p>26.9771</text:p>
          </table:table-cell>
          <table:table-cell office:value-type="float" office:value="27.7826" calcext:value-type="float">
            <text:p>27.7826</text:p>
          </table:table-cell>
          <table:table-cell/>
          <table:table-cell office:value-type="float" office:value="26.8898" calcext:value-type="float">
            <text:p>26.8898</text:p>
          </table:table-cell>
          <table:table-cell office:value-type="float" office:value="27.61" calcext:value-type="float">
            <text:p>27.61</text:p>
          </table:table-cell>
          <table:table-cell/>
          <table:table-cell office:value-type="float" office:value="26.8025" calcext:value-type="float">
            <text:p>26.8025</text:p>
          </table:table-cell>
          <table:table-cell office:value-type="float" office:value="27.4385" calcext:value-type="float">
            <text:p>27.4385</text:p>
          </table:table-cell>
          <table:table-cell/>
          <table:table-cell office:value-type="float" office:value="26.7153" calcext:value-type="float">
            <text:p>26.7153</text:p>
          </table:table-cell>
          <table:table-cell office:value-type="float" office:value="27.2681" calcext:value-type="float">
            <text:p>27.2681</text:p>
          </table:table-cell>
        </table:table-row>
        <table:table-row table:style-name="ro1">
          <table:table-cell office:value-type="float" office:value="0.942584" calcext:value-type="float">
            <text:p>0.942584</text:p>
          </table:table-cell>
          <table:table-cell/>
          <table:table-cell office:value-type="float" office:value="27.7459" calcext:value-type="float">
            <text:p>27.7459</text:p>
          </table:table-cell>
          <table:table-cell office:value-type="float" office:value="27.9893" calcext:value-type="float">
            <text:p>27.9893</text:p>
          </table:table-cell>
          <table:table-cell/>
          <table:table-cell office:value-type="float" office:value="27.6629" calcext:value-type="float">
            <text:p>27.6629</text:p>
          </table:table-cell>
          <table:table-cell office:value-type="float" office:value="27.8242" calcext:value-type="float">
            <text:p>27.8242</text:p>
          </table:table-cell>
          <table:table-cell/>
          <table:table-cell office:value-type="float" office:value="27.58" calcext:value-type="float">
            <text:p>27.58</text:p>
          </table:table-cell>
          <table:table-cell office:value-type="float" office:value="27.6602" calcext:value-type="float">
            <text:p>27.6602</text:p>
          </table:table-cell>
          <table:table-cell/>
          <table:table-cell office:value-type="float" office:value="26.6999" calcext:value-type="float">
            <text:p>26.6999</text:p>
          </table:table-cell>
          <table:table-cell office:value-type="float" office:value="27.4971" calcext:value-type="float">
            <text:p>27.4971</text:p>
          </table:table-cell>
          <table:table-cell/>
          <table:table-cell office:value-type="float" office:value="26.6218" calcext:value-type="float">
            <text:p>26.6218</text:p>
          </table:table-cell>
          <table:table-cell office:value-type="float" office:value="27.335" calcext:value-type="float">
            <text:p>27.335</text:p>
          </table:table-cell>
          <table:table-cell/>
          <table:table-cell office:value-type="float" office:value="26.5436" calcext:value-type="float">
            <text:p>26.5436</text:p>
          </table:table-cell>
          <table:table-cell office:value-type="float" office:value="27.1739" calcext:value-type="float">
            <text:p>27.1739</text:p>
          </table:table-cell>
          <table:table-cell/>
          <table:table-cell office:value-type="float" office:value="26.4655" calcext:value-type="float">
            <text:p>26.4655</text:p>
          </table:table-cell>
          <table:table-cell office:value-type="float" office:value="27.0137" calcext:value-type="float">
            <text:p>27.0137</text:p>
          </table:table-cell>
        </table:table-row>
        <table:table-row table:style-name="ro1">
          <table:table-cell office:value-type="float" office:value="0.944665" calcext:value-type="float">
            <text:p>0.944665</text:p>
          </table:table-cell>
          <table:table-cell/>
          <table:table-cell office:value-type="float" office:value="27.9761" calcext:value-type="float">
            <text:p>27.9761</text:p>
          </table:table-cell>
          <table:table-cell office:value-type="float" office:value="28.2219" calcext:value-type="float">
            <text:p>28.2219</text:p>
          </table:table-cell>
          <table:table-cell/>
          <table:table-cell office:value-type="float" office:value="27.8988" calcext:value-type="float">
            <text:p>27.8988</text:p>
          </table:table-cell>
          <table:table-cell office:value-type="float" office:value="28.0617" calcext:value-type="float">
            <text:p>28.0617</text:p>
          </table:table-cell>
          <table:table-cell/>
          <table:table-cell office:value-type="float" office:value="27.8214" calcext:value-type="float">
            <text:p>27.8214</text:p>
          </table:table-cell>
          <table:table-cell office:value-type="float" office:value="27.9024" calcext:value-type="float">
            <text:p>27.9024</text:p>
          </table:table-cell>
          <table:table-cell/>
          <table:table-cell office:value-type="float" office:value="26.9397" calcext:value-type="float">
            <text:p>26.9397</text:p>
          </table:table-cell>
          <table:table-cell office:value-type="float" office:value="27.7441" calcext:value-type="float">
            <text:p>27.7441</text:p>
          </table:table-cell>
          <table:table-cell/>
          <table:table-cell office:value-type="float" office:value="26.8666" calcext:value-type="float">
            <text:p>26.8666</text:p>
          </table:table-cell>
          <table:table-cell office:value-type="float" office:value="27.5866" calcext:value-type="float">
            <text:p>27.5866</text:p>
          </table:table-cell>
          <table:table-cell/>
          <table:table-cell office:value-type="float" office:value="26.7935" calcext:value-type="float">
            <text:p>26.7935</text:p>
          </table:table-cell>
          <table:table-cell office:value-type="float" office:value="27.43" calcext:value-type="float">
            <text:p>27.43</text:p>
          </table:table-cell>
          <table:table-cell/>
          <table:table-cell office:value-type="float" office:value="26.7204" calcext:value-type="float">
            <text:p>26.7204</text:p>
          </table:table-cell>
          <table:table-cell office:value-type="float" office:value="27.2743" calcext:value-type="float">
            <text:p>27.2743</text:p>
          </table:table-cell>
        </table:table-row>
        <table:table-row table:style-name="ro1">
          <table:table-cell office:value-type="float" office:value="0.945812" calcext:value-type="float">
            <text:p>0.945812</text:p>
          </table:table-cell>
          <table:table-cell/>
          <table:table-cell office:value-type="float" office:value="27.7256" calcext:value-type="float">
            <text:p>27.7256</text:p>
          </table:table-cell>
          <table:table-cell office:value-type="float" office:value="27.9693" calcext:value-type="float">
            <text:p>27.9693</text:p>
          </table:table-cell>
          <table:table-cell/>
          <table:table-cell office:value-type="float" office:value="27.6523" calcext:value-type="float">
            <text:p>27.6523</text:p>
          </table:table-cell>
          <table:table-cell office:value-type="float" office:value="27.8139" calcext:value-type="float">
            <text:p>27.8139</text:p>
          </table:table-cell>
          <table:table-cell/>
          <table:table-cell office:value-type="float" office:value="27.579" calcext:value-type="float">
            <text:p>27.579</text:p>
          </table:table-cell>
          <table:table-cell office:value-type="float" office:value="27.6594" calcext:value-type="float">
            <text:p>27.6594</text:p>
          </table:table-cell>
          <table:table-cell/>
          <table:table-cell office:value-type="float" office:value="26.7083" calcext:value-type="float">
            <text:p>26.7083</text:p>
          </table:table-cell>
          <table:table-cell office:value-type="float" office:value="27.5057" calcext:value-type="float">
            <text:p>27.5057</text:p>
          </table:table-cell>
          <table:table-cell/>
          <table:table-cell office:value-type="float" office:value="26.639" calcext:value-type="float">
            <text:p>26.639</text:p>
          </table:table-cell>
          <table:table-cell office:value-type="float" office:value="27.3529" calcext:value-type="float">
            <text:p>27.3529</text:p>
          </table:table-cell>
          <table:table-cell/>
          <table:table-cell office:value-type="float" office:value="26.5697" calcext:value-type="float">
            <text:p>26.5697</text:p>
          </table:table-cell>
          <table:table-cell office:value-type="float" office:value="27.201" calcext:value-type="float">
            <text:p>27.201</text:p>
          </table:table-cell>
          <table:table-cell/>
          <table:table-cell office:value-type="float" office:value="26.5004" calcext:value-type="float">
            <text:p>26.5004</text:p>
          </table:table-cell>
          <table:table-cell office:value-type="float" office:value="27.0498" calcext:value-type="float">
            <text:p>27.0498</text:p>
          </table:table-cell>
        </table:table-row>
        <table:table-row table:style-name="ro1">
          <table:table-cell office:value-type="float" office:value="0.949782" calcext:value-type="float">
            <text:p>0.949782</text:p>
          </table:table-cell>
          <table:table-cell/>
          <table:table-cell office:value-type="float" office:value="27.6715" calcext:value-type="float">
            <text:p>27.6715</text:p>
          </table:table-cell>
          <table:table-cell office:value-type="float" office:value="27.9154" calcext:value-type="float">
            <text:p>27.9154</text:p>
          </table:table-cell>
          <table:table-cell/>
          <table:table-cell office:value-type="float" office:value="27.6101" calcext:value-type="float">
            <text:p>27.6101</text:p>
          </table:table-cell>
          <table:table-cell office:value-type="float" office:value="27.7719" calcext:value-type="float">
            <text:p>27.7719</text:p>
          </table:table-cell>
          <table:table-cell/>
          <table:table-cell office:value-type="float" office:value="27.5486" calcext:value-type="float">
            <text:p>27.5486</text:p>
          </table:table-cell>
          <table:table-cell office:value-type="float" office:value="27.6292" calcext:value-type="float">
            <text:p>27.6292</text:p>
          </table:table-cell>
          <table:table-cell/>
          <table:table-cell office:value-type="float" office:value="26.6903" calcext:value-type="float">
            <text:p>26.6903</text:p>
          </table:table-cell>
          <table:table-cell office:value-type="float" office:value="27.4872" calcext:value-type="float">
            <text:p>27.4872</text:p>
          </table:table-cell>
          <table:table-cell/>
          <table:table-cell office:value-type="float" office:value="26.632" calcext:value-type="float">
            <text:p>26.632</text:p>
          </table:table-cell>
          <table:table-cell office:value-type="float" office:value="27.346" calcext:value-type="float">
            <text:p>27.346</text:p>
          </table:table-cell>
          <table:table-cell/>
          <table:table-cell office:value-type="float" office:value="26.5736" calcext:value-type="float">
            <text:p>26.5736</text:p>
          </table:table-cell>
          <table:table-cell office:value-type="float" office:value="27.2054" calcext:value-type="float">
            <text:p>27.2054</text:p>
          </table:table-cell>
          <table:table-cell/>
          <table:table-cell office:value-type="float" office:value="26.5153" calcext:value-type="float">
            <text:p>26.5153</text:p>
          </table:table-cell>
          <table:table-cell office:value-type="float" office:value="27.0656" calcext:value-type="float">
            <text:p>27.0656</text:p>
          </table:table-cell>
        </table:table-row>
        <table:table-row table:style-name="ro1">
          <table:table-cell office:value-type="float" office:value="0.951563" calcext:value-type="float">
            <text:p>0.951563</text:p>
          </table:table-cell>
          <table:table-cell/>
          <table:table-cell office:value-type="float" office:value="27.8765" calcext:value-type="float">
            <text:p>27.8765</text:p>
          </table:table-cell>
          <table:table-cell office:value-type="float" office:value="28.1224" calcext:value-type="float">
            <text:p>28.1224</text:p>
          </table:table-cell>
          <table:table-cell/>
          <table:table-cell office:value-type="float" office:value="27.8198" calcext:value-type="float">
            <text:p>27.8198</text:p>
          </table:table-cell>
          <table:table-cell office:value-type="float" office:value="27.9831" calcext:value-type="float">
            <text:p>27.9831</text:p>
          </table:table-cell>
          <table:table-cell/>
          <table:table-cell office:value-type="float" office:value="27.7632" calcext:value-type="float">
            <text:p>27.7632</text:p>
          </table:table-cell>
          <table:table-cell office:value-type="float" office:value="27.8445" calcext:value-type="float">
            <text:p>27.8445</text:p>
          </table:table-cell>
          <table:table-cell/>
          <table:table-cell office:value-type="float" office:value="26.9034" calcext:value-type="float">
            <text:p>26.9034</text:p>
          </table:table-cell>
          <table:table-cell office:value-type="float" office:value="27.7066" calcext:value-type="float">
            <text:p>27.7066</text:p>
          </table:table-cell>
          <table:table-cell/>
          <table:table-cell office:value-type="float" office:value="26.8495" calcext:value-type="float">
            <text:p>26.8495</text:p>
          </table:table-cell>
          <table:table-cell office:value-type="float" office:value="27.5694" calcext:value-type="float">
            <text:p>27.5694</text:p>
          </table:table-cell>
          <table:table-cell/>
          <table:table-cell office:value-type="float" office:value="26.7956" calcext:value-type="float">
            <text:p>26.7956</text:p>
          </table:table-cell>
          <table:table-cell office:value-type="float" office:value="27.4329" calcext:value-type="float">
            <text:p>27.4329</text:p>
          </table:table-cell>
          <table:table-cell/>
          <table:table-cell office:value-type="float" office:value="26.7417" calcext:value-type="float">
            <text:p>26.7417</text:p>
          </table:table-cell>
          <table:table-cell office:value-type="float" office:value="27.297" calcext:value-type="float">
            <text:p>27.297</text:p>
          </table:table-cell>
        </table:table-row>
        <table:table-row table:style-name="ro1">
          <table:table-cell office:value-type="float" office:value="0.952093" calcext:value-type="float">
            <text:p>0.952093</text:p>
          </table:table-cell>
          <table:table-cell/>
          <table:table-cell office:value-type="float" office:value="27.9087" calcext:value-type="float">
            <text:p>27.9087</text:p>
          </table:table-cell>
          <table:table-cell office:value-type="float" office:value="28.155" calcext:value-type="float">
            <text:p>28.155</text:p>
          </table:table-cell>
          <table:table-cell/>
          <table:table-cell office:value-type="float" office:value="27.8536" calcext:value-type="float">
            <text:p>27.8536</text:p>
          </table:table-cell>
          <table:table-cell office:value-type="float" office:value="28.0171" calcext:value-type="float">
            <text:p>28.0171</text:p>
          </table:table-cell>
          <table:table-cell/>
          <table:table-cell office:value-type="float" office:value="27.7985" calcext:value-type="float">
            <text:p>27.7985</text:p>
          </table:table-cell>
          <table:table-cell office:value-type="float" office:value="27.8799" calcext:value-type="float">
            <text:p>27.8799</text:p>
          </table:table-cell>
          <table:table-cell/>
          <table:table-cell office:value-type="float" office:value="26.939" calcext:value-type="float">
            <text:p>26.939</text:p>
          </table:table-cell>
          <table:table-cell office:value-type="float" office:value="27.7434" calcext:value-type="float">
            <text:p>27.7434</text:p>
          </table:table-cell>
          <table:table-cell/>
          <table:table-cell office:value-type="float" office:value="26.8866" calcext:value-type="float">
            <text:p>26.8866</text:p>
          </table:table-cell>
          <table:table-cell office:value-type="float" office:value="27.6075" calcext:value-type="float">
            <text:p>27.6075</text:p>
          </table:table-cell>
          <table:table-cell/>
          <table:table-cell office:value-type="float" office:value="26.8341" calcext:value-type="float">
            <text:p>26.8341</text:p>
          </table:table-cell>
          <table:table-cell office:value-type="float" office:value="27.4723" calcext:value-type="float">
            <text:p>27.4723</text:p>
          </table:table-cell>
          <table:table-cell/>
          <table:table-cell office:value-type="float" office:value="26.7816" calcext:value-type="float">
            <text:p>26.7816</text:p>
          </table:table-cell>
          <table:table-cell office:value-type="float" office:value="27.3378" calcext:value-type="float">
            <text:p>27.3378</text:p>
          </table:table-cell>
        </table:table-row>
        <table:table-row table:style-name="ro1">
          <table:table-cell office:value-type="float" office:value="0.959381" calcext:value-type="float">
            <text:p>0.959381</text:p>
          </table:table-cell>
          <table:table-cell/>
          <table:table-cell office:value-type="float" office:value="28.0002" calcext:value-type="float">
            <text:p>28.0002</text:p>
          </table:table-cell>
          <table:table-cell office:value-type="float" office:value="28.248" calcext:value-type="float">
            <text:p>28.248</text:p>
          </table:table-cell>
          <table:table-cell/>
          <table:table-cell office:value-type="float" office:value="27.9664" calcext:value-type="float">
            <text:p>27.9664</text:p>
          </table:table-cell>
          <table:table-cell office:value-type="float" office:value="28.1311" calcext:value-type="float">
            <text:p>28.1311</text:p>
          </table:table-cell>
          <table:table-cell/>
          <table:table-cell office:value-type="float" office:value="27.9326" calcext:value-type="float">
            <text:p>27.9326</text:p>
          </table:table-cell>
          <table:table-cell office:value-type="float" office:value="28.0147" calcext:value-type="float">
            <text:p>28.0147</text:p>
          </table:table-cell>
          <table:table-cell/>
          <table:table-cell office:value-type="float" office:value="27.0899" calcext:value-type="float">
            <text:p>27.0899</text:p>
          </table:table-cell>
          <table:table-cell office:value-type="float" office:value="27.8988" calcext:value-type="float">
            <text:p>27.8988</text:p>
          </table:table-cell>
          <table:table-cell/>
          <table:table-cell office:value-type="float" office:value="27.0575" calcext:value-type="float">
            <text:p>27.0575</text:p>
          </table:table-cell>
          <table:table-cell office:value-type="float" office:value="27.7833" calcext:value-type="float">
            <text:p>27.7833</text:p>
          </table:table-cell>
          <table:table-cell/>
          <table:table-cell office:value-type="float" office:value="27.025" calcext:value-type="float">
            <text:p>27.025</text:p>
          </table:table-cell>
          <table:table-cell office:value-type="float" office:value="27.6683" calcext:value-type="float">
            <text:p>27.6683</text:p>
          </table:table-cell>
          <table:table-cell/>
          <table:table-cell office:value-type="float" office:value="26.9926" calcext:value-type="float">
            <text:p>26.9926</text:p>
          </table:table-cell>
          <table:table-cell office:value-type="float" office:value="27.5539" calcext:value-type="float">
            <text:p>27.5539</text:p>
          </table:table-cell>
        </table:table-row>
        <table:table-row table:style-name="ro1">
          <table:table-cell office:value-type="float" office:value="0.956573" calcext:value-type="float">
            <text:p>0.956573</text:p>
          </table:table-cell>
          <table:table-cell/>
          <table:table-cell office:value-type="float" office:value="28.0348" calcext:value-type="float">
            <text:p>28.0348</text:p>
          </table:table-cell>
          <table:table-cell office:value-type="float" office:value="28.2827" calcext:value-type="float">
            <text:p>28.2827</text:p>
          </table:table-cell>
          <table:table-cell/>
          <table:table-cell office:value-type="float" office:value="27.9927" calcext:value-type="float">
            <text:p>27.9927</text:p>
          </table:table-cell>
          <table:table-cell office:value-type="float" office:value="28.1574" calcext:value-type="float">
            <text:p>28.1574</text:p>
          </table:table-cell>
          <table:table-cell/>
          <table:table-cell office:value-type="float" office:value="27.9506" calcext:value-type="float">
            <text:p>27.9506</text:p>
          </table:table-cell>
          <table:table-cell office:value-type="float" office:value="28.0327" calcext:value-type="float">
            <text:p>28.0327</text:p>
          </table:table-cell>
          <table:table-cell/>
          <table:table-cell office:value-type="float" office:value="27.0994" calcext:value-type="float">
            <text:p>27.0994</text:p>
          </table:table-cell>
          <table:table-cell office:value-type="float" office:value="27.9085" calcext:value-type="float">
            <text:p>27.9085</text:p>
          </table:table-cell>
          <table:table-cell/>
          <table:table-cell office:value-type="float" office:value="27.0591" calcext:value-type="float">
            <text:p>27.0591</text:p>
          </table:table-cell>
          <table:table-cell office:value-type="float" office:value="27.7848" calcext:value-type="float">
            <text:p>27.7848</text:p>
          </table:table-cell>
          <table:table-cell/>
          <table:table-cell office:value-type="float" office:value="27.0188" calcext:value-type="float">
            <text:p>27.0188</text:p>
          </table:table-cell>
          <table:table-cell office:value-type="float" office:value="27.6618" calcext:value-type="float">
            <text:p>27.6618</text:p>
          </table:table-cell>
          <table:table-cell/>
          <table:table-cell office:value-type="float" office:value="26.9785" calcext:value-type="float">
            <text:p>26.9785</text:p>
          </table:table-cell>
          <table:table-cell office:value-type="float" office:value="27.5392" calcext:value-type="float">
            <text:p>27.5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1:36:07.741755162</meta:creation-date>
    <dc:date>2019-08-02T11:41:23.240121640</dc:date>
    <meta:editing-duration>PT5M16S</meta:editing-duration>
    <meta:editing-cycles>1</meta:editing-cycles>
    <meta:document-statistic meta:table-count="1" meta:cell-count="4905" meta:object-count="1"/>
    <meta:generator>LibreOffice/5.2.7.2$Linux_ARM_EABI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0.964cm" style:legend-expansion="high" chart:style-name="ch2"/>
        <chart:plot-area chart:style-name="ch3" table:cell-range-address="Sheet1.A1:Sheet1.A327 Sheet1.C1:Sheet1.D327 Sheet1.F1:Sheet1.G327 Sheet1.I1:Sheet1.J327 Sheet1.L1:Sheet1.M327 Sheet1.O1:Sheet1.P327 Sheet1.R1:Sheet1.S327 Sheet1.U1:Sheet1.V327" chart:data-source-has-labels="row" svg:x="0.32cm" svg:y="0.18cm" svg:width="12.772cm" svg:height="8.64cm">
          <chartooo:coordinate-region svg:x="0.941cm" svg:y="0.379cm" svg:width="12.0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27" chart:label-cell-address="Sheet1.C1:Sheet1.C1" chart:class="chart:scatter">
            <chart:domain table:cell-range-address="Sheet1.A2:Sheet1.A327"/>
            <chart:data-point chart:repeated="326"/>
          </chart:series>
          <chart:series chart:style-name="ch7" chart:values-cell-range-address="Sheet1.D2:Sheet1.D327" chart:label-cell-address="Sheet1.D1:Sheet1.D1" chart:class="chart:scatter">
            <chart:data-point chart:repeated="326"/>
          </chart:series>
          <chart:series chart:style-name="ch8" chart:values-cell-range-address="Sheet1.F2:Sheet1.F327" chart:label-cell-address="Sheet1.F1:Sheet1.F1" chart:class="chart:scatter">
            <chart:data-point chart:repeated="326"/>
          </chart:series>
          <chart:series chart:style-name="ch9" chart:values-cell-range-address="Sheet1.G2:Sheet1.G327" chart:label-cell-address="Sheet1.G1:Sheet1.G1" chart:class="chart:scatter">
            <chart:data-point chart:repeated="326"/>
          </chart:series>
          <chart:series chart:style-name="ch10" chart:values-cell-range-address="Sheet1.I2:Sheet1.I327" chart:label-cell-address="Sheet1.I1:Sheet1.I1" chart:class="chart:scatter">
            <chart:data-point chart:repeated="326"/>
          </chart:series>
          <chart:series chart:style-name="ch11" chart:values-cell-range-address="Sheet1.J2:Sheet1.J327" chart:label-cell-address="Sheet1.J1:Sheet1.J1" chart:class="chart:scatter">
            <chart:data-point chart:repeated="326"/>
          </chart:series>
          <chart:series chart:style-name="ch12" chart:values-cell-range-address="Sheet1.L2:Sheet1.L327" chart:label-cell-address="Sheet1.L1:Sheet1.L1" chart:class="chart:scatter">
            <chart:data-point chart:repeated="326"/>
          </chart:series>
          <chart:series chart:style-name="ch13" chart:values-cell-range-address="Sheet1.M2:Sheet1.M327" chart:label-cell-address="Sheet1.M1:Sheet1.M1" chart:class="chart:scatter">
            <chart:data-point chart:repeated="326"/>
          </chart:series>
          <chart:series chart:style-name="ch14" chart:values-cell-range-address="Sheet1.O2:Sheet1.O327" chart:label-cell-address="Sheet1.O1:Sheet1.O1" chart:class="chart:scatter">
            <chart:data-point chart:repeated="326"/>
          </chart:series>
          <chart:series chart:style-name="ch15" chart:values-cell-range-address="Sheet1.P2:Sheet1.P327" chart:label-cell-address="Sheet1.P1:Sheet1.P1" chart:class="chart:scatter">
            <chart:data-point chart:repeated="326"/>
          </chart:series>
          <chart:series chart:style-name="ch16" chart:values-cell-range-address="Sheet1.R2:Sheet1.R327" chart:label-cell-address="Sheet1.R1:Sheet1.R1" chart:class="chart:scatter">
            <chart:data-point chart:repeated="326"/>
          </chart:series>
          <chart:series chart:style-name="ch17" chart:values-cell-range-address="Sheet1.S2:Sheet1.S327" chart:label-cell-address="Sheet1.S1:Sheet1.S1" chart:class="chart:scatter">
            <chart:data-point chart:repeated="326"/>
          </chart:series>
          <chart:series chart:style-name="ch18" chart:values-cell-range-address="Sheet1.U2:Sheet1.U327" chart:label-cell-address="Sheet1.U1:Sheet1.U1" chart:class="chart:scatter">
            <chart:data-point chart:repeated="326"/>
          </chart:series>
          <chart:series chart:style-name="ch19" chart:values-cell-range-address="Sheet1.V2:Sheet1.V327" chart:label-cell-address="Sheet1.V1:Sheet1.V1" chart:class="chart:scatter">
            <chart:data-point chart:repeated="32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pp 1.7</text:p>
                <draw:g>
                  <svg:desc>Sheet1.C1:Sheet1.C1</svg:desc>
                </draw:g>
              </table:table-cell>
              <table:table-cell office:value-type="string">
                <text:p>Pow 1.7</text:p>
                <draw:g>
                  <svg:desc>Sheet1.D1:Sheet1.D1</svg:desc>
                </draw:g>
              </table:table-cell>
              <table:table-cell office:value-type="string">
                <text:p>Fpp 1.8</text:p>
                <draw:g>
                  <svg:desc>Sheet1.F1:Sheet1.F1</svg:desc>
                </draw:g>
              </table:table-cell>
              <table:table-cell office:value-type="string">
                <text:p>Pow 1.8</text:p>
                <draw:g>
                  <svg:desc>Sheet1.G1:Sheet1.G1</svg:desc>
                </draw:g>
              </table:table-cell>
              <table:table-cell office:value-type="string">
                <text:p>Fpp 1.9</text:p>
                <draw:g>
                  <svg:desc>Sheet1.I1:Sheet1.I1</svg:desc>
                </draw:g>
              </table:table-cell>
              <table:table-cell office:value-type="string">
                <text:p>Pow 1.9</text:p>
                <draw:g>
                  <svg:desc>Sheet1.J1:Sheet1.J1</svg:desc>
                </draw:g>
              </table:table-cell>
              <table:table-cell office:value-type="string">
                <text:p>Fpp 2.0</text:p>
                <draw:g>
                  <svg:desc>Sheet1.L1:Sheet1.L1</svg:desc>
                </draw:g>
              </table:table-cell>
              <table:table-cell office:value-type="string">
                <text:p>Pow 2.0</text:p>
                <draw:g>
                  <svg:desc>Sheet1.M1:Sheet1.M1</svg:desc>
                </draw:g>
              </table:table-cell>
              <table:table-cell office:value-type="string">
                <text:p>Fpp 2.1</text:p>
                <draw:g>
                  <svg:desc>Sheet1.O1:Sheet1.O1</svg:desc>
                </draw:g>
              </table:table-cell>
              <table:table-cell office:value-type="string">
                <text:p>Pow 2.1</text:p>
                <draw:g>
                  <svg:desc>Sheet1.P1:Sheet1.P1</svg:desc>
                </draw:g>
              </table:table-cell>
              <table:table-cell office:value-type="string">
                <text:p>Fpp 2.2</text:p>
                <draw:g>
                  <svg:desc>Sheet1.R1:Sheet1.R1</svg:desc>
                </draw:g>
              </table:table-cell>
              <table:table-cell office:value-type="string">
                <text:p>Pow 2.2</text:p>
                <draw:g>
                  <svg:desc>Sheet1.S1:Sheet1.S1</svg:desc>
                </draw:g>
              </table:table-cell>
              <table:table-cell office:value-type="string">
                <text:p>Fpp 2.3</text:p>
                <draw:g>
                  <svg:desc>Sheet1.U1:Sheet1.U1</svg:desc>
                </draw:g>
              </table:table-cell>
              <table:table-cell office:value-type="string">
                <text:p>Pow 2.3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1404">
                <text:p>0.251404</text:p>
                <draw:g>
                  <svg:desc>Sheet1.A2:Sheet1.A327</svg:desc>
                </draw:g>
              </table:table-cell>
              <table:table-cell office:value-type="float" office:value="38.4654">
                <text:p>38.4654</text:p>
                <draw:g>
                  <svg:desc>Sheet1.C2:Sheet1.C327</svg:desc>
                </draw:g>
              </table:table-cell>
              <table:table-cell office:value-type="float" office:value="36.8927">
                <text:p>36.8927</text:p>
                <draw:g>
                  <svg:desc>Sheet1.D2:Sheet1.D327</svg:desc>
                </draw:g>
              </table:table-cell>
              <table:table-cell office:value-type="float" office:value="33.7706">
                <text:p>33.7706</text:p>
                <draw:g>
                  <svg:desc>Sheet1.F2:Sheet1.F327</svg:desc>
                </draw:g>
              </table:table-cell>
              <table:table-cell office:value-type="float" office:value="32.135">
                <text:p>32.135</text:p>
                <draw:g>
                  <svg:desc>Sheet1.G2:Sheet1.G327</svg:desc>
                </draw:g>
              </table:table-cell>
              <table:table-cell office:value-type="float" office:value="29.0758">
                <text:p>29.0758</text:p>
                <draw:g>
                  <svg:desc>Sheet1.I2:Sheet1.I327</svg:desc>
                </draw:g>
              </table:table-cell>
              <table:table-cell office:value-type="float" office:value="27.9908">
                <text:p>27.9908</text:p>
                <draw:g>
                  <svg:desc>Sheet1.J2:Sheet1.J327</svg:desc>
                </draw:g>
              </table:table-cell>
              <table:table-cell office:value-type="float" office:value="23.6742">
                <text:p>23.6742</text:p>
                <draw:g>
                  <svg:desc>Sheet1.L2:Sheet1.L327</svg:desc>
                </draw:g>
              </table:table-cell>
              <table:table-cell office:value-type="float" office:value="24.3811">
                <text:p>24.3811</text:p>
                <draw:g>
                  <svg:desc>Sheet1.M2:Sheet1.M327</svg:desc>
                </draw:g>
              </table:table-cell>
              <table:table-cell office:value-type="float" office:value="21.3136">
                <text:p>21.3136</text:p>
                <draw:g>
                  <svg:desc>Sheet1.O2:Sheet1.O327</svg:desc>
                </draw:g>
              </table:table-cell>
              <table:table-cell office:value-type="float" office:value="21.2368">
                <text:p>21.2368</text:p>
                <draw:g>
                  <svg:desc>Sheet1.P2:Sheet1.P327</svg:desc>
                </draw:g>
              </table:table-cell>
              <table:table-cell office:value-type="float" office:value="18.953">
                <text:p>18.953</text:p>
                <draw:g>
                  <svg:desc>Sheet1.R2:Sheet1.R327</svg:desc>
                </draw:g>
              </table:table-cell>
              <table:table-cell office:value-type="float" office:value="18.4981">
                <text:p>18.4981</text:p>
                <draw:g>
                  <svg:desc>Sheet1.S2:Sheet1.S327</svg:desc>
                </draw:g>
              </table:table-cell>
              <table:table-cell office:value-type="float" office:value="16.5925">
                <text:p>16.5925</text:p>
                <draw:g>
                  <svg:desc>Sheet1.U2:Sheet1.U327</svg:desc>
                </draw:g>
              </table:table-cell>
              <table:table-cell office:value-type="float" office:value="16.1125">
                <text:p>16.1125</text:p>
                <draw:g>
                  <svg:desc>Sheet1.V2:Sheet1.V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1572">
                <text:p>0.251572</text:p>
              </table:table-cell>
              <table:table-cell office:value-type="float" office:value="38.4112">
                <text:p>38.4112</text:p>
              </table:table-cell>
              <table:table-cell office:value-type="float" office:value="36.8471">
                <text:p>36.8471</text:p>
              </table:table-cell>
              <table:table-cell office:value-type="float" office:value="33.726">
                <text:p>33.726</text:p>
              </table:table-cell>
              <table:table-cell office:value-type="float" office:value="32.0973">
                <text:p>32.0973</text:p>
              </table:table-cell>
              <table:table-cell office:value-type="float" office:value="29.0409">
                <text:p>29.0409</text:p>
              </table:table-cell>
              <table:table-cell office:value-type="float" office:value="27.9599">
                <text:p>27.9599</text:p>
              </table:table-cell>
              <table:table-cell office:value-type="float" office:value="23.6496">
                <text:p>23.6496</text:p>
              </table:table-cell>
              <table:table-cell office:value-type="float" office:value="24.3558">
                <text:p>24.3558</text:p>
              </table:table-cell>
              <table:table-cell office:value-type="float" office:value="21.2923">
                <text:p>21.2923</text:p>
              </table:table-cell>
              <table:table-cell office:value-type="float" office:value="21.2162">
                <text:p>21.2162</text:p>
              </table:table-cell>
              <table:table-cell office:value-type="float" office:value="18.935">
                <text:p>18.935</text:p>
              </table:table-cell>
              <table:table-cell office:value-type="float" office:value="18.4814">
                <text:p>18.4814</text:p>
              </table:table-cell>
              <table:table-cell office:value-type="float" office:value="16.5777">
                <text:p>16.5777</text:p>
              </table:table-cell>
              <table:table-cell office:value-type="float" office:value="16.0991">
                <text:p>16.0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1827">
                <text:p>0.251827</text:p>
              </table:table-cell>
              <table:table-cell office:value-type="float" office:value="38.41">
                <text:p>38.41</text:p>
              </table:table-cell>
              <table:table-cell office:value-type="float" office:value="36.8555">
                <text:p>36.8555</text:p>
              </table:table-cell>
              <table:table-cell office:value-type="float" office:value="33.7296">
                <text:p>33.7296</text:p>
              </table:table-cell>
              <table:table-cell office:value-type="float" office:value="32.1079">
                <text:p>32.1079</text:p>
              </table:table-cell>
              <table:table-cell office:value-type="float" office:value="29.0491">
                <text:p>29.0491</text:p>
              </table:table-cell>
              <table:table-cell office:value-type="float" office:value="27.9719">
                <text:p>27.9719</text:p>
              </table:table-cell>
              <table:table-cell office:value-type="float" office:value="23.6622">
                <text:p>23.6622</text:p>
              </table:table-cell>
              <table:table-cell office:value-type="float" office:value="24.3687">
                <text:p>24.3687</text:p>
              </table:table-cell>
              <table:table-cell office:value-type="float" office:value="21.3049">
                <text:p>21.3049</text:p>
              </table:table-cell>
              <table:table-cell office:value-type="float" office:value="21.2296">
                <text:p>21.2296</text:p>
              </table:table-cell>
              <table:table-cell office:value-type="float" office:value="18.9476">
                <text:p>18.9476</text:p>
              </table:table-cell>
              <table:table-cell office:value-type="float" office:value="18.4949">
                <text:p>18.4949</text:p>
              </table:table-cell>
              <table:table-cell office:value-type="float" office:value="16.5902">
                <text:p>16.5902</text:p>
              </table:table-cell>
              <table:table-cell office:value-type="float" office:value="16.1125">
                <text:p>16.1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17">
                <text:p>0.2517</text:p>
              </table:table-cell>
              <table:table-cell office:value-type="float" office:value="38.3183">
                <text:p>38.3183</text:p>
              </table:table-cell>
              <table:table-cell office:value-type="float" office:value="36.7628">
                <text:p>36.7628</text:p>
              </table:table-cell>
              <table:table-cell office:value-type="float" office:value="33.6468">
                <text:p>33.6468</text:p>
              </table:table-cell>
              <table:table-cell office:value-type="float" office:value="32.0255">
                <text:p>32.0255</text:p>
              </table:table-cell>
              <table:table-cell office:value-type="float" office:value="28.9752">
                <text:p>28.9752</text:p>
              </table:table-cell>
              <table:table-cell office:value-type="float" office:value="27.8987">
                <text:p>27.8987</text:p>
              </table:table-cell>
              <table:table-cell office:value-type="float" office:value="23.5991">
                <text:p>23.5991</text:p>
              </table:table-cell>
              <table:table-cell office:value-type="float" office:value="24.3037">
                <text:p>24.3037</text:p>
              </table:table-cell>
              <table:table-cell office:value-type="float" office:value="21.2475">
                <text:p>21.2475</text:p>
              </table:table-cell>
              <table:table-cell office:value-type="float" office:value="21.172">
                <text:p>21.172</text:p>
              </table:table-cell>
              <table:table-cell office:value-type="float" office:value="18.8958">
                <text:p>18.8958</text:p>
              </table:table-cell>
              <table:table-cell office:value-type="float" office:value="18.4438">
                <text:p>18.4438</text:p>
              </table:table-cell>
              <table:table-cell office:value-type="float" office:value="16.5442">
                <text:p>16.5442</text:p>
              </table:table-cell>
              <table:table-cell office:value-type="float" office:value="16.0671">
                <text:p>16.0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284">
                <text:p>0.252284</text:p>
              </table:table-cell>
              <table:table-cell office:value-type="float" office:value="38.4982">
                <text:p>38.4982</text:p>
              </table:table-cell>
              <table:table-cell office:value-type="float" office:value="36.9572">
                <text:p>36.9572</text:p>
              </table:table-cell>
              <table:table-cell office:value-type="float" office:value="33.8152">
                <text:p>33.8152</text:p>
              </table:table-cell>
              <table:table-cell office:value-type="float" office:value="32.2024">
                <text:p>32.2024</text:p>
              </table:table-cell>
              <table:table-cell office:value-type="float" office:value="29.1322">
                <text:p>29.1322</text:p>
              </table:table-cell>
              <table:table-cell office:value-type="float" office:value="28.0593">
                <text:p>28.0593</text:p>
              </table:table-cell>
              <table:table-cell office:value-type="float" office:value="23.7404">
                <text:p>23.7404</text:p>
              </table:table-cell>
              <table:table-cell office:value-type="float" office:value="24.4493">
                <text:p>24.4493</text:p>
              </table:table-cell>
              <table:table-cell office:value-type="float" office:value="21.3776">
                <text:p>21.3776</text:p>
              </table:table-cell>
              <table:table-cell office:value-type="float" office:value="21.3037">
                <text:p>21.3037</text:p>
              </table:table-cell>
              <table:table-cell office:value-type="float" office:value="19.0147">
                <text:p>19.0147</text:p>
              </table:table-cell>
              <table:table-cell office:value-type="float" office:value="18.5628">
                <text:p>18.5628</text:p>
              </table:table-cell>
              <table:table-cell office:value-type="float" office:value="16.6518">
                <text:p>16.6518</text:p>
              </table:table-cell>
              <table:table-cell office:value-type="float" office:value="16.1746">
                <text:p>16.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193">
                <text:p>0.253193</text:p>
              </table:table-cell>
              <table:table-cell office:value-type="float" office:value="38.2792">
                <text:p>38.2792</text:p>
              </table:table-cell>
              <table:table-cell office:value-type="float" office:value="36.7807">
                <text:p>36.7807</text:p>
              </table:table-cell>
              <table:table-cell office:value-type="float" office:value="33.6391">
                <text:p>33.6391</text:p>
              </table:table-cell>
              <table:table-cell office:value-type="float" office:value="32.0602">
                <text:p>32.0602</text:p>
              </table:table-cell>
              <table:table-cell office:value-type="float" office:value="28.9989">
                <text:p>28.9989</text:p>
              </table:table-cell>
              <table:table-cell office:value-type="float" office:value="27.9454">
                <text:p>27.9454</text:p>
              </table:table-cell>
              <table:table-cell office:value-type="float" office:value="23.6526">
                <text:p>23.6526</text:p>
              </table:table-cell>
              <table:table-cell office:value-type="float" office:value="24.3588">
                <text:p>24.3588</text:p>
              </table:table-cell>
              <table:table-cell office:value-type="float" office:value="21.3029">
                <text:p>21.3029</text:p>
              </table:table-cell>
              <table:table-cell office:value-type="float" office:value="21.2325">
                <text:p>21.2325</text:p>
              </table:table-cell>
              <table:table-cell office:value-type="float" office:value="18.9532">
                <text:p>18.9532</text:p>
              </table:table-cell>
              <table:table-cell office:value-type="float" office:value="18.5074">
                <text:p>18.5074</text:p>
              </table:table-cell>
              <table:table-cell office:value-type="float" office:value="16.6035">
                <text:p>16.6035</text:p>
              </table:table-cell>
              <table:table-cell office:value-type="float" office:value="16.1321">
                <text:p>16.1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4272">
                <text:p>0.254272</text:p>
              </table:table-cell>
              <table:table-cell office:value-type="float" office:value="38.4478">
                <text:p>38.4478</text:p>
              </table:table-cell>
              <table:table-cell office:value-type="float" office:value="36.9826">
                <text:p>36.9826</text:p>
              </table:table-cell>
              <table:table-cell office:value-type="float" office:value="33.8064">
                <text:p>33.8064</text:p>
              </table:table-cell>
              <table:table-cell office:value-type="float" office:value="32.2499">
                <text:p>32.2499</text:p>
              </table:table-cell>
              <table:table-cell office:value-type="float" office:value="29.1651">
                <text:p>29.1651</text:p>
              </table:table-cell>
              <table:table-cell office:value-type="float" office:value="28.1227">
                <text:p>28.1227</text:p>
              </table:table-cell>
              <table:table-cell office:value-type="float" office:value="23.8128">
                <text:p>23.8128</text:p>
              </table:table-cell>
              <table:table-cell office:value-type="float" office:value="24.5238">
                <text:p>24.5238</text:p>
              </table:table-cell>
              <table:table-cell office:value-type="float" office:value="21.4525">
                <text:p>21.4525</text:p>
              </table:table-cell>
              <table:table-cell office:value-type="float" office:value="21.3854">
                <text:p>21.3854</text:p>
              </table:table-cell>
              <table:table-cell office:value-type="float" office:value="19.0921">
                <text:p>19.0921</text:p>
              </table:table-cell>
              <table:table-cell office:value-type="float" office:value="18.6487">
                <text:p>18.6487</text:p>
              </table:table-cell>
              <table:table-cell office:value-type="float" office:value="16.7318">
                <text:p>16.7318</text:p>
              </table:table-cell>
              <table:table-cell office:value-type="float" office:value="16.2621">
                <text:p>16.2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124">
                <text:p>0.255124</text:p>
              </table:table-cell>
              <table:table-cell office:value-type="float" office:value="38.3865">
                <text:p>38.3865</text:p>
              </table:table-cell>
              <table:table-cell office:value-type="float" office:value="36.955">
                <text:p>36.955</text:p>
              </table:table-cell>
              <table:table-cell office:value-type="float" office:value="33.7677">
                <text:p>33.7677</text:p>
              </table:table-cell>
              <table:table-cell office:value-type="float" office:value="32.2365">
                <text:p>32.2365</text:p>
              </table:table-cell>
              <table:table-cell office:value-type="float" office:value="29.1489">
                <text:p>29.1489</text:p>
              </table:table-cell>
              <table:table-cell office:value-type="float" office:value="28.1205">
                <text:p>28.1205</text:p>
              </table:table-cell>
              <table:table-cell office:value-type="float" office:value="23.8189">
                <text:p>23.8189</text:p>
              </table:table-cell>
              <table:table-cell office:value-type="float" office:value="24.53">
                <text:p>24.53</text:p>
              </table:table-cell>
              <table:table-cell office:value-type="float" office:value="21.4621">
                <text:p>21.4621</text:p>
              </table:table-cell>
              <table:table-cell office:value-type="float" office:value="21.398">
                <text:p>21.398</text:p>
              </table:table-cell>
              <table:table-cell office:value-type="float" office:value="19.1053">
                <text:p>19.1053</text:p>
              </table:table-cell>
              <table:table-cell office:value-type="float" office:value="18.6659">
                <text:p>18.6659</text:p>
              </table:table-cell>
              <table:table-cell office:value-type="float" office:value="16.7486">
                <text:p>16.7486</text:p>
              </table:table-cell>
              <table:table-cell office:value-type="float" office:value="16.2826">
                <text:p>16.2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7906">
                <text:p>0.257906</text:p>
              </table:table-cell>
              <table:table-cell office:value-type="float" office:value="38.4826">
                <text:p>38.4826</text:p>
              </table:table-cell>
              <table:table-cell office:value-type="float" office:value="37.1486">
                <text:p>37.1486</text:p>
              </table:table-cell>
              <table:table-cell office:value-type="float" office:value="33.9014">
                <text:p>33.9014</text:p>
              </table:table-cell>
              <table:table-cell office:value-type="float" office:value="32.4406">
                <text:p>32.4406</text:p>
              </table:table-cell>
              <table:table-cell office:value-type="float" office:value="29.3202">
                <text:p>29.3202</text:p>
              </table:table-cell>
              <table:table-cell office:value-type="float" office:value="28.3293">
                <text:p>28.3293</text:p>
              </table:table-cell>
              <table:table-cell office:value-type="float" office:value="24.0217">
                <text:p>24.0217</text:p>
              </table:table-cell>
              <table:table-cell office:value-type="float" office:value="24.739">
                <text:p>24.739</text:p>
              </table:table-cell>
              <table:table-cell office:value-type="float" office:value="21.6587">
                <text:p>21.6587</text:p>
              </table:table-cell>
              <table:table-cell office:value-type="float" office:value="21.6037">
                <text:p>21.6037</text:p>
              </table:table-cell>
              <table:table-cell office:value-type="float" office:value="19.2956">
                <text:p>19.2956</text:p>
              </table:table-cell>
              <table:table-cell office:value-type="float" office:value="18.8657">
                <text:p>18.8657</text:p>
              </table:table-cell>
              <table:table-cell office:value-type="float" office:value="16.9326">
                <text:p>16.9326</text:p>
              </table:table-cell>
              <table:table-cell office:value-type="float" office:value="16.4748">
                <text:p>16.4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9316">
                <text:p>0.259316</text:p>
              </table:table-cell>
              <table:table-cell office:value-type="float" office:value="38.2059">
                <text:p>38.2059</text:p>
              </table:table-cell>
              <table:table-cell office:value-type="float" office:value="36.9317">
                <text:p>36.9317</text:p>
              </table:table-cell>
              <table:table-cell office:value-type="float" office:value="33.6822">
                <text:p>33.6822</text:p>
              </table:table-cell>
              <table:table-cell office:value-type="float" office:value="32.2688">
                <text:p>32.2688</text:p>
              </table:table-cell>
              <table:table-cell office:value-type="float" office:value="29.1585">
                <text:p>29.1585</text:p>
              </table:table-cell>
              <table:table-cell office:value-type="float" office:value="28.1946">
                <text:p>28.1946</text:p>
              </table:table-cell>
              <table:table-cell office:value-type="float" office:value="23.9205">
                <text:p>23.9205</text:p>
              </table:table-cell>
              <table:table-cell office:value-type="float" office:value="24.6348">
                <text:p>24.6348</text:p>
              </table:table-cell>
              <table:table-cell office:value-type="float" office:value="21.5744">
                <text:p>21.5744</text:p>
              </table:table-cell>
              <table:table-cell office:value-type="float" office:value="21.5244">
                <text:p>21.5244</text:p>
              </table:table-cell>
              <table:table-cell office:value-type="float" office:value="19.2282">
                <text:p>19.2282</text:p>
              </table:table-cell>
              <table:table-cell office:value-type="float" office:value="18.8068">
                <text:p>18.8068</text:p>
              </table:table-cell>
              <table:table-cell office:value-type="float" office:value="16.8821">
                <text:p>16.8821</text:p>
              </table:table-cell>
              <table:table-cell office:value-type="float" office:value="16.4323">
                <text:p>16.4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063">
                <text:p>0.26063</text:p>
              </table:table-cell>
              <table:table-cell office:value-type="float" office:value="38.2129">
                <text:p>38.2129</text:p>
              </table:table-cell>
              <table:table-cell office:value-type="float" office:value="36.9848">
                <text:p>36.9848</text:p>
              </table:table-cell>
              <table:table-cell office:value-type="float" office:value="33.7111">
                <text:p>33.7111</text:p>
              </table:table-cell>
              <table:table-cell office:value-type="float" office:value="32.3315">
                <text:p>32.3315</text:p>
              </table:table-cell>
              <table:table-cell office:value-type="float" office:value="29.2094">
                <text:p>29.2094</text:p>
              </table:table-cell>
              <table:table-cell office:value-type="float" office:value="28.2636">
                <text:p>28.2636</text:p>
              </table:table-cell>
              <table:table-cell office:value-type="float" office:value="23.9913">
                <text:p>23.9913</text:p>
              </table:table-cell>
              <table:table-cell office:value-type="float" office:value="24.7076">
                <text:p>24.7076</text:p>
              </table:table-cell>
              <table:table-cell office:value-type="float" office:value="21.6447">
                <text:p>21.6447</text:p>
              </table:table-cell>
              <table:table-cell office:value-type="float" office:value="21.599">
                <text:p>21.599</text:p>
              </table:table-cell>
              <table:table-cell office:value-type="float" office:value="19.2981">
                <text:p>19.2981</text:p>
              </table:table-cell>
              <table:table-cell office:value-type="float" office:value="18.8814">
                <text:p>18.8814</text:p>
              </table:table-cell>
              <table:table-cell office:value-type="float" office:value="16.9515">
                <text:p>16.9515</text:p>
              </table:table-cell>
              <table:table-cell office:value-type="float" office:value="16.5058">
                <text:p>16.5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2714">
                <text:p>0.262714</text:p>
              </table:table-cell>
              <table:table-cell office:value-type="float" office:value="37.9791">
                <text:p>37.9791</text:p>
              </table:table-cell>
              <table:table-cell office:value-type="float" office:value="36.8307">
                <text:p>36.8307</text:p>
              </table:table-cell>
              <table:table-cell office:value-type="float" office:value="33.5405">
                <text:p>33.5405</text:p>
              </table:table-cell>
              <table:table-cell office:value-type="float" office:value="32.2224">
                <text:p>32.2224</text:p>
              </table:table-cell>
              <table:table-cell office:value-type="float" office:value="29.102">
                <text:p>29.102</text:p>
              </table:table-cell>
              <table:table-cell office:value-type="float" office:value="28.1907">
                <text:p>28.1907</text:p>
              </table:table-cell>
              <table:table-cell office:value-type="float" office:value="23.9485">
                <text:p>23.9485</text:p>
              </table:table-cell>
              <table:table-cell office:value-type="float" office:value="24.6635">
                <text:p>24.6635</text:p>
              </table:table-cell>
              <table:table-cell office:value-type="float" office:value="21.6163">
                <text:p>21.6163</text:p>
              </table:table-cell>
              <table:table-cell office:value-type="float" office:value="21.5776">
                <text:p>21.5776</text:p>
              </table:table-cell>
              <table:table-cell office:value-type="float" office:value="19.2842">
                <text:p>19.2842</text:p>
              </table:table-cell>
              <table:table-cell office:value-type="float" office:value="18.8778">
                <text:p>18.8778</text:p>
              </table:table-cell>
              <table:table-cell office:value-type="float" office:value="16.9521">
                <text:p>16.9521</text:p>
              </table:table-cell>
              <table:table-cell office:value-type="float" office:value="16.5158">
                <text:p>16.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3527">
                <text:p>0.263527</text:p>
              </table:table-cell>
              <table:table-cell office:value-type="float" office:value="38.0579">
                <text:p>38.0579</text:p>
              </table:table-cell>
              <table:table-cell office:value-type="float" office:value="36.9351">
                <text:p>36.9351</text:p>
              </table:table-cell>
              <table:table-cell office:value-type="float" office:value="33.624">
                <text:p>33.624</text:p>
              </table:table-cell>
              <table:table-cell office:value-type="float" office:value="32.3237">
                <text:p>32.3237</text:p>
              </table:table-cell>
              <table:table-cell office:value-type="float" office:value="29.1902">
                <text:p>29.1902</text:p>
              </table:table-cell>
              <table:table-cell office:value-type="float" office:value="28.2881">
                <text:p>28.2881</text:p>
              </table:table-cell>
              <table:table-cell office:value-type="float" office:value="24.0386">
                <text:p>24.0386</text:p>
              </table:table-cell>
              <table:table-cell office:value-type="float" office:value="24.7563">
                <text:p>24.7563</text:p>
              </table:table-cell>
              <table:table-cell office:value-type="float" office:value="21.7017">
                <text:p>21.7017</text:p>
              </table:table-cell>
              <table:table-cell office:value-type="float" office:value="21.6655">
                <text:p>21.6655</text:p>
              </table:table-cell>
              <table:table-cell office:value-type="float" office:value="19.3648">
                <text:p>19.3648</text:p>
              </table:table-cell>
              <table:table-cell office:value-type="float" office:value="18.9606">
                <text:p>18.9606</text:p>
              </table:table-cell>
              <table:table-cell office:value-type="float" office:value="17.0279">
                <text:p>17.0279</text:p>
              </table:table-cell>
              <table:table-cell office:value-type="float" office:value="16.5934">
                <text:p>16.5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4525">
                <text:p>0.264525</text:p>
              </table:table-cell>
              <table:table-cell office:value-type="float" office:value="37.5925">
                <text:p>37.5925</text:p>
              </table:table-cell>
              <table:table-cell office:value-type="float" office:value="36.5171">
                <text:p>36.5171</text:p>
              </table:table-cell>
              <table:table-cell office:value-type="float" office:value="33.2297">
                <text:p>33.2297</text:p>
              </table:table-cell>
              <table:table-cell office:value-type="float" office:value="31.97">
                <text:p>31.97</text:p>
              </table:table-cell>
              <table:table-cell office:value-type="float" office:value="28.8668">
                <text:p>28.8668</text:p>
              </table:table-cell>
              <table:table-cell office:value-type="float" office:value="27.9892">
                <text:p>27.9892</text:p>
              </table:table-cell>
              <table:table-cell office:value-type="float" office:value="23.7935">
                <text:p>23.7935</text:p>
              </table:table-cell>
              <table:table-cell office:value-type="float" office:value="24.504">
                <text:p>24.504</text:p>
              </table:table-cell>
              <table:table-cell office:value-type="float" office:value="21.4854">
                <text:p>21.4854</text:p>
              </table:table-cell>
              <table:table-cell office:value-type="float" office:value="21.4528">
                <text:p>21.4528</text:p>
              </table:table-cell>
              <table:table-cell office:value-type="float" office:value="19.1772">
                <text:p>19.1772</text:p>
              </table:table-cell>
              <table:table-cell office:value-type="float" office:value="18.7815">
                <text:p>18.7815</text:p>
              </table:table-cell>
              <table:table-cell office:value-type="float" office:value="16.869">
                <text:p>16.869</text:p>
              </table:table-cell>
              <table:table-cell office:value-type="float" office:value="16.4428">
                <text:p>16.4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5317">
                <text:p>0.265317</text:p>
              </table:table-cell>
              <table:table-cell office:value-type="float" office:value="37.6042">
                <text:p>37.6042</text:p>
              </table:table-cell>
              <table:table-cell office:value-type="float" office:value="36.5551">
                <text:p>36.5551</text:p>
              </table:table-cell>
              <table:table-cell office:value-type="float" office:value="33.2533">
                <text:p>33.2533</text:p>
              </table:table-cell>
              <table:table-cell office:value-type="float" office:value="32.0128">
                <text:p>32.0128</text:p>
              </table:table-cell>
              <table:table-cell office:value-type="float" office:value="28.9024">
                <text:p>28.9024</text:p>
              </table:table-cell>
              <table:table-cell office:value-type="float" office:value="28.035">
                <text:p>28.035</text:p>
              </table:table-cell>
              <table:table-cell office:value-type="float" office:value="23.8396">
                <text:p>23.8396</text:p>
              </table:table-cell>
              <table:table-cell office:value-type="float" office:value="24.5514">
                <text:p>24.5514</text:p>
              </table:table-cell>
              <table:table-cell office:value-type="float" office:value="21.5309">
                <text:p>21.5309</text:p>
              </table:table-cell>
              <table:table-cell office:value-type="float" office:value="21.5007">
                <text:p>21.5007</text:p>
              </table:table-cell>
              <table:table-cell office:value-type="float" office:value="19.2221">
                <text:p>19.2221</text:p>
              </table:table-cell>
              <table:table-cell office:value-type="float" office:value="18.8291">
                <text:p>18.8291</text:p>
              </table:table-cell>
              <table:table-cell office:value-type="float" office:value="16.9134">
                <text:p>16.9134</text:p>
              </table:table-cell>
              <table:table-cell office:value-type="float" office:value="16.4895">
                <text:p>16.4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6401">
                <text:p>0.266401</text:p>
              </table:table-cell>
              <table:table-cell office:value-type="float" office:value="37.5504">
                <text:p>37.5504</text:p>
              </table:table-cell>
              <table:table-cell office:value-type="float" office:value="36.5389">
                <text:p>36.5389</text:p>
              </table:table-cell>
              <table:table-cell office:value-type="float" office:value="33.2238">
                <text:p>33.2238</text:p>
              </table:table-cell>
              <table:table-cell office:value-type="float" office:value="32.0117">
                <text:p>32.0117</text:p>
              </table:table-cell>
              <table:table-cell office:value-type="float" office:value="28.8972">
                <text:p>28.8972</text:p>
              </table:table-cell>
              <table:table-cell office:value-type="float" office:value="28.0454">
                <text:p>28.0454</text:p>
              </table:table-cell>
              <table:table-cell office:value-type="float" office:value="23.8583">
                <text:p>23.8583</text:p>
              </table:table-cell>
              <table:table-cell office:value-type="float" office:value="24.5706">
                <text:p>24.5706</text:p>
              </table:table-cell>
              <table:table-cell office:value-type="float" office:value="21.553">
                <text:p>21.553</text:p>
              </table:table-cell>
              <table:table-cell office:value-type="float" office:value="21.5263">
                <text:p>21.5263</text:p>
              </table:table-cell>
              <table:table-cell office:value-type="float" office:value="19.2478">
                <text:p>19.2478</text:p>
              </table:table-cell>
              <table:table-cell office:value-type="float" office:value="18.8592">
                <text:p>18.8592</text:p>
              </table:table-cell>
              <table:table-cell office:value-type="float" office:value="16.9426">
                <text:p>16.9426</text:p>
              </table:table-cell>
              <table:table-cell office:value-type="float" office:value="16.5225">
                <text:p>16.5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8245">
                <text:p>0.268245</text:p>
              </table:table-cell>
              <table:table-cell office:value-type="float" office:value="37.4146">
                <text:p>37.4146</text:p>
              </table:table-cell>
              <table:table-cell office:value-type="float" office:value="36.4673">
                <text:p>36.4673</text:p>
              </table:table-cell>
              <table:table-cell office:value-type="float" office:value="33.1342">
                <text:p>33.1342</text:p>
              </table:table-cell>
              <table:table-cell office:value-type="float" office:value="31.971">
                <text:p>31.971</text:p>
              </table:table-cell>
              <table:table-cell office:value-type="float" office:value="28.8537">
                <text:p>28.8537</text:p>
              </table:table-cell>
              <table:table-cell office:value-type="float" office:value="28.0291">
                <text:p>28.0291</text:p>
              </table:table-cell>
              <table:table-cell office:value-type="float" office:value="23.8608">
                <text:p>23.8608</text:p>
              </table:table-cell>
              <table:table-cell office:value-type="float" office:value="24.5733">
                <text:p>24.5733</text:p>
              </table:table-cell>
              <table:table-cell office:value-type="float" office:value="21.5644">
                <text:p>21.5644</text:p>
              </table:table-cell>
              <table:table-cell office:value-type="float" office:value="21.5435">
                <text:p>21.5435</text:p>
              </table:table-cell>
              <table:table-cell office:value-type="float" office:value="19.268">
                <text:p>19.268</text:p>
              </table:table-cell>
              <table:table-cell office:value-type="float" office:value="18.8873">
                <text:p>18.8873</text:p>
              </table:table-cell>
              <table:table-cell office:value-type="float" office:value="16.9716">
                <text:p>16.9716</text:p>
              </table:table-cell>
              <table:table-cell office:value-type="float" office:value="16.5585">
                <text:p>16.5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8872">
                <text:p>0.268872</text:p>
              </table:table-cell>
              <table:table-cell office:value-type="float" office:value="37.1598">
                <text:p>37.1598</text:p>
              </table:table-cell>
              <table:table-cell office:value-type="float" office:value="36.2393">
                <text:p>36.2393</text:p>
              </table:table-cell>
              <table:table-cell office:value-type="float" office:value="32.9188">
                <text:p>32.9188</text:p>
              </table:table-cell>
              <table:table-cell office:value-type="float" office:value="31.7785">
                <text:p>31.7785</text:p>
              </table:table-cell>
              <table:table-cell office:value-type="float" office:value="28.6777">
                <text:p>28.6777</text:p>
              </table:table-cell>
              <table:table-cell office:value-type="float" office:value="27.8669">
                <text:p>27.8669</text:p>
              </table:table-cell>
              <table:table-cell office:value-type="float" office:value="23.7283">
                <text:p>23.7283</text:p>
              </table:table-cell>
              <table:table-cell office:value-type="float" office:value="24.4367">
                <text:p>24.4367</text:p>
              </table:table-cell>
              <table:table-cell office:value-type="float" office:value="21.4477">
                <text:p>21.4477</text:p>
              </table:table-cell>
              <table:table-cell office:value-type="float" office:value="21.4288">
                <text:p>21.4288</text:p>
              </table:table-cell>
              <table:table-cell office:value-type="float" office:value="19.1671">
                <text:p>19.1671</text:p>
              </table:table-cell>
              <table:table-cell office:value-type="float" office:value="18.7911">
                <text:p>18.7911</text:p>
              </table:table-cell>
              <table:table-cell office:value-type="float" office:value="16.8865">
                <text:p>16.8865</text:p>
              </table:table-cell>
              <table:table-cell office:value-type="float" office:value="16.4781">
                <text:p>16.4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0239">
                <text:p>0.270239</text:p>
              </table:table-cell>
              <table:table-cell office:value-type="float" office:value="37.2211">
                <text:p>37.2211</text:p>
              </table:table-cell>
              <table:table-cell office:value-type="float" office:value="36.3431">
                <text:p>36.3431</text:p>
              </table:table-cell>
              <table:table-cell office:value-type="float" office:value="32.9954">
                <text:p>32.9954</text:p>
              </table:table-cell>
              <table:table-cell office:value-type="float" office:value="31.8857">
                <text:p>31.8857</text:p>
              </table:table-cell>
              <table:table-cell office:value-type="float" office:value="28.7697">
                <text:p>28.7697</text:p>
              </table:table-cell>
              <table:table-cell office:value-type="float" office:value="27.9751">
                <text:p>27.9751</text:p>
              </table:table-cell>
              <table:table-cell office:value-type="float" office:value="23.8324">
                <text:p>23.8324</text:p>
              </table:table-cell>
              <table:table-cell office:value-type="float" office:value="24.544">
                <text:p>24.544</text:p>
              </table:table-cell>
              <table:table-cell office:value-type="float" office:value="21.5485">
                <text:p>21.5485</text:p>
              </table:table-cell>
              <table:table-cell office:value-type="float" office:value="21.5338">
                <text:p>21.5338</text:p>
              </table:table-cell>
              <table:table-cell office:value-type="float" office:value="19.2646">
                <text:p>19.2646</text:p>
              </table:table-cell>
              <table:table-cell office:value-type="float" office:value="18.8928">
                <text:p>18.8928</text:p>
              </table:table-cell>
              <table:table-cell office:value-type="float" office:value="16.9807">
                <text:p>16.9807</text:p>
              </table:table-cell>
              <table:table-cell office:value-type="float" office:value="16.5756">
                <text:p>16.5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293">
                <text:p>0.27293</text:p>
              </table:table-cell>
              <table:table-cell office:value-type="float" office:value="37.0539">
                <text:p>37.0539</text:p>
              </table:table-cell>
              <table:table-cell office:value-type="float" office:value="36.2649">
                <text:p>36.2649</text:p>
              </table:table-cell>
              <table:table-cell office:value-type="float" office:value="32.8906">
                <text:p>32.8906</text:p>
              </table:table-cell>
              <table:table-cell office:value-type="float" office:value="31.8487">
                <text:p>31.8487</text:p>
              </table:table-cell>
              <table:table-cell office:value-type="float" office:value="28.7274">
                <text:p>28.7274</text:p>
              </table:table-cell>
              <table:table-cell office:value-type="float" office:value="27.9703">
                <text:p>27.9703</text:p>
              </table:table-cell>
              <table:table-cell office:value-type="float" office:value="23.852">
                <text:p>23.852</text:p>
              </table:table-cell>
              <table:table-cell office:value-type="float" office:value="24.5641">
                <text:p>24.5641</text:p>
              </table:table-cell>
              <table:table-cell office:value-type="float" office:value="21.5794">
                <text:p>21.5794</text:p>
              </table:table-cell>
              <table:table-cell office:value-type="float" office:value="21.5728">
                <text:p>21.5728</text:p>
              </table:table-cell>
              <table:table-cell office:value-type="float" office:value="19.3069">
                <text:p>19.3069</text:p>
              </table:table-cell>
              <table:table-cell office:value-type="float" office:value="18.9457">
                <text:p>18.9457</text:p>
              </table:table-cell>
              <table:table-cell office:value-type="float" office:value="17.0343">
                <text:p>17.0343</text:p>
              </table:table-cell>
              <table:table-cell office:value-type="float" office:value="16.6386">
                <text:p>16.6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4129">
                <text:p>0.274129</text:p>
              </table:table-cell>
              <table:table-cell office:value-type="float" office:value="36.9736">
                <text:p>36.9736</text:p>
              </table:table-cell>
              <table:table-cell office:value-type="float" office:value="36.2237">
                <text:p>36.2237</text:p>
              </table:table-cell>
              <table:table-cell office:value-type="float" office:value="32.8386">
                <text:p>32.8386</text:p>
              </table:table-cell>
              <table:table-cell office:value-type="float" office:value="31.8265">
                <text:p>31.8265</text:p>
              </table:table-cell>
              <table:table-cell office:value-type="float" office:value="28.7035">
                <text:p>28.7035</text:p>
              </table:table-cell>
              <table:table-cell office:value-type="float" office:value="27.963">
                <text:p>27.963</text:p>
              </table:table-cell>
              <table:table-cell office:value-type="float" office:value="23.8562">
                <text:p>23.8562</text:p>
              </table:table-cell>
              <table:table-cell office:value-type="float" office:value="24.5685">
                <text:p>24.5685</text:p>
              </table:table-cell>
              <table:table-cell office:value-type="float" office:value="21.5892">
                <text:p>21.5892</text:p>
              </table:table-cell>
              <table:table-cell office:value-type="float" office:value="21.5861">
                <text:p>21.5861</text:p>
              </table:table-cell>
              <table:table-cell office:value-type="float" office:value="19.3221">
                <text:p>19.3221</text:p>
              </table:table-cell>
              <table:table-cell office:value-type="float" office:value="18.9658">
                <text:p>18.9658</text:p>
              </table:table-cell>
              <table:table-cell office:value-type="float" office:value="17.055">
                <text:p>17.055</text:p>
              </table:table-cell>
              <table:table-cell office:value-type="float" office:value="16.6635">
                <text:p>16.6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019">
                <text:p>0.276019</text:p>
              </table:table-cell>
              <table:table-cell office:value-type="float" office:value="36.8046">
                <text:p>36.8046</text:p>
              </table:table-cell>
              <table:table-cell office:value-type="float" office:value="36.1161">
                <text:p>36.1161</text:p>
              </table:table-cell>
              <table:table-cell office:value-type="float" office:value="32.7184">
                <text:p>32.7184</text:p>
              </table:table-cell>
              <table:table-cell office:value-type="float" office:value="31.7538">
                <text:p>31.7538</text:p>
              </table:table-cell>
              <table:table-cell office:value-type="float" office:value="28.6323">
                <text:p>28.6323</text:p>
              </table:table-cell>
              <table:table-cell office:value-type="float" office:value="27.9183">
                <text:p>27.9183</text:p>
              </table:table-cell>
              <table:table-cell office:value-type="float" office:value="23.8345">
                <text:p>23.8345</text:p>
              </table:table-cell>
              <table:table-cell office:value-type="float" office:value="24.5461">
                <text:p>24.5461</text:p>
              </table:table-cell>
              <table:table-cell office:value-type="float" office:value="21.5788">
                <text:p>21.5788</text:p>
              </table:table-cell>
              <table:table-cell office:value-type="float" office:value="21.5813">
                <text:p>21.5813</text:p>
              </table:table-cell>
              <table:table-cell office:value-type="float" office:value="19.3231">
                <text:p>19.3231</text:p>
              </table:table-cell>
              <table:table-cell office:value-type="float" office:value="18.9745">
                <text:p>18.9745</text:p>
              </table:table-cell>
              <table:table-cell office:value-type="float" office:value="17.0673">
                <text:p>17.0673</text:p>
              </table:table-cell>
              <table:table-cell office:value-type="float" office:value="16.6827">
                <text:p>16.68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6606">
                <text:p>0.276606</text:p>
              </table:table-cell>
              <table:table-cell office:value-type="float" office:value="36.6878">
                <text:p>36.6878</text:p>
              </table:table-cell>
              <table:table-cell office:value-type="float" office:value="36.0193">
                <text:p>36.0193</text:p>
              </table:table-cell>
              <table:table-cell office:value-type="float" office:value="32.6238">
                <text:p>32.6238</text:p>
              </table:table-cell>
              <table:table-cell office:value-type="float" office:value="31.6754">
                <text:p>31.6754</text:p>
              </table:table-cell>
              <table:table-cell office:value-type="float" office:value="28.5598">
                <text:p>28.5598</text:p>
              </table:table-cell>
              <table:table-cell office:value-type="float" office:value="27.8553">
                <text:p>27.8553</text:p>
              </table:table-cell>
              <table:table-cell office:value-type="float" office:value="23.7857">
                <text:p>23.7857</text:p>
              </table:table-cell>
              <table:table-cell office:value-type="float" office:value="24.4959">
                <text:p>24.4959</text:p>
              </table:table-cell>
              <table:table-cell office:value-type="float" office:value="21.5375">
                <text:p>21.5375</text:p>
              </table:table-cell>
              <table:table-cell office:value-type="float" office:value="21.5417">
                <text:p>21.5417</text:p>
              </table:table-cell>
              <table:table-cell office:value-type="float" office:value="19.2893">
                <text:p>19.2893</text:p>
              </table:table-cell>
              <table:table-cell office:value-type="float" office:value="18.9438">
                <text:p>18.9438</text:p>
              </table:table-cell>
              <table:table-cell office:value-type="float" office:value="17.041">
                <text:p>17.041</text:p>
              </table:table-cell>
              <table:table-cell office:value-type="float" office:value="16.6591">
                <text:p>16.65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7671">
                <text:p>0.277671</text:p>
              </table:table-cell>
              <table:table-cell office:value-type="float" office:value="36.76">
                <text:p>36.76</text:p>
              </table:table-cell>
              <table:table-cell office:value-type="float" office:value="36.1225">
                <text:p>36.1225</text:p>
              </table:table-cell>
              <table:table-cell office:value-type="float" office:value="32.7048">
                <text:p>32.7048</text:p>
              </table:table-cell>
              <table:table-cell office:value-type="float" office:value="31.7783">
                <text:p>31.7783</text:p>
              </table:table-cell>
              <table:table-cell office:value-type="float" office:value="28.6496">
                <text:p>28.6496</text:p>
              </table:table-cell>
              <table:table-cell office:value-type="float" office:value="27.9565">
                <text:p>27.9565</text:p>
              </table:table-cell>
              <table:table-cell office:value-type="float" office:value="23.8814">
                <text:p>23.8814</text:p>
              </table:table-cell>
              <table:table-cell office:value-type="float" office:value="24.5944">
                <text:p>24.5944</text:p>
              </table:table-cell>
              <table:table-cell office:value-type="float" office:value="21.6294">
                <text:p>21.6294</text:p>
              </table:table-cell>
              <table:table-cell office:value-type="float" office:value="21.6366">
                <text:p>21.6366</text:p>
              </table:table-cell>
              <table:table-cell office:value-type="float" office:value="19.3773">
                <text:p>19.3773</text:p>
              </table:table-cell>
              <table:table-cell office:value-type="float" office:value="19.0346">
                <text:p>19.0346</text:p>
              </table:table-cell>
              <table:table-cell office:value-type="float" office:value="17.1253">
                <text:p>17.1253</text:p>
              </table:table-cell>
              <table:table-cell office:value-type="float" office:value="16.7454">
                <text:p>16.7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8541">
                <text:p>0.278541</text:p>
              </table:table-cell>
              <table:table-cell office:value-type="float" office:value="36.8916">
                <text:p>36.8916</text:p>
              </table:table-cell>
              <table:table-cell office:value-type="float" office:value="36.278">
                <text:p>36.278</text:p>
              </table:table-cell>
              <table:table-cell office:value-type="float" office:value="32.8356">
                <text:p>32.8356</text:p>
              </table:table-cell>
              <table:table-cell office:value-type="float" office:value="31.9251">
                <text:p>31.9251</text:p>
              </table:table-cell>
              <table:table-cell office:value-type="float" office:value="28.7795">
                <text:p>28.7795</text:p>
              </table:table-cell>
              <table:table-cell office:value-type="float" office:value="28.0945">
                <text:p>28.0945</text:p>
              </table:table-cell>
              <table:table-cell office:value-type="float" office:value="24.0067">
                <text:p>24.0067</text:p>
              </table:table-cell>
              <table:table-cell office:value-type="float" office:value="24.7235">
                <text:p>24.7235</text:p>
              </table:table-cell>
              <table:table-cell office:value-type="float" office:value="21.7472">
                <text:p>21.7472</text:p>
              </table:table-cell>
              <table:table-cell office:value-type="float" office:value="21.757">
                <text:p>21.757</text:p>
              </table:table-cell>
              <table:table-cell office:value-type="float" office:value="19.4876">
                <text:p>19.4876</text:p>
              </table:table-cell>
              <table:table-cell office:value-type="float" office:value="19.1464">
                <text:p>19.1464</text:p>
              </table:table-cell>
              <table:table-cell office:value-type="float" office:value="17.2281">
                <text:p>17.2281</text:p>
              </table:table-cell>
              <table:table-cell office:value-type="float" office:value="16.8491">
                <text:p>16.84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877">
                <text:p>0.27877</text:p>
              </table:table-cell>
              <table:table-cell office:value-type="float" office:value="36.7339">
                <text:p>36.7339</text:p>
              </table:table-cell>
              <table:table-cell office:value-type="float" office:value="36.1298">
                <text:p>36.1298</text:p>
              </table:table-cell>
              <table:table-cell office:value-type="float" office:value="32.6988">
                <text:p>32.6988</text:p>
              </table:table-cell>
              <table:table-cell office:value-type="float" office:value="31.7973">
                <text:p>31.7973</text:p>
              </table:table-cell>
              <table:table-cell office:value-type="float" office:value="28.6637">
                <text:p>28.6637</text:p>
              </table:table-cell>
              <table:table-cell office:value-type="float" office:value="27.9843">
                <text:p>27.9843</text:p>
              </table:table-cell>
              <table:table-cell office:value-type="float" office:value="23.9145">
                <text:p>23.9145</text:p>
              </table:table-cell>
              <table:table-cell office:value-type="float" office:value="24.6286">
                <text:p>24.6286</text:p>
              </table:table-cell>
              <table:table-cell office:value-type="float" office:value="21.6648">
                <text:p>21.6648</text:p>
              </table:table-cell>
              <table:table-cell office:value-type="float" office:value="21.6752">
                <text:p>21.6752</text:p>
              </table:table-cell>
              <table:table-cell office:value-type="float" office:value="19.415">
                <text:p>19.415</text:p>
              </table:table-cell>
              <table:table-cell office:value-type="float" office:value="19.076">
                <text:p>19.076</text:p>
              </table:table-cell>
              <table:table-cell office:value-type="float" office:value="17.1653">
                <text:p>17.1653</text:p>
              </table:table-cell>
              <table:table-cell office:value-type="float" office:value="16.7885">
                <text:p>16.7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9647">
                <text:p>0.279647</text:p>
              </table:table-cell>
              <table:table-cell office:value-type="float" office:value="36.5328">
                <text:p>36.5328</text:p>
              </table:table-cell>
              <table:table-cell office:value-type="float" office:value="35.9579">
                <text:p>35.9579</text:p>
              </table:table-cell>
              <table:table-cell office:value-type="float" office:value="32.5334">
                <text:p>32.5334</text:p>
              </table:table-cell>
              <table:table-cell office:value-type="float" office:value="31.656">
                <text:p>31.656</text:p>
              </table:table-cell>
              <table:table-cell office:value-type="float" office:value="28.5339">
                <text:p>28.5339</text:p>
              </table:table-cell>
              <table:table-cell office:value-type="float" office:value="27.8687">
                <text:p>27.8687</text:p>
              </table:table-cell>
              <table:table-cell office:value-type="float" office:value="23.8232">
                <text:p>23.8232</text:p>
              </table:table-cell>
              <table:table-cell office:value-type="float" office:value="24.5345">
                <text:p>24.5345</text:p>
              </table:table-cell>
              <table:table-cell office:value-type="float" office:value="21.5864">
                <text:p>21.5864</text:p>
              </table:table-cell>
              <table:table-cell office:value-type="float" office:value="21.5992">
                <text:p>21.5992</text:p>
              </table:table-cell>
              <table:table-cell office:value-type="float" office:value="19.3495">
                <text:p>19.3495</text:p>
              </table:table-cell>
              <table:table-cell office:value-type="float" office:value="19.0151">
                <text:p>19.0151</text:p>
              </table:table-cell>
              <table:table-cell office:value-type="float" office:value="17.1127">
                <text:p>17.1127</text:p>
              </table:table-cell>
              <table:table-cell office:value-type="float" office:value="16.7402">
                <text:p>16.7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0463">
                <text:p>0.280463</text:p>
              </table:table-cell>
              <table:table-cell office:value-type="float" office:value="36.5261">
                <text:p>36.5261</text:p>
              </table:table-cell>
              <table:table-cell office:value-type="float" office:value="35.9755">
                <text:p>35.9755</text:p>
              </table:table-cell>
              <table:table-cell office:value-type="float" office:value="32.5401">
                <text:p>32.5401</text:p>
              </table:table-cell>
              <table:table-cell office:value-type="float" office:value="31.6807">
                <text:p>31.6807</text:p>
              </table:table-cell>
              <table:table-cell office:value-type="float" office:value="28.554">
                <text:p>28.554</text:p>
              </table:table-cell>
              <table:table-cell office:value-type="float" office:value="27.8986">
                <text:p>27.8986</text:p>
              </table:table-cell>
              <table:table-cell office:value-type="float" office:value="23.8557">
                <text:p>23.8557</text:p>
              </table:table-cell>
              <table:table-cell office:value-type="float" office:value="24.568">
                <text:p>24.568</text:p>
              </table:table-cell>
              <table:table-cell office:value-type="float" office:value="21.6198">
                <text:p>21.6198</text:p>
              </table:table-cell>
              <table:table-cell office:value-type="float" office:value="21.635">
                <text:p>21.635</text:p>
              </table:table-cell>
              <table:table-cell office:value-type="float" office:value="19.3839">
                <text:p>19.3839</text:p>
              </table:table-cell>
              <table:table-cell office:value-type="float" office:value="19.0522">
                <text:p>19.0522</text:p>
              </table:table-cell>
              <table:table-cell office:value-type="float" office:value="17.1481">
                <text:p>17.1481</text:p>
              </table:table-cell>
              <table:table-cell office:value-type="float" office:value="16.7777">
                <text:p>16.7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1533">
                <text:p>0.281533</text:p>
              </table:table-cell>
              <table:table-cell office:value-type="float" office:value="36.3614">
                <text:p>36.3614</text:p>
              </table:table-cell>
              <table:table-cell office:value-type="float" office:value="35.8444">
                <text:p>35.8444</text:p>
              </table:table-cell>
              <table:table-cell office:value-type="float" office:value="32.4098">
                <text:p>32.4098</text:p>
              </table:table-cell>
              <table:table-cell office:value-type="float" office:value="31.5773">
                <text:p>31.5773</text:p>
              </table:table-cell>
              <table:table-cell office:value-type="float" office:value="28.4581">
                <text:p>28.4581</text:p>
              </table:table-cell>
              <table:table-cell office:value-type="float" office:value="27.8181">
                <text:p>27.8181</text:p>
              </table:table-cell>
              <table:table-cell office:value-type="float" office:value="23.796">
                <text:p>23.796</text:p>
              </table:table-cell>
              <table:table-cell office:value-type="float" office:value="24.5065">
                <text:p>24.5065</text:p>
              </table:table-cell>
              <table:table-cell office:value-type="float" office:value="21.5709">
                <text:p>21.5709</text:p>
              </table:table-cell>
              <table:table-cell office:value-type="float" office:value="21.5891">
                <text:p>21.5891</text:p>
              </table:table-cell>
              <table:table-cell office:value-type="float" office:value="19.3459">
                <text:p>19.3459</text:p>
              </table:table-cell>
              <table:table-cell office:value-type="float" office:value="19.019">
                <text:p>19.019</text:p>
              </table:table-cell>
              <table:table-cell office:value-type="float" office:value="17.1208">
                <text:p>17.1208</text:p>
              </table:table-cell>
              <table:table-cell office:value-type="float" office:value="16.7548">
                <text:p>16.75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4229">
                <text:p>0.284229</text:p>
              </table:table-cell>
              <table:table-cell office:value-type="float" office:value="36.2479">
                <text:p>36.2479</text:p>
              </table:table-cell>
              <table:table-cell office:value-type="float" office:value="35.8099">
                <text:p>35.8099</text:p>
              </table:table-cell>
              <table:table-cell office:value-type="float" office:value="32.3496">
                <text:p>32.3496</text:p>
              </table:table-cell>
              <table:table-cell office:value-type="float" office:value="31.5769">
                <text:p>31.5769</text:p>
              </table:table-cell>
              <table:table-cell office:value-type="float" office:value="28.4512">
                <text:p>28.4512</text:p>
              </table:table-cell>
              <table:table-cell office:value-type="float" office:value="27.8443">
                <text:p>27.8443</text:p>
              </table:table-cell>
              <table:table-cell office:value-type="float" office:value="23.8411">
                <text:p>23.8411</text:p>
              </table:table-cell>
              <table:table-cell office:value-type="float" office:value="24.5529">
                <text:p>24.5529</text:p>
              </table:table-cell>
              <table:table-cell office:value-type="float" office:value="21.6251">
                <text:p>21.6251</text:p>
              </table:table-cell>
              <table:table-cell office:value-type="float" office:value="21.6506">
                <text:p>21.6506</text:p>
              </table:table-cell>
              <table:table-cell office:value-type="float" office:value="19.409">
                <text:p>19.409</text:p>
              </table:table-cell>
              <table:table-cell office:value-type="float" office:value="19.0914">
                <text:p>19.0914</text:p>
              </table:table-cell>
              <table:table-cell office:value-type="float" office:value="17.193">
                <text:p>17.193</text:p>
              </table:table-cell>
              <table:table-cell office:value-type="float" office:value="16.8347">
                <text:p>16.8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5395">
                <text:p>0.285395</text:p>
              </table:table-cell>
              <table:table-cell office:value-type="float" office:value="36.2575">
                <text:p>36.2575</text:p>
              </table:table-cell>
              <table:table-cell office:value-type="float" office:value="35.8525">
                <text:p>35.8525</text:p>
              </table:table-cell>
              <table:table-cell office:value-type="float" office:value="32.3758">
                <text:p>32.3758</text:p>
              </table:table-cell>
              <table:table-cell office:value-type="float" office:value="31.6274">
                <text:p>31.6274</text:p>
              </table:table-cell>
              <table:table-cell office:value-type="float" office:value="28.494">
                <text:p>28.494</text:p>
              </table:table-cell>
              <table:table-cell office:value-type="float" office:value="27.9003">
                <text:p>27.9003</text:p>
              </table:table-cell>
              <table:table-cell office:value-type="float" office:value="23.8988">
                <text:p>23.8988</text:p>
              </table:table-cell>
              <table:table-cell office:value-type="float" office:value="24.6123">
                <text:p>24.6123</text:p>
              </table:table-cell>
              <table:table-cell office:value-type="float" office:value="21.6831">
                <text:p>21.6831</text:p>
              </table:table-cell>
              <table:table-cell office:value-type="float" office:value="21.7119">
                <text:p>21.7119</text:p>
              </table:table-cell>
              <table:table-cell office:value-type="float" office:value="19.4675">
                <text:p>19.4675</text:p>
              </table:table-cell>
              <table:table-cell office:value-type="float" office:value="19.1532">
                <text:p>19.1532</text:p>
              </table:table-cell>
              <table:table-cell office:value-type="float" office:value="17.2518">
                <text:p>17.2518</text:p>
              </table:table-cell>
              <table:table-cell office:value-type="float" office:value="16.8961">
                <text:p>16.89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6495">
                <text:p>0.286495</text:p>
              </table:table-cell>
              <table:table-cell office:value-type="float" office:value="36.3013">
                <text:p>36.3013</text:p>
              </table:table-cell>
              <table:table-cell office:value-type="float" office:value="35.9268">
                <text:p>35.9268</text:p>
              </table:table-cell>
              <table:table-cell office:value-type="float" office:value="32.4315">
                <text:p>32.4315</text:p>
              </table:table-cell>
              <table:table-cell office:value-type="float" office:value="31.7051">
                <text:p>31.7051</text:p>
              </table:table-cell>
              <table:table-cell office:value-type="float" office:value="28.5616">
                <text:p>28.5616</text:p>
              </table:table-cell>
              <table:table-cell office:value-type="float" office:value="27.9796">
                <text:p>27.9796</text:p>
              </table:table-cell>
              <table:table-cell office:value-type="float" office:value="23.9759">
                <text:p>23.9759</text:p>
              </table:table-cell>
              <table:table-cell office:value-type="float" office:value="24.6918">
                <text:p>24.6918</text:p>
              </table:table-cell>
              <table:table-cell office:value-type="float" office:value="21.7586">
                <text:p>21.7586</text:p>
              </table:table-cell>
              <table:table-cell office:value-type="float" office:value="21.7904">
                <text:p>21.7904</text:p>
              </table:table-cell>
              <table:table-cell office:value-type="float" office:value="19.5412">
                <text:p>19.5412</text:p>
              </table:table-cell>
              <table:table-cell office:value-type="float" office:value="19.2299">
                <text:p>19.2299</text:p>
              </table:table-cell>
              <table:table-cell office:value-type="float" office:value="17.3238">
                <text:p>17.3238</text:p>
              </table:table-cell>
              <table:table-cell office:value-type="float" office:value="16.9702">
                <text:p>16.9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8">
                <text:p>0.288</text:p>
              </table:table-cell>
              <table:table-cell office:value-type="float" office:value="36.0223">
                <text:p>36.0223</text:p>
              </table:table-cell>
              <table:table-cell office:value-type="float" office:value="35.6923">
                <text:p>35.6923</text:p>
              </table:table-cell>
              <table:table-cell office:value-type="float" office:value="32.2046">
                <text:p>32.2046</text:p>
              </table:table-cell>
              <table:table-cell office:value-type="float" office:value="31.5148">
                <text:p>31.5148</text:p>
              </table:table-cell>
              <table:table-cell office:value-type="float" office:value="28.3869">
                <text:p>28.3869</text:p>
              </table:table-cell>
              <table:table-cell office:value-type="float" office:value="27.8262">
                <text:p>27.8262</text:p>
              </table:table-cell>
              <table:table-cell office:value-type="float" office:value="23.857">
                <text:p>23.857</text:p>
              </table:table-cell>
              <table:table-cell office:value-type="float" office:value="24.5693">
                <text:p>24.5693</text:p>
              </table:table-cell>
              <table:table-cell office:value-type="float" office:value="21.658">
                <text:p>21.658</text:p>
              </table:table-cell>
              <table:table-cell office:value-type="float" office:value="21.6936">
                <text:p>21.6936</text:p>
              </table:table-cell>
              <table:table-cell office:value-type="float" office:value="19.459">
                <text:p>19.459</text:p>
              </table:table-cell>
              <table:table-cell office:value-type="float" office:value="19.1545">
                <text:p>19.1545</text:p>
              </table:table-cell>
              <table:table-cell office:value-type="float" office:value="17.2601">
                <text:p>17.2601</text:p>
              </table:table-cell>
              <table:table-cell office:value-type="float" office:value="16.9126">
                <text:p>16.9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9068">
                <text:p>0.289068</text:p>
              </table:table-cell>
              <table:table-cell office:value-type="float" office:value="35.9683">
                <text:p>35.9683</text:p>
              </table:table-cell>
              <table:table-cell office:value-type="float" office:value="35.6682">
                <text:p>35.6682</text:p>
              </table:table-cell>
              <table:table-cell office:value-type="float" office:value="32.1722">
                <text:p>32.1722</text:p>
              </table:table-cell>
              <table:table-cell office:value-type="float" office:value="31.5051">
                <text:p>31.5051</text:p>
              </table:table-cell>
              <table:table-cell office:value-type="float" office:value="28.376">
                <text:p>28.376</text:p>
              </table:table-cell>
              <table:table-cell office:value-type="float" office:value="27.8279">
                <text:p>27.8279</text:p>
              </table:table-cell>
              <table:table-cell office:value-type="float" office:value="23.8673">
                <text:p>23.8673</text:p>
              </table:table-cell>
              <table:table-cell office:value-type="float" office:value="24.58">
                <text:p>24.58</text:p>
              </table:table-cell>
              <table:table-cell office:value-type="float" office:value="21.6727">
                <text:p>21.6727</text:p>
              </table:table-cell>
              <table:table-cell office:value-type="float" office:value="21.7111">
                <text:p>21.7111</text:p>
              </table:table-cell>
              <table:table-cell office:value-type="float" office:value="19.478">
                <text:p>19.478</text:p>
              </table:table-cell>
              <table:table-cell office:value-type="float" office:value="19.177">
                <text:p>19.177</text:p>
              </table:table-cell>
              <table:table-cell office:value-type="float" office:value="17.2833">
                <text:p>17.2833</text:p>
              </table:table-cell>
              <table:table-cell office:value-type="float" office:value="16.9388">
                <text:p>16.9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1503">
                <text:p>0.291503</text:p>
              </table:table-cell>
              <table:table-cell office:value-type="float" office:value="35.9252">
                <text:p>35.9252</text:p>
              </table:table-cell>
              <table:table-cell office:value-type="float" office:value="35.6914">
                <text:p>35.6914</text:p>
              </table:table-cell>
              <table:table-cell office:value-type="float" office:value="32.1694">
                <text:p>32.1694</text:p>
              </table:table-cell>
              <table:table-cell office:value-type="float" office:value="31.5521">
                <text:p>31.5521</text:p>
              </table:table-cell>
              <table:table-cell office:value-type="float" office:value="28.4137">
                <text:p>28.4137</text:p>
              </table:table-cell>
              <table:table-cell office:value-type="float" office:value="27.8928">
                <text:p>27.8928</text:p>
              </table:table-cell>
              <table:table-cell office:value-type="float" office:value="23.9431">
                <text:p>23.9431</text:p>
              </table:table-cell>
              <table:table-cell office:value-type="float" office:value="24.6579">
                <text:p>24.6579</text:p>
              </table:table-cell>
              <table:table-cell office:value-type="float" office:value="21.7534">
                <text:p>21.7534</text:p>
              </table:table-cell>
              <table:table-cell office:value-type="float" office:value="21.7982">
                <text:p>21.7982</text:p>
              </table:table-cell>
              <table:table-cell office:value-type="float" office:value="19.5638">
                <text:p>19.5638</text:p>
              </table:table-cell>
              <table:table-cell office:value-type="float" office:value="19.2702">
                <text:p>19.2702</text:p>
              </table:table-cell>
              <table:table-cell office:value-type="float" office:value="17.3742">
                <text:p>17.3742</text:p>
              </table:table-cell>
              <table:table-cell office:value-type="float" office:value="17.0353">
                <text:p>17.0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256">
                <text:p>0.29256</text:p>
              </table:table-cell>
              <table:table-cell office:value-type="float" office:value="35.868">
                <text:p>35.868</text:p>
              </table:table-cell>
              <table:table-cell office:value-type="float" office:value="35.6629">
                <text:p>35.6629</text:p>
              </table:table-cell>
              <table:table-cell office:value-type="float" office:value="32.1337">
                <text:p>32.1337</text:p>
              </table:table-cell>
              <table:table-cell office:value-type="float" office:value="31.5383">
                <text:p>31.5383</text:p>
              </table:table-cell>
              <table:table-cell office:value-type="float" office:value="28.3994">
                <text:p>28.3994</text:p>
              </table:table-cell>
              <table:table-cell office:value-type="float" office:value="27.8907">
                <text:p>27.8907</text:p>
              </table:table-cell>
              <table:table-cell office:value-type="float" office:value="23.9499">
                <text:p>23.9499</text:p>
              </table:table-cell>
              <table:table-cell office:value-type="float" office:value="24.665">
                <text:p>24.665</text:p>
              </table:table-cell>
              <table:table-cell office:value-type="float" office:value="21.7649">
                <text:p>21.7649</text:p>
              </table:table-cell>
              <table:table-cell office:value-type="float" office:value="21.8124">
                <text:p>21.8124</text:p>
              </table:table-cell>
              <table:table-cell office:value-type="float" office:value="19.5798">
                <text:p>19.5798</text:p>
              </table:table-cell>
              <table:table-cell office:value-type="float" office:value="19.2897">
                <text:p>19.2897</text:p>
              </table:table-cell>
              <table:table-cell office:value-type="float" office:value="17.3948">
                <text:p>17.3948</text:p>
              </table:table-cell>
              <table:table-cell office:value-type="float" office:value="17.0587">
                <text:p>17.0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4384">
                <text:p>0.294384</text:p>
              </table:table-cell>
              <table:table-cell office:value-type="float" office:value="36.0681">
                <text:p>36.0681</text:p>
              </table:table-cell>
              <table:table-cell office:value-type="float" office:value="35.9104">
                <text:p>35.9104</text:p>
              </table:table-cell>
              <table:table-cell office:value-type="float" office:value="32.3395">
                <text:p>32.3395</text:p>
              </table:table-cell>
              <table:table-cell office:value-type="float" office:value="31.7769">
                <text:p>31.7769</text:p>
              </table:table-cell>
              <table:table-cell office:value-type="float" office:value="28.611">
                <text:p>28.611</text:p>
              </table:table-cell>
              <table:table-cell office:value-type="float" office:value="28.1192">
                <text:p>28.1192</text:p>
              </table:table-cell>
              <table:table-cell office:value-type="float" office:value="24.1611">
                <text:p>24.1611</text:p>
              </table:table-cell>
              <table:table-cell office:value-type="float" office:value="24.8825">
                <text:p>24.8825</text:p>
              </table:table-cell>
              <table:table-cell office:value-type="float" office:value="21.9659">
                <text:p>21.9659</text:p>
              </table:table-cell>
              <table:table-cell office:value-type="float" office:value="22.0184">
                <text:p>22.0184</text:p>
              </table:table-cell>
              <table:table-cell office:value-type="float" office:value="19.7706">
                <text:p>19.7706</text:p>
              </table:table-cell>
              <table:table-cell office:value-type="float" office:value="19.4839">
                <text:p>19.4839</text:p>
              </table:table-cell>
              <table:table-cell office:value-type="float" office:value="17.5754">
                <text:p>17.5754</text:p>
              </table:table-cell>
              <table:table-cell office:value-type="float" office:value="17.2412">
                <text:p>17.2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7609">
                <text:p>0.297609</text:p>
              </table:table-cell>
              <table:table-cell office:value-type="float" office:value="35.5541">
                <text:p>35.5541</text:p>
              </table:table-cell>
              <table:table-cell office:value-type="float" office:value="35.482">
                <text:p>35.482</text:p>
              </table:table-cell>
              <table:table-cell office:value-type="float" office:value="31.9248">
                <text:p>31.9248</text:p>
              </table:table-cell>
              <table:table-cell office:value-type="float" office:value="31.4321">
                <text:p>31.4321</text:p>
              </table:table-cell>
              <table:table-cell office:value-type="float" office:value="28.2955">
                <text:p>28.2955</text:p>
              </table:table-cell>
              <table:table-cell office:value-type="float" office:value="27.8444">
                <text:p>27.8444</text:p>
              </table:table-cell>
              <table:table-cell office:value-type="float" office:value="23.9511">
                <text:p>23.9511</text:p>
              </table:table-cell>
              <table:table-cell office:value-type="float" office:value="24.6662">
                <text:p>24.6662</text:p>
              </table:table-cell>
              <table:table-cell office:value-type="float" office:value="21.7908">
                <text:p>21.7908</text:p>
              </table:table-cell>
              <table:table-cell office:value-type="float" office:value="21.8508">
                <text:p>21.8508</text:p>
              </table:table-cell>
              <table:table-cell office:value-type="float" office:value="19.6306">
                <text:p>19.6306</text:p>
              </table:table-cell>
              <table:table-cell office:value-type="float" office:value="19.3567">
                <text:p>19.3567</text:p>
              </table:table-cell>
              <table:table-cell office:value-type="float" office:value="17.4703">
                <text:p>17.4703</text:p>
              </table:table-cell>
              <table:table-cell office:value-type="float" office:value="17.1473">
                <text:p>17.1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882">
                <text:p>0.29882</text:p>
              </table:table-cell>
              <table:table-cell office:value-type="float" office:value="35.5397">
                <text:p>35.5397</text:p>
              </table:table-cell>
              <table:table-cell office:value-type="float" office:value="35.4984">
                <text:p>35.4984</text:p>
              </table:table-cell>
              <table:table-cell office:value-type="float" office:value="31.929">
                <text:p>31.929</text:p>
              </table:table-cell>
              <table:table-cell office:value-type="float" office:value="31.4593">
                <text:p>31.4593</text:p>
              </table:table-cell>
              <table:table-cell office:value-type="float" office:value="28.3183">
                <text:p>28.3183</text:p>
              </table:table-cell>
              <table:table-cell office:value-type="float" office:value="27.8799">
                <text:p>27.8799</text:p>
              </table:table-cell>
              <table:table-cell office:value-type="float" office:value="23.9913">
                <text:p>23.9913</text:p>
              </table:table-cell>
              <table:table-cell office:value-type="float" office:value="24.7077">
                <text:p>24.7077</text:p>
              </table:table-cell>
              <table:table-cell office:value-type="float" office:value="21.8334">
                <text:p>21.8334</text:p>
              </table:table-cell>
              <table:table-cell office:value-type="float" office:value="21.8964">
                <text:p>21.8964</text:p>
              </table:table-cell>
              <table:table-cell office:value-type="float" office:value="19.6756">
                <text:p>19.6756</text:p>
              </table:table-cell>
              <table:table-cell office:value-type="float" office:value="19.405">
                <text:p>19.405</text:p>
              </table:table-cell>
              <table:table-cell office:value-type="float" office:value="17.5177">
                <text:p>17.5177</text:p>
              </table:table-cell>
              <table:table-cell office:value-type="float" office:value="17.1971">
                <text:p>17.19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0149">
                <text:p>0.300149</text:p>
              </table:table-cell>
              <table:table-cell office:value-type="float" office:value="35.2237">
                <text:p>35.2237</text:p>
              </table:table-cell>
              <table:table-cell office:value-type="float" office:value="35.216">
                <text:p>35.216</text:p>
              </table:table-cell>
              <table:table-cell office:value-type="float" office:value="31.6637">
                <text:p>31.6637</text:p>
              </table:table-cell>
              <table:table-cell office:value-type="float" office:value="31.2229">
                <text:p>31.2229</text:p>
              </table:table-cell>
              <table:table-cell office:value-type="float" office:value="28.1037">
                <text:p>28.1037</text:p>
              </table:table-cell>
              <table:table-cell office:value-type="float" office:value="27.6826">
                <text:p>27.6826</text:p>
              </table:table-cell>
              <table:table-cell office:value-type="float" office:value="23.8322">
                <text:p>23.8322</text:p>
              </table:table-cell>
              <table:table-cell office:value-type="float" office:value="24.5437">
                <text:p>24.5437</text:p>
              </table:table-cell>
              <table:table-cell office:value-type="float" office:value="21.6951">
                <text:p>21.6951</text:p>
              </table:table-cell>
              <table:table-cell office:value-type="float" office:value="21.7608">
                <text:p>21.7608</text:p>
              </table:table-cell>
              <table:table-cell office:value-type="float" office:value="19.5581">
                <text:p>19.5581</text:p>
              </table:table-cell>
              <table:table-cell office:value-type="float" office:value="19.2934">
                <text:p>19.2934</text:p>
              </table:table-cell>
              <table:table-cell office:value-type="float" office:value="17.421">
                <text:p>17.421</text:p>
              </table:table-cell>
              <table:table-cell office:value-type="float" office:value="17.1057">
                <text:p>17.1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0503">
                <text:p>0.300503</text:p>
              </table:table-cell>
              <table:table-cell office:value-type="float" office:value="35.2836">
                <text:p>35.2836</text:p>
              </table:table-cell>
              <table:table-cell office:value-type="float" office:value="35.2847">
                <text:p>35.2847</text:p>
              </table:table-cell>
              <table:table-cell office:value-type="float" office:value="31.7225">
                <text:p>31.7225</text:p>
              </table:table-cell>
              <table:table-cell office:value-type="float" office:value="31.2875">
                <text:p>31.2875</text:p>
              </table:table-cell>
              <table:table-cell office:value-type="float" office:value="28.1614">
                <text:p>28.1614</text:p>
              </table:table-cell>
              <table:table-cell office:value-type="float" office:value="27.7432">
                <text:p>27.7432</text:p>
              </table:table-cell>
              <table:table-cell office:value-type="float" office:value="23.8871">
                <text:p>23.8871</text:p>
              </table:table-cell>
              <table:table-cell office:value-type="float" office:value="24.6003">
                <text:p>24.6003</text:p>
              </table:table-cell>
              <table:table-cell office:value-type="float" office:value="21.7469">
                <text:p>21.7469</text:p>
              </table:table-cell>
              <table:table-cell office:value-type="float" office:value="21.8135">
                <text:p>21.8135</text:p>
              </table:table-cell>
              <table:table-cell office:value-type="float" office:value="19.6066">
                <text:p>19.6066</text:p>
              </table:table-cell>
              <table:table-cell office:value-type="float" office:value="19.3424">
                <text:p>19.3424</text:p>
              </table:table-cell>
              <table:table-cell office:value-type="float" office:value="17.4664">
                <text:p>17.4664</text:p>
              </table:table-cell>
              <table:table-cell office:value-type="float" office:value="17.1512">
                <text:p>17.1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137">
                <text:p>0.30137</text:p>
              </table:table-cell>
              <table:table-cell office:value-type="float" office:value="35.2247">
                <text:p>35.2247</text:p>
              </table:table-cell>
              <table:table-cell office:value-type="float" office:value="35.2473">
                <text:p>35.2473</text:p>
              </table:table-cell>
              <table:table-cell office:value-type="float" office:value="31.6817">
                <text:p>31.6817</text:p>
              </table:table-cell>
              <table:table-cell office:value-type="float" office:value="31.2634">
                <text:p>31.2634</text:p>
              </table:table-cell>
              <table:table-cell office:value-type="float" office:value="28.1386">
                <text:p>28.1386</text:p>
              </table:table-cell>
              <table:table-cell office:value-type="float" office:value="27.7298">
                <text:p>27.7298</text:p>
              </table:table-cell>
              <table:table-cell office:value-type="float" office:value="23.8825">
                <text:p>23.8825</text:p>
              </table:table-cell>
              <table:table-cell office:value-type="float" office:value="24.5955">
                <text:p>24.5955</text:p>
              </table:table-cell>
              <table:table-cell office:value-type="float" office:value="21.7469">
                <text:p>21.7469</text:p>
              </table:table-cell>
              <table:table-cell office:value-type="float" office:value="21.8156">
                <text:p>21.8156</text:p>
              </table:table-cell>
              <table:table-cell office:value-type="float" office:value="19.6113">
                <text:p>19.6113</text:p>
              </table:table-cell>
              <table:table-cell office:value-type="float" office:value="19.3498">
                <text:p>19.3498</text:p>
              </table:table-cell>
              <table:table-cell office:value-type="float" office:value="17.4758">
                <text:p>17.4758</text:p>
              </table:table-cell>
              <table:table-cell office:value-type="float" office:value="17.1627">
                <text:p>17.1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3474">
                <text:p>0.303474</text:p>
              </table:table-cell>
              <table:table-cell office:value-type="float" office:value="34.9856">
                <text:p>34.9856</text:p>
              </table:table-cell>
              <table:table-cell office:value-type="float" office:value="35.0593">
                <text:p>35.0593</text:p>
              </table:table-cell>
              <table:table-cell office:value-type="float" office:value="31.4956">
                <text:p>31.4956</text:p>
              </table:table-cell>
              <table:table-cell office:value-type="float" office:value="31.1183">
                <text:p>31.1183</text:p>
              </table:table-cell>
              <table:table-cell office:value-type="float" office:value="28.0055">
                <text:p>28.0055</text:p>
              </table:table-cell>
              <table:table-cell office:value-type="float" office:value="27.6203">
                <text:p>27.6203</text:p>
              </table:table-cell>
              <table:table-cell office:value-type="float" office:value="23.8047">
                <text:p>23.8047</text:p>
              </table:table-cell>
              <table:table-cell office:value-type="float" office:value="24.5155">
                <text:p>24.5155</text:p>
              </table:table-cell>
              <table:table-cell office:value-type="float" office:value="21.6864">
                <text:p>21.6864</text:p>
              </table:table-cell>
              <table:table-cell office:value-type="float" office:value="21.7597">
                <text:p>21.7597</text:p>
              </table:table-cell>
              <table:table-cell office:value-type="float" office:value="19.5681">
                <text:p>19.5681</text:p>
              </table:table-cell>
              <table:table-cell office:value-type="float" office:value="19.3137">
                <text:p>19.3137</text:p>
              </table:table-cell>
              <table:table-cell office:value-type="float" office:value="17.4499">
                <text:p>17.4499</text:p>
              </table:table-cell>
              <table:table-cell office:value-type="float" office:value="17.1426">
                <text:p>17.1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4431">
                <text:p>0.304431</text:p>
              </table:table-cell>
              <table:table-cell office:value-type="float" office:value="34.7716">
                <text:p>34.7716</text:p>
              </table:table-cell>
              <table:table-cell office:value-type="float" office:value="34.8679">
                <text:p>34.8679</text:p>
              </table:table-cell>
              <table:table-cell office:value-type="float" office:value="31.316">
                <text:p>31.316</text:p>
              </table:table-cell>
              <table:table-cell office:value-type="float" office:value="30.9581">
                <text:p>30.9581</text:p>
              </table:table-cell>
              <table:table-cell office:value-type="float" office:value="27.8603">
                <text:p>27.8603</text:p>
              </table:table-cell>
              <table:table-cell office:value-type="float" office:value="27.4867">
                <text:p>27.4867</text:p>
              </table:table-cell>
              <table:table-cell office:value-type="float" office:value="23.6971">
                <text:p>23.6971</text:p>
              </table:table-cell>
              <table:table-cell office:value-type="float" office:value="24.4046">
                <text:p>24.4046</text:p>
              </table:table-cell>
              <table:table-cell office:value-type="float" office:value="21.593">
                <text:p>21.593</text:p>
              </table:table-cell>
              <table:table-cell office:value-type="float" office:value="21.6681">
                <text:p>21.6681</text:p>
              </table:table-cell>
              <table:table-cell office:value-type="float" office:value="19.489">
                <text:p>19.489</text:p>
              </table:table-cell>
              <table:table-cell office:value-type="float" office:value="19.2384">
                <text:p>19.2384</text:p>
              </table:table-cell>
              <table:table-cell office:value-type="float" office:value="17.385">
                <text:p>17.385</text:p>
              </table:table-cell>
              <table:table-cell office:value-type="float" office:value="17.0812">
                <text:p>17.08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7225">
                <text:p>0.307225</text:p>
              </table:table-cell>
              <table:table-cell office:value-type="float" office:value="34.6754">
                <text:p>34.6754</text:p>
              </table:table-cell>
              <table:table-cell office:value-type="float" office:value="34.8373">
                <text:p>34.8373</text:p>
              </table:table-cell>
              <table:table-cell office:value-type="float" office:value="31.267">
                <text:p>31.267</text:p>
              </table:table-cell>
              <table:table-cell office:value-type="float" office:value="30.9592">
                <text:p>30.9592</text:p>
              </table:table-cell>
              <table:table-cell office:value-type="float" office:value="27.8586">
                <text:p>27.8586</text:p>
              </table:table-cell>
              <table:table-cell office:value-type="float" office:value="27.5129">
                <text:p>27.5129</text:p>
              </table:table-cell>
              <table:table-cell office:value-type="float" office:value="23.7413">
                <text:p>23.7413</text:p>
              </table:table-cell>
              <table:table-cell office:value-type="float" office:value="24.4502">
                <text:p>24.4502</text:p>
              </table:table-cell>
              <table:table-cell office:value-type="float" office:value="21.647">
                <text:p>21.647</text:p>
              </table:table-cell>
              <table:table-cell office:value-type="float" office:value="21.7284">
                <text:p>21.7284</text:p>
              </table:table-cell>
              <table:table-cell office:value-type="float" office:value="19.5527">
                <text:p>19.5527</text:p>
              </table:table-cell>
              <table:table-cell office:value-type="float" office:value="19.3096">
                <text:p>19.3096</text:p>
              </table:table-cell>
              <table:table-cell office:value-type="float" office:value="17.4584">
                <text:p>17.4584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7979">
                <text:p>0.307979</text:p>
              </table:table-cell>
              <table:table-cell office:value-type="float" office:value="34.5206">
                <text:p>34.5206</text:p>
              </table:table-cell>
              <table:table-cell office:value-type="float" office:value="34.6994">
                <text:p>34.6994</text:p>
              </table:table-cell>
              <table:table-cell office:value-type="float" office:value="31.1375">
                <text:p>31.1375</text:p>
              </table:table-cell>
              <table:table-cell office:value-type="float" office:value="30.8442">
                <text:p>30.8442</text:p>
              </table:table-cell>
              <table:table-cell office:value-type="float" office:value="27.7543">
                <text:p>27.7543</text:p>
              </table:table-cell>
              <table:table-cell office:value-type="float" office:value="27.4174">
                <text:p>27.4174</text:p>
              </table:table-cell>
              <table:table-cell office:value-type="float" office:value="23.6647">
                <text:p>23.6647</text:p>
              </table:table-cell>
              <table:table-cell office:value-type="float" office:value="24.3713">
                <text:p>24.3713</text:p>
              </table:table-cell>
              <table:table-cell office:value-type="float" office:value="21.5808">
                <text:p>21.5808</text:p>
              </table:table-cell>
              <table:table-cell office:value-type="float" office:value="21.6636">
                <text:p>21.6636</text:p>
              </table:table-cell>
              <table:table-cell office:value-type="float" office:value="19.497">
                <text:p>19.497</text:p>
              </table:table-cell>
              <table:table-cell office:value-type="float" office:value="19.2567">
                <text:p>19.2567</text:p>
              </table:table-cell>
              <table:table-cell office:value-type="float" office:value="17.4131">
                <text:p>17.4131</text:p>
              </table:table-cell>
              <table:table-cell office:value-type="float" office:value="17.1173">
                <text:p>17.1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0481">
                <text:p>0.310481</text:p>
              </table:table-cell>
              <table:table-cell office:value-type="float" office:value="34.6144">
                <text:p>34.6144</text:p>
              </table:table-cell>
              <table:table-cell office:value-type="float" office:value="34.8513">
                <text:p>34.8513</text:p>
              </table:table-cell>
              <table:table-cell office:value-type="float" office:value="31.2554">
                <text:p>31.2554</text:p>
              </table:table-cell>
              <table:table-cell office:value-type="float" office:value="31.0043">
                <text:p>31.0043</text:p>
              </table:table-cell>
              <table:table-cell office:value-type="float" office:value="27.8964">
                <text:p>27.8964</text:p>
              </table:table-cell>
              <table:table-cell office:value-type="float" office:value="27.582">
                <text:p>27.582</text:p>
              </table:table-cell>
              <table:table-cell office:value-type="float" office:value="23.8261">
                <text:p>23.8261</text:p>
              </table:table-cell>
              <table:table-cell office:value-type="float" office:value="24.5375">
                <text:p>24.5375</text:p>
              </table:table-cell>
              <table:table-cell office:value-type="float" office:value="21.7403">
                <text:p>21.7403</text:p>
              </table:table-cell>
              <table:table-cell office:value-type="float" office:value="21.829">
                <text:p>21.829</text:p>
              </table:table-cell>
              <table:table-cell office:value-type="float" office:value="19.6545">
                <text:p>19.6545</text:p>
              </table:table-cell>
              <table:table-cell office:value-type="float" office:value="19.4194">
                <text:p>19.4194</text:p>
              </table:table-cell>
              <table:table-cell office:value-type="float" office:value="17.5687">
                <text:p>17.5687</text:p>
              </table:table-cell>
              <table:table-cell office:value-type="float" office:value="17.2759">
                <text:p>17.2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1477">
                <text:p>0.311477</text:p>
              </table:table-cell>
              <table:table-cell office:value-type="float" office:value="34.5837">
                <text:p>34.5837</text:p>
              </table:table-cell>
              <table:table-cell office:value-type="float" office:value="34.8431">
                <text:p>34.8431</text:p>
              </table:table-cell>
              <table:table-cell office:value-type="float" office:value="31.2408">
                <text:p>31.2408</text:p>
              </table:table-cell>
              <table:table-cell office:value-type="float" office:value="31.007">
                <text:p>31.007</text:p>
              </table:table-cell>
              <table:table-cell office:value-type="float" office:value="27.898">
                <text:p>27.898</text:p>
              </table:table-cell>
              <table:table-cell office:value-type="float" office:value="27.5932">
                <text:p>27.5932</text:p>
              </table:table-cell>
              <table:table-cell office:value-type="float" office:value="23.8433">
                <text:p>23.8433</text:p>
              </table:table-cell>
              <table:table-cell office:value-type="float" office:value="24.5552">
                <text:p>24.5552</text:p>
              </table:table-cell>
              <table:table-cell office:value-type="float" office:value="21.7609">
                <text:p>21.7609</text:p>
              </table:table-cell>
              <table:table-cell office:value-type="float" office:value="21.8518">
                <text:p>21.8518</text:p>
              </table:table-cell>
              <table:table-cell office:value-type="float" office:value="19.6785">
                <text:p>19.6785</text:p>
              </table:table-cell>
              <table:table-cell office:value-type="float" office:value="19.446">
                <text:p>19.446</text:p>
              </table:table-cell>
              <table:table-cell office:value-type="float" office:value="17.5961">
                <text:p>17.5961</text:p>
              </table:table-cell>
              <table:table-cell office:value-type="float" office:value="17.305">
                <text:p>17.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13565">
                <text:p>0.313565</text:p>
              </table:table-cell>
              <table:table-cell office:value-type="float" office:value="34.2813">
                <text:p>34.2813</text:p>
              </table:table-cell>
              <table:table-cell office:value-type="float" office:value="34.5851">
                <text:p>34.5851</text:p>
              </table:table-cell>
              <table:table-cell office:value-type="float" office:value="30.995">
                <text:p>30.995</text:p>
              </table:table-cell>
              <table:table-cell office:value-type="float" office:value="30.798">
                <text:p>30.798</text:p>
              </table:table-cell>
              <table:table-cell office:value-type="float" office:value="27.7086">
                <text:p>27.7086</text:p>
              </table:table-cell>
              <table:table-cell office:value-type="float" office:value="27.4255">
                <text:p>27.4255</text:p>
              </table:table-cell>
              <table:table-cell office:value-type="float" office:value="23.7143">
                <text:p>23.7143</text:p>
              </table:table-cell>
              <table:table-cell office:value-type="float" office:value="24.4223">
                <text:p>24.4223</text:p>
              </table:table-cell>
              <table:table-cell office:value-type="float" office:value="21.6533">
                <text:p>21.6533</text:p>
              </table:table-cell>
              <table:table-cell office:value-type="float" office:value="21.748">
                <text:p>21.748</text:p>
              </table:table-cell>
              <table:table-cell office:value-type="float" office:value="19.5924">
                <text:p>19.5924</text:p>
              </table:table-cell>
              <table:table-cell office:value-type="float" office:value="19.3666">
                <text:p>19.3666</text:p>
              </table:table-cell>
              <table:table-cell office:value-type="float" office:value="17.5314">
                <text:p>17.5314</text:p>
              </table:table-cell>
              <table:table-cell office:value-type="float" office:value="17.2459">
                <text:p>17.2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14742">
                <text:p>0.314742</text:p>
              </table:table-cell>
              <table:table-cell office:value-type="float" office:value="34.1864">
                <text:p>34.1864</text:p>
              </table:table-cell>
              <table:table-cell office:value-type="float" office:value="34.5154">
                <text:p>34.5154</text:p>
              </table:table-cell>
              <table:table-cell office:value-type="float" office:value="30.9245">
                <text:p>30.9245</text:p>
              </table:table-cell>
              <table:table-cell office:value-type="float" office:value="30.7474">
                <text:p>30.7474</text:p>
              </table:table-cell>
              <table:table-cell office:value-type="float" office:value="27.6625">
                <text:p>27.6625</text:p>
              </table:table-cell>
              <table:table-cell office:value-type="float" office:value="27.3907">
                <text:p>27.3907</text:p>
              </table:table-cell>
              <table:table-cell office:value-type="float" office:value="23.6931">
                <text:p>23.6931</text:p>
              </table:table-cell>
              <table:table-cell office:value-type="float" office:value="24.4005">
                <text:p>24.4005</text:p>
              </table:table-cell>
              <table:table-cell office:value-type="float" office:value="21.6397">
                <text:p>21.6397</text:p>
              </table:table-cell>
              <table:table-cell office:value-type="float" office:value="21.7367">
                <text:p>21.7367</text:p>
              </table:table-cell>
              <table:table-cell office:value-type="float" office:value="19.5864">
                <text:p>19.5864</text:p>
              </table:table-cell>
              <table:table-cell office:value-type="float" office:value="19.3638">
                <text:p>19.3638</text:p>
              </table:table-cell>
              <table:table-cell office:value-type="float" office:value="17.533">
                <text:p>17.533</text:p>
              </table:table-cell>
              <table:table-cell office:value-type="float" office:value="17.2499">
                <text:p>17.2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721">
                <text:p>0.31721</text:p>
              </table:table-cell>
              <table:table-cell office:value-type="float" office:value="34.1752">
                <text:p>34.1752</text:p>
              </table:table-cell>
              <table:table-cell office:value-type="float" office:value="34.5578">
                <text:p>34.5578</text:p>
              </table:table-cell>
              <table:table-cell office:value-type="float" office:value="30.946">
                <text:p>30.946</text:p>
              </table:table-cell>
              <table:table-cell office:value-type="float" office:value="30.8092">
                <text:p>30.8092</text:p>
              </table:table-cell>
              <table:table-cell office:value-type="float" office:value="27.7169">
                <text:p>27.7169</text:p>
              </table:table-cell>
              <table:table-cell office:value-type="float" office:value="27.4673">
                <text:p>27.4673</text:p>
              </table:table-cell>
              <table:table-cell office:value-type="float" office:value="23.7779">
                <text:p>23.7779</text:p>
              </table:table-cell>
              <table:table-cell office:value-type="float" office:value="24.4878">
                <text:p>24.4878</text:p>
              </table:table-cell>
              <table:table-cell office:value-type="float" office:value="21.7292">
                <text:p>21.7292</text:p>
              </table:table-cell>
              <table:table-cell office:value-type="float" office:value="21.8316">
                <text:p>21.8316</text:p>
              </table:table-cell>
              <table:table-cell office:value-type="float" office:value="19.6806">
                <text:p>19.6806</text:p>
              </table:table-cell>
              <table:table-cell office:value-type="float" office:value="19.4634">
                <text:p>19.4634</text:p>
              </table:table-cell>
              <table:table-cell office:value-type="float" office:value="17.632">
                <text:p>17.632</text:p>
              </table:table-cell>
              <table:table-cell office:value-type="float" office:value="17.3522">
                <text:p>17.35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834">
                <text:p>0.31834</text:p>
              </table:table-cell>
              <table:table-cell office:value-type="float" office:value="34.0133">
                <text:p>34.0133</text:p>
              </table:table-cell>
              <table:table-cell office:value-type="float" office:value="34.4184">
                <text:p>34.4184</text:p>
              </table:table-cell>
              <table:table-cell office:value-type="float" office:value="30.8139">
                <text:p>30.8139</text:p>
              </table:table-cell>
              <table:table-cell office:value-type="float" office:value="30.6958">
                <text:p>30.6958</text:p>
              </table:table-cell>
              <table:table-cell office:value-type="float" office:value="27.6145">
                <text:p>27.6145</text:p>
              </table:table-cell>
              <table:table-cell office:value-type="float" office:value="27.3759">
                <text:p>27.3759</text:p>
              </table:table-cell>
              <table:table-cell office:value-type="float" office:value="23.7072">
                <text:p>23.7072</text:p>
              </table:table-cell>
              <table:table-cell office:value-type="float" office:value="24.415">
                <text:p>24.415</text:p>
              </table:table-cell>
              <table:table-cell office:value-type="float" office:value="21.6702">
                <text:p>21.6702</text:p>
              </table:table-cell>
              <table:table-cell office:value-type="float" office:value="21.7744">
                <text:p>21.7744</text:p>
              </table:table-cell>
              <table:table-cell office:value-type="float" office:value="19.6332">
                <text:p>19.6332</text:p>
              </table:table-cell>
              <table:table-cell office:value-type="float" office:value="19.4194">
                <text:p>19.4194</text:p>
              </table:table-cell>
              <table:table-cell office:value-type="float" office:value="17.5961">
                <text:p>17.5961</text:p>
              </table:table-cell>
              <table:table-cell office:value-type="float" office:value="17.3191">
                <text:p>17.3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1212">
                <text:p>0.321212</text:p>
              </table:table-cell>
              <table:table-cell office:value-type="float" office:value="34.0406">
                <text:p>34.0406</text:p>
              </table:table-cell>
              <table:table-cell office:value-type="float" office:value="34.5067">
                <text:p>34.5067</text:p>
              </table:table-cell>
              <table:table-cell office:value-type="float" office:value="30.875">
                <text:p>30.875</text:p>
              </table:table-cell>
              <table:table-cell office:value-type="float" office:value="30.8023">
                <text:p>30.8023</text:p>
              </table:table-cell>
              <table:table-cell office:value-type="float" office:value="27.7094">
                <text:p>27.7094</text:p>
              </table:table-cell>
              <table:table-cell office:value-type="float" office:value="27.4955">
                <text:p>27.4955</text:p>
              </table:table-cell>
              <table:table-cell office:value-type="float" office:value="23.8322">
                <text:p>23.8322</text:p>
              </table:table-cell>
              <table:table-cell office:value-type="float" office:value="24.5438">
                <text:p>24.5438</text:p>
              </table:table-cell>
              <table:table-cell office:value-type="float" office:value="21.7985">
                <text:p>21.7985</text:p>
              </table:table-cell>
              <table:table-cell office:value-type="float" office:value="21.9089">
                <text:p>21.9089</text:p>
              </table:table-cell>
              <table:table-cell office:value-type="float" office:value="19.7649">
                <text:p>19.7649</text:p>
              </table:table-cell>
              <table:table-cell office:value-type="float" office:value="19.5569">
                <text:p>19.5569</text:p>
              </table:table-cell>
              <table:table-cell office:value-type="float" office:value="17.7312">
                <text:p>17.7312</text:p>
              </table:table-cell>
              <table:table-cell office:value-type="float" office:value="17.4574">
                <text:p>17.45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2382">
                <text:p>0.322382</text:p>
              </table:table-cell>
              <table:table-cell office:value-type="float" office:value="33.9944">
                <text:p>33.9944</text:p>
              </table:table-cell>
              <table:table-cell office:value-type="float" office:value="34.4843">
                <text:p>34.4843</text:p>
              </table:table-cell>
              <table:table-cell office:value-type="float" office:value="30.8478">
                <text:p>30.8478</text:p>
              </table:table-cell>
              <table:table-cell office:value-type="float" office:value="30.7935">
                <text:p>30.7935</text:p>
              </table:table-cell>
              <table:table-cell office:value-type="float" office:value="27.7012">
                <text:p>27.7012</text:p>
              </table:table-cell>
              <table:table-cell office:value-type="float" office:value="27.4977">
                <text:p>27.4977</text:p>
              </table:table-cell>
              <table:table-cell office:value-type="float" office:value="23.8427">
                <text:p>23.8427</text:p>
              </table:table-cell>
              <table:table-cell office:value-type="float" office:value="24.5546">
                <text:p>24.5546</text:p>
              </table:table-cell>
              <table:table-cell office:value-type="float" office:value="21.8139">
                <text:p>21.8139</text:p>
              </table:table-cell>
              <table:table-cell office:value-type="float" office:value="21.9265">
                <text:p>21.9265</text:p>
              </table:table-cell>
              <table:table-cell office:value-type="float" office:value="19.7851">
                <text:p>19.7851</text:p>
              </table:table-cell>
              <table:table-cell office:value-type="float" office:value="19.5797">
                <text:p>19.5797</text:p>
              </table:table-cell>
              <table:table-cell office:value-type="float" office:value="17.7563">
                <text:p>17.7563</text:p>
              </table:table-cell>
              <table:table-cell office:value-type="float" office:value="17.4841">
                <text:p>17.48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742">
                <text:p>0.324742</text:p>
              </table:table-cell>
              <table:table-cell office:value-type="float" office:value="33.994">
                <text:p>33.994</text:p>
              </table:table-cell>
              <table:table-cell office:value-type="float" office:value="34.5326">
                <text:p>34.5326</text:p>
              </table:table-cell>
              <table:table-cell office:value-type="float" office:value="30.8769">
                <text:p>30.8769</text:p>
              </table:table-cell>
              <table:table-cell office:value-type="float" office:value="30.8591">
                <text:p>30.8591</text:p>
              </table:table-cell>
              <table:table-cell office:value-type="float" office:value="27.7599">
                <text:p>27.7599</text:p>
              </table:table-cell>
              <table:table-cell office:value-type="float" office:value="27.5764">
                <text:p>27.5764</text:p>
              </table:table-cell>
              <table:table-cell office:value-type="float" office:value="23.9284">
                <text:p>23.9284</text:p>
              </table:table-cell>
              <table:table-cell office:value-type="float" office:value="24.6429">
                <text:p>24.6429</text:p>
              </table:table-cell>
              <table:table-cell office:value-type="float" office:value="21.9039">
                <text:p>21.9039</text:p>
              </table:table-cell>
              <table:table-cell office:value-type="float" office:value="22.0214">
                <text:p>22.0214</text:p>
              </table:table-cell>
              <table:table-cell office:value-type="float" office:value="19.8795">
                <text:p>19.8795</text:p>
              </table:table-cell>
              <table:table-cell office:value-type="float" office:value="19.6788">
                <text:p>19.6788</text:p>
              </table:table-cell>
              <table:table-cell office:value-type="float" office:value="17.855">
                <text:p>17.855</text:p>
              </table:table-cell>
              <table:table-cell office:value-type="float" office:value="17.5854">
                <text:p>17.58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5518">
                <text:p>0.325518</text:p>
              </table:table-cell>
              <table:table-cell office:value-type="float" office:value="33.9857">
                <text:p>33.9857</text:p>
              </table:table-cell>
              <table:table-cell office:value-type="float" office:value="34.5401">
                <text:p>34.5401</text:p>
              </table:table-cell>
              <table:table-cell office:value-type="float" office:value="30.8791">
                <text:p>30.8791</text:p>
              </table:table-cell>
              <table:table-cell office:value-type="float" office:value="30.8731">
                <text:p>30.8731</text:p>
              </table:table-cell>
              <table:table-cell office:value-type="float" office:value="27.7724">
                <text:p>27.7724</text:p>
              </table:table-cell>
              <table:table-cell office:value-type="float" office:value="27.5955">
                <text:p>27.5955</text:p>
              </table:table-cell>
              <table:table-cell office:value-type="float" office:value="23.9507">
                <text:p>23.9507</text:p>
              </table:table-cell>
              <table:table-cell office:value-type="float" office:value="24.6658">
                <text:p>24.6658</text:p>
              </table:table-cell>
              <table:table-cell office:value-type="float" office:value="21.9282">
                <text:p>21.9282</text:p>
              </table:table-cell>
              <table:table-cell office:value-type="float" office:value="22.0472">
                <text:p>22.0472</text:p>
              </table:table-cell>
              <table:table-cell office:value-type="float" office:value="19.9057">
                <text:p>19.9057</text:p>
              </table:table-cell>
              <table:table-cell office:value-type="float" office:value="19.7066">
                <text:p>19.7066</text:p>
              </table:table-cell>
              <table:table-cell office:value-type="float" office:value="17.8831">
                <text:p>17.8831</text:p>
              </table:table-cell>
              <table:table-cell office:value-type="float" office:value="17.6144">
                <text:p>17.6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6373">
                <text:p>0.326373</text:p>
              </table:table-cell>
              <table:table-cell office:value-type="float" office:value="33.8886">
                <text:p>33.8886</text:p>
              </table:table-cell>
              <table:table-cell office:value-type="float" office:value="34.4587">
                <text:p>34.4587</text:p>
              </table:table-cell>
              <table:table-cell office:value-type="float" office:value="30.8014">
                <text:p>30.8014</text:p>
              </table:table-cell>
              <table:table-cell office:value-type="float" office:value="30.8085">
                <text:p>30.8085</text:p>
              </table:table-cell>
              <table:table-cell office:value-type="float" office:value="27.7142">
                <text:p>27.7142</text:p>
              </table:table-cell>
              <table:table-cell office:value-type="float" office:value="27.5449">
                <text:p>27.5449</text:p>
              </table:table-cell>
              <table:table-cell office:value-type="float" office:value="23.9131">
                <text:p>23.9131</text:p>
              </table:table-cell>
              <table:table-cell office:value-type="float" office:value="24.6271">
                <text:p>24.6271</text:p>
              </table:table-cell>
              <table:table-cell office:value-type="float" office:value="21.8979">
                <text:p>21.8979</text:p>
              </table:table-cell>
              <table:table-cell office:value-type="float" office:value="22.0183">
                <text:p>22.0183</text:p>
              </table:table-cell>
              <table:table-cell office:value-type="float" office:value="19.8828">
                <text:p>19.8828</text:p>
              </table:table-cell>
              <table:table-cell office:value-type="float" office:value="19.6859">
                <text:p>19.6859</text:p>
              </table:table-cell>
              <table:table-cell office:value-type="float" office:value="17.8677">
                <text:p>17.8677</text:p>
              </table:table-cell>
              <table:table-cell office:value-type="float" office:value="17.6006">
                <text:p>17.6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8996">
                <text:p>0.328996</text:p>
              </table:table-cell>
              <table:table-cell office:value-type="float" office:value="33.6824">
                <text:p>33.6824</text:p>
              </table:table-cell>
              <table:table-cell office:value-type="float" office:value="34.3013">
                <text:p>34.3013</text:p>
              </table:table-cell>
              <table:table-cell office:value-type="float" office:value="30.6461">
                <text:p>30.6461</text:p>
              </table:table-cell>
              <table:table-cell office:value-type="float" office:value="30.6923">
                <text:p>30.6923</text:p>
              </table:table-cell>
              <table:table-cell office:value-type="float" office:value="27.6098">
                <text:p>27.6098</text:p>
              </table:table-cell>
              <table:table-cell office:value-type="float" office:value="27.463">
                <text:p>27.463</text:p>
              </table:table-cell>
              <table:table-cell office:value-type="float" office:value="23.8611">
                <text:p>23.8611</text:p>
              </table:table-cell>
              <table:table-cell office:value-type="float" office:value="24.5735">
                <text:p>24.5735</text:p>
              </table:table-cell>
              <table:table-cell office:value-type="float" office:value="21.8632">
                <text:p>21.8632</text:p>
              </table:table-cell>
              <table:table-cell office:value-type="float" office:value="21.988">
                <text:p>21.988</text:p>
              </table:table-cell>
              <table:table-cell office:value-type="float" office:value="19.8653">
                <text:p>19.8653</text:p>
              </table:table-cell>
              <table:table-cell office:value-type="float" office:value="19.6746">
                <text:p>19.6746</text:p>
              </table:table-cell>
              <table:table-cell office:value-type="float" office:value="17.8675">
                <text:p>17.8675</text:p>
              </table:table-cell>
              <table:table-cell office:value-type="float" office:value="17.6045">
                <text:p>17.6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0941">
                <text:p>0.330941</text:p>
              </table:table-cell>
              <table:table-cell office:value-type="float" office:value="33.5847">
                <text:p>33.5847</text:p>
              </table:table-cell>
              <table:table-cell office:value-type="float" office:value="34.2398">
                <text:p>34.2398</text:p>
              </table:table-cell>
              <table:table-cell office:value-type="float" office:value="30.5808">
                <text:p>30.5808</text:p>
              </table:table-cell>
              <table:table-cell office:value-type="float" office:value="30.6554">
                <text:p>30.6554</text:p>
              </table:table-cell>
              <table:table-cell office:value-type="float" office:value="27.5769">
                <text:p>27.5769</text:p>
              </table:table-cell>
              <table:table-cell office:value-type="float" office:value="27.4462">
                <text:p>27.4462</text:p>
              </table:table-cell>
              <table:table-cell office:value-type="float" office:value="23.8605">
                <text:p>23.8605</text:p>
              </table:table-cell>
              <table:table-cell office:value-type="float" office:value="24.5729">
                <text:p>24.5729</text:p>
              </table:table-cell>
              <table:table-cell office:value-type="float" office:value="21.8722">
                <text:p>21.8722</text:p>
              </table:table-cell>
              <table:table-cell office:value-type="float" office:value="22.0005">
                <text:p>22.0005</text:p>
              </table:table-cell>
              <table:table-cell office:value-type="float" office:value="19.884">
                <text:p>19.884</text:p>
              </table:table-cell>
              <table:table-cell office:value-type="float" office:value="19.6973">
                <text:p>19.6973</text:p>
              </table:table-cell>
              <table:table-cell office:value-type="float" office:value="17.8957">
                <text:p>17.8957</text:p>
              </table:table-cell>
              <table:table-cell office:value-type="float" office:value="17.6353">
                <text:p>17.6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48">
                <text:p>0.3348</text:p>
              </table:table-cell>
              <table:table-cell office:value-type="float" office:value="33.0395">
                <text:p>33.0395</text:p>
              </table:table-cell>
              <table:table-cell office:value-type="float" office:value="33.7568">
                <text:p>33.7568</text:p>
              </table:table-cell>
              <table:table-cell office:value-type="float" office:value="30.1298">
                <text:p>30.1298</text:p>
              </table:table-cell>
              <table:table-cell office:value-type="float" office:value="30.2579">
                <text:p>30.2579</text:p>
              </table:table-cell>
              <table:table-cell office:value-type="float" office:value="27.2202">
                <text:p>27.2202</text:p>
              </table:table-cell>
              <table:table-cell office:value-type="float" office:value="27.1217">
                <text:p>27.1217</text:p>
              </table:table-cell>
              <table:table-cell office:value-type="float" office:value="23.6058">
                <text:p>23.6058</text:p>
              </table:table-cell>
              <table:table-cell office:value-type="float" office:value="24.3106">
                <text:p>24.3106</text:p>
              </table:table-cell>
              <table:table-cell office:value-type="float" office:value="21.6575">
                <text:p>21.6575</text:p>
              </table:table-cell>
              <table:table-cell office:value-type="float" office:value="21.7909">
                <text:p>21.7909</text:p>
              </table:table-cell>
              <table:table-cell office:value-type="float" office:value="19.7092">
                <text:p>19.7092</text:p>
              </table:table-cell>
              <table:table-cell office:value-type="float" office:value="19.5323">
                <text:p>19.5323</text:p>
              </table:table-cell>
              <table:table-cell office:value-type="float" office:value="17.761">
                <text:p>17.761</text:p>
              </table:table-cell>
              <table:table-cell office:value-type="float" office:value="17.5078">
                <text:p>17.5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7026">
                <text:p>0.337026</text:p>
              </table:table-cell>
              <table:table-cell office:value-type="float" office:value="33.3653">
                <text:p>33.3653</text:p>
              </table:table-cell>
              <table:table-cell office:value-type="float" office:value="34.1313">
                <text:p>34.1313</text:p>
              </table:table-cell>
              <table:table-cell office:value-type="float" office:value="30.4533">
                <text:p>30.4533</text:p>
              </table:table-cell>
              <table:table-cell office:value-type="float" office:value="30.6139">
                <text:p>30.6139</text:p>
              </table:table-cell>
              <table:table-cell office:value-type="float" office:value="27.5413">
                <text:p>27.5413</text:p>
              </table:table-cell>
              <table:table-cell office:value-type="float" office:value="27.459">
                <text:p>27.459</text:p>
              </table:table-cell>
              <table:table-cell office:value-type="float" office:value="23.9152">
                <text:p>23.9152</text:p>
              </table:table-cell>
              <table:table-cell office:value-type="float" office:value="24.6293">
                <text:p>24.6293</text:p>
              </table:table-cell>
              <table:table-cell office:value-type="float" office:value="21.9524">
                <text:p>21.9524</text:p>
              </table:table-cell>
              <table:table-cell office:value-type="float" office:value="22.0911">
                <text:p>22.0911</text:p>
              </table:table-cell>
              <table:table-cell office:value-type="float" office:value="19.9895">
                <text:p>19.9895</text:p>
              </table:table-cell>
              <table:table-cell office:value-type="float" office:value="19.8146">
                <text:p>19.8146</text:p>
              </table:table-cell>
              <table:table-cell office:value-type="float" office:value="18.0267">
                <text:p>18.0267</text:p>
              </table:table-cell>
              <table:table-cell office:value-type="float" office:value="17.7726">
                <text:p>17.77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0469">
                <text:p>0.340469</text:p>
              </table:table-cell>
              <table:table-cell office:value-type="float" office:value="33.1104">
                <text:p>33.1104</text:p>
              </table:table-cell>
              <table:table-cell office:value-type="float" office:value="33.9333">
                <text:p>33.9333</text:p>
              </table:table-cell>
              <table:table-cell office:value-type="float" office:value="30.2607">
                <text:p>30.2607</text:p>
              </table:table-cell>
              <table:table-cell office:value-type="float" office:value="30.4673">
                <text:p>30.4673</text:p>
              </table:table-cell>
              <table:table-cell office:value-type="float" office:value="27.4109">
                <text:p>27.4109</text:p>
              </table:table-cell>
              <table:table-cell office:value-type="float" office:value="27.3553">
                <text:p>27.3553</text:p>
              </table:table-cell>
              <table:table-cell office:value-type="float" office:value="23.8491">
                <text:p>23.8491</text:p>
              </table:table-cell>
              <table:table-cell office:value-type="float" office:value="24.5612">
                <text:p>24.5612</text:p>
              </table:table-cell>
              <table:table-cell office:value-type="float" office:value="21.9086">
                <text:p>21.9086</text:p>
              </table:table-cell>
              <table:table-cell office:value-type="float" office:value="22.0525">
                <text:p>22.0525</text:p>
              </table:table-cell>
              <table:table-cell office:value-type="float" office:value="19.9681">
                <text:p>19.9681</text:p>
              </table:table-cell>
              <table:table-cell office:value-type="float" office:value="19.8">
                <text:p>19.8</text:p>
              </table:table-cell>
              <table:table-cell office:value-type="float" office:value="18.0276">
                <text:p>18.0276</text:p>
              </table:table-cell>
              <table:table-cell office:value-type="float" office:value="17.7776">
                <text:p>17.7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263">
                <text:p>0.34263</text:p>
              </table:table-cell>
              <table:table-cell office:value-type="float" office:value="33.1648">
                <text:p>33.1648</text:p>
              </table:table-cell>
              <table:table-cell office:value-type="float" office:value="34.0278">
                <text:p>34.0278</text:p>
              </table:table-cell>
              <table:table-cell office:value-type="float" office:value="30.3354">
                <text:p>30.3354</text:p>
              </table:table-cell>
              <table:table-cell office:value-type="float" office:value="30.5715">
                <text:p>30.5715</text:p>
              </table:table-cell>
              <table:table-cell office:value-type="float" office:value="27.5059">
                <text:p>27.5059</text:p>
              </table:table-cell>
              <table:table-cell office:value-type="float" office:value="27.4662">
                <text:p>27.4662</text:p>
              </table:table-cell>
              <table:table-cell office:value-type="float" office:value="23.961">
                <text:p>23.961</text:p>
              </table:table-cell>
              <table:table-cell office:value-type="float" office:value="24.6764">
                <text:p>24.6764</text:p>
              </table:table-cell>
              <table:table-cell office:value-type="float" office:value="22.022">
                <text:p>22.022</text:p>
              </table:table-cell>
              <table:table-cell office:value-type="float" office:value="22.1699">
                <text:p>22.1699</text:p>
              </table:table-cell>
              <table:table-cell office:value-type="float" office:value="20.0831">
                <text:p>20.0831</text:p>
              </table:table-cell>
              <table:table-cell office:value-type="float" office:value="19.918">
                <text:p>19.918</text:p>
              </table:table-cell>
              <table:table-cell office:value-type="float" office:value="18.1441">
                <text:p>18.1441</text:p>
              </table:table-cell>
              <table:table-cell office:value-type="float" office:value="17.8949">
                <text:p>17.8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6412">
                <text:p>0.346412</text:p>
              </table:table-cell>
              <table:table-cell office:value-type="float" office:value="32.7942">
                <text:p>32.7942</text:p>
              </table:table-cell>
              <table:table-cell office:value-type="float" office:value="33.7132">
                <text:p>33.7132</text:p>
              </table:table-cell>
              <table:table-cell office:value-type="float" office:value="30.0391">
                <text:p>30.0391</text:p>
              </table:table-cell>
              <table:table-cell office:value-type="float" office:value="30.3221">
                <text:p>30.3221</text:p>
              </table:table-cell>
              <table:table-cell office:value-type="float" office:value="27.284">
                <text:p>27.284</text:p>
              </table:table-cell>
              <table:table-cell office:value-type="float" office:value="27.2721">
                <text:p>27.2721</text:p>
              </table:table-cell>
              <table:table-cell office:value-type="float" office:value="23.8178">
                <text:p>23.8178</text:p>
              </table:table-cell>
              <table:table-cell office:value-type="float" office:value="24.5289">
                <text:p>24.5289</text:p>
              </table:table-cell>
              <table:table-cell office:value-type="float" office:value="21.909">
                <text:p>21.909</text:p>
              </table:table-cell>
              <table:table-cell office:value-type="float" office:value="22.0616">
                <text:p>22.0616</text:p>
              </table:table-cell>
              <table:table-cell office:value-type="float" office:value="20.0002">
                <text:p>20.0002</text:p>
              </table:table-cell>
              <table:table-cell office:value-type="float" office:value="19.8425">
                <text:p>19.8425</text:p>
              </table:table-cell>
              <table:table-cell office:value-type="float" office:value="18.0914">
                <text:p>18.0914</text:p>
              </table:table-cell>
              <table:table-cell office:value-type="float" office:value="17.8466">
                <text:p>17.8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8798">
                <text:p>0.348798</text:p>
              </table:table-cell>
              <table:table-cell office:value-type="float" office:value="32.7759">
                <text:p>32.7759</text:p>
              </table:table-cell>
              <table:table-cell office:value-type="float" office:value="33.735">
                <text:p>33.735</text:p>
              </table:table-cell>
              <table:table-cell office:value-type="float" office:value="30.0491">
                <text:p>30.0491</text:p>
              </table:table-cell>
              <table:table-cell office:value-type="float" office:value="30.3626">
                <text:p>30.3626</text:p>
              </table:table-cell>
              <table:table-cell office:value-type="float" office:value="27.3222">
                <text:p>27.3222</text:p>
              </table:table-cell>
              <table:table-cell office:value-type="float" office:value="27.3273">
                <text:p>27.3273</text:p>
              </table:table-cell>
              <table:table-cell office:value-type="float" office:value="23.8823">
                <text:p>23.8823</text:p>
              </table:table-cell>
              <table:table-cell office:value-type="float" office:value="24.5954">
                <text:p>24.5954</text:p>
              </table:table-cell>
              <table:table-cell office:value-type="float" office:value="21.9801">
                <text:p>21.9801</text:p>
              </table:table-cell>
              <table:table-cell office:value-type="float" office:value="22.1366">
                <text:p>22.1366</text:p>
              </table:table-cell>
              <table:table-cell office:value-type="float" office:value="20.0778">
                <text:p>20.0778</text:p>
              </table:table-cell>
              <table:table-cell office:value-type="float" office:value="19.9236">
                <text:p>19.9236</text:p>
              </table:table-cell>
              <table:table-cell office:value-type="float" office:value="18.1756">
                <text:p>18.1756</text:p>
              </table:table-cell>
              <table:table-cell office:value-type="float" office:value="17.9319">
                <text:p>17.93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1903">
                <text:p>0.351903</text:p>
              </table:table-cell>
              <table:table-cell office:value-type="float" office:value="32.3744">
                <text:p>32.3744</text:p>
              </table:table-cell>
              <table:table-cell office:value-type="float" office:value="33.3731">
                <text:p>33.3731</text:p>
              </table:table-cell>
              <table:table-cell office:value-type="float" office:value="29.7151">
                <text:p>29.7151</text:p>
              </table:table-cell>
              <table:table-cell office:value-type="float" office:value="30.0635">
                <text:p>30.0635</text:p>
              </table:table-cell>
              <table:table-cell office:value-type="float" office:value="27.0557">
                <text:p>27.0557</text:p>
              </table:table-cell>
              <table:table-cell office:value-type="float" office:value="27.0821">
                <text:p>27.0821</text:p>
              </table:table-cell>
              <table:table-cell office:value-type="float" office:value="23.689">
                <text:p>23.689</text:p>
              </table:table-cell>
              <table:table-cell office:value-type="float" office:value="24.3963">
                <text:p>24.3963</text:p>
              </table:table-cell>
              <table:table-cell office:value-type="float" office:value="21.8173">
                <text:p>21.8173</text:p>
              </table:table-cell>
              <table:table-cell office:value-type="float" office:value="21.9769">
                <text:p>21.9769</text:p>
              </table:table-cell>
              <table:table-cell office:value-type="float" office:value="19.9456">
                <text:p>19.9456</text:p>
              </table:table-cell>
              <table:table-cell office:value-type="float" office:value="19.7974">
                <text:p>19.7974</text:p>
              </table:table-cell>
              <table:table-cell office:value-type="float" office:value="18.0739">
                <text:p>18.0739</text:p>
              </table:table-cell>
              <table:table-cell office:value-type="float" office:value="17.8341">
                <text:p>17.83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3611">
                <text:p>0.353611</text:p>
              </table:table-cell>
              <table:table-cell office:value-type="float" office:value="32.447">
                <text:p>32.447</text:p>
              </table:table-cell>
              <table:table-cell office:value-type="float" office:value="33.4758">
                <text:p>33.4758</text:p>
              </table:table-cell>
              <table:table-cell office:value-type="float" office:value="29.8003">
                <text:p>29.8003</text:p>
              </table:table-cell>
              <table:table-cell office:value-type="float" office:value="30.1706">
                <text:p>30.1706</text:p>
              </table:table-cell>
              <table:table-cell office:value-type="float" office:value="27.1536">
                <text:p>27.1536</text:p>
              </table:table-cell>
              <table:table-cell office:value-type="float" office:value="27.1917">
                <text:p>27.1917</text:p>
              </table:table-cell>
              <table:table-cell office:value-type="float" office:value="23.7964">
                <text:p>23.7964</text:p>
              </table:table-cell>
              <table:table-cell office:value-type="float" office:value="24.5069">
                <text:p>24.5069</text:p>
              </table:table-cell>
              <table:table-cell office:value-type="float" office:value="21.9246">
                <text:p>21.9246</text:p>
              </table:table-cell>
              <table:table-cell office:value-type="float" office:value="22.0872">
                <text:p>22.0872</text:p>
              </table:table-cell>
              <table:table-cell office:value-type="float" office:value="20.0528">
                <text:p>20.0528</text:p>
              </table:table-cell>
              <table:table-cell office:value-type="float" office:value="19.9064">
                <text:p>19.9064</text:p>
              </table:table-cell>
              <table:table-cell office:value-type="float" office:value="18.181">
                <text:p>18.181</text:p>
              </table:table-cell>
              <table:table-cell office:value-type="float" office:value="17.941">
                <text:p>17.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54259">
                <text:p>0.354259</text:p>
              </table:table-cell>
              <table:table-cell office:value-type="float" office:value="32.2422">
                <text:p>32.2422</text:p>
              </table:table-cell>
              <table:table-cell office:value-type="float" office:value="33.2749">
                <text:p>33.2749</text:p>
              </table:table-cell>
              <table:table-cell office:value-type="float" office:value="29.6192">
                <text:p>29.6192</text:p>
              </table:table-cell>
              <table:table-cell office:value-type="float" office:value="29.995">
                <text:p>29.995</text:p>
              </table:table-cell>
              <table:table-cell office:value-type="float" office:value="26.9962">
                <text:p>26.9962</text:p>
              </table:table-cell>
              <table:table-cell office:value-type="float" office:value="27.0384">
                <text:p>27.0384</text:p>
              </table:table-cell>
              <table:table-cell office:value-type="float" office:value="23.6666">
                <text:p>23.6666</text:p>
              </table:table-cell>
              <table:table-cell office:value-type="float" office:value="24.3732">
                <text:p>24.3732</text:p>
              </table:table-cell>
              <table:table-cell office:value-type="float" office:value="21.8081">
                <text:p>21.8081</text:p>
              </table:table-cell>
              <table:table-cell office:value-type="float" office:value="21.9707">
                <text:p>21.9707</text:p>
              </table:table-cell>
              <table:table-cell office:value-type="float" office:value="19.9497">
                <text:p>19.9497</text:p>
              </table:table-cell>
              <table:table-cell office:value-type="float" office:value="19.8051">
                <text:p>19.8051</text:p>
              </table:table-cell>
              <table:table-cell office:value-type="float" office:value="18.0913">
                <text:p>18.0913</text:p>
              </table:table-cell>
              <table:table-cell office:value-type="float" office:value="17.8529">
                <text:p>17.8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6539">
                <text:p>0.356539</text:p>
              </table:table-cell>
              <table:table-cell office:value-type="float" office:value="32.4919">
                <text:p>32.4919</text:p>
              </table:table-cell>
              <table:table-cell office:value-type="float" office:value="33.5692">
                <text:p>33.5692</text:p>
              </table:table-cell>
              <table:table-cell office:value-type="float" office:value="29.8733">
                <text:p>29.8733</text:p>
              </table:table-cell>
              <table:table-cell office:value-type="float" office:value="30.2797">
                <text:p>30.2797</text:p>
              </table:table-cell>
              <table:table-cell office:value-type="float" office:value="27.2547">
                <text:p>27.2547</text:p>
              </table:table-cell>
              <table:table-cell office:value-type="float" office:value="27.3126">
                <text:p>27.3126</text:p>
              </table:table-cell>
              <table:table-cell office:value-type="float" office:value="23.9219">
                <text:p>23.9219</text:p>
              </table:table-cell>
              <table:table-cell office:value-type="float" office:value="24.6362">
                <text:p>24.6362</text:p>
              </table:table-cell>
              <table:table-cell office:value-type="float" office:value="22.0547">
                <text:p>22.0547</text:p>
              </table:table-cell>
              <table:table-cell office:value-type="float" office:value="22.222">
                <text:p>22.222</text:p>
              </table:table-cell>
              <table:table-cell office:value-type="float" office:value="20.1874">
                <text:p>20.1874</text:p>
              </table:table-cell>
              <table:table-cell office:value-type="float" office:value="20.0445">
                <text:p>20.0445</text:p>
              </table:table-cell>
              <table:table-cell office:value-type="float" office:value="18.3202">
                <text:p>18.3202</text:p>
              </table:table-cell>
              <table:table-cell office:value-type="float" office:value="18.0803">
                <text:p>18.08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6529">
                <text:p>0.356529</text:p>
              </table:table-cell>
              <table:table-cell office:value-type="float" office:value="32.2504">
                <text:p>32.2504</text:p>
              </table:table-cell>
              <table:table-cell office:value-type="float" office:value="33.3196">
                <text:p>33.3196</text:p>
              </table:table-cell>
              <table:table-cell office:value-type="float" office:value="29.6512">
                <text:p>29.6512</text:p>
              </table:table-cell>
              <table:table-cell office:value-type="float" office:value="30.0545">
                <text:p>30.0545</text:p>
              </table:table-cell>
              <table:table-cell office:value-type="float" office:value="27.052">
                <text:p>27.052</text:p>
              </table:table-cell>
              <table:table-cell office:value-type="float" office:value="27.1093">
                <text:p>27.1093</text:p>
              </table:table-cell>
              <table:table-cell office:value-type="float" office:value="23.7438">
                <text:p>23.7438</text:p>
              </table:table-cell>
              <table:table-cell office:value-type="float" office:value="24.4528">
                <text:p>24.4528</text:p>
              </table:table-cell>
              <table:table-cell office:value-type="float" office:value="21.8904">
                <text:p>21.8904</text:p>
              </table:table-cell>
              <table:table-cell office:value-type="float" office:value="22.0565">
                <text:p>22.0565</text:p>
              </table:table-cell>
              <table:table-cell office:value-type="float" office:value="20.037">
                <text:p>20.037</text:p>
              </table:table-cell>
              <table:table-cell office:value-type="float" office:value="19.8951">
                <text:p>19.8951</text:p>
              </table:table-cell>
              <table:table-cell office:value-type="float" office:value="18.1836">
                <text:p>18.1836</text:p>
              </table:table-cell>
              <table:table-cell office:value-type="float" office:value="17.9455">
                <text:p>17.9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8212">
                <text:p>0.358212</text:p>
              </table:table-cell>
              <table:table-cell office:value-type="float" office:value="32.2335">
                <text:p>32.2335</text:p>
              </table:table-cell>
              <table:table-cell office:value-type="float" office:value="33.3286">
                <text:p>33.3286</text:p>
              </table:table-cell>
              <table:table-cell office:value-type="float" office:value="29.6537">
                <text:p>29.6537</text:p>
              </table:table-cell>
              <table:table-cell office:value-type="float" office:value="30.0767">
                <text:p>30.0767</text:p>
              </table:table-cell>
              <table:table-cell office:value-type="float" office:value="27.0738">
                <text:p>27.0738</text:p>
              </table:table-cell>
              <table:table-cell office:value-type="float" office:value="27.1422">
                <text:p>27.1422</text:p>
              </table:table-cell>
              <table:table-cell office:value-type="float" office:value="23.7838">
                <text:p>23.7838</text:p>
              </table:table-cell>
              <table:table-cell office:value-type="float" office:value="24.494">
                <text:p>24.494</text:p>
              </table:table-cell>
              <table:table-cell office:value-type="float" office:value="21.9355">
                <text:p>21.9355</text:p>
              </table:table-cell>
              <table:table-cell office:value-type="float" office:value="22.1041">
                <text:p>22.1041</text:p>
              </table:table-cell>
              <table:table-cell office:value-type="float" office:value="20.0873">
                <text:p>20.0873</text:p>
              </table:table-cell>
              <table:table-cell office:value-type="float" office:value="19.9474">
                <text:p>19.9474</text:p>
              </table:table-cell>
              <table:table-cell office:value-type="float" office:value="18.239">
                <text:p>18.239</text:p>
              </table:table-cell>
              <table:table-cell office:value-type="float" office:value="18.0012">
                <text:p>18.0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9234">
                <text:p>0.359234</text:p>
              </table:table-cell>
              <table:table-cell office:value-type="float" office:value="32.1779">
                <text:p>32.1779</text:p>
              </table:table-cell>
              <table:table-cell office:value-type="float" office:value="33.287">
                <text:p>33.287</text:p>
              </table:table-cell>
              <table:table-cell office:value-type="float" office:value="29.6134">
                <text:p>29.6134</text:p>
              </table:table-cell>
              <table:table-cell office:value-type="float" office:value="30.0477">
                <text:p>30.0477</text:p>
              </table:table-cell>
              <table:table-cell office:value-type="float" office:value="27.0488">
                <text:p>27.0488</text:p>
              </table:table-cell>
              <table:table-cell office:value-type="float" office:value="27.1237">
                <text:p>27.1237</text:p>
              </table:table-cell>
              <table:table-cell office:value-type="float" office:value="23.7744">
                <text:p>23.7744</text:p>
              </table:table-cell>
              <table:table-cell office:value-type="float" office:value="24.4843">
                <text:p>24.4843</text:p>
              </table:table-cell>
              <table:table-cell office:value-type="float" office:value="21.9319">
                <text:p>21.9319</text:p>
              </table:table-cell>
              <table:table-cell office:value-type="float" office:value="22.1017">
                <text:p>22.1017</text:p>
              </table:table-cell>
              <table:table-cell office:value-type="float" office:value="20.0893">
                <text:p>20.0893</text:p>
              </table:table-cell>
              <table:table-cell office:value-type="float" office:value="19.9509">
                <text:p>19.9509</text:p>
              </table:table-cell>
              <table:table-cell office:value-type="float" office:value="18.2468">
                <text:p>18.2468</text:p>
              </table:table-cell>
              <table:table-cell office:value-type="float" office:value="18.0094">
                <text:p>18.0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0509">
                <text:p>0.360509</text:p>
              </table:table-cell>
              <table:table-cell office:value-type="float" office:value="32.3291">
                <text:p>32.3291</text:p>
              </table:table-cell>
              <table:table-cell office:value-type="float" office:value="33.4631">
                <text:p>33.4631</text:p>
              </table:table-cell>
              <table:table-cell office:value-type="float" office:value="29.7661">
                <text:p>29.7661</text:p>
              </table:table-cell>
              <table:table-cell office:value-type="float" office:value="30.2175">
                <text:p>30.2175</text:p>
              </table:table-cell>
              <table:table-cell office:value-type="float" office:value="27.203">
                <text:p>27.203</text:p>
              </table:table-cell>
              <table:table-cell office:value-type="float" office:value="27.2866">
                <text:p>27.2866</text:p>
              </table:table-cell>
              <table:table-cell office:value-type="float" office:value="23.9257">
                <text:p>23.9257</text:p>
              </table:table-cell>
              <table:table-cell office:value-type="float" office:value="24.64">
                <text:p>24.64</text:p>
              </table:table-cell>
              <table:table-cell office:value-type="float" office:value="22.0777">
                <text:p>22.0777</text:p>
              </table:table-cell>
              <table:table-cell office:value-type="float" office:value="22.2502">
                <text:p>22.2502</text:p>
              </table:table-cell>
              <table:table-cell office:value-type="float" office:value="20.2297">
                <text:p>20.2297</text:p>
              </table:table-cell>
              <table:table-cell office:value-type="float" office:value="20.0921">
                <text:p>20.0921</text:p>
              </table:table-cell>
              <table:table-cell office:value-type="float" office:value="18.3817">
                <text:p>18.3817</text:p>
              </table:table-cell>
              <table:table-cell office:value-type="float" office:value="18.1433">
                <text:p>18.1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1476">
                <text:p>0.361476</text:p>
              </table:table-cell>
              <table:table-cell office:value-type="float" office:value="32.0692">
                <text:p>32.0692</text:p>
              </table:table-cell>
              <table:table-cell office:value-type="float" office:value="33.209">
                <text:p>33.209</text:p>
              </table:table-cell>
              <table:table-cell office:value-type="float" office:value="29.537">
                <text:p>29.537</text:p>
              </table:table-cell>
              <table:table-cell office:value-type="float" office:value="29.996">
                <text:p>29.996</text:p>
              </table:table-cell>
              <table:table-cell office:value-type="float" office:value="27.0048">
                <text:p>27.0048</text:p>
              </table:table-cell>
              <table:table-cell office:value-type="float" office:value="27.0939">
                <text:p>27.0939</text:p>
              </table:table-cell>
              <table:table-cell office:value-type="float" office:value="23.763">
                <text:p>23.763</text:p>
              </table:table-cell>
              <table:table-cell office:value-type="float" office:value="24.4725">
                <text:p>24.4725</text:p>
              </table:table-cell>
              <table:table-cell office:value-type="float" office:value="21.9323">
                <text:p>21.9323</text:p>
              </table:table-cell>
              <table:table-cell office:value-type="float" office:value="22.1048">
                <text:p>22.1048</text:p>
              </table:table-cell>
              <table:table-cell office:value-type="float" office:value="20.1017">
                <text:p>20.1017</text:p>
              </table:table-cell>
              <table:table-cell office:value-type="float" office:value="19.9662">
                <text:p>19.9662</text:p>
              </table:table-cell>
              <table:table-cell office:value-type="float" office:value="18.271">
                <text:p>18.271</text:p>
              </table:table-cell>
              <table:table-cell office:value-type="float" office:value="18.0345">
                <text:p>18.0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6233">
                <text:p>0.36233</text:p>
              </table:table-cell>
              <table:table-cell office:value-type="float" office:value="31.9597">
                <text:p>31.9597</text:p>
              </table:table-cell>
              <table:table-cell office:value-type="float" office:value="33.1084">
                <text:p>33.1084</text:p>
              </table:table-cell>
              <table:table-cell office:value-type="float" office:value="29.445">
                <text:p>29.445</text:p>
              </table:table-cell>
              <table:table-cell office:value-type="float" office:value="29.9122">
                <text:p>29.9122</text:p>
              </table:table-cell>
              <table:table-cell office:value-type="float" office:value="26.9304">
                <text:p>26.9304</text:p>
              </table:table-cell>
              <table:table-cell office:value-type="float" office:value="27.0246">
                <text:p>27.0246</text:p>
              </table:table-cell>
              <table:table-cell office:value-type="float" office:value="23.7079">
                <text:p>23.7079</text:p>
              </table:table-cell>
              <table:table-cell office:value-type="float" office:value="24.4157">
                <text:p>24.4157</text:p>
              </table:table-cell>
              <table:table-cell office:value-type="float" office:value="21.8856">
                <text:p>21.8856</text:p>
              </table:table-cell>
              <table:table-cell office:value-type="float" office:value="22.0587">
                <text:p>22.0587</text:p>
              </table:table-cell>
              <table:table-cell office:value-type="float" office:value="20.0633">
                <text:p>20.0633</text:p>
              </table:table-cell>
              <table:table-cell office:value-type="float" office:value="19.9292">
                <text:p>19.9292</text:p>
              </table:table-cell>
              <table:table-cell office:value-type="float" office:value="18.2411">
                <text:p>18.2411</text:p>
              </table:table-cell>
              <table:table-cell office:value-type="float" office:value="18.0053">
                <text:p>18.00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5057">
                <text:p>0.365057</text:p>
              </table:table-cell>
              <table:table-cell office:value-type="float" office:value="32.0556">
                <text:p>32.0556</text:p>
              </table:table-cell>
              <table:table-cell office:value-type="float" office:value="33.2488">
                <text:p>33.2488</text:p>
              </table:table-cell>
              <table:table-cell office:value-type="float" office:value="29.5619">
                <text:p>29.5619</text:p>
              </table:table-cell>
              <table:table-cell office:value-type="float" office:value="30.0616">
                <text:p>30.0616</text:p>
              </table:table-cell>
              <table:table-cell office:value-type="float" office:value="27.0682">
                <text:p>27.0682</text:p>
              </table:table-cell>
              <table:table-cell office:value-type="float" office:value="27.1799">
                <text:p>27.1799</text:p>
              </table:table-cell>
              <table:table-cell office:value-type="float" office:value="23.862">
                <text:p>23.862</text:p>
              </table:table-cell>
              <table:table-cell office:value-type="float" office:value="24.5745">
                <text:p>24.5745</text:p>
              </table:table-cell>
              <table:table-cell office:value-type="float" office:value="22.0413">
                <text:p>22.0413</text:p>
              </table:table-cell>
              <table:table-cell office:value-type="float" office:value="22.2188">
                <text:p>22.2188</text:p>
              </table:table-cell>
              <table:table-cell office:value-type="float" office:value="20.2206">
                <text:p>20.2206</text:p>
              </table:table-cell>
              <table:table-cell office:value-type="float" office:value="20.0889">
                <text:p>20.0889</text:p>
              </table:table-cell>
              <table:table-cell office:value-type="float" office:value="18.3999">
                <text:p>18.3999</text:p>
              </table:table-cell>
              <table:table-cell office:value-type="float" office:value="18.1632">
                <text:p>18.1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66351">
                <text:p>0.366351</text:p>
              </table:table-cell>
              <table:table-cell office:value-type="float" office:value="31.7794">
                <text:p>31.7794</text:p>
              </table:table-cell>
              <table:table-cell office:value-type="float" office:value="32.9813">
                <text:p>32.9813</text:p>
              </table:table-cell>
              <table:table-cell office:value-type="float" office:value="29.3205">
                <text:p>29.3205</text:p>
              </table:table-cell>
              <table:table-cell office:value-type="float" office:value="29.8303">
                <text:p>29.8303</text:p>
              </table:table-cell>
              <table:table-cell office:value-type="float" office:value="26.8616">
                <text:p>26.8616</text:p>
              </table:table-cell>
              <table:table-cell office:value-type="float" office:value="26.9803">
                <text:p>26.9803</text:p>
              </table:table-cell>
              <table:table-cell office:value-type="float" office:value="23.6952">
                <text:p>23.6952</text:p>
              </table:table-cell>
              <table:table-cell office:value-type="float" office:value="24.4027">
                <text:p>24.4027</text:p>
              </table:table-cell>
              <table:table-cell office:value-type="float" office:value="21.8935">
                <text:p>21.8935</text:p>
              </table:table-cell>
              <table:table-cell office:value-type="float" office:value="22.0713">
                <text:p>22.0713</text:p>
              </table:table-cell>
              <table:table-cell office:value-type="float" office:value="20.0918">
                <text:p>20.0918</text:p>
              </table:table-cell>
              <table:table-cell office:value-type="float" office:value="19.9626">
                <text:p>19.9626</text:p>
              </table:table-cell>
              <table:table-cell office:value-type="float" office:value="18.2902">
                <text:p>18.2902</text:p>
              </table:table-cell>
              <table:table-cell office:value-type="float" office:value="18.0554">
                <text:p>18.05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766">
                <text:p>0.36766</text:p>
              </table:table-cell>
              <table:table-cell office:value-type="float" office:value="31.6063">
                <text:p>31.6063</text:p>
              </table:table-cell>
              <table:table-cell office:value-type="float" office:value="32.8206">
                <text:p>32.8206</text:p>
              </table:table-cell>
              <table:table-cell office:value-type="float" office:value="29.1741">
                <text:p>29.1741</text:p>
              </table:table-cell>
              <table:table-cell office:value-type="float" office:value="29.6955">
                <text:p>29.6955</text:p>
              </table:table-cell>
              <table:table-cell office:value-type="float" office:value="26.7419">
                <text:p>26.7419</text:p>
              </table:table-cell>
              <table:table-cell office:value-type="float" office:value="26.868">
                <text:p>26.868</text:p>
              </table:table-cell>
              <table:table-cell office:value-type="float" office:value="23.6049">
                <text:p>23.6049</text:p>
              </table:table-cell>
              <table:table-cell office:value-type="float" office:value="24.3097">
                <text:p>24.3097</text:p>
              </table:table-cell>
              <table:table-cell office:value-type="float" office:value="21.8165">
                <text:p>21.8165</text:p>
              </table:table-cell>
              <table:table-cell office:value-type="float" office:value="21.995">
                <text:p>21.995</text:p>
              </table:table-cell>
              <table:table-cell office:value-type="float" office:value="20.028">
                <text:p>20.028</text:p>
              </table:table-cell>
              <table:table-cell office:value-type="float" office:value="19.9007">
                <text:p>19.9007</text:p>
              </table:table-cell>
              <table:table-cell office:value-type="float" office:value="18.2396">
                <text:p>18.2396</text:p>
              </table:table-cell>
              <table:table-cell office:value-type="float" office:value="18.0059">
                <text:p>18.00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1547">
                <text:p>0.371547</text:p>
              </table:table-cell>
              <table:table-cell office:value-type="float" office:value="31.6771">
                <text:p>31.6771</text:p>
              </table:table-cell>
              <table:table-cell office:value-type="float" office:value="32.9496">
                <text:p>32.9496</text:p>
              </table:table-cell>
              <table:table-cell office:value-type="float" office:value="29.2788">
                <text:p>29.2788</text:p>
              </table:table-cell>
              <table:table-cell office:value-type="float" office:value="29.8436">
                <text:p>29.8436</text:p>
              </table:table-cell>
              <table:table-cell office:value-type="float" office:value="26.8806">
                <text:p>26.8806</text:p>
              </table:table-cell>
              <table:table-cell office:value-type="float" office:value="27.0304">
                <text:p>27.0304</text:p>
              </table:table-cell>
              <table:table-cell office:value-type="float" office:value="23.7726">
                <text:p>23.7726</text:p>
              </table:table-cell>
              <table:table-cell office:value-type="float" office:value="24.4824">
                <text:p>24.4824</text:p>
              </table:table-cell>
              <table:table-cell office:value-type="float" office:value="21.9905">
                <text:p>21.9905</text:p>
              </table:table-cell>
              <table:table-cell office:value-type="float" office:value="22.1746">
                <text:p>22.1746</text:p>
              </table:table-cell>
              <table:table-cell office:value-type="float" office:value="20.2084">
                <text:p>20.2084</text:p>
              </table:table-cell>
              <table:table-cell office:value-type="float" office:value="20.0843">
                <text:p>20.0843</text:p>
              </table:table-cell>
              <table:table-cell office:value-type="float" office:value="18.4263">
                <text:p>18.4263</text:p>
              </table:table-cell>
              <table:table-cell office:value-type="float" office:value="18.1911">
                <text:p>18.19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3137">
                <text:p>0.373137</text:p>
              </table:table-cell>
              <table:table-cell office:value-type="float" office:value="31.6114">
                <text:p>31.6114</text:p>
              </table:table-cell>
              <table:table-cell office:value-type="float" office:value="32.9035">
                <text:p>32.9035</text:p>
              </table:table-cell>
              <table:table-cell office:value-type="float" office:value="29.2341">
                <text:p>29.2341</text:p>
              </table:table-cell>
              <table:table-cell office:value-type="float" office:value="29.8146">
                <text:p>29.8146</text:p>
              </table:table-cell>
              <table:table-cell office:value-type="float" office:value="26.8568">
                <text:p>26.8568</text:p>
              </table:table-cell>
              <table:table-cell office:value-type="float" office:value="27.0156">
                <text:p>27.0156</text:p>
              </table:table-cell>
              <table:table-cell office:value-type="float" office:value="23.7698">
                <text:p>23.7698</text:p>
              </table:table-cell>
              <table:table-cell office:value-type="float" office:value="24.4795">
                <text:p>24.4795</text:p>
              </table:table-cell>
              <table:table-cell office:value-type="float" office:value="21.9957">
                <text:p>21.9957</text:p>
              </table:table-cell>
              <table:table-cell office:value-type="float" office:value="22.1814">
                <text:p>22.1814</text:p>
              </table:table-cell>
              <table:table-cell office:value-type="float" office:value="20.2215">
                <text:p>20.2215</text:p>
              </table:table-cell>
              <table:table-cell office:value-type="float" office:value="20.0991">
                <text:p>20.0991</text:p>
              </table:table-cell>
              <table:table-cell office:value-type="float" office:value="18.4474">
                <text:p>18.4474</text:p>
              </table:table-cell>
              <table:table-cell office:value-type="float" office:value="18.2122">
                <text:p>18.21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6829">
                <text:p>0.376829</text:p>
              </table:table-cell>
              <table:table-cell office:value-type="float" office:value="31.558">
                <text:p>31.558</text:p>
              </table:table-cell>
              <table:table-cell office:value-type="float" office:value="32.8987">
                <text:p>32.8987</text:p>
              </table:table-cell>
              <table:table-cell office:value-type="float" office:value="29.2214">
                <text:p>29.2214</text:p>
              </table:table-cell>
              <table:table-cell office:value-type="float" office:value="29.8396">
                <text:p>29.8396</text:p>
              </table:table-cell>
              <table:table-cell office:value-type="float" office:value="26.8849">
                <text:p>26.8849</text:p>
              </table:table-cell>
              <table:table-cell office:value-type="float" office:value="27.065">
                <text:p>27.065</text:p>
              </table:table-cell>
              <table:table-cell office:value-type="float" office:value="23.8366">
                <text:p>23.8366</text:p>
              </table:table-cell>
              <table:table-cell office:value-type="float" office:value="24.5483">
                <text:p>24.5483</text:p>
              </table:table-cell>
              <table:table-cell office:value-type="float" office:value="22.0756">
                <text:p>22.0756</text:p>
              </table:table-cell>
              <table:table-cell office:value-type="float" office:value="22.2657">
                <text:p>22.2657</text:p>
              </table:table-cell>
              <table:table-cell office:value-type="float" office:value="20.3147">
                <text:p>20.3147</text:p>
              </table:table-cell>
              <table:table-cell office:value-type="float" office:value="20.1953">
                <text:p>20.1953</text:p>
              </table:table-cell>
              <table:table-cell office:value-type="float" office:value="18.5537">
                <text:p>18.5537</text:p>
              </table:table-cell>
              <table:table-cell office:value-type="float" office:value="18.3175">
                <text:p>18.3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8612">
                <text:p>0.378612</text:p>
              </table:table-cell>
              <table:table-cell office:value-type="float" office:value="31.4982">
                <text:p>31.4982</text:p>
              </table:table-cell>
              <table:table-cell office:value-type="float" office:value="32.8604">
                <text:p>32.8604</text:p>
              </table:table-cell>
              <table:table-cell office:value-type="float" office:value="29.1836">
                <text:p>29.1836</text:p>
              </table:table-cell>
              <table:table-cell office:value-type="float" office:value="29.8189">
                <text:p>29.8189</text:p>
              </table:table-cell>
              <table:table-cell office:value-type="float" office:value="26.869">
                <text:p>26.869</text:p>
              </table:table-cell>
              <table:table-cell office:value-type="float" office:value="27.059">
                <text:p>27.059</text:p>
              </table:table-cell>
              <table:table-cell office:value-type="float" office:value="23.8426">
                <text:p>23.8426</text:p>
              </table:table-cell>
              <table:table-cell office:value-type="float" office:value="24.5545">
                <text:p>24.5545</text:p>
              </table:table-cell>
              <table:table-cell office:value-type="float" office:value="22.0899">
                <text:p>22.0899</text:p>
              </table:table-cell>
              <table:table-cell office:value-type="float" office:value="22.2818">
                <text:p>22.2818</text:p>
              </table:table-cell>
              <table:table-cell office:value-type="float" office:value="20.3373">
                <text:p>20.3373</text:p>
              </table:table-cell>
              <table:table-cell office:value-type="float" office:value="20.2195">
                <text:p>20.2195</text:p>
              </table:table-cell>
              <table:table-cell office:value-type="float" office:value="18.5846">
                <text:p>18.5846</text:p>
              </table:table-cell>
              <table:table-cell office:value-type="float" office:value="18.348">
                <text:p>18.3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117">
                <text:p>0.381117</text:p>
              </table:table-cell>
              <table:table-cell office:value-type="float" office:value="31.439">
                <text:p>31.439</text:p>
              </table:table-cell>
              <table:table-cell office:value-type="float" office:value="32.8318">
                <text:p>32.8318</text:p>
              </table:table-cell>
              <table:table-cell office:value-type="float" office:value="29.1533">
                <text:p>29.1533</text:p>
              </table:table-cell>
              <table:table-cell office:value-type="float" office:value="29.8127">
                <text:p>29.8127</text:p>
              </table:table-cell>
              <table:table-cell office:value-type="float" office:value="26.8675">
                <text:p>26.8675</text:p>
              </table:table-cell>
              <table:table-cell office:value-type="float" office:value="27.0712">
                <text:p>27.0712</text:p>
              </table:table-cell>
              <table:table-cell office:value-type="float" office:value="23.8691">
                <text:p>23.8691</text:p>
              </table:table-cell>
              <table:table-cell office:value-type="float" office:value="24.5817">
                <text:p>24.5817</text:p>
              </table:table-cell>
              <table:table-cell office:value-type="float" office:value="22.1268">
                <text:p>22.1268</text:p>
              </table:table-cell>
              <table:table-cell office:value-type="float" office:value="22.3213">
                <text:p>22.3213</text:p>
              </table:table-cell>
              <table:table-cell office:value-type="float" office:value="20.3845">
                <text:p>20.3845</text:p>
              </table:table-cell>
              <table:table-cell office:value-type="float" office:value="20.2686">
                <text:p>20.2686</text:p>
              </table:table-cell>
              <table:table-cell office:value-type="float" office:value="18.6422">
                <text:p>18.6422</text:p>
              </table:table-cell>
              <table:table-cell office:value-type="float" office:value="18.4048">
                <text:p>18.40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2863">
                <text:p>0.382863</text:p>
              </table:table-cell>
              <table:table-cell office:value-type="float" office:value="31.097">
                <text:p>31.097</text:p>
              </table:table-cell>
              <table:table-cell office:value-type="float" office:value="32.4972">
                <text:p>32.4972</text:p>
              </table:table-cell>
              <table:table-cell office:value-type="float" office:value="28.8528">
                <text:p>28.8528</text:p>
              </table:table-cell>
              <table:table-cell office:value-type="float" office:value="29.5223">
                <text:p>29.5223</text:p>
              </table:table-cell>
              <table:table-cell office:value-type="float" office:value="26.6087">
                <text:p>26.6087</text:p>
              </table:table-cell>
              <table:table-cell office:value-type="float" office:value="26.8198">
                <text:p>26.8198</text:p>
              </table:table-cell>
              <table:table-cell office:value-type="float" office:value="23.6582">
                <text:p>23.6582</text:p>
              </table:table-cell>
              <table:table-cell office:value-type="float" office:value="24.3646">
                <text:p>24.3646</text:p>
              </table:table-cell>
              <table:table-cell office:value-type="float" office:value="21.9398">
                <text:p>21.9398</text:p>
              </table:table-cell>
              <table:table-cell office:value-type="float" office:value="22.1342">
                <text:p>22.1342</text:p>
              </table:table-cell>
              <table:table-cell office:value-type="float" office:value="20.2214">
                <text:p>20.2214</text:p>
              </table:table-cell>
              <table:table-cell office:value-type="float" office:value="20.1079">
                <text:p>20.1079</text:p>
              </table:table-cell>
              <table:table-cell office:value-type="float" office:value="18.503">
                <text:p>18.503</text:p>
              </table:table-cell>
              <table:table-cell office:value-type="float" office:value="18.2672">
                <text:p>18.2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3418">
                <text:p>0.383418</text:p>
              </table:table-cell>
              <table:table-cell office:value-type="float" office:value="31.2189">
                <text:p>31.2189</text:p>
              </table:table-cell>
              <table:table-cell office:value-type="float" office:value="32.6318">
                <text:p>32.6318</text:p>
              </table:table-cell>
              <table:table-cell office:value-type="float" office:value="28.9713">
                <text:p>28.9713</text:p>
              </table:table-cell>
              <table:table-cell office:value-type="float" office:value="29.6488">
                <text:p>29.6488</text:p>
              </table:table-cell>
              <table:table-cell office:value-type="float" office:value="26.7237">
                <text:p>26.7237</text:p>
              </table:table-cell>
              <table:table-cell office:value-type="float" office:value="26.9386">
                <text:p>26.9386</text:p>
              </table:table-cell>
              <table:table-cell office:value-type="float" office:value="23.7665">
                <text:p>23.7665</text:p>
              </table:table-cell>
              <table:table-cell office:value-type="float" office:value="24.4761">
                <text:p>24.4761</text:p>
              </table:table-cell>
              <table:table-cell office:value-type="float" office:value="22.0429">
                <text:p>22.0429</text:p>
              </table:table-cell>
              <table:table-cell office:value-type="float" office:value="22.2387">
                <text:p>22.2387</text:p>
              </table:table-cell>
              <table:table-cell office:value-type="float" office:value="20.3194">
                <text:p>20.3194</text:p>
              </table:table-cell>
              <table:table-cell office:value-type="float" office:value="20.2058">
                <text:p>20.2058</text:p>
              </table:table-cell>
              <table:table-cell office:value-type="float" office:value="18.5959">
                <text:p>18.5959</text:p>
              </table:table-cell>
              <table:table-cell office:value-type="float" office:value="18.3588">
                <text:p>18.35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3936">
                <text:p>0.383936</text:p>
              </table:table-cell>
              <table:table-cell office:value-type="float" office:value="31.0552">
                <text:p>31.0552</text:p>
              </table:table-cell>
              <table:table-cell office:value-type="float" office:value="32.4673">
                <text:p>32.4673</text:p>
              </table:table-cell>
              <table:table-cell office:value-type="float" office:value="28.8243">
                <text:p>28.8243</text:p>
              </table:table-cell>
              <table:table-cell office:value-type="float" office:value="29.5034">
                <text:p>29.5034</text:p>
              </table:table-cell>
              <table:table-cell office:value-type="float" office:value="26.5935">
                <text:p>26.5935</text:p>
              </table:table-cell>
              <table:table-cell office:value-type="float" office:value="26.8101">
                <text:p>26.8101</text:p>
              </table:table-cell>
              <table:table-cell office:value-type="float" office:value="23.6563">
                <text:p>23.6563</text:p>
              </table:table-cell>
              <table:table-cell office:value-type="float" office:value="24.3626">
                <text:p>24.3626</text:p>
              </table:table-cell>
              <table:table-cell office:value-type="float" office:value="21.9433">
                <text:p>21.9433</text:p>
              </table:table-cell>
              <table:table-cell office:value-type="float" office:value="22.1386">
                <text:p>22.1386</text:p>
              </table:table-cell>
              <table:table-cell office:value-type="float" office:value="20.2302">
                <text:p>20.2302</text:p>
              </table:table-cell>
              <table:table-cell office:value-type="float" office:value="20.1176">
                <text:p>20.1176</text:p>
              </table:table-cell>
              <table:table-cell office:value-type="float" office:value="18.5172">
                <text:p>18.5172</text:p>
              </table:table-cell>
              <table:table-cell office:value-type="float" office:value="18.2811">
                <text:p>18.2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5398">
                <text:p>0.385398</text:p>
              </table:table-cell>
              <table:table-cell office:value-type="float" office:value="31.2871">
                <text:p>31.2871</text:p>
              </table:table-cell>
              <table:table-cell office:value-type="float" office:value="32.7284">
                <text:p>32.7284</text:p>
              </table:table-cell>
              <table:table-cell office:value-type="float" office:value="29.0536">
                <text:p>29.0536</text:p>
              </table:table-cell>
              <table:table-cell office:value-type="float" office:value="29.752">
                <text:p>29.752</text:p>
              </table:table-cell>
              <table:table-cell office:value-type="float" office:value="26.8201">
                <text:p>26.8201</text:p>
              </table:table-cell>
              <table:table-cell office:value-type="float" office:value="27.0462">
                <text:p>27.0462</text:p>
              </table:table-cell>
              <table:table-cell office:value-type="float" office:value="23.8737">
                <text:p>23.8737</text:p>
              </table:table-cell>
              <table:table-cell office:value-type="float" office:value="24.5866">
                <text:p>24.5866</text:p>
              </table:table-cell>
              <table:table-cell office:value-type="float" office:value="22.1522">
                <text:p>22.1522</text:p>
              </table:table-cell>
              <table:table-cell office:value-type="float" office:value="22.3506">
                <text:p>22.3506</text:p>
              </table:table-cell>
              <table:table-cell office:value-type="float" office:value="20.4306">
                <text:p>20.4306</text:p>
              </table:table-cell>
              <table:table-cell office:value-type="float" office:value="20.3179">
                <text:p>20.3179</text:p>
              </table:table-cell>
              <table:table-cell office:value-type="float" office:value="18.709">
                <text:p>18.709</text:p>
              </table:table-cell>
              <table:table-cell office:value-type="float" office:value="18.4702">
                <text:p>18.4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6578">
                <text:p>0.386578</text:p>
              </table:table-cell>
              <table:table-cell office:value-type="float" office:value="30.8459">
                <text:p>30.8459</text:p>
              </table:table-cell>
              <table:table-cell office:value-type="float" office:value="32.2816">
                <text:p>32.2816</text:p>
              </table:table-cell>
              <table:table-cell office:value-type="float" office:value="28.655">
                <text:p>28.655</text:p>
              </table:table-cell>
              <table:table-cell office:value-type="float" office:value="29.3548">
                <text:p>29.3548</text:p>
              </table:table-cell>
              <table:table-cell office:value-type="float" office:value="26.4641">
                <text:p>26.4641</text:p>
              </table:table-cell>
              <table:table-cell office:value-type="float" office:value="26.6933">
                <text:p>26.6933</text:p>
              </table:table-cell>
              <table:table-cell office:value-type="float" office:value="23.5694">
                <text:p>23.5694</text:p>
              </table:table-cell>
              <table:table-cell office:value-type="float" office:value="24.2732">
                <text:p>24.2732</text:p>
              </table:table-cell>
              <table:table-cell office:value-type="float" office:value="21.8755">
                <text:p>21.8755</text:p>
              </table:table-cell>
              <table:table-cell office:value-type="float" office:value="22.0724">
                <text:p>22.0724</text:p>
              </table:table-cell>
              <table:table-cell office:value-type="float" office:value="20.1816">
                <text:p>20.1816</text:p>
              </table:table-cell>
              <table:table-cell office:value-type="float" office:value="20.0712">
                <text:p>20.0712</text:p>
              </table:table-cell>
              <table:table-cell office:value-type="float" office:value="18.4877">
                <text:p>18.4877</text:p>
              </table:table-cell>
              <table:table-cell office:value-type="float" office:value="18.2514">
                <text:p>18.25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7885">
                <text:p>0.387885</text:p>
              </table:table-cell>
              <table:table-cell office:value-type="float" office:value="30.8291">
                <text:p>30.8291</text:p>
              </table:table-cell>
              <table:table-cell office:value-type="float" office:value="32.2803">
                <text:p>32.2803</text:p>
              </table:table-cell>
              <table:table-cell office:value-type="float" office:value="28.6517">
                <text:p>28.6517</text:p>
              </table:table-cell>
              <table:table-cell office:value-type="float" office:value="29.3635">
                <text:p>29.3635</text:p>
              </table:table-cell>
              <table:table-cell office:value-type="float" office:value="26.4742">
                <text:p>26.4742</text:p>
              </table:table-cell>
              <table:table-cell office:value-type="float" office:value="26.7103">
                <text:p>26.7103</text:p>
              </table:table-cell>
              <table:table-cell office:value-type="float" office:value="23.5924">
                <text:p>23.5924</text:p>
              </table:table-cell>
              <table:table-cell office:value-type="float" office:value="24.2968">
                <text:p>24.2968</text:p>
              </table:table-cell>
              <table:table-cell office:value-type="float" office:value="21.9032">
                <text:p>21.9032</text:p>
              </table:table-cell>
              <table:table-cell office:value-type="float" office:value="22.1014">
                <text:p>22.1014</text:p>
              </table:table-cell>
              <table:table-cell office:value-type="float" office:value="20.214">
                <text:p>20.214</text:p>
              </table:table-cell>
              <table:table-cell office:value-type="float" office:value="20.1043">
                <text:p>20.1043</text:p>
              </table:table-cell>
              <table:table-cell office:value-type="float" office:value="18.5248">
                <text:p>18.5248</text:p>
              </table:table-cell>
              <table:table-cell office:value-type="float" office:value="18.2877">
                <text:p>18.28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90383">
                <text:p>0.390383</text:p>
              </table:table-cell>
              <table:table-cell office:value-type="float" office:value="30.9433">
                <text:p>30.9433</text:p>
              </table:table-cell>
              <table:table-cell office:value-type="float" office:value="32.4306">
                <text:p>32.4306</text:p>
              </table:table-cell>
              <table:table-cell office:value-type="float" office:value="28.7812">
                <text:p>28.7812</text:p>
              </table:table-cell>
              <table:table-cell office:value-type="float" office:value="29.5192">
                <text:p>29.5192</text:p>
              </table:table-cell>
              <table:table-cell office:value-type="float" office:value="26.6191">
                <text:p>26.6191</text:p>
              </table:table-cell>
              <table:table-cell office:value-type="float" office:value="26.8691">
                <text:p>26.8691</text:p>
              </table:table-cell>
              <table:table-cell office:value-type="float" office:value="23.7479">
                <text:p>23.7479</text:p>
              </table:table-cell>
              <table:table-cell office:value-type="float" office:value="24.457">
                <text:p>24.457</text:p>
              </table:table-cell>
              <table:table-cell office:value-type="float" office:value="22.0598">
                <text:p>22.0598</text:p>
              </table:table-cell>
              <table:table-cell office:value-type="float" office:value="22.2614">
                <text:p>22.2614</text:p>
              </table:table-cell>
              <table:table-cell office:value-type="float" office:value="20.3716">
                <text:p>20.3716</text:p>
              </table:table-cell>
              <table:table-cell office:value-type="float" office:value="20.2629">
                <text:p>20.2629</text:p>
              </table:table-cell>
              <table:table-cell office:value-type="float" office:value="18.6835">
                <text:p>18.6835</text:p>
              </table:table-cell>
              <table:table-cell office:value-type="float" office:value="18.4438">
                <text:p>18.44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93827">
                <text:p>0.393827</text:p>
              </table:table-cell>
              <table:table-cell office:value-type="float" office:value="30.7386">
                <text:p>30.7386</text:p>
              </table:table-cell>
              <table:table-cell office:value-type="float" office:value="32.2573">
                <text:p>32.2573</text:p>
              </table:table-cell>
              <table:table-cell office:value-type="float" office:value="28.6225">
                <text:p>28.6225</text:p>
              </table:table-cell>
              <table:table-cell office:value-type="float" office:value="29.3872">
                <text:p>29.3872</text:p>
              </table:table-cell>
              <table:table-cell office:value-type="float" office:value="26.5065">
                <text:p>26.5065</text:p>
              </table:table-cell>
              <table:table-cell office:value-type="float" office:value="26.7725">
                <text:p>26.7725</text:p>
              </table:table-cell>
              <table:table-cell office:value-type="float" office:value="23.6833">
                <text:p>23.6833</text:p>
              </table:table-cell>
              <table:table-cell office:value-type="float" office:value="24.3904">
                <text:p>24.3904</text:p>
              </table:table-cell>
              <table:table-cell office:value-type="float" office:value="22.0166">
                <text:p>22.0166</text:p>
              </table:table-cell>
              <table:table-cell office:value-type="float" office:value="22.2203">
                <text:p>22.2203</text:p>
              </table:table-cell>
              <table:table-cell office:value-type="float" office:value="20.3498">
                <text:p>20.3498</text:p>
              </table:table-cell>
              <table:table-cell office:value-type="float" office:value="20.2433">
                <text:p>20.2433</text:p>
              </table:table-cell>
              <table:table-cell office:value-type="float" office:value="18.6831">
                <text:p>18.6831</text:p>
              </table:table-cell>
              <table:table-cell office:value-type="float" office:value="18.4421">
                <text:p>18.4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5598">
                <text:p>0.395598</text:p>
              </table:table-cell>
              <table:table-cell office:value-type="float" office:value="30.8249">
                <text:p>30.8249</text:p>
              </table:table-cell>
              <table:table-cell office:value-type="float" office:value="32.3688">
                <text:p>32.3688</text:p>
              </table:table-cell>
              <table:table-cell office:value-type="float" office:value="28.7192">
                <text:p>28.7192</text:p>
              </table:table-cell>
              <table:table-cell office:value-type="float" office:value="29.502">
                <text:p>29.502</text:p>
              </table:table-cell>
              <table:table-cell office:value-type="float" office:value="26.6134">
                <text:p>26.6134</text:p>
              </table:table-cell>
              <table:table-cell office:value-type="float" office:value="26.8891">
                <text:p>26.8891</text:p>
              </table:table-cell>
              <table:table-cell office:value-type="float" office:value="23.7972">
                <text:p>23.7972</text:p>
              </table:table-cell>
              <table:table-cell office:value-type="float" office:value="24.5077">
                <text:p>24.5077</text:p>
              </table:table-cell>
              <table:table-cell office:value-type="float" office:value="22.1311">
                <text:p>22.1311</text:p>
              </table:table-cell>
              <table:table-cell office:value-type="float" office:value="22.3372">
                <text:p>22.3372</text:p>
              </table:table-cell>
              <table:table-cell office:value-type="float" office:value="20.465">
                <text:p>20.465</text:p>
              </table:table-cell>
              <table:table-cell office:value-type="float" office:value="20.3588">
                <text:p>20.3588</text:p>
              </table:table-cell>
              <table:table-cell office:value-type="float" office:value="18.799">
                <text:p>18.799</text:p>
              </table:table-cell>
              <table:table-cell office:value-type="float" office:value="18.5558">
                <text:p>18.5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9846">
                <text:p>0.399846</text:p>
              </table:table-cell>
              <table:table-cell office:value-type="float" office:value="30.5472">
                <text:p>30.5472</text:p>
              </table:table-cell>
              <table:table-cell office:value-type="float" office:value="32.0911">
                <text:p>32.0911</text:p>
              </table:table-cell>
              <table:table-cell office:value-type="float" office:value="28.4679">
                <text:p>28.4679</text:p>
              </table:table-cell>
              <table:table-cell office:value-type="float" office:value="29.2802">
                <text:p>29.2802</text:p>
              </table:table-cell>
              <table:table-cell office:value-type="float" office:value="26.4216">
                <text:p>26.4216</text:p>
              </table:table-cell>
              <table:table-cell office:value-type="float" office:value="26.7155">
                <text:p>26.7155</text:p>
              </table:table-cell>
              <table:table-cell office:value-type="float" office:value="23.6687">
                <text:p>23.6687</text:p>
              </table:table-cell>
              <table:table-cell office:value-type="float" office:value="24.3754">
                <text:p>24.3754</text:p>
              </table:table-cell>
              <table:table-cell office:value-type="float" office:value="22.0324">
                <text:p>22.0324</text:p>
              </table:table-cell>
              <table:table-cell office:value-type="float" office:value="22.2403">
                <text:p>22.2403</text:p>
              </table:table-cell>
              <table:table-cell office:value-type="float" office:value="20.396">
                <text:p>20.396</text:p>
              </table:table-cell>
              <table:table-cell office:value-type="float" office:value="20.2923">
                <text:p>20.2923</text:p>
              </table:table-cell>
              <table:table-cell office:value-type="float" office:value="18.7596">
                <text:p>18.7596</text:p>
              </table:table-cell>
              <table:table-cell office:value-type="float" office:value="18.5148">
                <text:p>18.5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2396">
                <text:p>0.402396</text:p>
              </table:table-cell>
              <table:table-cell office:value-type="float" office:value="30.4945">
                <text:p>30.4945</text:p>
              </table:table-cell>
              <table:table-cell office:value-type="float" office:value="31.9509">
                <text:p>31.9509</text:p>
              </table:table-cell>
              <table:table-cell office:value-type="float" office:value="28.341">
                <text:p>28.341</text:p>
              </table:table-cell>
              <table:table-cell office:value-type="float" office:value="29.1708">
                <text:p>29.1708</text:p>
              </table:table-cell>
              <table:table-cell office:value-type="float" office:value="26.3281">
                <text:p>26.3281</text:p>
              </table:table-cell>
              <table:table-cell office:value-type="float" office:value="26.6327">
                <text:p>26.6327</text:p>
              </table:table-cell>
              <table:table-cell office:value-type="float" office:value="23.6104">
                <text:p>23.6104</text:p>
              </table:table-cell>
              <table:table-cell office:value-type="float" office:value="24.3153">
                <text:p>24.3153</text:p>
              </table:table-cell>
              <table:table-cell office:value-type="float" office:value="21.9904">
                <text:p>21.9904</text:p>
              </table:table-cell>
              <table:table-cell office:value-type="float" office:value="22.1996">
                <text:p>22.1996</text:p>
              </table:table-cell>
              <table:table-cell office:value-type="float" office:value="20.3705">
                <text:p>20.3705</text:p>
              </table:table-cell>
              <table:table-cell office:value-type="float" office:value="20.268">
                <text:p>20.268</text:p>
              </table:table-cell>
              <table:table-cell office:value-type="float" office:value="18.7506">
                <text:p>18.7506</text:p>
              </table:table-cell>
              <table:table-cell office:value-type="float" office:value="18.5044">
                <text:p>18.50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7434">
                <text:p>0.407434</text:p>
              </table:table-cell>
              <table:table-cell office:value-type="float" office:value="30.8311">
                <text:p>30.8311</text:p>
              </table:table-cell>
              <table:table-cell office:value-type="float" office:value="32.137">
                <text:p>32.137</text:p>
              </table:table-cell>
              <table:table-cell office:value-type="float" office:value="28.5017">
                <text:p>28.5017</text:p>
              </table:table-cell>
              <table:table-cell office:value-type="float" office:value="29.3773">
                <text:p>29.3773</text:p>
              </table:table-cell>
              <table:table-cell office:value-type="float" office:value="26.525">
                <text:p>26.525</text:p>
              </table:table-cell>
              <table:table-cell office:value-type="float" office:value="26.8545">
                <text:p>26.8545</text:p>
              </table:table-cell>
              <table:table-cell office:value-type="float" office:value="23.8367">
                <text:p>23.8367</text:p>
              </table:table-cell>
              <table:table-cell office:value-type="float" office:value="24.5484">
                <text:p>24.5484</text:p>
              </table:table-cell>
              <table:table-cell office:value-type="float" office:value="22.226">
                <text:p>22.226</text:p>
              </table:table-cell>
              <table:table-cell office:value-type="float" office:value="22.4403">
                <text:p>22.4403</text:p>
              </table:table-cell>
              <table:table-cell office:value-type="float" office:value="20.6152">
                <text:p>20.6152</text:p>
              </table:table-cell>
              <table:table-cell office:value-type="float" office:value="20.5132">
                <text:p>20.5132</text:p>
              </table:table-cell>
              <table:table-cell office:value-type="float" office:value="19.0045">
                <text:p>19.0045</text:p>
              </table:table-cell>
              <table:table-cell office:value-type="float" office:value="18.7517">
                <text:p>18.7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9271">
                <text:p>0.409271</text:p>
              </table:table-cell>
              <table:table-cell office:value-type="float" office:value="30.7649">
                <text:p>30.7649</text:p>
              </table:table-cell>
              <table:table-cell office:value-type="float" office:value="32.0083">
                <text:p>32.0083</text:p>
              </table:table-cell>
              <table:table-cell office:value-type="float" office:value="28.3862">
                <text:p>28.3862</text:p>
              </table:table-cell>
              <table:table-cell office:value-type="float" office:value="29.2728">
                <text:p>29.2728</text:p>
              </table:table-cell>
              <table:table-cell office:value-type="float" office:value="26.4346">
                <text:p>26.4346</text:p>
              </table:table-cell>
              <table:table-cell office:value-type="float" office:value="26.771">
                <text:p>26.771</text:p>
              </table:table-cell>
              <table:table-cell office:value-type="float" office:value="23.7733">
                <text:p>23.7733</text:p>
              </table:table-cell>
              <table:table-cell office:value-type="float" office:value="24.4831">
                <text:p>24.4831</text:p>
              </table:table-cell>
              <table:table-cell office:value-type="float" office:value="22.1758">
                <text:p>22.1758</text:p>
              </table:table-cell>
              <table:table-cell office:value-type="float" office:value="22.3907">
                <text:p>22.3907</text:p>
              </table:table-cell>
              <table:table-cell office:value-type="float" office:value="20.5784">
                <text:p>20.5784</text:p>
              </table:table-cell>
              <table:table-cell office:value-type="float" office:value="20.4771">
                <text:p>20.4771</text:p>
              </table:table-cell>
              <table:table-cell office:value-type="float" office:value="18.981">
                <text:p>18.981</text:p>
              </table:table-cell>
              <table:table-cell office:value-type="float" office:value="18.7271">
                <text:p>18.72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236">
                <text:p>0.41236</text:p>
              </table:table-cell>
              <table:table-cell office:value-type="float" office:value="30.7254">
                <text:p>30.7254</text:p>
              </table:table-cell>
              <table:table-cell office:value-type="float" office:value="31.868">
                <text:p>31.868</text:p>
              </table:table-cell>
              <table:table-cell office:value-type="float" office:value="28.2598">
                <text:p>28.2598</text:p>
              </table:table-cell>
              <table:table-cell office:value-type="float" office:value="29.1663">
                <text:p>29.1663</text:p>
              </table:table-cell>
              <table:table-cell office:value-type="float" office:value="26.3453">
                <text:p>26.3453</text:p>
              </table:table-cell>
              <table:table-cell office:value-type="float" office:value="26.6937">
                <text:p>26.6937</text:p>
              </table:table-cell>
              <table:table-cell office:value-type="float" office:value="23.7225">
                <text:p>23.7225</text:p>
              </table:table-cell>
              <table:table-cell office:value-type="float" office:value="24.4308">
                <text:p>24.4308</text:p>
              </table:table-cell>
              <table:table-cell office:value-type="float" office:value="22.1435">
                <text:p>22.1435</text:p>
              </table:table-cell>
              <table:table-cell office:value-type="float" office:value="22.3596">
                <text:p>22.3596</text:p>
              </table:table-cell>
              <table:table-cell office:value-type="float" office:value="20.5646">
                <text:p>20.5646</text:p>
              </table:table-cell>
              <table:table-cell office:value-type="float" office:value="20.4641">
                <text:p>20.4641</text:p>
              </table:table-cell>
              <table:table-cell office:value-type="float" office:value="18.9857">
                <text:p>18.9857</text:p>
              </table:table-cell>
              <table:table-cell office:value-type="float" office:value="18.7292">
                <text:p>18.7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13633">
                <text:p>0.413633</text:p>
              </table:table-cell>
              <table:table-cell office:value-type="float" office:value="30.8083">
                <text:p>30.8083</text:p>
              </table:table-cell>
              <table:table-cell office:value-type="float" office:value="31.9132">
                <text:p>31.9132</text:p>
              </table:table-cell>
              <table:table-cell office:value-type="float" office:value="28.2992">
                <text:p>28.2992</text:p>
              </table:table-cell>
              <table:table-cell office:value-type="float" office:value="29.2168">
                <text:p>29.2168</text:p>
              </table:table-cell>
              <table:table-cell office:value-type="float" office:value="26.3936">
                <text:p>26.3936</text:p>
              </table:table-cell>
              <table:table-cell office:value-type="float" office:value="26.7481">
                <text:p>26.7481</text:p>
              </table:table-cell>
              <table:table-cell office:value-type="float" office:value="23.7781">
                <text:p>23.7781</text:p>
              </table:table-cell>
              <table:table-cell office:value-type="float" office:value="24.4881">
                <text:p>24.4881</text:p>
              </table:table-cell>
              <table:table-cell office:value-type="float" office:value="22.2017">
                <text:p>22.2017</text:p>
              </table:table-cell>
              <table:table-cell office:value-type="float" office:value="22.419">
                <text:p>22.419</text:p>
              </table:table-cell>
              <table:table-cell office:value-type="float" office:value="20.6253">
                <text:p>20.6253</text:p>
              </table:table-cell>
              <table:table-cell office:value-type="float" office:value="20.5248">
                <text:p>20.5248</text:p>
              </table:table-cell>
              <table:table-cell office:value-type="float" office:value="19.0489">
                <text:p>19.0489</text:p>
              </table:table-cell>
              <table:table-cell office:value-type="float" office:value="18.7906">
                <text:p>18.79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5917">
                <text:p>0.415917</text:p>
              </table:table-cell>
              <table:table-cell office:value-type="float" office:value="30.8197">
                <text:p>30.8197</text:p>
              </table:table-cell>
              <table:table-cell office:value-type="float" office:value="31.8526">
                <text:p>31.8526</text:p>
              </table:table-cell>
              <table:table-cell office:value-type="float" office:value="28.2444">
                <text:p>28.2444</text:p>
              </table:table-cell>
              <table:table-cell office:value-type="float" office:value="29.1774">
                <text:p>29.1774</text:p>
              </table:table-cell>
              <table:table-cell office:value-type="float" office:value="26.3632">
                <text:p>26.3632</text:p>
              </table:table-cell>
              <table:table-cell office:value-type="float" office:value="26.7268">
                <text:p>26.7268</text:p>
              </table:table-cell>
              <table:table-cell office:value-type="float" office:value="23.7723">
                <text:p>23.7723</text:p>
              </table:table-cell>
              <table:table-cell office:value-type="float" office:value="24.482">
                <text:p>24.482</text:p>
              </table:table-cell>
              <table:table-cell office:value-type="float" office:value="22.2074">
                <text:p>22.2074</text:p>
              </table:table-cell>
              <table:table-cell office:value-type="float" office:value="22.4258">
                <text:p>22.4258</text:p>
              </table:table-cell>
              <table:table-cell office:value-type="float" office:value="20.6426">
                <text:p>20.6426</text:p>
              </table:table-cell>
              <table:table-cell office:value-type="float" office:value="20.5423">
                <text:p>20.5423</text:p>
              </table:table-cell>
              <table:table-cell office:value-type="float" office:value="19.0778">
                <text:p>19.0778</text:p>
              </table:table-cell>
              <table:table-cell office:value-type="float" office:value="18.817">
                <text:p>18.8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7142">
                <text:p>0.417142</text:p>
              </table:table-cell>
              <table:table-cell office:value-type="float" office:value="30.5244">
                <text:p>30.5244</text:p>
              </table:table-cell>
              <table:table-cell office:value-type="float" office:value="31.5092">
                <text:p>31.5092</text:p>
              </table:table-cell>
              <table:table-cell office:value-type="float" office:value="27.9393">
                <text:p>27.9393</text:p>
              </table:table-cell>
              <table:table-cell office:value-type="float" office:value="28.8713">
                <text:p>28.8713</text:p>
              </table:table-cell>
              <table:table-cell office:value-type="float" office:value="26.0894">
                <text:p>26.0894</text:p>
              </table:table-cell>
              <table:table-cell office:value-type="float" office:value="26.4542">
                <text:p>26.4542</text:p>
              </table:table-cell>
              <table:table-cell office:value-type="float" office:value="23.5367">
                <text:p>23.5367</text:p>
              </table:table-cell>
              <table:table-cell office:value-type="float" office:value="24.2394">
                <text:p>24.2394</text:p>
              </table:table-cell>
              <table:table-cell office:value-type="float" office:value="21.9933">
                <text:p>21.9933</text:p>
              </table:table-cell>
              <table:table-cell office:value-type="float" office:value="22.2101">
                <text:p>22.2101</text:p>
              </table:table-cell>
              <table:table-cell office:value-type="float" office:value="20.4499">
                <text:p>20.4499</text:p>
              </table:table-cell>
              <table:table-cell office:value-type="float" office:value="20.3507">
                <text:p>20.3507</text:p>
              </table:table-cell>
              <table:table-cell office:value-type="float" office:value="18.9065">
                <text:p>18.9065</text:p>
              </table:table-cell>
              <table:table-cell office:value-type="float" office:value="18.6469">
                <text:p>18.64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191">
                <text:p>0.420191</text:p>
              </table:table-cell>
              <table:table-cell office:value-type="float" office:value="30.8521">
                <text:p>30.8521</text:p>
              </table:table-cell>
              <table:table-cell office:value-type="float" office:value="31.7522">
                <text:p>31.7522</text:p>
              </table:table-cell>
              <table:table-cell office:value-type="float" office:value="28.1537">
                <text:p>28.1537</text:p>
              </table:table-cell>
              <table:table-cell office:value-type="float" office:value="29.1151">
                <text:p>29.1151</text:p>
              </table:table-cell>
              <table:table-cell office:value-type="float" office:value="26.3168">
                <text:p>26.3168</text:p>
              </table:table-cell>
              <table:table-cell office:value-type="float" office:value="26.6971">
                <text:p>26.6971</text:p>
              </table:table-cell>
              <table:table-cell office:value-type="float" office:value="23.7701">
                <text:p>23.7701</text:p>
              </table:table-cell>
              <table:table-cell office:value-type="float" office:value="24.4798">
                <text:p>24.4798</text:p>
              </table:table-cell>
              <table:table-cell office:value-type="float" office:value="22.2263">
                <text:p>22.2263</text:p>
              </table:table-cell>
              <table:table-cell office:value-type="float" office:value="22.4467">
                <text:p>22.4467</text:p>
              </table:table-cell>
              <table:table-cell office:value-type="float" office:value="20.6826">
                <text:p>20.6826</text:p>
              </table:table-cell>
              <table:table-cell office:value-type="float" office:value="20.5825">
                <text:p>20.5825</text:p>
              </table:table-cell>
              <table:table-cell office:value-type="float" office:value="19.1388">
                <text:p>19.1388</text:p>
              </table:table-cell>
              <table:table-cell office:value-type="float" office:value="18.8731">
                <text:p>18.87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057">
                <text:p>0.425057</text:p>
              </table:table-cell>
              <table:table-cell office:value-type="float" office:value="30.8434">
                <text:p>30.8434</text:p>
              </table:table-cell>
              <table:table-cell office:value-type="float" office:value="31.5938">
                <text:p>31.5938</text:p>
              </table:table-cell>
              <table:table-cell office:value-type="float" office:value="28.0122">
                <text:p>28.0122</text:p>
              </table:table-cell>
              <table:table-cell office:value-type="float" office:value="29.0032">
                <text:p>29.0032</text:p>
              </table:table-cell>
              <table:table-cell office:value-type="float" office:value="26.2271">
                <text:p>26.2271</text:p>
              </table:table-cell>
              <table:table-cell office:value-type="float" office:value="26.6251">
                <text:p>26.6251</text:p>
              </table:table-cell>
              <table:table-cell office:value-type="float" office:value="23.7333">
                <text:p>23.7333</text:p>
              </table:table-cell>
              <table:table-cell office:value-type="float" office:value="24.4419">
                <text:p>24.4419</text:p>
              </table:table-cell>
              <table:table-cell office:value-type="float" office:value="22.2157">
                <text:p>22.2157</text:p>
              </table:table-cell>
              <table:table-cell office:value-type="float" office:value="22.4378">
                <text:p>22.4378</text:p>
              </table:table-cell>
              <table:table-cell office:value-type="float" office:value="20.6981">
                <text:p>20.6981</text:p>
              </table:table-cell>
              <table:table-cell office:value-type="float" office:value="20.598">
                <text:p>20.598</text:p>
              </table:table-cell>
              <table:table-cell office:value-type="float" office:value="19.1805">
                <text:p>19.1805</text:p>
              </table:table-cell>
              <table:table-cell office:value-type="float" office:value="18.909">
                <text:p>18.9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7688">
                <text:p>0.427688</text:p>
              </table:table-cell>
              <table:table-cell office:value-type="float" office:value="31.5152">
                <text:p>31.5152</text:p>
              </table:table-cell>
              <table:table-cell office:value-type="float" office:value="32.2005">
                <text:p>32.2005</text:p>
              </table:table-cell>
              <table:table-cell office:value-type="float" office:value="28.55">
                <text:p>28.55</text:p>
              </table:table-cell>
              <table:table-cell office:value-type="float" office:value="29.5784">
                <text:p>29.5784</text:p>
              </table:table-cell>
              <table:table-cell office:value-type="float" office:value="26.7537">
                <text:p>26.7537</text:p>
              </table:table-cell>
              <table:table-cell office:value-type="float" office:value="27.1699">
                <text:p>27.1699</text:p>
              </table:table-cell>
              <table:table-cell office:value-type="float" office:value="24.2339">
                <text:p>24.2339</text:p>
              </table:table-cell>
              <table:table-cell office:value-type="float" office:value="24.9575">
                <text:p>24.9575</text:p>
              </table:table-cell>
              <table:table-cell office:value-type="float" office:value="22.6974">
                <text:p>22.6974</text:p>
              </table:table-cell>
              <table:table-cell office:value-type="float" office:value="22.9252">
                <text:p>22.9252</text:p>
              </table:table-cell>
              <table:table-cell office:value-type="float" office:value="21.161">
                <text:p>21.161</text:p>
              </table:table-cell>
              <table:table-cell office:value-type="float" office:value="21.0584">
                <text:p>21.0584</text:p>
              </table:table-cell>
              <table:table-cell office:value-type="float" office:value="19.6245">
                <text:p>19.6245</text:p>
              </table:table-cell>
              <table:table-cell office:value-type="float" office:value="19.3437">
                <text:p>19.34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2186">
                <text:p>0.432186</text:p>
              </table:table-cell>
              <table:table-cell office:value-type="float" office:value="31.5641">
                <text:p>31.5641</text:p>
              </table:table-cell>
              <table:table-cell office:value-type="float" office:value="32.1131">
                <text:p>32.1131</text:p>
              </table:table-cell>
              <table:table-cell office:value-type="float" office:value="28.4725">
                <text:p>28.4725</text:p>
              </table:table-cell>
              <table:table-cell office:value-type="float" office:value="29.529">
                <text:p>29.529</text:p>
              </table:table-cell>
              <table:table-cell office:value-type="float" office:value="26.7202">
                <text:p>26.7202</text:p>
              </table:table-cell>
              <table:table-cell office:value-type="float" office:value="27.1529">
                <text:p>27.1529</text:p>
              </table:table-cell>
              <table:table-cell office:value-type="float" office:value="24.2441">
                <text:p>24.2441</text:p>
              </table:table-cell>
              <table:table-cell office:value-type="float" office:value="24.9679">
                <text:p>24.9679</text:p>
              </table:table-cell>
              <table:table-cell office:value-type="float" office:value="22.7294">
                <text:p>22.7294</text:p>
              </table:table-cell>
              <table:table-cell office:value-type="float" office:value="22.9588">
                <text:p>22.9588</text:p>
              </table:table-cell>
              <table:table-cell office:value-type="float" office:value="21.2148">
                <text:p>21.2148</text:p>
              </table:table-cell>
              <table:table-cell office:value-type="float" office:value="21.1114">
                <text:p>21.1114</text:p>
              </table:table-cell>
              <table:table-cell office:value-type="float" office:value="19.7001">
                <text:p>19.7001</text:p>
              </table:table-cell>
              <table:table-cell office:value-type="float" office:value="19.4126">
                <text:p>19.4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3495">
                <text:p>0.433495</text:p>
              </table:table-cell>
              <table:table-cell office:value-type="float" office:value="31.353">
                <text:p>31.353</text:p>
              </table:table-cell>
              <table:table-cell office:value-type="float" office:value="31.8591">
                <text:p>31.8591</text:p>
              </table:table-cell>
              <table:table-cell office:value-type="float" office:value="28.2475">
                <text:p>28.2475</text:p>
              </table:table-cell>
              <table:table-cell office:value-type="float" office:value="29.3043">
                <text:p>29.3043</text:p>
              </table:table-cell>
              <table:table-cell office:value-type="float" office:value="26.5202">
                <text:p>26.5202</text:p>
              </table:table-cell>
              <table:table-cell office:value-type="float" office:value="26.9544">
                <text:p>26.9544</text:p>
              </table:table-cell>
              <table:table-cell office:value-type="float" office:value="24.0742">
                <text:p>24.0742</text:p>
              </table:table-cell>
              <table:table-cell office:value-type="float" office:value="24.793">
                <text:p>24.793</text:p>
              </table:table-cell>
              <table:table-cell office:value-type="float" office:value="22.5766">
                <text:p>22.5766</text:p>
              </table:table-cell>
              <table:table-cell office:value-type="float" office:value="22.8048">
                <text:p>22.8048</text:p>
              </table:table-cell>
              <table:table-cell office:value-type="float" office:value="21.0791">
                <text:p>21.0791</text:p>
              </table:table-cell>
              <table:table-cell office:value-type="float" office:value="20.9761">
                <text:p>20.9761</text:p>
              </table:table-cell>
              <table:table-cell office:value-type="float" office:value="19.5815">
                <text:p>19.5815</text:p>
              </table:table-cell>
              <table:table-cell office:value-type="float" office:value="19.2941">
                <text:p>19.29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7499">
                <text:p>0.437499</text:p>
              </table:table-cell>
              <table:table-cell office:value-type="float" office:value="31.1228">
                <text:p>31.1228</text:p>
              </table:table-cell>
              <table:table-cell office:value-type="float" office:value="31.5071">
                <text:p>31.5071</text:p>
              </table:table-cell>
              <table:table-cell office:value-type="float" office:value="27.9363">
                <text:p>27.9363</text:p>
              </table:table-cell>
              <table:table-cell office:value-type="float" office:value="29.0073">
                <text:p>29.0073</text:p>
              </table:table-cell>
              <table:table-cell office:value-type="float" office:value="26.2615">
                <text:p>26.2615</text:p>
              </table:table-cell>
              <table:table-cell office:value-type="float" office:value="26.7057">
                <text:p>26.7057</text:p>
              </table:table-cell>
              <table:table-cell office:value-type="float" office:value="23.874">
                <text:p>23.874</text:p>
              </table:table-cell>
              <table:table-cell office:value-type="float" office:value="24.5868">
                <text:p>24.5868</text:p>
              </table:table-cell>
              <table:table-cell office:value-type="float" office:value="22.4086">
                <text:p>22.4086</text:p>
              </table:table-cell>
              <table:table-cell office:value-type="float" office:value="22.636">
                <text:p>22.636</text:p>
              </table:table-cell>
              <table:table-cell office:value-type="float" office:value="20.9432">
                <text:p>20.9432</text:p>
              </table:table-cell>
              <table:table-cell office:value-type="float" office:value="20.84">
                <text:p>20.84</text:p>
              </table:table-cell>
              <table:table-cell office:value-type="float" office:value="19.4778">
                <text:p>19.4778</text:p>
              </table:table-cell>
              <table:table-cell office:value-type="float" office:value="19.1865">
                <text:p>19.18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907">
                <text:p>0.43907</text:p>
              </table:table-cell>
              <table:table-cell office:value-type="float" office:value="31.066">
                <text:p>31.066</text:p>
              </table:table-cell>
              <table:table-cell office:value-type="float" office:value="31.404">
                <text:p>31.404</text:p>
              </table:table-cell>
              <table:table-cell office:value-type="float" office:value="27.8453">
                <text:p>27.8453</text:p>
              </table:table-cell>
              <table:table-cell office:value-type="float" office:value="28.9227">
                <text:p>28.9227</text:p>
              </table:table-cell>
              <table:table-cell office:value-type="float" office:value="26.189">
                <text:p>26.189</text:p>
              </table:table-cell>
              <table:table-cell office:value-type="float" office:value="26.6374">
                <text:p>26.6374</text:p>
              </table:table-cell>
              <table:table-cell office:value-type="float" office:value="23.8214">
                <text:p>23.8214</text:p>
              </table:table-cell>
              <table:table-cell office:value-type="float" office:value="24.5327">
                <text:p>24.5327</text:p>
              </table:table-cell>
              <table:table-cell office:value-type="float" office:value="22.367">
                <text:p>22.367</text:p>
              </table:table-cell>
              <table:table-cell office:value-type="float" office:value="22.5943">
                <text:p>22.5943</text:p>
              </table:table-cell>
              <table:table-cell office:value-type="float" office:value="20.9125">
                <text:p>20.9125</text:p>
              </table:table-cell>
              <table:table-cell office:value-type="float" office:value="20.809">
                <text:p>20.809</text:p>
              </table:table-cell>
              <table:table-cell office:value-type="float" office:value="19.458">
                <text:p>19.458</text:p>
              </table:table-cell>
              <table:table-cell office:value-type="float" office:value="19.1648">
                <text:p>19.16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40411">
                <text:p>0.440411</text:p>
              </table:table-cell>
              <table:table-cell office:value-type="float" office:value="30.8005">
                <text:p>30.8005</text:p>
              </table:table-cell>
              <table:table-cell office:value-type="float" office:value="31.0971">
                <text:p>31.0971</text:p>
              </table:table-cell>
              <table:table-cell office:value-type="float" office:value="27.5736">
                <text:p>27.5736</text:p>
              </table:table-cell>
              <table:table-cell office:value-type="float" office:value="28.6488">
                <text:p>28.6488</text:p>
              </table:table-cell>
              <table:table-cell office:value-type="float" office:value="25.9444">
                <text:p>25.9444</text:p>
              </table:table-cell>
              <table:table-cell office:value-type="float" office:value="26.3932">
                <text:p>26.3932</text:p>
              </table:table-cell>
              <table:table-cell office:value-type="float" office:value="23.6102">
                <text:p>23.6102</text:p>
              </table:table-cell>
              <table:table-cell office:value-type="float" office:value="24.3152">
                <text:p>24.3152</text:p>
              </table:table-cell>
              <table:table-cell office:value-type="float" office:value="22.1752">
                <text:p>22.1752</text:p>
              </table:table-cell>
              <table:table-cell office:value-type="float" office:value="22.4008">
                <text:p>22.4008</text:p>
              </table:table-cell>
              <table:table-cell office:value-type="float" office:value="20.7401">
                <text:p>20.7401</text:p>
              </table:table-cell>
              <table:table-cell office:value-type="float" office:value="20.6371">
                <text:p>20.6371</text:p>
              </table:table-cell>
              <table:table-cell office:value-type="float" office:value="19.3051">
                <text:p>19.3051</text:p>
              </table:table-cell>
              <table:table-cell office:value-type="float" office:value="19.0123">
                <text:p>19.0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367">
                <text:p>0.44367</text:p>
              </table:table-cell>
              <table:table-cell office:value-type="float" office:value="30.9861">
                <text:p>30.9861</text:p>
              </table:table-cell>
              <table:table-cell office:value-type="float" office:value="31.1912">
                <text:p>31.1912</text:p>
              </table:table-cell>
              <table:table-cell office:value-type="float" office:value="27.7705">
                <text:p>27.7705</text:p>
              </table:table-cell>
              <table:table-cell office:value-type="float" office:value="28.7567">
                <text:p>28.7567</text:p>
              </table:table-cell>
              <table:table-cell office:value-type="float" office:value="26.0506">
                <text:p>26.0506</text:p>
              </table:table-cell>
              <table:table-cell office:value-type="float" office:value="26.5121">
                <text:p>26.5121</text:p>
              </table:table-cell>
              <table:table-cell office:value-type="float" office:value="23.7341">
                <text:p>23.7341</text:p>
              </table:table-cell>
              <table:table-cell office:value-type="float" office:value="24.4428">
                <text:p>24.4428</text:p>
              </table:table-cell>
              <table:table-cell office:value-type="float" office:value="22.3075">
                <text:p>22.3075</text:p>
              </table:table-cell>
              <table:table-cell office:value-type="float" office:value="22.535">
                <text:p>22.535</text:p>
              </table:table-cell>
              <table:table-cell office:value-type="float" office:value="20.8808">
                <text:p>20.8808</text:p>
              </table:table-cell>
              <table:table-cell office:value-type="float" office:value="20.776">
                <text:p>20.776</text:p>
              </table:table-cell>
              <table:table-cell office:value-type="float" office:value="19.4542">
                <text:p>19.4542</text:p>
              </table:table-cell>
              <table:table-cell office:value-type="float" office:value="19.1544">
                <text:p>19.15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4853">
                <text:p>0.444853</text:p>
              </table:table-cell>
              <table:table-cell office:value-type="float" office:value="31.07">
                <text:p>31.07</text:p>
              </table:table-cell>
              <table:table-cell office:value-type="float" office:value="31.242">
                <text:p>31.242</text:p>
              </table:table-cell>
              <table:table-cell office:value-type="float" office:value="27.8682">
                <text:p>27.8682</text:p>
              </table:table-cell>
              <table:table-cell office:value-type="float" office:value="28.8112">
                <text:p>28.8112</text:p>
              </table:table-cell>
              <table:table-cell office:value-type="float" office:value="26.103">
                <text:p>26.103</text:p>
              </table:table-cell>
              <table:table-cell office:value-type="float" office:value="26.5695">
                <text:p>26.5695</text:p>
              </table:table-cell>
              <table:table-cell office:value-type="float" office:value="23.7918">
                <text:p>23.7918</text:p>
              </table:table-cell>
              <table:table-cell office:value-type="float" office:value="24.5022">
                <text:p>24.5022</text:p>
              </table:table-cell>
              <table:table-cell office:value-type="float" office:value="22.3675">
                <text:p>22.3675</text:p>
              </table:table-cell>
              <table:table-cell office:value-type="float" office:value="22.5957">
                <text:p>22.5957</text:p>
              </table:table-cell>
              <table:table-cell office:value-type="float" office:value="20.9431">
                <text:p>20.9431</text:p>
              </table:table-cell>
              <table:table-cell office:value-type="float" office:value="20.8376">
                <text:p>20.8376</text:p>
              </table:table-cell>
              <table:table-cell office:value-type="float" office:value="19.5188">
                <text:p>19.5188</text:p>
              </table:table-cell>
              <table:table-cell office:value-type="float" office:value="19.2163">
                <text:p>19.21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6809">
                <text:p>0.446809</text:p>
              </table:table-cell>
              <table:table-cell office:value-type="float" office:value="31.176">
                <text:p>31.176</text:p>
              </table:table-cell>
              <table:table-cell office:value-type="float" office:value="31.2931">
                <text:p>31.2931</text:p>
              </table:table-cell>
              <table:table-cell office:value-type="float" office:value="28.0003">
                <text:p>28.0003</text:p>
              </table:table-cell>
              <table:table-cell office:value-type="float" office:value="28.871">
                <text:p>28.871</text:p>
              </table:table-cell>
              <table:table-cell office:value-type="float" office:value="26.1624">
                <text:p>26.1624</text:p>
              </table:table-cell>
              <table:table-cell office:value-type="float" office:value="26.6363">
                <text:p>26.6363</text:p>
              </table:table-cell>
              <table:table-cell office:value-type="float" office:value="23.8621">
                <text:p>23.8621</text:p>
              </table:table-cell>
              <table:table-cell office:value-type="float" office:value="24.5745">
                <text:p>24.5745</text:p>
              </table:table-cell>
              <table:table-cell office:value-type="float" office:value="22.4432">
                <text:p>22.4432</text:p>
              </table:table-cell>
              <table:table-cell office:value-type="float" office:value="22.6724">
                <text:p>22.6724</text:p>
              </table:table-cell>
              <table:table-cell office:value-type="float" office:value="21.0242">
                <text:p>21.0242</text:p>
              </table:table-cell>
              <table:table-cell office:value-type="float" office:value="20.9175">
                <text:p>20.9175</text:p>
              </table:table-cell>
              <table:table-cell office:value-type="float" office:value="19.6053">
                <text:p>19.6053</text:p>
              </table:table-cell>
              <table:table-cell office:value-type="float" office:value="19.2984">
                <text:p>19.29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48127">
                <text:p>0.448127</text:p>
              </table:table-cell>
              <table:table-cell office:value-type="float" office:value="31.3029">
                <text:p>31.3029</text:p>
              </table:table-cell>
              <table:table-cell office:value-type="float" office:value="31.3832">
                <text:p>31.3832</text:p>
              </table:table-cell>
              <table:table-cell office:value-type="float" office:value="28.1392">
                <text:p>28.1392</text:p>
              </table:table-cell>
              <table:table-cell office:value-type="float" office:value="28.9626">
                <text:p>28.9626</text:p>
              </table:table-cell>
              <table:table-cell office:value-type="float" office:value="26.249">
                <text:p>26.249</text:p>
              </table:table-cell>
              <table:table-cell office:value-type="float" office:value="26.7287">
                <text:p>26.7287</text:p>
              </table:table-cell>
              <table:table-cell office:value-type="float" office:value="23.952">
                <text:p>23.952</text:p>
              </table:table-cell>
              <table:table-cell office:value-type="float" office:value="24.6671">
                <text:p>24.6671</text:p>
              </table:table-cell>
              <table:table-cell office:value-type="float" office:value="22.5342">
                <text:p>22.5342</text:p>
              </table:table-cell>
              <table:table-cell office:value-type="float" office:value="22.7645">
                <text:p>22.7645</text:p>
              </table:table-cell>
              <table:table-cell office:value-type="float" office:value="21.1165">
                <text:p>21.1165</text:p>
              </table:table-cell>
              <table:table-cell office:value-type="float" office:value="21.0087">
                <text:p>21.0087</text:p>
              </table:table-cell>
              <table:table-cell office:value-type="float" office:value="19.6987">
                <text:p>19.6987</text:p>
              </table:table-cell>
              <table:table-cell office:value-type="float" office:value="19.3883">
                <text:p>19.38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49296">
                <text:p>0.449296</text:p>
              </table:table-cell>
              <table:table-cell office:value-type="float" office:value="31.1262">
                <text:p>31.1262</text:p>
              </table:table-cell>
              <table:table-cell office:value-type="float" office:value="31.1733">
                <text:p>31.1733</text:p>
              </table:table-cell>
              <table:table-cell office:value-type="float" office:value="28.0021">
                <text:p>28.0021</text:p>
              </table:table-cell>
              <table:table-cell office:value-type="float" office:value="28.7763">
                <text:p>28.7763</text:p>
              </table:table-cell>
              <table:table-cell office:value-type="float" office:value="26.0833">
                <text:p>26.0833</text:p>
              </table:table-cell>
              <table:table-cell office:value-type="float" office:value="26.5637">
                <text:p>26.5637</text:p>
              </table:table-cell>
              <table:table-cell office:value-type="float" office:value="23.8103">
                <text:p>23.8103</text:p>
              </table:table-cell>
              <table:table-cell office:value-type="float" office:value="24.5212">
                <text:p>24.5212</text:p>
              </table:table-cell>
              <table:table-cell office:value-type="float" office:value="22.4067">
                <text:p>22.4067</text:p>
              </table:table-cell>
              <table:table-cell office:value-type="float" office:value="22.6358">
                <text:p>22.6358</text:p>
              </table:table-cell>
              <table:table-cell office:value-type="float" office:value="21.003">
                <text:p>21.003</text:p>
              </table:table-cell>
              <table:table-cell office:value-type="float" office:value="20.8953">
                <text:p>20.8953</text:p>
              </table:table-cell>
              <table:table-cell office:value-type="float" office:value="19.5994">
                <text:p>19.5994</text:p>
              </table:table-cell>
              <table:table-cell office:value-type="float" office:value="19.2886">
                <text:p>19.28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51225">
                <text:p>0.451225</text:p>
              </table:table-cell>
              <table:table-cell office:value-type="float" office:value="30.9299">
                <text:p>30.9299</text:p>
              </table:table-cell>
              <table:table-cell office:value-type="float" office:value="30.9233">
                <text:p>30.9233</text:p>
              </table:table-cell>
              <table:table-cell office:value-type="float" office:value="27.861">
                <text:p>27.861</text:p>
              </table:table-cell>
              <table:table-cell office:value-type="float" office:value="28.5579">
                <text:p>28.5579</text:p>
              </table:table-cell>
              <table:table-cell office:value-type="float" office:value="25.8904">
                <text:p>25.8904</text:p>
              </table:table-cell>
              <table:table-cell office:value-type="float" office:value="26.3733">
                <text:p>26.3733</text:p>
              </table:table-cell>
              <table:table-cell office:value-type="float" office:value="23.6498">
                <text:p>23.6498</text:p>
              </table:table-cell>
              <table:table-cell office:value-type="float" office:value="24.3559">
                <text:p>24.3559</text:p>
              </table:table-cell>
              <table:table-cell office:value-type="float" office:value="22.265">
                <text:p>22.265</text:p>
              </table:table-cell>
              <table:table-cell office:value-type="float" office:value="22.4928">
                <text:p>22.4928</text:p>
              </table:table-cell>
              <table:table-cell office:value-type="float" office:value="20.8802">
                <text:p>20.8802</text:p>
              </table:table-cell>
              <table:table-cell office:value-type="float" office:value="20.7722">
                <text:p>20.7722</text:p>
              </table:table-cell>
              <table:table-cell office:value-type="float" office:value="19.4954">
                <text:p>19.4954</text:p>
              </table:table-cell>
              <table:table-cell office:value-type="float" office:value="19.1833">
                <text:p>19.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2287">
                <text:p>0.452287</text:p>
              </table:table-cell>
              <table:table-cell office:value-type="float" office:value="31.145">
                <text:p>31.145</text:p>
              </table:table-cell>
              <table:table-cell office:value-type="float" office:value="31.1089">
                <text:p>31.1089</text:p>
              </table:table-cell>
              <table:table-cell office:value-type="float" office:value="28.0742">
                <text:p>28.0742</text:p>
              </table:table-cell>
              <table:table-cell office:value-type="float" office:value="28.736">
                <text:p>28.736</text:p>
              </table:table-cell>
              <table:table-cell office:value-type="float" office:value="26.0547">
                <text:p>26.0547</text:p>
              </table:table-cell>
              <table:table-cell office:value-type="float" office:value="26.5441">
                <text:p>26.5441</text:p>
              </table:table-cell>
              <table:table-cell office:value-type="float" office:value="23.8085">
                <text:p>23.8085</text:p>
              </table:table-cell>
              <table:table-cell office:value-type="float" office:value="24.5194">
                <text:p>24.5194</text:p>
              </table:table-cell>
              <table:table-cell office:value-type="float" office:value="22.4196">
                <text:p>22.4196</text:p>
              </table:table-cell>
              <table:table-cell office:value-type="float" office:value="22.6491">
                <text:p>22.6491</text:p>
              </table:table-cell>
              <table:table-cell office:value-type="float" office:value="21.0308">
                <text:p>21.0308</text:p>
              </table:table-cell>
              <table:table-cell office:value-type="float" office:value="20.9215">
                <text:p>20.9215</text:p>
              </table:table-cell>
              <table:table-cell office:value-type="float" office:value="19.6419">
                <text:p>19.6419</text:p>
              </table:table-cell>
              <table:table-cell office:value-type="float" office:value="19.3256">
                <text:p>19.32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54457">
                <text:p>0.454457</text:p>
              </table:table-cell>
              <table:table-cell office:value-type="float" office:value="31.672">
                <text:p>31.672</text:p>
              </table:table-cell>
              <table:table-cell office:value-type="float" office:value="31.5745">
                <text:p>31.5745</text:p>
              </table:table-cell>
              <table:table-cell office:value-type="float" office:value="28.5895">
                <text:p>28.5895</text:p>
              </table:table-cell>
              <table:table-cell office:value-type="float" office:value="29.18">
                <text:p>29.18</text:p>
              </table:table-cell>
              <table:table-cell office:value-type="float" office:value="26.4633">
                <text:p>26.4633</text:p>
              </table:table-cell>
              <table:table-cell office:value-type="float" office:value="26.9672">
                <text:p>26.9672</text:p>
              </table:table-cell>
              <table:table-cell office:value-type="float" office:value="24.1995">
                <text:p>24.1995</text:p>
              </table:table-cell>
              <table:table-cell office:value-type="float" office:value="24.9221">
                <text:p>24.9221</text:p>
              </table:table-cell>
              <table:table-cell office:value-type="float" office:value="22.7987">
                <text:p>22.7987</text:p>
              </table:table-cell>
              <table:table-cell office:value-type="float" office:value="23.0321">
                <text:p>23.0321</text:p>
              </table:table-cell>
              <table:table-cell office:value-type="float" office:value="21.3978">
                <text:p>21.3978</text:p>
              </table:table-cell>
              <table:table-cell office:value-type="float" office:value="21.2855">
                <text:p>21.2855</text:p>
              </table:table-cell>
              <table:table-cell office:value-type="float" office:value="19.997">
                <text:p>19.997</text:p>
              </table:table-cell>
              <table:table-cell office:value-type="float" office:value="19.6713">
                <text:p>19.67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54746">
                <text:p>0.454746</text:p>
              </table:table-cell>
              <table:table-cell office:value-type="float" office:value="31.7619">
                <text:p>31.7619</text:p>
              </table:table-cell>
              <table:table-cell office:value-type="float" office:value="31.6561">
                <text:p>31.6561</text:p>
              </table:table-cell>
              <table:table-cell office:value-type="float" office:value="28.676">
                <text:p>28.676</text:p>
              </table:table-cell>
              <table:table-cell office:value-type="float" office:value="29.2573">
                <text:p>29.2573</text:p>
              </table:table-cell>
              <table:table-cell office:value-type="float" office:value="26.5342">
                <text:p>26.5342</text:p>
              </table:table-cell>
              <table:table-cell office:value-type="float" office:value="27.0403">
                <text:p>27.0403</text:p>
              </table:table-cell>
              <table:table-cell office:value-type="float" office:value="24.2667">
                <text:p>24.2667</text:p>
              </table:table-cell>
              <table:table-cell office:value-type="float" office:value="24.9913">
                <text:p>24.9913</text:p>
              </table:table-cell>
              <table:table-cell office:value-type="float" office:value="22.8634">
                <text:p>22.8634</text:p>
              </table:table-cell>
              <table:table-cell office:value-type="float" office:value="23.0975">
                <text:p>23.0975</text:p>
              </table:table-cell>
              <table:table-cell office:value-type="float" office:value="21.4601">
                <text:p>21.4601</text:p>
              </table:table-cell>
              <table:table-cell office:value-type="float" office:value="21.3472">
                <text:p>21.3472</text:p>
              </table:table-cell>
              <table:table-cell office:value-type="float" office:value="20.0568">
                <text:p>20.0568</text:p>
              </table:table-cell>
              <table:table-cell office:value-type="float" office:value="19.7296">
                <text:p>19.72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54413">
                <text:p>0.454413</text:p>
              </table:table-cell>
              <table:table-cell office:value-type="float" office:value="31.3465">
                <text:p>31.3465</text:p>
              </table:table-cell>
              <table:table-cell office:value-type="float" office:value="31.2512">
                <text:p>31.2512</text:p>
              </table:table-cell>
              <table:table-cell office:value-type="float" office:value="28.2949">
                <text:p>28.2949</text:p>
              </table:table-cell>
              <table:table-cell office:value-type="float" office:value="28.881">
                <text:p>28.881</text:p>
              </table:table-cell>
              <table:table-cell office:value-type="float" office:value="26.192">
                <text:p>26.192</text:p>
              </table:table-cell>
              <table:table-cell office:value-type="float" office:value="26.6905">
                <text:p>26.6905</text:p>
              </table:table-cell>
              <table:table-cell office:value-type="float" office:value="23.9511">
                <text:p>23.9511</text:p>
              </table:table-cell>
              <table:table-cell office:value-type="float" office:value="24.6662">
                <text:p>24.6662</text:p>
              </table:table-cell>
              <table:table-cell office:value-type="float" office:value="22.5644">
                <text:p>22.5644</text:p>
              </table:table-cell>
              <table:table-cell office:value-type="float" office:value="22.7954">
                <text:p>22.7954</text:p>
              </table:table-cell>
              <table:table-cell office:value-type="float" office:value="21.1777">
                <text:p>21.1777</text:p>
              </table:table-cell>
              <table:table-cell office:value-type="float" office:value="21.0665">
                <text:p>21.0665</text:p>
              </table:table-cell>
              <table:table-cell office:value-type="float" office:value="19.791">
                <text:p>19.791</text:p>
              </table:table-cell>
              <table:table-cell office:value-type="float" office:value="19.4687">
                <text:p>19.46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552">
                <text:p>0.4552</text:p>
              </table:table-cell>
              <table:table-cell office:value-type="float" office:value="31.4639">
                <text:p>31.4639</text:p>
              </table:table-cell>
              <table:table-cell office:value-type="float" office:value="31.3465">
                <text:p>31.3465</text:p>
              </table:table-cell>
              <table:table-cell office:value-type="float" office:value="28.4153">
                <text:p>28.4153</text:p>
              </table:table-cell>
              <table:table-cell office:value-type="float" office:value="28.9741">
                <text:p>28.9741</text:p>
              </table:table-cell>
              <table:table-cell office:value-type="float" office:value="26.2786">
                <text:p>26.2786</text:p>
              </table:table-cell>
              <table:table-cell office:value-type="float" office:value="26.7812">
                <text:p>26.7812</text:p>
              </table:table-cell>
              <table:table-cell office:value-type="float" office:value="24.0366">
                <text:p>24.0366</text:p>
              </table:table-cell>
              <table:table-cell office:value-type="float" office:value="24.7543">
                <text:p>24.7543</text:p>
              </table:table-cell>
              <table:table-cell office:value-type="float" office:value="22.6488">
                <text:p>22.6488</text:p>
              </table:table-cell>
              <table:table-cell office:value-type="float" office:value="22.8807">
                <text:p>22.8807</text:p>
              </table:table-cell>
              <table:table-cell office:value-type="float" office:value="21.2611">
                <text:p>21.2611</text:p>
              </table:table-cell>
              <table:table-cell office:value-type="float" office:value="21.149">
                <text:p>21.149</text:p>
              </table:table-cell>
              <table:table-cell office:value-type="float" office:value="19.8733">
                <text:p>19.8733</text:p>
              </table:table-cell>
              <table:table-cell office:value-type="float" office:value="19.5484">
                <text:p>19.54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57207">
                <text:p>0.457207</text:p>
              </table:table-cell>
              <table:table-cell office:value-type="float" office:value="31.3994">
                <text:p>31.3994</text:p>
              </table:table-cell>
              <table:table-cell office:value-type="float" office:value="31.2271">
                <text:p>31.2271</text:p>
              </table:table-cell>
              <table:table-cell office:value-type="float" office:value="28.3934">
                <text:p>28.3934</text:p>
              </table:table-cell>
              <table:table-cell office:value-type="float" office:value="28.8764">
                <text:p>28.8764</text:p>
              </table:table-cell>
              <table:table-cell office:value-type="float" office:value="26.1955">
                <text:p>26.1955</text:p>
              </table:table-cell>
              <table:table-cell office:value-type="float" office:value="26.7026">
                <text:p>26.7026</text:p>
              </table:table-cell>
              <table:table-cell office:value-type="float" office:value="23.9766">
                <text:p>23.9766</text:p>
              </table:table-cell>
              <table:table-cell office:value-type="float" office:value="24.6925">
                <text:p>24.6925</text:p>
              </table:table-cell>
              <table:table-cell office:value-type="float" office:value="22.6022">
                <text:p>22.6022</text:p>
              </table:table-cell>
              <table:table-cell office:value-type="float" office:value="22.8337">
                <text:p>22.8337</text:p>
              </table:table-cell>
              <table:table-cell office:value-type="float" office:value="21.2279">
                <text:p>21.2279</text:p>
              </table:table-cell>
              <table:table-cell office:value-type="float" office:value="21.1148">
                <text:p>21.1148</text:p>
              </table:table-cell>
              <table:table-cell office:value-type="float" office:value="19.8535">
                <text:p>19.8535</text:p>
              </table:table-cell>
              <table:table-cell office:value-type="float" office:value="19.5254">
                <text:p>19.52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58137">
                <text:p>0.458137</text:p>
              </table:table-cell>
              <table:table-cell office:value-type="float" office:value="31.2362">
                <text:p>31.2362</text:p>
              </table:table-cell>
              <table:table-cell office:value-type="float" office:value="31.0396">
                <text:p>31.0396</text:p>
              </table:table-cell>
              <table:table-cell office:value-type="float" office:value="28.2625">
                <text:p>28.2625</text:p>
              </table:table-cell>
              <table:table-cell office:value-type="float" office:value="28.7088">
                <text:p>28.7088</text:p>
              </table:table-cell>
              <table:table-cell office:value-type="float" office:value="26.0461">
                <text:p>26.0461</text:p>
              </table:table-cell>
              <table:table-cell office:value-type="float" office:value="26.5531">
                <text:p>26.5531</text:p>
              </table:table-cell>
              <table:table-cell office:value-type="float" office:value="23.8472">
                <text:p>23.8472</text:p>
              </table:table-cell>
              <table:table-cell office:value-type="float" office:value="24.5592">
                <text:p>24.5592</text:p>
              </table:table-cell>
              <table:table-cell office:value-type="float" office:value="22.4848">
                <text:p>22.4848</text:p>
              </table:table-cell>
              <table:table-cell office:value-type="float" office:value="22.715">
                <text:p>22.715</text:p>
              </table:table-cell>
              <table:table-cell office:value-type="float" office:value="21.1224">
                <text:p>21.1224</text:p>
              </table:table-cell>
              <table:table-cell office:value-type="float" office:value="21.0094">
                <text:p>21.0094</text:p>
              </table:table-cell>
              <table:table-cell office:value-type="float" office:value="19.76">
                <text:p>19.76</text:p>
              </table:table-cell>
              <table:table-cell office:value-type="float" office:value="19.4318">
                <text:p>19.43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59663">
                <text:p>0.459663</text:p>
              </table:table-cell>
              <table:table-cell office:value-type="float" office:value="31.1937">
                <text:p>31.1937</text:p>
              </table:table-cell>
              <table:table-cell office:value-type="float" office:value="30.956">
                <text:p>30.956</text:p>
              </table:table-cell>
              <table:table-cell office:value-type="float" office:value="28.2511">
                <text:p>28.2511</text:p>
              </table:table-cell>
              <table:table-cell office:value-type="float" office:value="28.641">
                <text:p>28.641</text:p>
              </table:table-cell>
              <table:table-cell office:value-type="float" office:value="25.9888">
                <text:p>25.9888</text:p>
              </table:table-cell>
              <table:table-cell office:value-type="float" office:value="26.4992">
                <text:p>26.4992</text:p>
              </table:table-cell>
              <table:table-cell office:value-type="float" office:value="23.8067">
                <text:p>23.8067</text:p>
              </table:table-cell>
              <table:table-cell office:value-type="float" office:value="24.5175">
                <text:p>24.5175</text:p>
              </table:table-cell>
              <table:table-cell office:value-type="float" office:value="22.4541">
                <text:p>22.4541</text:p>
              </table:table-cell>
              <table:table-cell office:value-type="float" office:value="22.684">
                <text:p>22.684</text:p>
              </table:table-cell>
              <table:table-cell office:value-type="float" office:value="21.1015">
                <text:p>21.1015</text:p>
              </table:table-cell>
              <table:table-cell office:value-type="float" office:value="20.9877">
                <text:p>20.9877</text:p>
              </table:table-cell>
              <table:table-cell office:value-type="float" office:value="19.7489">
                <text:p>19.7489</text:p>
              </table:table-cell>
              <table:table-cell office:value-type="float" office:value="19.4182">
                <text:p>19.41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65113">
                <text:p>0.465113</text:p>
              </table:table-cell>
              <table:table-cell office:value-type="float" office:value="31.1472">
                <text:p>31.1472</text:p>
              </table:table-cell>
              <table:table-cell office:value-type="float" office:value="30.7645">
                <text:p>30.7645</text:p>
              </table:table-cell>
              <table:table-cell office:value-type="float" office:value="28.3041">
                <text:p>28.3041</text:p>
              </table:table-cell>
              <table:table-cell office:value-type="float" office:value="28.4975">
                <text:p>28.4975</text:p>
              </table:table-cell>
              <table:table-cell office:value-type="float" office:value="25.8737">
                <text:p>25.8737</text:p>
              </table:table-cell>
              <table:table-cell office:value-type="float" office:value="26.3975">
                <text:p>26.3975</text:p>
              </table:table-cell>
              <table:table-cell office:value-type="float" office:value="23.7433">
                <text:p>23.7433</text:p>
              </table:table-cell>
              <table:table-cell office:value-type="float" office:value="24.4522">
                <text:p>24.4522</text:p>
              </table:table-cell>
              <table:table-cell office:value-type="float" office:value="22.4209">
                <text:p>22.4209</text:p>
              </table:table-cell>
              <table:table-cell office:value-type="float" office:value="22.6503">
                <text:p>22.6503</text:p>
              </table:table-cell>
              <table:table-cell office:value-type="float" office:value="21.0986">
                <text:p>21.0986</text:p>
              </table:table-cell>
              <table:table-cell office:value-type="float" office:value="20.9812">
                <text:p>20.9812</text:p>
              </table:table-cell>
              <table:table-cell office:value-type="float" office:value="19.7763">
                <text:p>19.7763</text:p>
              </table:table-cell>
              <table:table-cell office:value-type="float" office:value="19.435">
                <text:p>19.4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68065">
                <text:p>0.468065</text:p>
              </table:table-cell>
              <table:table-cell office:value-type="float" office:value="31.1918">
                <text:p>31.1918</text:p>
              </table:table-cell>
              <table:table-cell office:value-type="float" office:value="30.731">
                <text:p>30.731</text:p>
              </table:table-cell>
              <table:table-cell office:value-type="float" office:value="28.3953">
                <text:p>28.3953</text:p>
              </table:table-cell>
              <table:table-cell office:value-type="float" office:value="28.4844">
                <text:p>28.4844</text:p>
              </table:table-cell>
              <table:table-cell office:value-type="float" office:value="25.8702">
                <text:p>25.8702</text:p>
              </table:table-cell>
              <table:table-cell office:value-type="float" office:value="26.4021">
                <text:p>26.4021</text:p>
              </table:table-cell>
              <table:table-cell office:value-type="float" office:value="23.7625">
                <text:p>23.7625</text:p>
              </table:table-cell>
              <table:table-cell office:value-type="float" office:value="24.472">
                <text:p>24.472</text:p>
              </table:table-cell>
              <table:table-cell office:value-type="float" office:value="22.4535">
                <text:p>22.4535</text:p>
              </table:table-cell>
              <table:table-cell office:value-type="float" office:value="22.6829">
                <text:p>22.6829</text:p>
              </table:table-cell>
              <table:table-cell office:value-type="float" office:value="21.1446">
                <text:p>21.1446</text:p>
              </table:table-cell>
              <table:table-cell office:value-type="float" office:value="21.0247">
                <text:p>21.0247</text:p>
              </table:table-cell>
              <table:table-cell office:value-type="float" office:value="19.8356">
                <text:p>19.8356</text:p>
              </table:table-cell>
              <table:table-cell office:value-type="float" office:value="19.4877">
                <text:p>19.4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7451">
                <text:p>0.47451</text:p>
              </table:table-cell>
              <table:table-cell office:value-type="float" office:value="31.6673">
                <text:p>31.6673</text:p>
              </table:table-cell>
              <table:table-cell office:value-type="float" office:value="31.0302">
                <text:p>31.0302</text:p>
              </table:table-cell>
              <table:table-cell office:value-type="float" office:value="28.9378">
                <text:p>28.9378</text:p>
              </table:table-cell>
              <table:table-cell office:value-type="float" office:value="28.8011">
                <text:p>28.8011</text:p>
              </table:table-cell>
              <table:table-cell office:value-type="float" office:value="26.2084">
                <text:p>26.2084</text:p>
              </table:table-cell>
              <table:table-cell office:value-type="float" office:value="26.7322">
                <text:p>26.7322</text:p>
              </table:table-cell>
              <table:table-cell office:value-type="float" office:value="24.0925">
                <text:p>24.0925</text:p>
              </table:table-cell>
              <table:table-cell office:value-type="float" office:value="24.8118">
                <text:p>24.8118</text:p>
              </table:table-cell>
              <table:table-cell office:value-type="float" office:value="22.7973">
                <text:p>22.7973</text:p>
              </table:table-cell>
              <table:table-cell office:value-type="float" office:value="23.0294">
                <text:p>23.0294</text:p>
              </table:table-cell>
              <table:table-cell office:value-type="float" office:value="21.5022">
                <text:p>21.5022</text:p>
              </table:table-cell>
              <table:table-cell office:value-type="float" office:value="21.3751">
                <text:p>21.3751</text:p>
              </table:table-cell>
              <table:table-cell office:value-type="float" office:value="20.207">
                <text:p>20.207</text:p>
              </table:table-cell>
              <table:table-cell office:value-type="float" office:value="19.8396">
                <text:p>19.83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7016">
                <text:p>0.477016</text:p>
              </table:table-cell>
              <table:table-cell office:value-type="float" office:value="31.4247">
                <text:p>31.4247</text:p>
              </table:table-cell>
              <table:table-cell office:value-type="float" office:value="30.7283">
                <text:p>30.7283</text:p>
              </table:table-cell>
              <table:table-cell office:value-type="float" office:value="28.7576">
                <text:p>28.7576</text:p>
              </table:table-cell>
              <table:table-cell office:value-type="float" office:value="28.5359">
                <text:p>28.5359</text:p>
              </table:table-cell>
              <table:table-cell office:value-type="float" office:value="26.0905">
                <text:p>26.0905</text:p>
              </table:table-cell>
              <table:table-cell office:value-type="float" office:value="26.4999">
                <text:p>26.4999</text:p>
              </table:table-cell>
              <table:table-cell office:value-type="float" office:value="23.8957">
                <text:p>23.8957</text:p>
              </table:table-cell>
              <table:table-cell office:value-type="float" office:value="24.6092">
                <text:p>24.6092</text:p>
              </table:table-cell>
              <table:table-cell office:value-type="float" office:value="22.6235">
                <text:p>22.6235</text:p>
              </table:table-cell>
              <table:table-cell office:value-type="float" office:value="22.8534">
                <text:p>22.8534</text:p>
              </table:table-cell>
              <table:table-cell office:value-type="float" office:value="21.3513">
                <text:p>21.3513</text:p>
              </table:table-cell>
              <table:table-cell office:value-type="float" office:value="21.2229">
                <text:p>21.2229</text:p>
              </table:table-cell>
              <table:table-cell office:value-type="float" office:value="20.079">
                <text:p>20.079</text:p>
              </table:table-cell>
              <table:table-cell office:value-type="float" office:value="19.7087">
                <text:p>19.70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82894">
                <text:p>0.482894</text:p>
              </table:table-cell>
              <table:table-cell office:value-type="float" office:value="31.7961">
                <text:p>31.7961</text:p>
              </table:table-cell>
              <table:table-cell office:value-type="float" office:value="30.9412">
                <text:p>30.9412</text:p>
              </table:table-cell>
              <table:table-cell office:value-type="float" office:value="29.1941">
                <text:p>29.1941</text:p>
              </table:table-cell>
              <table:table-cell office:value-type="float" office:value="28.7688">
                <text:p>28.7688</text:p>
              </table:table-cell>
              <table:table-cell office:value-type="float" office:value="26.592">
                <text:p>26.592</text:p>
              </table:table-cell>
              <table:table-cell office:value-type="float" office:value="26.749">
                <text:p>26.749</text:p>
              </table:table-cell>
              <table:table-cell office:value-type="float" office:value="24.1499">
                <text:p>24.1499</text:p>
              </table:table-cell>
              <table:table-cell office:value-type="float" office:value="24.871">
                <text:p>24.871</text:p>
              </table:table-cell>
              <table:table-cell office:value-type="float" office:value="22.8933">
                <text:p>22.8933</text:p>
              </table:table-cell>
              <table:table-cell office:value-type="float" office:value="23.1248">
                <text:p>23.1248</text:p>
              </table:table-cell>
              <table:table-cell office:value-type="float" office:value="21.6368">
                <text:p>21.6368</text:p>
              </table:table-cell>
              <table:table-cell office:value-type="float" office:value="21.5012">
                <text:p>21.5012</text:p>
              </table:table-cell>
              <table:table-cell office:value-type="float" office:value="20.3803">
                <text:p>20.3803</text:p>
              </table:table-cell>
              <table:table-cell office:value-type="float" office:value="19.9916">
                <text:p>19.99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85609">
                <text:p>0.485609</text:p>
              </table:table-cell>
              <table:table-cell office:value-type="float" office:value="31.8099">
                <text:p>31.8099</text:p>
              </table:table-cell>
              <table:table-cell office:value-type="float" office:value="30.8861">
                <text:p>30.8861</text:p>
              </table:table-cell>
              <table:table-cell office:value-type="float" office:value="29.2504">
                <text:p>29.2504</text:p>
              </table:table-cell>
              <table:table-cell office:value-type="float" office:value="28.7337">
                <text:p>28.7337</text:p>
              </table:table-cell>
              <table:table-cell office:value-type="float" office:value="26.691">
                <text:p>26.691</text:p>
              </table:table-cell>
              <table:table-cell office:value-type="float" office:value="26.7313">
                <text:p>26.7313</text:p>
              </table:table-cell>
              <table:table-cell office:value-type="float" office:value="24.1475">
                <text:p>24.1475</text:p>
              </table:table-cell>
              <table:table-cell office:value-type="float" office:value="24.8685">
                <text:p>24.8685</text:p>
              </table:table-cell>
              <table:table-cell office:value-type="float" office:value="22.9046">
                <text:p>22.9046</text:p>
              </table:table-cell>
              <table:table-cell office:value-type="float" office:value="23.1354">
                <text:p>23.1354</text:p>
              </table:table-cell>
              <table:table-cell office:value-type="float" office:value="21.6617">
                <text:p>21.6617</text:p>
              </table:table-cell>
              <table:table-cell office:value-type="float" office:value="21.5232">
                <text:p>21.5232</text:p>
              </table:table-cell>
              <table:table-cell office:value-type="float" office:value="20.4188">
                <text:p>20.4188</text:p>
              </table:table-cell>
              <table:table-cell office:value-type="float" office:value="20.0233">
                <text:p>20.02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90522">
                <text:p>0.490522</text:p>
              </table:table-cell>
              <table:table-cell office:value-type="float" office:value="32.1483">
                <text:p>32.1483</text:p>
              </table:table-cell>
              <table:table-cell office:value-type="float" office:value="31.0911">
                <text:p>31.0911</text:p>
              </table:table-cell>
              <table:table-cell office:value-type="float" office:value="29.6402">
                <text:p>29.6402</text:p>
              </table:table-cell>
              <table:table-cell office:value-type="float" office:value="28.9536">
                <text:p>28.9536</text:p>
              </table:table-cell>
              <table:table-cell office:value-type="float" office:value="27.1322">
                <text:p>27.1322</text:p>
              </table:table-cell>
              <table:table-cell office:value-type="float" office:value="26.963">
                <text:p>26.963</text:p>
              </table:table-cell>
              <table:table-cell office:value-type="float" office:value="24.3813">
                <text:p>24.3813</text:p>
              </table:table-cell>
              <table:table-cell office:value-type="float" office:value="25.1093">
                <text:p>25.1093</text:p>
              </table:table-cell>
              <table:table-cell office:value-type="float" office:value="23.151">
                <text:p>23.151</text:p>
              </table:table-cell>
              <table:table-cell office:value-type="float" office:value="23.383">
                <text:p>23.383</text:p>
              </table:table-cell>
              <table:table-cell office:value-type="float" office:value="21.9208">
                <text:p>21.9208</text:p>
              </table:table-cell>
              <table:table-cell office:value-type="float" office:value="21.7754">
                <text:p>21.7754</text:p>
              </table:table-cell>
              <table:table-cell office:value-type="float" office:value="20.6905">
                <text:p>20.6905</text:p>
              </table:table-cell>
              <table:table-cell office:value-type="float" office:value="20.2783">
                <text:p>20.27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93038">
                <text:p>0.493038</text:p>
              </table:table-cell>
              <table:table-cell office:value-type="float" office:value="32.0447">
                <text:p>32.0447</text:p>
              </table:table-cell>
              <table:table-cell office:value-type="float" office:value="30.9286">
                <text:p>30.9286</text:p>
              </table:table-cell>
              <table:table-cell office:value-type="float" office:value="29.5842">
                <text:p>29.5842</text:p>
              </table:table-cell>
              <table:table-cell office:value-type="float" office:value="28.817">
                <text:p>28.817</text:p>
              </table:table-cell>
              <table:table-cell office:value-type="float" office:value="27.1236">
                <text:p>27.1236</text:p>
              </table:table-cell>
              <table:table-cell office:value-type="float" office:value="26.8495">
                <text:p>26.8495</text:p>
              </table:table-cell>
              <table:table-cell office:value-type="float" office:value="24.2911">
                <text:p>24.2911</text:p>
              </table:table-cell>
              <table:table-cell office:value-type="float" office:value="25.0164">
                <text:p>25.0164</text:p>
              </table:table-cell>
              <table:table-cell office:value-type="float" office:value="23.078">
                <text:p>23.078</text:p>
              </table:table-cell>
              <table:table-cell office:value-type="float" office:value="23.3084">
                <text:p>23.3084</text:p>
              </table:table-cell>
              <table:table-cell office:value-type="float" office:value="21.8649">
                <text:p>21.8649</text:p>
              </table:table-cell>
              <table:table-cell office:value-type="float" office:value="21.7171">
                <text:p>21.7171</text:p>
              </table:table-cell>
              <table:table-cell office:value-type="float" office:value="20.6517">
                <text:p>20.6517</text:p>
              </table:table-cell>
              <table:table-cell office:value-type="float" office:value="20.2343">
                <text:p>20.23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95581">
                <text:p>0.495581</text:p>
              </table:table-cell>
              <table:table-cell office:value-type="float" office:value="32.0003">
                <text:p>32.0003</text:p>
              </table:table-cell>
              <table:table-cell office:value-type="float" office:value="30.8234">
                <text:p>30.8234</text:p>
              </table:table-cell>
              <table:table-cell office:value-type="float" office:value="29.5826">
                <text:p>29.5826</text:p>
              </table:table-cell>
              <table:table-cell office:value-type="float" office:value="28.7338">
                <text:p>28.7338</text:p>
              </table:table-cell>
              <table:table-cell office:value-type="float" office:value="27.1649">
                <text:p>27.1649</text:p>
              </table:table-cell>
              <table:table-cell office:value-type="float" office:value="26.7858">
                <text:p>26.7858</text:p>
              </table:table-cell>
              <table:table-cell office:value-type="float" office:value="24.2459">
                <text:p>24.2459</text:p>
              </table:table-cell>
              <table:table-cell office:value-type="float" office:value="24.9698">
                <text:p>24.9698</text:p>
              </table:table-cell>
              <table:table-cell office:value-type="float" office:value="23.0477">
                <text:p>23.0477</text:p>
              </table:table-cell>
              <table:table-cell office:value-type="float" office:value="23.277">
                <text:p>23.277</text:p>
              </table:table-cell>
              <table:table-cell office:value-type="float" office:value="21.8496">
                <text:p>21.8496</text:p>
              </table:table-cell>
              <table:table-cell office:value-type="float" office:value="21.6989">
                <text:p>21.6989</text:p>
              </table:table-cell>
              <table:table-cell office:value-type="float" office:value="20.6514">
                <text:p>20.6514</text:p>
              </table:table-cell>
              <table:table-cell office:value-type="float" office:value="20.2279">
                <text:p>20.22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8335">
                <text:p>0.498335</text:p>
              </table:table-cell>
              <table:table-cell office:value-type="float" office:value="31.826">
                <text:p>31.826</text:p>
              </table:table-cell>
              <table:table-cell office:value-type="float" office:value="30.589">
                <text:p>30.589</text:p>
              </table:table-cell>
              <table:table-cell office:value-type="float" office:value="29.4634">
                <text:p>29.4634</text:p>
              </table:table-cell>
              <table:table-cell office:value-type="float" office:value="28.5311">
                <text:p>28.5311</text:p>
              </table:table-cell>
              <table:table-cell office:value-type="float" office:value="27.1008">
                <text:p>27.1008</text:p>
              </table:table-cell>
              <table:table-cell office:value-type="float" office:value="26.6115">
                <text:p>26.6115</text:p>
              </table:table-cell>
              <table:table-cell office:value-type="float" office:value="24.1016">
                <text:p>24.1016</text:p>
              </table:table-cell>
              <table:table-cell office:value-type="float" office:value="24.8212">
                <text:p>24.8212</text:p>
              </table:table-cell>
              <table:table-cell office:value-type="float" office:value="22.9242">
                <text:p>22.9242</text:p>
              </table:table-cell>
              <table:table-cell office:value-type="float" office:value="23.1512">
                <text:p>23.1512</text:p>
              </table:table-cell>
              <table:table-cell office:value-type="float" office:value="21.7468">
                <text:p>21.7468</text:p>
              </table:table-cell>
              <table:table-cell office:value-type="float" office:value="21.5937">
                <text:p>21.5937</text:p>
              </table:table-cell>
              <table:table-cell office:value-type="float" office:value="20.5695">
                <text:p>20.5695</text:p>
              </table:table-cell>
              <table:table-cell office:value-type="float" office:value="20.1409">
                <text:p>20.14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01049">
                <text:p>0.501049</text:p>
              </table:table-cell>
              <table:table-cell office:value-type="float" office:value="32.0322">
                <text:p>32.0322</text:p>
              </table:table-cell>
              <table:table-cell office:value-type="float" office:value="30.757">
                <text:p>30.757</text:p>
              </table:table-cell>
              <table:table-cell office:value-type="float" office:value="29.6875">
                <text:p>29.6875</text:p>
              </table:table-cell>
              <table:table-cell office:value-type="float" office:value="28.7033">
                <text:p>28.7033</text:p>
              </table:table-cell>
              <table:table-cell office:value-type="float" office:value="27.3428">
                <text:p>27.3428</text:p>
              </table:table-cell>
              <table:table-cell office:value-type="float" office:value="26.7867">
                <text:p>26.7867</text:p>
              </table:table-cell>
              <table:table-cell office:value-type="float" office:value="24.2734">
                <text:p>24.2734</text:p>
              </table:table-cell>
              <table:table-cell office:value-type="float" office:value="24.9981">
                <text:p>24.9981</text:p>
              </table:table-cell>
              <table:table-cell office:value-type="float" office:value="23.0986">
                <text:p>23.0986</text:p>
              </table:table-cell>
              <table:table-cell office:value-type="float" office:value="23.329">
                <text:p>23.329</text:p>
              </table:table-cell>
              <table:table-cell office:value-type="float" office:value="21.9238">
                <text:p>21.9238</text:p>
              </table:table-cell>
              <table:table-cell office:value-type="float" office:value="21.7713">
                <text:p>21.7713</text:p>
              </table:table-cell>
              <table:table-cell office:value-type="float" office:value="20.7489">
                <text:p>20.7489</text:p>
              </table:table-cell>
              <table:table-cell office:value-type="float" office:value="20.3176">
                <text:p>20.31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03101">
                <text:p>0.503101</text:p>
              </table:table-cell>
              <table:table-cell office:value-type="float" office:value="32.0658">
                <text:p>32.0658</text:p>
              </table:table-cell>
              <table:table-cell office:value-type="float" office:value="30.8085">
                <text:p>30.8085</text:p>
              </table:table-cell>
              <table:table-cell office:value-type="float" office:value="29.7341">
                <text:p>29.7341</text:p>
              </table:table-cell>
              <table:table-cell office:value-type="float" office:value="28.7631">
                <text:p>28.7631</text:p>
              </table:table-cell>
              <table:table-cell office:value-type="float" office:value="27.4024">
                <text:p>27.4024</text:p>
              </table:table-cell>
              <table:table-cell office:value-type="float" office:value="26.8536">
                <text:p>26.8536</text:p>
              </table:table-cell>
              <table:table-cell office:value-type="float" office:value="24.3439">
                <text:p>24.3439</text:p>
              </table:table-cell>
              <table:table-cell office:value-type="float" office:value="25.0708">
                <text:p>25.0708</text:p>
              </table:table-cell>
              <table:table-cell office:value-type="float" office:value="23.1708">
                <text:p>23.1708</text:p>
              </table:table-cell>
              <table:table-cell office:value-type="float" office:value="23.4063">
                <text:p>23.4063</text:p>
              </table:table-cell>
              <table:table-cell office:value-type="float" office:value="21.9977">
                <text:p>21.9977</text:p>
              </table:table-cell>
              <table:table-cell office:value-type="float" office:value="21.8524">
                <text:p>21.8524</text:p>
              </table:table-cell>
              <table:table-cell office:value-type="float" office:value="20.8247">
                <text:p>20.8247</text:p>
              </table:table-cell>
              <table:table-cell office:value-type="float" office:value="20.4016">
                <text:p>20.40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05985">
                <text:p>0.505985</text:p>
              </table:table-cell>
              <table:table-cell office:value-type="float" office:value="31.782">
                <text:p>31.782</text:p>
              </table:table-cell>
              <table:table-cell office:value-type="float" office:value="30.5623">
                <text:p>30.5623</text:p>
              </table:table-cell>
              <table:table-cell office:value-type="float" office:value="29.4923">
                <text:p>29.4923</text:p>
              </table:table-cell>
              <table:table-cell office:value-type="float" office:value="28.5496">
                <text:p>28.5496</text:p>
              </table:table-cell>
              <table:table-cell office:value-type="float" office:value="27.2027">
                <text:p>27.2027</text:p>
              </table:table-cell>
              <table:table-cell office:value-type="float" office:value="26.6694">
                <text:p>26.6694</text:p>
              </table:table-cell>
              <table:table-cell office:value-type="float" office:value="24.1908">
                <text:p>24.1908</text:p>
              </table:table-cell>
              <table:table-cell office:value-type="float" office:value="24.9131">
                <text:p>24.9131</text:p>
              </table:table-cell>
              <table:table-cell office:value-type="float" office:value="23.0323">
                <text:p>23.0323</text:p>
              </table:table-cell>
              <table:table-cell office:value-type="float" office:value="23.2724">
                <text:p>23.2724</text:p>
              </table:table-cell>
              <table:table-cell office:value-type="float" office:value="21.8738">
                <text:p>21.8738</text:p>
              </table:table-cell>
              <table:table-cell office:value-type="float" office:value="21.7398">
                <text:p>21.7398</text:p>
              </table:table-cell>
              <table:table-cell office:value-type="float" office:value="20.7152">
                <text:p>20.7152</text:p>
              </table:table-cell>
              <table:table-cell office:value-type="float" office:value="20.3081">
                <text:p>20.30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07752">
                <text:p>0.507752</text:p>
              </table:table-cell>
              <table:table-cell office:value-type="float" office:value="31.5157">
                <text:p>31.5157</text:p>
              </table:table-cell>
              <table:table-cell office:value-type="float" office:value="30.3223">
                <text:p>30.3223</text:p>
              </table:table-cell>
              <table:table-cell office:value-type="float" office:value="29.2582">
                <text:p>29.2582</text:p>
              </table:table-cell>
              <table:table-cell office:value-type="float" office:value="28.3353">
                <text:p>28.3353</text:p>
              </table:table-cell>
              <table:table-cell office:value-type="float" office:value="27.0007">
                <text:p>27.0007</text:p>
              </table:table-cell>
              <table:table-cell office:value-type="float" office:value="26.4784">
                <text:p>26.4784</text:p>
              </table:table-cell>
              <table:table-cell office:value-type="float" office:value="24.0259">
                <text:p>24.0259</text:p>
              </table:table-cell>
              <table:table-cell office:value-type="float" office:value="24.7433">
                <text:p>24.7433</text:p>
              </table:table-cell>
              <table:table-cell office:value-type="float" office:value="22.8797">
                <text:p>22.8797</text:p>
              </table:table-cell>
              <table:table-cell office:value-type="float" office:value="23.1218">
                <text:p>23.1218</text:p>
              </table:table-cell>
              <table:table-cell office:value-type="float" office:value="21.7334">
                <text:p>21.7334</text:p>
              </table:table-cell>
              <table:table-cell office:value-type="float" office:value="21.6067">
                <text:p>21.6067</text:p>
              </table:table-cell>
              <table:table-cell office:value-type="float" office:value="20.5872">
                <text:p>20.5872</text:p>
              </table:table-cell>
              <table:table-cell office:value-type="float" office:value="20.1908">
                <text:p>20.19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12414">
                <text:p>0.512414</text:p>
              </table:table-cell>
              <table:table-cell office:value-type="float" office:value="31.8107">
                <text:p>31.8107</text:p>
              </table:table-cell>
              <table:table-cell office:value-type="float" office:value="30.6479">
                <text:p>30.6479</text:p>
              </table:table-cell>
              <table:table-cell office:value-type="float" office:value="29.5663">
                <text:p>29.5663</text:p>
              </table:table-cell>
              <table:table-cell office:value-type="float" office:value="28.6657">
                <text:p>28.6657</text:p>
              </table:table-cell>
              <table:table-cell office:value-type="float" office:value="27.322">
                <text:p>27.322</text:p>
              </table:table-cell>
              <table:table-cell office:value-type="float" office:value="26.8117">
                <text:p>26.8117</text:p>
              </table:table-cell>
              <table:table-cell office:value-type="float" office:value="24.3506">
                <text:p>24.3506</text:p>
              </table:table-cell>
              <table:table-cell office:value-type="float" office:value="25.0776">
                <text:p>25.0776</text:p>
              </table:table-cell>
              <table:table-cell office:value-type="float" office:value="23.2005">
                <text:p>23.2005</text:p>
              </table:table-cell>
              <table:table-cell office:value-type="float" office:value="23.4557">
                <text:p>23.4557</text:p>
              </table:table-cell>
              <table:table-cell office:value-type="float" office:value="22.0505">
                <text:p>22.0505</text:p>
              </table:table-cell>
              <table:table-cell office:value-type="float" office:value="21.9387">
                <text:p>21.9387</text:p>
              </table:table-cell>
              <table:table-cell office:value-type="float" office:value="20.9004">
                <text:p>20.9004</text:p>
              </table:table-cell>
              <table:table-cell office:value-type="float" office:value="20.5198">
                <text:p>20.51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14007">
                <text:p>0.514007</text:p>
              </table:table-cell>
              <table:table-cell office:value-type="float" office:value="31.5703">
                <text:p>31.5703</text:p>
              </table:table-cell>
              <table:table-cell office:value-type="float" office:value="30.4302">
                <text:p>30.4302</text:p>
              </table:table-cell>
              <table:table-cell office:value-type="float" office:value="29.3545">
                <text:p>29.3545</text:p>
              </table:table-cell>
              <table:table-cell office:value-type="float" office:value="28.4709">
                <text:p>28.4709</text:p>
              </table:table-cell>
              <table:table-cell office:value-type="float" office:value="27.1386">
                <text:p>27.1386</text:p>
              </table:table-cell>
              <table:table-cell office:value-type="float" office:value="26.6378">
                <text:p>26.6378</text:p>
              </table:table-cell>
              <table:table-cell office:value-type="float" office:value="24.2002">
                <text:p>24.2002</text:p>
              </table:table-cell>
              <table:table-cell office:value-type="float" office:value="24.9227">
                <text:p>24.9227</text:p>
              </table:table-cell>
              <table:table-cell office:value-type="float" office:value="23.0612">
                <text:p>23.0612</text:p>
              </table:table-cell>
              <table:table-cell office:value-type="float" office:value="23.3181">
                <text:p>23.3181</text:p>
              </table:table-cell>
              <table:table-cell office:value-type="float" office:value="21.9222">
                <text:p>21.9222</text:p>
              </table:table-cell>
              <table:table-cell office:value-type="float" office:value="21.8167">
                <text:p>21.8167</text:p>
              </table:table-cell>
              <table:table-cell office:value-type="float" office:value="20.7833">
                <text:p>20.7833</text:p>
              </table:table-cell>
              <table:table-cell office:value-type="float" office:value="20.412">
                <text:p>20.4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19583">
                <text:p>0.519583</text:p>
              </table:table-cell>
              <table:table-cell office:value-type="float" office:value="31.5196">
                <text:p>31.5196</text:p>
              </table:table-cell>
              <table:table-cell office:value-type="float" office:value="30.4292">
                <text:p>30.4292</text:p>
              </table:table-cell>
              <table:table-cell office:value-type="float" office:value="29.3473">
                <text:p>29.3473</text:p>
              </table:table-cell>
              <table:table-cell office:value-type="float" office:value="28.5008">
                <text:p>28.5008</text:p>
              </table:table-cell>
              <table:table-cell office:value-type="float" office:value="27.175">
                <text:p>27.175</text:p>
              </table:table-cell>
              <table:table-cell office:value-type="float" office:value="26.6945">
                <text:p>26.6945</text:p>
              </table:table-cell>
              <table:table-cell office:value-type="float" office:value="24.2779">
                <text:p>24.2779</text:p>
              </table:table-cell>
              <table:table-cell office:value-type="float" office:value="25.0027">
                <text:p>25.0027</text:p>
              </table:table-cell>
              <table:table-cell office:value-type="float" office:value="23.1492">
                <text:p>23.1492</text:p>
              </table:table-cell>
              <table:table-cell office:value-type="float" office:value="23.4182">
                <text:p>23.4182</text:p>
              </table:table-cell>
              <table:table-cell office:value-type="float" office:value="22.0205">
                <text:p>22.0205</text:p>
              </table:table-cell>
              <table:table-cell office:value-type="float" office:value="21.934">
                <text:p>21.934</text:p>
              </table:table-cell>
              <table:table-cell office:value-type="float" office:value="20.8918">
                <text:p>20.8918</text:p>
              </table:table-cell>
              <table:table-cell office:value-type="float" office:value="20.544">
                <text:p>20.5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2202">
                <text:p>0.52202</text:p>
              </table:table-cell>
              <table:table-cell office:value-type="float" office:value="31.6092">
                <text:p>31.6092</text:p>
              </table:table-cell>
              <table:table-cell office:value-type="float" office:value="30.5363">
                <text:p>30.5363</text:p>
              </table:table-cell>
              <table:table-cell office:value-type="float" office:value="29.4481">
                <text:p>29.4481</text:p>
              </table:table-cell>
              <table:table-cell office:value-type="float" office:value="28.6144">
                <text:p>28.6144</text:p>
              </table:table-cell>
              <table:table-cell office:value-type="float" office:value="27.287">
                <text:p>27.287</text:p>
              </table:table-cell>
              <table:table-cell office:value-type="float" office:value="26.8135">
                <text:p>26.8135</text:p>
              </table:table-cell>
              <table:table-cell office:value-type="float" office:value="24.3975">
                <text:p>24.3975</text:p>
              </table:table-cell>
              <table:table-cell office:value-type="float" office:value="25.126">
                <text:p>25.126</text:p>
              </table:table-cell>
              <table:table-cell office:value-type="float" office:value="23.2694">
                <text:p>23.2694</text:p>
              </table:table-cell>
              <table:table-cell office:value-type="float" office:value="23.5446">
                <text:p>23.5446</text:p>
              </table:table-cell>
              <table:table-cell office:value-type="float" office:value="22.1412">
                <text:p>22.1412</text:p>
              </table:table-cell>
              <table:table-cell office:value-type="float" office:value="22.0628">
                <text:p>22.0628</text:p>
              </table:table-cell>
              <table:table-cell office:value-type="float" office:value="21.0131">
                <text:p>21.0131</text:p>
              </table:table-cell>
              <table:table-cell office:value-type="float" office:value="20.6742">
                <text:p>20.67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23335">
                <text:p>0.523335</text:p>
              </table:table-cell>
              <table:table-cell office:value-type="float" office:value="31.2709">
                <text:p>31.2709</text:p>
              </table:table-cell>
              <table:table-cell office:value-type="float" office:value="30.2204">
                <text:p>30.2204</text:p>
              </table:table-cell>
              <table:table-cell office:value-type="float" office:value="29.1422">
                <text:p>29.1422</text:p>
              </table:table-cell>
              <table:table-cell office:value-type="float" office:value="28.3256">
                <text:p>28.3256</text:p>
              </table:table-cell>
              <table:table-cell office:value-type="float" office:value="27.0135">
                <text:p>27.0135</text:p>
              </table:table-cell>
              <table:table-cell office:value-type="float" office:value="26.5495">
                <text:p>26.5495</text:p>
              </table:table-cell>
              <table:table-cell office:value-type="float" office:value="24.1634">
                <text:p>24.1634</text:p>
              </table:table-cell>
              <table:table-cell office:value-type="float" office:value="24.8848">
                <text:p>24.8848</text:p>
              </table:table-cell>
              <table:table-cell office:value-type="float" office:value="23.0493">
                <text:p>23.0493</text:p>
              </table:table-cell>
              <table:table-cell office:value-type="float" office:value="23.3245">
                <text:p>23.3245</text:p>
              </table:table-cell>
              <table:table-cell office:value-type="float" office:value="21.9353">
                <text:p>21.9353</text:p>
              </table:table-cell>
              <table:table-cell office:value-type="float" office:value="21.862">
                <text:p>21.862</text:p>
              </table:table-cell>
              <table:table-cell office:value-type="float" office:value="20.8213">
                <text:p>20.8213</text:p>
              </table:table-cell>
              <table:table-cell office:value-type="float" office:value="20.4912">
                <text:p>20.49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25767">
                <text:p>0.525767</text:p>
              </table:table-cell>
              <table:table-cell office:value-type="float" office:value="31.5832">
                <text:p>31.5832</text:p>
              </table:table-cell>
              <table:table-cell office:value-type="float" office:value="30.5424">
                <text:p>30.5424</text:p>
              </table:table-cell>
              <table:table-cell office:value-type="float" office:value="29.4505">
                <text:p>29.4505</text:p>
              </table:table-cell>
              <table:table-cell office:value-type="float" office:value="28.6406">
                <text:p>28.6406</text:p>
              </table:table-cell>
              <table:table-cell office:value-type="float" office:value="27.3177">
                <text:p>27.3177</text:p>
              </table:table-cell>
              <table:table-cell office:value-type="float" office:value="26.8573">
                <text:p>26.8573</text:p>
              </table:table-cell>
              <table:table-cell office:value-type="float" office:value="24.4548">
                <text:p>24.4548</text:p>
              </table:table-cell>
              <table:table-cell office:value-type="float" office:value="25.185">
                <text:p>25.185</text:p>
              </table:table-cell>
              <table:table-cell office:value-type="float" office:value="23.3335">
                <text:p>23.3335</text:p>
              </table:table-cell>
              <table:table-cell office:value-type="float" office:value="23.6168">
                <text:p>23.6168</text:p>
              </table:table-cell>
              <table:table-cell office:value-type="float" office:value="22.2121">
                <text:p>22.2121</text:p>
              </table:table-cell>
              <table:table-cell office:value-type="float" office:value="22.1462">
                <text:p>22.1462</text:p>
              </table:table-cell>
              <table:table-cell office:value-type="float" office:value="21.0908">
                <text:p>21.0908</text:p>
              </table:table-cell>
              <table:table-cell office:value-type="float" office:value="20.7673">
                <text:p>20.76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26263">
                <text:p>0.526263</text:p>
              </table:table-cell>
              <table:table-cell office:value-type="float" office:value="31.2831">
                <text:p>31.2831</text:p>
              </table:table-cell>
              <table:table-cell office:value-type="float" office:value="30.2562">
                <text:p>30.2562</text:p>
              </table:table-cell>
              <table:table-cell office:value-type="float" office:value="29.174">
                <text:p>29.174</text:p>
              </table:table-cell>
              <table:table-cell office:value-type="float" office:value="28.3749">
                <text:p>28.3749</text:p>
              </table:table-cell>
              <table:table-cell office:value-type="float" office:value="27.065">
                <text:p>27.065</text:p>
              </table:table-cell>
              <table:table-cell office:value-type="float" office:value="26.6106">
                <text:p>26.6106</text:p>
              </table:table-cell>
              <table:table-cell office:value-type="float" office:value="24.2325">
                <text:p>24.2325</text:p>
              </table:table-cell>
              <table:table-cell office:value-type="float" office:value="24.956">
                <text:p>24.956</text:p>
              </table:table-cell>
              <table:table-cell office:value-type="float" office:value="23.1226">
                <text:p>23.1226</text:p>
              </table:table-cell>
              <table:table-cell office:value-type="float" office:value="23.4043">
                <text:p>23.4043</text:p>
              </table:table-cell>
              <table:table-cell office:value-type="float" office:value="22.0127">
                <text:p>22.0127</text:p>
              </table:table-cell>
              <table:table-cell office:value-type="float" office:value="21.949">
                <text:p>21.949</text:p>
              </table:table-cell>
              <table:table-cell office:value-type="float" office:value="20.9027">
                <text:p>20.9027</text:p>
              </table:table-cell>
              <table:table-cell office:value-type="float" office:value="20.5843">
                <text:p>20.58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28442">
                <text:p>0.528442</text:p>
              </table:table-cell>
              <table:table-cell office:value-type="float" office:value="31.7162">
                <text:p>31.7162</text:p>
              </table:table-cell>
              <table:table-cell office:value-type="float" office:value="30.6929">
                <text:p>30.6929</text:p>
              </table:table-cell>
              <table:table-cell office:value-type="float" office:value="29.5933">
                <text:p>29.5933</text:p>
              </table:table-cell>
              <table:table-cell office:value-type="float" office:value="28.7964">
                <text:p>28.7964</text:p>
              </table:table-cell>
              <table:table-cell office:value-type="float" office:value="27.4705">
                <text:p>27.4705</text:p>
              </table:table-cell>
              <table:table-cell office:value-type="float" office:value="27.017">
                <text:p>27.017</text:p>
              </table:table-cell>
              <table:table-cell office:value-type="float" office:value="24.6128">
                <text:p>24.6128</text:p>
              </table:table-cell>
              <table:table-cell office:value-type="float" office:value="25.3476">
                <text:p>25.3476</text:p>
              </table:table-cell>
              <table:table-cell office:value-type="float" office:value="23.491">
                <text:p>23.491</text:p>
              </table:table-cell>
              <table:table-cell office:value-type="float" office:value="23.7814">
                <text:p>23.7814</text:p>
              </table:table-cell>
              <table:table-cell office:value-type="float" office:value="22.3691">
                <text:p>22.3691</text:p>
              </table:table-cell>
              <table:table-cell office:value-type="float" office:value="22.3119">
                <text:p>22.3119</text:p>
              </table:table-cell>
              <table:table-cell office:value-type="float" office:value="21.2473">
                <text:p>21.2473</text:p>
              </table:table-cell>
              <table:table-cell office:value-type="float" office:value="20.9332">
                <text:p>20.93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1374">
                <text:p>0.531374</text:p>
              </table:table-cell>
              <table:table-cell office:value-type="float" office:value="31.4473">
                <text:p>31.4473</text:p>
              </table:table-cell>
              <table:table-cell office:value-type="float" office:value="30.4563">
                <text:p>30.4563</text:p>
              </table:table-cell>
              <table:table-cell office:value-type="float" office:value="29.3628">
                <text:p>29.3628</text:p>
              </table:table-cell>
              <table:table-cell office:value-type="float" office:value="28.5902">
                <text:p>28.5902</text:p>
              </table:table-cell>
              <table:table-cell office:value-type="float" office:value="27.2784">
                <text:p>27.2784</text:p>
              </table:table-cell>
              <table:table-cell office:value-type="float" office:value="26.8384">
                <text:p>26.8384</text:p>
              </table:table-cell>
              <table:table-cell office:value-type="float" office:value="24.4636">
                <text:p>24.4636</text:p>
              </table:table-cell>
              <table:table-cell office:value-type="float" office:value="25.194">
                <text:p>25.194</text:p>
              </table:table-cell>
              <table:table-cell office:value-type="float" office:value="23.356">
                <text:p>23.356</text:p>
              </table:table-cell>
              <table:table-cell office:value-type="float" office:value="23.6503">
                <text:p>23.6503</text:p>
              </table:table-cell>
              <table:table-cell office:value-type="float" office:value="22.2483">
                <text:p>22.2483</text:p>
              </table:table-cell>
              <table:table-cell office:value-type="float" office:value="22.2012">
                <text:p>22.2012</text:p>
              </table:table-cell>
              <table:table-cell office:value-type="float" office:value="21.1407">
                <text:p>21.1407</text:p>
              </table:table-cell>
              <table:table-cell office:value-type="float" office:value="20.8409">
                <text:p>20.84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32692">
                <text:p>0.532692</text:p>
              </table:table-cell>
              <table:table-cell office:value-type="float" office:value="31.0798">
                <text:p>31.0798</text:p>
              </table:table-cell>
              <table:table-cell office:value-type="float" office:value="30.1108">
                <text:p>30.1108</text:p>
              </table:table-cell>
              <table:table-cell office:value-type="float" office:value="29.0288">
                <text:p>29.0288</text:p>
              </table:table-cell>
              <table:table-cell office:value-type="float" office:value="28.2728">
                <text:p>28.2728</text:p>
              </table:table-cell>
              <table:table-cell office:value-type="float" office:value="26.9777">
                <text:p>26.9777</text:p>
              </table:table-cell>
              <table:table-cell office:value-type="float" office:value="26.5471">
                <text:p>26.5471</text:p>
              </table:table-cell>
              <table:table-cell office:value-type="float" office:value="24.204">
                <text:p>24.204</text:p>
              </table:table-cell>
              <table:table-cell office:value-type="float" office:value="24.9267">
                <text:p>24.9267</text:p>
              </table:table-cell>
              <table:table-cell office:value-type="float" office:value="23.1114">
                <text:p>23.1114</text:p>
              </table:table-cell>
              <table:table-cell office:value-type="float" office:value="23.4052">
                <text:p>23.4052</text:p>
              </table:table-cell>
              <table:table-cell office:value-type="float" office:value="22.0188">
                <text:p>22.0188</text:p>
              </table:table-cell>
              <table:table-cell office:value-type="float" office:value="21.9766">
                <text:p>21.9766</text:p>
              </table:table-cell>
              <table:table-cell office:value-type="float" office:value="20.9263">
                <text:p>20.9263</text:p>
              </table:table-cell>
              <table:table-cell office:value-type="float" office:value="20.6351">
                <text:p>20.63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6998">
                <text:p>0.536998</text:p>
              </table:table-cell>
              <table:table-cell office:value-type="float" office:value="30.7685">
                <text:p>30.7685</text:p>
              </table:table-cell>
              <table:table-cell office:value-type="float" office:value="29.8422">
                <text:p>29.8422</text:p>
              </table:table-cell>
              <table:table-cell office:value-type="float" office:value="28.767">
                <text:p>28.767</text:p>
              </table:table-cell>
              <table:table-cell office:value-type="float" office:value="28.0432">
                <text:p>28.0432</text:p>
              </table:table-cell>
              <table:table-cell office:value-type="float" office:value="26.7656">
                <text:p>26.7656</text:p>
              </table:table-cell>
              <table:table-cell office:value-type="float" office:value="26.3527">
                <text:p>26.3527</text:p>
              </table:table-cell>
              <table:table-cell office:value-type="float" office:value="24.0461">
                <text:p>24.0461</text:p>
              </table:table-cell>
              <table:table-cell office:value-type="float" office:value="24.7641">
                <text:p>24.7641</text:p>
              </table:table-cell>
              <table:table-cell office:value-type="float" office:value="22.9713">
                <text:p>22.9713</text:p>
              </table:table-cell>
              <table:table-cell office:value-type="float" office:value="23.2713">
                <text:p>23.2713</text:p>
              </table:table-cell>
              <table:table-cell office:value-type="float" office:value="21.8966">
                <text:p>21.8966</text:p>
              </table:table-cell>
              <table:table-cell office:value-type="float" office:value="21.8684">
                <text:p>21.8684</text:p>
              </table:table-cell>
              <table:table-cell office:value-type="float" office:value="20.8218">
                <text:p>20.8218</text:p>
              </table:table-cell>
              <table:table-cell office:value-type="float" office:value="20.5501">
                <text:p>20.55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39955">
                <text:p>0.539955</text:p>
              </table:table-cell>
              <table:table-cell office:value-type="float" office:value="31.3172">
                <text:p>31.3172</text:p>
              </table:table-cell>
              <table:table-cell office:value-type="float" office:value="30.397">
                <text:p>30.397</text:p>
              </table:table-cell>
              <table:table-cell office:value-type="float" office:value="29.3001">
                <text:p>29.3001</text:p>
              </table:table-cell>
              <table:table-cell office:value-type="float" office:value="28.5803">
                <text:p>28.5803</text:p>
              </table:table-cell>
              <table:table-cell office:value-type="float" office:value="27.2831">
                <text:p>27.2831</text:p>
              </table:table-cell>
              <table:table-cell office:value-type="float" office:value="26.8722">
                <text:p>26.8722</text:p>
              </table:table-cell>
              <table:table-cell office:value-type="float" office:value="24.5336">
                <text:p>24.5336</text:p>
              </table:table-cell>
              <table:table-cell office:value-type="float" office:value="25.2661">
                <text:p>25.2661</text:p>
              </table:table-cell>
              <table:table-cell office:value-type="float" office:value="23.4445">
                <text:p>23.4445</text:p>
              </table:table-cell>
              <table:table-cell office:value-type="float" office:value="23.756">
                <text:p>23.756</text:p>
              </table:table-cell>
              <table:table-cell office:value-type="float" office:value="22.3554">
                <text:p>22.3554</text:p>
              </table:table-cell>
              <table:table-cell office:value-type="float" office:value="22.3362">
                <text:p>22.3362</text:p>
              </table:table-cell>
              <table:table-cell office:value-type="float" office:value="21.2663">
                <text:p>21.2663</text:p>
              </table:table-cell>
              <table:table-cell office:value-type="float" office:value="21.0013">
                <text:p>21.00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5172">
                <text:p>0.545172</text:p>
              </table:table-cell>
              <table:table-cell office:value-type="float" office:value="30.9293">
                <text:p>30.9293</text:p>
              </table:table-cell>
              <table:table-cell office:value-type="float" office:value="30.0593">
                <text:p>30.0593</text:p>
              </table:table-cell>
              <table:table-cell office:value-type="float" office:value="28.9721">
                <text:p>28.9721</text:p>
              </table:table-cell>
              <table:table-cell office:value-type="float" office:value="28.29">
                <text:p>28.29</text:p>
              </table:table-cell>
              <table:table-cell office:value-type="float" office:value="27.0148">
                <text:p>27.0148</text:p>
              </table:table-cell>
              <table:table-cell office:value-type="float" office:value="26.6248">
                <text:p>26.6248</text:p>
              </table:table-cell>
              <table:table-cell office:value-type="float" office:value="24.3311">
                <text:p>24.3311</text:p>
              </table:table-cell>
              <table:table-cell office:value-type="float" office:value="25.0576">
                <text:p>25.0576</text:p>
              </table:table-cell>
              <table:table-cell office:value-type="float" office:value="23.2641">
                <text:p>23.2641</text:p>
              </table:table-cell>
              <table:table-cell office:value-type="float" office:value="23.5827">
                <text:p>23.5827</text:p>
              </table:table-cell>
              <table:table-cell office:value-type="float" office:value="22.197">
                <text:p>22.197</text:p>
              </table:table-cell>
              <table:table-cell office:value-type="float" office:value="22.1945">
                <text:p>22.1945</text:p>
              </table:table-cell>
              <table:table-cell office:value-type="float" office:value="21.13">
                <text:p>21.13</text:p>
              </table:table-cell>
              <table:table-cell office:value-type="float" office:value="20.8881">
                <text:p>20.88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8673">
                <text:p>0.548673</text:p>
              </table:table-cell>
              <table:table-cell office:value-type="float" office:value="31.162">
                <text:p>31.162</text:p>
              </table:table-cell>
              <table:table-cell office:value-type="float" office:value="30.3111">
                <text:p>30.3111</text:p>
              </table:table-cell>
              <table:table-cell office:value-type="float" office:value="29.2134">
                <text:p>29.2134</text:p>
              </table:table-cell>
              <table:table-cell office:value-type="float" office:value="28.5452">
                <text:p>28.5452</text:p>
              </table:table-cell>
              <table:table-cell office:value-type="float" office:value="27.2647">
                <text:p>27.2647</text:p>
              </table:table-cell>
              <table:table-cell office:value-type="float" office:value="26.8822">
                <text:p>26.8822</text:p>
              </table:table-cell>
              <table:table-cell office:value-type="float" office:value="24.5821">
                <text:p>24.5821</text:p>
              </table:table-cell>
              <table:table-cell office:value-type="float" office:value="25.316">
                <text:p>25.316</text:p>
              </table:table-cell>
              <table:table-cell office:value-type="float" office:value="23.5129">
                <text:p>23.5129</text:p>
              </table:table-cell>
              <table:table-cell office:value-type="float" office:value="23.8411">
                <text:p>23.8411</text:p>
              </table:table-cell>
              <table:table-cell office:value-type="float" office:value="22.4437">
                <text:p>22.4437</text:p>
              </table:table-cell>
              <table:table-cell office:value-type="float" office:value="22.4522">
                <text:p>22.4522</text:p>
              </table:table-cell>
              <table:table-cell office:value-type="float" office:value="21.3745">
                <text:p>21.3745</text:p>
              </table:table-cell>
              <table:table-cell office:value-type="float" office:value="21.1441">
                <text:p>21.14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53284">
                <text:p>0.553284</text:p>
              </table:table-cell>
              <table:table-cell office:value-type="float" office:value="31.1443">
                <text:p>31.1443</text:p>
              </table:table-cell>
              <table:table-cell office:value-type="float" office:value="30.3268">
                <text:p>30.3268</text:p>
              </table:table-cell>
              <table:table-cell office:value-type="float" office:value="29.2271">
                <text:p>29.2271</text:p>
              </table:table-cell>
              <table:table-cell office:value-type="float" office:value="28.5839">
                <text:p>28.5839</text:p>
              </table:table-cell>
              <table:table-cell office:value-type="float" office:value="27.31">
                <text:p>27.31</text:p>
              </table:table-cell>
              <table:table-cell office:value-type="float" office:value="26.9412">
                <text:p>26.9412</text:p>
              </table:table-cell>
              <table:table-cell office:value-type="float" office:value="24.6567">
                <text:p>24.6567</text:p>
              </table:table-cell>
              <table:table-cell office:value-type="float" office:value="25.3929">
                <text:p>25.3929</text:p>
              </table:table-cell>
              <table:table-cell office:value-type="float" office:value="23.5959">
                <text:p>23.5959</text:p>
              </table:table-cell>
              <table:table-cell office:value-type="float" office:value="23.9335">
                <text:p>23.9335</text:p>
              </table:table-cell>
              <table:table-cell office:value-type="float" office:value="22.5352">
                <text:p>22.5352</text:p>
              </table:table-cell>
              <table:table-cell office:value-type="float" office:value="22.558">
                <text:p>22.558</text:p>
              </table:table-cell>
              <table:table-cell office:value-type="float" office:value="21.4745">
                <text:p>21.4745</text:p>
              </table:table-cell>
              <table:table-cell office:value-type="float" office:value="21.2616">
                <text:p>21.26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56362">
                <text:p>0.556362</text:p>
              </table:table-cell>
              <table:table-cell office:value-type="float" office:value="31.1913">
                <text:p>31.1913</text:p>
              </table:table-cell>
              <table:table-cell office:value-type="float" office:value="30.3943">
                <text:p>30.3943</text:p>
              </table:table-cell>
              <table:table-cell office:value-type="float" office:value="29.2915">
                <text:p>29.2915</text:p>
              </table:table-cell>
              <table:table-cell office:value-type="float" office:value="28.6635">
                <text:p>28.6635</text:p>
              </table:table-cell>
              <table:table-cell office:value-type="float" office:value="27.3916">
                <text:p>27.3916</text:p>
              </table:table-cell>
              <table:table-cell office:value-type="float" office:value="27.0311">
                <text:p>27.0311</text:p>
              </table:table-cell>
              <table:table-cell office:value-type="float" office:value="24.7527">
                <text:p>24.7527</text:p>
              </table:table-cell>
              <table:table-cell office:value-type="float" office:value="25.4918">
                <text:p>25.4918</text:p>
              </table:table-cell>
              <table:table-cell office:value-type="float" office:value="23.6957">
                <text:p>23.6957</text:p>
              </table:table-cell>
              <table:table-cell office:value-type="float" office:value="24.0401">
                <text:p>24.0401</text:p>
              </table:table-cell>
              <table:table-cell office:value-type="float" office:value="22.6387">
                <text:p>22.6387</text:p>
              </table:table-cell>
              <table:table-cell office:value-type="float" office:value="22.671">
                <text:p>22.671</text:p>
              </table:table-cell>
              <table:table-cell office:value-type="float" office:value="21.5817">
                <text:p>21.5817</text:p>
              </table:table-cell>
              <table:table-cell office:value-type="float" office:value="21.38">
                <text:p>21.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781">
                <text:p>0.55781</text:p>
              </table:table-cell>
              <table:table-cell office:value-type="float" office:value="30.9038">
                <text:p>30.9038</text:p>
              </table:table-cell>
              <table:table-cell office:value-type="float" office:value="30.1242">
                <text:p>30.1242</text:p>
              </table:table-cell>
              <table:table-cell office:value-type="float" office:value="29.0309">
                <text:p>29.0309</text:p>
              </table:table-cell>
              <table:table-cell office:value-type="float" office:value="28.4161">
                <text:p>28.4161</text:p>
              </table:table-cell>
              <table:table-cell office:value-type="float" office:value="27.1579">
                <text:p>27.1579</text:p>
              </table:table-cell>
              <table:table-cell office:value-type="float" office:value="26.8048">
                <text:p>26.8048</text:p>
              </table:table-cell>
              <table:table-cell office:value-type="float" office:value="24.5519">
                <text:p>24.5519</text:p>
              </table:table-cell>
              <table:table-cell office:value-type="float" office:value="25.2849">
                <text:p>25.2849</text:p>
              </table:table-cell>
              <table:table-cell office:value-type="float" office:value="23.5071">
                <text:p>23.5071</text:p>
              </table:table-cell>
              <table:table-cell office:value-type="float" office:value="23.8512">
                <text:p>23.8512</text:p>
              </table:table-cell>
              <table:table-cell office:value-type="float" office:value="22.4623">
                <text:p>22.4623</text:p>
              </table:table-cell>
              <table:table-cell office:value-type="float" office:value="22.4988">
                <text:p>22.4988</text:p>
              </table:table-cell>
              <table:table-cell office:value-type="float" office:value="21.4175">
                <text:p>21.4175</text:p>
              </table:table-cell>
              <table:table-cell office:value-type="float" office:value="21.223">
                <text:p>21.2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63069">
                <text:p>0.563069</text:p>
              </table:table-cell>
              <table:table-cell office:value-type="float" office:value="30.9281">
                <text:p>30.9281</text:p>
              </table:table-cell>
              <table:table-cell office:value-type="float" office:value="30.1836">
                <text:p>30.1836</text:p>
              </table:table-cell>
              <table:table-cell office:value-type="float" office:value="29.0875">
                <text:p>29.0875</text:p>
              </table:table-cell>
              <table:table-cell office:value-type="float" office:value="28.4988">
                <text:p>28.4988</text:p>
              </table:table-cell>
              <table:table-cell office:value-type="float" office:value="27.2468">
                <text:p>27.2468</text:p>
              </table:table-cell>
              <table:table-cell office:value-type="float" office:value="26.9081">
                <text:p>26.9081</text:p>
              </table:table-cell>
              <table:table-cell office:value-type="float" office:value="24.6696">
                <text:p>24.6696</text:p>
              </table:table-cell>
              <table:table-cell office:value-type="float" office:value="25.4062">
                <text:p>25.4062</text:p>
              </table:table-cell>
              <table:table-cell office:value-type="float" office:value="23.6332">
                <text:p>23.6332</text:p>
              </table:table-cell>
              <table:table-cell office:value-type="float" office:value="23.9881">
                <text:p>23.9881</text:p>
              </table:table-cell>
              <table:table-cell office:value-type="float" office:value="22.5968">
                <text:p>22.5968</text:p>
              </table:table-cell>
              <table:table-cell office:value-type="float" office:value="22.6491">
                <text:p>22.6491</text:p>
              </table:table-cell>
              <table:table-cell office:value-type="float" office:value="21.5603">
                <text:p>21.5603</text:p>
              </table:table-cell>
              <table:table-cell office:value-type="float" office:value="21.3849">
                <text:p>21.38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6076">
                <text:p>0.566076</text:p>
              </table:table-cell>
              <table:table-cell office:value-type="float" office:value="31.1579">
                <text:p>31.1579</text:p>
              </table:table-cell>
              <table:table-cell office:value-type="float" office:value="30.428">
                <text:p>30.428</text:p>
              </table:table-cell>
              <table:table-cell office:value-type="float" office:value="29.3229">
                <text:p>29.3229</text:p>
              </table:table-cell>
              <table:table-cell office:value-type="float" office:value="28.7449">
                <text:p>28.7449</text:p>
              </table:table-cell>
              <table:table-cell office:value-type="float" office:value="27.4879">
                <text:p>27.4879</text:p>
              </table:table-cell>
              <table:table-cell office:value-type="float" office:value="27.1549">
                <text:p>27.1549</text:p>
              </table:table-cell>
              <table:table-cell office:value-type="float" office:value="24.9091">
                <text:p>24.9091</text:p>
              </table:table-cell>
              <table:table-cell office:value-type="float" office:value="25.6528">
                <text:p>25.6528</text:p>
              </table:table-cell>
              <table:table-cell office:value-type="float" office:value="23.8703">
                <text:p>23.8703</text:p>
              </table:table-cell>
              <table:table-cell office:value-type="float" office:value="24.2339">
                <text:p>24.2339</text:p>
              </table:table-cell>
              <table:table-cell office:value-type="float" office:value="22.8316">
                <text:p>22.8316</text:p>
              </table:table-cell>
              <table:table-cell office:value-type="float" office:value="22.8934">
                <text:p>22.8934</text:p>
              </table:table-cell>
              <table:table-cell office:value-type="float" office:value="21.7928">
                <text:p>21.7928</text:p>
              </table:table-cell>
              <table:table-cell office:value-type="float" office:value="21.6271">
                <text:p>21.6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71147">
                <text:p>0.571147</text:p>
              </table:table-cell>
              <table:table-cell office:value-type="float" office:value="31.0327">
                <text:p>31.0327</text:p>
              </table:table-cell>
              <table:table-cell office:value-type="float" office:value="30.3389">
                <text:p>30.3389</text:p>
              </table:table-cell>
              <table:table-cell office:value-type="float" office:value="29.2372">
                <text:p>29.2372</text:p>
              </table:table-cell>
              <table:table-cell office:value-type="float" office:value="28.6863">
                <text:p>28.6863</text:p>
              </table:table-cell>
              <table:table-cell office:value-type="float" office:value="27.4417">
                <text:p>27.4417</text:p>
              </table:table-cell>
              <table:table-cell office:value-type="float" office:value="27.1237">
                <text:p>27.1237</text:p>
              </table:table-cell>
              <table:table-cell office:value-type="float" office:value="24.9027">
                <text:p>24.9027</text:p>
              </table:table-cell>
              <table:table-cell office:value-type="float" office:value="25.6463">
                <text:p>25.6463</text:p>
              </table:table-cell>
              <table:table-cell office:value-type="float" office:value="23.8772">
                <text:p>23.8772</text:p>
              </table:table-cell>
              <table:table-cell office:value-type="float" office:value="24.2493">
                <text:p>24.2493</text:p>
              </table:table-cell>
              <table:table-cell office:value-type="float" office:value="22.8518">
                <text:p>22.8518</text:p>
              </table:table-cell>
              <table:table-cell office:value-type="float" office:value="22.9284">
                <text:p>22.9284</text:p>
              </table:table-cell>
              <table:table-cell office:value-type="float" office:value="21.8263">
                <text:p>21.8263</text:p>
              </table:table-cell>
              <table:table-cell office:value-type="float" office:value="21.6795">
                <text:p>21.67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7412">
                <text:p>0.57412</text:p>
              </table:table-cell>
              <table:table-cell office:value-type="float" office:value="30.7716">
                <text:p>30.7716</text:p>
              </table:table-cell>
              <table:table-cell office:value-type="float" office:value="30.1025">
                <text:p>30.1025</text:p>
              </table:table-cell>
              <table:table-cell office:value-type="float" office:value="29.0098">
                <text:p>29.0098</text:p>
              </table:table-cell>
              <table:table-cell office:value-type="float" office:value="28.4776">
                <text:p>28.4776</text:p>
              </table:table-cell>
              <table:table-cell office:value-type="float" office:value="27.2479">
                <text:p>27.2479</text:p>
              </table:table-cell>
              <table:table-cell office:value-type="float" office:value="26.9404">
                <text:p>26.9404</text:p>
              </table:table-cell>
              <table:table-cell office:value-type="float" office:value="24.7472">
                <text:p>24.7472</text:p>
              </table:table-cell>
              <table:table-cell office:value-type="float" office:value="25.4861">
                <text:p>25.4861</text:p>
              </table:table-cell>
              <table:table-cell office:value-type="float" office:value="23.7357">
                <text:p>23.7357</text:p>
              </table:table-cell>
              <table:table-cell office:value-type="float" office:value="24.1104">
                <text:p>24.1104</text:p>
              </table:table-cell>
              <table:table-cell office:value-type="float" office:value="22.7242">
                <text:p>22.7242</text:p>
              </table:table-cell>
              <table:table-cell office:value-type="float" office:value="22.8089">
                <text:p>22.8089</text:p>
              </table:table-cell>
              <table:table-cell office:value-type="float" office:value="21.7127">
                <text:p>21.7127</text:p>
              </table:table-cell>
              <table:table-cell office:value-type="float" office:value="21.5777">
                <text:p>21.57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8349">
                <text:p>0.578349</text:p>
              </table:table-cell>
              <table:table-cell office:value-type="float" office:value="30.6715">
                <text:p>30.6715</text:p>
              </table:table-cell>
              <table:table-cell office:value-type="float" office:value="30.0308">
                <text:p>30.0308</text:p>
              </table:table-cell>
              <table:table-cell office:value-type="float" office:value="28.9414">
                <text:p>28.9414</text:p>
              </table:table-cell>
              <table:table-cell office:value-type="float" office:value="28.4306">
                <text:p>28.4306</text:p>
              </table:table-cell>
              <table:table-cell office:value-type="float" office:value="27.2114">
                <text:p>27.2114</text:p>
              </table:table-cell>
              <table:table-cell office:value-type="float" office:value="26.9156">
                <text:p>26.9156</text:p>
              </table:table-cell>
              <table:table-cell office:value-type="float" office:value="24.7427">
                <text:p>24.7427</text:p>
              </table:table-cell>
              <table:table-cell office:value-type="float" office:value="25.4814">
                <text:p>25.4814</text:p>
              </table:table-cell>
              <table:table-cell office:value-type="float" office:value="23.7421">
                <text:p>23.7421</text:p>
              </table:table-cell>
              <table:table-cell office:value-type="float" office:value="24.1236">
                <text:p>24.1236</text:p>
              </table:table-cell>
              <table:table-cell office:value-type="float" office:value="22.7416">
                <text:p>22.7416</text:p>
              </table:table-cell>
              <table:table-cell office:value-type="float" office:value="22.8382">
                <text:p>22.8382</text:p>
              </table:table-cell>
              <table:table-cell office:value-type="float" office:value="21.741">
                <text:p>21.741</text:p>
              </table:table-cell>
              <table:table-cell office:value-type="float" office:value="21.6212">
                <text:p>21.62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1734">
                <text:p>0.581734</text:p>
              </table:table-cell>
              <table:table-cell office:value-type="float" office:value="30.4089">
                <text:p>30.4089</text:p>
              </table:table-cell>
              <table:table-cell office:value-type="float" office:value="29.7942">
                <text:p>29.7942</text:p>
              </table:table-cell>
              <table:table-cell office:value-type="float" office:value="28.7142">
                <text:p>28.7142</text:p>
              </table:table-cell>
              <table:table-cell office:value-type="float" office:value="28.223">
                <text:p>28.223</text:p>
              </table:table-cell>
              <table:table-cell office:value-type="float" office:value="27.0196">
                <text:p>27.0196</text:p>
              </table:table-cell>
              <table:table-cell office:value-type="float" office:value="26.7348">
                <text:p>26.7348</text:p>
              </table:table-cell>
              <table:table-cell office:value-type="float" office:value="24.5907">
                <text:p>24.5907</text:p>
              </table:table-cell>
              <table:table-cell office:value-type="float" office:value="25.325">
                <text:p>25.325</text:p>
              </table:table-cell>
              <table:table-cell office:value-type="float" office:value="23.6049">
                <text:p>23.6049</text:p>
              </table:table-cell>
              <table:table-cell office:value-type="float" office:value="23.9895">
                <text:p>23.9895</text:p>
              </table:table-cell>
              <table:table-cell office:value-type="float" office:value="22.6191">
                <text:p>22.6191</text:p>
              </table:table-cell>
              <table:table-cell office:value-type="float" office:value="22.7245">
                <text:p>22.7245</text:p>
              </table:table-cell>
              <table:table-cell office:value-type="float" office:value="21.6332">
                <text:p>21.6332</text:p>
              </table:table-cell>
              <table:table-cell office:value-type="float" office:value="21.5261">
                <text:p>21.52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87152">
                <text:p>0.587152</text:p>
              </table:table-cell>
              <table:table-cell office:value-type="float" office:value="30.788">
                <text:p>30.788</text:p>
              </table:table-cell>
              <table:table-cell office:value-type="float" office:value="30.1981">
                <text:p>30.1981</text:p>
              </table:table-cell>
              <table:table-cell office:value-type="float" office:value="29.1052">
                <text:p>29.1052</text:p>
              </table:table-cell>
              <table:table-cell office:value-type="float" office:value="28.6322">
                <text:p>28.6322</text:p>
              </table:table-cell>
              <table:table-cell office:value-type="float" office:value="27.4225">
                <text:p>27.4225</text:p>
              </table:table-cell>
              <table:table-cell office:value-type="float" office:value="27.1475">
                <text:p>27.1475</text:p>
              </table:table-cell>
              <table:table-cell office:value-type="float" office:value="24.9935">
                <text:p>24.9935</text:p>
              </table:table-cell>
              <table:table-cell office:value-type="float" office:value="25.7397">
                <text:p>25.7397</text:p>
              </table:table-cell>
              <table:table-cell office:value-type="float" office:value="24.0054">
                <text:p>24.0054</text:p>
              </table:table-cell>
              <table:table-cell office:value-type="float" office:value="24.405">
                <text:p>24.405</text:p>
              </table:table-cell>
              <table:table-cell office:value-type="float" office:value="23.0174">
                <text:p>23.0174</text:p>
              </table:table-cell>
              <table:table-cell office:value-type="float" office:value="23.1395">
                <text:p>23.1395</text:p>
              </table:table-cell>
              <table:table-cell office:value-type="float" office:value="22.0294">
                <text:p>22.0294</text:p>
              </table:table-cell>
              <table:table-cell office:value-type="float" office:value="21.9396">
                <text:p>21.93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88026">
                <text:p>0.588026</text:p>
              </table:table-cell>
              <table:table-cell office:value-type="float" office:value="30.3179">
                <text:p>30.3179</text:p>
              </table:table-cell>
              <table:table-cell office:value-type="float" office:value="29.7421">
                <text:p>29.7421</text:p>
              </table:table-cell>
              <table:table-cell office:value-type="float" office:value="28.6661">
                <text:p>28.6661</text:p>
              </table:table-cell>
              <table:table-cell office:value-type="float" office:value="28.204">
                <text:p>28.204</text:p>
              </table:table-cell>
              <table:table-cell office:value-type="float" office:value="27.0142">
                <text:p>27.0142</text:p>
              </table:table-cell>
              <table:table-cell office:value-type="float" office:value="26.7455">
                <text:p>26.7455</text:p>
              </table:table-cell>
              <table:table-cell office:value-type="float" office:value="24.6271">
                <text:p>24.6271</text:p>
              </table:table-cell>
              <table:table-cell office:value-type="float" office:value="25.3624">
                <text:p>25.3624</text:p>
              </table:table-cell>
              <table:table-cell office:value-type="float" office:value="23.6557">
                <text:p>23.6557</text:p>
              </table:table-cell>
              <table:table-cell office:value-type="float" office:value="24.0508">
                <text:p>24.0508</text:p>
              </table:table-cell>
              <table:table-cell office:value-type="float" office:value="22.6844">
                <text:p>22.6844</text:p>
              </table:table-cell>
              <table:table-cell office:value-type="float" office:value="22.8071">
                <text:p>22.8071</text:p>
              </table:table-cell>
              <table:table-cell office:value-type="float" office:value="21.7131">
                <text:p>21.7131</text:p>
              </table:table-cell>
              <table:table-cell office:value-type="float" office:value="21.6276">
                <text:p>21.6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94222">
                <text:p>0.594222</text:p>
              </table:table-cell>
              <table:table-cell office:value-type="float" office:value="30.7921">
                <text:p>30.7921</text:p>
              </table:table-cell>
              <table:table-cell office:value-type="float" office:value="30.2431">
                <text:p>30.2431</text:p>
              </table:table-cell>
              <table:table-cell office:value-type="float" office:value="29.1517">
                <text:p>29.1517</text:p>
              </table:table-cell>
              <table:table-cell office:value-type="float" office:value="28.7092">
                <text:p>28.7092</text:p>
              </table:table-cell>
              <table:table-cell office:value-type="float" office:value="27.5113">
                <text:p>27.5113</text:p>
              </table:table-cell>
              <table:table-cell office:value-type="float" office:value="27.2531">
                <text:p>27.2531</text:p>
              </table:table-cell>
              <table:table-cell office:value-type="float" office:value="25.1208">
                <text:p>25.1208</text:p>
              </table:table-cell>
              <table:table-cell office:value-type="float" office:value="25.8709">
                <text:p>25.8709</text:p>
              </table:table-cell>
              <table:table-cell office:value-type="float" office:value="24.146">
                <text:p>24.146</text:p>
              </table:table-cell>
              <table:table-cell office:value-type="float" office:value="24.5587">
                <text:p>24.5587</text:p>
              </table:table-cell>
              <table:table-cell office:value-type="float" office:value="23.1713">
                <text:p>23.1713</text:p>
              </table:table-cell>
              <table:table-cell office:value-type="float" office:value="23.3131">
                <text:p>23.3131</text:p>
              </table:table-cell>
              <table:table-cell office:value-type="float" office:value="22.1965">
                <text:p>22.1965</text:p>
              </table:table-cell>
              <table:table-cell office:value-type="float" office:value="22.1307">
                <text:p>22.13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95204">
                <text:p>0.595204</text:p>
              </table:table-cell>
              <table:table-cell office:value-type="float" office:value="30.1777">
                <text:p>30.1777</text:p>
              </table:table-cell>
              <table:table-cell office:value-type="float" office:value="29.6451">
                <text:p>29.6451</text:p>
              </table:table-cell>
              <table:table-cell office:value-type="float" office:value="28.5757">
                <text:p>28.5757</text:p>
              </table:table-cell>
              <table:table-cell office:value-type="float" office:value="28.1462">
                <text:p>28.1462</text:p>
              </table:table-cell>
              <table:table-cell office:value-type="float" office:value="26.9738">
                <text:p>26.9738</text:p>
              </table:table-cell>
              <table:table-cell office:value-type="float" office:value="26.723">
                <text:p>26.723</text:p>
              </table:table-cell>
              <table:table-cell office:value-type="float" office:value="24.6363">
                <text:p>24.6363</text:p>
              </table:table-cell>
              <table:table-cell office:value-type="float" office:value="25.3719">
                <text:p>25.3719</text:p>
              </table:table-cell>
              <table:table-cell office:value-type="float" office:value="23.6828">
                <text:p>23.6828</text:p>
              </table:table-cell>
              <table:table-cell office:value-type="float" office:value="24.089">
                <text:p>24.089</text:p>
              </table:table-cell>
              <table:table-cell office:value-type="float" office:value="22.7293">
                <text:p>22.7293</text:p>
              </table:table-cell>
              <table:table-cell office:value-type="float" office:value="22.871">
                <text:p>22.871</text:p>
              </table:table-cell>
              <table:table-cell office:value-type="float" office:value="21.7758">
                <text:p>21.7758</text:p>
              </table:table-cell>
              <table:table-cell office:value-type="float" office:value="21.7146">
                <text:p>21.7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98828">
                <text:p>0.598828</text:p>
              </table:table-cell>
              <table:table-cell office:value-type="float" office:value="30.5482">
                <text:p>30.5482</text:p>
              </table:table-cell>
              <table:table-cell office:value-type="float" office:value="30.0292">
                <text:p>30.0292</text:p>
              </table:table-cell>
              <table:table-cell office:value-type="float" office:value="28.9479">
                <text:p>28.9479</text:p>
              </table:table-cell>
              <table:table-cell office:value-type="float" office:value="28.5282">
                <text:p>28.5282</text:p>
              </table:table-cell>
              <table:table-cell office:value-type="float" office:value="27.3477">
                <text:p>27.3477</text:p>
              </table:table-cell>
              <table:table-cell office:value-type="float" office:value="27.1022">
                <text:p>27.1022</text:p>
              </table:table-cell>
              <table:table-cell office:value-type="float" office:value="25.001">
                <text:p>25.001</text:p>
              </table:table-cell>
              <table:table-cell office:value-type="float" office:value="25.7475">
                <text:p>25.7475</text:p>
              </table:table-cell>
              <table:table-cell office:value-type="float" office:value="24.0427">
                <text:p>24.0427</text:p>
              </table:table-cell>
              <table:table-cell office:value-type="float" office:value="24.4605">
                <text:p>24.4605</text:p>
              </table:table-cell>
              <table:table-cell office:value-type="float" office:value="23.0845">
                <text:p>23.0845</text:p>
              </table:table-cell>
              <table:table-cell office:value-type="float" office:value="23.2378">
                <text:p>23.2378</text:p>
              </table:table-cell>
              <table:table-cell office:value-type="float" office:value="22.1262">
                <text:p>22.1262</text:p>
              </table:table-cell>
              <table:table-cell office:value-type="float" office:value="22.0762">
                <text:p>22.07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9734">
                <text:p>0.599734</text:p>
              </table:table-cell>
              <table:table-cell office:value-type="float" office:value="30.3997">
                <text:p>30.3997</text:p>
              </table:table-cell>
              <table:table-cell office:value-type="float" office:value="29.8882">
                <text:p>29.8882</text:p>
              </table:table-cell>
              <table:table-cell office:value-type="float" office:value="28.8125">
                <text:p>28.8125</text:p>
              </table:table-cell>
              <table:table-cell office:value-type="float" office:value="28.3985">
                <text:p>28.3985</text:p>
              </table:table-cell>
              <table:table-cell office:value-type="float" office:value="27.2254">
                <text:p>27.2254</text:p>
              </table:table-cell>
              <table:table-cell office:value-type="float" office:value="26.9831">
                <text:p>26.9831</text:p>
              </table:table-cell>
              <table:table-cell office:value-type="float" office:value="24.8949">
                <text:p>24.8949</text:p>
              </table:table-cell>
              <table:table-cell office:value-type="float" office:value="25.6382">
                <text:p>25.6382</text:p>
              </table:table-cell>
              <table:table-cell office:value-type="float" office:value="23.943">
                <text:p>23.943</text:p>
              </table:table-cell>
              <table:table-cell office:value-type="float" office:value="24.3604">
                <text:p>24.3604</text:p>
              </table:table-cell>
              <table:table-cell office:value-type="float" office:value="22.9911">
                <text:p>22.9911</text:p>
              </table:table-cell>
              <table:table-cell office:value-type="float" office:value="23.1462">
                <text:p>23.1462</text:p>
              </table:table-cell>
              <table:table-cell office:value-type="float" office:value="22.0393">
                <text:p>22.0393</text:p>
              </table:table-cell>
              <table:table-cell office:value-type="float" office:value="21.9925">
                <text:p>21.99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02616">
                <text:p>0.602616</text:p>
              </table:table-cell>
              <table:table-cell office:value-type="float" office:value="30.2739">
                <text:p>30.2739</text:p>
              </table:table-cell>
              <table:table-cell office:value-type="float" office:value="29.7801">
                <text:p>29.7801</text:p>
              </table:table-cell>
              <table:table-cell office:value-type="float" office:value="28.71">
                <text:p>28.71</text:p>
              </table:table-cell>
              <table:table-cell office:value-type="float" office:value="28.3093">
                <text:p>28.3093</text:p>
              </table:table-cell>
              <table:table-cell office:value-type="float" office:value="27.1461">
                <text:p>27.1461</text:p>
              </table:table-cell>
              <table:table-cell office:value-type="float" office:value="26.9113">
                <text:p>26.9113</text:p>
              </table:table-cell>
              <table:table-cell office:value-type="float" office:value="24.8405">
                <text:p>24.8405</text:p>
              </table:table-cell>
              <table:table-cell office:value-type="float" office:value="25.5822">
                <text:p>25.5822</text:p>
              </table:table-cell>
              <table:table-cell office:value-type="float" office:value="23.8981">
                <text:p>23.8981</text:p>
              </table:table-cell>
              <table:table-cell office:value-type="float" office:value="24.3188">
                <text:p>24.3188</text:p>
              </table:table-cell>
              <table:table-cell office:value-type="float" office:value="22.9557">
                <text:p>22.9557</text:p>
              </table:table-cell>
              <table:table-cell office:value-type="float" office:value="23.1178">
                <text:p>23.1178</text:p>
              </table:table-cell>
              <table:table-cell office:value-type="float" office:value="22.0132">
                <text:p>22.0132</text:p>
              </table:table-cell>
              <table:table-cell office:value-type="float" office:value="21.9761">
                <text:p>21.97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05276">
                <text:p>0.605276</text:p>
              </table:table-cell>
              <table:table-cell office:value-type="float" office:value="30.3542">
                <text:p>30.3542</text:p>
              </table:table-cell>
              <table:table-cell office:value-type="float" office:value="29.8733">
                <text:p>29.8733</text:p>
              </table:table-cell>
              <table:table-cell office:value-type="float" office:value="28.8015">
                <text:p>28.8015</text:p>
              </table:table-cell>
              <table:table-cell office:value-type="float" office:value="28.4104">
                <text:p>28.4104</text:p>
              </table:table-cell>
              <table:table-cell office:value-type="float" office:value="27.2488">
                <text:p>27.2488</text:p>
              </table:table-cell>
              <table:table-cell office:value-type="float" office:value="27.0192">
                <text:p>27.0192</text:p>
              </table:table-cell>
              <table:table-cell office:value-type="float" office:value="24.9512">
                <text:p>24.9512</text:p>
              </table:table-cell>
              <table:table-cell office:value-type="float" office:value="25.6962">
                <text:p>25.6962</text:p>
              </table:table-cell>
              <table:table-cell office:value-type="float" office:value="24.0114">
                <text:p>24.0114</text:p>
              </table:table-cell>
              <table:table-cell office:value-type="float" office:value="24.4379">
                <text:p>24.4379</text:p>
              </table:table-cell>
              <table:table-cell office:value-type="float" office:value="23.0716">
                <text:p>23.0716</text:p>
              </table:table-cell>
              <table:table-cell office:value-type="float" office:value="23.2412">
                <text:p>23.2412</text:p>
              </table:table-cell>
              <table:table-cell office:value-type="float" office:value="22.1318">
                <text:p>22.1318</text:p>
              </table:table-cell>
              <table:table-cell office:value-type="float" office:value="22.1032">
                <text:p>22.10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08539">
                <text:p>0.608539</text:p>
              </table:table-cell>
              <table:table-cell office:value-type="float" office:value="29.905">
                <text:p>29.905</text:p>
              </table:table-cell>
              <table:table-cell office:value-type="float" office:value="29.4481">
                <text:p>29.4481</text:p>
              </table:table-cell>
              <table:table-cell office:value-type="float" office:value="28.3938">
                <text:p>28.3938</text:p>
              </table:table-cell>
              <table:table-cell office:value-type="float" office:value="28.0212">
                <text:p>28.0212</text:p>
              </table:table-cell>
              <table:table-cell office:value-type="float" office:value="26.8826">
                <text:p>26.8826</text:p>
              </table:table-cell>
              <table:table-cell office:value-type="float" office:value="26.6634">
                <text:p>26.6634</text:p>
              </table:table-cell>
              <table:table-cell office:value-type="float" office:value="24.6358">
                <text:p>24.6358</text:p>
              </table:table-cell>
              <table:table-cell office:value-type="float" office:value="25.3714">
                <text:p>25.3714</text:p>
              </table:table-cell>
              <table:table-cell office:value-type="float" office:value="23.7162">
                <text:p>23.7162</text:p>
              </table:table-cell>
              <table:table-cell office:value-type="float" office:value="24.142">
                <text:p>24.142</text:p>
              </table:table-cell>
              <table:table-cell office:value-type="float" office:value="22.7965">
                <text:p>22.7965</text:p>
              </table:table-cell>
              <table:table-cell office:value-type="float" office:value="22.9722">
                <text:p>22.9722</text:p>
              </table:table-cell>
              <table:table-cell office:value-type="float" office:value="21.8769">
                <text:p>21.8769</text:p>
              </table:table-cell>
              <table:table-cell office:value-type="float" office:value="21.859">
                <text:p>21.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10647">
                <text:p>0.610647</text:p>
              </table:table-cell>
              <table:table-cell office:value-type="float" office:value="30.0847">
                <text:p>30.0847</text:p>
              </table:table-cell>
              <table:table-cell office:value-type="float" office:value="29.6359">
                <text:p>29.6359</text:p>
              </table:table-cell>
              <table:table-cell office:value-type="float" office:value="28.5763">
                <text:p>28.5763</text:p>
              </table:table-cell>
              <table:table-cell office:value-type="float" office:value="28.2096">
                <text:p>28.2096</text:p>
              </table:table-cell>
              <table:table-cell office:value-type="float" office:value="27.068">
                <text:p>27.068</text:p>
              </table:table-cell>
              <table:table-cell office:value-type="float" office:value="26.852">
                <text:p>26.852</text:p>
              </table:table-cell>
              <table:table-cell office:value-type="float" office:value="24.8186">
                <text:p>24.8186</text:p>
              </table:table-cell>
              <table:table-cell office:value-type="float" office:value="25.5597">
                <text:p>25.5597</text:p>
              </table:table-cell>
              <table:table-cell office:value-type="float" office:value="23.8976">
                <text:p>23.8976</text:p>
              </table:table-cell>
              <table:table-cell office:value-type="float" office:value="24.3296">
                <text:p>24.3296</text:p>
              </table:table-cell>
              <table:table-cell office:value-type="float" office:value="22.9765">
                <text:p>22.9765</text:p>
              </table:table-cell>
              <table:table-cell office:value-type="float" office:value="23.1586">
                <text:p>23.1586</text:p>
              </table:table-cell>
              <table:table-cell office:value-type="float" office:value="22.0554">
                <text:p>22.0554</text:p>
              </table:table-cell>
              <table:table-cell office:value-type="float" office:value="22.0441">
                <text:p>22.04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12996">
                <text:p>0.612996</text:p>
              </table:table-cell>
              <table:table-cell office:value-type="float" office:value="29.9224">
                <text:p>29.9224</text:p>
              </table:table-cell>
              <table:table-cell office:value-type="float" office:value="29.4879">
                <text:p>29.4879</text:p>
              </table:table-cell>
              <table:table-cell office:value-type="float" office:value="28.4354">
                <text:p>28.4354</text:p>
              </table:table-cell>
              <table:table-cell office:value-type="float" office:value="28.0795">
                <text:p>28.0795</text:p>
              </table:table-cell>
              <table:table-cell office:value-type="float" office:value="26.9484">
                <text:p>26.9484</text:p>
              </table:table-cell>
              <table:table-cell office:value-type="float" office:value="26.7384">
                <text:p>26.7384</text:p>
              </table:table-cell>
              <table:table-cell office:value-type="float" office:value="24.7232">
                <text:p>24.7232</text:p>
              </table:table-cell>
              <table:table-cell office:value-type="float" office:value="25.4613">
                <text:p>25.4613</text:p>
              </table:table-cell>
              <table:table-cell office:value-type="float" office:value="23.8116">
                <text:p>23.8116</text:p>
              </table:table-cell>
              <table:table-cell office:value-type="float" office:value="24.2453">
                <text:p>24.2453</text:p>
              </table:table-cell>
              <table:table-cell office:value-type="float" office:value="22.9001">
                <text:p>22.9001</text:p>
              </table:table-cell>
              <table:table-cell office:value-type="float" office:value="23.0873">
                <text:p>23.0873</text:p>
              </table:table-cell>
              <table:table-cell office:value-type="float" office:value="21.9885">
                <text:p>21.9885</text:p>
              </table:table-cell>
              <table:table-cell office:value-type="float" office:value="21.9846">
                <text:p>21.98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6816">
                <text:p>0.616816</text:p>
              </table:table-cell>
              <table:table-cell office:value-type="float" office:value="30.2332">
                <text:p>30.2332</text:p>
              </table:table-cell>
              <table:table-cell office:value-type="float" office:value="29.8133">
                <text:p>29.8133</text:p>
              </table:table-cell>
              <table:table-cell office:value-type="float" office:value="28.7522">
                <text:p>28.7522</text:p>
              </table:table-cell>
              <table:table-cell office:value-type="float" office:value="28.407">
                <text:p>28.407</text:p>
              </table:table-cell>
              <table:table-cell office:value-type="float" office:value="27.2713">
                <text:p>27.2713</text:p>
              </table:table-cell>
              <table:table-cell office:value-type="float" office:value="27.0671">
                <text:p>27.0671</text:p>
              </table:table-cell>
              <table:table-cell office:value-type="float" office:value="25.0426">
                <text:p>25.0426</text:p>
              </table:table-cell>
              <table:table-cell office:value-type="float" office:value="25.7904">
                <text:p>25.7904</text:p>
              </table:table-cell>
              <table:table-cell office:value-type="float" office:value="24.1292">
                <text:p>24.1292</text:p>
              </table:table-cell>
              <table:table-cell office:value-type="float" office:value="24.5738">
                <text:p>24.5738</text:p>
              </table:table-cell>
              <table:table-cell office:value-type="float" office:value="23.2157">
                <text:p>23.2157</text:p>
              </table:table-cell>
              <table:table-cell office:value-type="float" office:value="23.4147">
                <text:p>23.4147</text:p>
              </table:table-cell>
              <table:table-cell office:value-type="float" office:value="22.3022">
                <text:p>22.3022</text:p>
              </table:table-cell>
              <table:table-cell office:value-type="float" office:value="22.3102">
                <text:p>22.31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1796">
                <text:p>0.61796</text:p>
              </table:table-cell>
              <table:table-cell office:value-type="float" office:value="30.0375">
                <text:p>30.0375</text:p>
              </table:table-cell>
              <table:table-cell office:value-type="float" office:value="29.626">
                <text:p>29.626</text:p>
              </table:table-cell>
              <table:table-cell office:value-type="float" office:value="28.5725">
                <text:p>28.5725</text:p>
              </table:table-cell>
              <table:table-cell office:value-type="float" office:value="28.2338">
                <text:p>28.2338</text:p>
              </table:table-cell>
              <table:table-cell office:value-type="float" office:value="27.1075">
                <text:p>27.1075</text:p>
              </table:table-cell>
              <table:table-cell office:value-type="float" office:value="26.907">
                <text:p>26.907</text:p>
              </table:table-cell>
              <table:table-cell office:value-type="float" office:value="24.8991">
                <text:p>24.8991</text:p>
              </table:table-cell>
              <table:table-cell office:value-type="float" office:value="25.6426">
                <text:p>25.6426</text:p>
              </table:table-cell>
              <table:table-cell office:value-type="float" office:value="23.9938">
                <text:p>23.9938</text:p>
              </table:table-cell>
              <table:table-cell office:value-type="float" office:value="24.4375">
                <text:p>24.4375</text:p>
              </table:table-cell>
              <table:table-cell office:value-type="float" office:value="23.0885">
                <text:p>23.0885</text:p>
              </table:table-cell>
              <table:table-cell office:value-type="float" office:value="23.2891">
                <text:p>23.2891</text:p>
              </table:table-cell>
              <table:table-cell office:value-type="float" office:value="22.1832">
                <text:p>22.1832</text:p>
              </table:table-cell>
              <table:table-cell office:value-type="float" office:value="22.1947">
                <text:p>22.19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23742">
                <text:p>0.623742</text:p>
              </table:table-cell>
              <table:table-cell office:value-type="float" office:value="30.1966">
                <text:p>30.1966</text:p>
              </table:table-cell>
              <table:table-cell office:value-type="float" office:value="29.811">
                <text:p>29.811</text:p>
              </table:table-cell>
              <table:table-cell office:value-type="float" office:value="28.756">
                <text:p>28.756</text:p>
              </table:table-cell>
              <table:table-cell office:value-type="float" office:value="28.4366">
                <text:p>28.4366</text:p>
              </table:table-cell>
              <table:table-cell office:value-type="float" office:value="27.3154">
                <text:p>27.3154</text:p>
              </table:table-cell>
              <table:table-cell office:value-type="float" office:value="27.1255">
                <text:p>27.1255</text:p>
              </table:table-cell>
              <table:table-cell office:value-type="float" office:value="25.1247">
                <text:p>25.1247</text:p>
              </table:table-cell>
              <table:table-cell office:value-type="float" office:value="25.8749">
                <text:p>25.8749</text:p>
              </table:table-cell>
              <table:table-cell office:value-type="float" office:value="24.2261">
                <text:p>24.2261</text:p>
              </table:table-cell>
              <table:table-cell office:value-type="float" office:value="24.6819">
                <text:p>24.6819</text:p>
              </table:table-cell>
              <table:table-cell office:value-type="float" office:value="23.3276">
                <text:p>23.3276</text:p>
              </table:table-cell>
              <table:table-cell office:value-type="float" office:value="23.5439">
                <text:p>23.5439</text:p>
              </table:table-cell>
              <table:table-cell office:value-type="float" office:value="22.4291">
                <text:p>22.4291</text:p>
              </table:table-cell>
              <table:table-cell office:value-type="float" office:value="22.4584">
                <text:p>22.45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2917">
                <text:p>0.62917</text:p>
              </table:table-cell>
              <table:table-cell office:value-type="float" office:value="29.859">
                <text:p>29.859</text:p>
              </table:table-cell>
              <table:table-cell office:value-type="float" office:value="29.503">
                <text:p>29.503</text:p>
              </table:table-cell>
              <table:table-cell office:value-type="float" office:value="28.464">
                <text:p>28.464</text:p>
              </table:table-cell>
              <table:table-cell office:value-type="float" office:value="28.1672">
                <text:p>28.1672</text:p>
              </table:table-cell>
              <table:table-cell office:value-type="float" office:value="27.0691">
                <text:p>27.0691</text:p>
              </table:table-cell>
              <table:table-cell office:value-type="float" office:value="26.8918">
                <text:p>26.8918</text:p>
              </table:table-cell>
              <table:table-cell office:value-type="float" office:value="24.9299">
                <text:p>24.9299</text:p>
              </table:table-cell>
              <table:table-cell office:value-type="float" office:value="25.6742">
                <text:p>25.6742</text:p>
              </table:table-cell>
              <table:table-cell office:value-type="float" office:value="24.0522">
                <text:p>24.0522</text:p>
              </table:table-cell>
              <table:table-cell office:value-type="float" office:value="24.5117">
                <text:p>24.5117</text:p>
              </table:table-cell>
              <table:table-cell office:value-type="float" office:value="23.1746">
                <text:p>23.1746</text:p>
              </table:table-cell>
              <table:table-cell office:value-type="float" office:value="23.4019">
                <text:p>23.4019</text:p>
              </table:table-cell>
              <table:table-cell office:value-type="float" office:value="22.2969">
                <text:p>22.2969</text:p>
              </table:table-cell>
              <table:table-cell office:value-type="float" office:value="22.3423">
                <text:p>22.34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30588">
                <text:p>0.630588</text:p>
              </table:table-cell>
              <table:table-cell office:value-type="float" office:value="29.9755">
                <text:p>29.9755</text:p>
              </table:table-cell>
              <table:table-cell office:value-type="float" office:value="29.6247">
                <text:p>29.6247</text:p>
              </table:table-cell>
              <table:table-cell office:value-type="float" office:value="28.5828">
                <text:p>28.5828</text:p>
              </table:table-cell>
              <table:table-cell office:value-type="float" office:value="28.2897">
                <text:p>28.2897</text:p>
              </table:table-cell>
              <table:table-cell office:value-type="float" office:value="27.1902">
                <text:p>27.1902</text:p>
              </table:table-cell>
              <table:table-cell office:value-type="float" office:value="27.0149">
                <text:p>27.0149</text:p>
              </table:table-cell>
              <table:table-cell office:value-type="float" office:value="25.0496">
                <text:p>25.0496</text:p>
              </table:table-cell>
              <table:table-cell office:value-type="float" office:value="25.7975">
                <text:p>25.7975</text:p>
              </table:table-cell>
              <table:table-cell office:value-type="float" office:value="24.1714">
                <text:p>24.1714</text:p>
              </table:table-cell>
              <table:table-cell office:value-type="float" office:value="24.635">
                <text:p>24.635</text:p>
              </table:table-cell>
              <table:table-cell office:value-type="float" office:value="23.2932">
                <text:p>23.2932</text:p>
              </table:table-cell>
              <table:table-cell office:value-type="float" office:value="23.5249">
                <text:p>23.5249</text:p>
              </table:table-cell>
              <table:table-cell office:value-type="float" office:value="22.415">
                <text:p>22.415</text:p>
              </table:table-cell>
              <table:table-cell office:value-type="float" office:value="22.4648">
                <text:p>22.46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3489">
                <text:p>0.63489</text:p>
              </table:table-cell>
              <table:table-cell office:value-type="float" office:value="29.6787">
                <text:p>29.6787</text:p>
              </table:table-cell>
              <table:table-cell office:value-type="float" office:value="29.3507">
                <text:p>29.3507</text:p>
              </table:table-cell>
              <table:table-cell office:value-type="float" office:value="28.3228">
                <text:p>28.3228</text:p>
              </table:table-cell>
              <table:table-cell office:value-type="float" office:value="28.0471">
                <text:p>28.0471</text:p>
              </table:table-cell>
              <table:table-cell office:value-type="float" office:value="26.9669">
                <text:p>26.9669</text:p>
              </table:table-cell>
              <table:table-cell office:value-type="float" office:value="26.8014">
                <text:p>26.8014</text:p>
              </table:table-cell>
              <table:table-cell office:value-type="float" office:value="24.8685">
                <text:p>24.8685</text:p>
              </table:table-cell>
              <table:table-cell office:value-type="float" office:value="25.611">
                <text:p>25.611</text:p>
              </table:table-cell>
              <table:table-cell office:value-type="float" office:value="24.0077">
                <text:p>24.0077</text:p>
              </table:table-cell>
              <table:table-cell office:value-type="float" office:value="24.4736">
                <text:p>24.4736</text:p>
              </table:table-cell>
              <table:table-cell office:value-type="float" office:value="23.1468">
                <text:p>23.1468</text:p>
              </table:table-cell>
              <table:table-cell office:value-type="float" office:value="23.3866">
                <text:p>23.3866</text:p>
              </table:table-cell>
              <table:table-cell office:value-type="float" office:value="22.286">
                <text:p>22.286</text:p>
              </table:table-cell>
              <table:table-cell office:value-type="float" office:value="22.3479">
                <text:p>22.34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36562">
                <text:p>0.636562</text:p>
              </table:table-cell>
              <table:table-cell office:value-type="float" office:value="29.4314">
                <text:p>29.4314</text:p>
              </table:table-cell>
              <table:table-cell office:value-type="float" office:value="29.1135">
                <text:p>29.1135</text:p>
              </table:table-cell>
              <table:table-cell office:value-type="float" office:value="28.0957">
                <text:p>28.0957</text:p>
              </table:table-cell>
              <table:table-cell office:value-type="float" office:value="27.8278">
                <text:p>27.8278</text:p>
              </table:table-cell>
              <table:table-cell office:value-type="float" office:value="26.7599">
                <text:p>26.7599</text:p>
              </table:table-cell>
              <table:table-cell office:value-type="float" office:value="26.5988">
                <text:p>26.5988</text:p>
              </table:table-cell>
              <table:table-cell office:value-type="float" office:value="24.687">
                <text:p>24.687</text:p>
              </table:table-cell>
              <table:table-cell office:value-type="float" office:value="25.4241">
                <text:p>25.4241</text:p>
              </table:table-cell>
              <table:table-cell office:value-type="float" office:value="23.8367">
                <text:p>23.8367</text:p>
              </table:table-cell>
              <table:table-cell office:value-type="float" office:value="24.3014">
                <text:p>24.3014</text:p>
              </table:table-cell>
              <table:table-cell office:value-type="float" office:value="22.9864">
                <text:p>22.9864</text:p>
              </table:table-cell>
              <table:table-cell office:value-type="float" office:value="23.2281">
                <text:p>23.2281</text:p>
              </table:table-cell>
              <table:table-cell office:value-type="float" office:value="22.1361">
                <text:p>22.1361</text:p>
              </table:table-cell>
              <table:table-cell office:value-type="float" office:value="22.2023">
                <text:p>22.20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40976">
                <text:p>0.640976</text:p>
              </table:table-cell>
              <table:table-cell office:value-type="float" office:value="29.8892">
                <text:p>29.8892</text:p>
              </table:table-cell>
              <table:table-cell office:value-type="float" office:value="29.5856">
                <text:p>29.5856</text:p>
              </table:table-cell>
              <table:table-cell office:value-type="float" office:value="28.5562">
                <text:p>28.5562</text:p>
              </table:table-cell>
              <table:table-cell office:value-type="float" office:value="28.2986">
                <text:p>28.2986</text:p>
              </table:table-cell>
              <table:table-cell office:value-type="float" office:value="27.2231">
                <text:p>27.2231</text:p>
              </table:table-cell>
              <table:table-cell office:value-type="float" office:value="27.0676">
                <text:p>27.0676</text:p>
              </table:table-cell>
              <table:table-cell office:value-type="float" office:value="25.1395">
                <text:p>25.1395</text:p>
              </table:table-cell>
              <table:table-cell office:value-type="float" office:value="25.8901">
                <text:p>25.8901</text:p>
              </table:table-cell>
              <table:table-cell office:value-type="float" office:value="24.285">
                <text:p>24.285</text:p>
              </table:table-cell>
              <table:table-cell office:value-type="float" office:value="24.7638">
                <text:p>24.7638</text:p>
              </table:table-cell>
              <table:table-cell office:value-type="float" office:value="23.4306">
                <text:p>23.4306</text:p>
              </table:table-cell>
              <table:table-cell office:value-type="float" office:value="23.6866">
                <text:p>23.6866</text:p>
              </table:table-cell>
              <table:table-cell office:value-type="float" office:value="22.5761">
                <text:p>22.5761</text:p>
              </table:table-cell>
              <table:table-cell office:value-type="float" office:value="22.6561">
                <text:p>22.65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43585">
                <text:p>0.643585</text:p>
              </table:table-cell>
              <table:table-cell office:value-type="float" office:value="29.7269">
                <text:p>29.7269</text:p>
              </table:table-cell>
              <table:table-cell office:value-type="float" office:value="29.4361">
                <text:p>29.4361</text:p>
              </table:table-cell>
              <table:table-cell office:value-type="float" office:value="28.4148">
                <text:p>28.4148</text:p>
              </table:table-cell>
              <table:table-cell office:value-type="float" office:value="28.167">
                <text:p>28.167</text:p>
              </table:table-cell>
              <table:table-cell office:value-type="float" office:value="27.1027">
                <text:p>27.1027</text:p>
              </table:table-cell>
              <table:table-cell office:value-type="float" office:value="26.9526">
                <text:p>26.9526</text:p>
              </table:table-cell>
              <table:table-cell office:value-type="float" office:value="25.0429">
                <text:p>25.0429</text:p>
              </table:table-cell>
              <table:table-cell office:value-type="float" office:value="25.7906">
                <text:p>25.7906</text:p>
              </table:table-cell>
              <table:table-cell office:value-type="float" office:value="24.1984">
                <text:p>24.1984</text:p>
              </table:table-cell>
              <table:table-cell office:value-type="float" office:value="24.6787">
                <text:p>24.6787</text:p>
              </table:table-cell>
              <table:table-cell office:value-type="float" office:value="23.354">
                <text:p>23.354</text:p>
              </table:table-cell>
              <table:table-cell office:value-type="float" office:value="23.6147">
                <text:p>23.6147</text:p>
              </table:table-cell>
              <table:table-cell office:value-type="float" office:value="22.5095">
                <text:p>22.5095</text:p>
              </table:table-cell>
              <table:table-cell office:value-type="float" office:value="22.5966">
                <text:p>22.59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45394">
                <text:p>0.645394</text:p>
              </table:table-cell>
              <table:table-cell office:value-type="float" office:value="30.1308">
                <text:p>30.1308</text:p>
              </table:table-cell>
              <table:table-cell office:value-type="float" office:value="29.8437">
                <text:p>29.8437</text:p>
              </table:table-cell>
              <table:table-cell office:value-type="float" office:value="28.8104">
                <text:p>28.8104</text:p>
              </table:table-cell>
              <table:table-cell office:value-type="float" office:value="28.5651">
                <text:p>28.5651</text:p>
              </table:table-cell>
              <table:table-cell office:value-type="float" office:value="27.4901">
                <text:p>27.4901</text:p>
              </table:table-cell>
              <table:table-cell office:value-type="float" office:value="27.3412">
                <text:p>27.3412</text:p>
              </table:table-cell>
              <table:table-cell office:value-type="float" office:value="25.4111">
                <text:p>25.4111</text:p>
              </table:table-cell>
              <table:table-cell office:value-type="float" office:value="26.1698">
                <text:p>26.1698</text:p>
              </table:table-cell>
              <table:table-cell office:value-type="float" office:value="24.559">
                <text:p>24.559</text:p>
              </table:table-cell>
              <table:table-cell office:value-type="float" office:value="25.0486">
                <text:p>25.0486</text:p>
              </table:table-cell>
              <table:table-cell office:value-type="float" office:value="23.7068">
                <text:p>23.7068</text:p>
              </table:table-cell>
              <table:table-cell office:value-type="float" office:value="23.9754">
                <text:p>23.9754</text:p>
              </table:table-cell>
              <table:table-cell office:value-type="float" office:value="22.8547">
                <text:p>22.8547</text:p>
              </table:table-cell>
              <table:table-cell office:value-type="float" office:value="22.9482">
                <text:p>22.94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47449">
                <text:p>0.647449</text:p>
              </table:table-cell>
              <table:table-cell office:value-type="float" office:value="29.4882">
                <text:p>29.4882</text:p>
              </table:table-cell>
              <table:table-cell office:value-type="float" office:value="29.2159">
                <text:p>29.2159</text:p>
              </table:table-cell>
              <table:table-cell office:value-type="float" office:value="28.2067">
                <text:p>28.2067</text:p>
              </table:table-cell>
              <table:table-cell office:value-type="float" office:value="27.973">
                <text:p>27.973</text:p>
              </table:table-cell>
              <table:table-cell office:value-type="float" office:value="26.9252">
                <text:p>26.9252</text:p>
              </table:table-cell>
              <table:table-cell office:value-type="float" office:value="26.783">
                <text:p>26.783</text:p>
              </table:table-cell>
              <table:table-cell office:value-type="float" office:value="24.9002">
                <text:p>24.9002</text:p>
              </table:table-cell>
              <table:table-cell office:value-type="float" office:value="25.6437">
                <text:p>25.6437</text:p>
              </table:table-cell>
              <table:table-cell office:value-type="float" office:value="24.0705">
                <text:p>24.0705</text:p>
              </table:table-cell>
              <table:table-cell office:value-type="float" office:value="24.5528">
                <text:p>24.5528</text:p>
              </table:table-cell>
              <table:table-cell office:value-type="float" office:value="23.2408">
                <text:p>23.2408</text:p>
              </table:table-cell>
              <table:table-cell office:value-type="float" office:value="23.5083">
                <text:p>23.5083</text:p>
              </table:table-cell>
              <table:table-cell office:value-type="float" office:value="22.411">
                <text:p>22.411</text:p>
              </table:table-cell>
              <table:table-cell office:value-type="float" office:value="22.5083">
                <text:p>22.50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48921">
                <text:p>0.648921</text:p>
              </table:table-cell>
              <table:table-cell office:value-type="float" office:value="29.4455">
                <text:p>29.4455</text:p>
              </table:table-cell>
              <table:table-cell office:value-type="float" office:value="29.1796">
                <text:p>29.1796</text:p>
              </table:table-cell>
              <table:table-cell office:value-type="float" office:value="28.1735">
                <text:p>28.1735</text:p>
              </table:table-cell>
              <table:table-cell office:value-type="float" office:value="27.9446">
                <text:p>27.9446</text:p>
              </table:table-cell>
              <table:table-cell office:value-type="float" office:value="26.9014">
                <text:p>26.9014</text:p>
              </table:table-cell>
              <table:table-cell office:value-type="float" office:value="26.7619">
                <text:p>26.7619</text:p>
              </table:table-cell>
              <table:table-cell office:value-type="float" office:value="24.8862">
                <text:p>24.8862</text:p>
              </table:table-cell>
              <table:table-cell office:value-type="float" office:value="25.6293">
                <text:p>25.6293</text:p>
              </table:table-cell>
              <table:table-cell office:value-type="float" office:value="24.0607">
                <text:p>24.0607</text:p>
              </table:table-cell>
              <table:table-cell office:value-type="float" office:value="24.5446">
                <text:p>24.5446</text:p>
              </table:table-cell>
              <table:table-cell office:value-type="float" office:value="23.2353">
                <text:p>23.2353</text:p>
              </table:table-cell>
              <table:table-cell office:value-type="float" office:value="23.5058">
                <text:p>23.5058</text:p>
              </table:table-cell>
              <table:table-cell office:value-type="float" office:value="22.4098">
                <text:p>22.4098</text:p>
              </table:table-cell>
              <table:table-cell office:value-type="float" office:value="22.511">
                <text:p>22.5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51956">
                <text:p>0.651956</text:p>
              </table:table-cell>
              <table:table-cell office:value-type="float" office:value="29.2786">
                <text:p>29.2786</text:p>
              </table:table-cell>
              <table:table-cell office:value-type="float" office:value="29.0264">
                <text:p>29.0264</text:p>
              </table:table-cell>
              <table:table-cell office:value-type="float" office:value="28.0292">
                <text:p>28.0292</text:p>
              </table:table-cell>
              <table:table-cell office:value-type="float" office:value="27.8109">
                <text:p>27.8109</text:p>
              </table:table-cell>
              <table:table-cell office:value-type="float" office:value="26.7798">
                <text:p>26.7798</text:p>
              </table:table-cell>
              <table:table-cell office:value-type="float" office:value="26.6463">
                <text:p>26.6463</text:p>
              </table:table-cell>
              <table:table-cell office:value-type="float" office:value="24.7902">
                <text:p>24.7902</text:p>
              </table:table-cell>
              <table:table-cell office:value-type="float" office:value="25.5304">
                <text:p>25.5304</text:p>
              </table:table-cell>
              <table:table-cell office:value-type="float" office:value="23.9757">
                <text:p>23.9757</text:p>
              </table:table-cell>
              <table:table-cell office:value-type="float" office:value="24.4613">
                <text:p>24.4613</text:p>
              </table:table-cell>
              <table:table-cell office:value-type="float" office:value="23.1611">
                <text:p>23.1611</text:p>
              </table:table-cell>
              <table:table-cell office:value-type="float" office:value="23.437">
                <text:p>23.437</text:p>
              </table:table-cell>
              <table:table-cell office:value-type="float" office:value="22.3466">
                <text:p>22.3466</text:p>
              </table:table-cell>
              <table:table-cell office:value-type="float" office:value="22.4555">
                <text:p>22.45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54964">
                <text:p>0.654964</text:p>
              </table:table-cell>
              <table:table-cell office:value-type="float" office:value="29.4218">
                <text:p>29.4218</text:p>
              </table:table-cell>
              <table:table-cell office:value-type="float" office:value="29.1803">
                <text:p>29.1803</text:p>
              </table:table-cell>
              <table:table-cell office:value-type="float" office:value="28.1816">
                <text:p>28.1816</text:p>
              </table:table-cell>
              <table:table-cell office:value-type="float" office:value="27.9712">
                <text:p>27.9712</text:p>
              </table:table-cell>
              <table:table-cell office:value-type="float" office:value="26.9414">
                <text:p>26.9414</text:p>
              </table:table-cell>
              <table:table-cell office:value-type="float" office:value="26.8122">
                <text:p>26.8122</text:p>
              </table:table-cell>
              <table:table-cell office:value-type="float" office:value="24.9561">
                <text:p>24.9561</text:p>
              </table:table-cell>
              <table:table-cell office:value-type="float" office:value="25.7013">
                <text:p>25.7013</text:p>
              </table:table-cell>
              <table:table-cell office:value-type="float" office:value="24.1438">
                <text:p>24.1438</text:p>
              </table:table-cell>
              <table:table-cell office:value-type="float" office:value="24.6363">
                <text:p>24.6363</text:p>
              </table:table-cell>
              <table:table-cell office:value-type="float" office:value="23.3316">
                <text:p>23.3316</text:p>
              </table:table-cell>
              <table:table-cell office:value-type="float" office:value="23.6155">
                <text:p>23.6155</text:p>
              </table:table-cell>
              <table:table-cell office:value-type="float" office:value="22.5193">
                <text:p>22.5193</text:p>
              </table:table-cell>
              <table:table-cell office:value-type="float" office:value="22.637">
                <text:p>22.6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58413">
                <text:p>0.658413</text:p>
              </table:table-cell>
              <table:table-cell office:value-type="float" office:value="29.1059">
                <text:p>29.1059</text:p>
              </table:table-cell>
              <table:table-cell office:value-type="float" office:value="28.8803">
                <text:p>28.8803</text:p>
              </table:table-cell>
              <table:table-cell office:value-type="float" office:value="27.8964">
                <text:p>27.8964</text:p>
              </table:table-cell>
              <table:table-cell office:value-type="float" office:value="27.6982">
                <text:p>27.6982</text:p>
              </table:table-cell>
              <table:table-cell office:value-type="float" office:value="26.6868">
                <text:p>26.6868</text:p>
              </table:table-cell>
              <table:table-cell office:value-type="float" office:value="26.5645">
                <text:p>26.5645</text:p>
              </table:table-cell>
              <table:table-cell office:value-type="float" office:value="24.7386">
                <text:p>24.7386</text:p>
              </table:table-cell>
              <table:table-cell office:value-type="float" office:value="25.4772">
                <text:p>25.4772</text:p>
              </table:table-cell>
              <table:table-cell office:value-type="float" office:value="23.9422">
                <text:p>23.9422</text:p>
              </table:table-cell>
              <table:table-cell office:value-type="float" office:value="24.4344">
                <text:p>24.4344</text:p>
              </table:table-cell>
              <table:table-cell office:value-type="float" office:value="23.1457">
                <text:p>23.1457</text:p>
              </table:table-cell>
              <table:table-cell office:value-type="float" office:value="23.4343">
                <text:p>23.4343</text:p>
              </table:table-cell>
              <table:table-cell office:value-type="float" office:value="22.3493">
                <text:p>22.3493</text:p>
              </table:table-cell>
              <table:table-cell office:value-type="float" office:value="22.4751">
                <text:p>22.47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60111">
                <text:p>0.660111</text:p>
              </table:table-cell>
              <table:table-cell office:value-type="float" office:value="28.9882">
                <text:p>28.9882</text:p>
              </table:table-cell>
              <table:table-cell office:value-type="float" office:value="28.77">
                <text:p>28.77</text:p>
              </table:table-cell>
              <table:table-cell office:value-type="float" office:value="27.792">
                <text:p>27.792</text:p>
              </table:table-cell>
              <table:table-cell office:value-type="float" office:value="27.5995">
                <text:p>27.5995</text:p>
              </table:table-cell>
              <table:table-cell office:value-type="float" office:value="26.5957">
                <text:p>26.5957</text:p>
              </table:table-cell>
              <table:table-cell office:value-type="float" office:value="26.4766">
                <text:p>26.4766</text:p>
              </table:table-cell>
              <table:table-cell office:value-type="float" office:value="24.6631">
                <text:p>24.6631</text:p>
              </table:table-cell>
              <table:table-cell office:value-type="float" office:value="25.3995">
                <text:p>25.3995</text:p>
              </table:table-cell>
              <table:table-cell office:value-type="float" office:value="23.8734">
                <text:p>23.8734</text:p>
              </table:table-cell>
              <table:table-cell office:value-type="float" office:value="24.3661">
                <text:p>24.3661</text:p>
              </table:table-cell>
              <table:table-cell office:value-type="float" office:value="23.0838">
                <text:p>23.0838</text:p>
              </table:table-cell>
              <table:table-cell office:value-type="float" office:value="23.3748">
                <text:p>23.3748</text:p>
              </table:table-cell>
              <table:table-cell office:value-type="float" office:value="22.2941">
                <text:p>22.2941</text:p>
              </table:table-cell>
              <table:table-cell office:value-type="float" office:value="22.4238">
                <text:p>22.42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64221">
                <text:p>0.664221</text:p>
              </table:table-cell>
              <table:table-cell office:value-type="float" office:value="29.2229">
                <text:p>29.2229</text:p>
              </table:table-cell>
              <table:table-cell office:value-type="float" office:value="29.0183">
                <text:p>29.0183</text:p>
              </table:table-cell>
              <table:table-cell office:value-type="float" office:value="28.0374">
                <text:p>28.0374</text:p>
              </table:table-cell>
              <table:table-cell office:value-type="float" office:value="27.855">
                <text:p>27.855</text:p>
              </table:table-cell>
              <table:table-cell office:value-type="float" office:value="26.8519">
                <text:p>26.8519</text:p>
              </table:table-cell>
              <table:table-cell office:value-type="float" office:value="26.7384">
                <text:p>26.7384</text:p>
              </table:table-cell>
              <table:table-cell office:value-type="float" office:value="24.9224">
                <text:p>24.9224</text:p>
              </table:table-cell>
              <table:table-cell office:value-type="float" office:value="25.6665">
                <text:p>25.6665</text:p>
              </table:table-cell>
              <table:table-cell office:value-type="float" office:value="24.1349">
                <text:p>24.1349</text:p>
              </table:table-cell>
              <table:table-cell office:value-type="float" office:value="24.6376">
                <text:p>24.6376</text:p>
              </table:table-cell>
              <table:table-cell office:value-type="float" office:value="23.3475">
                <text:p>23.3475</text:p>
              </table:table-cell>
              <table:table-cell office:value-type="float" office:value="23.6499">
                <text:p>23.6499</text:p>
              </table:table-cell>
              <table:table-cell office:value-type="float" office:value="22.5601">
                <text:p>22.5601</text:p>
              </table:table-cell>
              <table:table-cell office:value-type="float" office:value="22.7018">
                <text:p>22.70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65898">
                <text:p>0.665898</text:p>
              </table:table-cell>
              <table:table-cell office:value-type="float" office:value="29.136">
                <text:p>29.136</text:p>
              </table:table-cell>
              <table:table-cell office:value-type="float" office:value="28.9382">
                <text:p>28.9382</text:p>
              </table:table-cell>
              <table:table-cell office:value-type="float" office:value="27.9623">
                <text:p>27.9623</text:p>
              </table:table-cell>
              <table:table-cell office:value-type="float" office:value="27.7851">
                <text:p>27.7851</text:p>
              </table:table-cell>
              <table:table-cell office:value-type="float" office:value="26.7886">
                <text:p>26.7886</text:p>
              </table:table-cell>
              <table:table-cell office:value-type="float" office:value="26.678">
                <text:p>26.678</text:p>
              </table:table-cell>
              <table:table-cell office:value-type="float" office:value="24.8724">
                <text:p>24.8724</text:p>
              </table:table-cell>
              <table:table-cell office:value-type="float" office:value="25.615">
                <text:p>25.615</text:p>
              </table:table-cell>
              <table:table-cell office:value-type="float" office:value="24.0908">
                <text:p>24.0908</text:p>
              </table:table-cell>
              <table:table-cell office:value-type="float" office:value="24.5943">
                <text:p>24.5943</text:p>
              </table:table-cell>
              <table:table-cell office:value-type="float" office:value="23.3093">
                <text:p>23.3093</text:p>
              </table:table-cell>
              <table:table-cell office:value-type="float" office:value="23.6143">
                <text:p>23.6143</text:p>
              </table:table-cell>
              <table:table-cell office:value-type="float" office:value="22.5277">
                <text:p>22.5277</text:p>
              </table:table-cell>
              <table:table-cell office:value-type="float" office:value="22.6734">
                <text:p>22.67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69677">
                <text:p>0.669677</text:p>
              </table:table-cell>
              <table:table-cell office:value-type="float" office:value="29.1542">
                <text:p>29.1542</text:p>
              </table:table-cell>
              <table:table-cell office:value-type="float" office:value="28.9701">
                <text:p>28.9701</text:p>
              </table:table-cell>
              <table:table-cell office:value-type="float" office:value="27.9984">
                <text:p>27.9984</text:p>
              </table:table-cell>
              <table:table-cell office:value-type="float" office:value="27.8315">
                <text:p>27.8315</text:p>
              </table:table-cell>
              <table:table-cell office:value-type="float" office:value="26.8426">
                <text:p>26.8426</text:p>
              </table:table-cell>
              <table:table-cell office:value-type="float" office:value="26.7377">
                <text:p>26.7377</text:p>
              </table:table-cell>
              <table:table-cell office:value-type="float" office:value="24.9421">
                <text:p>24.9421</text:p>
              </table:table-cell>
              <table:table-cell office:value-type="float" office:value="25.6868">
                <text:p>25.6868</text:p>
              </table:table-cell>
              <table:table-cell office:value-type="float" office:value="24.1681">
                <text:p>24.1681</text:p>
              </table:table-cell>
              <table:table-cell office:value-type="float" office:value="24.6772">
                <text:p>24.6772</text:p>
              </table:table-cell>
              <table:table-cell office:value-type="float" office:value="23.394">
                <text:p>23.394</text:p>
              </table:table-cell>
              <table:table-cell office:value-type="float" office:value="23.7074">
                <text:p>23.7074</text:p>
              </table:table-cell>
              <table:table-cell office:value-type="float" office:value="22.62">
                <text:p>22.62</text:p>
              </table:table-cell>
              <table:table-cell office:value-type="float" office:value="22.7756">
                <text:p>22.77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0251">
                <text:p>0.670251</text:p>
              </table:table-cell>
              <table:table-cell office:value-type="float" office:value="29.0264">
                <text:p>29.0264</text:p>
              </table:table-cell>
              <table:table-cell office:value-type="float" office:value="28.8451">
                <text:p>28.8451</text:p>
              </table:table-cell>
              <table:table-cell office:value-type="float" office:value="27.8784">
                <text:p>27.8784</text:p>
              </table:table-cell>
              <table:table-cell office:value-type="float" office:value="27.7138">
                <text:p>27.7138</text:p>
              </table:table-cell>
              <table:table-cell office:value-type="float" office:value="26.7305">
                <text:p>26.7305</text:p>
              </table:table-cell>
              <table:table-cell office:value-type="float" office:value="26.6269">
                <text:p>26.6269</text:p>
              </table:table-cell>
              <table:table-cell office:value-type="float" office:value="24.8409">
                <text:p>24.8409</text:p>
              </table:table-cell>
              <table:table-cell office:value-type="float" office:value="25.5826">
                <text:p>25.5826</text:p>
              </table:table-cell>
              <table:table-cell office:value-type="float" office:value="24.0714">
                <text:p>24.0714</text:p>
              </table:table-cell>
              <table:table-cell office:value-type="float" office:value="24.5792">
                <text:p>24.5792</text:p>
              </table:table-cell>
              <table:table-cell office:value-type="float" office:value="23.302">
                <text:p>23.302</text:p>
              </table:table-cell>
              <table:table-cell office:value-type="float" office:value="23.6152">
                <text:p>23.6152</text:p>
              </table:table-cell>
              <table:table-cell office:value-type="float" office:value="22.5326">
                <text:p>22.5326</text:p>
              </table:table-cell>
              <table:table-cell office:value-type="float" office:value="22.689">
                <text:p>22.6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71964">
                <text:p>0.671964</text:p>
              </table:table-cell>
              <table:table-cell office:value-type="float" office:value="28.9666">
                <text:p>28.9666</text:p>
              </table:table-cell>
              <table:table-cell office:value-type="float" office:value="28.7918">
                <text:p>28.7918</text:p>
              </table:table-cell>
              <table:table-cell office:value-type="float" office:value="27.8293">
                <text:p>27.8293</text:p>
              </table:table-cell>
              <table:table-cell office:value-type="float" office:value="27.6696">
                <text:p>27.6696</text:p>
              </table:table-cell>
              <table:table-cell office:value-type="float" office:value="26.692">
                <text:p>26.692</text:p>
              </table:table-cell>
              <table:table-cell office:value-type="float" office:value="26.5912">
                <text:p>26.5912</text:p>
              </table:table-cell>
              <table:table-cell office:value-type="float" office:value="24.8139">
                <text:p>24.8139</text:p>
              </table:table-cell>
              <table:table-cell office:value-type="float" office:value="25.5548">
                <text:p>25.5548</text:p>
              </table:table-cell>
              <table:table-cell office:value-type="float" office:value="24.0497">
                <text:p>24.0497</text:p>
              </table:table-cell>
              <table:table-cell office:value-type="float" office:value="24.5588">
                <text:p>24.5588</text:p>
              </table:table-cell>
              <table:table-cell office:value-type="float" office:value="23.2855">
                <text:p>23.2855</text:p>
              </table:table-cell>
              <table:table-cell office:value-type="float" office:value="23.6016">
                <text:p>23.6016</text:p>
              </table:table-cell>
              <table:table-cell office:value-type="float" office:value="22.5213">
                <text:p>22.5213</text:p>
              </table:table-cell>
              <table:table-cell office:value-type="float" office:value="22.6817">
                <text:p>22.68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73341">
                <text:p>0.673341</text:p>
              </table:table-cell>
              <table:table-cell office:value-type="float" office:value="28.7976">
                <text:p>28.7976</text:p>
              </table:table-cell>
              <table:table-cell office:value-type="float" office:value="28.6287">
                <text:p>28.6287</text:p>
              </table:table-cell>
              <table:table-cell office:value-type="float" office:value="27.6736">
                <text:p>27.6736</text:p>
              </table:table-cell>
              <table:table-cell office:value-type="float" office:value="27.5185">
                <text:p>27.5185</text:p>
              </table:table-cell>
              <table:table-cell office:value-type="float" office:value="26.5496">
                <text:p>26.5496</text:p>
              </table:table-cell>
              <table:table-cell office:value-type="float" office:value="26.4514">
                <text:p>26.4514</text:p>
              </table:table-cell>
              <table:table-cell office:value-type="float" office:value="24.6885">
                <text:p>24.6885</text:p>
              </table:table-cell>
              <table:table-cell office:value-type="float" office:value="25.4256">
                <text:p>25.4256</text:p>
              </table:table-cell>
              <table:table-cell office:value-type="float" office:value="23.9316">
                <text:p>23.9316</text:p>
              </table:table-cell>
              <table:table-cell office:value-type="float" office:value="24.4397">
                <text:p>24.4397</text:p>
              </table:table-cell>
              <table:table-cell office:value-type="float" office:value="23.1748">
                <text:p>23.1748</text:p>
              </table:table-cell>
              <table:table-cell office:value-type="float" office:value="23.4919">
                <text:p>23.4919</text:p>
              </table:table-cell>
              <table:table-cell office:value-type="float" office:value="22.418">
                <text:p>22.418</text:p>
              </table:table-cell>
              <table:table-cell office:value-type="float" office:value="22.5809">
                <text:p>22.58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6506">
                <text:p>0.676506</text:p>
              </table:table-cell>
              <table:table-cell office:value-type="float" office:value="28.6773">
                <text:p>28.6773</text:p>
              </table:table-cell>
              <table:table-cell office:value-type="float" office:value="28.5199">
                <text:p>28.5199</text:p>
              </table:table-cell>
              <table:table-cell office:value-type="float" office:value="27.573">
                <text:p>27.573</text:p>
              </table:table-cell>
              <table:table-cell office:value-type="float" office:value="27.4268">
                <text:p>27.4268</text:p>
              </table:table-cell>
              <table:table-cell office:value-type="float" office:value="26.4688">
                <text:p>26.4688</text:p>
              </table:table-cell>
              <table:table-cell office:value-type="float" office:value="26.3756">
                <text:p>26.3756</text:p>
              </table:table-cell>
              <table:table-cell office:value-type="float" office:value="24.6293">
                <text:p>24.6293</text:p>
              </table:table-cell>
              <table:table-cell office:value-type="float" office:value="25.3647">
                <text:p>25.3647</text:p>
              </table:table-cell>
              <table:table-cell office:value-type="float" office:value="23.8823">
                <text:p>23.8823</text:p>
              </table:table-cell>
              <table:table-cell office:value-type="float" office:value="24.3925">
                <text:p>24.3925</text:p>
              </table:table-cell>
              <table:table-cell office:value-type="float" office:value="23.1353">
                <text:p>23.1353</text:p>
              </table:table-cell>
              <table:table-cell office:value-type="float" office:value="23.4576">
                <text:p>23.4576</text:p>
              </table:table-cell>
              <table:table-cell office:value-type="float" office:value="22.3883">
                <text:p>22.3883</text:p>
              </table:table-cell>
              <table:table-cell office:value-type="float" office:value="22.5585">
                <text:p>22.55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78909">
                <text:p>0.678909</text:p>
              </table:table-cell>
              <table:table-cell office:value-type="float" office:value="28.5802">
                <text:p>28.5802</text:p>
              </table:table-cell>
              <table:table-cell office:value-type="float" office:value="28.4315">
                <text:p>28.4315</text:p>
              </table:table-cell>
              <table:table-cell office:value-type="float" office:value="27.4912">
                <text:p>27.4912</text:p>
              </table:table-cell>
              <table:table-cell office:value-type="float" office:value="27.3515">
                <text:p>27.3515</text:p>
              </table:table-cell>
              <table:table-cell office:value-type="float" office:value="26.4021">
                <text:p>26.4021</text:p>
              </table:table-cell>
              <table:table-cell office:value-type="float" office:value="26.3125">
                <text:p>26.3125</text:p>
              </table:table-cell>
              <table:table-cell office:value-type="float" office:value="24.5791">
                <text:p>24.5791</text:p>
              </table:table-cell>
              <table:table-cell office:value-type="float" office:value="25.313">
                <text:p>25.313</text:p>
              </table:table-cell>
              <table:table-cell office:value-type="float" office:value="23.8397">
                <text:p>23.8397</text:p>
              </table:table-cell>
              <table:table-cell office:value-type="float" office:value="24.3515">
                <text:p>24.3515</text:p>
              </table:table-cell>
              <table:table-cell office:value-type="float" office:value="23.1003">
                <text:p>23.1003</text:p>
              </table:table-cell>
              <table:table-cell office:value-type="float" office:value="23.4264">
                <text:p>23.4264</text:p>
              </table:table-cell>
              <table:table-cell office:value-type="float" office:value="22.361">
                <text:p>22.361</text:p>
              </table:table-cell>
              <table:table-cell office:value-type="float" office:value="22.5365">
                <text:p>22.53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81781">
                <text:p>0.681781</text:p>
              </table:table-cell>
              <table:table-cell office:value-type="float" office:value="28.6805">
                <text:p>28.6805</text:p>
              </table:table-cell>
              <table:table-cell office:value-type="float" office:value="28.5409">
                <text:p>28.5409</text:p>
              </table:table-cell>
              <table:table-cell office:value-type="float" office:value="27.6012">
                <text:p>27.6012</text:p>
              </table:table-cell>
              <table:table-cell office:value-type="float" office:value="27.4683">
                <text:p>27.4683</text:p>
              </table:table-cell>
              <table:table-cell office:value-type="float" office:value="26.5219">
                <text:p>26.5219</text:p>
              </table:table-cell>
              <table:table-cell office:value-type="float" office:value="26.436">
                <text:p>26.436</text:p>
              </table:table-cell>
              <table:table-cell office:value-type="float" office:value="24.7049">
                <text:p>24.7049</text:p>
              </table:table-cell>
              <table:table-cell office:value-type="float" office:value="25.4426">
                <text:p>25.4426</text:p>
              </table:table-cell>
              <table:table-cell office:value-type="float" office:value="23.969">
                <text:p>23.969</text:p>
              </table:table-cell>
              <table:table-cell office:value-type="float" office:value="24.4864">
                <text:p>24.4864</text:p>
              </table:table-cell>
              <table:table-cell office:value-type="float" office:value="23.2332">
                <text:p>23.2332</text:p>
              </table:table-cell>
              <table:table-cell office:value-type="float" office:value="23.5662">
                <text:p>23.5662</text:p>
              </table:table-cell>
              <table:table-cell office:value-type="float" office:value="22.4973">
                <text:p>22.4973</text:p>
              </table:table-cell>
              <table:table-cell office:value-type="float" office:value="22.6806">
                <text:p>22.68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84639">
                <text:p>0.684639</text:p>
              </table:table-cell>
              <table:table-cell office:value-type="float" office:value="28.27">
                <text:p>28.27</text:p>
              </table:table-cell>
              <table:table-cell office:value-type="float" office:value="28.1416">
                <text:p>28.1416</text:p>
              </table:table-cell>
              <table:table-cell office:value-type="float" office:value="27.2194">
                <text:p>27.2194</text:p>
              </table:table-cell>
              <table:table-cell office:value-type="float" office:value="27.0954">
                <text:p>27.0954</text:p>
              </table:table-cell>
              <table:table-cell office:value-type="float" office:value="26.1688">
                <text:p>26.1688</text:p>
              </table:table-cell>
              <table:table-cell office:value-type="float" office:value="26.088">
                <text:p>26.088</text:p>
              </table:table-cell>
              <table:table-cell office:value-type="float" office:value="24.3899">
                <text:p>24.3899</text:p>
              </table:table-cell>
              <table:table-cell office:value-type="float" office:value="25.1182">
                <text:p>25.1182</text:p>
              </table:table-cell>
              <table:table-cell office:value-type="float" office:value="23.6706">
                <text:p>23.6706</text:p>
              </table:table-cell>
              <table:table-cell office:value-type="float" office:value="24.1843">
                <text:p>24.1843</text:p>
              </table:table-cell>
              <table:table-cell office:value-type="float" office:value="22.9513">
                <text:p>22.9513</text:p>
              </table:table-cell>
              <table:table-cell office:value-type="float" office:value="23.2852">
                <text:p>23.2852</text:p>
              </table:table-cell>
              <table:table-cell office:value-type="float" office:value="22.232">
                <text:p>22.232</text:p>
              </table:table-cell>
              <table:table-cell office:value-type="float" office:value="22.4195">
                <text:p>22.41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87197">
                <text:p>0.687197</text:p>
              </table:table-cell>
              <table:table-cell office:value-type="float" office:value="28.5605">
                <text:p>28.5605</text:p>
              </table:table-cell>
              <table:table-cell office:value-type="float" office:value="28.439">
                <text:p>28.439</text:p>
              </table:table-cell>
              <table:table-cell office:value-type="float" office:value="27.511">
                <text:p>27.511</text:p>
              </table:table-cell>
              <table:table-cell office:value-type="float" office:value="27.3919">
                <text:p>27.3919</text:p>
              </table:table-cell>
              <table:table-cell office:value-type="float" office:value="26.4615">
                <text:p>26.4615</text:p>
              </table:table-cell>
              <table:table-cell office:value-type="float" office:value="26.3834">
                <text:p>26.3834</text:p>
              </table:table-cell>
              <table:table-cell office:value-type="float" office:value="24.6753">
                <text:p>24.6753</text:p>
              </table:table-cell>
              <table:table-cell office:value-type="float" office:value="25.412">
                <text:p>25.412</text:p>
              </table:table-cell>
              <table:table-cell office:value-type="float" office:value="23.954">
                <text:p>23.954</text:p>
              </table:table-cell>
              <table:table-cell office:value-type="float" office:value="24.4764">
                <text:p>24.4764</text:p>
              </table:table-cell>
              <table:table-cell office:value-type="float" office:value="23.2328">
                <text:p>23.2328</text:p>
              </table:table-cell>
              <table:table-cell office:value-type="float" office:value="23.5752">
                <text:p>23.5752</text:p>
              </table:table-cell>
              <table:table-cell office:value-type="float" office:value="22.5116">
                <text:p>22.5116</text:p>
              </table:table-cell>
              <table:table-cell office:value-type="float" office:value="22.7072">
                <text:p>22.70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89822">
                <text:p>0.689822</text:p>
              </table:table-cell>
              <table:table-cell office:value-type="float" office:value="28.3611">
                <text:p>28.3611</text:p>
              </table:table-cell>
              <table:table-cell office:value-type="float" office:value="28.2487">
                <text:p>28.2487</text:p>
              </table:table-cell>
              <table:table-cell office:value-type="float" office:value="27.331">
                <text:p>27.331</text:p>
              </table:table-cell>
              <table:table-cell office:value-type="float" office:value="27.219">
                <text:p>27.219</text:p>
              </table:table-cell>
              <table:table-cell office:value-type="float" office:value="26.3009">
                <text:p>26.3009</text:p>
              </table:table-cell>
              <table:table-cell office:value-type="float" office:value="26.2268">
                <text:p>26.2268</text:p>
              </table:table-cell>
              <table:table-cell office:value-type="float" office:value="24.5382">
                <text:p>24.5382</text:p>
              </table:table-cell>
              <table:table-cell office:value-type="float" office:value="25.2708">
                <text:p>25.2708</text:p>
              </table:table-cell>
              <table:table-cell office:value-type="float" office:value="23.8276">
                <text:p>23.8276</text:p>
              </table:table-cell>
              <table:table-cell office:value-type="float" office:value="24.3497">
                <text:p>24.3497</text:p>
              </table:table-cell>
              <table:table-cell office:value-type="float" office:value="23.117">
                <text:p>23.117</text:p>
              </table:table-cell>
              <table:table-cell office:value-type="float" office:value="23.4621">
                <text:p>23.4621</text:p>
              </table:table-cell>
              <table:table-cell office:value-type="float" office:value="22.4064">
                <text:p>22.4064</text:p>
              </table:table-cell>
              <table:table-cell office:value-type="float" office:value="22.6069">
                <text:p>22.60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2129">
                <text:p>0.692129</text:p>
              </table:table-cell>
              <table:table-cell office:value-type="float" office:value="28.4946">
                <text:p>28.4946</text:p>
              </table:table-cell>
              <table:table-cell office:value-type="float" office:value="28.3889">
                <text:p>28.3889</text:p>
              </table:table-cell>
              <table:table-cell office:value-type="float" office:value="27.4703">
                <text:p>27.4703</text:p>
              </table:table-cell>
              <table:table-cell office:value-type="float" office:value="27.3632">
                <text:p>27.3632</text:p>
              </table:table-cell>
              <table:table-cell office:value-type="float" office:value="26.446">
                <text:p>26.446</text:p>
              </table:table-cell>
              <table:table-cell office:value-type="float" office:value="26.3746">
                <text:p>26.3746</text:p>
              </table:table-cell>
              <table:table-cell office:value-type="float" office:value="24.6847">
                <text:p>24.6847</text:p>
              </table:table-cell>
              <table:table-cell office:value-type="float" office:value="25.4217">
                <text:p>25.4217</text:p>
              </table:table-cell>
              <table:table-cell office:value-type="float" office:value="23.9757">
                <text:p>23.9757</text:p>
              </table:table-cell>
              <table:table-cell office:value-type="float" office:value="24.5032">
                <text:p>24.5032</text:p>
              </table:table-cell>
              <table:table-cell office:value-type="float" office:value="23.2667">
                <text:p>23.2667</text:p>
              </table:table-cell>
              <table:table-cell office:value-type="float" office:value="23.6179">
                <text:p>23.6179</text:p>
              </table:table-cell>
              <table:table-cell office:value-type="float" office:value="22.5578">
                <text:p>22.5578</text:p>
              </table:table-cell>
              <table:table-cell office:value-type="float" office:value="22.7646">
                <text:p>22.76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94258">
                <text:p>0.694258</text:p>
              </table:table-cell>
              <table:table-cell office:value-type="float" office:value="28.9142">
                <text:p>28.9142</text:p>
              </table:table-cell>
              <table:table-cell office:value-type="float" office:value="28.8136">
                <text:p>28.8136</text:p>
              </table:table-cell>
              <table:table-cell office:value-type="float" office:value="27.8848">
                <text:p>27.8848</text:p>
              </table:table-cell>
              <table:table-cell office:value-type="float" office:value="27.7811">
                <text:p>27.7811</text:p>
              </table:table-cell>
              <table:table-cell office:value-type="float" office:value="26.8553">
                <text:p>26.8553</text:p>
              </table:table-cell>
              <table:table-cell office:value-type="float" office:value="26.7856">
                <text:p>26.7856</text:p>
              </table:table-cell>
              <table:table-cell office:value-type="float" office:value="25.077">
                <text:p>25.077</text:p>
              </table:table-cell>
              <table:table-cell office:value-type="float" office:value="25.8258">
                <text:p>25.8258</text:p>
              </table:table-cell>
              <table:table-cell office:value-type="float" office:value="24.3623">
                <text:p>24.3623</text:p>
              </table:table-cell>
              <table:table-cell office:value-type="float" office:value="24.9004">
                <text:p>24.9004</text:p>
              </table:table-cell>
              <table:table-cell office:value-type="float" office:value="23.6476">
                <text:p>23.6476</text:p>
              </table:table-cell>
              <table:table-cell office:value-type="float" office:value="24.0081">
                <text:p>24.0081</text:p>
              </table:table-cell>
              <table:table-cell office:value-type="float" office:value="22.9328">
                <text:p>22.9328</text:p>
              </table:table-cell>
              <table:table-cell office:value-type="float" office:value="23.1478">
                <text:p>23.14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96149">
                <text:p>0.696149</text:p>
              </table:table-cell>
              <table:table-cell office:value-type="float" office:value="28.4208">
                <text:p>28.4208</text:p>
              </table:table-cell>
              <table:table-cell office:value-type="float" office:value="28.3277">
                <text:p>28.3277</text:p>
              </table:table-cell>
              <table:table-cell office:value-type="float" office:value="27.4175">
                <text:p>27.4175</text:p>
              </table:table-cell>
              <table:table-cell office:value-type="float" office:value="27.32">
                <text:p>27.32</text:p>
              </table:table-cell>
              <table:table-cell office:value-type="float" office:value="26.4143">
                <text:p>26.4143</text:p>
              </table:table-cell>
              <table:table-cell office:value-type="float" office:value="26.3482">
                <text:p>26.3482</text:p>
              </table:table-cell>
              <table:table-cell office:value-type="float" office:value="24.6743">
                <text:p>24.6743</text:p>
              </table:table-cell>
              <table:table-cell office:value-type="float" office:value="25.411">
                <text:p>25.411</text:p>
              </table:table-cell>
              <table:table-cell office:value-type="float" office:value="23.9758">
                <text:p>23.9758</text:p>
              </table:table-cell>
              <table:table-cell office:value-type="float" office:value="24.5071">
                <text:p>24.5071</text:p>
              </table:table-cell>
              <table:table-cell office:value-type="float" office:value="23.2774">
                <text:p>23.2774</text:p>
              </table:table-cell>
              <table:table-cell office:value-type="float" office:value="23.6353">
                <text:p>23.6353</text:p>
              </table:table-cell>
              <table:table-cell office:value-type="float" office:value="22.5789">
                <text:p>22.5789</text:p>
              </table:table-cell>
              <table:table-cell office:value-type="float" office:value="22.7946">
                <text:p>22.79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97905">
                <text:p>0.697905</text:p>
              </table:table-cell>
              <table:table-cell office:value-type="float" office:value="28.0302">
                <text:p>28.0302</text:p>
              </table:table-cell>
              <table:table-cell office:value-type="float" office:value="27.9435">
                <text:p>27.9435</text:p>
              </table:table-cell>
              <table:table-cell office:value-type="float" office:value="27.0486">
                <text:p>27.0486</text:p>
              </table:table-cell>
              <table:table-cell office:value-type="float" office:value="26.9563">
                <text:p>26.9563</text:p>
              </table:table-cell>
              <table:table-cell office:value-type="float" office:value="26.0669">
                <text:p>26.0669</text:p>
              </table:table-cell>
              <table:table-cell office:value-type="float" office:value="26.004">
                <text:p>26.004</text:p>
              </table:table-cell>
              <table:table-cell office:value-type="float" office:value="24.3581">
                <text:p>24.3581</text:p>
              </table:table-cell>
              <table:table-cell office:value-type="float" office:value="25.0853">
                <text:p>25.0853</text:p>
              </table:table-cell>
              <table:table-cell office:value-type="float" office:value="23.673">
                <text:p>23.673</text:p>
              </table:table-cell>
              <table:table-cell office:value-type="float" office:value="24.1991">
                <text:p>24.1991</text:p>
              </table:table-cell>
              <table:table-cell office:value-type="float" office:value="22.9879">
                <text:p>22.9879</text:p>
              </table:table-cell>
              <table:table-cell office:value-type="float" office:value="23.3442">
                <text:p>23.3442</text:p>
              </table:table-cell>
              <table:table-cell office:value-type="float" office:value="22.3028">
                <text:p>22.3028</text:p>
              </table:table-cell>
              <table:table-cell office:value-type="float" office:value="22.5195">
                <text:p>22.51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0016">
                <text:p>0.70016</text:p>
              </table:table-cell>
              <table:table-cell office:value-type="float" office:value="28.3329">
                <text:p>28.3329</text:p>
              </table:table-cell>
              <table:table-cell office:value-type="float" office:value="28.2519">
                <text:p>28.2519</text:p>
              </table:table-cell>
              <table:table-cell office:value-type="float" office:value="27.3509">
                <text:p>27.3509</text:p>
              </table:table-cell>
              <table:table-cell office:value-type="float" office:value="27.2627">
                <text:p>27.2627</text:p>
              </table:table-cell>
              <table:table-cell office:value-type="float" office:value="26.3688">
                <text:p>26.3688</text:p>
              </table:table-cell>
              <table:table-cell office:value-type="float" office:value="26.308">
                <text:p>26.308</text:p>
              </table:table-cell>
              <table:table-cell office:value-type="float" office:value="24.6508">
                <text:p>24.6508</text:p>
              </table:table-cell>
              <table:table-cell office:value-type="float" office:value="25.3868">
                <text:p>25.3868</text:p>
              </table:table-cell>
              <table:table-cell office:value-type="float" office:value="23.9632">
                <text:p>23.9632</text:p>
              </table:table-cell>
              <table:table-cell office:value-type="float" office:value="24.4978">
                <text:p>24.4978</text:p>
              </table:table-cell>
              <table:table-cell office:value-type="float" office:value="23.2756">
                <text:p>23.2756</text:p>
              </table:table-cell>
              <table:table-cell office:value-type="float" office:value="23.64">
                <text:p>23.64</text:p>
              </table:table-cell>
              <table:table-cell office:value-type="float" office:value="22.588">
                <text:p>22.588</text:p>
              </table:table-cell>
              <table:table-cell office:value-type="float" office:value="22.8122">
                <text:p>22.81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01549">
                <text:p>0.701549</text:p>
              </table:table-cell>
              <table:table-cell office:value-type="float" office:value="27.9578">
                <text:p>27.9578</text:p>
              </table:table-cell>
              <table:table-cell office:value-type="float" office:value="27.8819">
                <text:p>27.8819</text:p>
              </table:table-cell>
              <table:table-cell office:value-type="float" office:value="26.995">
                <text:p>26.995</text:p>
              </table:table-cell>
              <table:table-cell office:value-type="float" office:value="26.9109">
                <text:p>26.9109</text:p>
              </table:table-cell>
              <table:table-cell office:value-type="float" office:value="26.0321">
                <text:p>26.0321</text:p>
              </table:table-cell>
              <table:table-cell office:value-type="float" office:value="25.9738">
                <text:p>25.9738</text:p>
              </table:table-cell>
              <table:table-cell office:value-type="float" office:value="24.3424">
                <text:p>24.3424</text:p>
              </table:table-cell>
              <table:table-cell office:value-type="float" office:value="25.0692">
                <text:p>25.0692</text:p>
              </table:table-cell>
              <table:table-cell office:value-type="float" office:value="23.6669">
                <text:p>23.6669</text:p>
              </table:table-cell>
              <table:table-cell office:value-type="float" office:value="24.1962">
                <text:p>24.1962</text:p>
              </table:table-cell>
              <table:table-cell office:value-type="float" office:value="22.9914">
                <text:p>22.9914</text:p>
              </table:table-cell>
              <table:table-cell office:value-type="float" office:value="23.3535">
                <text:p>23.3535</text:p>
              </table:table-cell>
              <table:table-cell office:value-type="float" office:value="22.3159">
                <text:p>22.3159</text:p>
              </table:table-cell>
              <table:table-cell office:value-type="float" office:value="22.5402">
                <text:p>22.54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03183">
                <text:p>0.703183</text:p>
              </table:table-cell>
              <table:table-cell office:value-type="float" office:value="28.1381">
                <text:p>28.1381</text:p>
              </table:table-cell>
              <table:table-cell office:value-type="float" office:value="28.0664">
                <text:p>28.0664</text:p>
              </table:table-cell>
              <table:table-cell office:value-type="float" office:value="27.1763">
                <text:p>27.1763</text:p>
              </table:table-cell>
              <table:table-cell office:value-type="float" office:value="27.0953">
                <text:p>27.0953</text:p>
              </table:table-cell>
              <table:table-cell office:value-type="float" office:value="26.2145">
                <text:p>26.2145</text:p>
              </table:table-cell>
              <table:table-cell office:value-type="float" office:value="26.1578">
                <text:p>26.1578</text:p>
              </table:table-cell>
              <table:table-cell office:value-type="float" office:value="24.5206">
                <text:p>24.5206</text:p>
              </table:table-cell>
              <table:table-cell office:value-type="float" office:value="25.2527">
                <text:p>25.2527</text:p>
              </table:table-cell>
              <table:table-cell office:value-type="float" office:value="23.8442">
                <text:p>23.8442</text:p>
              </table:table-cell>
              <table:table-cell office:value-type="float" office:value="24.3789">
                <text:p>24.3789</text:p>
              </table:table-cell>
              <table:table-cell office:value-type="float" office:value="23.1679">
                <text:p>23.1679</text:p>
              </table:table-cell>
              <table:table-cell office:value-type="float" office:value="23.5354">
                <text:p>23.5354</text:p>
              </table:table-cell>
              <table:table-cell office:value-type="float" office:value="22.4916">
                <text:p>22.4916</text:p>
              </table:table-cell>
              <table:table-cell office:value-type="float" office:value="22.721">
                <text:p>22.7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05189">
                <text:p>0.705189</text:p>
              </table:table-cell>
              <table:table-cell office:value-type="float" office:value="27.9598">
                <text:p>27.9598</text:p>
              </table:table-cell>
              <table:table-cell office:value-type="float" office:value="27.8943">
                <text:p>27.8943</text:p>
              </table:table-cell>
              <table:table-cell office:value-type="float" office:value="27.0129">
                <text:p>27.0129</text:p>
              </table:table-cell>
              <table:table-cell office:value-type="float" office:value="26.9368">
                <text:p>26.9368</text:p>
              </table:table-cell>
              <table:table-cell office:value-type="float" office:value="26.0661">
                <text:p>26.0661</text:p>
              </table:table-cell>
              <table:table-cell office:value-type="float" office:value="26.0121">
                <text:p>26.0121</text:p>
              </table:table-cell>
              <table:table-cell office:value-type="float" office:value="24.391">
                <text:p>24.391</text:p>
              </table:table-cell>
              <table:table-cell office:value-type="float" office:value="25.1192">
                <text:p>25.1192</text:p>
              </table:table-cell>
              <table:table-cell office:value-type="float" office:value="23.7233">
                <text:p>23.7233</text:p>
              </table:table-cell>
              <table:table-cell office:value-type="float" office:value="24.257">
                <text:p>24.257</text:p>
              </table:table-cell>
              <table:table-cell office:value-type="float" office:value="23.0555">
                <text:p>23.0555</text:p>
              </table:table-cell>
              <table:table-cell office:value-type="float" office:value="23.4244">
                <text:p>23.4244</text:p>
              </table:table-cell>
              <table:table-cell office:value-type="float" office:value="22.3878">
                <text:p>22.3878</text:p>
              </table:table-cell>
              <table:table-cell office:value-type="float" office:value="22.6203">
                <text:p>22.62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06952">
                <text:p>0.706952</text:p>
              </table:table-cell>
              <table:table-cell office:value-type="float" office:value="27.9141">
                <text:p>27.9141</text:p>
              </table:table-cell>
              <table:table-cell office:value-type="float" office:value="27.8536">
                <text:p>27.8536</text:p>
              </table:table-cell>
              <table:table-cell office:value-type="float" office:value="26.9765">
                <text:p>26.9765</text:p>
              </table:table-cell>
              <table:table-cell office:value-type="float" office:value="26.9042">
                <text:p>26.9042</text:p>
              </table:table-cell>
              <table:table-cell office:value-type="float" office:value="26.039">
                <text:p>26.039</text:p>
              </table:table-cell>
              <table:table-cell office:value-type="float" office:value="25.9872">
                <text:p>25.9872</text:p>
              </table:table-cell>
              <table:table-cell office:value-type="float" office:value="24.3737">
                <text:p>24.3737</text:p>
              </table:table-cell>
              <table:table-cell office:value-type="float" office:value="25.1014">
                <text:p>25.1014</text:p>
              </table:table-cell>
              <table:table-cell office:value-type="float" office:value="23.7108">
                <text:p>23.7108</text:p>
              </table:table-cell>
              <table:table-cell office:value-type="float" office:value="24.2458">
                <text:p>24.2458</text:p>
              </table:table-cell>
              <table:table-cell office:value-type="float" office:value="23.048">
                <text:p>23.048</text:p>
              </table:table-cell>
              <table:table-cell office:value-type="float" office:value="23.4194">
                <text:p>23.4194</text:p>
              </table:table-cell>
              <table:table-cell office:value-type="float" office:value="22.3852">
                <text:p>22.3852</text:p>
              </table:table-cell>
              <table:table-cell office:value-type="float" office:value="22.6212">
                <text:p>22.62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08888">
                <text:p>0.708888</text:p>
              </table:table-cell>
              <table:table-cell office:value-type="float" office:value="28.2536">
                <text:p>28.2536</text:p>
              </table:table-cell>
              <table:table-cell office:value-type="float" office:value="28.1978">
                <text:p>28.1978</text:p>
              </table:table-cell>
              <table:table-cell office:value-type="float" office:value="27.3132">
                <text:p>27.3132</text:p>
              </table:table-cell>
              <table:table-cell office:value-type="float" office:value="27.2441">
                <text:p>27.2441</text:p>
              </table:table-cell>
              <table:table-cell office:value-type="float" office:value="26.3728">
                <text:p>26.3728</text:p>
              </table:table-cell>
              <table:table-cell office:value-type="float" office:value="26.3227">
                <text:p>26.3227</text:p>
              </table:table-cell>
              <table:table-cell office:value-type="float" office:value="24.6951">
                <text:p>24.6951</text:p>
              </table:table-cell>
              <table:table-cell office:value-type="float" office:value="25.4324">
                <text:p>25.4324</text:p>
              </table:table-cell>
              <table:table-cell office:value-type="float" office:value="24.0284">
                <text:p>24.0284</text:p>
              </table:table-cell>
              <table:table-cell office:value-type="float" office:value="24.5723">
                <text:p>24.5723</text:p>
              </table:table-cell>
              <table:table-cell office:value-type="float" office:value="23.3618">
                <text:p>23.3618</text:p>
              </table:table-cell>
              <table:table-cell office:value-type="float" office:value="23.7412">
                <text:p>23.7412</text:p>
              </table:table-cell>
              <table:table-cell office:value-type="float" office:value="22.6952">
                <text:p>22.6952</text:p>
              </table:table-cell>
              <table:table-cell office:value-type="float" office:value="22.9383">
                <text:p>22.93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11326">
                <text:p>0.711326</text:p>
              </table:table-cell>
              <table:table-cell office:value-type="float" office:value="27.9403">
                <text:p>27.9403</text:p>
              </table:table-cell>
              <table:table-cell office:value-type="float" office:value="27.8918">
                <text:p>27.8918</text:p>
              </table:table-cell>
              <table:table-cell office:value-type="float" office:value="27.021">
                <text:p>27.021</text:p>
              </table:table-cell>
              <table:table-cell office:value-type="float" office:value="26.9577">
                <text:p>26.9577</text:p>
              </table:table-cell>
              <table:table-cell office:value-type="float" office:value="26.1017">
                <text:p>26.1017</text:p>
              </table:table-cell>
              <table:table-cell office:value-type="float" office:value="26.0549">
                <text:p>26.0549</text:p>
              </table:table-cell>
              <table:table-cell office:value-type="float" office:value="24.4523">
                <text:p>24.4523</text:p>
              </table:table-cell>
              <table:table-cell office:value-type="float" office:value="25.1824">
                <text:p>25.1824</text:p>
              </table:table-cell>
              <table:table-cell office:value-type="float" office:value="23.7983">
                <text:p>23.7983</text:p>
              </table:table-cell>
              <table:table-cell office:value-type="float" office:value="24.339">
                <text:p>24.339</text:p>
              </table:table-cell>
              <table:table-cell office:value-type="float" office:value="23.1444">
                <text:p>23.1444</text:p>
              </table:table-cell>
              <table:table-cell office:value-type="float" office:value="23.524">
                <text:p>23.524</text:p>
              </table:table-cell>
              <table:table-cell office:value-type="float" office:value="22.4905">
                <text:p>22.4905</text:p>
              </table:table-cell>
              <table:table-cell office:value-type="float" office:value="22.7362">
                <text:p>22.73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1374">
                <text:p>0.71374</text:p>
              </table:table-cell>
              <table:table-cell office:value-type="float" office:value="27.7128">
                <text:p>27.7128</text:p>
              </table:table-cell>
              <table:table-cell office:value-type="float" office:value="27.6711">
                <text:p>27.6711</text:p>
              </table:table-cell>
              <table:table-cell office:value-type="float" office:value="26.8114">
                <text:p>26.8114</text:p>
              </table:table-cell>
              <table:table-cell office:value-type="float" office:value="26.7535">
                <text:p>26.7535</text:p>
              </table:table-cell>
              <table:table-cell office:value-type="float" office:value="25.9099">
                <text:p>25.9099</text:p>
              </table:table-cell>
              <table:table-cell office:value-type="float" office:value="25.8663">
                <text:p>25.8663</text:p>
              </table:table-cell>
              <table:table-cell office:value-type="float" office:value="24.2835">
                <text:p>24.2835</text:p>
              </table:table-cell>
              <table:table-cell office:value-type="float" office:value="25.0085">
                <text:p>25.0085</text:p>
              </table:table-cell>
              <table:table-cell office:value-type="float" office:value="23.6401">
                <text:p>23.6401</text:p>
              </table:table-cell>
              <table:table-cell office:value-type="float" office:value="24.1792">
                <text:p>24.1792</text:p>
              </table:table-cell>
              <table:table-cell office:value-type="float" office:value="22.9967">
                <text:p>22.9967</text:p>
              </table:table-cell>
              <table:table-cell office:value-type="float" office:value="23.3774">
                <text:p>23.3774</text:p>
              </table:table-cell>
              <table:table-cell office:value-type="float" office:value="22.3533">
                <text:p>22.3533</text:p>
              </table:table-cell>
              <table:table-cell office:value-type="float" office:value="22.6022">
                <text:p>22.60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16736">
                <text:p>0.716736</text:p>
              </table:table-cell>
              <table:table-cell office:value-type="float" office:value="27.9907">
                <text:p>27.9907</text:p>
              </table:table-cell>
              <table:table-cell office:value-type="float" office:value="27.9565">
                <text:p>27.9565</text:p>
              </table:table-cell>
              <table:table-cell office:value-type="float" office:value="27.0932">
                <text:p>27.0932</text:p>
              </table:table-cell>
              <table:table-cell office:value-type="float" office:value="27.0407">
                <text:p>27.0407</text:p>
              </table:table-cell>
              <table:table-cell office:value-type="float" office:value="26.1957">
                <text:p>26.1957</text:p>
              </table:table-cell>
              <table:table-cell office:value-type="float" office:value="26.155">
                <text:p>26.155</text:p>
              </table:table-cell>
              <table:table-cell office:value-type="float" office:value="24.5648">
                <text:p>24.5648</text:p>
              </table:table-cell>
              <table:table-cell office:value-type="float" office:value="25.2982">
                <text:p>25.2982</text:p>
              </table:table-cell>
              <table:table-cell office:value-type="float" office:value="23.9215">
                <text:p>23.9215</text:p>
              </table:table-cell>
              <table:table-cell office:value-type="float" office:value="24.4696">
                <text:p>24.4696</text:p>
              </table:table-cell>
              <table:table-cell office:value-type="float" office:value="23.2782">
                <text:p>23.2782</text:p>
              </table:table-cell>
              <table:table-cell office:value-type="float" office:value="23.668">
                <text:p>23.668</text:p>
              </table:table-cell>
              <table:table-cell office:value-type="float" office:value="22.635">
                <text:p>22.635</text:p>
              </table:table-cell>
              <table:table-cell office:value-type="float" office:value="22.8928">
                <text:p>22.89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17202">
                <text:p>0.717202</text:p>
              </table:table-cell>
              <table:table-cell office:value-type="float" office:value="28.0145">
                <text:p>28.0145</text:p>
              </table:table-cell>
              <table:table-cell office:value-type="float" office:value="27.9815">
                <text:p>27.9815</text:p>
              </table:table-cell>
              <table:table-cell office:value-type="float" office:value="27.1183">
                <text:p>27.1183</text:p>
              </table:table-cell>
              <table:table-cell office:value-type="float" office:value="27.0667">
                <text:p>27.0667</text:p>
              </table:table-cell>
              <table:table-cell office:value-type="float" office:value="26.2221">
                <text:p>26.2221</text:p>
              </table:table-cell>
              <table:table-cell office:value-type="float" office:value="26.1818">
                <text:p>26.1818</text:p>
              </table:table-cell>
              <table:table-cell office:value-type="float" office:value="24.5916">
                <text:p>24.5916</text:p>
              </table:table-cell>
              <table:table-cell office:value-type="float" office:value="25.3258">
                <text:p>25.3258</text:p>
              </table:table-cell>
              <table:table-cell office:value-type="float" office:value="23.9488">
                <text:p>23.9488</text:p>
              </table:table-cell>
              <table:table-cell office:value-type="float" office:value="24.4978">
                <text:p>24.4978</text:p>
              </table:table-cell>
              <table:table-cell office:value-type="float" office:value="23.306">
                <text:p>23.306</text:p>
              </table:table-cell>
              <table:table-cell office:value-type="float" office:value="23.6969">
                <text:p>23.6969</text:p>
              </table:table-cell>
              <table:table-cell office:value-type="float" office:value="22.6632">
                <text:p>22.6632</text:p>
              </table:table-cell>
              <table:table-cell office:value-type="float" office:value="22.9222">
                <text:p>22.92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1925">
                <text:p>0.71925</text:p>
              </table:table-cell>
              <table:table-cell office:value-type="float" office:value="27.7131">
                <text:p>27.7131</text:p>
              </table:table-cell>
              <table:table-cell office:value-type="float" office:value="27.6857">
                <text:p>27.6857</text:p>
              </table:table-cell>
              <table:table-cell office:value-type="float" office:value="26.8352">
                <text:p>26.8352</text:p>
              </table:table-cell>
              <table:table-cell office:value-type="float" office:value="26.7882">
                <text:p>26.7882</text:p>
              </table:table-cell>
              <table:table-cell office:value-type="float" office:value="25.9574">
                <text:p>25.9574</text:p>
              </table:table-cell>
              <table:table-cell office:value-type="float" office:value="25.9198">
                <text:p>25.9198</text:p>
              </table:table-cell>
              <table:table-cell office:value-type="float" office:value="24.3524">
                <text:p>24.3524</text:p>
              </table:table-cell>
              <table:table-cell office:value-type="float" office:value="25.0795">
                <text:p>25.0795</text:p>
              </table:table-cell>
              <table:table-cell office:value-type="float" office:value="23.721">
                <text:p>23.721</text:p>
              </table:table-cell>
              <table:table-cell office:value-type="float" office:value="24.2665">
                <text:p>24.2665</text:p>
              </table:table-cell>
              <table:table-cell office:value-type="float" office:value="23.0896">
                <text:p>23.0896</text:p>
              </table:table-cell>
              <table:table-cell office:value-type="float" office:value="23.4799">
                <text:p>23.4799</text:p>
              </table:table-cell>
              <table:table-cell office:value-type="float" office:value="22.4582">
                <text:p>22.4582</text:p>
              </table:table-cell>
              <table:table-cell office:value-type="float" office:value="22.7187">
                <text:p>22.71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20162">
                <text:p>0.720162</text:p>
              </table:table-cell>
              <table:table-cell office:value-type="float" office:value="27.6807">
                <text:p>27.6807</text:p>
              </table:table-cell>
              <table:table-cell office:value-type="float" office:value="27.6557">
                <text:p>27.6557</text:p>
              </table:table-cell>
              <table:table-cell office:value-type="float" office:value="26.8078">
                <text:p>26.8078</text:p>
              </table:table-cell>
              <table:table-cell office:value-type="float" office:value="26.7625">
                <text:p>26.7625</text:p>
              </table:table-cell>
              <table:table-cell office:value-type="float" office:value="25.9348">
                <text:p>25.9348</text:p>
              </table:table-cell>
              <table:table-cell office:value-type="float" office:value="25.8983">
                <text:p>25.8983</text:p>
              </table:table-cell>
              <table:table-cell office:value-type="float" office:value="24.3353">
                <text:p>24.3353</text:p>
              </table:table-cell>
              <table:table-cell office:value-type="float" office:value="25.0619">
                <text:p>25.0619</text:p>
              </table:table-cell>
              <table:table-cell office:value-type="float" office:value="23.7066">
                <text:p>23.7066</text:p>
              </table:table-cell>
              <table:table-cell office:value-type="float" office:value="24.2525">
                <text:p>24.2525</text:p>
              </table:table-cell>
              <table:table-cell office:value-type="float" office:value="23.0779">
                <text:p>23.0779</text:p>
              </table:table-cell>
              <table:table-cell office:value-type="float" office:value="23.4693">
                <text:p>23.4693</text:p>
              </table:table-cell>
              <table:table-cell office:value-type="float" office:value="22.4493">
                <text:p>22.4493</text:p>
              </table:table-cell>
              <table:table-cell office:value-type="float" office:value="22.7113">
                <text:p>22.71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20429">
                <text:p>0.720429</text:p>
              </table:table-cell>
              <table:table-cell office:value-type="float" office:value="27.7505">
                <text:p>27.7505</text:p>
              </table:table-cell>
              <table:table-cell office:value-type="float" office:value="27.7261">
                <text:p>27.7261</text:p>
              </table:table-cell>
              <table:table-cell office:value-type="float" office:value="26.8765">
                <text:p>26.8765</text:p>
              </table:table-cell>
              <table:table-cell office:value-type="float" office:value="26.8316">
                <text:p>26.8316</text:p>
              </table:table-cell>
              <table:table-cell office:value-type="float" office:value="26.0024">
                <text:p>26.0024</text:p>
              </table:table-cell>
              <table:table-cell office:value-type="float" office:value="25.9661">
                <text:p>25.9661</text:p>
              </table:table-cell>
              <table:table-cell office:value-type="float" office:value="24.3999">
                <text:p>24.3999</text:p>
              </table:table-cell>
              <table:table-cell office:value-type="float" office:value="25.1284">
                <text:p>25.1284</text:p>
              </table:table-cell>
              <table:table-cell office:value-type="float" office:value="23.7702">
                <text:p>23.7702</text:p>
              </table:table-cell>
              <table:table-cell office:value-type="float" office:value="24.3178">
                <text:p>24.3178</text:p>
              </table:table-cell>
              <table:table-cell office:value-type="float" office:value="23.1406">
                <text:p>23.1406</text:p>
              </table:table-cell>
              <table:table-cell office:value-type="float" office:value="23.5334">
                <text:p>23.5334</text:p>
              </table:table-cell>
              <table:table-cell office:value-type="float" office:value="22.5109">
                <text:p>22.5109</text:p>
              </table:table-cell>
              <table:table-cell office:value-type="float" office:value="22.7742">
                <text:p>22.77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22055">
                <text:p>0.722055</text:p>
              </table:table-cell>
              <table:table-cell office:value-type="float" office:value="28.0022">
                <text:p>28.0022</text:p>
              </table:table-cell>
              <table:table-cell office:value-type="float" office:value="27.9818">
                <text:p>27.9818</text:p>
              </table:table-cell>
              <table:table-cell office:value-type="float" office:value="27.1273">
                <text:p>27.1273</text:p>
              </table:table-cell>
              <table:table-cell office:value-type="float" office:value="27.0852">
                <text:p>27.0852</text:p>
              </table:table-cell>
              <table:table-cell office:value-type="float" office:value="26.2523">
                <text:p>26.2523</text:p>
              </table:table-cell>
              <table:table-cell office:value-type="float" office:value="26.2174">
                <text:p>26.2174</text:p>
              </table:table-cell>
              <table:table-cell office:value-type="float" office:value="24.6416">
                <text:p>24.6416</text:p>
              </table:table-cell>
              <table:table-cell office:value-type="float" office:value="25.3774">
                <text:p>25.3774</text:p>
              </table:table-cell>
              <table:table-cell office:value-type="float" office:value="24.0098">
                <text:p>24.0098</text:p>
              </table:table-cell>
              <table:table-cell office:value-type="float" office:value="24.5642">
                <text:p>24.5642</text:p>
              </table:table-cell>
              <table:table-cell office:value-type="float" office:value="23.378">
                <text:p>23.378</text:p>
              </table:table-cell>
              <table:table-cell office:value-type="float" office:value="23.7772">
                <text:p>23.7772</text:p>
              </table:table-cell>
              <table:table-cell office:value-type="float" office:value="22.7463">
                <text:p>22.7463</text:p>
              </table:table-cell>
              <table:table-cell office:value-type="float" office:value="23.0153">
                <text:p>23.01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24326">
                <text:p>0.724326</text:p>
              </table:table-cell>
              <table:table-cell office:value-type="float" office:value="27.8858">
                <text:p>27.8858</text:p>
              </table:table-cell>
              <table:table-cell office:value-type="float" office:value="27.8711">
                <text:p>27.8711</text:p>
              </table:table-cell>
              <table:table-cell office:value-type="float" office:value="27.0241">
                <text:p>27.0241</text:p>
              </table:table-cell>
              <table:table-cell office:value-type="float" office:value="26.9866">
                <text:p>26.9866</text:p>
              </table:table-cell>
              <table:table-cell office:value-type="float" office:value="26.1625">
                <text:p>26.1625</text:p>
              </table:table-cell>
              <table:table-cell office:value-type="float" office:value="26.1301">
                <text:p>26.1301</text:p>
              </table:table-cell>
              <table:table-cell office:value-type="float" office:value="24.5673">
                <text:p>24.5673</text:p>
              </table:table-cell>
              <table:table-cell office:value-type="float" office:value="25.3008">
                <text:p>25.3008</text:p>
              </table:table-cell>
              <table:table-cell office:value-type="float" office:value="23.9432">
                <text:p>23.9432</text:p>
              </table:table-cell>
              <table:table-cell office:value-type="float" office:value="24.4978">
                <text:p>24.4978</text:p>
              </table:table-cell>
              <table:table-cell office:value-type="float" office:value="23.319">
                <text:p>23.319</text:p>
              </table:table-cell>
              <table:table-cell office:value-type="float" office:value="23.7204">
                <text:p>23.7204</text:p>
              </table:table-cell>
              <table:table-cell office:value-type="float" office:value="22.6949">
                <text:p>22.6949</text:p>
              </table:table-cell>
              <table:table-cell office:value-type="float" office:value="22.9675">
                <text:p>22.96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26329">
                <text:p>0.726329</text:p>
              </table:table-cell>
              <table:table-cell office:value-type="float" office:value="27.9042">
                <text:p>27.9042</text:p>
              </table:table-cell>
              <table:table-cell office:value-type="float" office:value="27.8945">
                <text:p>27.8945</text:p>
              </table:table-cell>
              <table:table-cell office:value-type="float" office:value="27.0505">
                <text:p>27.0505</text:p>
              </table:table-cell>
              <table:table-cell office:value-type="float" office:value="27.0167">
                <text:p>27.0167</text:p>
              </table:table-cell>
              <table:table-cell office:value-type="float" office:value="26.1968">
                <text:p>26.1968</text:p>
              </table:table-cell>
              <table:table-cell office:value-type="float" office:value="26.1665">
                <text:p>26.1665</text:p>
              </table:table-cell>
              <table:table-cell office:value-type="float" office:value="24.6083">
                <text:p>24.6083</text:p>
              </table:table-cell>
              <table:table-cell office:value-type="float" office:value="25.3431">
                <text:p>25.3431</text:p>
              </table:table-cell>
              <table:table-cell office:value-type="float" office:value="23.9882">
                <text:p>23.9882</text:p>
              </table:table-cell>
              <table:table-cell office:value-type="float" office:value="24.5455">
                <text:p>24.5455</text:p>
              </table:table-cell>
              <table:table-cell office:value-type="float" office:value="23.3681">
                <text:p>23.3681</text:p>
              </table:table-cell>
              <table:table-cell office:value-type="float" office:value="23.7731">
                <text:p>23.7731</text:p>
              </table:table-cell>
              <table:table-cell office:value-type="float" office:value="22.748">
                <text:p>22.748</text:p>
              </table:table-cell>
              <table:table-cell office:value-type="float" office:value="23.025">
                <text:p>23.0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28198">
                <text:p>0.728198</text:p>
              </table:table-cell>
              <table:table-cell office:value-type="float" office:value="27.866">
                <text:p>27.866</text:p>
              </table:table-cell>
              <table:table-cell office:value-type="float" office:value="27.8608">
                <text:p>27.8608</text:p>
              </table:table-cell>
              <table:table-cell office:value-type="float" office:value="27.0213">
                <text:p>27.0213</text:p>
              </table:table-cell>
              <table:table-cell office:value-type="float" office:value="26.991">
                <text:p>26.991</text:p>
              </table:table-cell>
              <table:table-cell office:value-type="float" office:value="26.1766">
                <text:p>26.1766</text:p>
              </table:table-cell>
              <table:table-cell office:value-type="float" office:value="26.1483">
                <text:p>26.1483</text:p>
              </table:table-cell>
              <table:table-cell office:value-type="float" office:value="24.5975">
                <text:p>24.5975</text:p>
              </table:table-cell>
              <table:table-cell office:value-type="float" office:value="25.332">
                <text:p>25.332</text:p>
              </table:table-cell>
              <table:table-cell office:value-type="float" office:value="23.9825">
                <text:p>23.9825</text:p>
              </table:table-cell>
              <table:table-cell office:value-type="float" office:value="24.5411">
                <text:p>24.5411</text:p>
              </table:table-cell>
              <table:table-cell office:value-type="float" office:value="23.3674">
                <text:p>23.3674</text:p>
              </table:table-cell>
              <table:table-cell office:value-type="float" office:value="23.7749">
                <text:p>23.7749</text:p>
              </table:table-cell>
              <table:table-cell office:value-type="float" office:value="22.7523">
                <text:p>22.7523</text:p>
              </table:table-cell>
              <table:table-cell office:value-type="float" office:value="23.0326">
                <text:p>23.03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29427">
                <text:p>0.729427</text:p>
              </table:table-cell>
              <table:table-cell office:value-type="float" office:value="28.0201">
                <text:p>28.0201</text:p>
              </table:table-cell>
              <table:table-cell office:value-type="float" office:value="28.018">
                <text:p>28.018</text:p>
              </table:table-cell>
              <table:table-cell office:value-type="float" office:value="27.176">
                <text:p>27.176</text:p>
              </table:table-cell>
              <table:table-cell office:value-type="float" office:value="27.1478">
                <text:p>27.1478</text:p>
              </table:table-cell>
              <table:table-cell office:value-type="float" office:value="26.3319">
                <text:p>26.3319</text:p>
              </table:table-cell>
              <table:table-cell office:value-type="float" office:value="26.3047">
                <text:p>26.3047</text:p>
              </table:table-cell>
              <table:table-cell office:value-type="float" office:value="24.7488">
                <text:p>24.7488</text:p>
              </table:table-cell>
              <table:table-cell office:value-type="float" office:value="25.4877">
                <text:p>25.4877</text:p>
              </table:table-cell>
              <table:table-cell office:value-type="float" office:value="24.133">
                <text:p>24.133</text:p>
              </table:table-cell>
              <table:table-cell office:value-type="float" office:value="24.6962">
                <text:p>24.6962</text:p>
              </table:table-cell>
              <table:table-cell office:value-type="float" office:value="23.5173">
                <text:p>23.5173</text:p>
              </table:table-cell>
              <table:table-cell office:value-type="float" office:value="23.9292">
                <text:p>23.9292</text:p>
              </table:table-cell>
              <table:table-cell office:value-type="float" office:value="22.9016">
                <text:p>22.9016</text:p>
              </table:table-cell>
              <table:table-cell office:value-type="float" office:value="23.186">
                <text:p>23.1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324">
                <text:p>0.7324</text:p>
              </table:table-cell>
              <table:table-cell office:value-type="float" office:value="27.7628">
                <text:p>27.7628</text:p>
              </table:table-cell>
              <table:table-cell office:value-type="float" office:value="27.7678">
                <text:p>27.7678</text:p>
              </table:table-cell>
              <table:table-cell office:value-type="float" office:value="26.9389">
                <text:p>26.9389</text:p>
              </table:table-cell>
              <table:table-cell office:value-type="float" office:value="26.9163">
                <text:p>26.9163</text:p>
              </table:table-cell>
              <table:table-cell office:value-type="float" office:value="26.1149">
                <text:p>26.1149</text:p>
              </table:table-cell>
              <table:table-cell office:value-type="float" office:value="26.091">
                <text:p>26.091</text:p>
              </table:table-cell>
              <table:table-cell office:value-type="float" office:value="24.5577">
                <text:p>24.5577</text:p>
              </table:table-cell>
              <table:table-cell office:value-type="float" office:value="25.291">
                <text:p>25.291</text:p>
              </table:table-cell>
              <table:table-cell office:value-type="float" office:value="23.9543">
                <text:p>23.9543</text:p>
              </table:table-cell>
              <table:table-cell office:value-type="float" office:value="24.5155">
                <text:p>24.5155</text:p>
              </table:table-cell>
              <table:table-cell office:value-type="float" office:value="23.3508">
                <text:p>23.3508</text:p>
              </table:table-cell>
              <table:table-cell office:value-type="float" office:value="23.7638">
                <text:p>23.7638</text:p>
              </table:table-cell>
              <table:table-cell office:value-type="float" office:value="22.7473">
                <text:p>22.7473</text:p>
              </table:table-cell>
              <table:table-cell office:value-type="float" office:value="23.0351">
                <text:p>23.0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34596">
                <text:p>0.734596</text:p>
              </table:table-cell>
              <table:table-cell office:value-type="float" office:value="27.7108">
                <text:p>27.7108</text:p>
              </table:table-cell>
              <table:table-cell office:value-type="float" office:value="27.7208">
                <text:p>27.7208</text:p>
              </table:table-cell>
              <table:table-cell office:value-type="float" office:value="26.8975">
                <text:p>26.8975</text:p>
              </table:table-cell>
              <table:table-cell office:value-type="float" office:value="26.8789">
                <text:p>26.8789</text:p>
              </table:table-cell>
              <table:table-cell office:value-type="float" office:value="26.0842">
                <text:p>26.0842</text:p>
              </table:table-cell>
              <table:table-cell office:value-type="float" office:value="26.0625">
                <text:p>26.0625</text:p>
              </table:table-cell>
              <table:table-cell office:value-type="float" office:value="24.5383">
                <text:p>24.5383</text:p>
              </table:table-cell>
              <table:table-cell office:value-type="float" office:value="25.2709">
                <text:p>25.2709</text:p>
              </table:table-cell>
              <table:table-cell office:value-type="float" office:value="23.9408">
                <text:p>23.9408</text:p>
              </table:table-cell>
              <table:table-cell office:value-type="float" office:value="24.5034">
                <text:p>24.5034</text:p>
              </table:table-cell>
              <table:table-cell office:value-type="float" office:value="23.3434">
                <text:p>23.3434</text:p>
              </table:table-cell>
              <table:table-cell office:value-type="float" office:value="23.7592">
                <text:p>23.7592</text:p>
              </table:table-cell>
              <table:table-cell office:value-type="float" office:value="22.746">
                <text:p>22.746</text:p>
              </table:table-cell>
              <table:table-cell office:value-type="float" office:value="23.0375">
                <text:p>23.0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39057">
                <text:p>0.739057</text:p>
              </table:table-cell>
              <table:table-cell office:value-type="float" office:value="28.2548">
                <text:p>28.2548</text:p>
              </table:table-cell>
              <table:table-cell office:value-type="float" office:value="28.2755">
                <text:p>28.2755</text:p>
              </table:table-cell>
              <table:table-cell office:value-type="float" office:value="27.4443">
                <text:p>27.4443</text:p>
              </table:table-cell>
              <table:table-cell office:value-type="float" office:value="27.4333">
                <text:p>27.4333</text:p>
              </table:table-cell>
              <table:table-cell office:value-type="float" office:value="26.6339">
                <text:p>26.6339</text:p>
              </table:table-cell>
              <table:table-cell office:value-type="float" office:value="26.6162">
                <text:p>26.6162</text:p>
              </table:table-cell>
              <table:table-cell office:value-type="float" office:value="25.0748">
                <text:p>25.0748</text:p>
              </table:table-cell>
              <table:table-cell office:value-type="float" office:value="25.8234">
                <text:p>25.8234</text:p>
              </table:table-cell>
              <table:table-cell office:value-type="float" office:value="24.4758">
                <text:p>24.4758</text:p>
              </table:table-cell>
              <table:table-cell office:value-type="float" office:value="25.0543">
                <text:p>25.0543</text:p>
              </table:table-cell>
              <table:table-cell office:value-type="float" office:value="23.8768">
                <text:p>23.8768</text:p>
              </table:table-cell>
              <table:table-cell office:value-type="float" office:value="24.308">
                <text:p>24.308</text:p>
              </table:table-cell>
              <table:table-cell office:value-type="float" office:value="23.2778">
                <text:p>23.2778</text:p>
              </table:table-cell>
              <table:table-cell office:value-type="float" office:value="23.584">
                <text:p>23.5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3972">
                <text:p>0.73972</text:p>
              </table:table-cell>
              <table:table-cell office:value-type="float" office:value="27.9242">
                <text:p>27.9242</text:p>
              </table:table-cell>
              <table:table-cell office:value-type="float" office:value="27.9462">
                <text:p>27.9462</text:p>
              </table:table-cell>
              <table:table-cell office:value-type="float" office:value="27.1259">
                <text:p>27.1259</text:p>
              </table:table-cell>
              <table:table-cell office:value-type="float" office:value="27.1162">
                <text:p>27.1162</text:p>
              </table:table-cell>
              <table:table-cell office:value-type="float" office:value="26.3277">
                <text:p>26.3277</text:p>
              </table:table-cell>
              <table:table-cell office:value-type="float" office:value="26.3109">
                <text:p>26.3109</text:p>
              </table:table-cell>
              <table:table-cell office:value-type="float" office:value="24.7893">
                <text:p>24.7893</text:p>
              </table:table-cell>
              <table:table-cell office:value-type="float" office:value="25.5295">
                <text:p>25.5295</text:p>
              </table:table-cell>
              <table:table-cell office:value-type="float" office:value="24.1989">
                <text:p>24.1989</text:p>
              </table:table-cell>
              <table:table-cell office:value-type="float" office:value="24.7713">
                <text:p>24.7713</text:p>
              </table:table-cell>
              <table:table-cell office:value-type="float" office:value="23.6084">
                <text:p>23.6084</text:p>
              </table:table-cell>
              <table:table-cell office:value-type="float" office:value="24.0356">
                <text:p>24.0356</text:p>
              </table:table-cell>
              <table:table-cell office:value-type="float" office:value="23.0179">
                <text:p>23.0179</text:p>
              </table:table-cell>
              <table:table-cell office:value-type="float" office:value="23.3218">
                <text:p>23.32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0316">
                <text:p>0.740316</text:p>
              </table:table-cell>
              <table:table-cell office:value-type="float" office:value="27.4782">
                <text:p>27.4782</text:p>
              </table:table-cell>
              <table:table-cell office:value-type="float" office:value="27.5012">
                <text:p>27.5012</text:p>
              </table:table-cell>
              <table:table-cell office:value-type="float" office:value="26.6952">
                <text:p>26.6952</text:p>
              </table:table-cell>
              <table:table-cell office:value-type="float" office:value="26.6866">
                <text:p>26.6866</text:p>
              </table:table-cell>
              <table:table-cell office:value-type="float" office:value="25.9121">
                <text:p>25.9121</text:p>
              </table:table-cell>
              <table:table-cell office:value-type="float" office:value="25.8961">
                <text:p>25.8961</text:p>
              </table:table-cell>
              <table:table-cell office:value-type="float" office:value="24.4005">
                <text:p>24.4005</text:p>
              </table:table-cell>
              <table:table-cell office:value-type="float" office:value="25.1291">
                <text:p>25.1291</text:p>
              </table:table-cell>
              <table:table-cell office:value-type="float" office:value="23.8208">
                <text:p>23.8208</text:p>
              </table:table-cell>
              <table:table-cell office:value-type="float" office:value="24.3848">
                <text:p>24.3848</text:p>
              </table:table-cell>
              <table:table-cell office:value-type="float" office:value="23.2411">
                <text:p>23.2411</text:p>
              </table:table-cell>
              <table:table-cell office:value-type="float" office:value="23.6625">
                <text:p>23.6625</text:p>
              </table:table-cell>
              <table:table-cell office:value-type="float" office:value="22.6614">
                <text:p>22.6614</text:p>
              </table:table-cell>
              <table:table-cell office:value-type="float" office:value="22.9616">
                <text:p>22.96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40583">
                <text:p>0.740583</text:p>
              </table:table-cell>
              <table:table-cell office:value-type="float" office:value="27.6586">
                <text:p>27.6586</text:p>
              </table:table-cell>
              <table:table-cell office:value-type="float" office:value="27.6823">
                <text:p>27.6823</text:p>
              </table:table-cell>
              <table:table-cell office:value-type="float" office:value="26.8715">
                <text:p>26.8715</text:p>
              </table:table-cell>
              <table:table-cell office:value-type="float" office:value="26.8633">
                <text:p>26.8633</text:p>
              </table:table-cell>
              <table:table-cell office:value-type="float" office:value="26.0843">
                <text:p>26.0843</text:p>
              </table:table-cell>
              <table:table-cell office:value-type="float" office:value="26.0685">
                <text:p>26.0685</text:p>
              </table:table-cell>
              <table:table-cell office:value-type="float" office:value="24.5638">
                <text:p>24.5638</text:p>
              </table:table-cell>
              <table:table-cell office:value-type="float" office:value="25.2973">
                <text:p>25.2973</text:p>
              </table:table-cell>
              <table:table-cell office:value-type="float" office:value="23.9809">
                <text:p>23.9809</text:p>
              </table:table-cell>
              <table:table-cell office:value-type="float" office:value="24.5488">
                <text:p>24.5488</text:p>
              </table:table-cell>
              <table:table-cell office:value-type="float" office:value="23.398">
                <text:p>23.398</text:p>
              </table:table-cell>
              <table:table-cell office:value-type="float" office:value="23.8226">
                <text:p>23.8226</text:p>
              </table:table-cell>
              <table:table-cell office:value-type="float" office:value="22.8151">
                <text:p>22.8151</text:p>
              </table:table-cell>
              <table:table-cell office:value-type="float" office:value="23.1178">
                <text:p>23.11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42074">
                <text:p>0.742074</text:p>
              </table:table-cell>
              <table:table-cell office:value-type="float" office:value="27.476">
                <text:p>27.476</text:p>
              </table:table-cell>
              <table:table-cell office:value-type="float" office:value="27.5028">
                <text:p>27.5028</text:p>
              </table:table-cell>
              <table:table-cell office:value-type="float" office:value="26.7001">
                <text:p>26.7001</text:p>
              </table:table-cell>
              <table:table-cell office:value-type="float" office:value="26.6945">
                <text:p>26.6945</text:p>
              </table:table-cell>
              <table:table-cell office:value-type="float" office:value="25.9243">
                <text:p>25.9243</text:p>
              </table:table-cell>
              <table:table-cell office:value-type="float" office:value="25.9099">
                <text:p>25.9099</text:p>
              </table:table-cell>
              <table:table-cell office:value-type="float" office:value="24.4193">
                <text:p>24.4193</text:p>
              </table:table-cell>
              <table:table-cell office:value-type="float" office:value="25.1484">
                <text:p>25.1484</text:p>
              </table:table-cell>
              <table:table-cell office:value-type="float" office:value="23.8436">
                <text:p>23.8436</text:p>
              </table:table-cell>
              <table:table-cell office:value-type="float" office:value="24.4093">
                <text:p>24.4093</text:p>
              </table:table-cell>
              <table:table-cell office:value-type="float" office:value="23.2679">
                <text:p>23.2679</text:p>
              </table:table-cell>
              <table:table-cell office:value-type="float" office:value="23.6919">
                <text:p>23.6919</text:p>
              </table:table-cell>
              <table:table-cell office:value-type="float" office:value="22.6921">
                <text:p>22.6921</text:p>
              </table:table-cell>
              <table:table-cell office:value-type="float" office:value="22.9956">
                <text:p>22.99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43272">
                <text:p>0.743272</text:p>
              </table:table-cell>
              <table:table-cell office:value-type="float" office:value="27.3368">
                <text:p>27.3368</text:p>
              </table:table-cell>
              <table:table-cell office:value-type="float" office:value="27.3661">
                <text:p>27.3661</text:p>
              </table:table-cell>
              <table:table-cell office:value-type="float" office:value="26.5697">
                <text:p>26.5697</text:p>
              </table:table-cell>
              <table:table-cell office:value-type="float" office:value="26.5661">
                <text:p>26.5661</text:p>
              </table:table-cell>
              <table:table-cell office:value-type="float" office:value="25.8026">
                <text:p>25.8026</text:p>
              </table:table-cell>
              <table:table-cell office:value-type="float" office:value="25.7895">
                <text:p>25.7895</text:p>
              </table:table-cell>
              <table:table-cell office:value-type="float" office:value="24.3097">
                <text:p>24.3097</text:p>
              </table:table-cell>
              <table:table-cell office:value-type="float" office:value="25.0356">
                <text:p>25.0356</text:p>
              </table:table-cell>
              <table:table-cell office:value-type="float" office:value="23.7396">
                <text:p>23.7396</text:p>
              </table:table-cell>
              <table:table-cell office:value-type="float" office:value="24.3037">
                <text:p>24.3037</text:p>
              </table:table-cell>
              <table:table-cell office:value-type="float" office:value="23.1694">
                <text:p>23.1694</text:p>
              </table:table-cell>
              <table:table-cell office:value-type="float" office:value="23.5932">
                <text:p>23.5932</text:p>
              </table:table-cell>
              <table:table-cell office:value-type="float" office:value="22.5993">
                <text:p>22.5993</text:p>
              </table:table-cell>
              <table:table-cell office:value-type="float" office:value="22.9035">
                <text:p>22.90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45525">
                <text:p>0.745525</text:p>
              </table:table-cell>
              <table:table-cell office:value-type="float" office:value="27.2231">
                <text:p>27.2231</text:p>
              </table:table-cell>
              <table:table-cell office:value-type="float" office:value="27.2571">
                <text:p>27.2571</text:p>
              </table:table-cell>
              <table:table-cell office:value-type="float" office:value="26.4682">
                <text:p>26.4682</text:p>
              </table:table-cell>
              <table:table-cell office:value-type="float" office:value="26.4683">
                <text:p>26.4683</text:p>
              </table:table-cell>
              <table:table-cell office:value-type="float" office:value="25.7133">
                <text:p>25.7133</text:p>
              </table:table-cell>
              <table:table-cell office:value-type="float" office:value="25.7023">
                <text:p>25.7023</text:p>
              </table:table-cell>
              <table:table-cell office:value-type="float" office:value="24.2349">
                <text:p>24.2349</text:p>
              </table:table-cell>
              <table:table-cell office:value-type="float" office:value="24.9585">
                <text:p>24.9585</text:p>
              </table:table-cell>
              <table:table-cell office:value-type="float" office:value="23.6721">
                <text:p>23.6721</text:p>
              </table:table-cell>
              <table:table-cell office:value-type="float" office:value="24.2362">
                <text:p>24.2362</text:p>
              </table:table-cell>
              <table:table-cell office:value-type="float" office:value="23.1093">
                <text:p>23.1093</text:p>
              </table:table-cell>
              <table:table-cell office:value-type="float" office:value="23.5348">
                <text:p>23.5348</text:p>
              </table:table-cell>
              <table:table-cell office:value-type="float" office:value="22.5466">
                <text:p>22.5466</text:p>
              </table:table-cell>
              <table:table-cell office:value-type="float" office:value="22.8537">
                <text:p>22.85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46894">
                <text:p>0.746894</text:p>
              </table:table-cell>
              <table:table-cell office:value-type="float" office:value="27.3561">
                <text:p>27.3561</text:p>
              </table:table-cell>
              <table:table-cell office:value-type="float" office:value="27.3932">
                <text:p>27.3932</text:p>
              </table:table-cell>
              <table:table-cell office:value-type="float" office:value="26.603">
                <text:p>26.603</text:p>
              </table:table-cell>
              <table:table-cell office:value-type="float" office:value="26.6053">
                <text:p>26.6053</text:p>
              </table:table-cell>
              <table:table-cell office:value-type="float" office:value="25.8499">
                <text:p>25.8499</text:p>
              </table:table-cell>
              <table:table-cell office:value-type="float" office:value="25.8401">
                <text:p>25.8401</text:p>
              </table:table-cell>
              <table:table-cell office:value-type="float" office:value="24.3693">
                <text:p>24.3693</text:p>
              </table:table-cell>
              <table:table-cell office:value-type="float" office:value="25.0969">
                <text:p>25.0969</text:p>
              </table:table-cell>
              <table:table-cell office:value-type="float" office:value="23.8068">
                <text:p>23.8068</text:p>
              </table:table-cell>
              <table:table-cell office:value-type="float" office:value="24.3751">
                <text:p>24.3751</text:p>
              </table:table-cell>
              <table:table-cell office:value-type="float" office:value="23.2444">
                <text:p>23.2444</text:p>
              </table:table-cell>
              <table:table-cell office:value-type="float" office:value="23.674">
                <text:p>23.674</text:p>
              </table:table-cell>
              <table:table-cell office:value-type="float" office:value="22.6819">
                <text:p>22.6819</text:p>
              </table:table-cell>
              <table:table-cell office:value-type="float" office:value="22.9931">
                <text:p>22.99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49674">
                <text:p>0.749674</text:p>
              </table:table-cell>
              <table:table-cell office:value-type="float" office:value="26.9937">
                <text:p>26.9937</text:p>
              </table:table-cell>
              <table:table-cell office:value-type="float" office:value="27.0361">
                <text:p>27.0361</text:p>
              </table:table-cell>
              <table:table-cell office:value-type="float" office:value="26.2616">
                <text:p>26.2616</text:p>
              </table:table-cell>
              <table:table-cell office:value-type="float" office:value="26.2682">
                <text:p>26.2682</text:p>
              </table:table-cell>
              <table:table-cell office:value-type="float" office:value="25.5294">
                <text:p>25.5294</text:p>
              </table:table-cell>
              <table:table-cell office:value-type="float" office:value="25.5222">
                <text:p>25.5222</text:p>
              </table:table-cell>
              <table:table-cell office:value-type="float" office:value="24.0784">
                <text:p>24.0784</text:p>
              </table:table-cell>
              <table:table-cell office:value-type="float" office:value="24.7973">
                <text:p>24.7973</text:p>
              </table:table-cell>
              <table:table-cell office:value-type="float" office:value="23.5295">
                <text:p>23.5295</text:p>
              </table:table-cell>
              <table:table-cell office:value-type="float" office:value="24.0931">
                <text:p>24.0931</text:p>
              </table:table-cell>
              <table:table-cell office:value-type="float" office:value="22.9807">
                <text:p>22.9807</text:p>
              </table:table-cell>
              <table:table-cell office:value-type="float" office:value="23.4088">
                <text:p>23.4088</text:p>
              </table:table-cell>
              <table:table-cell office:value-type="float" office:value="22.4318">
                <text:p>22.4318</text:p>
              </table:table-cell>
              <table:table-cell office:value-type="float" office:value="22.744">
                <text:p>22.7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50118">
                <text:p>0.750118</text:p>
              </table:table-cell>
              <table:table-cell office:value-type="float" office:value="27.3833">
                <text:p>27.3833</text:p>
              </table:table-cell>
              <table:table-cell office:value-type="float" office:value="27.4272">
                <text:p>27.4272</text:p>
              </table:table-cell>
              <table:table-cell office:value-type="float" office:value="26.6424">
                <text:p>26.6424</text:p>
              </table:table-cell>
              <table:table-cell office:value-type="float" office:value="26.6499">
                <text:p>26.6499</text:p>
              </table:table-cell>
              <table:table-cell office:value-type="float" office:value="25.9015">
                <text:p>25.9015</text:p>
              </table:table-cell>
              <table:table-cell office:value-type="float" office:value="25.8945">
                <text:p>25.8945</text:p>
              </table:table-cell>
              <table:table-cell office:value-type="float" office:value="24.4311">
                <text:p>24.4311</text:p>
              </table:table-cell>
              <table:table-cell office:value-type="float" office:value="25.1606">
                <text:p>25.1606</text:p>
              </table:table-cell>
              <table:table-cell office:value-type="float" office:value="23.8754">
                <text:p>23.8754</text:p>
              </table:table-cell>
              <table:table-cell office:value-type="float" office:value="24.4475">
                <text:p>24.4475</text:p>
              </table:table-cell>
              <table:table-cell office:value-type="float" office:value="23.3196">
                <text:p>23.3196</text:p>
              </table:table-cell>
              <table:table-cell office:value-type="float" office:value="23.7545">
                <text:p>23.7545</text:p>
              </table:table-cell>
              <table:table-cell office:value-type="float" office:value="22.7638">
                <text:p>22.7638</text:p>
              </table:table-cell>
              <table:table-cell office:value-type="float" office:value="23.0813">
                <text:p>23.08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49715">
                <text:p>0.749715</text:p>
              </table:table-cell>
              <table:table-cell office:value-type="float" office:value="27.1718">
                <text:p>27.1718</text:p>
              </table:table-cell>
              <table:table-cell office:value-type="float" office:value="27.2145">
                <text:p>27.2145</text:p>
              </table:table-cell>
              <table:table-cell office:value-type="float" office:value="26.435">
                <text:p>26.435</text:p>
              </table:table-cell>
              <table:table-cell office:value-type="float" office:value="26.4417">
                <text:p>26.4417</text:p>
              </table:table-cell>
              <table:table-cell office:value-type="float" office:value="25.6982">
                <text:p>25.6982</text:p>
              </table:table-cell>
              <table:table-cell office:value-type="float" office:value="25.6909">
                <text:p>25.6909</text:p>
              </table:table-cell>
              <table:table-cell office:value-type="float" office:value="24.2377">
                <text:p>24.2377</text:p>
              </table:table-cell>
              <table:table-cell office:value-type="float" office:value="24.9614">
                <text:p>24.9614</text:p>
              </table:table-cell>
              <table:table-cell office:value-type="float" office:value="23.6854">
                <text:p>23.6854</text:p>
              </table:table-cell>
              <table:table-cell office:value-type="float" office:value="24.2526">
                <text:p>24.2526</text:p>
              </table:table-cell>
              <table:table-cell office:value-type="float" office:value="23.133">
                <text:p>23.133</text:p>
              </table:table-cell>
              <table:table-cell office:value-type="float" office:value="23.564">
                <text:p>23.564</text:p>
              </table:table-cell>
              <table:table-cell office:value-type="float" office:value="22.5806">
                <text:p>22.5806</text:p>
              </table:table-cell>
              <table:table-cell office:value-type="float" office:value="22.8949">
                <text:p>22.89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53637">
                <text:p>0.753637</text:p>
              </table:table-cell>
              <table:table-cell office:value-type="float" office:value="27.3559">
                <text:p>27.3559</text:p>
              </table:table-cell>
              <table:table-cell office:value-type="float" office:value="27.407">
                <text:p>27.407</text:p>
              </table:table-cell>
              <table:table-cell office:value-type="float" office:value="26.6297">
                <text:p>26.6297</text:p>
              </table:table-cell>
              <table:table-cell office:value-type="float" office:value="26.6427">
                <text:p>26.6427</text:p>
              </table:table-cell>
              <table:table-cell office:value-type="float" office:value="25.9035">
                <text:p>25.9035</text:p>
              </table:table-cell>
              <table:table-cell office:value-type="float" office:value="25.8996">
                <text:p>25.8996</text:p>
              </table:table-cell>
              <table:table-cell office:value-type="float" office:value="24.4474">
                <text:p>24.4474</text:p>
              </table:table-cell>
              <table:table-cell office:value-type="float" office:value="25.1774">
                <text:p>25.1774</text:p>
              </table:table-cell>
              <table:table-cell office:value-type="float" office:value="23.9001">
                <text:p>23.9001</text:p>
              </table:table-cell>
              <table:table-cell office:value-type="float" office:value="24.4752">
                <text:p>24.4752</text:p>
              </table:table-cell>
              <table:table-cell office:value-type="float" office:value="23.3528">
                <text:p>23.3528</text:p>
              </table:table-cell>
              <table:table-cell office:value-type="float" office:value="23.7926">
                <text:p>23.7926</text:p>
              </table:table-cell>
              <table:table-cell office:value-type="float" office:value="22.8056">
                <text:p>22.8056</text:p>
              </table:table-cell>
              <table:table-cell office:value-type="float" office:value="23.1291">
                <text:p>23.12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55735">
                <text:p>0.755735</text:p>
              </table:table-cell>
              <table:table-cell office:value-type="float" office:value="27.1443">
                <text:p>27.1443</text:p>
              </table:table-cell>
              <table:table-cell office:value-type="float" office:value="27.1991">
                <text:p>27.1991</text:p>
              </table:table-cell>
              <table:table-cell office:value-type="float" office:value="26.4319">
                <text:p>26.4319</text:p>
              </table:table-cell>
              <table:table-cell office:value-type="float" office:value="26.448">
                <text:p>26.448</text:p>
              </table:table-cell>
              <table:table-cell office:value-type="float" office:value="25.7196">
                <text:p>25.7196</text:p>
              </table:table-cell>
              <table:table-cell office:value-type="float" office:value="25.7175">
                <text:p>25.7175</text:p>
              </table:table-cell>
              <table:table-cell office:value-type="float" office:value="24.2822">
                <text:p>24.2822</text:p>
              </table:table-cell>
              <table:table-cell office:value-type="float" office:value="25.0073">
                <text:p>25.0073</text:p>
              </table:table-cell>
              <table:table-cell office:value-type="float" office:value="23.7439">
                <text:p>23.7439</text:p>
              </table:table-cell>
              <table:table-cell office:value-type="float" office:value="24.3166">
                <text:p>24.3166</text:p>
              </table:table-cell>
              <table:table-cell office:value-type="float" office:value="23.2056">
                <text:p>23.2056</text:p>
              </table:table-cell>
              <table:table-cell office:value-type="float" office:value="23.645">
                <text:p>23.645</text:p>
              </table:table-cell>
              <table:table-cell office:value-type="float" office:value="22.6672">
                <text:p>22.6672</text:p>
              </table:table-cell>
              <table:table-cell office:value-type="float" office:value="22.992">
                <text:p>22.9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58015">
                <text:p>0.758015</text:p>
              </table:table-cell>
              <table:table-cell office:value-type="float" office:value="27.1249">
                <text:p>27.1249</text:p>
              </table:table-cell>
              <table:table-cell office:value-type="float" office:value="27.1842">
                <text:p>27.1842</text:p>
              </table:table-cell>
              <table:table-cell office:value-type="float" office:value="26.422">
                <text:p>26.422</text:p>
              </table:table-cell>
              <table:table-cell office:value-type="float" office:value="26.4414">
                <text:p>26.4414</text:p>
              </table:table-cell>
              <table:table-cell office:value-type="float" office:value="25.719">
                <text:p>25.719</text:p>
              </table:table-cell>
              <table:table-cell office:value-type="float" office:value="25.7189">
                <text:p>25.7189</text:p>
              </table:table-cell>
              <table:table-cell office:value-type="float" office:value="24.2909">
                <text:p>24.2909</text:p>
              </table:table-cell>
              <table:table-cell office:value-type="float" office:value="25.0161">
                <text:p>25.0161</text:p>
              </table:table-cell>
              <table:table-cell office:value-type="float" office:value="23.758">
                <text:p>23.758</text:p>
              </table:table-cell>
              <table:table-cell office:value-type="float" office:value="24.3326">
                <text:p>24.3326</text:p>
              </table:table-cell>
              <table:table-cell office:value-type="float" office:value="23.2252">
                <text:p>23.2252</text:p>
              </table:table-cell>
              <table:table-cell office:value-type="float" office:value="23.6677">
                <text:p>23.6677</text:p>
              </table:table-cell>
              <table:table-cell office:value-type="float" office:value="22.6924">
                <text:p>22.6924</text:p>
              </table:table-cell>
              <table:table-cell office:value-type="float" office:value="23.021">
                <text:p>23.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60768">
                <text:p>0.760768</text:p>
              </table:table-cell>
              <table:table-cell office:value-type="float" office:value="26.8975">
                <text:p>26.8975</text:p>
              </table:table-cell>
              <table:table-cell office:value-type="float" office:value="26.9616">
                <text:p>26.9616</text:p>
              </table:table-cell>
              <table:table-cell office:value-type="float" office:value="26.2111">
                <text:p>26.2111</text:p>
              </table:table-cell>
              <table:table-cell office:value-type="float" office:value="26.2344">
                <text:p>26.2344</text:p>
              </table:table-cell>
              <table:table-cell office:value-type="float" office:value="25.5247">
                <text:p>25.5247</text:p>
              </table:table-cell>
              <table:table-cell office:value-type="float" office:value="25.5268">
                <text:p>25.5268</text:p>
              </table:table-cell>
              <table:table-cell office:value-type="float" office:value="24.1182">
                <text:p>24.1182</text:p>
              </table:table-cell>
              <table:table-cell office:value-type="float" office:value="24.8383">
                <text:p>24.8383</text:p>
              </table:table-cell>
              <table:table-cell office:value-type="float" office:value="23.596">
                <text:p>23.596</text:p>
              </table:table-cell>
              <table:table-cell office:value-type="float" office:value="24.1683">
                <text:p>24.1683</text:p>
              </table:table-cell>
              <table:table-cell office:value-type="float" office:value="23.0738">
                <text:p>23.0738</text:p>
              </table:table-cell>
              <table:table-cell office:value-type="float" office:value="23.5165">
                <text:p>23.5165</text:p>
              </table:table-cell>
              <table:table-cell office:value-type="float" office:value="22.5516">
                <text:p>22.5516</text:p>
              </table:table-cell>
              <table:table-cell office:value-type="float" office:value="22.8822">
                <text:p>22.88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62098">
                <text:p>0.762098</text:p>
              </table:table-cell>
              <table:table-cell office:value-type="float" office:value="27.0329">
                <text:p>27.0329</text:p>
              </table:table-cell>
              <table:table-cell office:value-type="float" office:value="27.0999">
                <text:p>27.0999</text:p>
              </table:table-cell>
              <table:table-cell office:value-type="float" office:value="26.3482">
                <text:p>26.3482</text:p>
              </table:table-cell>
              <table:table-cell office:value-type="float" office:value="26.3735">
                <text:p>26.3735</text:p>
              </table:table-cell>
              <table:table-cell office:value-type="float" office:value="25.6635">
                <text:p>25.6635</text:p>
              </table:table-cell>
              <table:table-cell office:value-type="float" office:value="25.6667">
                <text:p>25.6667</text:p>
              </table:table-cell>
              <table:table-cell office:value-type="float" office:value="24.2545">
                <text:p>24.2545</text:p>
              </table:table-cell>
              <table:table-cell office:value-type="float" office:value="24.9787">
                <text:p>24.9787</text:p>
              </table:table-cell>
              <table:table-cell office:value-type="float" office:value="23.7327">
                <text:p>23.7327</text:p>
              </table:table-cell>
              <table:table-cell office:value-type="float" office:value="24.3093">
                <text:p>24.3093</text:p>
              </table:table-cell>
              <table:table-cell office:value-type="float" office:value="23.2109">
                <text:p>23.2109</text:p>
              </table:table-cell>
              <table:table-cell office:value-type="float" office:value="23.6577">
                <text:p>23.6577</text:p>
              </table:table-cell>
              <table:table-cell office:value-type="float" office:value="22.6891">
                <text:p>22.6891</text:p>
              </table:table-cell>
              <table:table-cell office:value-type="float" office:value="23.0236">
                <text:p>23.02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63947">
                <text:p>0.763947</text:p>
              </table:table-cell>
              <table:table-cell office:value-type="float" office:value="27.0463">
                <text:p>27.0463</text:p>
              </table:table-cell>
              <table:table-cell office:value-type="float" office:value="27.1168">
                <text:p>27.1168</text:p>
              </table:table-cell>
              <table:table-cell office:value-type="float" office:value="26.3684">
                <text:p>26.3684</text:p>
              </table:table-cell>
              <table:table-cell office:value-type="float" office:value="26.3964">
                <text:p>26.3964</text:p>
              </table:table-cell>
              <table:table-cell office:value-type="float" office:value="25.6904">
                <text:p>25.6904</text:p>
              </table:table-cell>
              <table:table-cell office:value-type="float" office:value="25.6951">
                <text:p>25.6951</text:p>
              </table:table-cell>
              <table:table-cell office:value-type="float" office:value="24.2873">
                <text:p>24.2873</text:p>
              </table:table-cell>
              <table:table-cell office:value-type="float" office:value="25.0125">
                <text:p>25.0125</text:p>
              </table:table-cell>
              <table:table-cell office:value-type="float" office:value="23.7694">
                <text:p>23.7694</text:p>
              </table:table-cell>
              <table:table-cell office:value-type="float" office:value="24.348">
                <text:p>24.348</text:p>
              </table:table-cell>
              <table:table-cell office:value-type="float" office:value="23.2515">
                <text:p>23.2515</text:p>
              </table:table-cell>
              <table:table-cell office:value-type="float" office:value="23.7012">
                <text:p>23.7012</text:p>
              </table:table-cell>
              <table:table-cell office:value-type="float" office:value="22.7336">
                <text:p>22.7336</text:p>
              </table:table-cell>
              <table:table-cell office:value-type="float" office:value="23.0715">
                <text:p>23.07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65882">
                <text:p>0.765882</text:p>
              </table:table-cell>
              <table:table-cell office:value-type="float" office:value="27.0796">
                <text:p>27.0796</text:p>
              </table:table-cell>
              <table:table-cell office:value-type="float" office:value="27.1537">
                <text:p>27.1537</text:p>
              </table:table-cell>
              <table:table-cell office:value-type="float" office:value="26.4083">
                <text:p>26.4083</text:p>
              </table:table-cell>
              <table:table-cell office:value-type="float" office:value="26.439">
                <text:p>26.439</text:p>
              </table:table-cell>
              <table:table-cell office:value-type="float" office:value="25.7369">
                <text:p>25.7369</text:p>
              </table:table-cell>
              <table:table-cell office:value-type="float" office:value="25.7432">
                <text:p>25.7432</text:p>
              </table:table-cell>
              <table:table-cell office:value-type="float" office:value="24.3389">
                <text:p>24.3389</text:p>
              </table:table-cell>
              <table:table-cell office:value-type="float" office:value="25.0656">
                <text:p>25.0656</text:p>
              </table:table-cell>
              <table:table-cell office:value-type="float" office:value="23.8247">
                <text:p>23.8247</text:p>
              </table:table-cell>
              <table:table-cell office:value-type="float" office:value="24.4059">
                <text:p>24.4059</text:p>
              </table:table-cell>
              <table:table-cell office:value-type="float" office:value="23.3106">
                <text:p>23.3106</text:p>
              </table:table-cell>
              <table:table-cell office:value-type="float" office:value="23.7635">
                <text:p>23.7635</text:p>
              </table:table-cell>
              <table:table-cell office:value-type="float" office:value="22.7964">
                <text:p>22.7964</text:p>
              </table:table-cell>
              <table:table-cell office:value-type="float" office:value="23.1381">
                <text:p>23.13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67106">
                <text:p>0.767106</text:p>
              </table:table-cell>
              <table:table-cell office:value-type="float" office:value="26.7756">
                <text:p>26.7756</text:p>
              </table:table-cell>
              <table:table-cell office:value-type="float" office:value="26.8512">
                <text:p>26.8512</text:p>
              </table:table-cell>
              <table:table-cell office:value-type="float" office:value="26.1165">
                <text:p>26.1165</text:p>
              </table:table-cell>
              <table:table-cell office:value-type="float" office:value="26.1486">
                <text:p>26.1486</text:p>
              </table:table-cell>
              <table:table-cell office:value-type="float" office:value="25.4573">
                <text:p>25.4573</text:p>
              </table:table-cell>
              <table:table-cell office:value-type="float" office:value="25.4645">
                <text:p>25.4645</text:p>
              </table:table-cell>
              <table:table-cell office:value-type="float" office:value="24.0792">
                <text:p>24.0792</text:p>
              </table:table-cell>
              <table:table-cell office:value-type="float" office:value="24.7982">
                <text:p>24.7982</text:p>
              </table:table-cell>
              <table:table-cell office:value-type="float" office:value="23.5736">
                <text:p>23.5736</text:p>
              </table:table-cell>
              <table:table-cell office:value-type="float" office:value="24.1494">
                <text:p>24.1494</text:p>
              </table:table-cell>
              <table:table-cell office:value-type="float" office:value="23.068">
                <text:p>23.068</text:p>
              </table:table-cell>
              <table:table-cell office:value-type="float" office:value="23.5175">
                <text:p>23.5175</text:p>
              </table:table-cell>
              <table:table-cell office:value-type="float" office:value="22.5623">
                <text:p>22.5623</text:p>
              </table:table-cell>
              <table:table-cell office:value-type="float" office:value="22.9022">
                <text:p>22.9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69491">
                <text:p>0.769491</text:p>
              </table:table-cell>
              <table:table-cell office:value-type="float" office:value="27.3547">
                <text:p>27.3547</text:p>
              </table:table-cell>
              <table:table-cell office:value-type="float" office:value="27.4362">
                <text:p>27.4362</text:p>
              </table:table-cell>
              <table:table-cell office:value-type="float" office:value="26.6905">
                <text:p>26.6905</text:p>
              </table:table-cell>
              <table:table-cell office:value-type="float" office:value="26.7267">
                <text:p>26.7267</text:p>
              </table:table-cell>
              <table:table-cell office:value-type="float" office:value="26.0263">
                <text:p>26.0263</text:p>
              </table:table-cell>
              <table:table-cell office:value-type="float" office:value="26.0354">
                <text:p>26.0354</text:p>
              </table:table-cell>
              <table:table-cell office:value-type="float" office:value="24.6268">
                <text:p>24.6268</text:p>
              </table:table-cell>
              <table:table-cell office:value-type="float" office:value="25.3621">
                <text:p>25.3621</text:p>
              </table:table-cell>
              <table:table-cell office:value-type="float" office:value="24.1157">
                <text:p>24.1157</text:p>
              </table:table-cell>
              <table:table-cell office:value-type="float" office:value="24.7062">
                <text:p>24.7062</text:p>
              </table:table-cell>
              <table:table-cell office:value-type="float" office:value="23.6046">
                <text:p>23.6046</text:p>
              </table:table-cell>
              <table:table-cell office:value-type="float" office:value="24.0672">
                <text:p>24.0672</text:p>
              </table:table-cell>
              <table:table-cell office:value-type="float" office:value="23.0935">
                <text:p>23.0935</text:p>
              </table:table-cell>
              <table:table-cell office:value-type="float" office:value="23.4448">
                <text:p>23.44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70412">
                <text:p>0.770412</text:p>
              </table:table-cell>
              <table:table-cell office:value-type="float" office:value="27.0078">
                <text:p>27.0078</text:p>
              </table:table-cell>
              <table:table-cell office:value-type="float" office:value="27.09">
                <text:p>27.09</text:p>
              </table:table-cell>
              <table:table-cell office:value-type="float" office:value="26.3556">
                <text:p>26.3556</text:p>
              </table:table-cell>
              <table:table-cell office:value-type="float" office:value="26.3925">
                <text:p>26.3925</text:p>
              </table:table-cell>
              <table:table-cell office:value-type="float" office:value="25.7033">
                <text:p>25.7033</text:p>
              </table:table-cell>
              <table:table-cell office:value-type="float" office:value="25.713">
                <text:p>25.713</text:p>
              </table:table-cell>
              <table:table-cell office:value-type="float" office:value="24.3247">
                <text:p>24.3247</text:p>
              </table:table-cell>
              <table:table-cell office:value-type="float" office:value="25.051">
                <text:p>25.051</text:p>
              </table:table-cell>
              <table:table-cell office:value-type="float" office:value="23.8222">
                <text:p>23.8222</text:p>
              </table:table-cell>
              <table:table-cell office:value-type="float" office:value="24.4061">
                <text:p>24.4061</text:p>
              </table:table-cell>
              <table:table-cell office:value-type="float" office:value="23.3197">
                <text:p>23.3197</text:p>
              </table:table-cell>
              <table:table-cell office:value-type="float" office:value="23.7777">
                <text:p>23.7777</text:p>
              </table:table-cell>
              <table:table-cell office:value-type="float" office:value="22.8172">
                <text:p>22.8172</text:p>
              </table:table-cell>
              <table:table-cell office:value-type="float" office:value="23.1655">
                <text:p>23.16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7296">
                <text:p>0.77296</text:p>
              </table:table-cell>
              <table:table-cell office:value-type="float" office:value="26.7773">
                <text:p>26.7773</text:p>
              </table:table-cell>
              <table:table-cell office:value-type="float" office:value="26.8632">
                <text:p>26.8632</text:p>
              </table:table-cell>
              <table:table-cell office:value-type="float" office:value="26.1401">
                <text:p>26.1401</text:p>
              </table:table-cell>
              <table:table-cell office:value-type="float" office:value="26.1802">
                <text:p>26.1802</text:p>
              </table:table-cell>
              <table:table-cell office:value-type="float" office:value="25.503">
                <text:p>25.503</text:p>
              </table:table-cell>
              <table:table-cell office:value-type="float" office:value="25.5146">
                <text:p>25.5146</text:p>
              </table:table-cell>
              <table:table-cell office:value-type="float" office:value="24.145">
                <text:p>24.145</text:p>
              </table:table-cell>
              <table:table-cell office:value-type="float" office:value="24.8659">
                <text:p>24.8659</text:p>
              </table:table-cell>
              <table:table-cell office:value-type="float" office:value="23.6525">
                <text:p>23.6525</text:p>
              </table:table-cell>
              <table:table-cell office:value-type="float" office:value="24.2337">
                <text:p>24.2337</text:p>
              </table:table-cell>
              <table:table-cell office:value-type="float" office:value="23.1601">
                <text:p>23.1601</text:p>
              </table:table-cell>
              <table:table-cell office:value-type="float" office:value="23.6176">
                <text:p>23.6176</text:p>
              </table:table-cell>
              <table:table-cell office:value-type="float" office:value="22.6676">
                <text:p>22.6676</text:p>
              </table:table-cell>
              <table:table-cell office:value-type="float" office:value="23.0172">
                <text:p>23.01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73644">
                <text:p>0.773644</text:p>
              </table:table-cell>
              <table:table-cell office:value-type="float" office:value="26.8803">
                <text:p>26.8803</text:p>
              </table:table-cell>
              <table:table-cell office:value-type="float" office:value="26.9678">
                <text:p>26.9678</text:p>
              </table:table-cell>
              <table:table-cell office:value-type="float" office:value="26.2433">
                <text:p>26.2433</text:p>
              </table:table-cell>
              <table:table-cell office:value-type="float" office:value="26.2845">
                <text:p>26.2845</text:p>
              </table:table-cell>
              <table:table-cell office:value-type="float" office:value="25.6063">
                <text:p>25.6063</text:p>
              </table:table-cell>
              <table:table-cell office:value-type="float" office:value="25.6185">
                <text:p>25.6185</text:p>
              </table:table-cell>
              <table:table-cell office:value-type="float" office:value="24.2454">
                <text:p>24.2454</text:p>
              </table:table-cell>
              <table:table-cell office:value-type="float" office:value="24.9693">
                <text:p>24.9693</text:p>
              </table:table-cell>
              <table:table-cell office:value-type="float" office:value="23.7526">
                <text:p>23.7526</text:p>
              </table:table-cell>
              <table:table-cell office:value-type="float" office:value="24.3367">
                <text:p>24.3367</text:p>
              </table:table-cell>
              <table:table-cell office:value-type="float" office:value="23.2598">
                <text:p>23.2598</text:p>
              </table:table-cell>
              <table:table-cell office:value-type="float" office:value="23.72">
                <text:p>23.72</text:p>
              </table:table-cell>
              <table:table-cell office:value-type="float" office:value="22.767">
                <text:p>22.767</text:p>
              </table:table-cell>
              <table:table-cell office:value-type="float" office:value="23.119">
                <text:p>23.1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73668">
                <text:p>0.773668</text:p>
              </table:table-cell>
              <table:table-cell office:value-type="float" office:value="26.8619">
                <text:p>26.8619</text:p>
              </table:table-cell>
              <table:table-cell office:value-type="float" office:value="26.9493">
                <text:p>26.9493</text:p>
              </table:table-cell>
              <table:table-cell office:value-type="float" office:value="26.2254">
                <text:p>26.2254</text:p>
              </table:table-cell>
              <table:table-cell office:value-type="float" office:value="26.2665">
                <text:p>26.2665</text:p>
              </table:table-cell>
              <table:table-cell office:value-type="float" office:value="25.5889">
                <text:p>25.5889</text:p>
              </table:table-cell>
              <table:table-cell office:value-type="float" office:value="25.6011">
                <text:p>25.6011</text:p>
              </table:table-cell>
              <table:table-cell office:value-type="float" office:value="24.229">
                <text:p>24.229</text:p>
              </table:table-cell>
              <table:table-cell office:value-type="float" office:value="24.9525">
                <text:p>24.9525</text:p>
              </table:table-cell>
              <table:table-cell office:value-type="float" office:value="23.7366">
                <text:p>23.7366</text:p>
              </table:table-cell>
              <table:table-cell office:value-type="float" office:value="24.3203">
                <text:p>24.3203</text:p>
              </table:table-cell>
              <table:table-cell office:value-type="float" office:value="23.2442">
                <text:p>23.2442</text:p>
              </table:table-cell>
              <table:table-cell office:value-type="float" office:value="23.7042">
                <text:p>23.7042</text:p>
              </table:table-cell>
              <table:table-cell office:value-type="float" office:value="22.7518">
                <text:p>22.7518</text:p>
              </table:table-cell>
              <table:table-cell office:value-type="float" office:value="23.1036">
                <text:p>23.10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76102">
                <text:p>0.776102</text:p>
              </table:table-cell>
              <table:table-cell office:value-type="float" office:value="26.8271">
                <text:p>26.8271</text:p>
              </table:table-cell>
              <table:table-cell office:value-type="float" office:value="26.9186">
                <text:p>26.9186</text:p>
              </table:table-cell>
              <table:table-cell office:value-type="float" office:value="26.2006">
                <text:p>26.2006</text:p>
              </table:table-cell>
              <table:table-cell office:value-type="float" office:value="26.2449">
                <text:p>26.2449</text:p>
              </table:table-cell>
              <table:table-cell office:value-type="float" office:value="25.5741">
                <text:p>25.5741</text:p>
              </table:table-cell>
              <table:table-cell office:value-type="float" office:value="25.588">
                <text:p>25.588</text:p>
              </table:table-cell>
              <table:table-cell office:value-type="float" office:value="24.2243">
                <text:p>24.2243</text:p>
              </table:table-cell>
              <table:table-cell office:value-type="float" office:value="24.9476">
                <text:p>24.9476</text:p>
              </table:table-cell>
              <table:table-cell office:value-type="float" office:value="23.7381">
                <text:p>23.7381</text:p>
              </table:table-cell>
              <table:table-cell office:value-type="float" office:value="24.3232">
                <text:p>24.3232</text:p>
              </table:table-cell>
              <table:table-cell office:value-type="float" office:value="23.2518">
                <text:p>23.2518</text:p>
              </table:table-cell>
              <table:table-cell office:value-type="float" office:value="23.7144">
                <text:p>23.7144</text:p>
              </table:table-cell>
              <table:table-cell office:value-type="float" office:value="22.7656">
                <text:p>22.7656</text:p>
              </table:table-cell>
              <table:table-cell office:value-type="float" office:value="23.1209">
                <text:p>23.12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77573">
                <text:p>0.777573</text:p>
              </table:table-cell>
              <table:table-cell office:value-type="float" office:value="26.5548">
                <text:p>26.5548</text:p>
              </table:table-cell>
              <table:table-cell office:value-type="float" office:value="26.6478">
                <text:p>26.6478</text:p>
              </table:table-cell>
              <table:table-cell office:value-type="float" office:value="25.9401">
                <text:p>25.9401</text:p>
              </table:table-cell>
              <table:table-cell office:value-type="float" office:value="25.9858">
                <text:p>25.9858</text:p>
              </table:table-cell>
              <table:table-cell office:value-type="float" office:value="25.3253">
                <text:p>25.3253</text:p>
              </table:table-cell>
              <table:table-cell office:value-type="float" office:value="25.3402">
                <text:p>25.3402</text:p>
              </table:table-cell>
              <table:table-cell office:value-type="float" office:value="23.9942">
                <text:p>23.9942</text:p>
              </table:table-cell>
              <table:table-cell office:value-type="float" office:value="24.7106">
                <text:p>24.7106</text:p>
              </table:table-cell>
              <table:table-cell office:value-type="float" office:value="23.5162">
                <text:p>23.5162</text:p>
              </table:table-cell>
              <table:table-cell office:value-type="float" office:value="24.0967">
                <text:p>24.0967</text:p>
              </table:table-cell>
              <table:table-cell office:value-type="float" office:value="23.0382">
                <text:p>23.0382</text:p>
              </table:table-cell>
              <table:table-cell office:value-type="float" office:value="23.4981">
                <text:p>23.4981</text:p>
              </table:table-cell>
              <table:table-cell office:value-type="float" office:value="22.5602">
                <text:p>22.5602</text:p>
              </table:table-cell>
              <table:table-cell office:value-type="float" office:value="22.9143">
                <text:p>22.91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82015">
                <text:p>0.782015</text:p>
              </table:table-cell>
              <table:table-cell office:value-type="float" office:value="26.7603">
                <text:p>26.7603</text:p>
              </table:table-cell>
              <table:table-cell office:value-type="float" office:value="26.8614">
                <text:p>26.8614</text:p>
              </table:table-cell>
              <table:table-cell office:value-type="float" office:value="26.1573">
                <text:p>26.1573</text:p>
              </table:table-cell>
              <table:table-cell office:value-type="float" office:value="26.2089">
                <text:p>26.2089</text:p>
              </table:table-cell>
              <table:table-cell office:value-type="float" office:value="25.5542">
                <text:p>25.5542</text:p>
              </table:table-cell>
              <table:table-cell office:value-type="float" office:value="25.5724">
                <text:p>25.5724</text:p>
              </table:table-cell>
              <table:table-cell office:value-type="float" office:value="24.2279">
                <text:p>24.2279</text:p>
              </table:table-cell>
              <table:table-cell office:value-type="float" office:value="24.9513">
                <text:p>24.9513</text:p>
              </table:table-cell>
              <table:table-cell office:value-type="float" office:value="23.7563">
                <text:p>23.7563</text:p>
              </table:table-cell>
              <table:table-cell office:value-type="float" office:value="24.3452">
                <text:p>24.3452</text:p>
              </table:table-cell>
              <table:table-cell office:value-type="float" office:value="23.2847">
                <text:p>23.2847</text:p>
              </table:table-cell>
              <table:table-cell office:value-type="float" office:value="23.7539">
                <text:p>23.7539</text:p>
              </table:table-cell>
              <table:table-cell office:value-type="float" office:value="22.8132">
                <text:p>22.8132</text:p>
              </table:table-cell>
              <table:table-cell office:value-type="float" office:value="23.177">
                <text:p>23.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83908">
                <text:p>0.783908</text:p>
              </table:table-cell>
              <table:table-cell office:value-type="float" office:value="26.3412">
                <text:p>26.3412</text:p>
              </table:table-cell>
              <table:table-cell office:value-type="float" office:value="26.4437">
                <text:p>26.4437</text:p>
              </table:table-cell>
              <table:table-cell office:value-type="float" office:value="25.7545">
                <text:p>25.7545</text:p>
              </table:table-cell>
              <table:table-cell office:value-type="float" office:value="25.8076">
                <text:p>25.8076</text:p>
              </table:table-cell>
              <table:table-cell office:value-type="float" office:value="25.1678">
                <text:p>25.1678</text:p>
              </table:table-cell>
              <table:table-cell office:value-type="float" office:value="25.1869">
                <text:p>25.1869</text:p>
              </table:table-cell>
              <table:table-cell office:value-type="float" office:value="23.8684">
                <text:p>23.8684</text:p>
              </table:table-cell>
              <table:table-cell office:value-type="float" office:value="24.5811">
                <text:p>24.5811</text:p>
              </table:table-cell>
              <table:table-cell office:value-type="float" office:value="23.4085">
                <text:p>23.4085</text:p>
              </table:table-cell>
              <table:table-cell office:value-type="float" office:value="23.9899">
                <text:p>23.9899</text:p>
              </table:table-cell>
              <table:table-cell office:value-type="float" office:value="22.9486">
                <text:p>22.9486</text:p>
              </table:table-cell>
              <table:table-cell office:value-type="float" office:value="23.4129">
                <text:p>23.4129</text:p>
              </table:table-cell>
              <table:table-cell office:value-type="float" office:value="22.4887">
                <text:p>22.4887</text:p>
              </table:table-cell>
              <table:table-cell office:value-type="float" office:value="22.8497">
                <text:p>22.84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86234">
                <text:p>0.786234</text:p>
              </table:table-cell>
              <table:table-cell office:value-type="float" office:value="26.8798">
                <text:p>26.8798</text:p>
              </table:table-cell>
              <table:table-cell office:value-type="float" office:value="26.9881">
                <text:p>26.9881</text:p>
              </table:table-cell>
              <table:table-cell office:value-type="float" office:value="26.2897">
                <text:p>26.2897</text:p>
              </table:table-cell>
              <table:table-cell office:value-type="float" office:value="26.3468">
                <text:p>26.3468</text:p>
              </table:table-cell>
              <table:table-cell office:value-type="float" office:value="25.6996">
                <text:p>25.6996</text:p>
              </table:table-cell>
              <table:table-cell office:value-type="float" office:value="25.7207">
                <text:p>25.7207</text:p>
              </table:table-cell>
              <table:table-cell office:value-type="float" office:value="24.3815">
                <text:p>24.3815</text:p>
              </table:table-cell>
              <table:table-cell office:value-type="float" office:value="25.1095">
                <text:p>25.1095</text:p>
              </table:table-cell>
              <table:table-cell office:value-type="float" office:value="23.9176">
                <text:p>23.9176</text:p>
              </table:table-cell>
              <table:table-cell office:value-type="float" office:value="24.5128">
                <text:p>24.5128</text:p>
              </table:table-cell>
              <table:table-cell office:value-type="float" office:value="23.4536">
                <text:p>23.4536</text:p>
              </table:table-cell>
              <table:table-cell office:value-type="float" office:value="23.9303">
                <text:p>23.9303</text:p>
              </table:table-cell>
              <table:table-cell office:value-type="float" office:value="22.9896">
                <text:p>22.9896</text:p>
              </table:table-cell>
              <table:table-cell office:value-type="float" office:value="23.3617">
                <text:p>23.36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88301">
                <text:p>0.788301</text:p>
              </table:table-cell>
              <table:table-cell office:value-type="float" office:value="26.5406">
                <text:p>26.5406</text:p>
              </table:table-cell>
              <table:table-cell office:value-type="float" office:value="26.6507">
                <text:p>26.6507</text:p>
              </table:table-cell>
              <table:table-cell office:value-type="float" office:value="25.9654">
                <text:p>25.9654</text:p>
              </table:table-cell>
              <table:table-cell office:value-type="float" office:value="26.0242">
                <text:p>26.0242</text:p>
              </table:table-cell>
              <table:table-cell office:value-type="float" office:value="25.3903">
                <text:p>25.3903</text:p>
              </table:table-cell>
              <table:table-cell office:value-type="float" office:value="25.4125">
                <text:p>25.4125</text:p>
              </table:table-cell>
              <table:table-cell office:value-type="float" office:value="24.0957">
                <text:p>24.0957</text:p>
              </table:table-cell>
              <table:table-cell office:value-type="float" office:value="24.8151">
                <text:p>24.8151</text:p>
              </table:table-cell>
              <table:table-cell office:value-type="float" office:value="23.6423">
                <text:p>23.6423</text:p>
              </table:table-cell>
              <table:table-cell office:value-type="float" office:value="24.2318">
                <text:p>24.2318</text:p>
              </table:table-cell>
              <table:table-cell office:value-type="float" office:value="23.1889">
                <text:p>23.1889</text:p>
              </table:table-cell>
              <table:table-cell office:value-type="float" office:value="23.6622">
                <text:p>23.6622</text:p>
              </table:table-cell>
              <table:table-cell office:value-type="float" office:value="22.7355">
                <text:p>22.7355</text:p>
              </table:table-cell>
              <table:table-cell office:value-type="float" office:value="23.106">
                <text:p>23.1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91253">
                <text:p>0.791253</text:p>
              </table:table-cell>
              <table:table-cell office:value-type="float" office:value="26.89">
                <text:p>26.89</text:p>
              </table:table-cell>
              <table:table-cell office:value-type="float" office:value="27.0061">
                <text:p>27.0061</text:p>
              </table:table-cell>
              <table:table-cell office:value-type="float" office:value="26.3181">
                <text:p>26.3181</text:p>
              </table:table-cell>
              <table:table-cell office:value-type="float" office:value="26.3812">
                <text:p>26.3812</text:p>
              </table:table-cell>
              <table:table-cell office:value-type="float" office:value="25.7462">
                <text:p>25.7462</text:p>
              </table:table-cell>
              <table:table-cell office:value-type="float" office:value="25.7707">
                <text:p>25.7707</text:p>
              </table:table-cell>
              <table:table-cell office:value-type="float" office:value="24.4444">
                <text:p>24.4444</text:p>
              </table:table-cell>
              <table:table-cell office:value-type="float" office:value="25.1743">
                <text:p>25.1743</text:p>
              </table:table-cell>
              <table:table-cell office:value-type="float" office:value="23.9919">
                <text:p>23.9919</text:p>
              </table:table-cell>
              <table:table-cell office:value-type="float" office:value="24.5917">
                <text:p>24.5917</text:p>
              </table:table-cell>
              <table:table-cell office:value-type="float" office:value="23.5394">
                <text:p>23.5394</text:p>
              </table:table-cell>
              <table:table-cell office:value-type="float" office:value="24.0226">
                <text:p>24.0226</text:p>
              </table:table-cell>
              <table:table-cell office:value-type="float" office:value="23.0869">
                <text:p>23.0869</text:p>
              </table:table-cell>
              <table:table-cell office:value-type="float" office:value="23.4667">
                <text:p>23.4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89921">
                <text:p>0.789921</text:p>
              </table:table-cell>
              <table:table-cell office:value-type="float" office:value="26.5543">
                <text:p>26.5543</text:p>
              </table:table-cell>
              <table:table-cell office:value-type="float" office:value="26.667">
                <text:p>26.667</text:p>
              </table:table-cell>
              <table:table-cell office:value-type="float" office:value="25.9848">
                <text:p>25.9848</text:p>
              </table:table-cell>
              <table:table-cell office:value-type="float" office:value="26.0455">
                <text:p>26.0455</text:p>
              </table:table-cell>
              <table:table-cell office:value-type="float" office:value="25.4152">
                <text:p>25.4152</text:p>
              </table:table-cell>
              <table:table-cell office:value-type="float" office:value="25.4385">
                <text:p>25.4385</text:p>
              </table:table-cell>
              <table:table-cell office:value-type="float" office:value="24.1253">
                <text:p>24.1253</text:p>
              </table:table-cell>
              <table:table-cell office:value-type="float" office:value="24.8456">
                <text:p>24.8456</text:p>
              </table:table-cell>
              <table:table-cell office:value-type="float" office:value="23.6754">
                <text:p>23.6754</text:p>
              </table:table-cell>
              <table:table-cell office:value-type="float" office:value="24.2666">
                <text:p>24.2666</text:p>
              </table:table-cell>
              <table:table-cell office:value-type="float" office:value="23.2254">
                <text:p>23.2254</text:p>
              </table:table-cell>
              <table:table-cell office:value-type="float" office:value="23.701">
                <text:p>23.701</text:p>
              </table:table-cell>
              <table:table-cell office:value-type="float" office:value="22.7755">
                <text:p>22.7755</text:p>
              </table:table-cell>
              <table:table-cell office:value-type="float" office:value="23.1486">
                <text:p>23.14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90992">
                <text:p>0.790992</text:p>
              </table:table-cell>
              <table:table-cell office:value-type="float" office:value="26.6784">
                <text:p>26.6784</text:p>
              </table:table-cell>
              <table:table-cell office:value-type="float" office:value="26.7932">
                <text:p>26.7932</text:p>
              </table:table-cell>
              <table:table-cell office:value-type="float" office:value="26.1101">
                <text:p>26.1101</text:p>
              </table:table-cell>
              <table:table-cell office:value-type="float" office:value="26.1723">
                <text:p>26.1723</text:p>
              </table:table-cell>
              <table:table-cell office:value-type="float" office:value="25.5417">
                <text:p>25.5417</text:p>
              </table:table-cell>
              <table:table-cell office:value-type="float" office:value="25.5658">
                <text:p>25.5658</text:p>
              </table:table-cell>
              <table:table-cell office:value-type="float" office:value="24.2493">
                <text:p>24.2493</text:p>
              </table:table-cell>
              <table:table-cell office:value-type="float" office:value="24.9734">
                <text:p>24.9734</text:p>
              </table:table-cell>
              <table:table-cell office:value-type="float" office:value="23.7998">
                <text:p>23.7998</text:p>
              </table:table-cell>
              <table:table-cell office:value-type="float" office:value="24.3946">
                <text:p>24.3946</text:p>
              </table:table-cell>
              <table:table-cell office:value-type="float" office:value="23.3502">
                <text:p>23.3502</text:p>
              </table:table-cell>
              <table:table-cell office:value-type="float" office:value="23.8293">
                <text:p>23.8293</text:p>
              </table:table-cell>
              <table:table-cell office:value-type="float" office:value="22.9006">
                <text:p>22.9006</text:p>
              </table:table-cell>
              <table:table-cell office:value-type="float" office:value="23.2771">
                <text:p>23.27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92224">
                <text:p>0.792224</text:p>
              </table:table-cell>
              <table:table-cell office:value-type="float" office:value="26.8443">
                <text:p>26.8443</text:p>
              </table:table-cell>
              <table:table-cell office:value-type="float" office:value="26.9617">
                <text:p>26.9617</text:p>
              </table:table-cell>
              <table:table-cell office:value-type="float" office:value="26.2769">
                <text:p>26.2769</text:p>
              </table:table-cell>
              <table:table-cell office:value-type="float" office:value="26.341">
                <text:p>26.341</text:p>
              </table:table-cell>
              <table:table-cell office:value-type="float" office:value="25.7095">
                <text:p>25.7095</text:p>
              </table:table-cell>
              <table:table-cell office:value-type="float" office:value="25.7346">
                <text:p>25.7346</text:p>
              </table:table-cell>
              <table:table-cell office:value-type="float" office:value="24.4132">
                <text:p>24.4132</text:p>
              </table:table-cell>
              <table:table-cell office:value-type="float" office:value="25.1421">
                <text:p>25.1421</text:p>
              </table:table-cell>
              <table:table-cell office:value-type="float" office:value="23.9637">
                <text:p>23.9637</text:p>
              </table:table-cell>
              <table:table-cell office:value-type="float" office:value="24.5633">
                <text:p>24.5633</text:p>
              </table:table-cell>
              <table:table-cell office:value-type="float" office:value="23.5142">
                <text:p>23.5142</text:p>
              </table:table-cell>
              <table:table-cell office:value-type="float" office:value="23.9978">
                <text:p>23.9978</text:p>
              </table:table-cell>
              <table:table-cell office:value-type="float" office:value="23.0647">
                <text:p>23.0647</text:p>
              </table:table-cell>
              <table:table-cell office:value-type="float" office:value="23.4454">
                <text:p>23.44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93833">
                <text:p>0.793833</text:p>
              </table:table-cell>
              <table:table-cell office:value-type="float" office:value="26.4733">
                <text:p>26.4733</text:p>
              </table:table-cell>
              <table:table-cell office:value-type="float" office:value="26.5915">
                <text:p>26.5915</text:p>
              </table:table-cell>
              <table:table-cell office:value-type="float" office:value="25.9195">
                <text:p>25.9195</text:p>
              </table:table-cell>
              <table:table-cell office:value-type="float" office:value="25.9846">
                <text:p>25.9846</text:p>
              </table:table-cell>
              <table:table-cell office:value-type="float" office:value="25.3657">
                <text:p>25.3657</text:p>
              </table:table-cell>
              <table:table-cell office:value-type="float" office:value="25.3915">
                <text:p>25.3915</text:p>
              </table:table-cell>
              <table:table-cell office:value-type="float" office:value="24.0926">
                <text:p>24.0926</text:p>
              </table:table-cell>
              <table:table-cell office:value-type="float" office:value="24.812">
                <text:p>24.812</text:p>
              </table:table-cell>
              <table:table-cell office:value-type="float" office:value="23.653">
                <text:p>23.653</text:p>
              </table:table-cell>
              <table:table-cell office:value-type="float" office:value="24.2457">
                <text:p>24.2457</text:p>
              </table:table-cell>
              <table:table-cell office:value-type="float" office:value="23.2134">
                <text:p>23.2134</text:p>
              </table:table-cell>
              <table:table-cell office:value-type="float" office:value="23.6923">
                <text:p>23.6923</text:p>
              </table:table-cell>
              <table:table-cell office:value-type="float" office:value="22.7738">
                <text:p>22.7738</text:p>
              </table:table-cell>
              <table:table-cell office:value-type="float" office:value="23.1516">
                <text:p>23.15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94076">
                <text:p>0.794076</text:p>
              </table:table-cell>
              <table:table-cell office:value-type="float" office:value="26.1587">
                <text:p>26.1587</text:p>
              </table:table-cell>
              <table:table-cell office:value-type="float" office:value="26.2758">
                <text:p>26.2758</text:p>
              </table:table-cell>
              <table:table-cell office:value-type="float" office:value="25.6123">
                <text:p>25.6123</text:p>
              </table:table-cell>
              <table:table-cell office:value-type="float" office:value="25.6769">
                <text:p>25.6769</text:p>
              </table:table-cell>
              <table:table-cell office:value-type="float" office:value="25.066">
                <text:p>25.066</text:p>
              </table:table-cell>
              <table:table-cell office:value-type="float" office:value="25.0916">
                <text:p>25.0916</text:p>
              </table:table-cell>
              <table:table-cell office:value-type="float" office:value="23.8088">
                <text:p>23.8088</text:p>
              </table:table-cell>
              <table:table-cell office:value-type="float" office:value="24.5197">
                <text:p>24.5197</text:p>
              </table:table-cell>
              <table:table-cell office:value-type="float" office:value="23.375">
                <text:p>23.375</text:p>
              </table:table-cell>
              <table:table-cell office:value-type="float" office:value="23.9608">
                <text:p>23.9608</text:p>
              </table:table-cell>
              <table:table-cell office:value-type="float" office:value="22.9411">
                <text:p>22.9411</text:p>
              </table:table-cell>
              <table:table-cell office:value-type="float" office:value="23.4146">
                <text:p>23.4146</text:p>
              </table:table-cell>
              <table:table-cell office:value-type="float" office:value="22.5073">
                <text:p>22.5073</text:p>
              </table:table-cell>
              <table:table-cell office:value-type="float" office:value="22.8809">
                <text:p>22.88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96233">
                <text:p>0.796233</text:p>
              </table:table-cell>
              <table:table-cell office:value-type="float" office:value="26.839">
                <text:p>26.839</text:p>
              </table:table-cell>
              <table:table-cell office:value-type="float" office:value="26.9624">
                <text:p>26.9624</text:p>
              </table:table-cell>
              <table:table-cell office:value-type="float" office:value="26.2863">
                <text:p>26.2863</text:p>
              </table:table-cell>
              <table:table-cell office:value-type="float" office:value="26.355">
                <text:p>26.355</text:p>
              </table:table-cell>
              <table:table-cell office:value-type="float" office:value="25.7336">
                <text:p>25.7336</text:p>
              </table:table-cell>
              <table:table-cell office:value-type="float" office:value="25.7612">
                <text:p>25.7612</text:p>
              </table:table-cell>
              <table:table-cell office:value-type="float" office:value="24.4508">
                <text:p>24.4508</text:p>
              </table:table-cell>
              <table:table-cell office:value-type="float" office:value="25.1808">
                <text:p>25.1808</text:p>
              </table:table-cell>
              <table:table-cell office:value-type="float" office:value="24.0107">
                <text:p>24.0107</text:p>
              </table:table-cell>
              <table:table-cell office:value-type="float" office:value="24.6136">
                <text:p>24.6136</text:p>
              </table:table-cell>
              <table:table-cell office:value-type="float" office:value="23.5706">
                <text:p>23.5706</text:p>
              </table:table-cell>
              <table:table-cell office:value-type="float" office:value="24.059">
                <text:p>24.059</text:p>
              </table:table-cell>
              <table:table-cell office:value-type="float" office:value="23.1305">
                <text:p>23.1305</text:p>
              </table:table-cell>
              <table:table-cell office:value-type="float" office:value="23.517">
                <text:p>23.5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968">
                <text:p>0.7968</text:p>
              </table:table-cell>
              <table:table-cell office:value-type="float" office:value="26.4026">
                <text:p>26.4026</text:p>
              </table:table-cell>
              <table:table-cell office:value-type="float" office:value="26.5248">
                <text:p>26.5248</text:p>
              </table:table-cell>
              <table:table-cell office:value-type="float" office:value="25.8609">
                <text:p>25.8609</text:p>
              </table:table-cell>
              <table:table-cell office:value-type="float" office:value="25.929">
                <text:p>25.929</text:p>
              </table:table-cell>
              <table:table-cell office:value-type="float" office:value="25.3191">
                <text:p>25.3191</text:p>
              </table:table-cell>
              <table:table-cell office:value-type="float" office:value="25.3467">
                <text:p>25.3467</text:p>
              </table:table-cell>
              <table:table-cell office:value-type="float" office:value="24.0591">
                <text:p>24.0591</text:p>
              </table:table-cell>
              <table:table-cell office:value-type="float" office:value="24.7774">
                <text:p>24.7774</text:p>
              </table:table-cell>
              <table:table-cell office:value-type="float" office:value="23.6274">
                <text:p>23.6274</text:p>
              </table:table-cell>
              <table:table-cell office:value-type="float" office:value="24.221">
                <text:p>24.221</text:p>
              </table:table-cell>
              <table:table-cell office:value-type="float" office:value="23.1958">
                <text:p>23.1958</text:p>
              </table:table-cell>
              <table:table-cell office:value-type="float" office:value="23.677">
                <text:p>23.677</text:p>
              </table:table-cell>
              <table:table-cell office:value-type="float" office:value="22.7641">
                <text:p>22.7641</text:p>
              </table:table-cell>
              <table:table-cell office:value-type="float" office:value="23.1452">
                <text:p>23.14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99058">
                <text:p>0.799058</text:p>
              </table:table-cell>
              <table:table-cell office:value-type="float" office:value="26.5217">
                <text:p>26.5217</text:p>
              </table:table-cell>
              <table:table-cell office:value-type="float" office:value="26.6477">
                <text:p>26.6477</text:p>
              </table:table-cell>
              <table:table-cell office:value-type="float" office:value="25.9856">
                <text:p>25.9856</text:p>
              </table:table-cell>
              <table:table-cell office:value-type="float" office:value="26.0566">
                <text:p>26.0566</text:p>
              </table:table-cell>
              <table:table-cell office:value-type="float" office:value="25.4495">
                <text:p>25.4495</text:p>
              </table:table-cell>
              <table:table-cell office:value-type="float" office:value="25.4786">
                <text:p>25.4786</text:p>
              </table:table-cell>
              <table:table-cell office:value-type="float" office:value="24.1911">
                <text:p>24.1911</text:p>
              </table:table-cell>
              <table:table-cell office:value-type="float" office:value="24.9134">
                <text:p>24.9134</text:p>
              </table:table-cell>
              <table:table-cell office:value-type="float" office:value="23.7627">
                <text:p>23.7627</text:p>
              </table:table-cell>
              <table:table-cell office:value-type="float" office:value="24.3608">
                <text:p>24.3608</text:p>
              </table:table-cell>
              <table:table-cell office:value-type="float" office:value="23.3343">
                <text:p>23.3343</text:p>
              </table:table-cell>
              <table:table-cell office:value-type="float" office:value="23.8204">
                <text:p>23.8204</text:p>
              </table:table-cell>
              <table:table-cell office:value-type="float" office:value="22.9059">
                <text:p>22.9059</text:p>
              </table:table-cell>
              <table:table-cell office:value-type="float" office:value="23.292">
                <text:p>23.2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02257">
                <text:p>0.802257</text:p>
              </table:table-cell>
              <table:table-cell office:value-type="float" office:value="26.8918">
                <text:p>26.8918</text:p>
              </table:table-cell>
              <table:table-cell office:value-type="float" office:value="27.024">
                <text:p>27.024</text:p>
              </table:table-cell>
              <table:table-cell office:value-type="float" office:value="26.3597">
                <text:p>26.3597</text:p>
              </table:table-cell>
              <table:table-cell office:value-type="float" office:value="26.4351">
                <text:p>26.4351</text:p>
              </table:table-cell>
              <table:table-cell office:value-type="float" office:value="25.8276">
                <text:p>25.8276</text:p>
              </table:table-cell>
              <table:table-cell office:value-type="float" office:value="25.8591">
                <text:p>25.8591</text:p>
              </table:table-cell>
              <table:table-cell office:value-type="float" office:value="24.5622">
                <text:p>24.5622</text:p>
              </table:table-cell>
              <table:table-cell office:value-type="float" office:value="25.2956">
                <text:p>25.2956</text:p>
              </table:table-cell>
              <table:table-cell office:value-type="float" office:value="24.1353">
                <text:p>24.1353</text:p>
              </table:table-cell>
              <table:table-cell office:value-type="float" office:value="24.7443">
                <text:p>24.7443</text:p>
              </table:table-cell>
              <table:table-cell office:value-type="float" office:value="23.7085">
                <text:p>23.7085</text:p>
              </table:table-cell>
              <table:table-cell office:value-type="float" office:value="24.2051">
                <text:p>24.2051</text:p>
              </table:table-cell>
              <table:table-cell office:value-type="float" office:value="23.2816">
                <text:p>23.2816</text:p>
              </table:table-cell>
              <table:table-cell office:value-type="float" office:value="23.6776">
                <text:p>23.67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0322">
                <text:p>0.80322</text:p>
              </table:table-cell>
              <table:table-cell office:value-type="float" office:value="26.5646">
                <text:p>26.5646</text:p>
              </table:table-cell>
              <table:table-cell office:value-type="float" office:value="26.6966">
                <text:p>26.6966</text:p>
              </table:table-cell>
              <table:table-cell office:value-type="float" office:value="26.0424">
                <text:p>26.0424</text:p>
              </table:table-cell>
              <table:table-cell office:value-type="float" office:value="26.1179">
                <text:p>26.1179</text:p>
              </table:table-cell>
              <table:table-cell office:value-type="float" office:value="25.5202">
                <text:p>25.5202</text:p>
              </table:table-cell>
              <table:table-cell office:value-type="float" office:value="25.5519">
                <text:p>25.5519</text:p>
              </table:table-cell>
              <table:table-cell office:value-type="float" office:value="24.2733">
                <text:p>24.2733</text:p>
              </table:table-cell>
              <table:table-cell office:value-type="float" office:value="24.998">
                <text:p>24.998</text:p>
              </table:table-cell>
              <table:table-cell office:value-type="float" office:value="23.8538">
                <text:p>23.8538</text:p>
              </table:table-cell>
              <table:table-cell office:value-type="float" office:value="24.4562">
                <text:p>24.4562</text:p>
              </table:table-cell>
              <table:table-cell office:value-type="float" office:value="23.4344">
                <text:p>23.4344</text:p>
              </table:table-cell>
              <table:table-cell office:value-type="float" office:value="23.9261">
                <text:p>23.9261</text:p>
              </table:table-cell>
              <table:table-cell office:value-type="float" office:value="23.015">
                <text:p>23.015</text:p>
              </table:table-cell>
              <table:table-cell office:value-type="float" office:value="23.4076">
                <text:p>23.40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07667">
                <text:p>0.807667</text:p>
              </table:table-cell>
              <table:table-cell office:value-type="float" office:value="26.6426">
                <text:p>26.6426</text:p>
              </table:table-cell>
              <table:table-cell office:value-type="float" office:value="26.781">
                <text:p>26.781</text:p>
              </table:table-cell>
              <table:table-cell office:value-type="float" office:value="26.1346">
                <text:p>26.1346</text:p>
              </table:table-cell>
              <table:table-cell office:value-type="float" office:value="26.215">
                <text:p>26.215</text:p>
              </table:table-cell>
              <table:table-cell office:value-type="float" office:value="25.6266">
                <text:p>25.6266</text:p>
              </table:table-cell>
              <table:table-cell office:value-type="float" office:value="25.661">
                <text:p>25.661</text:p>
              </table:table-cell>
              <table:table-cell office:value-type="float" office:value="24.3904">
                <text:p>24.3904</text:p>
              </table:table-cell>
              <table:table-cell office:value-type="float" office:value="25.1187">
                <text:p>25.1187</text:p>
              </table:table-cell>
              <table:table-cell office:value-type="float" office:value="23.9801">
                <text:p>23.9801</text:p>
              </table:table-cell>
              <table:table-cell office:value-type="float" office:value="24.5878">
                <text:p>24.5878</text:p>
              </table:table-cell>
              <table:table-cell office:value-type="float" office:value="23.5698">
                <text:p>23.5698</text:p>
              </table:table-cell>
              <table:table-cell office:value-type="float" office:value="24.0682">
                <text:p>24.0682</text:p>
              </table:table-cell>
              <table:table-cell office:value-type="float" office:value="23.1595">
                <text:p>23.1595</text:p>
              </table:table-cell>
              <table:table-cell office:value-type="float" office:value="23.5595">
                <text:p>23.55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0847">
                <text:p>0.80847</text:p>
              </table:table-cell>
              <table:table-cell office:value-type="float" office:value="26.3492">
                <text:p>26.3492</text:p>
              </table:table-cell>
              <table:table-cell office:value-type="float" office:value="26.4871">
                <text:p>26.4871</text:p>
              </table:table-cell>
              <table:table-cell office:value-type="float" office:value="25.8496">
                <text:p>25.8496</text:p>
              </table:table-cell>
              <table:table-cell office:value-type="float" office:value="25.9299">
                <text:p>25.9299</text:p>
              </table:table-cell>
              <table:table-cell office:value-type="float" office:value="25.35">
                <text:p>25.35</text:p>
              </table:table-cell>
              <table:table-cell office:value-type="float" office:value="25.3844">
                <text:p>25.3844</text:p>
              </table:table-cell>
              <table:table-cell office:value-type="float" office:value="24.1299">
                <text:p>24.1299</text:p>
              </table:table-cell>
              <table:table-cell office:value-type="float" office:value="24.8504">
                <text:p>24.8504</text:p>
              </table:table-cell>
              <table:table-cell office:value-type="float" office:value="23.726">
                <text:p>23.726</text:p>
              </table:table-cell>
              <table:table-cell office:value-type="float" office:value="24.3276">
                <text:p>24.3276</text:p>
              </table:table-cell>
              <table:table-cell office:value-type="float" office:value="23.3221">
                <text:p>23.3221</text:p>
              </table:table-cell>
              <table:table-cell office:value-type="float" office:value="23.8158">
                <text:p>23.8158</text:p>
              </table:table-cell>
              <table:table-cell office:value-type="float" office:value="22.9182">
                <text:p>22.9182</text:p>
              </table:table-cell>
              <table:table-cell office:value-type="float" office:value="23.3148">
                <text:p>23.31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11027">
                <text:p>0.811027</text:p>
              </table:table-cell>
              <table:table-cell office:value-type="float" office:value="26.6139">
                <text:p>26.6139</text:p>
              </table:table-cell>
              <table:table-cell office:value-type="float" office:value="26.7565">
                <text:p>26.7565</text:p>
              </table:table-cell>
              <table:table-cell office:value-type="float" office:value="26.1182">
                <text:p>26.1182</text:p>
              </table:table-cell>
              <table:table-cell office:value-type="float" office:value="26.2019">
                <text:p>26.2019</text:p>
              </table:table-cell>
              <table:table-cell office:value-type="float" office:value="25.6226">
                <text:p>25.6226</text:p>
              </table:table-cell>
              <table:table-cell office:value-type="float" office:value="25.6588">
                <text:p>25.6588</text:p>
              </table:table-cell>
              <table:table-cell office:value-type="float" office:value="24.3985">
                <text:p>24.3985</text:p>
              </table:table-cell>
              <table:table-cell office:value-type="float" office:value="25.1269">
                <text:p>25.1269</text:p>
              </table:table-cell>
              <table:table-cell office:value-type="float" office:value="23.9965">
                <text:p>23.9965</text:p>
              </table:table-cell>
              <table:table-cell office:value-type="float" office:value="24.6061">
                <text:p>24.6061</text:p>
              </table:table-cell>
              <table:table-cell office:value-type="float" office:value="23.5945">
                <text:p>23.5945</text:p>
              </table:table-cell>
              <table:table-cell office:value-type="float" office:value="24.0961">
                <text:p>24.0961</text:p>
              </table:table-cell>
              <table:table-cell office:value-type="float" office:value="23.1925">
                <text:p>23.1925</text:p>
              </table:table-cell>
              <table:table-cell office:value-type="float" office:value="23.5966">
                <text:p>23.59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11928">
                <text:p>0.811928</text:p>
              </table:table-cell>
              <table:table-cell office:value-type="float" office:value="26.1987">
                <text:p>26.1987</text:p>
              </table:table-cell>
              <table:table-cell office:value-type="float" office:value="26.3402">
                <text:p>26.3402</text:p>
              </table:table-cell>
              <table:table-cell office:value-type="float" office:value="25.7139">
                <text:p>25.7139</text:p>
              </table:table-cell>
              <table:table-cell office:value-type="float" office:value="25.7971">
                <text:p>25.7971</text:p>
              </table:table-cell>
              <table:table-cell office:value-type="float" office:value="25.2291">
                <text:p>25.2291</text:p>
              </table:table-cell>
              <table:table-cell office:value-type="float" office:value="25.2652">
                <text:p>25.2652</text:p>
              </table:table-cell>
              <table:table-cell office:value-type="float" office:value="24.0269">
                <text:p>24.0269</text:p>
              </table:table-cell>
              <table:table-cell office:value-type="float" office:value="24.7443">
                <text:p>24.7443</text:p>
              </table:table-cell>
              <table:table-cell office:value-type="float" office:value="23.6333">
                <text:p>23.6333</text:p>
              </table:table-cell>
              <table:table-cell office:value-type="float" office:value="24.2341">
                <text:p>24.2341</text:p>
              </table:table-cell>
              <table:table-cell office:value-type="float" office:value="23.2396">
                <text:p>23.2396</text:p>
              </table:table-cell>
              <table:table-cell office:value-type="float" office:value="23.7344">
                <text:p>23.7344</text:p>
              </table:table-cell>
              <table:table-cell office:value-type="float" office:value="22.846">
                <text:p>22.846</text:p>
              </table:table-cell>
              <table:table-cell office:value-type="float" office:value="23.245">
                <text:p>23.2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15823">
                <text:p>0.815823</text:p>
              </table:table-cell>
              <table:table-cell office:value-type="float" office:value="26.6249">
                <text:p>26.6249</text:p>
              </table:table-cell>
              <table:table-cell office:value-type="float" office:value="26.7737">
                <text:p>26.7737</text:p>
              </table:table-cell>
              <table:table-cell office:value-type="float" office:value="26.1458">
                <text:p>26.1458</text:p>
              </table:table-cell>
              <table:table-cell office:value-type="float" office:value="26.2342">
                <text:p>26.2342</text:p>
              </table:table-cell>
              <table:table-cell office:value-type="float" office:value="25.6667">
                <text:p>25.6667</text:p>
              </table:table-cell>
              <table:table-cell office:value-type="float" office:value="25.7055">
                <text:p>25.7055</text:p>
              </table:table-cell>
              <table:table-cell office:value-type="float" office:value="24.4573">
                <text:p>24.4573</text:p>
              </table:table-cell>
              <table:table-cell office:value-type="float" office:value="25.1876">
                <text:p>25.1876</text:p>
              </table:table-cell>
              <table:table-cell office:value-type="float" office:value="24.0665">
                <text:p>24.0665</text:p>
              </table:table-cell>
              <table:table-cell office:value-type="float" office:value="24.68">
                <text:p>24.68</text:p>
              </table:table-cell>
              <table:table-cell office:value-type="float" office:value="23.6756">
                <text:p>23.6756</text:p>
              </table:table-cell>
              <table:table-cell office:value-type="float" office:value="24.1827">
                <text:p>24.1827</text:p>
              </table:table-cell>
              <table:table-cell office:value-type="float" office:value="23.2847">
                <text:p>23.2847</text:p>
              </table:table-cell>
              <table:table-cell office:value-type="float" office:value="23.6955">
                <text:p>23.69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16936">
                <text:p>0.816936</text:p>
              </table:table-cell>
              <table:table-cell office:value-type="float" office:value="26.5811">
                <text:p>26.5811</text:p>
              </table:table-cell>
              <table:table-cell office:value-type="float" office:value="26.7309">
                <text:p>26.7309</text:p>
              </table:table-cell>
              <table:table-cell office:value-type="float" office:value="26.1066">
                <text:p>26.1066</text:p>
              </table:table-cell>
              <table:table-cell office:value-type="float" office:value="26.1959">
                <text:p>26.1959</text:p>
              </table:table-cell>
              <table:table-cell office:value-type="float" office:value="25.6321">
                <text:p>25.6321</text:p>
              </table:table-cell>
              <table:table-cell office:value-type="float" office:value="25.6715">
                <text:p>25.6715</text:p>
              </table:table-cell>
              <table:table-cell office:value-type="float" office:value="24.4283">
                <text:p>24.4283</text:p>
              </table:table-cell>
              <table:table-cell office:value-type="float" office:value="25.1577">
                <text:p>25.1577</text:p>
              </table:table-cell>
              <table:table-cell office:value-type="float" office:value="24.0407">
                <text:p>24.0407</text:p>
              </table:table-cell>
              <table:table-cell office:value-type="float" office:value="24.6541">
                <text:p>24.6541</text:p>
              </table:table-cell>
              <table:table-cell office:value-type="float" office:value="23.6531">
                <text:p>23.6531</text:p>
              </table:table-cell>
              <table:table-cell office:value-type="float" office:value="24.1606">
                <text:p>24.1606</text:p>
              </table:table-cell>
              <table:table-cell office:value-type="float" office:value="23.2655">
                <text:p>23.2655</text:p>
              </table:table-cell>
              <table:table-cell office:value-type="float" office:value="23.677">
                <text:p>23.6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19135">
                <text:p>0.819135</text:p>
              </table:table-cell>
              <table:table-cell office:value-type="float" office:value="26.6655">
                <text:p>26.6655</text:p>
              </table:table-cell>
              <table:table-cell office:value-type="float" office:value="26.8185">
                <text:p>26.8185</text:p>
              </table:table-cell>
              <table:table-cell office:value-type="float" office:value="26.1971">
                <text:p>26.1971</text:p>
              </table:table-cell>
              <table:table-cell office:value-type="float" office:value="26.2888">
                <text:p>26.2888</text:p>
              </table:table-cell>
              <table:table-cell office:value-type="float" office:value="25.7288">
                <text:p>25.7288</text:p>
              </table:table-cell>
              <table:table-cell office:value-type="float" office:value="25.7695">
                <text:p>25.7695</text:p>
              </table:table-cell>
              <table:table-cell office:value-type="float" office:value="24.5281">
                <text:p>24.5281</text:p>
              </table:table-cell>
              <table:table-cell office:value-type="float" office:value="25.2605">
                <text:p>25.2605</text:p>
              </table:table-cell>
              <table:table-cell office:value-type="float" office:value="24.1444">
                <text:p>24.1444</text:p>
              </table:table-cell>
              <table:table-cell office:value-type="float" office:value="24.7615">
                <text:p>24.7615</text:p>
              </table:table-cell>
              <table:table-cell office:value-type="float" office:value="23.7608">
                <text:p>23.7608</text:p>
              </table:table-cell>
              <table:table-cell office:value-type="float" office:value="24.2724">
                <text:p>24.2724</text:p>
              </table:table-cell>
              <table:table-cell office:value-type="float" office:value="23.3772">
                <text:p>23.3772</text:p>
              </table:table-cell>
              <table:table-cell office:value-type="float" office:value="23.7929">
                <text:p>23.79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22587">
                <text:p>0.822587</text:p>
              </table:table-cell>
              <table:table-cell office:value-type="float" office:value="26.8382">
                <text:p>26.8382</text:p>
              </table:table-cell>
              <table:table-cell office:value-type="float" office:value="26.9963">
                <text:p>26.9963</text:p>
              </table:table-cell>
              <table:table-cell office:value-type="float" office:value="26.3788">
                <text:p>26.3788</text:p>
              </table:table-cell>
              <table:table-cell office:value-type="float" office:value="26.4742">
                <text:p>26.4742</text:p>
              </table:table-cell>
              <table:table-cell office:value-type="float" office:value="25.9194">
                <text:p>25.9194</text:p>
              </table:table-cell>
              <table:table-cell office:value-type="float" office:value="25.9622">
                <text:p>25.9622</text:p>
              </table:table-cell>
              <table:table-cell office:value-type="float" office:value="24.7219">
                <text:p>24.7219</text:p>
              </table:table-cell>
              <table:table-cell office:value-type="float" office:value="25.46">
                <text:p>25.46</text:p>
              </table:table-cell>
              <table:table-cell office:value-type="float" office:value="24.344">
                <text:p>24.344</text:p>
              </table:table-cell>
              <table:table-cell office:value-type="float" office:value="24.9676">
                <text:p>24.9676</text:p>
              </table:table-cell>
              <table:table-cell office:value-type="float" office:value="23.9661">
                <text:p>23.9661</text:p>
              </table:table-cell>
              <table:table-cell office:value-type="float" office:value="24.4847">
                <text:p>24.4847</text:p>
              </table:table-cell>
              <table:table-cell office:value-type="float" office:value="23.5882">
                <text:p>23.5882</text:p>
              </table:table-cell>
              <table:table-cell office:value-type="float" office:value="24.0112">
                <text:p>24.01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24826">
                <text:p>0.824826</text:p>
              </table:table-cell>
              <table:table-cell office:value-type="float" office:value="26.7686">
                <text:p>26.7686</text:p>
              </table:table-cell>
              <table:table-cell office:value-type="float" office:value="26.9289">
                <text:p>26.9289</text:p>
              </table:table-cell>
              <table:table-cell office:value-type="float" office:value="26.3181">
                <text:p>26.3181</text:p>
              </table:table-cell>
              <table:table-cell office:value-type="float" office:value="26.4153">
                <text:p>26.4153</text:p>
              </table:table-cell>
              <table:table-cell office:value-type="float" office:value="25.8677">
                <text:p>25.8677</text:p>
              </table:table-cell>
              <table:table-cell office:value-type="float" office:value="25.9115">
                <text:p>25.9115</text:p>
              </table:table-cell>
              <table:table-cell office:value-type="float" office:value="24.6803">
                <text:p>24.6803</text:p>
              </table:table-cell>
              <table:table-cell office:value-type="float" office:value="25.4172">
                <text:p>25.4172</text:p>
              </table:table-cell>
              <table:table-cell office:value-type="float" office:value="24.3088">
                <text:p>24.3088</text:p>
              </table:table-cell>
              <table:table-cell office:value-type="float" office:value="24.9324">
                <text:p>24.9324</text:p>
              </table:table-cell>
              <table:table-cell office:value-type="float" office:value="23.9372">
                <text:p>23.9372</text:p>
              </table:table-cell>
              <table:table-cell office:value-type="float" office:value="24.4569">
                <text:p>24.4569</text:p>
              </table:table-cell>
              <table:table-cell office:value-type="float" office:value="23.5657">
                <text:p>23.5657</text:p>
              </table:table-cell>
              <table:table-cell office:value-type="float" office:value="23.9904">
                <text:p>23.99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3099">
                <text:p>0.83099</text:p>
              </table:table-cell>
              <table:table-cell office:value-type="float" office:value="26.9193">
                <text:p>26.9193</text:p>
              </table:table-cell>
              <table:table-cell office:value-type="float" office:value="27.0875">
                <text:p>27.0875</text:p>
              </table:table-cell>
              <table:table-cell office:value-type="float" office:value="26.4876">
                <text:p>26.4876</text:p>
              </table:table-cell>
              <table:table-cell office:value-type="float" office:value="26.5906">
                <text:p>26.5906</text:p>
              </table:table-cell>
              <table:table-cell office:value-type="float" office:value="26.0558">
                <text:p>26.0558</text:p>
              </table:table-cell>
              <table:table-cell office:value-type="float" office:value="26.1029">
                <text:p>26.1029</text:p>
              </table:table-cell>
              <table:table-cell office:value-type="float" office:value="24.8812">
                <text:p>24.8812</text:p>
              </table:table-cell>
              <table:table-cell office:value-type="float" office:value="25.6241">
                <text:p>25.6241</text:p>
              </table:table-cell>
              <table:table-cell office:value-type="float" office:value="24.5224">
                <text:p>24.5224</text:p>
              </table:table-cell>
              <table:table-cell office:value-type="float" office:value="25.154">
                <text:p>25.154</text:p>
              </table:table-cell>
              <table:table-cell office:value-type="float" office:value="24.1636">
                <text:p>24.1636</text:p>
              </table:table-cell>
              <table:table-cell office:value-type="float" office:value="24.6926">
                <text:p>24.6926</text:p>
              </table:table-cell>
              <table:table-cell office:value-type="float" office:value="23.8048">
                <text:p>23.8048</text:p>
              </table:table-cell>
              <table:table-cell office:value-type="float" office:value="24.2397">
                <text:p>24.23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31453">
                <text:p>0.831453</text:p>
              </table:table-cell>
              <table:table-cell office:value-type="float" office:value="26.5026">
                <text:p>26.5026</text:p>
              </table:table-cell>
              <table:table-cell office:value-type="float" office:value="26.6687">
                <text:p>26.6687</text:p>
              </table:table-cell>
              <table:table-cell office:value-type="float" office:value="26.0791">
                <text:p>26.0791</text:p>
              </table:table-cell>
              <table:table-cell office:value-type="float" office:value="26.181">
                <text:p>26.181</text:p>
              </table:table-cell>
              <table:table-cell office:value-type="float" office:value="25.6556">
                <text:p>25.6556</text:p>
              </table:table-cell>
              <table:table-cell office:value-type="float" office:value="25.7022">
                <text:p>25.7022</text:p>
              </table:table-cell>
              <table:table-cell office:value-type="float" office:value="24.5006">
                <text:p>24.5006</text:p>
              </table:table-cell>
              <table:table-cell office:value-type="float" office:value="25.2321">
                <text:p>25.2321</text:p>
              </table:table-cell>
              <table:table-cell office:value-type="float" office:value="24.1484">
                <text:p>24.1484</text:p>
              </table:table-cell>
              <table:table-cell office:value-type="float" office:value="24.7706">
                <text:p>24.7706</text:p>
              </table:table-cell>
              <table:table-cell office:value-type="float" office:value="23.7963">
                <text:p>23.7963</text:p>
              </table:table-cell>
              <table:table-cell office:value-type="float" office:value="24.3176">
                <text:p>24.3176</text:p>
              </table:table-cell>
              <table:table-cell office:value-type="float" office:value="23.4442">
                <text:p>23.4442</text:p>
              </table:table-cell>
              <table:table-cell office:value-type="float" office:value="23.8729">
                <text:p>23.87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34251">
                <text:p>0.834251</text:p>
              </table:table-cell>
              <table:table-cell office:value-type="float" office:value="26.789">
                <text:p>26.789</text:p>
              </table:table-cell>
              <table:table-cell office:value-type="float" office:value="26.9599">
                <text:p>26.9599</text:p>
              </table:table-cell>
              <table:table-cell office:value-type="float" office:value="26.3704">
                <text:p>26.3704</text:p>
              </table:table-cell>
              <table:table-cell office:value-type="float" office:value="26.4757">
                <text:p>26.4757</text:p>
              </table:table-cell>
              <table:table-cell office:value-type="float" office:value="25.9519">
                <text:p>25.9519</text:p>
              </table:table-cell>
              <table:table-cell office:value-type="float" office:value="26.0003">
                <text:p>26.0003</text:p>
              </table:table-cell>
              <table:table-cell office:value-type="float" office:value="24.7931">
                <text:p>24.7931</text:p>
              </table:table-cell>
              <table:table-cell office:value-type="float" office:value="25.5333">
                <text:p>25.5333</text:p>
              </table:table-cell>
              <table:table-cell office:value-type="float" office:value="24.4439">
                <text:p>24.4439</text:p>
              </table:table-cell>
              <table:table-cell office:value-type="float" office:value="25.0748">
                <text:p>25.0748</text:p>
              </table:table-cell>
              <table:table-cell office:value-type="float" office:value="24.0947">
                <text:p>24.0947</text:p>
              </table:table-cell>
              <table:table-cell office:value-type="float" office:value="24.6245">
                <text:p>24.6245</text:p>
              </table:table-cell>
              <table:table-cell office:value-type="float" office:value="23.7455">
                <text:p>23.7455</text:p>
              </table:table-cell>
              <table:table-cell office:value-type="float" office:value="24.1822">
                <text:p>24.18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36638">
                <text:p>0.836638</text:p>
              </table:table-cell>
              <table:table-cell office:value-type="float" office:value="26.7913">
                <text:p>26.7913</text:p>
              </table:table-cell>
              <table:table-cell office:value-type="float" office:value="26.9647">
                <text:p>26.9647</text:p>
              </table:table-cell>
              <table:table-cell office:value-type="float" office:value="26.3808">
                <text:p>26.3808</text:p>
              </table:table-cell>
              <table:table-cell office:value-type="float" office:value="26.488">
                <text:p>26.488</text:p>
              </table:table-cell>
              <table:table-cell office:value-type="float" office:value="25.9703">
                <text:p>25.9703</text:p>
              </table:table-cell>
              <table:table-cell office:value-type="float" office:value="26.0198">
                <text:p>26.0198</text:p>
              </table:table-cell>
              <table:table-cell office:value-type="float" office:value="24.8187">
                <text:p>24.8187</text:p>
              </table:table-cell>
              <table:table-cell office:value-type="float" office:value="25.5598">
                <text:p>25.5598</text:p>
              </table:table-cell>
              <table:table-cell office:value-type="float" office:value="24.4753">
                <text:p>24.4753</text:p>
              </table:table-cell>
              <table:table-cell office:value-type="float" office:value="25.1079">
                <text:p>25.1079</text:p>
              </table:table-cell>
              <table:table-cell office:value-type="float" office:value="24.1318">
                <text:p>24.1318</text:p>
              </table:table-cell>
              <table:table-cell office:value-type="float" office:value="24.6641">
                <text:p>24.6641</text:p>
              </table:table-cell>
              <table:table-cell office:value-type="float" office:value="23.7884">
                <text:p>23.7884</text:p>
              </table:table-cell>
              <table:table-cell office:value-type="float" office:value="24.228">
                <text:p>24.2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39448">
                <text:p>0.839448</text:p>
              </table:table-cell>
              <table:table-cell office:value-type="float" office:value="26.7223">
                <text:p>26.7223</text:p>
              </table:table-cell>
              <table:table-cell office:value-type="float" office:value="26.8981">
                <text:p>26.8981</text:p>
              </table:table-cell>
              <table:table-cell office:value-type="float" office:value="26.3223">
                <text:p>26.3223</text:p>
              </table:table-cell>
              <table:table-cell office:value-type="float" office:value="26.4315">
                <text:p>26.4315</text:p>
              </table:table-cell>
              <table:table-cell office:value-type="float" office:value="25.9223">
                <text:p>25.9223</text:p>
              </table:table-cell>
              <table:table-cell office:value-type="float" office:value="25.9729">
                <text:p>25.9729</text:p>
              </table:table-cell>
              <table:table-cell office:value-type="float" office:value="24.7824">
                <text:p>24.7824</text:p>
              </table:table-cell>
              <table:table-cell office:value-type="float" office:value="25.5223">
                <text:p>25.5223</text:p>
              </table:table-cell>
              <table:table-cell office:value-type="float" office:value="24.4466">
                <text:p>24.4466</text:p>
              </table:table-cell>
              <table:table-cell office:value-type="float" office:value="25.0796">
                <text:p>25.0796</text:p>
              </table:table-cell>
              <table:table-cell office:value-type="float" office:value="24.1108">
                <text:p>24.1108</text:p>
              </table:table-cell>
              <table:table-cell office:value-type="float" office:value="24.6445">
                <text:p>24.6445</text:p>
              </table:table-cell>
              <table:table-cell office:value-type="float" office:value="23.7751">
                <text:p>23.7751</text:p>
              </table:table-cell>
              <table:table-cell office:value-type="float" office:value="24.2169">
                <text:p>24.21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41571">
                <text:p>0.841571</text:p>
              </table:table-cell>
              <table:table-cell office:value-type="float" office:value="26.4193">
                <text:p>26.4193</text:p>
              </table:table-cell>
              <table:table-cell office:value-type="float" office:value="26.5952">
                <text:p>26.5952</text:p>
              </table:table-cell>
              <table:table-cell office:value-type="float" office:value="26.0309">
                <text:p>26.0309</text:p>
              </table:table-cell>
              <table:table-cell office:value-type="float" office:value="26.1404">
                <text:p>26.1404</text:p>
              </table:table-cell>
              <table:table-cell office:value-type="float" office:value="25.6424">
                <text:p>25.6424</text:p>
              </table:table-cell>
              <table:table-cell office:value-type="float" office:value="25.6934">
                <text:p>25.6934</text:p>
              </table:table-cell>
              <table:table-cell office:value-type="float" office:value="24.5219">
                <text:p>24.5219</text:p>
              </table:table-cell>
              <table:table-cell office:value-type="float" office:value="25.254">
                <text:p>25.254</text:p>
              </table:table-cell>
              <table:table-cell office:value-type="float" office:value="24.195">
                <text:p>24.195</text:p>
              </table:table-cell>
              <table:table-cell office:value-type="float" office:value="24.8222">
                <text:p>24.8222</text:p>
              </table:table-cell>
              <table:table-cell office:value-type="float" office:value="23.8681">
                <text:p>23.8681</text:p>
              </table:table-cell>
              <table:table-cell office:value-type="float" office:value="24.3977">
                <text:p>24.3977</text:p>
              </table:table-cell>
              <table:table-cell office:value-type="float" office:value="23.5412">
                <text:p>23.5412</text:p>
              </table:table-cell>
              <table:table-cell office:value-type="float" office:value="23.9805">
                <text:p>23.98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43699">
                <text:p>0.843699</text:p>
              </table:table-cell>
              <table:table-cell office:value-type="float" office:value="26.6246">
                <text:p>26.6246</text:p>
              </table:table-cell>
              <table:table-cell office:value-type="float" office:value="26.804">
                <text:p>26.804</text:p>
              </table:table-cell>
              <table:table-cell office:value-type="float" office:value="26.2403">
                <text:p>26.2403</text:p>
              </table:table-cell>
              <table:table-cell office:value-type="float" office:value="26.3523">
                <text:p>26.3523</text:p>
              </table:table-cell>
              <table:table-cell office:value-type="float" office:value="25.8559">
                <text:p>25.8559</text:p>
              </table:table-cell>
              <table:table-cell office:value-type="float" office:value="25.9082">
                <text:p>25.9082</text:p>
              </table:table-cell>
              <table:table-cell office:value-type="float" office:value="24.7331">
                <text:p>24.7331</text:p>
              </table:table-cell>
              <table:table-cell office:value-type="float" office:value="25.4716">
                <text:p>25.4716</text:p>
              </table:table-cell>
              <table:table-cell office:value-type="float" office:value="24.4088">
                <text:p>24.4088</text:p>
              </table:table-cell>
              <table:table-cell office:value-type="float" office:value="25.0423">
                <text:p>25.0423</text:p>
              </table:table-cell>
              <table:table-cell office:value-type="float" office:value="24.0845">
                <text:p>24.0845</text:p>
              </table:table-cell>
              <table:table-cell office:value-type="float" office:value="24.6203">
                <text:p>24.6203</text:p>
              </table:table-cell>
              <table:table-cell office:value-type="float" office:value="23.7603">
                <text:p>23.7603</text:p>
              </table:table-cell>
              <table:table-cell office:value-type="float" office:value="24.2054">
                <text:p>24.20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45727">
                <text:p>0.845727</text:p>
              </table:table-cell>
              <table:table-cell office:value-type="float" office:value="27.0484">
                <text:p>27.0484</text:p>
              </table:table-cell>
              <table:table-cell office:value-type="float" office:value="27.2326">
                <text:p>27.2326</text:p>
              </table:table-cell>
              <table:table-cell office:value-type="float" office:value="26.6648">
                <text:p>26.6648</text:p>
              </table:table-cell>
              <table:table-cell office:value-type="float" office:value="26.7801">
                <text:p>26.7801</text:p>
              </table:table-cell>
              <table:table-cell office:value-type="float" office:value="26.2811">
                <text:p>26.2811</text:p>
              </table:table-cell>
              <table:table-cell office:value-type="float" office:value="26.3351">
                <text:p>26.3351</text:p>
              </table:table-cell>
              <table:table-cell office:value-type="float" office:value="25.1467">
                <text:p>25.1467</text:p>
              </table:table-cell>
              <table:table-cell office:value-type="float" office:value="25.8975">
                <text:p>25.8975</text:p>
              </table:table-cell>
              <table:table-cell office:value-type="float" office:value="24.8222">
                <text:p>24.8222</text:p>
              </table:table-cell>
              <table:table-cell office:value-type="float" office:value="25.4672">
                <text:p>25.4672</text:p>
              </table:table-cell>
              <table:table-cell office:value-type="float" office:value="24.4978">
                <text:p>24.4978</text:p>
              </table:table-cell>
              <table:table-cell office:value-type="float" office:value="25.044">
                <text:p>25.044</text:p>
              </table:table-cell>
              <table:table-cell office:value-type="float" office:value="24.1733">
                <text:p>24.1733</text:p>
              </table:table-cell>
              <table:table-cell office:value-type="float" office:value="24.6279">
                <text:p>24.62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4654">
                <text:p>0.84654</text:p>
              </table:table-cell>
              <table:table-cell office:value-type="float" office:value="26.536">
                <text:p>26.536</text:p>
              </table:table-cell>
              <table:table-cell office:value-type="float" office:value="26.7175">
                <text:p>26.7175</text:p>
              </table:table-cell>
              <table:table-cell office:value-type="float" office:value="26.1623">
                <text:p>26.1623</text:p>
              </table:table-cell>
              <table:table-cell office:value-type="float" office:value="26.276">
                <text:p>26.276</text:p>
              </table:table-cell>
              <table:table-cell office:value-type="float" office:value="25.7886">
                <text:p>25.7886</text:p>
              </table:table-cell>
              <table:table-cell office:value-type="float" office:value="25.8419">
                <text:p>25.8419</text:p>
              </table:table-cell>
              <table:table-cell office:value-type="float" office:value="24.6781">
                <text:p>24.6781</text:p>
              </table:table-cell>
              <table:table-cell office:value-type="float" office:value="25.415">
                <text:p>25.415</text:p>
              </table:table-cell>
              <table:table-cell office:value-type="float" office:value="24.3618">
                <text:p>24.3618</text:p>
              </table:table-cell>
              <table:table-cell office:value-type="float" office:value="24.9951">
                <text:p>24.9951</text:p>
              </table:table-cell>
              <table:table-cell office:value-type="float" office:value="24.0455">
                <text:p>24.0455</text:p>
              </table:table-cell>
              <table:table-cell office:value-type="float" office:value="24.5821">
                <text:p>24.5821</text:p>
              </table:table-cell>
              <table:table-cell office:value-type="float" office:value="23.7291">
                <text:p>23.7291</text:p>
              </table:table-cell>
              <table:table-cell office:value-type="float" office:value="24.176">
                <text:p>24.1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499">
                <text:p>0.8499</text:p>
              </table:table-cell>
              <table:table-cell office:value-type="float" office:value="26.695">
                <text:p>26.695</text:p>
              </table:table-cell>
              <table:table-cell office:value-type="float" office:value="26.8806">
                <text:p>26.8806</text:p>
              </table:table-cell>
              <table:table-cell office:value-type="float" office:value="26.3302">
                <text:p>26.3302</text:p>
              </table:table-cell>
              <table:table-cell office:value-type="float" office:value="26.447">
                <text:p>26.447</text:p>
              </table:table-cell>
              <table:table-cell office:value-type="float" office:value="25.9654">
                <text:p>25.9654</text:p>
              </table:table-cell>
              <table:table-cell office:value-type="float" office:value="26.0204">
                <text:p>26.0204</text:p>
              </table:table-cell>
              <table:table-cell office:value-type="float" office:value="24.8584">
                <text:p>24.8584</text:p>
              </table:table-cell>
              <table:table-cell office:value-type="float" office:value="25.6006">
                <text:p>25.6006</text:p>
              </table:table-cell>
              <table:table-cell office:value-type="float" office:value="24.5483">
                <text:p>24.5483</text:p>
              </table:table-cell>
              <table:table-cell office:value-type="float" office:value="25.1876">
                <text:p>25.1876</text:p>
              </table:table-cell>
              <table:table-cell office:value-type="float" office:value="24.2383">
                <text:p>24.2383</text:p>
              </table:table-cell>
              <table:table-cell office:value-type="float" office:value="24.7813">
                <text:p>24.7813</text:p>
              </table:table-cell>
              <table:table-cell office:value-type="float" office:value="23.9282">
                <text:p>23.9282</text:p>
              </table:table-cell>
              <table:table-cell office:value-type="float" office:value="24.3815">
                <text:p>24.38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52004">
                <text:p>0.852004</text:p>
              </table:table-cell>
              <table:table-cell office:value-type="float" office:value="27.0828">
                <text:p>27.0828</text:p>
              </table:table-cell>
              <table:table-cell office:value-type="float" office:value="27.2731">
                <text:p>27.2731</text:p>
              </table:table-cell>
              <table:table-cell office:value-type="float" office:value="26.7198">
                <text:p>26.7198</text:p>
              </table:table-cell>
              <table:table-cell office:value-type="float" office:value="26.8398">
                <text:p>26.8398</text:p>
              </table:table-cell>
              <table:table-cell office:value-type="float" office:value="26.3567">
                <text:p>26.3567</text:p>
              </table:table-cell>
              <table:table-cell office:value-type="float" office:value="26.4133">
                <text:p>26.4133</text:p>
              </table:table-cell>
              <table:table-cell office:value-type="float" office:value="25.24">
                <text:p>25.24</text:p>
              </table:table-cell>
              <table:table-cell office:value-type="float" office:value="25.9937">
                <text:p>25.9937</text:p>
              </table:table-cell>
              <table:table-cell office:value-type="float" office:value="24.9307">
                <text:p>24.9307</text:p>
              </table:table-cell>
              <table:table-cell office:value-type="float" office:value="25.5806">
                <text:p>25.5806</text:p>
              </table:table-cell>
              <table:table-cell office:value-type="float" office:value="24.6214">
                <text:p>24.6214</text:p>
              </table:table-cell>
              <table:table-cell office:value-type="float" office:value="25.1742">
                <text:p>25.1742</text:p>
              </table:table-cell>
              <table:table-cell office:value-type="float" office:value="24.312">
                <text:p>24.312</text:p>
              </table:table-cell>
              <table:table-cell office:value-type="float" office:value="24.7742">
                <text:p>24.77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54453">
                <text:p>0.854453</text:p>
              </table:table-cell>
              <table:table-cell office:value-type="float" office:value="26.9448">
                <text:p>26.9448</text:p>
              </table:table-cell>
              <table:table-cell office:value-type="float" office:value="27.1363">
                <text:p>27.1363</text:p>
              </table:table-cell>
              <table:table-cell office:value-type="float" office:value="26.5917">
                <text:p>26.5917</text:p>
              </table:table-cell>
              <table:table-cell office:value-type="float" office:value="26.7128">
                <text:p>26.7128</text:p>
              </table:table-cell>
              <table:table-cell office:value-type="float" office:value="26.2386">
                <text:p>26.2386</text:p>
              </table:table-cell>
              <table:table-cell office:value-type="float" office:value="26.2959">
                <text:p>26.2959</text:p>
              </table:table-cell>
              <table:table-cell office:value-type="float" office:value="25.135">
                <text:p>25.135</text:p>
              </table:table-cell>
              <table:table-cell office:value-type="float" office:value="25.8855">
                <text:p>25.8855</text:p>
              </table:table-cell>
              <table:table-cell office:value-type="float" office:value="24.8333">
                <text:p>24.8333</text:p>
              </table:table-cell>
              <table:table-cell office:value-type="float" office:value="25.4815">
                <text:p>25.4815</text:p>
              </table:table-cell>
              <table:table-cell office:value-type="float" office:value="24.5316">
                <text:p>24.5316</text:p>
              </table:table-cell>
              <table:table-cell office:value-type="float" office:value="25.0839">
                <text:p>25.0839</text:p>
              </table:table-cell>
              <table:table-cell office:value-type="float" office:value="24.2299">
                <text:p>24.2299</text:p>
              </table:table-cell>
              <table:table-cell office:value-type="float" office:value="24.6924">
                <text:p>24.69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55536">
                <text:p>0.855536</text:p>
              </table:table-cell>
              <table:table-cell office:value-type="float" office:value="26.7937">
                <text:p>26.7937</text:p>
              </table:table-cell>
              <table:table-cell office:value-type="float" office:value="26.9851">
                <text:p>26.9851</text:p>
              </table:table-cell>
              <table:table-cell office:value-type="float" office:value="26.4462">
                <text:p>26.4462</text:p>
              </table:table-cell>
              <table:table-cell office:value-type="float" office:value="26.5673">
                <text:p>26.5673</text:p>
              </table:table-cell>
              <table:table-cell office:value-type="float" office:value="26.0986">
                <text:p>26.0986</text:p>
              </table:table-cell>
              <table:table-cell office:value-type="float" office:value="26.156">
                <text:p>26.156</text:p>
              </table:table-cell>
              <table:table-cell office:value-type="float" office:value="25.0045">
                <text:p>25.0045</text:p>
              </table:table-cell>
              <table:table-cell office:value-type="float" office:value="25.7511">
                <text:p>25.7511</text:p>
              </table:table-cell>
              <table:table-cell office:value-type="float" office:value="24.7071">
                <text:p>24.7071</text:p>
              </table:table-cell>
              <table:table-cell office:value-type="float" office:value="25.3524">
                <text:p>25.3524</text:p>
              </table:table-cell>
              <table:table-cell office:value-type="float" office:value="24.4098">
                <text:p>24.4098</text:p>
              </table:table-cell>
              <table:table-cell office:value-type="float" office:value="24.9599">
                <text:p>24.9599</text:p>
              </table:table-cell>
              <table:table-cell office:value-type="float" office:value="24.1124">
                <text:p>24.1124</text:p>
              </table:table-cell>
              <table:table-cell office:value-type="float" office:value="24.5735">
                <text:p>24.57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6046">
                <text:p>0.856046</text:p>
              </table:table-cell>
              <table:table-cell office:value-type="float" office:value="26.7955">
                <text:p>26.7955</text:p>
              </table:table-cell>
              <table:table-cell office:value-type="float" office:value="26.9872">
                <text:p>26.9872</text:p>
              </table:table-cell>
              <table:table-cell office:value-type="float" office:value="26.4495">
                <text:p>26.4495</text:p>
              </table:table-cell>
              <table:table-cell office:value-type="float" office:value="26.571">
                <text:p>26.571</text:p>
              </table:table-cell>
              <table:table-cell office:value-type="float" office:value="26.1036">
                <text:p>26.1036</text:p>
              </table:table-cell>
              <table:table-cell office:value-type="float" office:value="26.1612">
                <text:p>26.1612</text:p>
              </table:table-cell>
              <table:table-cell office:value-type="float" office:value="25.011">
                <text:p>25.011</text:p>
              </table:table-cell>
              <table:table-cell office:value-type="float" office:value="25.7577">
                <text:p>25.7577</text:p>
              </table:table-cell>
              <table:table-cell office:value-type="float" office:value="24.7148">
                <text:p>24.7148</text:p>
              </table:table-cell>
              <table:table-cell office:value-type="float" office:value="25.3605">
                <text:p>25.3605</text:p>
              </table:table-cell>
              <table:table-cell office:value-type="float" office:value="24.4187">
                <text:p>24.4187</text:p>
              </table:table-cell>
              <table:table-cell office:value-type="float" office:value="24.9693">
                <text:p>24.9693</text:p>
              </table:table-cell>
              <table:table-cell office:value-type="float" office:value="24.1226">
                <text:p>24.1226</text:p>
              </table:table-cell>
              <table:table-cell office:value-type="float" office:value="24.5842">
                <text:p>24.58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59101">
                <text:p>0.859101</text:p>
              </table:table-cell>
              <table:table-cell office:value-type="float" office:value="26.9077">
                <text:p>26.9077</text:p>
              </table:table-cell>
              <table:table-cell office:value-type="float" office:value="27.1028">
                <text:p>27.1028</text:p>
              </table:table-cell>
              <table:table-cell office:value-type="float" office:value="26.5703">
                <text:p>26.5703</text:p>
              </table:table-cell>
              <table:table-cell office:value-type="float" office:value="26.6943">
                <text:p>26.6943</text:p>
              </table:table-cell>
              <table:table-cell office:value-type="float" office:value="26.233">
                <text:p>26.233</text:p>
              </table:table-cell>
              <table:table-cell office:value-type="float" office:value="26.292">
                <text:p>26.292</text:p>
              </table:table-cell>
              <table:table-cell office:value-type="float" office:value="25.1449">
                <text:p>25.1449</text:p>
              </table:table-cell>
              <table:table-cell office:value-type="float" office:value="25.8957">
                <text:p>25.8957</text:p>
              </table:table-cell>
              <table:table-cell office:value-type="float" office:value="24.8551">
                <text:p>24.8551</text:p>
              </table:table-cell>
              <table:table-cell office:value-type="float" office:value="25.5054">
                <text:p>25.5054</text:p>
              </table:table-cell>
              <table:table-cell office:value-type="float" office:value="24.5653">
                <text:p>24.5653</text:p>
              </table:table-cell>
              <table:table-cell office:value-type="float" office:value="25.121">
                <text:p>25.121</text:p>
              </table:table-cell>
              <table:table-cell office:value-type="float" office:value="24.2756">
                <text:p>24.2756</text:p>
              </table:table-cell>
              <table:table-cell office:value-type="float" office:value="24.7424">
                <text:p>24.74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60843">
                <text:p>0.860843</text:p>
              </table:table-cell>
              <table:table-cell office:value-type="float" office:value="26.9628">
                <text:p>26.9628</text:p>
              </table:table-cell>
              <table:table-cell office:value-type="float" office:value="27.1598">
                <text:p>27.1598</text:p>
              </table:table-cell>
              <table:table-cell office:value-type="float" office:value="26.6305">
                <text:p>26.6305</text:p>
              </table:table-cell>
              <table:table-cell office:value-type="float" office:value="26.7559">
                <text:p>26.7559</text:p>
              </table:table-cell>
              <table:table-cell office:value-type="float" office:value="26.2982">
                <text:p>26.2982</text:p>
              </table:table-cell>
              <table:table-cell office:value-type="float" office:value="26.358">
                <text:p>26.358</text:p>
              </table:table-cell>
              <table:table-cell office:value-type="float" office:value="25.2131">
                <text:p>25.2131</text:p>
              </table:table-cell>
              <table:table-cell office:value-type="float" office:value="25.9659">
                <text:p>25.9659</text:p>
              </table:table-cell>
              <table:table-cell office:value-type="float" office:value="24.9271">
                <text:p>24.9271</text:p>
              </table:table-cell>
              <table:table-cell office:value-type="float" office:value="25.5798">
                <text:p>25.5798</text:p>
              </table:table-cell>
              <table:table-cell office:value-type="float" office:value="24.641">
                <text:p>24.641</text:p>
              </table:table-cell>
              <table:table-cell office:value-type="float" office:value="25.1993">
                <text:p>25.1993</text:p>
              </table:table-cell>
              <table:table-cell office:value-type="float" office:value="24.355">
                <text:p>24.355</text:p>
              </table:table-cell>
              <table:table-cell office:value-type="float" office:value="24.8245">
                <text:p>24.82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61481">
                <text:p>0.861481</text:p>
              </table:table-cell>
              <table:table-cell office:value-type="float" office:value="26.7628">
                <text:p>26.7628</text:p>
              </table:table-cell>
              <table:table-cell office:value-type="float" office:value="26.9589">
                <text:p>26.9589</text:p>
              </table:table-cell>
              <table:table-cell office:value-type="float" office:value="26.4351">
                <text:p>26.4351</text:p>
              </table:table-cell>
              <table:table-cell office:value-type="float" office:value="26.5599">
                <text:p>26.5599</text:p>
              </table:table-cell>
              <table:table-cell office:value-type="float" office:value="26.1073">
                <text:p>26.1073</text:p>
              </table:table-cell>
              <table:table-cell office:value-type="float" office:value="26.1668">
                <text:p>26.1668</text:p>
              </table:table-cell>
              <table:table-cell office:value-type="float" office:value="25.0322">
                <text:p>25.0322</text:p>
              </table:table-cell>
              <table:table-cell office:value-type="float" office:value="25.7796">
                <text:p>25.7796</text:p>
              </table:table-cell>
              <table:table-cell office:value-type="float" office:value="24.7498">
                <text:p>24.7498</text:p>
              </table:table-cell>
              <table:table-cell office:value-type="float" office:value="25.398">
                <text:p>25.398</text:p>
              </table:table-cell>
              <table:table-cell office:value-type="float" office:value="24.4674">
                <text:p>24.4674</text:p>
              </table:table-cell>
              <table:table-cell office:value-type="float" office:value="25.0222">
                <text:p>25.0222</text:p>
              </table:table-cell>
              <table:table-cell office:value-type="float" office:value="24.1851">
                <text:p>24.1851</text:p>
              </table:table-cell>
              <table:table-cell office:value-type="float" office:value="24.6518">
                <text:p>24.65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62969">
                <text:p>0.862969</text:p>
              </table:table-cell>
              <table:table-cell office:value-type="float" office:value="26.7642">
                <text:p>26.7642</text:p>
              </table:table-cell>
              <table:table-cell office:value-type="float" office:value="26.9614">
                <text:p>26.9614</text:p>
              </table:table-cell>
              <table:table-cell office:value-type="float" office:value="26.4412">
                <text:p>26.4412</text:p>
              </table:table-cell>
              <table:table-cell office:value-type="float" office:value="26.567">
                <text:p>26.567</text:p>
              </table:table-cell>
              <table:table-cell office:value-type="float" office:value="26.1183">
                <text:p>26.1183</text:p>
              </table:table-cell>
              <table:table-cell office:value-type="float" office:value="26.1783">
                <text:p>26.1783</text:p>
              </table:table-cell>
              <table:table-cell office:value-type="float" office:value="25.0475">
                <text:p>25.0475</text:p>
              </table:table-cell>
              <table:table-cell office:value-type="float" office:value="25.7953">
                <text:p>25.7953</text:p>
              </table:table-cell>
              <table:table-cell office:value-type="float" office:value="24.7688">
                <text:p>24.7688</text:p>
              </table:table-cell>
              <table:table-cell office:value-type="float" office:value="25.418">
                <text:p>25.418</text:p>
              </table:table-cell>
              <table:table-cell office:value-type="float" office:value="24.4901">
                <text:p>24.4901</text:p>
              </table:table-cell>
              <table:table-cell office:value-type="float" office:value="25.0461">
                <text:p>25.0461</text:p>
              </table:table-cell>
              <table:table-cell office:value-type="float" office:value="24.2114">
                <text:p>24.2114</text:p>
              </table:table-cell>
              <table:table-cell office:value-type="float" office:value="24.6797">
                <text:p>24.67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67924">
                <text:p>0.867924</text:p>
              </table:table-cell>
              <table:table-cell office:value-type="float" office:value="26.924">
                <text:p>26.924</text:p>
              </table:table-cell>
              <table:table-cell office:value-type="float" office:value="27.1263">
                <text:p>27.1263</text:p>
              </table:table-cell>
              <table:table-cell office:value-type="float" office:value="26.6152">
                <text:p>26.6152</text:p>
              </table:table-cell>
              <table:table-cell office:value-type="float" office:value="26.7447">
                <text:p>26.7447</text:p>
              </table:table-cell>
              <table:table-cell office:value-type="float" office:value="26.3065">
                <text:p>26.3065</text:p>
              </table:table-cell>
              <table:table-cell office:value-type="float" office:value="26.3686">
                <text:p>26.3686</text:p>
              </table:table-cell>
              <table:table-cell office:value-type="float" office:value="25.244">
                <text:p>25.244</text:p>
              </table:table-cell>
              <table:table-cell office:value-type="float" office:value="25.9977">
                <text:p>25.9977</text:p>
              </table:table-cell>
              <table:table-cell office:value-type="float" office:value="24.976">
                <text:p>24.976</text:p>
              </table:table-cell>
              <table:table-cell office:value-type="float" office:value="25.632">
                <text:p>25.632</text:p>
              </table:table-cell>
              <table:table-cell office:value-type="float" office:value="24.708">
                <text:p>24.708</text:p>
              </table:table-cell>
              <table:table-cell office:value-type="float" office:value="25.2715">
                <text:p>25.2715</text:p>
              </table:table-cell>
              <table:table-cell office:value-type="float" office:value="24.44">
                <text:p>24.44</text:p>
              </table:table-cell>
              <table:table-cell office:value-type="float" office:value="24.9161">
                <text:p>24.91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6865">
                <text:p>0.86865</text:p>
              </table:table-cell>
              <table:table-cell office:value-type="float" office:value="26.8921">
                <text:p>26.8921</text:p>
              </table:table-cell>
              <table:table-cell office:value-type="float" office:value="27.0947">
                <text:p>27.0947</text:p>
              </table:table-cell>
              <table:table-cell office:value-type="float" office:value="26.586">
                <text:p>26.586</text:p>
              </table:table-cell>
              <table:table-cell office:value-type="float" office:value="26.7158">
                <text:p>26.7158</text:p>
              </table:table-cell>
              <table:table-cell office:value-type="float" office:value="26.28">
                <text:p>26.28</text:p>
              </table:table-cell>
              <table:table-cell office:value-type="float" office:value="26.3422">
                <text:p>26.3422</text:p>
              </table:table-cell>
              <table:table-cell office:value-type="float" office:value="25.2209">
                <text:p>25.2209</text:p>
              </table:table-cell>
              <table:table-cell office:value-type="float" office:value="25.9739">
                <text:p>25.9739</text:p>
              </table:table-cell>
              <table:table-cell office:value-type="float" office:value="24.955">
                <text:p>24.955</text:p>
              </table:table-cell>
              <table:table-cell office:value-type="float" office:value="25.6107">
                <text:p>25.6107</text:p>
              </table:table-cell>
              <table:table-cell office:value-type="float" office:value="24.6891">
                <text:p>24.6891</text:p>
              </table:table-cell>
              <table:table-cell office:value-type="float" office:value="25.2526">
                <text:p>25.2526</text:p>
              </table:table-cell>
              <table:table-cell office:value-type="float" office:value="24.4232">
                <text:p>24.4232</text:p>
              </table:table-cell>
              <table:table-cell office:value-type="float" office:value="24.8995">
                <text:p>24.89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71447">
                <text:p>0.871447</text:p>
              </table:table-cell>
              <table:table-cell office:value-type="float" office:value="27.0759">
                <text:p>27.0759</text:p>
              </table:table-cell>
              <table:table-cell office:value-type="float" office:value="27.282">
                <text:p>27.282</text:p>
              </table:table-cell>
              <table:table-cell office:value-type="float" office:value="26.7769">
                <text:p>26.7769</text:p>
              </table:table-cell>
              <table:table-cell office:value-type="float" office:value="26.9091">
                <text:p>26.9091</text:p>
              </table:table-cell>
              <table:table-cell office:value-type="float" office:value="26.4778">
                <text:p>26.4778</text:p>
              </table:table-cell>
              <table:table-cell office:value-type="float" office:value="26.5414">
                <text:p>26.5414</text:p>
              </table:table-cell>
              <table:table-cell office:value-type="float" office:value="25.4197">
                <text:p>25.4197</text:p>
              </table:table-cell>
              <table:table-cell office:value-type="float" office:value="26.1787">
                <text:p>26.1787</text:p>
              </table:table-cell>
              <table:table-cell office:value-type="float" office:value="25.1591">
                <text:p>25.1591</text:p>
              </table:table-cell>
              <table:table-cell office:value-type="float" office:value="25.8209">
                <text:p>25.8209</text:p>
              </table:table-cell>
              <table:table-cell office:value-type="float" office:value="24.8984">
                <text:p>24.8984</text:p>
              </table:table-cell>
              <table:table-cell office:value-type="float" office:value="25.4681">
                <text:p>25.4681</text:p>
              </table:table-cell>
              <table:table-cell office:value-type="float" office:value="24.6378">
                <text:p>24.6378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73534">
                <text:p>0.873534</text:p>
              </table:table-cell>
              <table:table-cell office:value-type="float" office:value="26.7538">
                <text:p>26.7538</text:p>
              </table:table-cell>
              <table:table-cell office:value-type="float" office:value="26.9588">
                <text:p>26.9588</text:p>
              </table:table-cell>
              <table:table-cell office:value-type="float" office:value="26.4649">
                <text:p>26.4649</text:p>
              </table:table-cell>
              <table:table-cell office:value-type="float" office:value="26.5968">
                <text:p>26.5968</text:p>
              </table:table-cell>
              <table:table-cell office:value-type="float" office:value="26.176">
                <text:p>26.176</text:p>
              </table:table-cell>
              <table:table-cell office:value-type="float" office:value="26.2396">
                <text:p>26.2396</text:p>
              </table:table-cell>
              <table:table-cell office:value-type="float" office:value="25.1367">
                <text:p>25.1367</text:p>
              </table:table-cell>
              <table:table-cell office:value-type="float" office:value="25.8872">
                <text:p>25.8872</text:p>
              </table:table-cell>
              <table:table-cell office:value-type="float" office:value="24.8843">
                <text:p>24.8843</text:p>
              </table:table-cell>
              <table:table-cell office:value-type="float" office:value="25.5395">
                <text:p>25.5395</text:p>
              </table:table-cell>
              <table:table-cell office:value-type="float" office:value="24.632">
                <text:p>24.632</text:p>
              </table:table-cell>
              <table:table-cell office:value-type="float" office:value="25.1965">
                <text:p>25.1965</text:p>
              </table:table-cell>
              <table:table-cell office:value-type="float" office:value="24.3797">
                <text:p>24.3797</text:p>
              </table:table-cell>
              <table:table-cell office:value-type="float" office:value="24.8582">
                <text:p>24.85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7777">
                <text:p>0.87777</text:p>
              </table:table-cell>
              <table:table-cell office:value-type="float" office:value="26.7503">
                <text:p>26.7503</text:p>
              </table:table-cell>
              <table:table-cell office:value-type="float" office:value="26.9582">
                <text:p>26.9582</text:p>
              </table:table-cell>
              <table:table-cell office:value-type="float" office:value="26.4749">
                <text:p>26.4749</text:p>
              </table:table-cell>
              <table:table-cell office:value-type="float" office:value="26.6091">
                <text:p>26.6091</text:p>
              </table:table-cell>
              <table:table-cell office:value-type="float" office:value="26.1996">
                <text:p>26.1996</text:p>
              </table:table-cell>
              <table:table-cell office:value-type="float" office:value="26.2644">
                <text:p>26.2644</text:p>
              </table:table-cell>
              <table:table-cell office:value-type="float" office:value="25.1726">
                <text:p>25.1726</text:p>
              </table:table-cell>
              <table:table-cell office:value-type="float" office:value="25.9242">
                <text:p>25.9242</text:p>
              </table:table-cell>
              <table:table-cell office:value-type="float" office:value="24.9309">
                <text:p>24.9309</text:p>
              </table:table-cell>
              <table:table-cell office:value-type="float" office:value="25.5884">
                <text:p>25.5884</text:p>
              </table:table-cell>
              <table:table-cell office:value-type="float" office:value="24.6892">
                <text:p>24.6892</text:p>
              </table:table-cell>
              <table:table-cell office:value-type="float" office:value="25.257">
                <text:p>25.257</text:p>
              </table:table-cell>
              <table:table-cell office:value-type="float" office:value="24.4475">
                <text:p>24.4475</text:p>
              </table:table-cell>
              <table:table-cell office:value-type="float" office:value="24.9299">
                <text:p>24.92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80769">
                <text:p>0.880769</text:p>
              </table:table-cell>
              <table:table-cell office:value-type="float" office:value="27.3071">
                <text:p>27.3071</text:p>
              </table:table-cell>
              <table:table-cell office:value-type="float" office:value="27.5214">
                <text:p>27.5214</text:p>
              </table:table-cell>
              <table:table-cell office:value-type="float" office:value="27.0357">
                <text:p>27.0357</text:p>
              </table:table-cell>
              <table:table-cell office:value-type="float" office:value="27.1742">
                <text:p>27.1742</text:p>
              </table:table-cell>
              <table:table-cell office:value-type="float" office:value="26.7643">
                <text:p>26.7643</text:p>
              </table:table-cell>
              <table:table-cell office:value-type="float" office:value="26.8314">
                <text:p>26.8314</text:p>
              </table:table-cell>
              <table:table-cell office:value-type="float" office:value="25.7248">
                <text:p>25.7248</text:p>
              </table:table-cell>
              <table:table-cell office:value-type="float" office:value="26.4929">
                <text:p>26.4929</text:p>
              </table:table-cell>
              <table:table-cell office:value-type="float" office:value="25.4857">
                <text:p>25.4857</text:p>
              </table:table-cell>
              <table:table-cell office:value-type="float" office:value="26.1586">
                <text:p>26.1586</text:p>
              </table:table-cell>
              <table:table-cell office:value-type="float" office:value="25.2466">
                <text:p>25.2466</text:p>
              </table:table-cell>
              <table:table-cell office:value-type="float" office:value="25.8286">
                <text:p>25.8286</text:p>
              </table:table-cell>
              <table:table-cell office:value-type="float" office:value="25.0076">
                <text:p>25.0076</text:p>
              </table:table-cell>
              <table:table-cell office:value-type="float" office:value="25.5028">
                <text:p>25.50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83078">
                <text:p>0.883078</text:p>
              </table:table-cell>
              <table:table-cell office:value-type="float" office:value="26.8487">
                <text:p>26.8487</text:p>
              </table:table-cell>
              <table:table-cell office:value-type="float" office:value="27.0608">
                <text:p>27.0608</text:p>
              </table:table-cell>
              <table:table-cell office:value-type="float" office:value="26.5891">
                <text:p>26.5891</text:p>
              </table:table-cell>
              <table:table-cell office:value-type="float" office:value="26.7264">
                <text:p>26.7264</text:p>
              </table:table-cell>
              <table:table-cell office:value-type="float" office:value="26.3295">
                <text:p>26.3295</text:p>
              </table:table-cell>
              <table:table-cell office:value-type="float" office:value="26.3961">
                <text:p>26.3961</text:p>
              </table:table-cell>
              <table:table-cell office:value-type="float" office:value="25.3141">
                <text:p>25.3141</text:p>
              </table:table-cell>
              <table:table-cell office:value-type="float" office:value="26.0699">
                <text:p>26.0699</text:p>
              </table:table-cell>
              <table:table-cell office:value-type="float" office:value="25.0849">
                <text:p>25.0849</text:p>
              </table:table-cell>
              <table:table-cell office:value-type="float" office:value="25.7478">
                <text:p>25.7478</text:p>
              </table:table-cell>
              <table:table-cell office:value-type="float" office:value="24.8556">
                <text:p>24.8556</text:p>
              </table:table-cell>
              <table:table-cell office:value-type="float" office:value="25.4296">
                <text:p>25.4296</text:p>
              </table:table-cell>
              <table:table-cell office:value-type="float" office:value="24.6264">
                <text:p>24.6264</text:p>
              </table:table-cell>
              <table:table-cell office:value-type="float" office:value="25.1154">
                <text:p>25.11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84844">
                <text:p>0.884844</text:p>
              </table:table-cell>
              <table:table-cell office:value-type="float" office:value="27.1497">
                <text:p>27.1497</text:p>
              </table:table-cell>
              <table:table-cell office:value-type="float" office:value="27.3653">
                <text:p>27.3653</text:p>
              </table:table-cell>
              <table:table-cell office:value-type="float" office:value="26.8928">
                <text:p>26.8928</text:p>
              </table:table-cell>
              <table:table-cell office:value-type="float" office:value="27.0325">
                <text:p>27.0325</text:p>
              </table:table-cell>
              <table:table-cell office:value-type="float" office:value="26.636">
                <text:p>26.636</text:p>
              </table:table-cell>
              <table:table-cell office:value-type="float" office:value="26.7038">
                <text:p>26.7038</text:p>
              </table:table-cell>
              <table:table-cell office:value-type="float" office:value="25.6143">
                <text:p>25.6143</text:p>
              </table:table-cell>
              <table:table-cell office:value-type="float" office:value="26.3791">
                <text:p>26.3791</text:p>
              </table:table-cell>
              <table:table-cell office:value-type="float" office:value="25.387">
                <text:p>25.387</text:p>
              </table:table-cell>
              <table:table-cell office:value-type="float" office:value="26.0583">
                <text:p>26.0583</text:p>
              </table:table-cell>
              <table:table-cell office:value-type="float" office:value="25.1597">
                <text:p>25.1597</text:p>
              </table:table-cell>
              <table:table-cell office:value-type="float" office:value="25.7415">
                <text:p>25.7415</text:p>
              </table:table-cell>
              <table:table-cell office:value-type="float" office:value="24.9324">
                <text:p>24.9324</text:p>
              </table:table-cell>
              <table:table-cell office:value-type="float" office:value="25.4284">
                <text:p>25.42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86918">
                <text:p>0.886918</text:p>
              </table:table-cell>
              <table:table-cell office:value-type="float" office:value="26.8052">
                <text:p>26.8052</text:p>
              </table:table-cell>
              <table:table-cell office:value-type="float" office:value="27.0193">
                <text:p>27.0193</text:p>
              </table:table-cell>
              <table:table-cell office:value-type="float" office:value="26.5581">
                <text:p>26.5581</text:p>
              </table:table-cell>
              <table:table-cell office:value-type="float" office:value="26.697">
                <text:p>26.697</text:p>
              </table:table-cell>
              <table:table-cell office:value-type="float" office:value="26.311">
                <text:p>26.311</text:p>
              </table:table-cell>
              <table:table-cell office:value-type="float" office:value="26.3785">
                <text:p>26.3785</text:p>
              </table:table-cell>
              <table:table-cell office:value-type="float" office:value="25.3082">
                <text:p>25.3082</text:p>
              </table:table-cell>
              <table:table-cell office:value-type="float" office:value="26.0639">
                <text:p>26.0639</text:p>
              </table:table-cell>
              <table:table-cell office:value-type="float" office:value="25.0891">
                <text:p>25.0891</text:p>
              </table:table-cell>
              <table:table-cell office:value-type="float" office:value="25.753">
                <text:p>25.753</text:p>
              </table:table-cell>
              <table:table-cell office:value-type="float" office:value="24.8699">
                <text:p>24.8699</text:p>
              </table:table-cell>
              <table:table-cell office:value-type="float" office:value="25.4458">
                <text:p>25.4458</text:p>
              </table:table-cell>
              <table:table-cell office:value-type="float" office:value="24.6507">
                <text:p>24.6507</text:p>
              </table:table-cell>
              <table:table-cell office:value-type="float" office:value="25.1422">
                <text:p>25.14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011">
                <text:p>0.89011</text:p>
              </table:table-cell>
              <table:table-cell office:value-type="float" office:value="27.2556">
                <text:p>27.2556</text:p>
              </table:table-cell>
              <table:table-cell office:value-type="float" office:value="27.4751">
                <text:p>27.4751</text:p>
              </table:table-cell>
              <table:table-cell office:value-type="float" office:value="27.0144">
                <text:p>27.0144</text:p>
              </table:table-cell>
              <table:table-cell office:value-type="float" office:value="27.1571">
                <text:p>27.1571</text:p>
              </table:table-cell>
              <table:table-cell office:value-type="float" office:value="26.7733">
                <text:p>26.7733</text:p>
              </table:table-cell>
              <table:table-cell office:value-type="float" office:value="26.8428">
                <text:p>26.8428</text:p>
              </table:table-cell>
              <table:table-cell office:value-type="float" office:value="25.7629">
                <text:p>25.7629</text:p>
              </table:table-cell>
              <table:table-cell office:value-type="float" office:value="26.5322">
                <text:p>26.5322</text:p>
              </table:table-cell>
              <table:table-cell office:value-type="float" office:value="25.5483">
                <text:p>25.5483</text:p>
              </table:table-cell>
              <table:table-cell office:value-type="float" office:value="26.2251">
                <text:p>26.2251</text:p>
              </table:table-cell>
              <table:table-cell office:value-type="float" office:value="25.3337">
                <text:p>25.3337</text:p>
              </table:table-cell>
              <table:table-cell office:value-type="float" office:value="25.9216">
                <text:p>25.9216</text:p>
              </table:table-cell>
              <table:table-cell office:value-type="float" office:value="25.119">
                <text:p>25.119</text:p>
              </table:table-cell>
              <table:table-cell office:value-type="float" office:value="25.6216">
                <text:p>25.62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93016">
                <text:p>0.893016</text:p>
              </table:table-cell>
              <table:table-cell office:value-type="float" office:value="26.9726">
                <text:p>26.9726</text:p>
              </table:table-cell>
              <table:table-cell office:value-type="float" office:value="27.1915">
                <text:p>27.1915</text:p>
              </table:table-cell>
              <table:table-cell office:value-type="float" office:value="26.7431">
                <text:p>26.7431</text:p>
              </table:table-cell>
              <table:table-cell office:value-type="float" office:value="26.8856">
                <text:p>26.8856</text:p>
              </table:table-cell>
              <table:table-cell office:value-type="float" office:value="26.5135">
                <text:p>26.5135</text:p>
              </table:table-cell>
              <table:table-cell office:value-type="float" office:value="26.5831">
                <text:p>26.5831</text:p>
              </table:table-cell>
              <table:table-cell office:value-type="float" office:value="25.5219">
                <text:p>25.5219</text:p>
              </table:table-cell>
              <table:table-cell office:value-type="float" office:value="26.284">
                <text:p>26.284</text:p>
              </table:table-cell>
              <table:table-cell office:value-type="float" office:value="25.3169">
                <text:p>25.3169</text:p>
              </table:table-cell>
              <table:table-cell office:value-type="float" office:value="25.9882">
                <text:p>25.9882</text:p>
              </table:table-cell>
              <table:table-cell office:value-type="float" office:value="25.1119">
                <text:p>25.1119</text:p>
              </table:table-cell>
              <table:table-cell office:value-type="float" office:value="25.6958">
                <text:p>25.6958</text:p>
              </table:table-cell>
              <table:table-cell office:value-type="float" office:value="24.907">
                <text:p>24.907</text:p>
              </table:table-cell>
              <table:table-cell office:value-type="float" office:value="25.4067">
                <text:p>25.40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98385">
                <text:p>0.898385</text:p>
              </table:table-cell>
              <table:table-cell office:value-type="float" office:value="27.4608">
                <text:p>27.4608</text:p>
              </table:table-cell>
              <table:table-cell office:value-type="float" office:value="27.6865">
                <text:p>27.6865</text:p>
              </table:table-cell>
              <table:table-cell office:value-type="float" office:value="27.244">
                <text:p>27.244</text:p>
              </table:table-cell>
              <table:table-cell office:value-type="float" office:value="27.3914">
                <text:p>27.3914</text:p>
              </table:table-cell>
              <table:table-cell office:value-type="float" office:value="27.0273">
                <text:p>27.0273</text:p>
              </table:table-cell>
              <table:table-cell office:value-type="float" office:value="27.0994">
                <text:p>27.0994</text:p>
              </table:table-cell>
              <table:table-cell office:value-type="float" office:value="26.0333">
                <text:p>26.0333</text:p>
              </table:table-cell>
              <table:table-cell office:value-type="float" office:value="26.8106">
                <text:p>26.8106</text:p>
              </table:table-cell>
              <table:table-cell office:value-type="float" office:value="25.8386">
                <text:p>25.8386</text:p>
              </table:table-cell>
              <table:table-cell office:value-type="float" office:value="26.5248">
                <text:p>26.5248</text:p>
              </table:table-cell>
              <table:table-cell office:value-type="float" office:value="25.6439">
                <text:p>25.6439</text:p>
              </table:table-cell>
              <table:table-cell office:value-type="float" office:value="26.2421">
                <text:p>26.2421</text:p>
              </table:table-cell>
              <table:table-cell office:value-type="float" office:value="25.4492">
                <text:p>25.4492</text:p>
              </table:table-cell>
              <table:table-cell office:value-type="float" office:value="25.9624">
                <text:p>25.96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01391">
                <text:p>0.901391</text:p>
              </table:table-cell>
              <table:table-cell office:value-type="float" office:value="27.53">
                <text:p>27.53</text:p>
              </table:table-cell>
              <table:table-cell office:value-type="float" office:value="27.7578">
                <text:p>27.7578</text:p>
              </table:table-cell>
              <table:table-cell office:value-type="float" office:value="27.3222">
                <text:p>27.3222</text:p>
              </table:table-cell>
              <table:table-cell office:value-type="float" office:value="27.4711">
                <text:p>27.4711</text:p>
              </table:table-cell>
              <table:table-cell office:value-type="float" office:value="27.1144">
                <text:p>27.1144</text:p>
              </table:table-cell>
              <table:table-cell office:value-type="float" office:value="27.1874">
                <text:p>27.1874</text:p>
              </table:table-cell>
              <table:table-cell office:value-type="float" office:value="26.1265">
                <text:p>26.1265</text:p>
              </table:table-cell>
              <table:table-cell office:value-type="float" office:value="26.9066">
                <text:p>26.9066</text:p>
              </table:table-cell>
              <table:table-cell office:value-type="float" office:value="25.9392">
                <text:p>25.9392</text:p>
              </table:table-cell>
              <table:table-cell office:value-type="float" office:value="26.6287">
                <text:p>26.6287</text:p>
              </table:table-cell>
              <table:table-cell office:value-type="float" office:value="25.7519">
                <text:p>25.7519</text:p>
              </table:table-cell>
              <table:table-cell office:value-type="float" office:value="26.3537">
                <text:p>26.3537</text:p>
              </table:table-cell>
              <table:table-cell office:value-type="float" office:value="25.5645">
                <text:p>25.5645</text:p>
              </table:table-cell>
              <table:table-cell office:value-type="float" office:value="26.0815">
                <text:p>26.08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01989">
                <text:p>0.901989</text:p>
              </table:table-cell>
              <table:table-cell office:value-type="float" office:value="27.354">
                <text:p>27.354</text:p>
              </table:table-cell>
              <table:table-cell office:value-type="float" office:value="27.5806">
                <text:p>27.5806</text:p>
              </table:table-cell>
              <table:table-cell office:value-type="float" office:value="27.1494">
                <text:p>27.1494</text:p>
              </table:table-cell>
              <table:table-cell office:value-type="float" office:value="27.2976">
                <text:p>27.2976</text:p>
              </table:table-cell>
              <table:table-cell office:value-type="float" office:value="26.9448">
                <text:p>26.9448</text:p>
              </table:table-cell>
              <table:table-cell office:value-type="float" office:value="27.0174">
                <text:p>27.0174</text:p>
              </table:table-cell>
              <table:table-cell office:value-type="float" office:value="25.9649">
                <text:p>25.9649</text:p>
              </table:table-cell>
              <table:table-cell office:value-type="float" office:value="26.7402">
                <text:p>26.7402</text:p>
              </table:table-cell>
              <table:table-cell office:value-type="float" office:value="25.7803">
                <text:p>25.7803</text:p>
              </table:table-cell>
              <table:table-cell office:value-type="float" office:value="26.4657">
                <text:p>26.4657</text:p>
              </table:table-cell>
              <table:table-cell office:value-type="float" office:value="25.5958">
                <text:p>25.5958</text:p>
              </table:table-cell>
              <table:table-cell office:value-type="float" office:value="26.1941">
                <text:p>26.1941</text:p>
              </table:table-cell>
              <table:table-cell office:value-type="float" office:value="25.4112">
                <text:p>25.4112</text:p>
              </table:table-cell>
              <table:table-cell office:value-type="float" office:value="25.9253">
                <text:p>25.92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07135">
                <text:p>0.907135</text:p>
              </table:table-cell>
              <table:table-cell office:value-type="float" office:value="27.2716">
                <text:p>27.2716</text:p>
              </table:table-cell>
              <table:table-cell office:value-type="float" office:value="27.4999">
                <text:p>27.4999</text:p>
              </table:table-cell>
              <table:table-cell office:value-type="float" office:value="27.0836">
                <text:p>27.0836</text:p>
              </table:table-cell>
              <table:table-cell office:value-type="float" office:value="27.2332">
                <text:p>27.2332</text:p>
              </table:table-cell>
              <table:table-cell office:value-type="float" office:value="26.8955">
                <text:p>26.8955</text:p>
              </table:table-cell>
              <table:table-cell office:value-type="float" office:value="26.9691">
                <text:p>26.9691</text:p>
              </table:table-cell>
              <table:table-cell office:value-type="float" office:value="25.9332">
                <text:p>25.9332</text:p>
              </table:table-cell>
              <table:table-cell office:value-type="float" office:value="26.7075">
                <text:p>26.7075</text:p>
              </table:table-cell>
              <table:table-cell office:value-type="float" office:value="25.7626">
                <text:p>25.7626</text:p>
              </table:table-cell>
              <table:table-cell office:value-type="float" office:value="26.4485">
                <text:p>26.4485</text:p>
              </table:table-cell>
              <table:table-cell office:value-type="float" office:value="25.592">
                <text:p>25.592</text:p>
              </table:table-cell>
              <table:table-cell office:value-type="float" office:value="26.1919">
                <text:p>26.1919</text:p>
              </table:table-cell>
              <table:table-cell office:value-type="float" office:value="25.4214">
                <text:p>25.4214</text:p>
              </table:table-cell>
              <table:table-cell office:value-type="float" office:value="25.9379">
                <text:p>25.93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08665">
                <text:p>0.908665</text:p>
              </table:table-cell>
              <table:table-cell office:value-type="float" office:value="27.3028">
                <text:p>27.3028</text:p>
              </table:table-cell>
              <table:table-cell office:value-type="float" office:value="27.532">
                <text:p>27.532</text:p>
              </table:table-cell>
              <table:table-cell office:value-type="float" office:value="27.1193">
                <text:p>27.1193</text:p>
              </table:table-cell>
              <table:table-cell office:value-type="float" office:value="27.2696">
                <text:p>27.2696</text:p>
              </table:table-cell>
              <table:table-cell office:value-type="float" office:value="26.9357">
                <text:p>26.9357</text:p>
              </table:table-cell>
              <table:table-cell office:value-type="float" office:value="27.0097">
                <text:p>27.0097</text:p>
              </table:table-cell>
              <table:table-cell office:value-type="float" office:value="25.9766">
                <text:p>25.9766</text:p>
              </table:table-cell>
              <table:table-cell office:value-type="float" office:value="26.7522">
                <text:p>26.7522</text:p>
              </table:table-cell>
              <table:table-cell office:value-type="float" office:value="25.8098">
                <text:p>25.8098</text:p>
              </table:table-cell>
              <table:table-cell office:value-type="float" office:value="26.4972">
                <text:p>26.4972</text:p>
              </table:table-cell>
              <table:table-cell office:value-type="float" office:value="25.643">
                <text:p>25.643</text:p>
              </table:table-cell>
              <table:table-cell office:value-type="float" office:value="26.2446">
                <text:p>26.2446</text:p>
              </table:table-cell>
              <table:table-cell office:value-type="float" office:value="25.4762">
                <text:p>25.4762</text:p>
              </table:table-cell>
              <table:table-cell office:value-type="float" office:value="25.9944">
                <text:p>25.99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06889">
                <text:p>0.906889</text:p>
              </table:table-cell>
              <table:table-cell office:value-type="float" office:value="27.136">
                <text:p>27.136</text:p>
              </table:table-cell>
              <table:table-cell office:value-type="float" office:value="27.363">
                <text:p>27.363</text:p>
              </table:table-cell>
              <table:table-cell office:value-type="float" office:value="26.9481">
                <text:p>26.9481</text:p>
              </table:table-cell>
              <table:table-cell office:value-type="float" office:value="27.0969">
                <text:p>27.0969</text:p>
              </table:table-cell>
              <table:table-cell office:value-type="float" office:value="26.7602">
                <text:p>26.7602</text:p>
              </table:table-cell>
              <table:table-cell office:value-type="float" office:value="26.8333">
                <text:p>26.8333</text:p>
              </table:table-cell>
              <table:table-cell office:value-type="float" office:value="25.802">
                <text:p>25.802</text:p>
              </table:table-cell>
              <table:table-cell office:value-type="float" office:value="26.5724">
                <text:p>26.5724</text:p>
              </table:table-cell>
              <table:table-cell office:value-type="float" office:value="25.6316">
                <text:p>25.6316</text:p>
              </table:table-cell>
              <table:table-cell office:value-type="float" office:value="26.3139">
                <text:p>26.3139</text:p>
              </table:table-cell>
              <table:table-cell office:value-type="float" office:value="25.4612">
                <text:p>25.4612</text:p>
              </table:table-cell>
              <table:table-cell office:value-type="float" office:value="26.058">
                <text:p>26.058</text:p>
              </table:table-cell>
              <table:table-cell office:value-type="float" office:value="25.2908">
                <text:p>25.2908</text:p>
              </table:table-cell>
              <table:table-cell office:value-type="float" office:value="25.8046">
                <text:p>25.80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13995">
                <text:p>0.913995</text:p>
              </table:table-cell>
              <table:table-cell office:value-type="float" office:value="27.3913">
                <text:p>27.3913</text:p>
              </table:table-cell>
              <table:table-cell office:value-type="float" office:value="27.6235">
                <text:p>27.6235</text:p>
              </table:table-cell>
              <table:table-cell office:value-type="float" office:value="27.2236">
                <text:p>27.2236</text:p>
              </table:table-cell>
              <table:table-cell office:value-type="float" office:value="27.3761">
                <text:p>27.3761</text:p>
              </table:table-cell>
              <table:table-cell office:value-type="float" office:value="27.0559">
                <text:p>27.0559</text:p>
              </table:table-cell>
              <table:table-cell office:value-type="float" office:value="27.1311">
                <text:p>27.1311</text:p>
              </table:table-cell>
              <table:table-cell office:value-type="float" office:value="26.1086">
                <text:p>26.1086</text:p>
              </table:table-cell>
              <table:table-cell office:value-type="float" office:value="26.8882">
                <text:p>26.8882</text:p>
              </table:table-cell>
              <table:table-cell office:value-type="float" office:value="25.9553">
                <text:p>25.9553</text:p>
              </table:table-cell>
              <table:table-cell office:value-type="float" office:value="26.6474">
                <text:p>26.6474</text:p>
              </table:table-cell>
              <table:table-cell office:value-type="float" office:value="25.802">
                <text:p>25.802</text:p>
              </table:table-cell>
              <table:table-cell office:value-type="float" office:value="26.4089">
                <text:p>26.4089</text:p>
              </table:table-cell>
              <table:table-cell office:value-type="float" office:value="25.6487">
                <text:p>25.6487</text:p>
              </table:table-cell>
              <table:table-cell office:value-type="float" office:value="26.1724">
                <text:p>26.17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14493">
                <text:p>0.914493</text:p>
              </table:table-cell>
              <table:table-cell office:value-type="float" office:value="27.7005">
                <text:p>27.7005</text:p>
              </table:table-cell>
              <table:table-cell office:value-type="float" office:value="27.9355">
                <text:p>27.9355</text:p>
              </table:table-cell>
              <table:table-cell office:value-type="float" office:value="27.5324">
                <text:p>27.5324</text:p>
              </table:table-cell>
              <table:table-cell office:value-type="float" office:value="27.6869">
                <text:p>27.6869</text:p>
              </table:table-cell>
              <table:table-cell office:value-type="float" office:value="27.3644">
                <text:p>27.3644</text:p>
              </table:table-cell>
              <table:table-cell office:value-type="float" office:value="27.4405">
                <text:p>27.4405</text:p>
              </table:table-cell>
              <table:table-cell office:value-type="float" office:value="26.4078">
                <text:p>26.4078</text:p>
              </table:table-cell>
              <table:table-cell office:value-type="float" office:value="27.1963">
                <text:p>27.1963</text:p>
              </table:table-cell>
              <table:table-cell office:value-type="float" office:value="26.2541">
                <text:p>26.2541</text:p>
              </table:table-cell>
              <table:table-cell office:value-type="float" office:value="26.9543">
                <text:p>26.9543</text:p>
              </table:table-cell>
              <table:table-cell office:value-type="float" office:value="26.1004">
                <text:p>26.1004</text:p>
              </table:table-cell>
              <table:table-cell office:value-type="float" office:value="26.7144">
                <text:p>26.7144</text:p>
              </table:table-cell>
              <table:table-cell office:value-type="float" office:value="25.9467">
                <text:p>25.9467</text:p>
              </table:table-cell>
              <table:table-cell office:value-type="float" office:value="26.4767">
                <text:p>26.47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15836">
                <text:p>0.915836</text:p>
              </table:table-cell>
              <table:table-cell office:value-type="float" office:value="27.4963">
                <text:p>27.4963</text:p>
              </table:table-cell>
              <table:table-cell office:value-type="float" office:value="27.73">
                <text:p>27.73</text:p>
              </table:table-cell>
              <table:table-cell office:value-type="float" office:value="27.3336">
                <text:p>27.3336</text:p>
              </table:table-cell>
              <table:table-cell office:value-type="float" office:value="27.4873">
                <text:p>27.4873</text:p>
              </table:table-cell>
              <table:table-cell office:value-type="float" office:value="27.1709">
                <text:p>27.1709</text:p>
              </table:table-cell>
              <table:table-cell office:value-type="float" office:value="27.2467">
                <text:p>27.2467</text:p>
              </table:table-cell>
              <table:table-cell office:value-type="float" office:value="26.2252">
                <text:p>26.2252</text:p>
              </table:table-cell>
              <table:table-cell office:value-type="float" office:value="27.0082">
                <text:p>27.0082</text:p>
              </table:table-cell>
              <table:table-cell office:value-type="float" office:value="26.0761">
                <text:p>26.0761</text:p>
              </table:table-cell>
              <table:table-cell office:value-type="float" office:value="26.7718">
                <text:p>26.7718</text:p>
              </table:table-cell>
              <table:table-cell office:value-type="float" office:value="25.9271">
                <text:p>25.9271</text:p>
              </table:table-cell>
              <table:table-cell office:value-type="float" office:value="26.5374">
                <text:p>26.5374</text:p>
              </table:table-cell>
              <table:table-cell office:value-type="float" office:value="25.7781">
                <text:p>25.7781</text:p>
              </table:table-cell>
              <table:table-cell office:value-type="float" office:value="26.3051">
                <text:p>26.30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19858">
                <text:p>0.919858</text:p>
              </table:table-cell>
              <table:table-cell office:value-type="float" office:value="27.3176">
                <text:p>27.3176</text:p>
              </table:table-cell>
              <table:table-cell office:value-type="float" office:value="27.5512">
                <text:p>27.5512</text:p>
              </table:table-cell>
              <table:table-cell office:value-type="float" office:value="27.1682">
                <text:p>27.1682</text:p>
              </table:table-cell>
              <table:table-cell office:value-type="float" office:value="27.322">
                <text:p>27.322</text:p>
              </table:table-cell>
              <table:table-cell office:value-type="float" office:value="27.0187">
                <text:p>27.0187</text:p>
              </table:table-cell>
              <table:table-cell office:value-type="float" office:value="27.0947">
                <text:p>27.0947</text:p>
              </table:table-cell>
              <table:table-cell office:value-type="float" office:value="26.0903">
                <text:p>26.0903</text:p>
              </table:table-cell>
              <table:table-cell office:value-type="float" office:value="26.8693">
                <text:p>26.8693</text:p>
              </table:table-cell>
              <table:table-cell office:value-type="float" office:value="25.9529">
                <text:p>25.9529</text:p>
              </table:table-cell>
              <table:table-cell office:value-type="float" office:value="26.6458">
                <text:p>26.6458</text:p>
              </table:table-cell>
              <table:table-cell office:value-type="float" office:value="25.8155">
                <text:p>25.8155</text:p>
              </table:table-cell>
              <table:table-cell office:value-type="float" office:value="26.4242">
                <text:p>26.4242</text:p>
              </table:table-cell>
              <table:table-cell office:value-type="float" office:value="25.678">
                <text:p>25.678</text:p>
              </table:table-cell>
              <table:table-cell office:value-type="float" office:value="26.2043">
                <text:p>26.20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22761">
                <text:p>0.922761</text:p>
              </table:table-cell>
              <table:table-cell office:value-type="float" office:value="27.8246">
                <text:p>27.8246</text:p>
              </table:table-cell>
              <table:table-cell office:value-type="float" office:value="28.0635">
                <text:p>28.0635</text:p>
              </table:table-cell>
              <table:table-cell office:value-type="float" office:value="27.6813">
                <text:p>27.6813</text:p>
              </table:table-cell>
              <table:table-cell office:value-type="float" office:value="27.8389">
                <text:p>27.8389</text:p>
              </table:table-cell>
              <table:table-cell office:value-type="float" office:value="27.5381">
                <text:p>27.5381</text:p>
              </table:table-cell>
              <table:table-cell office:value-type="float" office:value="27.616">
                <text:p>27.616</text:p>
              </table:table-cell>
              <table:table-cell office:value-type="float" office:value="26.6006">
                <text:p>26.6006</text:p>
              </table:table-cell>
              <table:table-cell office:value-type="float" office:value="27.3949">
                <text:p>27.3949</text:p>
              </table:table-cell>
              <table:table-cell office:value-type="float" office:value="26.4684">
                <text:p>26.4684</text:p>
              </table:table-cell>
              <table:table-cell office:value-type="float" office:value="27.1755">
                <text:p>27.1755</text:p>
              </table:table-cell>
              <table:table-cell office:value-type="float" office:value="26.3363">
                <text:p>26.3363</text:p>
              </table:table-cell>
              <table:table-cell office:value-type="float" office:value="26.958">
                <text:p>26.958</text:p>
              </table:table-cell>
              <table:table-cell office:value-type="float" office:value="26.2041">
                <text:p>26.2041</text:p>
              </table:table-cell>
              <table:table-cell office:value-type="float" office:value="26.7421">
                <text:p>26.74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25885">
                <text:p>0.925885</text:p>
              </table:table-cell>
              <table:table-cell office:value-type="float" office:value="27.925">
                <text:p>27.925</text:p>
              </table:table-cell>
              <table:table-cell office:value-type="float" office:value="28.1658">
                <text:p>28.1658</text:p>
              </table:table-cell>
              <table:table-cell office:value-type="float" office:value="27.7908">
                <text:p>27.7908</text:p>
              </table:table-cell>
              <table:table-cell office:value-type="float" office:value="27.9498">
                <text:p>27.9498</text:p>
              </table:table-cell>
              <table:table-cell office:value-type="float" office:value="27.6567">
                <text:p>27.6567</text:p>
              </table:table-cell>
              <table:table-cell office:value-type="float" office:value="27.7353">
                <text:p>27.7353</text:p>
              </table:table-cell>
              <table:table-cell office:value-type="float" office:value="26.7247">
                <text:p>26.7247</text:p>
              </table:table-cell>
              <table:table-cell office:value-type="float" office:value="27.5226">
                <text:p>27.5226</text:p>
              </table:table-cell>
              <table:table-cell office:value-type="float" office:value="26.6005">
                <text:p>26.6005</text:p>
              </table:table-cell>
              <table:table-cell office:value-type="float" office:value="27.3115">
                <text:p>27.3115</text:p>
              </table:table-cell>
              <table:table-cell office:value-type="float" office:value="26.4763">
                <text:p>26.4763</text:p>
              </table:table-cell>
              <table:table-cell office:value-type="float" office:value="27.102">
                <text:p>27.102</text:p>
              </table:table-cell>
              <table:table-cell office:value-type="float" office:value="26.3521">
                <text:p>26.3521</text:p>
              </table:table-cell>
              <table:table-cell office:value-type="float" office:value="26.8941">
                <text:p>26.89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3207">
                <text:p>0.93207</text:p>
              </table:table-cell>
              <table:table-cell office:value-type="float" office:value="27.939">
                <text:p>27.939</text:p>
              </table:table-cell>
              <table:table-cell office:value-type="float" office:value="28.1817">
                <text:p>28.1817</text:p>
              </table:table-cell>
              <table:table-cell office:value-type="float" office:value="27.8237">
                <text:p>27.8237</text:p>
              </table:table-cell>
              <table:table-cell office:value-type="float" office:value="27.9841">
                <text:p>27.9841</text:p>
              </table:table-cell>
              <table:table-cell office:value-type="float" office:value="27.7084">
                <text:p>27.7084</text:p>
              </table:table-cell>
              <table:table-cell office:value-type="float" office:value="27.788">
                <text:p>27.788</text:p>
              </table:table-cell>
              <table:table-cell office:value-type="float" office:value="26.7932">
                <text:p>26.7932</text:p>
              </table:table-cell>
              <table:table-cell office:value-type="float" office:value="27.5932">
                <text:p>27.5932</text:p>
              </table:table-cell>
              <table:table-cell office:value-type="float" office:value="26.6857">
                <text:p>26.6857</text:p>
              </table:table-cell>
              <table:table-cell office:value-type="float" office:value="27.3997">
                <text:p>27.3997</text:p>
              </table:table-cell>
              <table:table-cell office:value-type="float" office:value="26.5783">
                <text:p>26.5783</text:p>
              </table:table-cell>
              <table:table-cell office:value-type="float" office:value="27.2077">
                <text:p>27.2077</text:p>
              </table:table-cell>
              <table:table-cell office:value-type="float" office:value="26.4708">
                <text:p>26.4708</text:p>
              </table:table-cell>
              <table:table-cell office:value-type="float" office:value="27.0169">
                <text:p>27.01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33064">
                <text:p>0.933064</text:p>
              </table:table-cell>
              <table:table-cell office:value-type="float" office:value="27.8204">
                <text:p>27.8204</text:p>
              </table:table-cell>
              <table:table-cell office:value-type="float" office:value="28.0623">
                <text:p>28.0623</text:p>
              </table:table-cell>
              <table:table-cell office:value-type="float" office:value="27.7086">
                <text:p>27.7086</text:p>
              </table:table-cell>
              <table:table-cell office:value-type="float" office:value="27.8686">
                <text:p>27.8686</text:p>
              </table:table-cell>
              <table:table-cell office:value-type="float" office:value="27.5968">
                <text:p>27.5968</text:p>
              </table:table-cell>
              <table:table-cell office:value-type="float" office:value="27.6761">
                <text:p>27.6761</text:p>
              </table:table-cell>
              <table:table-cell office:value-type="float" office:value="26.6882">
                <text:p>26.6882</text:p>
              </table:table-cell>
              <table:table-cell office:value-type="float" office:value="27.4851">
                <text:p>27.4851</text:p>
              </table:table-cell>
              <table:table-cell office:value-type="float" office:value="26.5839">
                <text:p>26.5839</text:p>
              </table:table-cell>
              <table:table-cell office:value-type="float" office:value="27.2953">
                <text:p>27.2953</text:p>
              </table:table-cell>
              <table:table-cell office:value-type="float" office:value="26.4796">
                <text:p>26.4796</text:p>
              </table:table-cell>
              <table:table-cell office:value-type="float" office:value="27.1068">
                <text:p>27.1068</text:p>
              </table:table-cell>
              <table:table-cell office:value-type="float" office:value="26.3753">
                <text:p>26.3753</text:p>
              </table:table-cell>
              <table:table-cell office:value-type="float" office:value="26.9197">
                <text:p>26.91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34826">
                <text:p>0.934826</text:p>
              </table:table-cell>
              <table:table-cell office:value-type="float" office:value="27.6828">
                <text:p>27.6828</text:p>
              </table:table-cell>
              <table:table-cell office:value-type="float" office:value="27.924">
                <text:p>27.924</text:p>
              </table:table-cell>
              <table:table-cell office:value-type="float" office:value="27.5769">
                <text:p>27.5769</text:p>
              </table:table-cell>
              <table:table-cell office:value-type="float" office:value="27.7365">
                <text:p>27.7365</text:p>
              </table:table-cell>
              <table:table-cell office:value-type="float" office:value="27.471">
                <text:p>27.471</text:p>
              </table:table-cell>
              <table:table-cell office:value-type="float" office:value="27.5502">
                <text:p>27.5502</text:p>
              </table:table-cell>
              <table:table-cell office:value-type="float" office:value="26.5717">
                <text:p>26.5717</text:p>
              </table:table-cell>
              <table:table-cell office:value-type="float" office:value="27.3651">
                <text:p>27.3651</text:p>
              </table:table-cell>
              <table:table-cell office:value-type="float" office:value="26.4727">
                <text:p>26.4727</text:p>
              </table:table-cell>
              <table:table-cell office:value-type="float" office:value="27.1813">
                <text:p>27.1813</text:p>
              </table:table-cell>
              <table:table-cell office:value-type="float" office:value="26.3737">
                <text:p>26.3737</text:p>
              </table:table-cell>
              <table:table-cell office:value-type="float" office:value="26.9987">
                <text:p>26.9987</text:p>
              </table:table-cell>
              <table:table-cell office:value-type="float" office:value="26.2747">
                <text:p>26.2747</text:p>
              </table:table-cell>
              <table:table-cell office:value-type="float" office:value="26.8174">
                <text:p>26.81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37028">
                <text:p>0.937028</text:p>
              </table:table-cell>
              <table:table-cell office:value-type="float" office:value="27.6458">
                <text:p>27.6458</text:p>
              </table:table-cell>
              <table:table-cell office:value-type="float" office:value="27.8872">
                <text:p>27.8872</text:p>
              </table:table-cell>
              <table:table-cell office:value-type="float" office:value="27.5466">
                <text:p>27.5466</text:p>
              </table:table-cell>
              <table:table-cell office:value-type="float" office:value="27.7064">
                <text:p>27.7064</text:p>
              </table:table-cell>
              <table:table-cell office:value-type="float" office:value="27.4475">
                <text:p>27.4475</text:p>
              </table:table-cell>
              <table:table-cell office:value-type="float" office:value="27.5268">
                <text:p>27.5268</text:p>
              </table:table-cell>
              <table:table-cell office:value-type="float" office:value="26.5554">
                <text:p>26.5554</text:p>
              </table:table-cell>
              <table:table-cell office:value-type="float" office:value="27.3483">
                <text:p>27.3483</text:p>
              </table:table-cell>
              <table:table-cell office:value-type="float" office:value="26.4625">
                <text:p>26.4625</text:p>
              </table:table-cell>
              <table:table-cell office:value-type="float" office:value="27.171">
                <text:p>27.171</text:p>
              </table:table-cell>
              <table:table-cell office:value-type="float" office:value="26.3695">
                <text:p>26.3695</text:p>
              </table:table-cell>
              <table:table-cell office:value-type="float" office:value="26.9948">
                <text:p>26.9948</text:p>
              </table:table-cell>
              <table:table-cell office:value-type="float" office:value="26.2766">
                <text:p>26.2766</text:p>
              </table:table-cell>
              <table:table-cell office:value-type="float" office:value="26.8198">
                <text:p>26.81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39593">
                <text:p>0.939593</text:p>
              </table:table-cell>
              <table:table-cell office:value-type="float" office:value="28.0612">
                <text:p>28.0612</text:p>
              </table:table-cell>
              <table:table-cell office:value-type="float" office:value="28.3068">
                <text:p>28.3068</text:p>
              </table:table-cell>
              <table:table-cell office:value-type="float" office:value="27.9683">
                <text:p>27.9683</text:p>
              </table:table-cell>
              <table:table-cell office:value-type="float" office:value="28.131">
                <text:p>28.131</text:p>
              </table:table-cell>
              <table:table-cell office:value-type="float" office:value="27.8755">
                <text:p>27.8755</text:p>
              </table:table-cell>
              <table:table-cell office:value-type="float" office:value="27.9562">
                <text:p>27.9562</text:p>
              </table:table-cell>
              <table:table-cell office:value-type="float" office:value="26.9771">
                <text:p>26.9771</text:p>
              </table:table-cell>
              <table:table-cell office:value-type="float" office:value="27.7826">
                <text:p>27.7826</text:p>
              </table:table-cell>
              <table:table-cell office:value-type="float" office:value="26.8898">
                <text:p>26.8898</text:p>
              </table:table-cell>
              <table:table-cell office:value-type="float" office:value="27.61">
                <text:p>27.61</text:p>
              </table:table-cell>
              <table:table-cell office:value-type="float" office:value="26.8025">
                <text:p>26.8025</text:p>
              </table:table-cell>
              <table:table-cell office:value-type="float" office:value="27.4385">
                <text:p>27.4385</text:p>
              </table:table-cell>
              <table:table-cell office:value-type="float" office:value="26.7153">
                <text:p>26.7153</text:p>
              </table:table-cell>
              <table:table-cell office:value-type="float" office:value="27.2681">
                <text:p>27.26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42584">
                <text:p>0.942584</text:p>
              </table:table-cell>
              <table:table-cell office:value-type="float" office:value="27.7459">
                <text:p>27.7459</text:p>
              </table:table-cell>
              <table:table-cell office:value-type="float" office:value="27.9893">
                <text:p>27.9893</text:p>
              </table:table-cell>
              <table:table-cell office:value-type="float" office:value="27.6629">
                <text:p>27.6629</text:p>
              </table:table-cell>
              <table:table-cell office:value-type="float" office:value="27.8242">
                <text:p>27.8242</text:p>
              </table:table-cell>
              <table:table-cell office:value-type="float" office:value="27.58">
                <text:p>27.58</text:p>
              </table:table-cell>
              <table:table-cell office:value-type="float" office:value="27.6602">
                <text:p>27.6602</text:p>
              </table:table-cell>
              <table:table-cell office:value-type="float" office:value="26.6999">
                <text:p>26.6999</text:p>
              </table:table-cell>
              <table:table-cell office:value-type="float" office:value="27.4971">
                <text:p>27.4971</text:p>
              </table:table-cell>
              <table:table-cell office:value-type="float" office:value="26.6218">
                <text:p>26.6218</text:p>
              </table:table-cell>
              <table:table-cell office:value-type="float" office:value="27.335">
                <text:p>27.335</text:p>
              </table:table-cell>
              <table:table-cell office:value-type="float" office:value="26.5436">
                <text:p>26.5436</text:p>
              </table:table-cell>
              <table:table-cell office:value-type="float" office:value="27.1739">
                <text:p>27.1739</text:p>
              </table:table-cell>
              <table:table-cell office:value-type="float" office:value="26.4655">
                <text:p>26.4655</text:p>
              </table:table-cell>
              <table:table-cell office:value-type="float" office:value="27.0137">
                <text:p>27.01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44665">
                <text:p>0.944665</text:p>
              </table:table-cell>
              <table:table-cell office:value-type="float" office:value="27.9761">
                <text:p>27.9761</text:p>
              </table:table-cell>
              <table:table-cell office:value-type="float" office:value="28.2219">
                <text:p>28.2219</text:p>
              </table:table-cell>
              <table:table-cell office:value-type="float" office:value="27.8988">
                <text:p>27.8988</text:p>
              </table:table-cell>
              <table:table-cell office:value-type="float" office:value="28.0617">
                <text:p>28.0617</text:p>
              </table:table-cell>
              <table:table-cell office:value-type="float" office:value="27.8214">
                <text:p>27.8214</text:p>
              </table:table-cell>
              <table:table-cell office:value-type="float" office:value="27.9024">
                <text:p>27.9024</text:p>
              </table:table-cell>
              <table:table-cell office:value-type="float" office:value="26.9397">
                <text:p>26.9397</text:p>
              </table:table-cell>
              <table:table-cell office:value-type="float" office:value="27.7441">
                <text:p>27.7441</text:p>
              </table:table-cell>
              <table:table-cell office:value-type="float" office:value="26.8666">
                <text:p>26.8666</text:p>
              </table:table-cell>
              <table:table-cell office:value-type="float" office:value="27.5866">
                <text:p>27.5866</text:p>
              </table:table-cell>
              <table:table-cell office:value-type="float" office:value="26.7935">
                <text:p>26.7935</text:p>
              </table:table-cell>
              <table:table-cell office:value-type="float" office:value="27.43">
                <text:p>27.43</text:p>
              </table:table-cell>
              <table:table-cell office:value-type="float" office:value="26.7204">
                <text:p>26.7204</text:p>
              </table:table-cell>
              <table:table-cell office:value-type="float" office:value="27.2743">
                <text:p>27.27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45812">
                <text:p>0.945812</text:p>
              </table:table-cell>
              <table:table-cell office:value-type="float" office:value="27.7256">
                <text:p>27.7256</text:p>
              </table:table-cell>
              <table:table-cell office:value-type="float" office:value="27.9693">
                <text:p>27.9693</text:p>
              </table:table-cell>
              <table:table-cell office:value-type="float" office:value="27.6523">
                <text:p>27.6523</text:p>
              </table:table-cell>
              <table:table-cell office:value-type="float" office:value="27.8139">
                <text:p>27.8139</text:p>
              </table:table-cell>
              <table:table-cell office:value-type="float" office:value="27.579">
                <text:p>27.579</text:p>
              </table:table-cell>
              <table:table-cell office:value-type="float" office:value="27.6594">
                <text:p>27.6594</text:p>
              </table:table-cell>
              <table:table-cell office:value-type="float" office:value="26.7083">
                <text:p>26.7083</text:p>
              </table:table-cell>
              <table:table-cell office:value-type="float" office:value="27.5057">
                <text:p>27.5057</text:p>
              </table:table-cell>
              <table:table-cell office:value-type="float" office:value="26.639">
                <text:p>26.639</text:p>
              </table:table-cell>
              <table:table-cell office:value-type="float" office:value="27.3529">
                <text:p>27.3529</text:p>
              </table:table-cell>
              <table:table-cell office:value-type="float" office:value="26.5697">
                <text:p>26.5697</text:p>
              </table:table-cell>
              <table:table-cell office:value-type="float" office:value="27.201">
                <text:p>27.201</text:p>
              </table:table-cell>
              <table:table-cell office:value-type="float" office:value="26.5004">
                <text:p>26.5004</text:p>
              </table:table-cell>
              <table:table-cell office:value-type="float" office:value="27.0498">
                <text:p>27.04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49782">
                <text:p>0.949782</text:p>
              </table:table-cell>
              <table:table-cell office:value-type="float" office:value="27.6715">
                <text:p>27.6715</text:p>
              </table:table-cell>
              <table:table-cell office:value-type="float" office:value="27.9154">
                <text:p>27.9154</text:p>
              </table:table-cell>
              <table:table-cell office:value-type="float" office:value="27.6101">
                <text:p>27.6101</text:p>
              </table:table-cell>
              <table:table-cell office:value-type="float" office:value="27.7719">
                <text:p>27.7719</text:p>
              </table:table-cell>
              <table:table-cell office:value-type="float" office:value="27.5486">
                <text:p>27.5486</text:p>
              </table:table-cell>
              <table:table-cell office:value-type="float" office:value="27.6292">
                <text:p>27.6292</text:p>
              </table:table-cell>
              <table:table-cell office:value-type="float" office:value="26.6903">
                <text:p>26.6903</text:p>
              </table:table-cell>
              <table:table-cell office:value-type="float" office:value="27.4872">
                <text:p>27.4872</text:p>
              </table:table-cell>
              <table:table-cell office:value-type="float" office:value="26.632">
                <text:p>26.632</text:p>
              </table:table-cell>
              <table:table-cell office:value-type="float" office:value="27.346">
                <text:p>27.346</text:p>
              </table:table-cell>
              <table:table-cell office:value-type="float" office:value="26.5736">
                <text:p>26.5736</text:p>
              </table:table-cell>
              <table:table-cell office:value-type="float" office:value="27.2054">
                <text:p>27.2054</text:p>
              </table:table-cell>
              <table:table-cell office:value-type="float" office:value="26.5153">
                <text:p>26.5153</text:p>
              </table:table-cell>
              <table:table-cell office:value-type="float" office:value="27.0656">
                <text:p>27.06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51563">
                <text:p>0.951563</text:p>
              </table:table-cell>
              <table:table-cell office:value-type="float" office:value="27.8765">
                <text:p>27.8765</text:p>
              </table:table-cell>
              <table:table-cell office:value-type="float" office:value="28.1224">
                <text:p>28.1224</text:p>
              </table:table-cell>
              <table:table-cell office:value-type="float" office:value="27.8198">
                <text:p>27.8198</text:p>
              </table:table-cell>
              <table:table-cell office:value-type="float" office:value="27.9831">
                <text:p>27.9831</text:p>
              </table:table-cell>
              <table:table-cell office:value-type="float" office:value="27.7632">
                <text:p>27.7632</text:p>
              </table:table-cell>
              <table:table-cell office:value-type="float" office:value="27.8445">
                <text:p>27.8445</text:p>
              </table:table-cell>
              <table:table-cell office:value-type="float" office:value="26.9034">
                <text:p>26.9034</text:p>
              </table:table-cell>
              <table:table-cell office:value-type="float" office:value="27.7066">
                <text:p>27.7066</text:p>
              </table:table-cell>
              <table:table-cell office:value-type="float" office:value="26.8495">
                <text:p>26.8495</text:p>
              </table:table-cell>
              <table:table-cell office:value-type="float" office:value="27.5694">
                <text:p>27.5694</text:p>
              </table:table-cell>
              <table:table-cell office:value-type="float" office:value="26.7956">
                <text:p>26.7956</text:p>
              </table:table-cell>
              <table:table-cell office:value-type="float" office:value="27.4329">
                <text:p>27.4329</text:p>
              </table:table-cell>
              <table:table-cell office:value-type="float" office:value="26.7417">
                <text:p>26.7417</text:p>
              </table:table-cell>
              <table:table-cell office:value-type="float" office:value="27.297">
                <text:p>27.2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52093">
                <text:p>0.952093</text:p>
              </table:table-cell>
              <table:table-cell office:value-type="float" office:value="27.9087">
                <text:p>27.9087</text:p>
              </table:table-cell>
              <table:table-cell office:value-type="float" office:value="28.155">
                <text:p>28.155</text:p>
              </table:table-cell>
              <table:table-cell office:value-type="float" office:value="27.8536">
                <text:p>27.8536</text:p>
              </table:table-cell>
              <table:table-cell office:value-type="float" office:value="28.0171">
                <text:p>28.0171</text:p>
              </table:table-cell>
              <table:table-cell office:value-type="float" office:value="27.7985">
                <text:p>27.7985</text:p>
              </table:table-cell>
              <table:table-cell office:value-type="float" office:value="27.8799">
                <text:p>27.8799</text:p>
              </table:table-cell>
              <table:table-cell office:value-type="float" office:value="26.939">
                <text:p>26.939</text:p>
              </table:table-cell>
              <table:table-cell office:value-type="float" office:value="27.7434">
                <text:p>27.7434</text:p>
              </table:table-cell>
              <table:table-cell office:value-type="float" office:value="26.8866">
                <text:p>26.8866</text:p>
              </table:table-cell>
              <table:table-cell office:value-type="float" office:value="27.6075">
                <text:p>27.6075</text:p>
              </table:table-cell>
              <table:table-cell office:value-type="float" office:value="26.8341">
                <text:p>26.8341</text:p>
              </table:table-cell>
              <table:table-cell office:value-type="float" office:value="27.4723">
                <text:p>27.4723</text:p>
              </table:table-cell>
              <table:table-cell office:value-type="float" office:value="26.7816">
                <text:p>26.7816</text:p>
              </table:table-cell>
              <table:table-cell office:value-type="float" office:value="27.3378">
                <text:p>27.33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59381">
                <text:p>0.959381</text:p>
              </table:table-cell>
              <table:table-cell office:value-type="float" office:value="28.0002">
                <text:p>28.0002</text:p>
              </table:table-cell>
              <table:table-cell office:value-type="float" office:value="28.248">
                <text:p>28.248</text:p>
              </table:table-cell>
              <table:table-cell office:value-type="float" office:value="27.9664">
                <text:p>27.9664</text:p>
              </table:table-cell>
              <table:table-cell office:value-type="float" office:value="28.1311">
                <text:p>28.1311</text:p>
              </table:table-cell>
              <table:table-cell office:value-type="float" office:value="27.9326">
                <text:p>27.9326</text:p>
              </table:table-cell>
              <table:table-cell office:value-type="float" office:value="28.0147">
                <text:p>28.0147</text:p>
              </table:table-cell>
              <table:table-cell office:value-type="float" office:value="27.0899">
                <text:p>27.0899</text:p>
              </table:table-cell>
              <table:table-cell office:value-type="float" office:value="27.8988">
                <text:p>27.8988</text:p>
              </table:table-cell>
              <table:table-cell office:value-type="float" office:value="27.0575">
                <text:p>27.0575</text:p>
              </table:table-cell>
              <table:table-cell office:value-type="float" office:value="27.7833">
                <text:p>27.7833</text:p>
              </table:table-cell>
              <table:table-cell office:value-type="float" office:value="27.025">
                <text:p>27.025</text:p>
              </table:table-cell>
              <table:table-cell office:value-type="float" office:value="27.6683">
                <text:p>27.6683</text:p>
              </table:table-cell>
              <table:table-cell office:value-type="float" office:value="26.9926">
                <text:p>26.9926</text:p>
              </table:table-cell>
              <table:table-cell office:value-type="float" office:value="27.5539">
                <text:p>27.55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56573">
                <text:p>0.956573</text:p>
              </table:table-cell>
              <table:table-cell office:value-type="float" office:value="28.0348">
                <text:p>28.0348</text:p>
              </table:table-cell>
              <table:table-cell office:value-type="float" office:value="28.2827">
                <text:p>28.2827</text:p>
              </table:table-cell>
              <table:table-cell office:value-type="float" office:value="27.9927">
                <text:p>27.9927</text:p>
              </table:table-cell>
              <table:table-cell office:value-type="float" office:value="28.1574">
                <text:p>28.1574</text:p>
              </table:table-cell>
              <table:table-cell office:value-type="float" office:value="27.9506">
                <text:p>27.9506</text:p>
              </table:table-cell>
              <table:table-cell office:value-type="float" office:value="28.0327">
                <text:p>28.0327</text:p>
              </table:table-cell>
              <table:table-cell office:value-type="float" office:value="27.0994">
                <text:p>27.0994</text:p>
              </table:table-cell>
              <table:table-cell office:value-type="float" office:value="27.9085">
                <text:p>27.9085</text:p>
              </table:table-cell>
              <table:table-cell office:value-type="float" office:value="27.0591">
                <text:p>27.0591</text:p>
              </table:table-cell>
              <table:table-cell office:value-type="float" office:value="27.7848">
                <text:p>27.7848</text:p>
              </table:table-cell>
              <table:table-cell office:value-type="float" office:value="27.0188">
                <text:p>27.0188</text:p>
              </table:table-cell>
              <table:table-cell office:value-type="float" office:value="27.6618">
                <text:p>27.6618</text:p>
              </table:table-cell>
              <table:table-cell office:value-type="float" office:value="26.9785">
                <text:p>26.9785</text:p>
              </table:table-cell>
              <table:table-cell office:value-type="float" office:value="27.5392">
                <text:p>27.5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